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729fcf" style:font-weight-asian="bold" style:font-weight-complex="bold"/>
    </style:style>
    <style:style style:name="P3" style:family="paragraph" style:parent-style-name="Standard">
      <style:text-properties fo:font-weight="bold" fo:background-color="#b4c7dc" style:font-weight-asian="bold" style:font-weight-complex="bold"/>
    </style:style>
    <style:style style:name="P4" style:family="paragraph" style:parent-style-name="Standard">
      <style:text-properties fo:font-weight="bold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d4ea6b" loext:char-shading-value="0" style:font-weight-asian="bold" style:font-weight-complex="bold"/>
    </style:style>
    <style:style style:name="T5" style:family="text">
      <style:text-properties fo:font-weight="bold" fo:background-color="#d4ea6b" loext:char-shading-value="0" style:font-weight-asian="bold" style:font-weight-complex="bold"/>
    </style:style>
    <style:style style:name="T6" style:family="text">
      <style:text-properties fo:font-weight="bold" fo:background-color="#b4c7dc" loext:char-shading-value="0" style:font-weight-asian="bold" style:font-weight-complex="bold"/>
    </style:style>
    <style:style style:name="T7" style:family="text">
      <style:text-properties fo:font-weight="bold" fo:background-color="#b4c7dc" loext:char-shading-value="0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fo:background-color="#d4ea6b" loext:char-shading-value="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fo:background-color="#d4ea6b" loext:char-shading-value="0" style:font-style-asian="italic" style:font-weight-asian="bold" style:font-style-complex="italic" style:font-weight-complex="bold"/>
    </style:style>
    <style:style style:name="T14" style:family="text">
      <style:text-properties fo:background-color="#d4ea6b" loext:char-shading-value="0"/>
    </style:style>
    <style:style style:name="T15" style:family="text">
      <style:text-properties fo:background-color="#d4ea6b" loext:char-shading-value="0"/>
    </style:style>
    <style:style style:name="T16" style:family="text">
      <style:text-properties fo:background-color="#b4c7d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pyspark_env) hadoopuser@ubuntu:~$ <text:span text:style-name="T3">spark-submit -v <text:s/>--master yarn <text:s/>--deploy-mode client <text:s/>--name spark_nltk_nlp_test_sdf_Yarn_Client <text:s/>--driver-memory 16284m <text:s/>--driver-cores 1 <text:s/>--executor-memory 5120m <text:s/>--executor-cores 2 <text:s/>--num-executors 8 <text:s/>--conf spark.suffle.service.enabled=true <text:s/>--conf spark.dynamicAllocation.enabled=true --packages com.johnsnowlabs.nlp:spark-nlp_2.12:3.1.1 <text:s/>~/Documents/jba/twitter_apps/spark_nltk_nlp_test.py</text:span></text:p>
      <text:p text:style-name="Standard"><text:span text:style-name="T3"/></text:p>
      <text:p text:style-name="Standard">Using properties file: /home/hadoopuser/spark/conf/spark-defaults.conf</text:p>
      <text:p text:style-name="Standard">Adding default property: spark.serializer=org.apache.spark.serializer.KryoSerializer</text:p>
      <text:p text:style-name="Standard">Adding default property: spark.history.fs.logDirectory=hdfs://ubuntu:9000/user/hadoopuser/spark-logs</text:p>
      <text:p text:style-name="Standard">Adding default property: spark.eventLog.enabled=true</text:p>
      <text:p text:style-name="Standard">Adding default property: spark.shuffle.service.enabled=true</text:p>
      <text:p text:style-name="Standard">Adding default property:<text:span text:style-name="T1"> spark.yarn.am.cores=1</text:span></text:p>
      <text:p text:style-name="Standard">Adding default property: spark.driver.memory=4096m</text:p>
      <text:p text:style-name="Standard">Adding default property:<text:span text:style-name="T15"> </text:span><text:span text:style-name="T5">spark.executor.instances=2</text:span></text:p>
      <text:p text:style-name="Standard">Adding default property: <text:span text:style-name="T1">spark.default.parallelism=32</text:span></text:p>
      <text:p text:style-name="Standard">Adding default property: spark.history.fs.cleaner.enabled=true</text:p>
      <text:p text:style-name="Standard">Adding default property: spark.yarn.am.memory=640m</text:p>
      <text:p text:style-name="Standard">Adding default property: <text:span text:style-name="T1">spark.driver.cores=1</text:span></text:p>
      <text:p text:style-name="Standard">Adding default property: spark.master=yarn</text:p>
      <text:p text:style-name="Standard">Adding default property: spark.yarn.archive=hdfs:///user/hadoopuser/spark-jars/spark-libs.jar</text:p>
      <text:p text:style-name="Standard">Adding default property: <text:span text:style-name="T1">spark.history.fs.cleaner.interval=2d</text:span></text:p>
      <text:p text:style-name="Standard">Adding default property:<text:span text:style-name="T1"> spark.history.fs.cleaner.maxAge=7d</text:span></text:p>
      <text:p text:style-name="Standard">Adding default property: spark.executor.memory=5120m</text:p>
      <text:p text:style-name="Standard">Adding default property: spark.eventLog.dir=hdfs://ubuntu:9000/user/hadoopuser/spark-logs</text:p>
      <text:p text:style-name="Standard">Adding default property: <text:span text:style-name="T1">spark.dynamicAllocation.enabled=true</text:span></text:p>
      <text:p text:style-name="Standard">Adding default property: <text:span text:style-name="T13">spark.executor.cores=2</text:span></text:p>
      <text:p text:style-name="Standard">Adding default property: <text:span text:style-name="T1">spark.driver.allowMultipleContexts=true</text:span></text:p>
      <text:p text:style-name="Standard">Adding default property: <text:span text:style-name="T1">spark.sql.shuffle.partitions=32</text:span></text:p>
      <text:p text:style-name="Standard">Parsed arguments:</text:p>
      <text:p text:style-name="Standard"><text:s text:c="2"/>master <text:s text:c="17"/>yarn</text:p>
      <text:p text:style-name="Standard"><text:s text:c="2"/>deployMode <text:s text:c="13"/>client</text:p>
      <text:p text:style-name="Standard"><text:s text:c="2"/>executorMemory <text:s text:c="9"/>5120m</text:p>
      <text:p text:style-name="Standard"><text:s text:c="2"/>executorCores <text:s text:c="10"/>2</text:p>
      <text:p text:style-name="Standard"><text:s text:c="2"/>totalExecutorCores <text:s text:c="5"/>null</text:p>
      <text:p text:style-name="Standard"><text:s text:c="2"/>propertiesFile <text:s text:c="9"/>/home/hadoopuser/spark/conf/spark-defaults.conf</text:p>
      <text:p text:style-name="Standard"><text:s text:c="2"/>driverMemory <text:s text:c="11"/>16284m</text:p>
      <text:p text:style-name="Standard"><text:s text:c="2"/>driverCores <text:s text:c="12"/>1</text:p>
      <text:p text:style-name="Standard"><text:s text:c="2"/>driverExtraClassPath <text:s text:c="3"/>null</text:p>
      <text:p text:style-name="Standard"><text:s text:c="2"/>driverExtraLibraryPath <text:s/>null</text:p>
      <text:p text:style-name="Standard"><text:s text:c="2"/>driverExtraJavaOptions <text:s/>null</text:p>
      <text:p text:style-name="Standard"><text:s text:c="2"/>supervise <text:s text:c="14"/>false</text:p>
      <text:p text:style-name="Standard"><text:s text:c="2"/>queue <text:s text:c="18"/>null</text:p>
      <text:p text:style-name="Standard"><text:s text:c="2"/>numExecutors <text:s text:c="11"/>8</text:p>
      <text:p text:style-name="Standard"><text:s text:c="2"/>files <text:s text:c="18"/>null</text:p>
      <text:p text:style-name="Standard"><text:s text:c="2"/>pyFiles <text:s text:c="16"/>null</text:p>
      <text:p text:style-name="Standard"><text:s text:c="2"/>archives <text:s text:c="15"/>null</text:p>
      <text:p text:style-name="Standard"><text:s text:c="2"/>mainClass <text:s text:c="14"/>null</text:p>
      <text:p text:style-name="Standard"><text:s text:c="2"/>primaryResource <text:s text:c="8"/>file:/home/hadoopuser/Documents/jba/twitter_apps/spark_nltk_nlp_test.py</text:p>
      <text:p text:style-name="Standard"><text:s text:c="2"/>name <text:s text:c="19"/>spark_nltk_nlp_test_sdf_Yarn_Client</text:p>
      <text:p text:style-name="Standard"><text:s text:c="2"/>childArgs <text:s text:c="14"/>[]</text:p>
      <text:p text:style-name="Standard"><text:soft-page-break/><text:s text:c="2"/>jars <text:s text:c="19"/>null</text:p>
      <text:p text:style-name="Standard"><text:s text:c="2"/>packages <text:s text:c="15"/>com.johnsnowlabs.nlp:spark-nlp_2.12:3.1.1</text:p>
      <text:p text:style-name="Standard"><text:s text:c="2"/>packagesExclusions <text:s text:c="5"/>null</text:p>
      <text:p text:style-name="Standard"><text:s text:c="2"/>repositories <text:s text:c="11"/>null</text:p>
      <text:p text:style-name="Standard"><text:s text:c="2"/>verbose <text:s text:c="16"/>true</text:p>
      <text:p text:style-name="Standard"/>
      <text:p text:style-name="Standard">Spark properties used, including those specified through</text:p>
      <text:p text:style-name="Standard"><text:s/>--conf and those from the properties file /home/hadoopuser/spark/conf/spark-defaults.conf:</text:p>
      <text:p text:style-name="Standard"><text:s text:c="2"/>(spark.default.parallelism,32)</text:p>
      <text:p text:style-name="Standard"><text:s text:c="2"/>(spark.history.fs.cleaner.enabled,true)</text:p>
      <text:p text:style-name="Standard"><text:s text:c="2"/>(spark.driver.memory,16284m)</text:p>
      <text:p text:style-name="Standard"><text:s text:c="2"/>(spark.executor.memory,5120m)</text:p>
      <text:p text:style-name="Standard"><text:s text:c="2"/>(spark.executor.instances,2)</text:p>
      <text:p text:style-name="Standard"><text:s text:c="2"/>(spark.suffle.service.enabled,true)</text:p>
      <text:p text:style-name="Standard"><text:s text:c="2"/>(spark.driver.allowMultipleContexts,true)</text:p>
      <text:p text:style-name="Standard"><text:s text:c="2"/>(spark.eventLog.enabled,true)</text:p>
      <text:p text:style-name="Standard"><text:s text:c="2"/>(spark.history.fs.cleaner.maxAge,7d)</text:p>
      <text:p text:style-name="Standard"><text:s text:c="2"/>(spark.yarn.archive,hdfs:///user/hadoopuser/spark-jars/spark-libs.jar)</text:p>
      <text:p text:style-name="Standard"><text:s text:c="2"/>(spark.driver.cores,1)</text:p>
      <text:p text:style-name="Standard"><text:s text:c="2"/>(spark.serializer,org.apache.spark.serializer.KryoSerializer)</text:p>
      <text:p text:style-name="Standard"><text:s text:c="2"/>(spark.shuffle.service.enabled,true)</text:p>
      <text:p text:style-name="Standard"><text:s text:c="2"/>(spark.history.fs.logDirectory,hdfs://ubuntu:9000/user/hadoopuser/spark-logs)</text:p>
      <text:p text:style-name="Standard"><text:s text:c="2"/>(spark.yarn.am.cores,1)</text:p>
      <text:p text:style-name="Standard"><text:s text:c="2"/>(spark.eventLog.dir,hdfs://ubuntu:9000/user/hadoopuser/spark-logs)</text:p>
      <text:p text:style-name="Standard"><text:s text:c="2"/>(spark.master,yarn)</text:p>
      <text:p text:style-name="Standard"><text:s text:c="2"/>(spark.yarn.am.memory,640m)</text:p>
      <text:p text:style-name="Standard"><text:s text:c="2"/>(spark.dynamicAllocation.enabled,true)</text:p>
      <text:p text:style-name="Standard"><text:s text:c="2"/>(spark.executor.cores,2)</text:p>
      <text:p text:style-name="Standard"><text:s text:c="2"/>(spark.history.fs.cleaner.interval,2d)</text:p>
      <text:p text:style-name="Standard"><text:s text:c="2"/>(spark.sql.shuffle.partitions,32)</text:p>
      <text:p text:style-name="Standard"/>
      <text:p text:style-name="Standard"><text:s text:c="4"/></text:p>
      <text:p text:style-name="Standard">:: loading settings :: url = jar:file:/home/hadoopuser/spark/jars/ivy-2.4.0.jar!/org/apache/ivy/core/settings/ivysettings.xml</text:p>
      <text:p text:style-name="Standard">Ivy Default Cache set to: /home/hadoopuser/.ivy2/cache</text:p>
      <text:p text:style-name="Standard"><text:span text:style-name="T1">The jars for the packages stored in:</text:span> <text:span text:style-name="T15">/home/hadoopuser/.ivy2/jars</text:span></text:p>
      <text:p text:style-name="Standard">com.johnsnowlabs.nlp#spark-nlp_2.12 added as a dependency</text:p>
      <text:p text:style-name="Standard">:: resolving dependencies :: org.apache.spark#spark-submit-parent-c62f81d0-0b8a-4070-87b6-bee5ba56fb7e;1.0</text:p>
      <text:p text:style-name="Standard"><text:tab/><text:span text:style-name="T5">confs: [default]</text:span></text:p>
      <text:p text:style-name="Standard"><text:tab/>found com.johnsnowlabs.nlp#spark-nlp_2.12;3.1.1 in central</text:p>
      <text:p text:style-name="Standard"><text:tab/>found com.typesafe#config;1.3.0 in central</text:p>
      <text:p text:style-name="Standard"><text:tab/>found org.rocksdb#rocksdbjni;6.5.3 in central</text:p>
      <text:p text:style-name="Standard"><text:tab/>found com.amazonaws#aws-java-sdk-bundle;1.11.603 in central</text:p>
      <text:p text:style-name="Standard"><text:tab/>found com.github.universal-automata#liblevenshtein;3.0.0 in central</text:p>
      <text:p text:style-name="Standard"><text:tab/>found com.google.code.findbugs#annotations;3.0.1 in central</text:p>
      <text:p text:style-name="Standard"><text:tab/>found net.jcip#jcip-annotations;1.0 in central</text:p>
      <text:p text:style-name="Standard"><text:tab/>found com.google.code.findbugs#jsr305;3.0.1 in central</text:p>
      <text:p text:style-name="Standard"><text:tab/>found com.google.protobuf#protobuf-java-util;3.0.0-beta-3 in central</text:p>
      <text:p text:style-name="Standard"><text:tab/>found com.google.protobuf#protobuf-java;3.0.0-beta-3 in central</text:p>
      <text:p text:style-name="Standard"><text:tab/>found com.google.code.gson#gson;2.3 in central</text:p>
      <text:p text:style-name="Standard"><text:tab/>found it.unimi.dsi#fastutil;7.0.12 in central</text:p>
      <text:p text:style-name="Standard"><text:soft-page-break/><text:tab/>found org.projectlombok#lombok;1.16.8 in central</text:p>
      <text:p text:style-name="Standard"><text:tab/>found org.slf4j#slf4j-api;1.7.21 in central</text:p>
      <text:p text:style-name="Standard"><text:tab/>found com.navigamez#greex;1.0 in central</text:p>
      <text:p text:style-name="Standard"><text:tab/>found dk.brics.automaton#automaton;1.11-8 in central</text:p>
      <text:p text:style-name="Standard"><text:tab/>found org.json4s#json4s-ext_2.12;3.5.3 in central</text:p>
      <text:p text:style-name="Standard"><text:tab/>found joda-time#joda-time;2.9.5 in central</text:p>
      <text:p text:style-name="Standard"><text:tab/>found org.joda#joda-convert;1.8.1 in central</text:p>
      <text:p text:style-name="Standard"><text:tab/>found com.johnsnowlabs.nlp#tensorflow-cpu_2.12;0.3.1 in central</text:p>
      <text:p text:style-name="Standard"><text:tab/>found net.sf.trove4j#trove4j;3.0.3 in central</text:p>
      <text:p text:style-name="Standard">:: resolution report :: resolve 372ms :: artifacts dl 11ms</text:p>
      <text:p text:style-name="Standard"><text:tab/>:: modules in use:</text:p>
      <text:p text:style-name="Standard"><text:tab/>com.amazonaws#aws-java-sdk-bundle;1.11.603 from central in [default]</text:p>
      <text:p text:style-name="Standard"><text:tab/>com.github.universal-automata#liblevenshtein;3.0.0 from central in [default]</text:p>
      <text:p text:style-name="Standard"><text:tab/>com.google.code.findbugs#annotations;3.0.1 from central in [default]</text:p>
      <text:p text:style-name="Standard"><text:tab/>com.google.code.findbugs#jsr305;3.0.1 from central in [default]</text:p>
      <text:p text:style-name="Standard"><text:tab/>com.google.code.gson#gson;2.3 from central in [default]</text:p>
      <text:p text:style-name="Standard"><text:tab/>com.google.protobuf#protobuf-java;3.0.0-beta-3 from central in [default]</text:p>
      <text:p text:style-name="Standard"><text:tab/>com.google.protobuf#protobuf-java-util;3.0.0-beta-3 from central in [default]</text:p>
      <text:p text:style-name="Standard"><text:tab/>com.johnsnowlabs.nlp#spark-nlp_2.12;3.1.1 from central in [default]</text:p>
      <text:p text:style-name="Standard"><text:tab/>com.johnsnowlabs.nlp#tensorflow-cpu_2.12;0.3.1 from central in [default]</text:p>
      <text:p text:style-name="Standard"><text:tab/>com.navigamez#greex;1.0 from central in [default]</text:p>
      <text:p text:style-name="Standard"><text:tab/>com.typesafe#config;1.3.0 from central in [default]</text:p>
      <text:p text:style-name="Standard"><text:tab/>dk.brics.automaton#automaton;1.11-8 from central in [default]</text:p>
      <text:p text:style-name="Standard"><text:tab/>it.unimi.dsi#fastutil;7.0.12 from central in [default]</text:p>
      <text:p text:style-name="Standard"><text:tab/>joda-time#joda-time;2.9.5 from central in [default]</text:p>
      <text:p text:style-name="Standard"><text:tab/>net.jcip#jcip-annotations;1.0 from central in [default]</text:p>
      <text:p text:style-name="Standard"><text:tab/>net.sf.trove4j#trove4j;3.0.3 from central in [default]</text:p>
      <text:p text:style-name="Standard"><text:tab/>org.joda#joda-convert;1.8.1 from central in [default]</text:p>
      <text:p text:style-name="Standard"><text:tab/>org.json4s#json4s-ext_2.12;3.5.3 from central in [default]</text:p>
      <text:p text:style-name="Standard"><text:tab/>org.projectlombok#lombok;1.16.8 from central in [default]</text:p>
      <text:p text:style-name="Standard"><text:tab/>org.rocksdb#rocksdbjni;6.5.3 from central in [default]</text:p>
      <text:p text:style-name="Standard"><text:tab/>org.slf4j#slf4j-api;1.7.21 from central in [default]</text:p>
      <text:p text:style-name="Standard"><text:tab/>---------------------------------------------------------------------</text:p>
      <text:p text:style-name="Standard"><text:tab/>| <text:s text:c="17"/>| <text:s text:c="11"/>modules <text:s text:c="11"/>|| <text:s text:c="2"/>artifacts <text:s text:c="2"/>|</text:p>
      <text:p text:style-name="Standard"><text:tab/>| <text:s text:c="6"/>conf <text:s text:c="6"/>| number| search|dwnlded|evicted|| number|dwnlded|</text:p>
      <text:p text:style-name="Standard"><text:tab/>---------------------------------------------------------------------</text:p>
      <text:p text:style-name="Standard"><text:tab/>| <text:s text:c="5"/>default <text:s text:c="4"/>| <text:s text:c="2"/>21 <text:s/>| <text:s text:c="2"/>0 <text:s text:c="2"/>| <text:s text:c="2"/>0 <text:s text:c="2"/>| <text:s text:c="2"/>0 <text:s text:c="2"/>|| <text:s text:c="2"/>21 <text:s/>| <text:s text:c="2"/>0 <text:s text:c="2"/>|</text:p>
      <text:p text:style-name="Standard"><text:tab/>---------------------------------------------------------------------</text:p>
      <text:p text:style-name="Standard">:: retrieving :: org.apache.spark#spark-submit-parent-c62f81d0-0b8a-4070-87b6-bee5ba56fb7e</text:p>
      <text:p text:style-name="Standard"><text:tab/>confs: [default]</text:p>
      <text:p text:style-name="Standard"><text:tab/>0 artifacts copied, 21 already retrieved (0kB/10ms)</text:p>
      <text:p text:style-name="Standard">Main class:</text:p>
      <text:p text:style-name="Standard">org.apache.spark.deploy.PythonRunner</text:p>
      <text:p text:style-name="Standard">Arguments:</text:p>
      <text:p text:style-name="P2"><text:span text:style-name="T16">f</text:span>i<text:span text:style-name="T16">le:/home/hadoopuser/Documents/jba/twitter_apps/spark_nltk_nlp_test.py</text:span></text:p>
      <text:p text:style-name="Standard">file:///home/hadoopuser/.ivy2/jars/com.johnsnowlabs.nlp_spark-nlp_2.12-3.1.1.jar,file:///home/hadoopuser/.ivy2/jars/com.typesafe_config-1.3.0.jar,file:///home/hadoopuser/.ivy2/jars/org.rocksdb_rocksdbjni-6.5.3.jar,file:///home/hadoopuser/.ivy2/jars/com.amazonaws_aws-java-sdk-bundle-1.11.603.jar,file:///home/hadoopuser/.ivy2/jars/com.github.universal-automata_liblevenshtein-3.0.0.jar,file:///home/hadoopuser/.ivy2/jars/com.navigamez_greex-1.0.jar,file:///home/hadoopuser/.ivy2/jars/org.json4s_json4s-ext_2.12-3.5.3.jar,file:///home/hadoopuser/.ivy2/jars/com.johnsnowlabs.nlp_tensorflow-cpu_2.12-0.3.1.jar,file:///home/<text:soft-page-break/>hadoopuser/.ivy2/jars/net.sf.trove4j_trove4j-3.0.3.jar,file:///home/hadoopuser/.ivy2/jars/com.google.code.findbugs_annotations-3.0.1.jar,file:///home/hadoopuser/.ivy2/jars/com.google.protobuf_protobuf-java-util-3.0.0-beta-3.jar,file:///home/hadoopuser/.ivy2/jars/com.google.protobuf_protobuf-java-3.0.0-beta-3.jar,file:///home/hadoopuser/.ivy2/jars/it.unimi.dsi_fastutil-7.0.12.jar,file:///home/hadoopuser/.ivy2/jars/org.projectlombok_lombok-1.16.8.jar,file:///home/hadoopuser/.ivy2/jars/org.slf4j_slf4j-api-1.7.21.jar,file:///home/hadoopuser/.ivy2/jars/net.jcip_jcip-annotations-1.0.jar,file:///home/hadoopuser/.ivy2/jars/com.google.code.findbugs_jsr305-3.0.1.jar,file:///home/hadoopuser/.ivy2/jars/com.google.code.gson_gson-2.3.jar,file:///home/hadoopuser/.ivy2/jars/dk.brics.automaton_automaton-1.11-8.jar,file:///home/hadoopuser/.ivy2/jars/joda-time_joda-time-2.9.5.jar,file:///home/hadoopuser/.ivy2/jars/org.joda_joda-convert-1.8.1.jar</text:p>
      <text:p text:style-name="Standard">Spark config:</text:p>
      <text:p text:style-name="Standard">(spark.serializer,org.apache.spark.serializer.KryoSerializer)</text:p>
      <text:p text:style-name="Standard">(spark.history.fs.logDirectory,hdfs://ubuntu:9000/user/hadoopuser/spark-logs)</text:p>
      <text:p text:style-name="Standard">(spark.eventLog.enabled,true)</text:p>
      <text:p text:style-name="Standard">(spark.shuffle.service.enabled,true)</text:p>
      <text:p text:style-name="Standard">(spark.app.name,spark_nltk_nlp_test_sdf_Yarn_Client)</text:p>
      <text:p text:style-name="Standard">(spark.yarn.am.cores,1)</text:p>
      <text:p text:style-name="Standard">(spark.driver.memory,16284m)</text:p>
      <text:p text:style-name="Standard">(spark.executor.instances,8)</text:p>
      <text:p text:style-name="Standard">(spark.submit.pyFiles,/home/hadoopuser/.ivy2/jars/com.johnsnowlabs.nlp_spark-nlp_2.12-3.1.1.jar,/home/hadoopuser/.ivy2/jars/com.typesafe_config-1.3.0.jar,/home/hadoopuser/.ivy2/jars/org.rocksdb_rocksdbjni-6.5.3.jar,/home/hadoopuser/.ivy2/jars/com.amazonaws_aws-java-sdk-bundle-1.11.603.jar,/home/hadoopuser/.ivy2/jars/com.github.universal-automata_liblevenshtein-3.0.0.jar,/home/hadoopuser/.ivy2/jars/com.navigamez_greex-1.0.jar,/home/hadoopuser/.ivy2/jars/org.json4s_json4s-ext_2.12-3.5.3.jar,/home/hadoopuser/.ivy2/jars/com.johnsnowlabs.nlp_tensorflow-cpu_2.12-0.3.1.jar,/home/hadoopuser/.ivy2/jars/net.sf.trove4j_trove4j-3.0.3.jar,/home/hadoopuser/.ivy2/jars/com.google.code.findbugs_annotations-3.0.1.jar,/home/hadoopuser/.ivy2/jars/com.google.protobuf_protobuf-java-util-3.0.0-beta-3.jar,/home/hadoopuser/.ivy2/jars/com.google.protobuf_protobuf-java-3.0.0-beta-3.jar,/home/hadoopuser/.ivy2/jars/it.unimi.dsi_fastutil-7.0.12.jar,/home/hadoopuser/.ivy2/jars/org.projectlombok_lombok-1.16.8.jar,/home/hadoopuser/.ivy2/jars/org.slf4j_slf4j-api-1.7.21.jar,/home/hadoopuser/.ivy2/jars/net.jcip_jcip-annotations-1.0.jar,/home/hadoopuser/.ivy2/jars/com.google.code.findbugs_jsr305-3.0.1.jar,/home/hadoopuser/.ivy2/jars/com.google.code.gson_gson-2.3.jar,/home/hadoopuser/.ivy2/jars/dk.brics.automaton_automaton-1.11-8.jar,/home/hadoopuser/.ivy2/jars/joda-time_joda-time-2.9.5.jar,/home/hadoopuser/.ivy2/jars/org.joda_joda-convert-1.8.1.jar)</text:p>
      <text:p text:style-name="Standard">(spark.default.parallelism,32)</text:p>
      <text:p text:style-name="Standard">(spark.history.fs.cleaner.enabled,true)</text:p>
      <text:p text:style-name="Standard">(spark.yarn.am.memory,640m)</text:p>
      <text:p text:style-name="Standard">(spark.suffle.service.enabled,true)</text:p>
      <text:p text:style-name="Standard">(spark.driver.cores,1)</text:p>
      <text:p text:style-name="Standard">(spark.yarn.dist.pyFiles,file:///home/hadoopuser/.ivy2/jars/com.johnsnowlabs.nlp_spark-nlp_2.12-3.1.1.jar,file:///home/hadoopuser/.ivy2/jars/com.typesafe_config-1.3.0.jar,file:///home/hadoopuser/.ivy2/jars/org.rocksdb_rocksdbjni-6.5.3.jar,file:///home/hadoopuser/.ivy2/jars/com.amazonaws_aws-java-sdk-bundle-1.11.603.jar,file:///home/hadoopuser/.ivy2/jars/com.github.universal-automata_liblevenshtein-3.0.0.jar,file:///home/hadoopuser/.ivy2/jars/com.navigamez_greex-1.0.jar,file:///home/hadoopuser/.ivy2/jars/org.json4s_json4s-ext_2.12-3.5.3.jar,file:///home/hadoopuser/.ivy2/jars/com.johnsnowlabs.nlp_tensorflow-cpu_2.12-0.3.1.jar,file:///home/hadoopuser/.ivy2/jars/net.sf.trove4j_trove4j-3.0.3.jar,file:///home/hadoopuser/.ivy2/jars/com.google.code.findbugs_annotations-3.0.1.jar,file:///home/hadoopuser/.ivy2/jars/com.google.protobuf_protobuf-java-util-3.0.0-beta-3.jar,file:///home/<text:soft-page-break/>hadoopuser/.ivy2/jars/com.google.protobuf_protobuf-java-3.0.0-beta-3.jar,file:///home/hadoopuser/.ivy2/jars/it.unimi.dsi_fastutil-7.0.12.jar,file:///home/hadoopuser/.ivy2/jars/org.projectlombok_lombok-1.16.8.jar,file:///home/hadoopuser/.ivy2/jars/org.slf4j_slf4j-api-1.7.21.jar,file:///home/hadoopuser/.ivy2/jars/net.jcip_jcip-annotations-1.0.jar,file:///home/hadoopuser/.ivy2/jars/com.google.code.findbugs_jsr305-3.0.1.jar,file:///home/hadoopuser/.ivy2/jars/com.google.code.gson_gson-2.3.jar,file:///home/hadoopuser/.ivy2/jars/dk.brics.automaton_automaton-1.11-8.jar,file:///home/hadoopuser/.ivy2/jars/joda-time_joda-time-2.9.5.jar,file:///home/hadoopuser/.ivy2/jars/org.joda_joda-convert-1.8.1.jar)</text:p>
      <text:p text:style-name="Standard">(spark.submit.deployMode,client)</text:p>
      <text:p text:style-name="Standard">(spark.master,yarn)</text:p>
      <text:p text:style-name="Standard">(spark.yarn.archive,hdfs:///user/hadoopuser/spark-jars/spark-libs.jar)</text:p>
      <text:p text:style-name="Standard">(spark.history.fs.cleaner.interval,2d)</text:p>
      <text:p text:style-name="Standard">(spark.history.fs.cleaner.maxAge,7d)</text:p>
      <text:p text:style-name="Standard">(spark.executor.memory,5120m)</text:p>
      <text:p text:style-name="Standard">(spark.eventLog.dir,hdfs://ubuntu:9000/user/hadoopuser/spark-logs)</text:p>
      <text:p text:style-name="Standard">(spark.dynamicAllocation.enabled,true)</text:p>
      <text:p text:style-name="Standard">(spark.executor.cores,2)</text:p>
      <text:p text:style-name="Standard">(spark.repl.local.jars,file:///home/hadoopuser/.ivy2/jars/com.johnsnowlabs.nlp_spark-nlp_2.12-3.1.1.jar,file:///home/hadoopuser/.ivy2/jars/com.typesafe_config-1.3.0.jar,file:///home/hadoopuser/.ivy2/jars/org.rocksdb_rocksdbjni-6.5.3.jar,file:///home/hadoopuser/.ivy2/jars/com.amazonaws_aws-java-sdk-bundle-1.11.603.jar,file:///home/hadoopuser/.ivy2/jars/com.github.universal-automata_liblevenshtein-3.0.0.jar,file:///home/hadoopuser/.ivy2/jars/com.navigamez_greex-1.0.jar,file:///home/hadoopuser/.ivy2/jars/org.json4s_json4s-ext_2.12-3.5.3.jar,file:///home/hadoopuser/.ivy2/jars/com.johnsnowlabs.nlp_tensorflow-cpu_2.12-0.3.1.jar,file:///home/hadoopuser/.ivy2/jars/net.sf.trove4j_trove4j-3.0.3.jar,file:///home/hadoopuser/.ivy2/jars/com.google.code.findbugs_annotations-3.0.1.jar,file:///home/hadoopuser/.ivy2/jars/com.google.protobuf_protobuf-java-util-3.0.0-beta-3.jar,file:///home/hadoopuser/.ivy2/jars/com.google.protobuf_protobuf-java-3.0.0-beta-3.jar,file:///home/hadoopuser/.ivy2/jars/it.unimi.dsi_fastutil-7.0.12.jar,file:///home/hadoopuser/.ivy2/jars/org.projectlombok_lombok-1.16.8.jar,file:///home/hadoopuser/.ivy2/jars/org.slf4j_slf4j-api-1.7.21.jar,file:///home/hadoopuser/.ivy2/jars/net.jcip_jcip-annotations-1.0.jar,file:///home/hadoopuser/.ivy2/jars/com.google.code.findbugs_jsr305-3.0.1.jar,file:///home/hadoopuser/.ivy2/jars/com.google.code.gson_gson-2.3.jar,file:///home/hadoopuser/.ivy2/jars/dk.brics.automaton_automaton-1.11-8.jar,file:///home/hadoopuser/.ivy2/jars/joda-time_joda-time-2.9.5.jar,file:///home/hadoopuser/.ivy2/jars/org.joda_joda-convert-1.8.1.jar)</text:p>
      <text:p text:style-name="Standard">(spark.driver.allowMultipleContexts,true)</text:p>
      <text:p text:style-name="Standard">(spark.yarn.isPython,true)</text:p>
      <text:p text:style-name="Standard">(spark.yarn.dist.jars,file:///home/hadoopuser/.ivy2/jars/com.johnsnowlabs.nlp_spark-nlp_2.12-3.1.1.jar,file:///home/hadoopuser/.ivy2/jars/com.typesafe_config-1.3.0.jar,file:///home/hadoopuser/.ivy2/jars/org.rocksdb_rocksdbjni-6.5.3.jar,file:///home/hadoopuser/.ivy2/jars/com.amazonaws_aws-java-sdk-bundle-1.11.603.jar,file:///home/hadoopuser/.ivy2/jars/com.github.universal-automata_liblevenshtein-3.0.0.jar,file:///home/hadoopuser/.ivy2/jars/com.navigamez_greex-1.0.jar,file:///home/hadoopuser/.ivy2/jars/org.json4s_json4s-ext_2.12-3.5.3.jar,file:///home/hadoopuser/.ivy2/jars/com.johnsnowlabs.nlp_tensorflow-cpu_2.12-0.3.1.jar,file:///home/hadoopuser/.ivy2/jars/net.sf.trove4j_trove4j-3.0.3.jar,file:///home/hadoopuser/.ivy2/jars/com.google.code.findbugs_annotations-3.0.1.jar,file:///home/hadoopuser/.ivy2/jars/com.google.protobuf_protobuf-java-util-3.0.0-beta-3.jar,file:///home/hadoopuser/.ivy2/jars/com.google.protobuf_protobuf-java-3.0.0-beta-3.jar,file:///home/hadoopuser/.ivy2/jars/it.unimi.dsi_fastutil-7.0.12.jar,file:///home/hadoopuser/.ivy2/jars/org.projectlombok_lombok-1.16.8.jar,file:///home/hadoopuser/.ivy2/jars/org.slf4j_slf4j-api-1.7.21.jar,file:///home/hadoopuser/.ivy2/jars/net.jcip_jcip-annotations-1.0.jar,file:///home/hadoopuser/.ivy2/jars/com.google.code.findbugs_jsr305-3.0.1.jar,file:///home/hadoopuser/.ivy2/<text:soft-page-break/>jars/com.google.code.gson_gson-2.3.jar,file:///home/hadoopuser/.ivy2/jars/dk.brics.automaton_automaton-1.11-8.jar,file:///home/hadoopuser/.ivy2/jars/joda-time_joda-time-2.9.5.jar,file:///home/hadoopuser/.ivy2/jars/org.joda_joda-convert-1.8.1.jar)</text:p>
      <text:p text:style-name="Standard">(spark.sql.shuffle.partitions,32)</text:p>
      <text:p text:style-name="P3">Classpath elements:</text:p>
      <text:p text:style-name="Standard">file:///home/hadoopuser/.ivy2/jars/com.johnsnowlabs.nlp_spark-nlp_2.12-3.1.1.jar</text:p>
      <text:p text:style-name="Standard">file:///home/hadoopuser/.ivy2/jars/com.typesafe_config-1.3.0.jar</text:p>
      <text:p text:style-name="Standard">file:///home/hadoopuser/.ivy2/jars/org.rocksdb_rocksdbjni-6.5.3.jar</text:p>
      <text:p text:style-name="Standard">file:///home/hadoopuser/.ivy2/jars/com.amazonaws_aws-java-sdk-bundle-1.11.603.jar</text:p>
      <text:p text:style-name="Standard">file:///home/hadoopuser/.ivy2/jars/com.github.universal-automata_liblevenshtein-3.0.0.jar</text:p>
      <text:p text:style-name="Standard">file:///home/hadoopuser/.ivy2/jars/com.navigamez_greex-1.0.jar</text:p>
      <text:p text:style-name="Standard">file:///home/hadoopuser/.ivy2/jars/org.json4s_json4s-ext_2.12-3.5.3.jar</text:p>
      <text:p text:style-name="Standard">file:///home/hadoopuser/.ivy2/jars/com.johnsnowlabs.nlp_tensorflow-cpu_2.12-0.3.1.jar</text:p>
      <text:p text:style-name="Standard">file:///home/hadoopuser/.ivy2/jars/net.sf.trove4j_trove4j-3.0.3.jar</text:p>
      <text:p text:style-name="Standard">file:///home/hadoopuser/.ivy2/jars/com.google.code.findbugs_annotations-3.0.1.jar</text:p>
      <text:p text:style-name="Standard">file:///home/hadoopuser/.ivy2/jars/com.google.protobuf_protobuf-java-util-3.0.0-beta-3.jar</text:p>
      <text:p text:style-name="Standard">file:///home/hadoopuser/.ivy2/jars/com.google.protobuf_protobuf-java-3.0.0-beta-3.jar</text:p>
      <text:p text:style-name="Standard">file:///home/hadoopuser/.ivy2/jars/it.unimi.dsi_fastutil-7.0.12.jar</text:p>
      <text:p text:style-name="Standard">file:///home/hadoopuser/.ivy2/jars/org.projectlombok_lombok-1.16.8.jar</text:p>
      <text:p text:style-name="Standard">file:///home/hadoopuser/.ivy2/jars/org.slf4j_slf4j-api-1.7.21.jar</text:p>
      <text:p text:style-name="Standard">file:///home/hadoopuser/.ivy2/jars/net.jcip_jcip-annotations-1.0.jar</text:p>
      <text:p text:style-name="Standard">file:///home/hadoopuser/.ivy2/jars/com.google.code.findbugs_jsr305-3.0.1.jar</text:p>
      <text:p text:style-name="Standard">file:///home/hadoopuser/.ivy2/jars/com.google.code.gson_gson-2.3.jar</text:p>
      <text:p text:style-name="Standard">file:///home/hadoopuser/.ivy2/jars/dk.brics.automaton_automaton-1.11-8.jar</text:p>
      <text:p text:style-name="Standard">file:///home/hadoopuser/.ivy2/jars/joda-time_joda-time-2.9.5.jar</text:p>
      <text:p text:style-name="Standard">file:///home/hadoopuser/.ivy2/jars/org.joda_joda-convert-1.8.1.jar</text:p>
      <text:p text:style-name="Standard"/>
      <text:p text:style-name="Standard"/>
      <text:p text:style-name="Standard">2021-07-06 17:58:17,362 INFO spark.SparkContext: Running Spark version 3.1.2</text:p>
      <text:p text:style-name="Standard">2021-07-06 17:58:17,389 INFO resource.ResourceUtils: ==============================================================</text:p>
      <text:p text:style-name="Standard">2021-07-06 17:58:17,390 INFO resource.ResourceUtils: No custom resources configured for spark.driver.</text:p>
      <text:p text:style-name="Standard">2021-07-06 17:58:17,390 INFO resource.ResourceUtils: ==============================================================</text:p>
      <text:p text:style-name="Standard">2021-07-06 17:58:17,390 INFO spark.SparkContext: <text:span text:style-name="T7">Submitted application:</text:span> <text:span text:style-name="T3">SparkNLPandVADER Sentiment Analysis</text:span></text:p>
      <text:p text:style-name="Standard">2021-07-06 17:58:17,413 INFO resource.ResourceProfile: Default ResourceProfile created, executor resources: Map(cores -&gt; name: cores, amount: 2, script: , vendor: , memory -&gt; name: memory, amount: 5120, script: , vendor: , offHeap -&gt; name: offHeap, amount: 0, script: , vendor: ), task resources: Map(cpus -&gt; name: cpus, amount: 1.0)</text:p>
      <text:p text:style-name="Standard">2021-07-06 17:58:17,431 INFO resource.ResourceProfile: Limiting resource is cpus at 2 tasks per executor</text:p>
      <text:p text:style-name="Standard">2021-07-06 17:58:17,433 INFO resource.ResourceProfileManager: Added ResourceProfile id: 0</text:p>
      <text:p text:style-name="Standard">2021-07-06 17:58:17,481 INFO spark.SecurityManager: Changing view acls to: hadoopuser</text:p>
      <text:p text:style-name="Standard">2021-07-06 17:58:17,481 INFO spark.SecurityManager: Changing modify acls to: hadoopuser</text:p>
      <text:p text:style-name="Standard">2021-07-06 17:58:17,482 INFO spark.SecurityManager: Changing view acls groups to: </text:p>
      <text:p text:style-name="Standard">2021-07-06 17:58:17,482 INFO spark.SecurityManager: Changing modify acls groups to: </text:p>
      <text:p text:style-name="Standard">2021-07-06 17:58:17,482 INFO spark.SecurityManager: SecurityManager: authentication disabled; ui acls disabled; users <text:s/>with view permissions: Set(hadoopuser); groups with view permissions: Set(); users <text:s/>with modify permissions: Set(hadoopuser); groups with modify permissions: Set()</text:p>
      <text:p text:style-name="Standard">2021-07-06 17:58:17,651 INFO util.Utils: Successfully started service 'sparkDriver' on port 41521.</text:p>
      <text:p text:style-name="Standard"><text:soft-page-break/>2021-07-06 17:58:17,680 INFO spark.SparkEnv: Registering MapOutputTracker</text:p>
      <text:p text:style-name="Standard">2021-07-06 17:58:17,724 INFO spark.SparkEnv: Registering BlockManagerMaster</text:p>
      <text:p text:style-name="Standard">2021-07-06 17:58:17,747 INFO storage.BlockManagerMasterEndpoint: Using org.apache.spark.storage.DefaultTopologyMapper for getting topology information</text:p>
      <text:p text:style-name="Standard">2021-07-06 17:58:17,748 INFO storage.BlockManagerMasterEndpoint: BlockManagerMasterEndpoint up</text:p>
      <text:p text:style-name="Standard">2021-07-06 17:58:17,780 INFO spark.SparkEnv: Registering BlockManagerMasterHeartbeat</text:p>
      <text:p text:style-name="Standard">2021-07-06 17:58:17,796 INFO storage.DiskBlockManager: Created local directory at /tmp/blockmgr-3cef4085-a3a0-493d-b08d-d2dca6355ab5</text:p>
      <text:p text:style-name="Standard">2021-07-06 17:58:17,818 INFO memory.MemoryStore: MemoryStore started with capacity 8.3 GiB</text:p>
      <text:p text:style-name="Standard">2021-07-06 17:58:17,890 INFO spark.SparkEnv: Registering OutputCommitCoordinator</text:p>
      <text:p text:style-name="Standard">2021-07-06 17:58:17,975 INFO util.log: Logging initialized @3179ms to org.sparkproject.jetty.util.log.Slf4jLog</text:p>
      <text:p text:style-name="Standard">2021-07-06 17:58:18,047 INFO server.Server: jetty-9.4.40.v20210413; built: 2021-04-13T20:42:42.668Z; git: b881a572662e1943a14ae12e7e1207989f218b74; jvm 1.8.0_292-8u292-b10-0ubuntu1~20.04-b10</text:p>
      <text:p text:style-name="Standard">2021-07-06 17:58:18,073 INFO server.Server: Started @3278ms</text:p>
      <text:p text:style-name="Standard">2021-07-06 17:58:18,115 INFO server.AbstractConnector: Started ServerConnector@63ddcacc{HTTP/1.1, (http/1.1)}{0.0.0.0:4040}</text:p>
      <text:p text:style-name="Standard">2021-07-06 17:58:18,115 INFO util.Utils: Successfully started service 'SparkUI' on port 4040.</text:p>
      <text:p text:style-name="Standard">2021-07-06 17:58:18,145 INFO handler.ContextHandler: Started o.s.j.s.ServletContextHandler@72911230{/jobs,null,AVAILABLE,@Spark}</text:p>
      <text:p text:style-name="Standard">2021-07-06 17:58:18,149 INFO handler.ContextHandler: Started o.s.j.s.ServletContextHandler@43f169b4{/jobs/json,null,AVAILABLE,@Spark}</text:p>
      <text:p text:style-name="Standard">2021-07-06 17:58:18,150 INFO handler.ContextHandler: Started o.s.j.s.ServletContextHandler@be1311c{/jobs/job,null,AVAILABLE,@Spark}</text:p>
      <text:p text:style-name="Standard">2021-07-06 17:58:18,151 INFO handler.ContextHandler: Started o.s.j.s.ServletContextHandler@20093da9{/jobs/job/json,null,AVAILABLE,@Spark}</text:p>
      <text:p text:style-name="Standard">2021-07-06 17:58:18,151 INFO handler.ContextHandler: Started o.s.j.s.ServletContextHandler@7a14c487{/stages,null,AVAILABLE,@Spark}</text:p>
      <text:p text:style-name="Standard">2021-07-06 17:58:18,152 INFO handler.ContextHandler: Started o.s.j.s.ServletContextHandler@2024a00f{/stages/json,null,AVAILABLE,@Spark}</text:p>
      <text:p text:style-name="Standard">2021-07-06 17:58:18,152 INFO handler.ContextHandler: Started o.s.j.s.ServletContextHandler@4a17aa73{/stages/stage,null,AVAILABLE,@Spark}</text:p>
      <text:p text:style-name="Standard">2021-07-06 17:58:18,154 INFO handler.ContextHandler: Started o.s.j.s.ServletContextHandler@757b5e2f{/stages/stage/json,null,AVAILABLE,@Spark}</text:p>
      <text:p text:style-name="Standard">2021-07-06 17:58:18,154 INFO handler.ContextHandler: Started o.s.j.s.ServletContextHandler@7ffcf618{/stages/pool,null,AVAILABLE,@Spark}</text:p>
      <text:p text:style-name="Standard">2021-07-06 17:58:18,155 INFO handler.ContextHandler: Started o.s.j.s.ServletContextHandler@1313cbdf{/stages/pool/json,null,AVAILABLE,@Spark}</text:p>
      <text:p text:style-name="Standard">2021-07-06 17:58:18,155 INFO handler.ContextHandler: Started o.s.j.s.ServletContextHandler@3b0cf6a0{/storage,null,AVAILABLE,@Spark}</text:p>
      <text:p text:style-name="Standard">2021-07-06 17:58:18,156 INFO handler.ContextHandler: Started o.s.j.s.ServletContextHandler@3977cd1b{/storage/json,null,AVAILABLE,@Spark}</text:p>
      <text:p text:style-name="Standard">2021-07-06 17:58:18,157 INFO handler.ContextHandler: Started o.s.j.s.ServletContextHandler@2eaa167{/storage/rdd,null,AVAILABLE,@Spark}</text:p>
      <text:p text:style-name="Standard">2021-07-06 17:58:18,158 INFO handler.ContextHandler: Started o.s.j.s.ServletContextHandler@c671b87{/storage/rdd/json,null,AVAILABLE,@Spark}</text:p>
      <text:p text:style-name="Standard">2021-07-06 17:58:18,158 INFO handler.ContextHandler: Started o.s.j.s.ServletContextHandler@7a50a2dc{/environment,null,AVAILABLE,@Spark}</text:p>
      <text:p text:style-name="Standard">2021-07-06 17:58:18,159 INFO handler.ContextHandler: Started o.s.j.s.ServletContextHandler@3dd4fcdf{/environment/json,null,AVAILABLE,@Spark}</text:p>
      <text:p text:style-name="Standard"><text:soft-page-break/>2021-07-06 17:58:18,159 INFO handler.ContextHandler: Started o.s.j.s.ServletContextHandler@59ec4e00{/executors,null,AVAILABLE,@Spark}</text:p>
      <text:p text:style-name="Standard">2021-07-06 17:58:18,160 INFO handler.ContextHandler: Started o.s.j.s.ServletContextHandler@1167762a{/executors/json,null,AVAILABLE,@Spark}</text:p>
      <text:p text:style-name="Standard">2021-07-06 17:58:18,161 INFO handler.ContextHandler: Started o.s.j.s.ServletContextHandler@26eb7c4b{/executors/threadDump,null,AVAILABLE,@Spark}</text:p>
      <text:p text:style-name="Standard">2021-07-06 17:58:18,161 INFO handler.ContextHandler: Started o.s.j.s.ServletContextHandler@7da5c068{/executors/threadDump/json,null,AVAILABLE,@Spark}</text:p>
      <text:p text:style-name="Standard">2021-07-06 17:58:18,171 INFO handler.ContextHandler: Started o.s.j.s.ServletContextHandler@78880eed{/static,null,AVAILABLE,@Spark}</text:p>
      <text:p text:style-name="Standard">2021-07-06 17:58:18,172 INFO handler.ContextHandler: Started o.s.j.s.ServletContextHandler@71424030{/,null,AVAILABLE,@Spark}</text:p>
      <text:p text:style-name="Standard">2021-07-06 17:58:18,173 INFO handler.ContextHandler: Started o.s.j.s.ServletContextHandler@1be500d0{/api,null,AVAILABLE,@Spark}</text:p>
      <text:p text:style-name="Standard">2021-07-06 17:58:18,173 INFO handler.ContextHandler: Started o.s.j.s.ServletContextHandler@471a5b5f{/jobs/job/kill,null,AVAILABLE,@Spark}</text:p>
      <text:p text:style-name="Standard">2021-07-06 17:58:18,174 INFO handler.ContextHandler: Started o.s.j.s.ServletContextHandler@3feebf3e{/stages/stage/kill,null,AVAILABLE,@Spark}</text:p>
      <text:p text:style-name="Standard">2021-07-06 17:58:18,175 INFO ui.SparkUI: Bound SparkUI to 0.0.0.0, and started at http://ubuntu:4040</text:p>
      <text:p text:style-name="Standard">2021-07-06 17:58:18,357 INFO util.Utils: Using initial executors = 8, max of spark.dynamicAllocation.initialExecutors, spark.dynamicAllocation.minExecutors and spark.executor.instances</text:p>
      <text:p text:style-name="Standard">2021-07-06 17:58:18,417 INFO client.RMProxy: Connecting to ResourceManager at ubuntu/10.10.14.200:8032</text:p>
      <text:p text:style-name="Standard">2021-07-06 17:58:18,563 INFO yarn.Client: Requesting a new application from cluster with 4 NodeManagers</text:p>
      <text:p text:style-name="Standard">2021-07-06 17:58:18,862 INFO conf.Configuration: resource-types.xml not found</text:p>
      <text:p text:style-name="Standard">2021-07-06 17:58:18,862 INFO resource.ResourceUtils: Unable to find 'resource-types.xml'.</text:p>
      <text:p text:style-name="Standard">2021-07-06 17:58:18,876 INFO yarn.Client: Verifying our application has not requested more than the maximum memory capability of the cluster (24576 MB per container)</text:p>
      <text:p text:style-name="Standard">2021-07-06 17:58:18,877 INFO yarn.Client: Will allocate AM container, with 1024 MB memory including 384 MB overhead</text:p>
      <text:p text:style-name="Standard">2021-07-06 17:58:18,877 INFO yarn.Client: Setting up container launch context for our AM</text:p>
      <text:p text:style-name="Standard">2021-07-06 17:58:18,879 INFO yarn.Client: Setting up the launch environment for our AM container</text:p>
      <text:p text:style-name="Standard">2021-07-06 17:58:18,883 INFO yarn.Client: Preparing resources for our AM container</text:p>
      <text:p text:style-name="Standard">2021-07-06 17:58:18,914 INFO yarn.Client: Source and destination file systems are the same. Not copying hdfs:/user/hadoopuser/spark-jars/spark-libs.jar</text:p>
      <text:p text:style-name="Standard">2021-07-06 17:58:18,979 INFO yarn.Client: Uploading resource file:/home/hadoopuser/.ivy2/jars/com.johnsnowlabs.nlp_spark-nlp_2.12-3.1.1.jar -&gt; hdfs://ubuntu:9000/user/hadoopuser/.sparkStaging/application_1625565269913_0024/com.johnsnowlabs.nlp_spark-nlp_2.12-3.1.1.jar</text:p>
      <text:p text:style-name="Standard">2021-07-06 17:58:19,762 INFO yarn.Client: Uploading resource file:/home/hadoopuser/.ivy2/jars/com.typesafe_config-1.3.0.jar -&gt; hdfs://ubuntu:9000/user/hadoopuser/.sparkStaging/application_1625565269913_0024/com.typesafe_config-1.3.0.jar</text:p>
      <text:p text:style-name="Standard">2021-07-06 17:58:19,799 INFO yarn.Client: Uploading resource file:/home/hadoopuser/.ivy2/jars/org.rocksdb_rocksdbjni-6.5.3.jar -&gt; hdfs://ubuntu:9000/user/hadoopuser/.sparkStaging/application_1625565269913_0024/org.rocksdb_rocksdbjni-6.5.3.jar</text:p>
      <text:p text:style-name="Standard"><text:soft-page-break/>2021-07-06 17:58:20,240 INFO yarn.Client: Uploading resource file:/home/hadoopuser/.ivy2/jars/com.amazonaws_aws-java-sdk-bundle-1.11.603.jar -&gt; hdfs://ubuntu:9000/user/hadoopuser/.sparkStaging/application_1625565269913_0024/com.amazonaws_aws-java-sdk-bundle-1.11.603.jar</text:p>
      <text:p text:style-name="Standard">2021-07-06 17:58:22,642 INFO yarn.Client: Uploading resource file:/home/hadoopuser/.ivy2/jars/com.github.universal-automata_liblevenshtein-3.0.0.jar -&gt; hdfs://ubuntu:9000/user/hadoopuser/.sparkStaging/application_1625565269913_0024/com.github.universal-automata_liblevenshtein-3.0.0.jar</text:p>
      <text:p text:style-name="Standard">2021-07-06 17:58:22,681 INFO yarn.Client: Uploading resource file:/home/hadoopuser/.ivy2/jars/com.navigamez_greex-1.0.jar -&gt; hdfs://ubuntu:9000/user/hadoopuser/.sparkStaging/application_1625565269913_0024/com.navigamez_greex-1.0.jar</text:p>
      <text:p text:style-name="Standard">2021-07-06 17:58:22,711 INFO yarn.Client: Uploading resource file:/home/hadoopuser/.ivy2/jars/org.json4s_json4s-ext_2.12-3.5.3.jar -&gt; hdfs://ubuntu:9000/user/hadoopuser/.sparkStaging/application_1625565269913_0024/org.json4s_json4s-ext_2.12-3.5.3.jar</text:p>
      <text:p text:style-name="Standard">2021-07-06 17:58:22,741 INFO yarn.Client: Uploading resource file:/home/hadoopuser/.ivy2/jars/com.johnsnowlabs.nlp_tensorflow-cpu_2.12-0.3.1.jar -&gt; hdfs://ubuntu:9000/user/hadoopuser/.sparkStaging/application_1625565269913_0024/com.johnsnowlabs.nlp_tensorflow-cpu_2.12-0.3.1.jar</text:p>
      <text:p text:style-name="Standard">2021-07-06 17:58:24,490 INFO yarn.Client: Uploading resource file:/home/hadoopuser/.ivy2/jars/net.sf.trove4j_trove4j-3.0.3.jar -&gt; hdfs://ubuntu:9000/user/hadoopuser/.sparkStaging/application_1625565269913_0024/net.sf.trove4j_trove4j-3.0.3.jar</text:p>
      <text:p text:style-name="Standard">2021-07-06 17:58:24,584 INFO yarn.Client: Uploading resource file:/home/hadoopuser/.ivy2/jars/com.google.code.findbugs_annotations-3.0.1.jar -&gt; hdfs://ubuntu:9000/user/hadoopuser/.sparkStaging/application_1625565269913_0024/com.google.code.findbugs_annotations-3.0.1.jar</text:p>
      <text:p text:style-name="Standard">2021-07-06 17:58:24,616 INFO yarn.Client: Uploading resource file:/home/hadoopuser/.ivy2/jars/com.google.protobuf_protobuf-java-util-3.0.0-beta-3.jar -&gt; hdfs://ubuntu:9000/user/hadoopuser/.sparkStaging/application_1625565269913_0024/com.google.protobuf_protobuf-java-util-3.0.0-beta-3.jar</text:p>
      <text:p text:style-name="Standard">2021-07-06 17:58:24,649 INFO yarn.Client: Uploading resource file:/home/hadoopuser/.ivy2/jars/com.google.protobuf_protobuf-java-3.0.0-beta-3.jar -&gt; hdfs://ubuntu:9000/user/hadoopuser/.sparkStaging/application_1625565269913_0024/com.google.protobuf_protobuf-java-3.0.0-beta-3.jar</text:p>
      <text:p text:style-name="Standard">2021-07-06 17:58:24,698 INFO yarn.Client: Uploading resource file:/home/hadoopuser/.ivy2/jars/it.unimi.dsi_fastutil-7.0.12.jar -&gt; hdfs://ubuntu:9000/user/hadoopuser/.sparkStaging/application_1625565269913_0024/it.unimi.dsi_fastutil-7.0.12.jar</text:p>
      <text:p text:style-name="Standard">2021-07-06 17:58:25,009 INFO yarn.Client: Uploading resource file:/home/hadoopuser/.ivy2/jars/org.projectlombok_lombok-1.16.8.jar -&gt; hdfs://ubuntu:9000/user/hadoopuser/.sparkStaging/application_1625565269913_0024/org.projectlombok_lombok-1.16.8.jar</text:p>
      <text:p text:style-name="Standard">2021-07-06 17:58:25,118 INFO yarn.Client: Uploading resource file:/home/hadoopuser/.ivy2/jars/org.slf4j_slf4j-api-1.7.21.jar -&gt; hdfs://ubuntu:9000/user/hadoopuser/.sparkStaging/application_1625565269913_0024/org.slf4j_slf4j-api-1.7.21.jar</text:p>
      <text:p text:style-name="Standard">2021-07-06 17:58:25,163 INFO yarn.Client: Uploading resource file:/home/hadoopuser/.ivy2/jars/net.jcip_jcip-annotations-1.0.jar -&gt; hdfs://ubuntu:9000/user/hadoopuser/.sparkStaging/application_1625565269913_0024/net.jcip_jcip-annotations-1.0.jar</text:p>
      <text:p text:style-name="Standard"><text:soft-page-break/>2021-07-06 17:58:25,226 INFO yarn.Client: Uploading resource file:/home/hadoopuser/.ivy2/jars/com.google.code.findbugs_jsr305-3.0.1.jar -&gt; hdfs://ubuntu:9000/user/hadoopuser/.sparkStaging/application_1625565269913_0024/com.google.code.findbugs_jsr305-3.0.1.jar</text:p>
      <text:p text:style-name="Standard">2021-07-06 17:58:25,253 INFO yarn.Client: Uploading resource file:/home/hadoopuser/.ivy2/jars/com.google.code.gson_gson-2.3.jar -&gt; hdfs://ubuntu:9000/user/hadoopuser/.sparkStaging/application_1625565269913_0024/com.google.code.gson_gson-2.3.jar</text:p>
      <text:p text:style-name="Standard">2021-07-06 17:58:25,289 INFO yarn.Client: Uploading resource file:/home/hadoopuser/.ivy2/jars/dk.brics.automaton_automaton-1.11-8.jar -&gt; hdfs://ubuntu:9000/user/hadoopuser/.sparkStaging/application_1625565269913_0024/dk.brics.automaton_automaton-1.11-8.jar</text:p>
      <text:p text:style-name="Standard">2021-07-06 17:58:25,323 INFO yarn.Client: Uploading resource file:/home/hadoopuser/.ivy2/jars/joda-time_joda-time-2.9.5.jar -&gt; hdfs://ubuntu:9000/user/hadoopuser/.sparkStaging/application_1625565269913_0024/joda-time_joda-time-2.9.5.jar</text:p>
      <text:p text:style-name="Standard">2021-07-06 17:58:25,378 INFO yarn.Client: Uploading resource file:/home/hadoopuser/.ivy2/jars/org.joda_joda-convert-1.8.1.jar -&gt; hdfs://ubuntu:9000/user/hadoopuser/.sparkStaging/application_1625565269913_0024/org.joda_joda-convert-1.8.1.jar</text:p>
      <text:p text:style-name="Standard">2021-07-06 17:58:25,411 INFO yarn.Client: Uploading resource file:/home/hadoopuser/spark/python/lib/pyspark.zip -&gt; hdfs://ubuntu:9000/user/hadoopuser/.sparkStaging/application_1625565269913_0024/pyspark.zip</text:p>
      <text:p text:style-name="Standard">2021-07-06 17:58:25,465 INFO yarn.Client: Uploading resource file:/home/hadoopuser/spark/python/lib/py4j-0.10.9-src.zip -&gt; hdfs://ubuntu:9000/user/hadoopuser/.sparkStaging/application_1625565269913_0024/py4j-0.10.9-src.zip</text:p>
      <text:p text:style-name="Standard">2021-07-06 17:58:25,498 WARN yarn.Client: Same path resource file:///home/hadoopuser/.ivy2/jars/com.johnsnowlabs.nlp_spark-nlp_2.12-3.1.1.jar added multiple times to distributed cache.</text:p>
      <text:p text:style-name="Standard">2021-07-06 17:58:25,498 WARN yarn.Client: Same path resource file:///home/hadoopuser/.ivy2/jars/com.typesafe_config-1.3.0.jar added multiple times to distributed cache.</text:p>
      <text:p text:style-name="Standard">2021-07-06 17:58:25,498 WARN yarn.Client: Same path resource file:///home/hadoopuser/.ivy2/jars/org.rocksdb_rocksdbjni-6.5.3.jar added multiple times to distributed cache.</text:p>
      <text:p text:style-name="Standard">2021-07-06 17:58:25,498 WARN yarn.Client: Same path resource file:///home/hadoopuser/.ivy2/jars/com.amazonaws_aws-java-sdk-bundle-1.11.603.jar added multiple times to distributed cache.</text:p>
      <text:p text:style-name="Standard">2021-07-06 17:58:25,498 WARN yarn.Client: Same path resource file:///home/hadoopuser/.ivy2/jars/com.github.universal-automata_liblevenshtein-3.0.0.jar added multiple times to distributed cache.</text:p>
      <text:p text:style-name="Standard">2021-07-06 17:58:25,498 WARN yarn.Client: Same path resource file:///home/hadoopuser/.ivy2/jars/com.navigamez_greex-1.0.jar added multiple times to distributed cache.</text:p>
      <text:p text:style-name="Standard">2021-07-06 17:58:25,498 WARN yarn.Client: Same path resource file:///home/hadoopuser/.ivy2/jars/org.json4s_json4s-ext_2.12-3.5.3.jar added multiple times to distributed cache.</text:p>
      <text:p text:style-name="Standard">2021-07-06 17:58:25,498 WARN yarn.Client: Same path resource file:///home/hadoopuser/.ivy2/jars/com.johnsnowlabs.nlp_tensorflow-cpu_2.12-0.3.1.jar added multiple times to distributed cache.</text:p>
      <text:p text:style-name="Standard"><text:soft-page-break/>2021-07-06 17:58:25,498 WARN yarn.Client: Same path resource file:///home/hadoopuser/.ivy2/jars/net.sf.trove4j_trove4j-3.0.3.jar added multiple times to distributed cache.</text:p>
      <text:p text:style-name="Standard">2021-07-06 17:58:25,498 WARN yarn.Client: Same path resource file:///home/hadoopuser/.ivy2/jars/com.google.code.findbugs_annotations-3.0.1.jar added multiple times to distributed cache.</text:p>
      <text:p text:style-name="Standard">2021-07-06 17:58:25,498 WARN yarn.Client: Same path resource file:///home/hadoopuser/.ivy2/jars/com.google.protobuf_protobuf-java-util-3.0.0-beta-3.jar added multiple times to distributed cache.</text:p>
      <text:p text:style-name="Standard">2021-07-06 17:58:25,498 WARN yarn.Client: Same path resource file:///home/hadoopuser/.ivy2/jars/com.google.protobuf_protobuf-java-3.0.0-beta-3.jar added multiple times to distributed cache.</text:p>
      <text:p text:style-name="Standard">2021-07-06 17:58:25,498 WARN yarn.Client: Same path resource file:///home/hadoopuser/.ivy2/jars/it.unimi.dsi_fastutil-7.0.12.jar added multiple times to distributed cache.</text:p>
      <text:p text:style-name="Standard">2021-07-06 17:58:25,498 WARN yarn.Client: Same path resource file:///home/hadoopuser/.ivy2/jars/org.projectlombok_lombok-1.16.8.jar added multiple times to distributed cache.</text:p>
      <text:p text:style-name="Standard">2021-07-06 17:58:25,498 WARN yarn.Client: Same path resource file:///home/hadoopuser/.ivy2/jars/org.slf4j_slf4j-api-1.7.21.jar added multiple times to distributed cache.</text:p>
      <text:p text:style-name="Standard">2021-07-06 17:58:25,498 WARN yarn.Client: Same path resource file:///home/hadoopuser/.ivy2/jars/net.jcip_jcip-annotations-1.0.jar added multiple times to distributed cache.</text:p>
      <text:p text:style-name="Standard">2021-07-06 17:58:25,498 WARN yarn.Client: Same path resource file:///home/hadoopuser/.ivy2/jars/com.google.code.findbugs_jsr305-3.0.1.jar added multiple times to distributed cache.</text:p>
      <text:p text:style-name="Standard">2021-07-06 17:58:25,498 WARN yarn.Client: Same path resource file:///home/hadoopuser/.ivy2/jars/com.google.code.gson_gson-2.3.jar added multiple times to distributed cache.</text:p>
      <text:p text:style-name="Standard">2021-07-06 17:58:25,498 WARN yarn.Client: Same path resource file:///home/hadoopuser/.ivy2/jars/dk.brics.automaton_automaton-1.11-8.jar added multiple times to distributed cache.</text:p>
      <text:p text:style-name="Standard">2021-07-06 17:58:25,498 WARN yarn.Client: Same path resource file:///home/hadoopuser/.ivy2/jars/joda-time_joda-time-2.9.5.jar added multiple times to distributed cache.</text:p>
      <text:p text:style-name="Standard">2021-07-06 17:58:25,498 WARN yarn.Client: Same path resource file:///home/hadoopuser/.ivy2/jars/org.joda_joda-convert-1.8.1.jar added multiple times to distributed cache.</text:p>
      <text:p text:style-name="Standard">2021-07-06 17:58:25,585 INFO yarn.Client: Uploading resource file:/tmp/spark-5ba5fa36-4f61-4363-8f70-36acca801811/__spark_conf__3236271952480202453.zip -&gt; hdfs://ubuntu:9000/user/hadoopuser/.sparkStaging/application_1625565269913_0024/__spark_conf__.zip</text:p>
      <text:p text:style-name="Standard">2021-07-06 17:58:25,631 INFO spark.SecurityManager: Changing view acls to: hadoopuser</text:p>
      <text:p text:style-name="Standard">2021-07-06 17:58:25,631 INFO spark.SecurityManager: Changing modify acls to: hadoopuser</text:p>
      <text:p text:style-name="Standard">2021-07-06 17:58:25,632 INFO spark.SecurityManager: Changing view acls groups to: </text:p>
      <text:p text:style-name="Standard">2021-07-06 17:58:25,632 INFO spark.SecurityManager: Changing modify acls groups to: </text:p>
      <text:p text:style-name="Standard">2021-07-06 17:58:25,632 INFO spark.SecurityManager: SecurityManager: authentication disabled; ui acls disabled; users <text:s/>with view permissions: Set(hadoopuser); groups with view permissions: Set(); users <text:s/>with modify permissions: Set(hadoopuser); groups with modify permissions: Set()</text:p>
      <text:p text:style-name="Standard">2021-07-06 17:58:25,656 INFO yarn.Client: Submitting application application_1625565269913_0024 to ResourceManager</text:p>
      <text:p text:style-name="Standard"><text:soft-page-break/>2021-07-06 17:58:25,684 INFO impl.YarnClientImpl: Submitted application application_1625565269913_0024</text:p>
      <text:p text:style-name="Standard">2021-07-06 17:58:26,688 INFO yarn.Client: Application report for application_1625565269913_0024 (state: ACCEPTED)</text:p>
      <text:p text:style-name="Standard">2021-07-06 17:58:26,760 INFO yarn.Client: </text:p>
      <text:p text:style-name="Standard"><text:tab/> client token: N/A</text:p>
      <text:p text:style-name="Standard"><text:tab/> diagnostics: AM container is launched, waiting for AM container to Register with RM</text:p>
      <text:p text:style-name="Standard"><text:tab/> ApplicationMaster host: N/A</text:p>
      <text:p text:style-name="Standard"><text:tab/> ApplicationMaster RPC port: -1</text:p>
      <text:p text:style-name="Standard"><text:tab/> queue: root.hadoopuser</text:p>
      <text:p text:style-name="Standard"><text:tab/> start time: 1625583505665</text:p>
      <text:p text:style-name="Standard"><text:tab/> final status: UNDEFINED</text:p>
      <text:p text:style-name="Standard"><text:tab/> tracking URL: http://ubuntu:8088/proxy/application_1625565269913_0024/</text:p>
      <text:p text:style-name="Standard"><text:tab/> user: hadoopuser</text:p>
      <text:p text:style-name="Standard">2021-07-06 17:58:27,763 INFO yarn.Client: Application report for application_1625565269913_0024 (state: ACCEPTED)</text:p>
      <text:p text:style-name="Standard">2021-07-06 17:58:28,765 INFO yarn.Client: Application report for application_1625565269913_0024 (state: RUNNING)</text:p>
      <text:p text:style-name="Standard">2021-07-06 17:58:28,765 INFO yarn.Client: </text:p>
      <text:p text:style-name="Standard"><text:tab/> client token: N/A</text:p>
      <text:p text:style-name="Standard"><text:tab/> diagnostics: N/A</text:p>
      <text:p text:style-name="Standard"><text:tab/> ApplicationMaster host: 10.10.14.203</text:p>
      <text:p text:style-name="Standard"><text:tab/> ApplicationMaster RPC port: -1</text:p>
      <text:p text:style-name="Standard"><text:tab/> queue: root.hadoopuser</text:p>
      <text:p text:style-name="Standard"><text:tab/> start time: 1625583505665</text:p>
      <text:p text:style-name="Standard"><text:tab/> final status: UNDEFINED</text:p>
      <text:p text:style-name="Standard"><text:tab/> tracking URL: http://ubuntu:8088/proxy/application_1625565269913_0024/</text:p>
      <text:p text:style-name="Standard"><text:tab/> user: hadoopuser</text:p>
      <text:p text:style-name="Standard">2021-07-06 17:58:28,766 INFO cluster.YarnClientSchedulerBackend: Application application_1625565269913_0024 has started running.</text:p>
      <text:p text:style-name="Standard">2021-07-06 17:58:28,774 INFO util.Utils: Successfully started service 'org.apache.spark.network.netty.NettyBlockTransferService' on port 37927.</text:p>
      <text:p text:style-name="Standard">2021-07-06 17:58:28,775 INFO netty.NettyBlockTransferService: Server created on ubuntu:37927</text:p>
      <text:p text:style-name="Standard">2021-07-06 17:58:28,776 INFO storage.BlockManager: Using org.apache.spark.storage.RandomBlockReplicationPolicy for block replication policy</text:p>
      <text:p text:style-name="Standard">2021-07-06 17:58:28,785 INFO storage.BlockManagerMaster: Registering BlockManager BlockManagerId(driver, ubuntu, 37927, None)</text:p>
      <text:p text:style-name="Standard">2021-07-06 17:58:28,788 INFO storage.BlockManagerMasterEndpoint: Registering block manager ubuntu:37927 with 8.3 GiB RAM, BlockManagerId(driver, ubuntu, 37927, None)</text:p>
      <text:p text:style-name="Standard">2021-07-06 17:58:28,791 INFO storage.BlockManagerMaster: Registered BlockManager BlockManagerId(driver, ubuntu, 37927, None)</text:p>
      <text:p text:style-name="Standard">2021-07-06 17:58:28,791 INFO storage.BlockManager: external shuffle service port = 7337</text:p>
      <text:p text:style-name="Standard">2021-07-06 17:58:28,792 INFO storage.BlockManager: Initialized BlockManager: BlockManagerId(driver, ubuntu, 37927, None)</text:p>
      <text:p text:style-name="Standard">2021-07-06 17:58:28,803 INFO cluster.YarnClientSchedulerBackend: Add WebUI Filter. org.apache.hadoop.yarn.server.webproxy.amfilter.AmIpFilter, Map(PROXY_HOSTS -&gt; ubuntu, PROXY_URI_BASES -&gt; http://ubuntu:8088/proxy/application_1625565269913_0024), /proxy/application_1625565269913_0024</text:p>
      <text:p text:style-name="Standard">2021-07-06 17:58:28,922 INFO ui.ServerInfo: Adding filter to /metrics/json: org.apache.hadoop.yarn.server.webproxy.amfilter.AmIpFilter</text:p>
      <text:p text:style-name="Standard">2021-07-06 17:58:28,924 INFO handler.ContextHandler: Started o.s.j.s.ServletContextHandler@294f3f45{/metrics/json,null,AVAILABLE,@Spark}</text:p>
      <text:p text:style-name="Standard"><text:soft-page-break/>2021-07-06 17:58:28,938 INFO history.SingleEventLogFileWriter: Logging events to hdfs://ubuntu:9000/user/hadoopuser/spark-logs/application_1625565269913_0024.inprogress</text:p>
      <text:p text:style-name="Standard">2021-07-06 17:58:29,112 INFO util.Utils: Using initial executors = 8, max of spark.dynamicAllocation.initialExecutors, spark.dynamicAllocation.minExecutors and spark.executor.instances</text:p>
      <text:p text:style-name="Standard">2021-07-06 17:58:29,124 WARN cluster.YarnSchedulerBackend$YarnSchedulerEndpoint: Attempted to request executors before the AM has registered!</text:p>
      <text:p text:style-name="Standard">2021-07-06 17:58:29,333 INFO cluster.YarnSchedulerBackend$YarnSchedulerEndpoint: ApplicationMaster registered as NettyRpcEndpointRef(spark-client://YarnAM)</text:p>
      <text:p text:style-name="Standard">2021-07-06 17:58:32,700 INFO cluster.YarnSchedulerBackend$YarnDriverEndpoint: Registered executor NettyRpcEndpointRef(spark-client://Executor) (10.10.14.203:51960) with ID 1, <text:s/>ResourceProfileId 0</text:p>
      <text:p text:style-name="Standard">2021-07-06 17:58:32,706 INFO dynalloc.ExecutorMonitor: New executor 1 has registered (new total is 1)</text:p>
      <text:p text:style-name="Standard">2021-07-06 17:58:32,970 INFO storage.BlockManagerMasterEndpoint: Registering block manager slave3:45987 with 2.5 GiB RAM, BlockManagerId(1, slave3, 45987, None)</text:p>
      <text:p text:style-name="Standard">2021-07-06 17:58:33,914 INFO cluster.YarnSchedulerBackend$YarnDriverEndpoint: Registered executor NettyRpcEndpointRef(spark-client://Executor) (10.10.14.204:60230) with ID 4, <text:s/>ResourceProfileId 0</text:p>
      <text:p text:style-name="Standard">2021-07-06 17:58:33,915 INFO dynalloc.ExecutorMonitor: New executor 4 has registered (new total is 2)</text:p>
      <text:p text:style-name="Standard">2021-07-06 17:58:33,939 INFO cluster.YarnSchedulerBackend$YarnDriverEndpoint: Registered executor NettyRpcEndpointRef(spark-client://Executor) (10.10.14.203:51972) with ID 5, <text:s/>ResourceProfileId 0</text:p>
      <text:p text:style-name="Standard">2021-07-06 17:58:33,940 INFO dynalloc.ExecutorMonitor: New executor 5 has registered (new total is 3)</text:p>
      <text:p text:style-name="Standard">2021-07-06 17:58:34,007 INFO storage.BlockManagerMasterEndpoint: Registering block manager slave4:46387 with 2.5 GiB RAM, BlockManagerId(4, slave4, 46387, None)</text:p>
      <text:p text:style-name="Standard">2021-07-06 17:58:34,090 INFO storage.BlockManagerMasterEndpoint: Registering block manager slave3:35437 with 2.5 GiB RAM, BlockManagerId(5, slave3, 35437, None)</text:p>
      <text:p text:style-name="Standard">2021-07-06 17:58:34,309 INFO cluster.YarnSchedulerBackend$YarnDriverEndpoint: Registered executor NettyRpcEndpointRef(spark-client://Executor) (10.10.14.204:60234) with ID 8, <text:s/>ResourceProfileId 0</text:p>
      <text:p text:style-name="Standard">2021-07-06 17:58:34,310 INFO dynalloc.ExecutorMonitor: New executor 8 has registered (new total is 4)</text:p>
      <text:p text:style-name="Standard">2021-07-06 17:58:34,400 INFO storage.BlockManagerMasterEndpoint: Registering block manager slave4:34799 with 2.5 GiB RAM, BlockManagerId(8, slave4, 34799, None)</text:p>
      <text:p text:style-name="Standard">2021-07-06 17:58:34,641 INFO cluster.YarnSchedulerBackend$YarnDriverEndpoint: Registered executor NettyRpcEndpointRef(spark-client://Executor) (10.10.14.202:50760) with ID 7, <text:s/>ResourceProfileId 0</text:p>
      <text:p text:style-name="Standard">2021-07-06 17:58:34,642 INFO dynalloc.ExecutorMonitor: New executor 7 has registered (new total is 5)</text:p>
      <text:p text:style-name="Standard">2021-07-06 17:58:34,653 INFO cluster.YarnSchedulerBackend$YarnDriverEndpoint: Registered executor NettyRpcEndpointRef(spark-client://Executor) (10.10.14.202:50762) with ID 3, <text:s/>ResourceProfileId 0</text:p>
      <text:p text:style-name="Standard">2021-07-06 17:58:34,654 INFO dynalloc.ExecutorMonitor: New executor 3 has registered (new total is 6)</text:p>
      <text:p text:style-name="Standard">2021-07-06 17:58:34,735 INFO storage.BlockManagerMasterEndpoint: Registering block manager slave2:35469 with 2.5 GiB RAM, BlockManagerId(7, slave2, 35469, None)</text:p>
      <text:p text:style-name="Standard">2021-07-06 17:58:34,757 INFO storage.BlockManagerMasterEndpoint: Registering block manager slave2:37095 with 2.5 GiB RAM, BlockManagerId(3, slave2, 37095, None)</text:p>
      <text:p text:style-name="Standard"><text:soft-page-break/>2021-07-06 17:58:35,162 INFO cluster.YarnSchedulerBackend$YarnDriverEndpoint: Registered executor NettyRpcEndpointRef(spark-client://Executor) (10.10.14.201:39576) with ID 6, <text:s/>ResourceProfileId 0</text:p>
      <text:p text:style-name="Standard">2021-07-06 17:58:35,163 INFO dynalloc.ExecutorMonitor: New executor 6 has registered (new total is 7)</text:p>
      <text:p text:style-name="Standard">2021-07-06 17:58:35,184 INFO cluster.YarnClientSchedulerBackend: SchedulerBackend is ready for scheduling beginning after reached minRegisteredResourcesRatio: 0.8</text:p>
      <text:p text:style-name="Standard">2021-07-06 17:58:35,196 INFO cluster.YarnSchedulerBackend$YarnDriverEndpoint: Registered executor NettyRpcEndpointRef(spark-client://Executor) (10.10.14.201:39578) with ID 2, <text:s/>ResourceProfileId 0</text:p>
      <text:p text:style-name="Standard">2021-07-06 17:58:35,196 INFO dynalloc.ExecutorMonitor: New executor 2 has registered (new total is 8)</text:p>
      <text:p text:style-name="Standard">2021-07-06 17:58:35,259 INFO storage.BlockManagerMasterEndpoint: Registering block manager slave1:33589 with 2.5 GiB RAM, BlockManagerId(6, slave1, 33589, None)</text:p>
      <text:p text:style-name="Standard">2021-07-06 17:58:35,296 INFO storage.BlockManagerMasterEndpoint: Registering block manager slave1:39533 with 2.5 GiB RAM, BlockManagerId(2, slave1, 39533, None)</text:p>
      <text:p text:style-name="Standard">2021-07-06 17:58:35,626 INFO internal.SharedState: Setting hive.metastore.warehouse.dir ('null') to the value of spark.sql.warehouse.dir ('file:/home/hadoopuser/spark-warehouse').</text:p>
      <text:p text:style-name="Standard">2021-07-06 17:58:35,626 INFO internal.SharedState: Warehouse path is 'file:/home/hadoopuser/spark-warehouse'.</text:p>
      <text:p text:style-name="Standard">2021-07-06 17:58:35,637 INFO ui.ServerInfo: Adding filter to /SQL: org.apache.hadoop.yarn.server.webproxy.amfilter.AmIpFilter</text:p>
      <text:p text:style-name="Standard">2021-07-06 17:58:35,638 INFO handler.ContextHandler: Started o.s.j.s.ServletContextHandler@ae220ad{/SQL,null,AVAILABLE,@Spark}</text:p>
      <text:p text:style-name="Standard">2021-07-06 17:58:35,638 INFO ui.ServerInfo: Adding filter to /SQL/json: org.apache.hadoop.yarn.server.webproxy.amfilter.AmIpFilter</text:p>
      <text:p text:style-name="Standard">2021-07-06 17:58:35,639 INFO handler.ContextHandler: Started o.s.j.s.ServletContextHandler@7f4b23eb{/SQL/json,null,AVAILABLE,@Spark}</text:p>
      <text:p text:style-name="Standard">2021-07-06 17:58:35,639 INFO ui.ServerInfo: Adding filter to /SQL/execution: org.apache.hadoop.yarn.server.webproxy.amfilter.AmIpFilter</text:p>
      <text:p text:style-name="Standard">2021-07-06 17:58:35,640 INFO handler.ContextHandler: Started o.s.j.s.ServletContextHandler@79528412{/SQL/execution,null,AVAILABLE,@Spark}</text:p>
      <text:p text:style-name="Standard">2021-07-06 17:58:35,640 INFO ui.ServerInfo: Adding filter to /SQL/execution/json: org.apache.hadoop.yarn.server.webproxy.amfilter.AmIpFilter</text:p>
      <text:p text:style-name="Standard">2021-07-06 17:58:35,640 INFO handler.ContextHandler: Started o.s.j.s.ServletContextHandler@1a2626a2{/SQL/execution/json,null,AVAILABLE,@Spark}</text:p>
      <text:p text:style-name="Standard">2021-07-06 17:58:35,641 INFO ui.ServerInfo: Adding filter to /static/sql: org.apache.hadoop.yarn.server.webproxy.amfilter.AmIpFilter</text:p>
      <text:p text:style-name="Standard">2021-07-06 17:58:35,643 INFO handler.ContextHandler: Started o.s.j.s.ServletContextHandler@3dba39d2{/static/sql,null,AVAILABLE,@Spark}</text:p>
      <text:p text:style-name="Standard">&lt;pyspark.sql.session.SparkSession object at 0x7f4d392a20d0&gt;</text:p>
      <text:p text:style-name="Standard">&lt;SparkContext master=yarn appName=SparkNLPandVADER Sentiment Analysis&gt;</text:p>
      <text:p text:style-name="Standard">tfhub_use download started this may take some time.</text:p>
      <text:p text:style-name="Standard">Approximate size to download 923.7 MB</text:p>
      <text:p text:style-name="Standard">[ | ]tfhub_use download started this may take some time.</text:p>
      <text:p text:style-name="Standard">Approximate size to download 923.7 MB</text:p>
      <text:p text:style-name="Standard">Download done! Loading the resource.</text:p>
      <text:p text:style-name="Standard">2021-07-06 17:58:40,903 INFO memory.MemoryStore: Block broadcast_0 stored as values in memory (estimated size 297.0 KiB, free 8.3 GiB)</text:p>
      <text:p text:style-name="Standard">2021-07-06 17:58:41,159 INFO memory.MemoryStore: Block broadcast_0_piece0 stored as bytes in memory (estimated size 28.0 KiB, free 8.3 GiB)</text:p>
      <text:p text:style-name="Standard"><text:soft-page-break/>2021-07-06 17:58:41,162 INFO storage.BlockManagerInfo: Added broadcast_0_piece0 in memory on ubuntu:37927 (size: 28.0 KiB, free: 8.3 GiB)</text:p>
      <text:p text:style-name="Standard">2021-07-06 17:58:41,165 INFO spark.SparkContext: Created broadcast 0 from textFile at ReadWrite.scala:587</text:p>
      <text:p text:style-name="Standard">2021-07-06 17:58:41,271 INFO mapred.FileInputFormat: Total input files to process : 1</text:p>
      <text:p text:style-name="Standard">2021-07-06 17:58:41,324 INFO spark.SparkContext: Starting job: first at ReadWrite.scala:587</text:p>
      <text:p text:style-name="Standard">2021-07-06 17:58:41,340 INFO scheduler.DAGScheduler: Got job 0 (first at ReadWrite.scala:587) with 1 output partitions</text:p>
      <text:p text:style-name="Standard">2021-07-06 17:58:41,340 INFO scheduler.DAGScheduler: Final stage: ResultStage 0 (first at ReadWrite.scala:587)</text:p>
      <text:p text:style-name="Standard">2021-07-06 17:58:41,341 INFO scheduler.DAGScheduler: Parents of final stage: List()</text:p>
      <text:p text:style-name="Standard">2021-07-06 17:58:41,342 INFO scheduler.DAGScheduler: Missing parents: List()</text:p>
      <text:p text:style-name="Standard">2021-07-06 17:58:41,350 INFO scheduler.DAGScheduler: Submitting ResultStage 0 (hdfs://ubuntu:9000/user/hadoopuser/cache_pretrained/tfhub_use_en_2.4.0_2.4_1587136330099/metadata MapPartitionsRDD[1] at textFile at ReadWrite.scala:587), which has no missing parents</text:p>
      <text:p text:style-name="Standard">2021-07-06 17:58:41,376 INFO memory.MemoryStore: Block broadcast_1 stored as values in memory (estimated size 4.2 KiB, free 8.3 GiB)</text:p>
      <text:p text:style-name="Standard">2021-07-06 17:58:41,379 INFO memory.MemoryStore: Block broadcast_1_piece0 stored as bytes in memory (estimated size 2.4 KiB, free 8.3 GiB)</text:p>
      <text:p text:style-name="Standard">2021-07-06 17:58:41,379 INFO storage.BlockManagerInfo: Added broadcast_1_piece0 in memory on ubuntu:37927 (size: 2.4 KiB, free: 8.3 GiB)</text:p>
      <text:p text:style-name="Standard">2021-07-06 17:58:41,380 INFO spark.SparkContext: Created broadcast 1 from broadcast at DAGScheduler.scala:1388</text:p>
      <text:p text:style-name="Standard">2021-07-06 17:58:41,394 INFO scheduler.DAGScheduler: Submitting 1 missing tasks from ResultStage 0 (hdfs://ubuntu:9000/user/hadoopuser/cache_pretrained/tfhub_use_en_2.4.0_2.4_1587136330099/metadata MapPartitionsRDD[1] at textFile at ReadWrite.scala:587) (first 15 tasks are for partitions Vector(0))</text:p>
      <text:p text:style-name="Standard">2021-07-06 17:58:41,396 INFO cluster.YarnScheduler: Adding task set 0.0 with 1 tasks resource profile 0</text:p>
      <text:p text:style-name="Standard">[ / ]2021-07-06 17:58:41,454 INFO scheduler.TaskSetManager: Starting task 0.0 in stage 0.0 (TID 0) (slave3, executor 1, partition 0, NODE_LOCAL, 4588 bytes) taskResourceAssignments Map()</text:p>
      <text:p text:style-name="Standard">2021-07-06 17:58:41,796 INFO storage.BlockManagerInfo: Added broadcast_1_piece0 in memory on slave3:45987 (size: 2.4 KiB, free: 2.5 GiB)</text:p>
      <text:p text:style-name="Standard">2021-07-06 17:58:42,412 INFO storage.BlockManagerInfo: Added broadcast_0_piece0 in memory on slave3:45987 (size: 28.0 KiB, free: 2.5 GiB)</text:p>
      <text:p text:style-name="Standard">2021-07-06 17:58:43,192 INFO scheduler.TaskSetManager: Finished task 0.0 in stage 0.0 (TID 0) in 1758 ms on slave3 (executor 1) (1/1)</text:p>
      <text:p text:style-name="Standard">2021-07-06 17:58:43,194 INFO cluster.YarnScheduler: Removed TaskSet 0.0, whose tasks have all completed, from pool </text:p>
      <text:p text:style-name="Standard">2021-07-06 17:58:43,201 INFO scheduler.DAGScheduler: ResultStage 0 (first at ReadWrite.scala:587) finished in 1.829 s</text:p>
      <text:p text:style-name="Standard">2021-07-06 17:58:43,204 INFO scheduler.DAGScheduler: Job 0 is finished. Cancelling potential speculative or zombie tasks for this job</text:p>
      <text:p text:style-name="Standard">2021-07-06 17:58:43,204 INFO cluster.YarnScheduler: Killing all running tasks in stage 0: Stage finished</text:p>
      <text:p text:style-name="Standard">2021-07-06 17:58:43,207 INFO scheduler.DAGScheduler: Job 0 finished: first at ReadWrite.scala:587, took 1.883001 s</text:p>
      <text:p text:style-name="Standard">[ \ ]2021-07-06 17:58:57,635 INFO storage.BlockManagerInfo: Removed broadcast_1_piece0 on ubuntu:37927 in memory (size: 2.4 KiB, free: 8.3 GiB)</text:p>
      <text:p text:style-name="Standard">2021-07-06 17:58:57,644 INFO storage.BlockManagerInfo: Removed broadcast_1_piece0 on slave3:45987 in memory (size: 2.4 KiB, free: 2.5 GiB)</text:p>
      <text:p text:style-name="Standard"><text:soft-page-break/>2021-07-06 17:58:57,658 INFO storage.BlockManagerInfo: Removed broadcast_0_piece0 on ubuntu:37927 in memory (size: 28.0 KiB, free: 8.3 GiB)</text:p>
      <text:p text:style-name="Standard">2021-07-06 17:58:57,660 INFO storage.BlockManagerInfo: Removed broadcast_0_piece0 on slave3:45987 in memory (size: 28.0 KiB, free: 2.5 GiB)</text:p>
      <text:p text:style-name="Standard">2021-07-06 17:58:58.288918: I external/org_tensorflow/tensorflow/core/platform/cpu_feature_guard.cc:142] This TensorFlow binary is optimized with oneAPI Deep Neural Network Library (oneDNN) to use the following CPU instructions in performance-critical operations: <text:s/>AVX2 FMA</text:p>
      <text:p text:style-name="Standard">To enable them in other operations, rebuild TensorFlow with the appropriate compiler flags.</text:p>
      <text:p text:style-name="Standard">2021-07-06 17:58:58.551084: I external/org_tensorflow/tensorflow/core/platform/profile_utils/cpu_utils.cc:112] CPU Frequency: 3000000000 Hz</text:p>
      <text:p text:style-name="Standard">[ \ ]2021-07-06 17:59:17,166 INFO memory.MemoryStore: Block broadcast_2 stored as values in memory (estimated size 1001.6 MiB, free 7.3 GiB)</text:p>
      <text:p text:style-name="Standard">2021-07-06 17:59:18,528 INFO memory.MemoryStore: Block broadcast_2_piece0 stored as bytes in memory (estimated size 4.0 MiB, free 7.3 GiB)</text:p>
      <text:p text:style-name="Standard">2021-07-06 17:59:18,529 INFO storage.BlockManagerInfo: Added broadcast_2_piece0 in memory on ubuntu:37927 (size: 4.0 MiB, free: 8.3 GiB)</text:p>
      <text:p text:style-name="Standard">2021-07-06 17:59:18,531 INFO memory.MemoryStore: Block broadcast_2_piece1 stored as bytes in memory (estimated size 4.0 MiB, free 7.3 GiB)</text:p>
      <text:p text:style-name="Standard">2021-07-06 17:59:18,531 INFO storage.BlockManagerInfo: Added broadcast_2_piece1 in memory on ubuntu:37927 (size: 4.0 MiB, free: 8.3 GiB)</text:p>
      <text:p text:style-name="Standard">2021-07-06 17:59:18,534 INFO memory.MemoryStore: Block broadcast_2_piece2 stored as bytes in memory (estimated size 4.0 MiB, free 7.3 GiB)</text:p>
      <text:p text:style-name="Standard">2021-07-06 17:59:18,534 INFO storage.BlockManagerInfo: Added broadcast_2_piece2 in memory on ubuntu:37927 (size: 4.0 MiB, free: 8.3 GiB)</text:p>
      <text:p text:style-name="Standard">2021-07-06 17:59:18,536 INFO memory.MemoryStore: Block broadcast_2_piece3 stored as bytes in memory (estimated size 4.0 MiB, free 7.3 GiB)</text:p>
      <text:p text:style-name="Standard">2021-07-06 17:59:18,537 INFO storage.BlockManagerInfo: Added broadcast_2_piece3 in memory on ubuntu:37927 (size: 4.0 MiB, free: 8.3 GiB)</text:p>
      <text:p text:style-name="Standard">2021-07-06 17:59:18,539 INFO memory.MemoryStore: Block broadcast_2_piece4 stored as bytes in memory (estimated size 4.0 MiB, free 7.3 GiB)</text:p>
      <text:p text:style-name="Standard">2021-07-06 17:59:18,539 INFO storage.BlockManagerInfo: Added broadcast_2_piece4 in memory on ubuntu:37927 (size: 4.0 MiB, free: 8.3 GiB)</text:p>
      <text:p text:style-name="Standard">2021-07-06 17:59:18,542 INFO memory.MemoryStore: Block broadcast_2_piece5 stored as bytes in memory (estimated size 4.0 MiB, free 7.3 GiB)</text:p>
      <text:p text:style-name="Standard">2021-07-06 17:59:18,542 INFO storage.BlockManagerInfo: Added broadcast_2_piece5 in memory on ubuntu:37927 (size: 4.0 MiB, free: 8.3 GiB)</text:p>
      <text:p text:style-name="Standard">2021-07-06 17:59:18,544 INFO memory.MemoryStore: Block broadcast_2_piece6 stored as bytes in memory (estimated size 4.0 MiB, free 7.3 GiB)</text:p>
      <text:p text:style-name="Standard">2021-07-06 17:59:18,545 INFO storage.BlockManagerInfo: Added broadcast_2_piece6 in memory on ubuntu:37927 (size: 4.0 MiB, free: 8.3 GiB)</text:p>
      <text:p text:style-name="Standard">2021-07-06 17:59:18,547 INFO memory.MemoryStore: Block broadcast_2_piece7 stored as bytes in memory (estimated size 4.0 MiB, free 7.3 GiB)</text:p>
      <text:p text:style-name="Standard">2021-07-06 17:59:18,547 INFO storage.BlockManagerInfo: Added broadcast_2_piece7 in memory on ubuntu:37927 (size: 4.0 MiB, free: 8.3 GiB)</text:p>
      <text:p text:style-name="Standard">2021-07-06 17:59:18,549 INFO memory.MemoryStore: Block broadcast_2_piece8 stored as bytes in memory (estimated size 4.0 MiB, free 7.3 GiB)</text:p>
      <text:p text:style-name="Standard">2021-07-06 17:59:18,550 INFO storage.BlockManagerInfo: Added broadcast_2_piece8 in memory on ubuntu:37927 (size: 4.0 MiB, free: 8.3 GiB)</text:p>
      <text:p text:style-name="Standard">2021-07-06 17:59:18,552 INFO memory.MemoryStore: Block broadcast_2_piece9 stored as bytes in memory (estimated size 4.0 MiB, free 7.3 GiB)</text:p>
      <text:p text:style-name="Standard"><text:soft-page-break/>2021-07-06 17:59:18,552 INFO storage.BlockManagerInfo: Added broadcast_2_piece9 in memory on ubuntu:37927 (size: 4.0 MiB, free: 8.3 GiB)</text:p>
      <text:p text:style-name="Standard">2021-07-06 17:59:18,555 INFO memory.MemoryStore: Block broadcast_2_piece10 stored as bytes in memory (estimated size 4.0 MiB, free 7.3 GiB)</text:p>
      <text:p text:style-name="Standard">2021-07-06 17:59:18,555 INFO storage.BlockManagerInfo: Added broadcast_2_piece10 in memory on ubuntu:37927 (size: 4.0 MiB, free: 8.3 GiB)</text:p>
      <text:p text:style-name="Standard">2021-07-06 17:59:18,557 INFO memory.MemoryStore: Block broadcast_2_piece11 stored as bytes in memory (estimated size 4.0 MiB, free 7.3 GiB)</text:p>
      <text:p text:style-name="Standard">2021-07-06 17:59:18,558 INFO storage.BlockManagerInfo: Added broadcast_2_piece11 in memory on ubuntu:37927 (size: 4.0 MiB, free: 8.3 GiB)</text:p>
      <text:p text:style-name="Standard">2021-07-06 17:59:18,560 INFO memory.MemoryStore: Block broadcast_2_piece12 stored as bytes in memory (estimated size 4.0 MiB, free 7.3 GiB)</text:p>
      <text:p text:style-name="Standard">2021-07-06 17:59:18,561 INFO storage.BlockManagerInfo: Added broadcast_2_piece12 in memory on ubuntu:37927 (size: 4.0 MiB, free: 8.3 GiB)</text:p>
      <text:p text:style-name="Standard">2021-07-06 17:59:18,563 INFO memory.MemoryStore: Block broadcast_2_piece13 stored as bytes in memory (estimated size 4.0 MiB, free 7.3 GiB)</text:p>
      <text:p text:style-name="Standard">2021-07-06 17:59:18,564 INFO storage.BlockManagerInfo: Added broadcast_2_piece13 in memory on ubuntu:37927 (size: 4.0 MiB, free: 8.3 GiB)</text:p>
      <text:p text:style-name="Standard">2021-07-06 17:59:18,566 INFO memory.MemoryStore: Block broadcast_2_piece14 stored as bytes in memory (estimated size 4.0 MiB, free 7.3 GiB)</text:p>
      <text:p text:style-name="Standard">2021-07-06 17:59:18,567 INFO storage.BlockManagerInfo: Added broadcast_2_piece14 in memory on ubuntu:37927 (size: 4.0 MiB, free: 8.2 GiB)</text:p>
      <text:p text:style-name="Standard">2021-07-06 17:59:18,569 INFO memory.MemoryStore: Block broadcast_2_piece15 stored as bytes in memory (estimated size 4.0 MiB, free 7.3 GiB)</text:p>
      <text:p text:style-name="Standard">2021-07-06 17:59:18,570 INFO storage.BlockManagerInfo: Added broadcast_2_piece15 in memory on ubuntu:37927 (size: 4.0 MiB, free: 8.2 GiB)</text:p>
      <text:p text:style-name="Standard">2021-07-06 17:59:18,572 INFO memory.MemoryStore: Block broadcast_2_piece16 stored as bytes in memory (estimated size 4.0 MiB, free 7.3 GiB)</text:p>
      <text:p text:style-name="Standard">2021-07-06 17:59:18,573 INFO storage.BlockManagerInfo: Added broadcast_2_piece16 in memory on ubuntu:37927 (size: 4.0 MiB, free: 8.2 GiB)</text:p>
      <text:p text:style-name="Standard">2021-07-06 17:59:18,575 INFO memory.MemoryStore: Block broadcast_2_piece17 stored as bytes in memory (estimated size 4.0 MiB, free 7.3 GiB)</text:p>
      <text:p text:style-name="Standard">2021-07-06 17:59:18,576 INFO storage.BlockManagerInfo: Added broadcast_2_piece17 in memory on ubuntu:37927 (size: 4.0 MiB, free: 8.2 GiB)</text:p>
      <text:p text:style-name="Standard">2021-07-06 17:59:18,578 INFO memory.MemoryStore: Block broadcast_2_piece18 stored as bytes in memory (estimated size 4.0 MiB, free 7.3 GiB)</text:p>
      <text:p text:style-name="Standard">2021-07-06 17:59:18,578 INFO storage.BlockManagerInfo: Added broadcast_2_piece18 in memory on ubuntu:37927 (size: 4.0 MiB, free: 8.2 GiB)</text:p>
      <text:p text:style-name="Standard">2021-07-06 17:59:18,581 INFO memory.MemoryStore: Block broadcast_2_piece19 stored as bytes in memory (estimated size 4.0 MiB, free 7.2 GiB)</text:p>
      <text:p text:style-name="Standard">2021-07-06 17:59:18,581 INFO storage.BlockManagerInfo: Added broadcast_2_piece19 in memory on ubuntu:37927 (size: 4.0 MiB, free: 8.2 GiB)</text:p>
      <text:p text:style-name="Standard">2021-07-06 17:59:18,583 INFO memory.MemoryStore: Block broadcast_2_piece20 stored as bytes in memory (estimated size 4.0 MiB, free 7.2 GiB)</text:p>
      <text:p text:style-name="Standard">2021-07-06 17:59:18,584 INFO storage.BlockManagerInfo: Added broadcast_2_piece20 in memory on ubuntu:37927 (size: 4.0 MiB, free: 8.2 GiB)</text:p>
      <text:p text:style-name="Standard">2021-07-06 17:59:18,589 INFO memory.MemoryStore: Block broadcast_2_piece21 stored as bytes in memory (estimated size 4.0 MiB, free 7.2 GiB)</text:p>
      <text:p text:style-name="Standard">2021-07-06 17:59:18,589 INFO storage.BlockManagerInfo: Added broadcast_2_piece21 in memory on ubuntu:37927 (size: 4.0 MiB, free: 8.2 GiB)</text:p>
      <text:p text:style-name="Standard">2021-07-06 17:59:18,592 INFO memory.MemoryStore: Block broadcast_2_piece22 stored as bytes in memory (estimated size 4.0 MiB, free 7.2 GiB)</text:p>
      <text:p text:style-name="Standard"><text:soft-page-break/>2021-07-06 17:59:18,593 INFO storage.BlockManagerInfo: Added broadcast_2_piece22 in memory on ubuntu:37927 (size: 4.0 MiB, free: 8.2 GiB)</text:p>
      <text:p text:style-name="Standard">2021-07-06 17:59:18,596 INFO memory.MemoryStore: Block broadcast_2_piece23 stored as bytes in memory (estimated size 4.0 MiB, free 7.2 GiB)</text:p>
      <text:p text:style-name="Standard">2021-07-06 17:59:18,597 INFO storage.BlockManagerInfo: Added broadcast_2_piece23 in memory on ubuntu:37927 (size: 4.0 MiB, free: 8.2 GiB)</text:p>
      <text:p text:style-name="Standard">2021-07-06 17:59:18,600 INFO memory.MemoryStore: Block broadcast_2_piece24 stored as bytes in memory (estimated size 4.0 MiB, free 7.2 GiB)</text:p>
      <text:p text:style-name="Standard">2021-07-06 17:59:18,600 INFO storage.BlockManagerInfo: Added broadcast_2_piece24 in memory on ubuntu:37927 (size: 4.0 MiB, free: 8.2 GiB)</text:p>
      <text:p text:style-name="Standard">2021-07-06 17:59:18,604 INFO memory.MemoryStore: Block broadcast_2_piece25 stored as bytes in memory (estimated size 4.0 MiB, free 7.2 GiB)</text:p>
      <text:p text:style-name="Standard">2021-07-06 17:59:18,604 INFO storage.BlockManagerInfo: Added broadcast_2_piece25 in memory on ubuntu:37927 (size: 4.0 MiB, free: 8.2 GiB)</text:p>
      <text:p text:style-name="Standard">2021-07-06 17:59:18,607 INFO memory.MemoryStore: Block broadcast_2_piece26 stored as bytes in memory (estimated size 4.0 MiB, free 7.2 GiB)</text:p>
      <text:p text:style-name="Standard">2021-07-06 17:59:18,607 INFO storage.BlockManagerInfo: Added broadcast_2_piece26 in memory on ubuntu:37927 (size: 4.0 MiB, free: 8.2 GiB)</text:p>
      <text:p text:style-name="Standard">2021-07-06 17:59:18,610 INFO memory.MemoryStore: Block broadcast_2_piece27 stored as bytes in memory (estimated size 4.0 MiB, free 7.2 GiB)</text:p>
      <text:p text:style-name="Standard">2021-07-06 17:59:18,610 INFO storage.BlockManagerInfo: Added broadcast_2_piece27 in memory on ubuntu:37927 (size: 4.0 MiB, free: 8.2 GiB)</text:p>
      <text:p text:style-name="Standard">2021-07-06 17:59:18,612 INFO memory.MemoryStore: Block broadcast_2_piece28 stored as bytes in memory (estimated size 4.0 MiB, free 7.2 GiB)</text:p>
      <text:p text:style-name="Standard">2021-07-06 17:59:18,612 INFO storage.BlockManagerInfo: Added broadcast_2_piece28 in memory on ubuntu:37927 (size: 4.0 MiB, free: 8.2 GiB)</text:p>
      <text:p text:style-name="Standard">2021-07-06 17:59:18,614 INFO memory.MemoryStore: Block broadcast_2_piece29 stored as bytes in memory (estimated size 4.0 MiB, free 7.2 GiB)</text:p>
      <text:p text:style-name="Standard">2021-07-06 17:59:18,615 INFO storage.BlockManagerInfo: Added broadcast_2_piece29 in memory on ubuntu:37927 (size: 4.0 MiB, free: 8.2 GiB)</text:p>
      <text:p text:style-name="Standard">2021-07-06 17:59:18,616 INFO memory.MemoryStore: Block broadcast_2_piece30 stored as bytes in memory (estimated size 4.0 MiB, free 7.2 GiB)</text:p>
      <text:p text:style-name="Standard">2021-07-06 17:59:18,617 INFO storage.BlockManagerInfo: Added broadcast_2_piece30 in memory on ubuntu:37927 (size: 4.0 MiB, free: 8.2 GiB)</text:p>
      <text:p text:style-name="Standard">2021-07-06 17:59:18,619 INFO memory.MemoryStore: Block broadcast_2_piece31 stored as bytes in memory (estimated size 4.0 MiB, free 7.2 GiB)</text:p>
      <text:p text:style-name="Standard">2021-07-06 17:59:18,619 INFO storage.BlockManagerInfo: Added broadcast_2_piece31 in memory on ubuntu:37927 (size: 4.0 MiB, free: 8.2 GiB)</text:p>
      <text:p text:style-name="Standard">2021-07-06 17:59:18,622 INFO memory.MemoryStore: Block broadcast_2_piece32 stored as bytes in memory (estimated size 4.0 MiB, free 7.2 GiB)</text:p>
      <text:p text:style-name="Standard">2021-07-06 17:59:18,622 INFO storage.BlockManagerInfo: Added broadcast_2_piece32 in memory on ubuntu:37927 (size: 4.0 MiB, free: 8.2 GiB)</text:p>
      <text:p text:style-name="Standard">2021-07-06 17:59:18,624 INFO memory.MemoryStore: Block broadcast_2_piece33 stored as bytes in memory (estimated size 4.0 MiB, free 7.2 GiB)</text:p>
      <text:p text:style-name="Standard">2021-07-06 17:59:18,625 INFO storage.BlockManagerInfo: Added broadcast_2_piece33 in memory on ubuntu:37927 (size: 4.0 MiB, free: 8.2 GiB)</text:p>
      <text:p text:style-name="Standard">2021-07-06 17:59:18,627 INFO memory.MemoryStore: Block broadcast_2_piece34 stored as bytes in memory (estimated size 4.0 MiB, free 7.2 GiB)</text:p>
      <text:p text:style-name="Standard">2021-07-06 17:59:18,627 INFO storage.BlockManagerInfo: Added broadcast_2_piece34 in memory on ubuntu:37927 (size: 4.0 MiB, free: 8.2 GiB)</text:p>
      <text:p text:style-name="Standard">2021-07-06 17:59:18,630 INFO memory.MemoryStore: Block broadcast_2_piece35 stored as bytes in memory (estimated size 4.0 MiB, free 7.2 GiB)</text:p>
      <text:p text:style-name="Standard"><text:soft-page-break/>2021-07-06 17:59:18,631 INFO storage.BlockManagerInfo: Added broadcast_2_piece35 in memory on ubuntu:37927 (size: 4.0 MiB, free: 8.2 GiB)</text:p>
      <text:p text:style-name="Standard">2021-07-06 17:59:18,633 INFO memory.MemoryStore: Block broadcast_2_piece36 stored as bytes in memory (estimated size 4.0 MiB, free 7.2 GiB)</text:p>
      <text:p text:style-name="Standard">2021-07-06 17:59:18,633 INFO storage.BlockManagerInfo: Added broadcast_2_piece36 in memory on ubuntu:37927 (size: 4.0 MiB, free: 8.2 GiB)</text:p>
      <text:p text:style-name="Standard">2021-07-06 17:59:18,636 INFO memory.MemoryStore: Block broadcast_2_piece37 stored as bytes in memory (estimated size 4.0 MiB, free 7.2 GiB)</text:p>
      <text:p text:style-name="Standard">2021-07-06 17:59:18,638 INFO storage.BlockManagerInfo: Added broadcast_2_piece37 in memory on ubuntu:37927 (size: 4.0 MiB, free: 8.2 GiB)</text:p>
      <text:p text:style-name="Standard">2021-07-06 17:59:18,641 INFO memory.MemoryStore: Block broadcast_2_piece38 stored as bytes in memory (estimated size 4.0 MiB, free 7.2 GiB)</text:p>
      <text:p text:style-name="Standard">2021-07-06 17:59:18,641 INFO storage.BlockManagerInfo: Added broadcast_2_piece38 in memory on ubuntu:37927 (size: 4.0 MiB, free: 8.2 GiB)</text:p>
      <text:p text:style-name="Standard">2021-07-06 17:59:18,643 INFO memory.MemoryStore: Block broadcast_2_piece39 stored as bytes in memory (estimated size 4.0 MiB, free 7.2 GiB)</text:p>
      <text:p text:style-name="Standard">2021-07-06 17:59:18,643 INFO storage.BlockManagerInfo: Added broadcast_2_piece39 in memory on ubuntu:37927 (size: 4.0 MiB, free: 8.1 GiB)</text:p>
      <text:p text:style-name="Standard">2021-07-06 17:59:18,646 INFO memory.MemoryStore: Block broadcast_2_piece40 stored as bytes in memory (estimated size 4.0 MiB, free 7.2 GiB)</text:p>
      <text:p text:style-name="Standard">2021-07-06 17:59:18,646 INFO storage.BlockManagerInfo: Added broadcast_2_piece40 in memory on ubuntu:37927 (size: 4.0 MiB, free: 8.1 GiB)</text:p>
      <text:p text:style-name="Standard">2021-07-06 17:59:18,648 INFO memory.MemoryStore: Block broadcast_2_piece41 stored as bytes in memory (estimated size 4.0 MiB, free 7.2 GiB)</text:p>
      <text:p text:style-name="Standard">2021-07-06 17:59:18,648 INFO storage.BlockManagerInfo: Added broadcast_2_piece41 in memory on ubuntu:37927 (size: 4.0 MiB, free: 8.1 GiB)</text:p>
      <text:p text:style-name="Standard">2021-07-06 17:59:18,650 INFO memory.MemoryStore: Block broadcast_2_piece42 stored as bytes in memory (estimated size 4.0 MiB, free 7.2 GiB)</text:p>
      <text:p text:style-name="Standard">2021-07-06 17:59:18,650 INFO storage.BlockManagerInfo: Added broadcast_2_piece42 in memory on ubuntu:37927 (size: 4.0 MiB, free: 8.1 GiB)</text:p>
      <text:p text:style-name="Standard">2021-07-06 17:59:18,652 INFO memory.MemoryStore: Block broadcast_2_piece43 stored as bytes in memory (estimated size 4.0 MiB, free 7.2 GiB)</text:p>
      <text:p text:style-name="Standard">2021-07-06 17:59:18,652 INFO storage.BlockManagerInfo: Added broadcast_2_piece43 in memory on ubuntu:37927 (size: 4.0 MiB, free: 8.1 GiB)</text:p>
      <text:p text:style-name="Standard">2021-07-06 17:59:18,655 INFO memory.MemoryStore: Block broadcast_2_piece44 stored as bytes in memory (estimated size 4.0 MiB, free 7.2 GiB)</text:p>
      <text:p text:style-name="Standard">2021-07-06 17:59:18,656 INFO storage.BlockManagerInfo: Added broadcast_2_piece44 in memory on ubuntu:37927 (size: 4.0 MiB, free: 8.1 GiB)</text:p>
      <text:p text:style-name="Standard">2021-07-06 17:59:18,659 INFO memory.MemoryStore: Block broadcast_2_piece45 stored as bytes in memory (estimated size 4.0 MiB, free 7.1 GiB)</text:p>
      <text:p text:style-name="Standard">2021-07-06 17:59:18,659 INFO storage.BlockManagerInfo: Added broadcast_2_piece45 in memory on ubuntu:37927 (size: 4.0 MiB, free: 8.1 GiB)</text:p>
      <text:p text:style-name="Standard">2021-07-06 17:59:18,662 INFO memory.MemoryStore: Block broadcast_2_piece46 stored as bytes in memory (estimated size 4.0 MiB, free 7.1 GiB)</text:p>
      <text:p text:style-name="Standard">2021-07-06 17:59:18,662 INFO storage.BlockManagerInfo: Added broadcast_2_piece46 in memory on ubuntu:37927 (size: 4.0 MiB, free: 8.1 GiB)</text:p>
      <text:p text:style-name="Standard">2021-07-06 17:59:18,665 INFO memory.MemoryStore: Block broadcast_2_piece47 stored as bytes in memory (estimated size 4.0 MiB, free 7.1 GiB)</text:p>
      <text:p text:style-name="Standard">2021-07-06 17:59:18,666 INFO storage.BlockManagerInfo: Added broadcast_2_piece47 in memory on ubuntu:37927 (size: 4.0 MiB, free: 8.1 GiB)</text:p>
      <text:p text:style-name="Standard">2021-07-06 17:59:18,668 INFO memory.MemoryStore: Block broadcast_2_piece48 stored as bytes in memory (estimated size 4.0 MiB, free 7.1 GiB)</text:p>
      <text:p text:style-name="Standard"><text:soft-page-break/>2021-07-06 17:59:18,668 INFO storage.BlockManagerInfo: Added broadcast_2_piece48 in memory on ubuntu:37927 (size: 4.0 MiB, free: 8.1 GiB)</text:p>
      <text:p text:style-name="Standard">2021-07-06 17:59:18,670 INFO memory.MemoryStore: Block broadcast_2_piece49 stored as bytes in memory (estimated size 4.0 MiB, free 7.1 GiB)</text:p>
      <text:p text:style-name="Standard">2021-07-06 17:59:18,671 INFO storage.BlockManagerInfo: Added broadcast_2_piece49 in memory on ubuntu:37927 (size: 4.0 MiB, free: 8.1 GiB)</text:p>
      <text:p text:style-name="Standard">2021-07-06 17:59:18,673 INFO memory.MemoryStore: Block broadcast_2_piece50 stored as bytes in memory (estimated size 4.0 MiB, free 7.1 GiB)</text:p>
      <text:p text:style-name="Standard">2021-07-06 17:59:18,673 INFO storage.BlockManagerInfo: Added broadcast_2_piece50 in memory on ubuntu:37927 (size: 4.0 MiB, free: 8.1 GiB)</text:p>
      <text:p text:style-name="Standard">2021-07-06 17:59:18,675 INFO memory.MemoryStore: Block broadcast_2_piece51 stored as bytes in memory (estimated size 4.0 MiB, free 7.1 GiB)</text:p>
      <text:p text:style-name="Standard">2021-07-06 17:59:18,675 INFO storage.BlockManagerInfo: Added broadcast_2_piece51 in memory on ubuntu:37927 (size: 4.0 MiB, free: 8.1 GiB)</text:p>
      <text:p text:style-name="Standard">2021-07-06 17:59:18,677 INFO memory.MemoryStore: Block broadcast_2_piece52 stored as bytes in memory (estimated size 4.0 MiB, free 7.1 GiB)</text:p>
      <text:p text:style-name="Standard">2021-07-06 17:59:18,678 INFO storage.BlockManagerInfo: Added broadcast_2_piece52 in memory on ubuntu:37927 (size: 4.0 MiB, free: 8.1 GiB)</text:p>
      <text:p text:style-name="Standard">2021-07-06 17:59:18,680 INFO memory.MemoryStore: Block broadcast_2_piece53 stored as bytes in memory (estimated size 4.0 MiB, free 7.1 GiB)</text:p>
      <text:p text:style-name="Standard">2021-07-06 17:59:18,680 INFO storage.BlockManagerInfo: Added broadcast_2_piece53 in memory on ubuntu:37927 (size: 4.0 MiB, free: 8.1 GiB)</text:p>
      <text:p text:style-name="Standard">2021-07-06 17:59:18,682 INFO memory.MemoryStore: Block broadcast_2_piece54 stored as bytes in memory (estimated size 4.0 MiB, free 7.1 GiB)</text:p>
      <text:p text:style-name="Standard">2021-07-06 17:59:18,682 INFO storage.BlockManagerInfo: Added broadcast_2_piece54 in memory on ubuntu:37927 (size: 4.0 MiB, free: 8.1 GiB)</text:p>
      <text:p text:style-name="Standard">2021-07-06 17:59:18,684 INFO memory.MemoryStore: Block broadcast_2_piece55 stored as bytes in memory (estimated size 4.0 MiB, free 7.1 GiB)</text:p>
      <text:p text:style-name="Standard">2021-07-06 17:59:18,684 INFO storage.BlockManagerInfo: Added broadcast_2_piece55 in memory on ubuntu:37927 (size: 4.0 MiB, free: 8.1 GiB)</text:p>
      <text:p text:style-name="Standard">2021-07-06 17:59:18,688 INFO memory.MemoryStore: Block broadcast_2_piece56 stored as bytes in memory (estimated size 4.0 MiB, free 7.1 GiB)</text:p>
      <text:p text:style-name="Standard">2021-07-06 17:59:18,688 INFO storage.BlockManagerInfo: Added broadcast_2_piece56 in memory on ubuntu:37927 (size: 4.0 MiB, free: 8.1 GiB)</text:p>
      <text:p text:style-name="Standard">2021-07-06 17:59:18,691 INFO memory.MemoryStore: Block broadcast_2_piece57 stored as bytes in memory (estimated size 4.0 MiB, free 7.1 GiB)</text:p>
      <text:p text:style-name="Standard">2021-07-06 17:59:18,691 INFO storage.BlockManagerInfo: Added broadcast_2_piece57 in memory on ubuntu:37927 (size: 4.0 MiB, free: 8.1 GiB)</text:p>
      <text:p text:style-name="Standard">2021-07-06 17:59:18,693 INFO memory.MemoryStore: Block broadcast_2_piece58 stored as bytes in memory (estimated size 4.0 MiB, free 7.1 GiB)</text:p>
      <text:p text:style-name="Standard">2021-07-06 17:59:18,694 INFO storage.BlockManagerInfo: Added broadcast_2_piece58 in memory on ubuntu:37927 (size: 4.0 MiB, free: 8.1 GiB)</text:p>
      <text:p text:style-name="Standard">2021-07-06 17:59:18,696 INFO memory.MemoryStore: Block broadcast_2_piece59 stored as bytes in memory (estimated size 4.0 MiB, free 7.1 GiB)</text:p>
      <text:p text:style-name="Standard">2021-07-06 17:59:18,697 INFO storage.BlockManagerInfo: Added broadcast_2_piece59 in memory on ubuntu:37927 (size: 4.0 MiB, free: 8.1 GiB)</text:p>
      <text:p text:style-name="Standard">2021-07-06 17:59:18,699 INFO memory.MemoryStore: Block broadcast_2_piece60 stored as bytes in memory (estimated size 4.0 MiB, free 7.1 GiB)</text:p>
      <text:p text:style-name="Standard">2021-07-06 17:59:18,700 INFO storage.BlockManagerInfo: Added broadcast_2_piece60 in memory on ubuntu:37927 (size: 4.0 MiB, free: 8.1 GiB)</text:p>
      <text:p text:style-name="Standard">2021-07-06 17:59:18,702 INFO memory.MemoryStore: Block broadcast_2_piece61 stored as bytes in memory (estimated size 4.0 MiB, free 7.1 GiB)</text:p>
      <text:p text:style-name="Standard"><text:soft-page-break/>2021-07-06 17:59:18,704 INFO storage.BlockManagerInfo: Added broadcast_2_piece61 in memory on ubuntu:37927 (size: 4.0 MiB, free: 8.1 GiB)</text:p>
      <text:p text:style-name="Standard">2021-07-06 17:59:18,706 INFO memory.MemoryStore: Block broadcast_2_piece62 stored as bytes in memory (estimated size 4.0 MiB, free 7.1 GiB)</text:p>
      <text:p text:style-name="Standard">2021-07-06 17:59:18,706 INFO storage.BlockManagerInfo: Added broadcast_2_piece62 in memory on ubuntu:37927 (size: 4.0 MiB, free: 8.1 GiB)</text:p>
      <text:p text:style-name="Standard">2021-07-06 17:59:18,708 INFO memory.MemoryStore: Block broadcast_2_piece63 stored as bytes in memory (estimated size 4.0 MiB, free 7.1 GiB)</text:p>
      <text:p text:style-name="Standard">2021-07-06 17:59:18,708 INFO storage.BlockManagerInfo: Added broadcast_2_piece63 in memory on ubuntu:37927 (size: 4.0 MiB, free: 8.1 GiB)</text:p>
      <text:p text:style-name="Standard">2021-07-06 17:59:18,710 INFO memory.MemoryStore: Block broadcast_2_piece64 stored as bytes in memory (estimated size 4.0 MiB, free 7.1 GiB)</text:p>
      <text:p text:style-name="Standard">2021-07-06 17:59:18,710 INFO storage.BlockManagerInfo: Added broadcast_2_piece64 in memory on ubuntu:37927 (size: 4.0 MiB, free: 8.1 GiB)</text:p>
      <text:p text:style-name="Standard">2021-07-06 17:59:18,712 INFO memory.MemoryStore: Block broadcast_2_piece65 stored as bytes in memory (estimated size 4.0 MiB, free 7.1 GiB)</text:p>
      <text:p text:style-name="Standard">2021-07-06 17:59:18,712 INFO storage.BlockManagerInfo: Added broadcast_2_piece65 in memory on ubuntu:37927 (size: 4.0 MiB, free: 8.0 GiB)</text:p>
      <text:p text:style-name="Standard">2021-07-06 17:59:18,714 INFO memory.MemoryStore: Block broadcast_2_piece66 stored as bytes in memory (estimated size 4.0 MiB, free 7.1 GiB)</text:p>
      <text:p text:style-name="Standard">2021-07-06 17:59:18,714 INFO storage.BlockManagerInfo: Added broadcast_2_piece66 in memory on ubuntu:37927 (size: 4.0 MiB, free: 8.0 GiB)</text:p>
      <text:p text:style-name="Standard">2021-07-06 17:59:18,716 INFO memory.MemoryStore: Block broadcast_2_piece67 stored as bytes in memory (estimated size 4.0 MiB, free 7.1 GiB)</text:p>
      <text:p text:style-name="Standard">2021-07-06 17:59:18,716 INFO storage.BlockManagerInfo: Added broadcast_2_piece67 in memory on ubuntu:37927 (size: 4.0 MiB, free: 8.0 GiB)</text:p>
      <text:p text:style-name="Standard">2021-07-06 17:59:18,718 INFO memory.MemoryStore: Block broadcast_2_piece68 stored as bytes in memory (estimated size 4.0 MiB, free 7.1 GiB)</text:p>
      <text:p text:style-name="Standard">2021-07-06 17:59:18,719 INFO storage.BlockManagerInfo: Added broadcast_2_piece68 in memory on ubuntu:37927 (size: 4.0 MiB, free: 8.0 GiB)</text:p>
      <text:p text:style-name="Standard">2021-07-06 17:59:18,722 INFO memory.MemoryStore: Block broadcast_2_piece69 stored as bytes in memory (estimated size 4.0 MiB, free 7.1 GiB)</text:p>
      <text:p text:style-name="Standard">2021-07-06 17:59:18,722 INFO storage.BlockManagerInfo: Added broadcast_2_piece69 in memory on ubuntu:37927 (size: 4.0 MiB, free: 8.0 GiB)</text:p>
      <text:p text:style-name="Standard">2021-07-06 17:59:18,724 INFO memory.MemoryStore: Block broadcast_2_piece70 stored as bytes in memory (estimated size 4.0 MiB, free 7.1 GiB)</text:p>
      <text:p text:style-name="Standard">2021-07-06 17:59:18,725 INFO storage.BlockManagerInfo: Added broadcast_2_piece70 in memory on ubuntu:37927 (size: 4.0 MiB, free: 8.0 GiB)</text:p>
      <text:p text:style-name="Standard">2021-07-06 17:59:18,727 INFO memory.MemoryStore: Block broadcast_2_piece71 stored as bytes in memory (estimated size 4.0 MiB, free 7.0 GiB)</text:p>
      <text:p text:style-name="Standard">2021-07-06 17:59:18,727 INFO storage.BlockManagerInfo: Added broadcast_2_piece71 in memory on ubuntu:37927 (size: 4.0 MiB, free: 8.0 GiB)</text:p>
      <text:p text:style-name="Standard">2021-07-06 17:59:18,730 INFO memory.MemoryStore: Block broadcast_2_piece72 stored as bytes in memory (estimated size 4.0 MiB, free 7.0 GiB)</text:p>
      <text:p text:style-name="Standard">2021-07-06 17:59:18,730 INFO storage.BlockManagerInfo: Added broadcast_2_piece72 in memory on ubuntu:37927 (size: 4.0 MiB, free: 8.0 GiB)</text:p>
      <text:p text:style-name="Standard">2021-07-06 17:59:18,733 INFO memory.MemoryStore: Block broadcast_2_piece73 stored as bytes in memory (estimated size 4.0 MiB, free 7.0 GiB)</text:p>
      <text:p text:style-name="Standard">2021-07-06 17:59:18,733 INFO storage.BlockManagerInfo: Added broadcast_2_piece73 in memory on ubuntu:37927 (size: 4.0 MiB, free: 8.0 GiB)</text:p>
      <text:p text:style-name="Standard">2021-07-06 17:59:18,735 INFO memory.MemoryStore: Block broadcast_2_piece74 stored as bytes in memory (estimated size 4.0 MiB, free 7.0 GiB)</text:p>
      <text:p text:style-name="Standard"><text:soft-page-break/>2021-07-06 17:59:18,736 INFO storage.BlockManagerInfo: Added broadcast_2_piece74 in memory on ubuntu:37927 (size: 4.0 MiB, free: 8.0 GiB)</text:p>
      <text:p text:style-name="Standard">2021-07-06 17:59:18,738 INFO memory.MemoryStore: Block broadcast_2_piece75 stored as bytes in memory (estimated size 4.0 MiB, free 7.0 GiB)</text:p>
      <text:p text:style-name="Standard">2021-07-06 17:59:18,739 INFO storage.BlockManagerInfo: Added broadcast_2_piece75 in memory on ubuntu:37927 (size: 4.0 MiB, free: 8.0 GiB)</text:p>
      <text:p text:style-name="Standard">2021-07-06 17:59:18,741 INFO memory.MemoryStore: Block broadcast_2_piece76 stored as bytes in memory (estimated size 4.0 MiB, free 7.0 GiB)</text:p>
      <text:p text:style-name="Standard">2021-07-06 17:59:18,741 INFO storage.BlockManagerInfo: Added broadcast_2_piece76 in memory on ubuntu:37927 (size: 4.0 MiB, free: 8.0 GiB)</text:p>
      <text:p text:style-name="Standard">2021-07-06 17:59:18,743 INFO memory.MemoryStore: Block broadcast_2_piece77 stored as bytes in memory (estimated size 4.0 MiB, free 7.0 GiB)</text:p>
      <text:p text:style-name="Standard">2021-07-06 17:59:18,744 INFO storage.BlockManagerInfo: Added broadcast_2_piece77 in memory on ubuntu:37927 (size: 4.0 MiB, free: 8.0 GiB)</text:p>
      <text:p text:style-name="Standard">2021-07-06 17:59:18,746 INFO memory.MemoryStore: Block broadcast_2_piece78 stored as bytes in memory (estimated size 4.0 MiB, free 7.0 GiB)</text:p>
      <text:p text:style-name="Standard">2021-07-06 17:59:18,747 INFO storage.BlockManagerInfo: Added broadcast_2_piece78 in memory on ubuntu:37927 (size: 4.0 MiB, free: 8.0 GiB)</text:p>
      <text:p text:style-name="Standard">2021-07-06 17:59:18,749 INFO memory.MemoryStore: Block broadcast_2_piece79 stored as bytes in memory (estimated size 4.0 MiB, free 7.0 GiB)</text:p>
      <text:p text:style-name="Standard">2021-07-06 17:59:18,750 INFO storage.BlockManagerInfo: Added broadcast_2_piece79 in memory on ubuntu:37927 (size: 4.0 MiB, free: 8.0 GiB)</text:p>
      <text:p text:style-name="Standard">2021-07-06 17:59:18,752 INFO memory.MemoryStore: Block broadcast_2_piece80 stored as bytes in memory (estimated size 4.0 MiB, free 7.0 GiB)</text:p>
      <text:p text:style-name="Standard">2021-07-06 17:59:18,753 INFO storage.BlockManagerInfo: Added broadcast_2_piece80 in memory on ubuntu:37927 (size: 4.0 MiB, free: 8.0 GiB)</text:p>
      <text:p text:style-name="Standard">2021-07-06 17:59:18,755 INFO memory.MemoryStore: Block broadcast_2_piece81 stored as bytes in memory (estimated size 4.0 MiB, free 7.0 GiB)</text:p>
      <text:p text:style-name="Standard">2021-07-06 17:59:18,756 INFO storage.BlockManagerInfo: Added broadcast_2_piece81 in memory on ubuntu:37927 (size: 4.0 MiB, free: 8.0 GiB)</text:p>
      <text:p text:style-name="Standard">2021-07-06 17:59:18,758 INFO memory.MemoryStore: Block broadcast_2_piece82 stored as bytes in memory (estimated size 4.0 MiB, free 7.0 GiB)</text:p>
      <text:p text:style-name="Standard">2021-07-06 17:59:18,758 INFO storage.BlockManagerInfo: Added broadcast_2_piece82 in memory on ubuntu:37927 (size: 4.0 MiB, free: 8.0 GiB)</text:p>
      <text:p text:style-name="Standard">2021-07-06 17:59:18,760 INFO memory.MemoryStore: Block broadcast_2_piece83 stored as bytes in memory (estimated size 4.0 MiB, free 7.0 GiB)</text:p>
      <text:p text:style-name="Standard">2021-07-06 17:59:18,760 INFO storage.BlockManagerInfo: Added broadcast_2_piece83 in memory on ubuntu:37927 (size: 4.0 MiB, free: 8.0 GiB)</text:p>
      <text:p text:style-name="Standard">2021-07-06 17:59:18,762 INFO memory.MemoryStore: Block broadcast_2_piece84 stored as bytes in memory (estimated size 4.0 MiB, free 7.0 GiB)</text:p>
      <text:p text:style-name="Standard">2021-07-06 17:59:18,762 INFO storage.BlockManagerInfo: Added broadcast_2_piece84 in memory on ubuntu:37927 (size: 4.0 MiB, free: 8.0 GiB)</text:p>
      <text:p text:style-name="Standard">2021-07-06 17:59:18,764 INFO memory.MemoryStore: Block broadcast_2_piece85 stored as bytes in memory (estimated size 4.0 MiB, free 7.0 GiB)</text:p>
      <text:p text:style-name="Standard">2021-07-06 17:59:18,764 INFO storage.BlockManagerInfo: Added broadcast_2_piece85 in memory on ubuntu:37927 (size: 4.0 MiB, free: 8.0 GiB)</text:p>
      <text:p text:style-name="Standard">2021-07-06 17:59:18,766 INFO memory.MemoryStore: Block broadcast_2_piece86 stored as bytes in memory (estimated size 4.0 MiB, free 7.0 GiB)</text:p>
      <text:p text:style-name="Standard">2021-07-06 17:59:18,766 INFO storage.BlockManagerInfo: Added broadcast_2_piece86 in memory on ubuntu:37927 (size: 4.0 MiB, free: 8.0 GiB)</text:p>
      <text:p text:style-name="Standard">2021-07-06 17:59:18,768 INFO memory.MemoryStore: Block broadcast_2_piece87 stored as bytes in memory (estimated size 4.0 MiB, free 7.0 GiB)</text:p>
      <text:p text:style-name="Standard"><text:soft-page-break/>2021-07-06 17:59:18,769 INFO storage.BlockManagerInfo: Added broadcast_2_piece87 in memory on ubuntu:37927 (size: 4.0 MiB, free: 8.0 GiB)</text:p>
      <text:p text:style-name="Standard">2021-07-06 17:59:18,771 INFO memory.MemoryStore: Block broadcast_2_piece88 stored as bytes in memory (estimated size 4.0 MiB, free 7.0 GiB)</text:p>
      <text:p text:style-name="Standard">2021-07-06 17:59:18,772 INFO storage.BlockManagerInfo: Added broadcast_2_piece88 in memory on ubuntu:37927 (size: 4.0 MiB, free: 8.0 GiB)</text:p>
      <text:p text:style-name="Standard">2021-07-06 17:59:18,773 INFO memory.MemoryStore: Block broadcast_2_piece89 stored as bytes in memory (estimated size 4.0 MiB, free 7.0 GiB)</text:p>
      <text:p text:style-name="Standard">2021-07-06 17:59:18,774 INFO storage.BlockManagerInfo: Added broadcast_2_piece89 in memory on ubuntu:37927 (size: 4.0 MiB, free: 8.0 GiB)</text:p>
      <text:p text:style-name="Standard">2021-07-06 17:59:18,776 INFO memory.MemoryStore: Block broadcast_2_piece90 stored as bytes in memory (estimated size 4.0 MiB, free 7.0 GiB)</text:p>
      <text:p text:style-name="Standard">2021-07-06 17:59:18,776 INFO storage.BlockManagerInfo: Added broadcast_2_piece90 in memory on ubuntu:37927 (size: 4.0 MiB, free: 8.0 GiB)</text:p>
      <text:p text:style-name="Standard">2021-07-06 17:59:18,778 INFO memory.MemoryStore: Block broadcast_2_piece91 stored as bytes in memory (estimated size 4.0 MiB, free 7.0 GiB)</text:p>
      <text:p text:style-name="Standard">2021-07-06 17:59:18,779 INFO storage.BlockManagerInfo: Added broadcast_2_piece91 in memory on ubuntu:37927 (size: 4.0 MiB, free: 7.9 GiB)</text:p>
      <text:p text:style-name="Standard">2021-07-06 17:59:18,781 INFO memory.MemoryStore: Block broadcast_2_piece92 stored as bytes in memory (estimated size 4.0 MiB, free 7.0 GiB)</text:p>
      <text:p text:style-name="Standard">2021-07-06 17:59:18,782 INFO storage.BlockManagerInfo: Added broadcast_2_piece92 in memory on ubuntu:37927 (size: 4.0 MiB, free: 7.9 GiB)</text:p>
      <text:p text:style-name="Standard">2021-07-06 17:59:18,784 INFO memory.MemoryStore: Block broadcast_2_piece93 stored as bytes in memory (estimated size 4.0 MiB, free 7.0 GiB)</text:p>
      <text:p text:style-name="Standard">2021-07-06 17:59:18,785 INFO storage.BlockManagerInfo: Added broadcast_2_piece93 in memory on ubuntu:37927 (size: 4.0 MiB, free: 7.9 GiB)</text:p>
      <text:p text:style-name="Standard">2021-07-06 17:59:18,788 INFO memory.MemoryStore: Block broadcast_2_piece94 stored as bytes in memory (estimated size 4.0 MiB, free 7.0 GiB)</text:p>
      <text:p text:style-name="Standard">2021-07-06 17:59:18,788 INFO storage.BlockManagerInfo: Added broadcast_2_piece94 in memory on ubuntu:37927 (size: 4.0 MiB, free: 7.9 GiB)</text:p>
      <text:p text:style-name="Standard">2021-07-06 17:59:18,790 INFO memory.MemoryStore: Block broadcast_2_piece95 stored as bytes in memory (estimated size 4.0 MiB, free 7.0 GiB)</text:p>
      <text:p text:style-name="Standard">2021-07-06 17:59:18,791 INFO storage.BlockManagerInfo: Added broadcast_2_piece95 in memory on ubuntu:37927 (size: 4.0 MiB, free: 7.9 GiB)</text:p>
      <text:p text:style-name="Standard">2021-07-06 17:59:18,793 INFO memory.MemoryStore: Block broadcast_2_piece96 stored as bytes in memory (estimated size 4.0 MiB, free 6.9 GiB)</text:p>
      <text:p text:style-name="Standard">2021-07-06 17:59:18,794 INFO storage.BlockManagerInfo: Added broadcast_2_piece96 in memory on ubuntu:37927 (size: 4.0 MiB, free: 7.9 GiB)</text:p>
      <text:p text:style-name="Standard">2021-07-06 17:59:18,796 INFO memory.MemoryStore: Block broadcast_2_piece97 stored as bytes in memory (estimated size 4.0 MiB, free 6.9 GiB)</text:p>
      <text:p text:style-name="Standard">2021-07-06 17:59:18,796 INFO storage.BlockManagerInfo: Added broadcast_2_piece97 in memory on ubuntu:37927 (size: 4.0 MiB, free: 7.9 GiB)</text:p>
      <text:p text:style-name="Standard">2021-07-06 17:59:18,798 INFO memory.MemoryStore: Block broadcast_2_piece98 stored as bytes in memory (estimated size 4.0 MiB, free 6.9 GiB)</text:p>
      <text:p text:style-name="Standard">2021-07-06 17:59:18,798 INFO storage.BlockManagerInfo: Added broadcast_2_piece98 in memory on ubuntu:37927 (size: 4.0 MiB, free: 7.9 GiB)</text:p>
      <text:p text:style-name="Standard">2021-07-06 17:59:18,800 INFO memory.MemoryStore: Block broadcast_2_piece99 stored as bytes in memory (estimated size 4.0 MiB, free 6.9 GiB)</text:p>
      <text:p text:style-name="Standard">2021-07-06 17:59:18,800 INFO storage.BlockManagerInfo: Added broadcast_2_piece99 in memory on ubuntu:37927 (size: 4.0 MiB, free: 7.9 GiB)</text:p>
      <text:p text:style-name="Standard">2021-07-06 17:59:18,802 INFO memory.MemoryStore: Block broadcast_2_piece100 stored as bytes in memory (estimated size 4.0 MiB, free 6.9 GiB)</text:p>
      <text:p text:style-name="Standard"><text:soft-page-break/>2021-07-06 17:59:18,803 INFO storage.BlockManagerInfo: Added broadcast_2_piece100 in memory on ubuntu:37927 (size: 4.0 MiB, free: 7.9 GiB)</text:p>
      <text:p text:style-name="Standard">2021-07-06 17:59:18,805 INFO memory.MemoryStore: Block broadcast_2_piece101 stored as bytes in memory (estimated size 4.0 MiB, free 6.9 GiB)</text:p>
      <text:p text:style-name="Standard">2021-07-06 17:59:18,806 INFO storage.BlockManagerInfo: Added broadcast_2_piece101 in memory on ubuntu:37927 (size: 4.0 MiB, free: 7.9 GiB)</text:p>
      <text:p text:style-name="Standard">2021-07-06 17:59:18,807 INFO memory.MemoryStore: Block broadcast_2_piece102 stored as bytes in memory (estimated size 4.0 MiB, free 6.9 GiB)</text:p>
      <text:p text:style-name="Standard">2021-07-06 17:59:18,808 INFO storage.BlockManagerInfo: Added broadcast_2_piece102 in memory on ubuntu:37927 (size: 4.0 MiB, free: 7.9 GiB)</text:p>
      <text:p text:style-name="Standard">2021-07-06 17:59:18,809 INFO memory.MemoryStore: Block broadcast_2_piece103 stored as bytes in memory (estimated size 4.0 MiB, free 6.9 GiB)</text:p>
      <text:p text:style-name="Standard">2021-07-06 17:59:18,810 INFO storage.BlockManagerInfo: Added broadcast_2_piece103 in memory on ubuntu:37927 (size: 4.0 MiB, free: 7.9 GiB)</text:p>
      <text:p text:style-name="Standard">2021-07-06 17:59:18,813 INFO memory.MemoryStore: Block broadcast_2_piece104 stored as bytes in memory (estimated size 4.0 MiB, free 6.9 GiB)</text:p>
      <text:p text:style-name="Standard">2021-07-06 17:59:18,814 INFO storage.BlockManagerInfo: Added broadcast_2_piece104 in memory on ubuntu:37927 (size: 4.0 MiB, free: 7.9 GiB)</text:p>
      <text:p text:style-name="Standard">2021-07-06 17:59:18,816 INFO memory.MemoryStore: Block broadcast_2_piece105 stored as bytes in memory (estimated size 4.0 MiB, free 6.9 GiB)</text:p>
      <text:p text:style-name="Standard">2021-07-06 17:59:18,817 INFO storage.BlockManagerInfo: Added broadcast_2_piece105 in memory on ubuntu:37927 (size: 4.0 MiB, free: 7.9 GiB)</text:p>
      <text:p text:style-name="Standard">2021-07-06 17:59:18,819 INFO memory.MemoryStore: Block broadcast_2_piece106 stored as bytes in memory (estimated size 4.0 MiB, free 6.9 GiB)</text:p>
      <text:p text:style-name="Standard">2021-07-06 17:59:18,819 INFO storage.BlockManagerInfo: Added broadcast_2_piece106 in memory on ubuntu:37927 (size: 4.0 MiB, free: 7.9 GiB)</text:p>
      <text:p text:style-name="Standard">2021-07-06 17:59:18,821 INFO memory.MemoryStore: Block broadcast_2_piece107 stored as bytes in memory (estimated size 4.0 MiB, free 6.9 GiB)</text:p>
      <text:p text:style-name="Standard">2021-07-06 17:59:18,822 INFO storage.BlockManagerInfo: Added broadcast_2_piece107 in memory on ubuntu:37927 (size: 4.0 MiB, free: 7.9 GiB)</text:p>
      <text:p text:style-name="Standard">2021-07-06 17:59:18,824 INFO memory.MemoryStore: Block broadcast_2_piece108 stored as bytes in memory (estimated size 4.0 MiB, free 6.9 GiB)</text:p>
      <text:p text:style-name="Standard">2021-07-06 17:59:18,824 INFO storage.BlockManagerInfo: Added broadcast_2_piece108 in memory on ubuntu:37927 (size: 4.0 MiB, free: 7.9 GiB)</text:p>
      <text:p text:style-name="Standard">2021-07-06 17:59:18,826 INFO memory.MemoryStore: Block broadcast_2_piece109 stored as bytes in memory (estimated size 4.0 MiB, free 6.9 GiB)</text:p>
      <text:p text:style-name="Standard">2021-07-06 17:59:18,826 INFO storage.BlockManagerInfo: Added broadcast_2_piece109 in memory on ubuntu:37927 (size: 4.0 MiB, free: 7.9 GiB)</text:p>
      <text:p text:style-name="Standard">2021-07-06 17:59:18,828 INFO memory.MemoryStore: Block broadcast_2_piece110 stored as bytes in memory (estimated size 4.0 MiB, free 6.9 GiB)</text:p>
      <text:p text:style-name="Standard">2021-07-06 17:59:18,829 INFO storage.BlockManagerInfo: Added broadcast_2_piece110 in memory on ubuntu:37927 (size: 4.0 MiB, free: 7.9 GiB)</text:p>
      <text:p text:style-name="Standard">2021-07-06 17:59:18,830 INFO memory.MemoryStore: Block broadcast_2_piece111 stored as bytes in memory (estimated size 4.0 MiB, free 6.9 GiB)</text:p>
      <text:p text:style-name="Standard">2021-07-06 17:59:18,831 INFO storage.BlockManagerInfo: Added broadcast_2_piece111 in memory on ubuntu:37927 (size: 4.0 MiB, free: 7.9 GiB)</text:p>
      <text:p text:style-name="Standard">2021-07-06 17:59:18,833 INFO memory.MemoryStore: Block broadcast_2_piece112 stored as bytes in memory (estimated size 4.0 MiB, free 6.9 GiB)</text:p>
      <text:p text:style-name="Standard">2021-07-06 17:59:18,833 INFO storage.BlockManagerInfo: Added broadcast_2_piece112 in memory on ubuntu:37927 (size: 4.0 MiB, free: 7.9 GiB)</text:p>
      <text:p text:style-name="Standard">2021-07-06 17:59:18,835 INFO memory.MemoryStore: Block broadcast_2_piece113 stored as bytes in memory (estimated size 4.0 MiB, free 6.9 GiB)</text:p>
      <text:p text:style-name="Standard"><text:soft-page-break/>2021-07-06 17:59:18,835 INFO storage.BlockManagerInfo: Added broadcast_2_piece113 in memory on ubuntu:37927 (size: 4.0 MiB, free: 7.9 GiB)</text:p>
      <text:p text:style-name="Standard">2021-07-06 17:59:18,837 INFO memory.MemoryStore: Block broadcast_2_piece114 stored as bytes in memory (estimated size 4.0 MiB, free 6.9 GiB)</text:p>
      <text:p text:style-name="Standard">2021-07-06 17:59:18,838 INFO storage.BlockManagerInfo: Added broadcast_2_piece114 in memory on ubuntu:37927 (size: 4.0 MiB, free: 7.9 GiB)</text:p>
      <text:p text:style-name="Standard">2021-07-06 17:59:18,840 INFO memory.MemoryStore: Block broadcast_2_piece115 stored as bytes in memory (estimated size 4.0 MiB, free 6.9 GiB)</text:p>
      <text:p text:style-name="Standard">2021-07-06 17:59:18,840 INFO storage.BlockManagerInfo: Added broadcast_2_piece115 in memory on ubuntu:37927 (size: 4.0 MiB, free: 7.9 GiB)</text:p>
      <text:p text:style-name="Standard">2021-07-06 17:59:18,842 INFO memory.MemoryStore: Block broadcast_2_piece116 stored as bytes in memory (estimated size 4.0 MiB, free 6.9 GiB)</text:p>
      <text:p text:style-name="Standard">2021-07-06 17:59:18,842 INFO storage.BlockManagerInfo: Added broadcast_2_piece116 in memory on ubuntu:37927 (size: 4.0 MiB, free: 7.8 GiB)</text:p>
      <text:p text:style-name="Standard">2021-07-06 17:59:18,844 INFO memory.MemoryStore: Block broadcast_2_piece117 stored as bytes in memory (estimated size 4.0 MiB, free 6.9 GiB)</text:p>
      <text:p text:style-name="Standard">2021-07-06 17:59:18,846 INFO storage.BlockManagerInfo: Added broadcast_2_piece117 in memory on ubuntu:37927 (size: 4.0 MiB, free: 7.8 GiB)</text:p>
      <text:p text:style-name="Standard">2021-07-06 17:59:18,848 INFO memory.MemoryStore: Block broadcast_2_piece118 stored as bytes in memory (estimated size 4.0 MiB, free 6.9 GiB)</text:p>
      <text:p text:style-name="Standard">2021-07-06 17:59:18,849 INFO storage.BlockManagerInfo: Added broadcast_2_piece118 in memory on ubuntu:37927 (size: 4.0 MiB, free: 7.8 GiB)</text:p>
      <text:p text:style-name="Standard">2021-07-06 17:59:18,851 INFO memory.MemoryStore: Block broadcast_2_piece119 stored as bytes in memory (estimated size 4.0 MiB, free 6.9 GiB)</text:p>
      <text:p text:style-name="Standard">2021-07-06 17:59:18,852 INFO storage.BlockManagerInfo: Added broadcast_2_piece119 in memory on ubuntu:37927 (size: 4.0 MiB, free: 7.8 GiB)</text:p>
      <text:p text:style-name="Standard">2021-07-06 17:59:18,854 INFO memory.MemoryStore: Block broadcast_2_piece120 stored as bytes in memory (estimated size 4.0 MiB, free 6.9 GiB)</text:p>
      <text:p text:style-name="Standard">2021-07-06 17:59:18,855 INFO storage.BlockManagerInfo: Added broadcast_2_piece120 in memory on ubuntu:37927 (size: 4.0 MiB, free: 7.8 GiB)</text:p>
      <text:p text:style-name="Standard">2021-07-06 17:59:18,857 INFO memory.MemoryStore: Block broadcast_2_piece121 stored as bytes in memory (estimated size 4.0 MiB, free 6.9 GiB)</text:p>
      <text:p text:style-name="Standard">2021-07-06 17:59:18,857 INFO storage.BlockManagerInfo: Added broadcast_2_piece121 in memory on ubuntu:37927 (size: 4.0 MiB, free: 7.8 GiB)</text:p>
      <text:p text:style-name="Standard">2021-07-06 17:59:18,859 INFO memory.MemoryStore: Block broadcast_2_piece122 stored as bytes in memory (estimated size 4.0 MiB, free 6.8 GiB)</text:p>
      <text:p text:style-name="Standard">2021-07-06 17:59:18,860 INFO storage.BlockManagerInfo: Added broadcast_2_piece122 in memory on ubuntu:37927 (size: 4.0 MiB, free: 7.8 GiB)</text:p>
      <text:p text:style-name="Standard">2021-07-06 17:59:18,862 INFO memory.MemoryStore: Block broadcast_2_piece123 stored as bytes in memory (estimated size 4.0 MiB, free 6.8 GiB)</text:p>
      <text:p text:style-name="Standard">2021-07-06 17:59:18,862 INFO storage.BlockManagerInfo: Added broadcast_2_piece123 in memory on ubuntu:37927 (size: 4.0 MiB, free: 7.8 GiB)</text:p>
      <text:p text:style-name="Standard">2021-07-06 17:59:18,864 INFO memory.MemoryStore: Block broadcast_2_piece124 stored as bytes in memory (estimated size 4.0 MiB, free 6.8 GiB)</text:p>
      <text:p text:style-name="Standard">2021-07-06 17:59:18,864 INFO storage.BlockManagerInfo: Added broadcast_2_piece124 in memory on ubuntu:37927 (size: 4.0 MiB, free: 7.8 GiB)</text:p>
      <text:p text:style-name="Standard">2021-07-06 17:59:18,866 INFO memory.MemoryStore: Block broadcast_2_piece125 stored as bytes in memory (estimated size 4.0 MiB, free 6.8 GiB)</text:p>
      <text:p text:style-name="Standard">2021-07-06 17:59:18,866 INFO storage.BlockManagerInfo: Added broadcast_2_piece125 in memory on ubuntu:37927 (size: 4.0 MiB, free: 7.8 GiB)</text:p>
      <text:p text:style-name="Standard">2021-07-06 17:59:18,868 INFO memory.MemoryStore: Block broadcast_2_piece126 stored as bytes in memory (estimated size 4.0 MiB, free 6.8 GiB)</text:p>
      <text:p text:style-name="Standard"><text:soft-page-break/>2021-07-06 17:59:18,868 INFO storage.BlockManagerInfo: Added broadcast_2_piece126 in memory on ubuntu:37927 (size: 4.0 MiB, free: 7.8 GiB)</text:p>
      <text:p text:style-name="Standard">2021-07-06 17:59:18,870 INFO memory.MemoryStore: Block broadcast_2_piece127 stored as bytes in memory (estimated size 4.0 MiB, free 6.8 GiB)</text:p>
      <text:p text:style-name="Standard">2021-07-06 17:59:18,870 INFO storage.BlockManagerInfo: Added broadcast_2_piece127 in memory on ubuntu:37927 (size: 4.0 MiB, free: 7.8 GiB)</text:p>
      <text:p text:style-name="Standard">2021-07-06 17:59:18,873 INFO memory.MemoryStore: Block broadcast_2_piece128 stored as bytes in memory (estimated size 4.0 MiB, free 6.8 GiB)</text:p>
      <text:p text:style-name="Standard">2021-07-06 17:59:18,873 INFO storage.BlockManagerInfo: Added broadcast_2_piece128 in memory on ubuntu:37927 (size: 4.0 MiB, free: 7.8 GiB)</text:p>
      <text:p text:style-name="Standard">2021-07-06 17:59:18,875 INFO memory.MemoryStore: Block broadcast_2_piece129 stored as bytes in memory (estimated size 4.0 MiB, free 6.8 GiB)</text:p>
      <text:p text:style-name="Standard">2021-07-06 17:59:18,875 INFO storage.BlockManagerInfo: Added broadcast_2_piece129 in memory on ubuntu:37927 (size: 4.0 MiB, free: 7.8 GiB)</text:p>
      <text:p text:style-name="Standard">2021-07-06 17:59:18,877 INFO memory.MemoryStore: Block broadcast_2_piece130 stored as bytes in memory (estimated size 4.0 MiB, free 6.8 GiB)</text:p>
      <text:p text:style-name="Standard">2021-07-06 17:59:18,877 INFO storage.BlockManagerInfo: Added broadcast_2_piece130 in memory on ubuntu:37927 (size: 4.0 MiB, free: 7.8 GiB)</text:p>
      <text:p text:style-name="Standard">2021-07-06 17:59:18,880 INFO memory.MemoryStore: Block broadcast_2_piece131 stored as bytes in memory (estimated size 4.0 MiB, free 6.8 GiB)</text:p>
      <text:p text:style-name="Standard">2021-07-06 17:59:18,880 INFO storage.BlockManagerInfo: Added broadcast_2_piece131 in memory on ubuntu:37927 (size: 4.0 MiB, free: 7.8 GiB)</text:p>
      <text:p text:style-name="Standard">2021-07-06 17:59:18,882 INFO memory.MemoryStore: Block broadcast_2_piece132 stored as bytes in memory (estimated size 4.0 MiB, free 6.8 GiB)</text:p>
      <text:p text:style-name="Standard">2021-07-06 17:59:18,883 INFO storage.BlockManagerInfo: Added broadcast_2_piece132 in memory on ubuntu:37927 (size: 4.0 MiB, free: 7.8 GiB)</text:p>
      <text:p text:style-name="Standard">2021-07-06 17:59:18,885 INFO memory.MemoryStore: Block broadcast_2_piece133 stored as bytes in memory (estimated size 4.0 MiB, free 6.8 GiB)</text:p>
      <text:p text:style-name="Standard">2021-07-06 17:59:18,885 INFO storage.BlockManagerInfo: Added broadcast_2_piece133 in memory on ubuntu:37927 (size: 4.0 MiB, free: 7.8 GiB)</text:p>
      <text:p text:style-name="Standard">2021-07-06 17:59:18,888 INFO memory.MemoryStore: Block broadcast_2_piece134 stored as bytes in memory (estimated size 4.0 MiB, free 6.8 GiB)</text:p>
      <text:p text:style-name="Standard">2021-07-06 17:59:18,888 INFO storage.BlockManagerInfo: Added broadcast_2_piece134 in memory on ubuntu:37927 (size: 4.0 MiB, free: 7.8 GiB)</text:p>
      <text:p text:style-name="Standard">2021-07-06 17:59:18,890 INFO memory.MemoryStore: Block broadcast_2_piece135 stored as bytes in memory (estimated size 4.0 MiB, free 6.8 GiB)</text:p>
      <text:p text:style-name="Standard">2021-07-06 17:59:18,891 INFO storage.BlockManagerInfo: Added broadcast_2_piece135 in memory on ubuntu:37927 (size: 4.0 MiB, free: 7.8 GiB)</text:p>
      <text:p text:style-name="Standard">2021-07-06 17:59:18,893 INFO memory.MemoryStore: Block broadcast_2_piece136 stored as bytes in memory (estimated size 4.0 MiB, free 6.8 GiB)</text:p>
      <text:p text:style-name="Standard">2021-07-06 17:59:18,893 INFO storage.BlockManagerInfo: Added broadcast_2_piece136 in memory on ubuntu:37927 (size: 4.0 MiB, free: 7.8 GiB)</text:p>
      <text:p text:style-name="Standard">2021-07-06 17:59:18,895 INFO memory.MemoryStore: Block broadcast_2_piece137 stored as bytes in memory (estimated size 4.0 MiB, free 6.8 GiB)</text:p>
      <text:p text:style-name="Standard">2021-07-06 17:59:18,895 INFO storage.BlockManagerInfo: Added broadcast_2_piece137 in memory on ubuntu:37927 (size: 4.0 MiB, free: 7.8 GiB)</text:p>
      <text:p text:style-name="Standard">2021-07-06 17:59:18,897 INFO memory.MemoryStore: Block broadcast_2_piece138 stored as bytes in memory (estimated size 4.0 MiB, free 6.8 GiB)</text:p>
      <text:p text:style-name="Standard">2021-07-06 17:59:18,897 INFO storage.BlockManagerInfo: Added broadcast_2_piece138 in memory on ubuntu:37927 (size: 4.0 MiB, free: 7.8 GiB)</text:p>
      <text:p text:style-name="Standard">2021-07-06 17:59:18,898 INFO memory.MemoryStore: Block broadcast_2_piece139 stored as bytes in memory (estimated size 4.0 MiB, free 6.8 GiB)</text:p>
      <text:p text:style-name="Standard"><text:soft-page-break/>2021-07-06 17:59:18,899 INFO storage.BlockManagerInfo: Added broadcast_2_piece139 in memory on ubuntu:37927 (size: 4.0 MiB, free: 7.8 GiB)</text:p>
      <text:p text:style-name="Standard">2021-07-06 17:59:18,901 INFO memory.MemoryStore: Block broadcast_2_piece140 stored as bytes in memory (estimated size 4.0 MiB, free 6.8 GiB)</text:p>
      <text:p text:style-name="Standard">2021-07-06 17:59:18,901 INFO storage.BlockManagerInfo: Added broadcast_2_piece140 in memory on ubuntu:37927 (size: 4.0 MiB, free: 7.8 GiB)</text:p>
      <text:p text:style-name="Standard">2021-07-06 17:59:18,903 INFO memory.MemoryStore: Block broadcast_2_piece141 stored as bytes in memory (estimated size 4.0 MiB, free 6.8 GiB)</text:p>
      <text:p text:style-name="Standard">2021-07-06 17:59:18,903 INFO storage.BlockManagerInfo: Added broadcast_2_piece141 in memory on ubuntu:37927 (size: 4.0 MiB, free: 7.8 GiB)</text:p>
      <text:p text:style-name="Standard">2021-07-06 17:59:18,905 INFO memory.MemoryStore: Block broadcast_2_piece142 stored as bytes in memory (estimated size 4.0 MiB, free 6.8 GiB)</text:p>
      <text:p text:style-name="Standard">2021-07-06 17:59:18,906 INFO storage.BlockManagerInfo: Added broadcast_2_piece142 in memory on ubuntu:37927 (size: 4.0 MiB, free: 7.7 GiB)</text:p>
      <text:p text:style-name="Standard">2021-07-06 17:59:18,908 INFO memory.MemoryStore: Block broadcast_2_piece143 stored as bytes in memory (estimated size 4.0 MiB, free 6.8 GiB)</text:p>
      <text:p text:style-name="Standard">2021-07-06 17:59:18,909 INFO storage.BlockManagerInfo: Added broadcast_2_piece143 in memory on ubuntu:37927 (size: 4.0 MiB, free: 7.7 GiB)</text:p>
      <text:p text:style-name="Standard">2021-07-06 17:59:18,911 INFO memory.MemoryStore: Block broadcast_2_piece144 stored as bytes in memory (estimated size 4.0 MiB, free 6.8 GiB)</text:p>
      <text:p text:style-name="Standard">2021-07-06 17:59:18,911 INFO storage.BlockManagerInfo: Added broadcast_2_piece144 in memory on ubuntu:37927 (size: 4.0 MiB, free: 7.7 GiB)</text:p>
      <text:p text:style-name="Standard">2021-07-06 17:59:18,913 INFO memory.MemoryStore: Block broadcast_2_piece145 stored as bytes in memory (estimated size 4.0 MiB, free 6.8 GiB)</text:p>
      <text:p text:style-name="Standard">2021-07-06 17:59:18,914 INFO storage.BlockManagerInfo: Added broadcast_2_piece145 in memory on ubuntu:37927 (size: 4.0 MiB, free: 7.7 GiB)</text:p>
      <text:p text:style-name="Standard">2021-07-06 17:59:18,916 INFO memory.MemoryStore: Block broadcast_2_piece146 stored as bytes in memory (estimated size 4.0 MiB, free 6.8 GiB)</text:p>
      <text:p text:style-name="Standard">2021-07-06 17:59:18,916 INFO storage.BlockManagerInfo: Added broadcast_2_piece146 in memory on ubuntu:37927 (size: 4.0 MiB, free: 7.7 GiB)</text:p>
      <text:p text:style-name="Standard">2021-07-06 17:59:18,918 INFO memory.MemoryStore: Block broadcast_2_piece147 stored as bytes in memory (estimated size 4.0 MiB, free 6.7 GiB)</text:p>
      <text:p text:style-name="Standard">2021-07-06 17:59:18,919 INFO storage.BlockManagerInfo: Added broadcast_2_piece147 in memory on ubuntu:37927 (size: 4.0 MiB, free: 7.7 GiB)</text:p>
      <text:p text:style-name="Standard">2021-07-06 17:59:18,921 INFO memory.MemoryStore: Block broadcast_2_piece148 stored as bytes in memory (estimated size 4.0 MiB, free 6.7 GiB)</text:p>
      <text:p text:style-name="Standard">2021-07-06 17:59:18,921 INFO storage.BlockManagerInfo: Added broadcast_2_piece148 in memory on ubuntu:37927 (size: 4.0 MiB, free: 7.7 GiB)</text:p>
      <text:p text:style-name="Standard">2021-07-06 17:59:18,923 INFO memory.MemoryStore: Block broadcast_2_piece149 stored as bytes in memory (estimated size 4.0 MiB, free 6.7 GiB)</text:p>
      <text:p text:style-name="Standard">2021-07-06 17:59:18,923 INFO storage.BlockManagerInfo: Added broadcast_2_piece149 in memory on ubuntu:37927 (size: 4.0 MiB, free: 7.7 GiB)</text:p>
      <text:p text:style-name="Standard">2021-07-06 17:59:18,925 INFO memory.MemoryStore: Block broadcast_2_piece150 stored as bytes in memory (estimated size 4.0 MiB, free 6.7 GiB)</text:p>
      <text:p text:style-name="Standard">2021-07-06 17:59:18,926 INFO storage.BlockManagerInfo: Added broadcast_2_piece150 in memory on ubuntu:37927 (size: 4.0 MiB, free: 7.7 GiB)</text:p>
      <text:p text:style-name="Standard">2021-07-06 17:59:18,927 INFO memory.MemoryStore: Block broadcast_2_piece151 stored as bytes in memory (estimated size 4.0 MiB, free 6.7 GiB)</text:p>
      <text:p text:style-name="Standard">2021-07-06 17:59:18,928 INFO storage.BlockManagerInfo: Added broadcast_2_piece151 in memory on ubuntu:37927 (size: 4.0 MiB, free: 7.7 GiB)</text:p>
      <text:p text:style-name="Standard">2021-07-06 17:59:18,930 INFO memory.MemoryStore: Block broadcast_2_piece152 stored as bytes in memory (estimated size 4.0 MiB, free 6.7 GiB)</text:p>
      <text:p text:style-name="Standard"><text:soft-page-break/>2021-07-06 17:59:18,930 INFO storage.BlockManagerInfo: Added broadcast_2_piece152 in memory on ubuntu:37927 (size: 4.0 MiB, free: 7.7 GiB)</text:p>
      <text:p text:style-name="Standard">2021-07-06 17:59:18,932 INFO memory.MemoryStore: Block broadcast_2_piece153 stored as bytes in memory (estimated size 4.0 MiB, free 6.7 GiB)</text:p>
      <text:p text:style-name="Standard">2021-07-06 17:59:18,932 INFO storage.BlockManagerInfo: Added broadcast_2_piece153 in memory on ubuntu:37927 (size: 4.0 MiB, free: 7.7 GiB)</text:p>
      <text:p text:style-name="Standard">2021-07-06 17:59:18,934 INFO memory.MemoryStore: Block broadcast_2_piece154 stored as bytes in memory (estimated size 4.0 MiB, free 6.7 GiB)</text:p>
      <text:p text:style-name="Standard">2021-07-06 17:59:18,934 INFO storage.BlockManagerInfo: Added broadcast_2_piece154 in memory on ubuntu:37927 (size: 4.0 MiB, free: 7.7 GiB)</text:p>
      <text:p text:style-name="Standard">2021-07-06 17:59:18,936 INFO memory.MemoryStore: Block broadcast_2_piece155 stored as bytes in memory (estimated size 4.0 MiB, free 6.7 GiB)</text:p>
      <text:p text:style-name="Standard">2021-07-06 17:59:18,936 INFO storage.BlockManagerInfo: Added broadcast_2_piece155 in memory on ubuntu:37927 (size: 4.0 MiB, free: 7.7 GiB)</text:p>
      <text:p text:style-name="Standard">2021-07-06 17:59:18,939 INFO memory.MemoryStore: Block broadcast_2_piece156 stored as bytes in memory (estimated size 4.0 MiB, free 6.7 GiB)</text:p>
      <text:p text:style-name="Standard">2021-07-06 17:59:18,940 INFO storage.BlockManagerInfo: Added broadcast_2_piece156 in memory on ubuntu:37927 (size: 4.0 MiB, free: 7.7 GiB)</text:p>
      <text:p text:style-name="Standard">2021-07-06 17:59:18,942 INFO memory.MemoryStore: Block broadcast_2_piece157 stored as bytes in memory (estimated size 4.0 MiB, free 6.7 GiB)</text:p>
      <text:p text:style-name="Standard">2021-07-06 17:59:18,942 INFO storage.BlockManagerInfo: Added broadcast_2_piece157 in memory on ubuntu:37927 (size: 4.0 MiB, free: 7.7 GiB)</text:p>
      <text:p text:style-name="Standard">2021-07-06 17:59:18,945 INFO memory.MemoryStore: Block broadcast_2_piece158 stored as bytes in memory (estimated size 4.0 MiB, free 6.7 GiB)</text:p>
      <text:p text:style-name="Standard">2021-07-06 17:59:18,945 INFO storage.BlockManagerInfo: Added broadcast_2_piece158 in memory on ubuntu:37927 (size: 4.0 MiB, free: 7.7 GiB)</text:p>
      <text:p text:style-name="Standard">2021-07-06 17:59:18,947 INFO memory.MemoryStore: Block broadcast_2_piece159 stored as bytes in memory (estimated size 4.0 MiB, free 6.7 GiB)</text:p>
      <text:p text:style-name="Standard">2021-07-06 17:59:18,948 INFO storage.BlockManagerInfo: Added broadcast_2_piece159 in memory on ubuntu:37927 (size: 4.0 MiB, free: 7.7 GiB)</text:p>
      <text:p text:style-name="Standard">2021-07-06 17:59:18,950 INFO memory.MemoryStore: Block broadcast_2_piece160 stored as bytes in memory (estimated size 4.0 MiB, free 6.7 GiB)</text:p>
      <text:p text:style-name="Standard">2021-07-06 17:59:18,950 INFO storage.BlockManagerInfo: Added broadcast_2_piece160 in memory on ubuntu:37927 (size: 4.0 MiB, free: 7.7 GiB)</text:p>
      <text:p text:style-name="Standard">2021-07-06 17:59:18,952 INFO memory.MemoryStore: Block broadcast_2_piece161 stored as bytes in memory (estimated size 4.0 MiB, free 6.7 GiB)</text:p>
      <text:p text:style-name="Standard">2021-07-06 17:59:18,953 INFO storage.BlockManagerInfo: Added broadcast_2_piece161 in memory on ubuntu:37927 (size: 4.0 MiB, free: 7.7 GiB)</text:p>
      <text:p text:style-name="Standard">2021-07-06 17:59:18,955 INFO memory.MemoryStore: Block broadcast_2_piece162 stored as bytes in memory (estimated size 4.0 MiB, free 6.7 GiB)</text:p>
      <text:p text:style-name="Standard">2021-07-06 17:59:18,955 INFO storage.BlockManagerInfo: Added broadcast_2_piece162 in memory on ubuntu:37927 (size: 4.0 MiB, free: 7.7 GiB)</text:p>
      <text:p text:style-name="Standard">2021-07-06 17:59:18,957 INFO memory.MemoryStore: Block broadcast_2_piece163 stored as bytes in memory (estimated size 4.0 MiB, free 6.7 GiB)</text:p>
      <text:p text:style-name="Standard">2021-07-06 17:59:18,957 INFO storage.BlockManagerInfo: Added broadcast_2_piece163 in memory on ubuntu:37927 (size: 4.0 MiB, free: 7.7 GiB)</text:p>
      <text:p text:style-name="Standard">2021-07-06 17:59:18,959 INFO memory.MemoryStore: Block broadcast_2_piece164 stored as bytes in memory (estimated size 4.0 MiB, free 6.7 GiB)</text:p>
      <text:p text:style-name="Standard">2021-07-06 17:59:18,959 INFO storage.BlockManagerInfo: Added broadcast_2_piece164 in memory on ubuntu:37927 (size: 4.0 MiB, free: 7.7 GiB)</text:p>
      <text:p text:style-name="Standard">2021-07-06 17:59:18,960 INFO memory.MemoryStore: Block broadcast_2_piece165 stored as bytes in memory (estimated size 4.0 MiB, free 6.7 GiB)</text:p>
      <text:p text:style-name="Standard"><text:soft-page-break/>2021-07-06 17:59:18,961 INFO storage.BlockManagerInfo: Added broadcast_2_piece165 in memory on ubuntu:37927 (size: 4.0 MiB, free: 7.7 GiB)</text:p>
      <text:p text:style-name="Standard">2021-07-06 17:59:18,962 INFO memory.MemoryStore: Block broadcast_2_piece166 stored as bytes in memory (estimated size 4.0 MiB, free 6.7 GiB)</text:p>
      <text:p text:style-name="Standard">2021-07-06 17:59:18,963 INFO storage.BlockManagerInfo: Added broadcast_2_piece166 in memory on ubuntu:37927 (size: 4.0 MiB, free: 7.7 GiB)</text:p>
      <text:p text:style-name="Standard">2021-07-06 17:59:18,964 INFO memory.MemoryStore: Block broadcast_2_piece167 stored as bytes in memory (estimated size 4.0 MiB, free 6.7 GiB)</text:p>
      <text:p text:style-name="Standard">2021-07-06 17:59:18,965 INFO storage.BlockManagerInfo: Added broadcast_2_piece167 in memory on ubuntu:37927 (size: 4.0 MiB, free: 7.6 GiB)</text:p>
      <text:p text:style-name="Standard">2021-07-06 17:59:18,966 INFO memory.MemoryStore: Block broadcast_2_piece168 stored as bytes in memory (estimated size 4.0 MiB, free 6.7 GiB)</text:p>
      <text:p text:style-name="Standard">2021-07-06 17:59:18,967 INFO storage.BlockManagerInfo: Added broadcast_2_piece168 in memory on ubuntu:37927 (size: 4.0 MiB, free: 7.6 GiB)</text:p>
      <text:p text:style-name="Standard">2021-07-06 17:59:18,968 INFO memory.MemoryStore: Block broadcast_2_piece169 stored as bytes in memory (estimated size 4.0 MiB, free 6.7 GiB)</text:p>
      <text:p text:style-name="Standard">2021-07-06 17:59:18,969 INFO storage.BlockManagerInfo: Added broadcast_2_piece169 in memory on ubuntu:37927 (size: 4.0 MiB, free: 7.6 GiB)</text:p>
      <text:p text:style-name="Standard">[ | ]2021-07-06 17:59:18,971 INFO memory.MemoryStore: Block broadcast_2_piece170 stored as bytes in memory (estimated size 4.0 MiB, free 6.7 GiB)</text:p>
      <text:p text:style-name="Standard">2021-07-06 17:59:18,972 INFO storage.BlockManagerInfo: Added broadcast_2_piece170 in memory on ubuntu:37927 (size: 4.0 MiB, free: 7.6 GiB)</text:p>
      <text:p text:style-name="Standard">2021-07-06 17:59:18,974 INFO memory.MemoryStore: Block broadcast_2_piece171 stored as bytes in memory (estimated size 4.0 MiB, free 6.7 GiB)</text:p>
      <text:p text:style-name="Standard">2021-07-06 17:59:18,974 INFO storage.BlockManagerInfo: Added broadcast_2_piece171 in memory on ubuntu:37927 (size: 4.0 MiB, free: 7.6 GiB)</text:p>
      <text:p text:style-name="Standard">2021-07-06 17:59:18,976 INFO memory.MemoryStore: Block broadcast_2_piece172 stored as bytes in memory (estimated size 4.0 MiB, free 6.7 GiB)</text:p>
      <text:p text:style-name="Standard">2021-07-06 17:59:18,977 INFO storage.BlockManagerInfo: Added broadcast_2_piece172 in memory on ubuntu:37927 (size: 4.0 MiB, free: 7.6 GiB)</text:p>
      <text:p text:style-name="Standard">2021-07-06 17:59:18,979 INFO memory.MemoryStore: Block broadcast_2_piece173 stored as bytes in memory (estimated size 4.0 MiB, free 6.6 GiB)</text:p>
      <text:p text:style-name="Standard">2021-07-06 17:59:18,979 INFO storage.BlockManagerInfo: Added broadcast_2_piece173 in memory on ubuntu:37927 (size: 4.0 MiB, free: 7.6 GiB)</text:p>
      <text:p text:style-name="Standard">2021-07-06 17:59:18,981 INFO memory.MemoryStore: Block broadcast_2_piece174 stored as bytes in memory (estimated size 4.0 MiB, free 6.6 GiB)</text:p>
      <text:p text:style-name="Standard">2021-07-06 17:59:18,982 INFO storage.BlockManagerInfo: Added broadcast_2_piece174 in memory on ubuntu:37927 (size: 4.0 MiB, free: 7.6 GiB)</text:p>
      <text:p text:style-name="Standard">2021-07-06 17:59:18,984 INFO memory.MemoryStore: Block broadcast_2_piece175 stored as bytes in memory (estimated size 4.0 MiB, free 6.6 GiB)</text:p>
      <text:p text:style-name="Standard">2021-07-06 17:59:18,984 INFO storage.BlockManagerInfo: Added broadcast_2_piece175 in memory on ubuntu:37927 (size: 4.0 MiB, free: 7.6 GiB)</text:p>
      <text:p text:style-name="Standard">2021-07-06 17:59:18,986 INFO memory.MemoryStore: Block broadcast_2_piece176 stored as bytes in memory (estimated size 4.0 MiB, free 6.6 GiB)</text:p>
      <text:p text:style-name="Standard">2021-07-06 17:59:18,986 INFO storage.BlockManagerInfo: Added broadcast_2_piece176 in memory on ubuntu:37927 (size: 4.0 MiB, free: 7.6 GiB)</text:p>
      <text:p text:style-name="Standard">2021-07-06 17:59:18,989 INFO memory.MemoryStore: Block broadcast_2_piece177 stored as bytes in memory (estimated size 4.0 MiB, free 6.6 GiB)</text:p>
      <text:p text:style-name="Standard">2021-07-06 17:59:18,989 INFO storage.BlockManagerInfo: Added broadcast_2_piece177 in memory on ubuntu:37927 (size: 4.0 MiB, free: 7.6 GiB)</text:p>
      <text:p text:style-name="Standard">2021-07-06 17:59:18,991 INFO memory.MemoryStore: Block broadcast_2_piece178 stored as bytes in memory (estimated size 4.0 MiB, free 6.6 GiB)</text:p>
      <text:p text:style-name="Standard"><text:soft-page-break/>2021-07-06 17:59:18,991 INFO storage.BlockManagerInfo: Added broadcast_2_piece178 in memory on ubuntu:37927 (size: 4.0 MiB, free: 7.6 GiB)</text:p>
      <text:p text:style-name="Standard">2021-07-06 17:59:18,993 INFO memory.MemoryStore: Block broadcast_2_piece179 stored as bytes in memory (estimated size 4.0 MiB, free 6.6 GiB)</text:p>
      <text:p text:style-name="Standard">2021-07-06 17:59:18,993 INFO storage.BlockManagerInfo: Added broadcast_2_piece179 in memory on ubuntu:37927 (size: 4.0 MiB, free: 7.6 GiB)</text:p>
      <text:p text:style-name="Standard">2021-07-06 17:59:18,995 INFO memory.MemoryStore: Block broadcast_2_piece180 stored as bytes in memory (estimated size 4.0 MiB, free 6.6 GiB)</text:p>
      <text:p text:style-name="Standard">2021-07-06 17:59:18,995 INFO storage.BlockManagerInfo: Added broadcast_2_piece180 in memory on ubuntu:37927 (size: 4.0 MiB, free: 7.6 GiB)</text:p>
      <text:p text:style-name="Standard">2021-07-06 17:59:18,997 INFO memory.MemoryStore: Block broadcast_2_piece181 stored as bytes in memory (estimated size 4.0 MiB, free 6.6 GiB)</text:p>
      <text:p text:style-name="Standard">2021-07-06 17:59:18,997 INFO storage.BlockManagerInfo: Added broadcast_2_piece181 in memory on ubuntu:37927 (size: 4.0 MiB, free: 7.6 GiB)</text:p>
      <text:p text:style-name="Standard">2021-07-06 17:59:18,999 INFO memory.MemoryStore: Block broadcast_2_piece182 stored as bytes in memory (estimated size 4.0 MiB, free 6.6 GiB)</text:p>
      <text:p text:style-name="Standard">2021-07-06 17:59:18,999 INFO storage.BlockManagerInfo: Added broadcast_2_piece182 in memory on ubuntu:37927 (size: 4.0 MiB, free: 7.6 GiB)</text:p>
      <text:p text:style-name="Standard">2021-07-06 17:59:19,001 INFO memory.MemoryStore: Block broadcast_2_piece183 stored as bytes in memory (estimated size 4.0 MiB, free 6.6 GiB)</text:p>
      <text:p text:style-name="Standard">2021-07-06 17:59:19,002 INFO storage.BlockManagerInfo: Added broadcast_2_piece183 in memory on ubuntu:37927 (size: 4.0 MiB, free: 7.6 GiB)</text:p>
      <text:p text:style-name="Standard">2021-07-06 17:59:19,004 INFO memory.MemoryStore: Block broadcast_2_piece184 stored as bytes in memory (estimated size 4.0 MiB, free 6.6 GiB)</text:p>
      <text:p text:style-name="Standard">2021-07-06 17:59:19,005 INFO storage.BlockManagerInfo: Added broadcast_2_piece184 in memory on ubuntu:37927 (size: 4.0 MiB, free: 7.6 GiB)</text:p>
      <text:p text:style-name="Standard">2021-07-06 17:59:19,007 INFO memory.MemoryStore: Block broadcast_2_piece185 stored as bytes in memory (estimated size 4.0 MiB, free 6.6 GiB)</text:p>
      <text:p text:style-name="Standard">2021-07-06 17:59:19,007 INFO storage.BlockManagerInfo: Added broadcast_2_piece185 in memory on ubuntu:37927 (size: 4.0 MiB, free: 7.6 GiB)</text:p>
      <text:p text:style-name="Standard">2021-07-06 17:59:19,009 INFO memory.MemoryStore: Block broadcast_2_piece186 stored as bytes in memory (estimated size 4.0 MiB, free 6.6 GiB)</text:p>
      <text:p text:style-name="Standard">2021-07-06 17:59:19,009 INFO storage.BlockManagerInfo: Added broadcast_2_piece186 in memory on ubuntu:37927 (size: 4.0 MiB, free: 7.6 GiB)</text:p>
      <text:p text:style-name="Standard">2021-07-06 17:59:19,012 INFO memory.MemoryStore: Block broadcast_2_piece187 stored as bytes in memory (estimated size 4.0 MiB, free 6.6 GiB)</text:p>
      <text:p text:style-name="Standard">2021-07-06 17:59:19,012 INFO storage.BlockManagerInfo: Added broadcast_2_piece187 in memory on ubuntu:37927 (size: 4.0 MiB, free: 7.6 GiB)</text:p>
      <text:p text:style-name="Standard">2021-07-06 17:59:19,014 INFO memory.MemoryStore: Block broadcast_2_piece188 stored as bytes in memory (estimated size 4.0 MiB, free 6.6 GiB)</text:p>
      <text:p text:style-name="Standard">2021-07-06 17:59:19,015 INFO storage.BlockManagerInfo: Added broadcast_2_piece188 in memory on ubuntu:37927 (size: 4.0 MiB, free: 7.6 GiB)</text:p>
      <text:p text:style-name="Standard">2021-07-06 17:59:19,017 INFO memory.MemoryStore: Block broadcast_2_piece189 stored as bytes in memory (estimated size 4.0 MiB, free 6.6 GiB)</text:p>
      <text:p text:style-name="Standard">2021-07-06 17:59:19,017 INFO storage.BlockManagerInfo: Added broadcast_2_piece189 in memory on ubuntu:37927 (size: 4.0 MiB, free: 7.6 GiB)</text:p>
      <text:p text:style-name="Standard">2021-07-06 17:59:19,019 INFO memory.MemoryStore: Block broadcast_2_piece190 stored as bytes in memory (estimated size 4.0 MiB, free 6.6 GiB)</text:p>
      <text:p text:style-name="Standard">2021-07-06 17:59:19,020 INFO storage.BlockManagerInfo: Added broadcast_2_piece190 in memory on ubuntu:37927 (size: 4.0 MiB, free: 7.6 GiB)</text:p>
      <text:p text:style-name="Standard">2021-07-06 17:59:19,022 INFO memory.MemoryStore: Block broadcast_2_piece191 stored as bytes in memory (estimated size 4.0 MiB, free 6.6 GiB)</text:p>
      <text:p text:style-name="Standard"><text:soft-page-break/>2021-07-06 17:59:19,022 INFO storage.BlockManagerInfo: Added broadcast_2_piece191 in memory on ubuntu:37927 (size: 4.0 MiB, free: 7.6 GiB)</text:p>
      <text:p text:style-name="Standard">2021-07-06 17:59:19,024 INFO memory.MemoryStore: Block broadcast_2_piece192 stored as bytes in memory (estimated size 4.0 MiB, free 6.6 GiB)</text:p>
      <text:p text:style-name="Standard">2021-07-06 17:59:19,024 INFO storage.BlockManagerInfo: Added broadcast_2_piece192 in memory on ubuntu:37927 (size: 4.0 MiB, free: 7.6 GiB)</text:p>
      <text:p text:style-name="Standard">2021-07-06 17:59:19,026 INFO memory.MemoryStore: Block broadcast_2_piece193 stored as bytes in memory (estimated size 4.0 MiB, free 6.6 GiB)</text:p>
      <text:p text:style-name="Standard">2021-07-06 17:59:19,026 INFO storage.BlockManagerInfo: Added broadcast_2_piece193 in memory on ubuntu:37927 (size: 4.0 MiB, free: 7.5 GiB)</text:p>
      <text:p text:style-name="Standard">2021-07-06 17:59:19,028 INFO memory.MemoryStore: Block broadcast_2_piece194 stored as bytes in memory (estimated size 4.0 MiB, free 6.6 GiB)</text:p>
      <text:p text:style-name="Standard">2021-07-06 17:59:19,028 INFO storage.BlockManagerInfo: Added broadcast_2_piece194 in memory on ubuntu:37927 (size: 4.0 MiB, free: 7.5 GiB)</text:p>
      <text:p text:style-name="Standard">2021-07-06 17:59:19,029 INFO memory.MemoryStore: Block broadcast_2_piece195 stored as bytes in memory (estimated size 4.0 MiB, free 6.6 GiB)</text:p>
      <text:p text:style-name="Standard">2021-07-06 17:59:19,030 INFO storage.BlockManagerInfo: Added broadcast_2_piece195 in memory on ubuntu:37927 (size: 4.0 MiB, free: 7.5 GiB)</text:p>
      <text:p text:style-name="Standard">2021-07-06 17:59:19,031 INFO memory.MemoryStore: Block broadcast_2_piece196 stored as bytes in memory (estimated size 4.0 MiB, free 6.6 GiB)</text:p>
      <text:p text:style-name="Standard">2021-07-06 17:59:19,032 INFO storage.BlockManagerInfo: Added broadcast_2_piece196 in memory on ubuntu:37927 (size: 4.0 MiB, free: 7.5 GiB)</text:p>
      <text:p text:style-name="Standard">2021-07-06 17:59:19,033 INFO memory.MemoryStore: Block broadcast_2_piece197 stored as bytes in memory (estimated size 4.0 MiB, free 6.6 GiB)</text:p>
      <text:p text:style-name="Standard">2021-07-06 17:59:19,034 INFO storage.BlockManagerInfo: Added broadcast_2_piece197 in memory on ubuntu:37927 (size: 4.0 MiB, free: 7.5 GiB)</text:p>
      <text:p text:style-name="Standard">2021-07-06 17:59:19,037 INFO memory.MemoryStore: Block broadcast_2_piece198 stored as bytes in memory (estimated size 4.0 MiB, free 6.6 GiB)</text:p>
      <text:p text:style-name="Standard">2021-07-06 17:59:19,037 INFO storage.BlockManagerInfo: Added broadcast_2_piece198 in memory on ubuntu:37927 (size: 4.0 MiB, free: 7.5 GiB)</text:p>
      <text:p text:style-name="Standard">2021-07-06 17:59:19,039 INFO memory.MemoryStore: Block broadcast_2_piece199 stored as bytes in memory (estimated size 4.0 MiB, free 6.5 GiB)</text:p>
      <text:p text:style-name="Standard">2021-07-06 17:59:19,039 INFO storage.BlockManagerInfo: Added broadcast_2_piece199 in memory on ubuntu:37927 (size: 4.0 MiB, free: 7.5 GiB)</text:p>
      <text:p text:style-name="Standard">2021-07-06 17:59:19,041 INFO memory.MemoryStore: Block broadcast_2_piece200 stored as bytes in memory (estimated size 4.0 MiB, free 6.5 GiB)</text:p>
      <text:p text:style-name="Standard">2021-07-06 17:59:19,042 INFO storage.BlockManagerInfo: Added broadcast_2_piece200 in memory on ubuntu:37927 (size: 4.0 MiB, free: 7.5 GiB)</text:p>
      <text:p text:style-name="Standard">2021-07-06 17:59:19,043 INFO memory.MemoryStore: Block broadcast_2_piece201 stored as bytes in memory (estimated size 4.0 MiB, free 6.5 GiB)</text:p>
      <text:p text:style-name="Standard">2021-07-06 17:59:19,044 INFO storage.BlockManagerInfo: Added broadcast_2_piece201 in memory on ubuntu:37927 (size: 4.0 MiB, free: 7.5 GiB)</text:p>
      <text:p text:style-name="Standard">2021-07-06 17:59:19,046 INFO memory.MemoryStore: Block broadcast_2_piece202 stored as bytes in memory (estimated size 4.0 MiB, free 6.5 GiB)</text:p>
      <text:p text:style-name="Standard">2021-07-06 17:59:19,046 INFO storage.BlockManagerInfo: Added broadcast_2_piece202 in memory on ubuntu:37927 (size: 4.0 MiB, free: 7.5 GiB)</text:p>
      <text:p text:style-name="Standard">2021-07-06 17:59:19,048 INFO memory.MemoryStore: Block broadcast_2_piece203 stored as bytes in memory (estimated size 4.0 MiB, free 6.5 GiB)</text:p>
      <text:p text:style-name="Standard">2021-07-06 17:59:19,049 INFO storage.BlockManagerInfo: Added broadcast_2_piece203 in memory on ubuntu:37927 (size: 4.0 MiB, free: 7.5 GiB)</text:p>
      <text:p text:style-name="Standard">2021-07-06 17:59:19,051 INFO memory.MemoryStore: Block broadcast_2_piece204 stored as bytes in memory (estimated size 4.0 MiB, free 6.5 GiB)</text:p>
      <text:p text:style-name="Standard"><text:soft-page-break/>2021-07-06 17:59:19,051 INFO storage.BlockManagerInfo: Added broadcast_2_piece204 in memory on ubuntu:37927 (size: 4.0 MiB, free: 7.5 GiB)</text:p>
      <text:p text:style-name="Standard">2021-07-06 17:59:19,054 INFO memory.MemoryStore: Block broadcast_2_piece205 stored as bytes in memory (estimated size 4.0 MiB, free 6.5 GiB)</text:p>
      <text:p text:style-name="Standard">2021-07-06 17:59:19,054 INFO storage.BlockManagerInfo: Added broadcast_2_piece205 in memory on ubuntu:37927 (size: 4.0 MiB, free: 7.5 GiB)</text:p>
      <text:p text:style-name="Standard">2021-07-06 17:59:19,056 INFO memory.MemoryStore: Block broadcast_2_piece206 stored as bytes in memory (estimated size 4.0 MiB, free 6.5 GiB)</text:p>
      <text:p text:style-name="Standard">2021-07-06 17:59:19,056 INFO storage.BlockManagerInfo: Added broadcast_2_piece206 in memory on ubuntu:37927 (size: 4.0 MiB, free: 7.5 GiB)</text:p>
      <text:p text:style-name="Standard">2021-07-06 17:59:19,058 INFO memory.MemoryStore: Block broadcast_2_piece207 stored as bytes in memory (estimated size 4.0 MiB, free 6.5 GiB)</text:p>
      <text:p text:style-name="Standard">2021-07-06 17:59:19,058 INFO storage.BlockManagerInfo: Added broadcast_2_piece207 in memory on ubuntu:37927 (size: 4.0 MiB, free: 7.5 GiB)</text:p>
      <text:p text:style-name="Standard">2021-07-06 17:59:19,060 INFO memory.MemoryStore: Block broadcast_2_piece208 stored as bytes in memory (estimated size 4.0 MiB, free 6.5 GiB)</text:p>
      <text:p text:style-name="Standard">2021-07-06 17:59:19,060 INFO storage.BlockManagerInfo: Added broadcast_2_piece208 in memory on ubuntu:37927 (size: 4.0 MiB, free: 7.5 GiB)</text:p>
      <text:p text:style-name="Standard">2021-07-06 17:59:19,062 INFO memory.MemoryStore: Block broadcast_2_piece209 stored as bytes in memory (estimated size 4.0 MiB, free 6.5 GiB)</text:p>
      <text:p text:style-name="Standard">2021-07-06 17:59:19,062 INFO storage.BlockManagerInfo: Added broadcast_2_piece209 in memory on ubuntu:37927 (size: 4.0 MiB, free: 7.5 GiB)</text:p>
      <text:p text:style-name="Standard">2021-07-06 17:59:19,064 INFO memory.MemoryStore: Block broadcast_2_piece210 stored as bytes in memory (estimated size 4.0 MiB, free 6.5 GiB)</text:p>
      <text:p text:style-name="Standard">2021-07-06 17:59:19,065 INFO storage.BlockManagerInfo: Added broadcast_2_piece210 in memory on ubuntu:37927 (size: 4.0 MiB, free: 7.5 GiB)</text:p>
      <text:p text:style-name="Standard">2021-07-06 17:59:19,067 INFO memory.MemoryStore: Block broadcast_2_piece211 stored as bytes in memory (estimated size 4.0 MiB, free 6.5 GiB)</text:p>
      <text:p text:style-name="Standard">2021-07-06 17:59:19,067 INFO storage.BlockManagerInfo: Added broadcast_2_piece211 in memory on ubuntu:37927 (size: 4.0 MiB, free: 7.5 GiB)</text:p>
      <text:p text:style-name="Standard">2021-07-06 17:59:19,069 INFO memory.MemoryStore: Block broadcast_2_piece212 stored as bytes in memory (estimated size 4.0 MiB, free 6.5 GiB)</text:p>
      <text:p text:style-name="Standard">2021-07-06 17:59:19,070 INFO storage.BlockManagerInfo: Added broadcast_2_piece212 in memory on ubuntu:37927 (size: 4.0 MiB, free: 7.5 GiB)</text:p>
      <text:p text:style-name="Standard">2021-07-06 17:59:19,072 INFO memory.MemoryStore: Block broadcast_2_piece213 stored as bytes in memory (estimated size 4.0 MiB, free 6.5 GiB)</text:p>
      <text:p text:style-name="Standard">2021-07-06 17:59:19,072 INFO storage.BlockManagerInfo: Added broadcast_2_piece213 in memory on ubuntu:37927 (size: 4.0 MiB, free: 7.5 GiB)</text:p>
      <text:p text:style-name="Standard">2021-07-06 17:59:19,074 INFO memory.MemoryStore: Block broadcast_2_piece214 stored as bytes in memory (estimated size 4.0 MiB, free 6.5 GiB)</text:p>
      <text:p text:style-name="Standard">2021-07-06 17:59:19,075 INFO storage.BlockManagerInfo: Added broadcast_2_piece214 in memory on ubuntu:37927 (size: 4.0 MiB, free: 7.5 GiB)</text:p>
      <text:p text:style-name="Standard">2021-07-06 17:59:19,077 INFO memory.MemoryStore: Block broadcast_2_piece215 stored as bytes in memory (estimated size 4.0 MiB, free 6.5 GiB)</text:p>
      <text:p text:style-name="Standard">2021-07-06 17:59:19,077 INFO storage.BlockManagerInfo: Added broadcast_2_piece215 in memory on ubuntu:37927 (size: 4.0 MiB, free: 7.5 GiB)</text:p>
      <text:p text:style-name="Standard">2021-07-06 17:59:19,079 INFO memory.MemoryStore: Block broadcast_2_piece216 stored as bytes in memory (estimated size 4.0 MiB, free 6.5 GiB)</text:p>
      <text:p text:style-name="Standard">2021-07-06 17:59:19,079 INFO storage.BlockManagerInfo: Added broadcast_2_piece216 in memory on ubuntu:37927 (size: 4.0 MiB, free: 7.5 GiB)</text:p>
      <text:p text:style-name="Standard">2021-07-06 17:59:19,081 INFO memory.MemoryStore: Block broadcast_2_piece217 stored as bytes in memory (estimated size 4.0 MiB, free 6.5 GiB)</text:p>
      <text:p text:style-name="Standard"><text:soft-page-break/>2021-07-06 17:59:19,081 INFO storage.BlockManagerInfo: Added broadcast_2_piece217 in memory on ubuntu:37927 (size: 4.0 MiB, free: 7.5 GiB)</text:p>
      <text:p text:style-name="Standard">2021-07-06 17:59:19,083 INFO memory.MemoryStore: Block broadcast_2_piece218 stored as bytes in memory (estimated size 4.0 MiB, free 6.5 GiB)</text:p>
      <text:p text:style-name="Standard">2021-07-06 17:59:19,083 INFO storage.BlockManagerInfo: Added broadcast_2_piece218 in memory on ubuntu:37927 (size: 4.0 MiB, free: 7.5 GiB)</text:p>
      <text:p text:style-name="Standard">2021-07-06 17:59:19,085 INFO memory.MemoryStore: Block broadcast_2_piece219 stored as bytes in memory (estimated size 4.0 MiB, free 6.5 GiB)</text:p>
      <text:p text:style-name="Standard">2021-07-06 17:59:19,085 INFO storage.BlockManagerInfo: Added broadcast_2_piece219 in memory on ubuntu:37927 (size: 4.0 MiB, free: 7.4 GiB)</text:p>
      <text:p text:style-name="Standard">2021-07-06 17:59:19,088 INFO memory.MemoryStore: Block broadcast_2_piece220 stored as bytes in memory (estimated size 4.0 MiB, free 6.5 GiB)</text:p>
      <text:p text:style-name="Standard">2021-07-06 17:59:19,088 INFO storage.BlockManagerInfo: Added broadcast_2_piece220 in memory on ubuntu:37927 (size: 4.0 MiB, free: 7.4 GiB)</text:p>
      <text:p text:style-name="Standard">2021-07-06 17:59:19,090 INFO memory.MemoryStore: Block broadcast_2_piece221 stored as bytes in memory (estimated size 4.0 MiB, free 6.5 GiB)</text:p>
      <text:p text:style-name="Standard">2021-07-06 17:59:19,090 INFO storage.BlockManagerInfo: Added broadcast_2_piece221 in memory on ubuntu:37927 (size: 4.0 MiB, free: 7.4 GiB)</text:p>
      <text:p text:style-name="Standard">2021-07-06 17:59:19,092 INFO memory.MemoryStore: Block broadcast_2_piece222 stored as bytes in memory (estimated size 4.0 MiB, free 6.5 GiB)</text:p>
      <text:p text:style-name="Standard">2021-07-06 17:59:19,092 INFO storage.BlockManagerInfo: Added broadcast_2_piece222 in memory on ubuntu:37927 (size: 4.0 MiB, free: 7.4 GiB)</text:p>
      <text:p text:style-name="Standard">2021-07-06 17:59:19,094 INFO memory.MemoryStore: Block broadcast_2_piece223 stored as bytes in memory (estimated size 4.0 MiB, free 6.5 GiB)</text:p>
      <text:p text:style-name="Standard">2021-07-06 17:59:19,095 INFO storage.BlockManagerInfo: Added broadcast_2_piece223 in memory on ubuntu:37927 (size: 4.0 MiB, free: 7.4 GiB)</text:p>
      <text:p text:style-name="Standard">2021-07-06 17:59:19,097 INFO memory.MemoryStore: Block broadcast_2_piece224 stored as bytes in memory (estimated size 4.0 MiB, free 6.4 GiB)</text:p>
      <text:p text:style-name="Standard">2021-07-06 17:59:19,097 INFO storage.BlockManagerInfo: Added broadcast_2_piece224 in memory on ubuntu:37927 (size: 4.0 MiB, free: 7.4 GiB)</text:p>
      <text:p text:style-name="Standard">2021-07-06 17:59:19,099 INFO memory.MemoryStore: Block broadcast_2_piece225 stored as bytes in memory (estimated size 4.0 MiB, free 6.4 GiB)</text:p>
      <text:p text:style-name="Standard">2021-07-06 17:59:19,100 INFO storage.BlockManagerInfo: Added broadcast_2_piece225 in memory on ubuntu:37927 (size: 4.0 MiB, free: 7.4 GiB)</text:p>
      <text:p text:style-name="Standard">2021-07-06 17:59:19,102 INFO memory.MemoryStore: Block broadcast_2_piece226 stored as bytes in memory (estimated size 4.0 MiB, free 6.4 GiB)</text:p>
      <text:p text:style-name="Standard">2021-07-06 17:59:19,102 INFO storage.BlockManagerInfo: Added broadcast_2_piece226 in memory on ubuntu:37927 (size: 4.0 MiB, free: 7.4 GiB)</text:p>
      <text:p text:style-name="Standard">2021-07-06 17:59:19,105 INFO memory.MemoryStore: Block broadcast_2_piece227 stored as bytes in memory (estimated size 4.0 MiB, free 6.4 GiB)</text:p>
      <text:p text:style-name="Standard">2021-07-06 17:59:19,105 INFO storage.BlockManagerInfo: Added broadcast_2_piece227 in memory on ubuntu:37927 (size: 4.0 MiB, free: 7.4 GiB)</text:p>
      <text:p text:style-name="Standard">2021-07-06 17:59:19,107 INFO memory.MemoryStore: Block broadcast_2_piece228 stored as bytes in memory (estimated size 4.0 MiB, free 6.4 GiB)</text:p>
      <text:p text:style-name="Standard">2021-07-06 17:59:19,107 INFO storage.BlockManagerInfo: Added broadcast_2_piece228 in memory on ubuntu:37927 (size: 4.0 MiB, free: 7.4 GiB)</text:p>
      <text:p text:style-name="Standard">2021-07-06 17:59:19,109 INFO memory.MemoryStore: Block broadcast_2_piece229 stored as bytes in memory (estimated size 4.0 MiB, free 6.4 GiB)</text:p>
      <text:p text:style-name="Standard">2021-07-06 17:59:19,109 INFO storage.BlockManagerInfo: Added broadcast_2_piece229 in memory on ubuntu:37927 (size: 4.0 MiB, free: 7.4 GiB)</text:p>
      <text:p text:style-name="Standard">2021-07-06 17:59:19,111 INFO memory.MemoryStore: Block broadcast_2_piece230 stored as bytes in memory (estimated size 4.0 MiB, free 6.4 GiB)</text:p>
      <text:p text:style-name="Standard"><text:soft-page-break/>2021-07-06 17:59:19,111 INFO storage.BlockManagerInfo: Added broadcast_2_piece230 in memory on ubuntu:37927 (size: 4.0 MiB, free: 7.4 GiB)</text:p>
      <text:p text:style-name="Standard">2021-07-06 17:59:19,113 INFO memory.MemoryStore: Block broadcast_2_piece231 stored as bytes in memory (estimated size 4.0 MiB, free 6.4 GiB)</text:p>
      <text:p text:style-name="Standard">2021-07-06 17:59:19,113 INFO storage.BlockManagerInfo: Added broadcast_2_piece231 in memory on ubuntu:37927 (size: 4.0 MiB, free: 7.4 GiB)</text:p>
      <text:p text:style-name="Standard">2021-07-06 17:59:19,115 INFO memory.MemoryStore: Block broadcast_2_piece232 stored as bytes in memory (estimated size 4.0 MiB, free 6.4 GiB)</text:p>
      <text:p text:style-name="Standard">2021-07-06 17:59:19,115 INFO storage.BlockManagerInfo: Added broadcast_2_piece232 in memory on ubuntu:37927 (size: 4.0 MiB, free: 7.4 GiB)</text:p>
      <text:p text:style-name="Standard">2021-07-06 17:59:19,117 INFO memory.MemoryStore: Block broadcast_2_piece233 stored as bytes in memory (estimated size 4.0 MiB, free 6.4 GiB)</text:p>
      <text:p text:style-name="Standard">2021-07-06 17:59:19,117 INFO storage.BlockManagerInfo: Added broadcast_2_piece233 in memory on ubuntu:37927 (size: 4.0 MiB, free: 7.4 GiB)</text:p>
      <text:p text:style-name="Standard">2021-07-06 17:59:19,119 INFO memory.MemoryStore: Block broadcast_2_piece234 stored as bytes in memory (estimated size 4.0 MiB, free 6.4 GiB)</text:p>
      <text:p text:style-name="Standard">2021-07-06 17:59:19,120 INFO storage.BlockManagerInfo: Added broadcast_2_piece234 in memory on ubuntu:37927 (size: 4.0 MiB, free: 7.4 GiB)</text:p>
      <text:p text:style-name="Standard">2021-07-06 17:59:19,122 INFO memory.MemoryStore: Block broadcast_2_piece235 stored as bytes in memory (estimated size 4.0 MiB, free 6.4 GiB)</text:p>
      <text:p text:style-name="Standard">2021-07-06 17:59:19,122 INFO storage.BlockManagerInfo: Added broadcast_2_piece235 in memory on ubuntu:37927 (size: 4.0 MiB, free: 7.4 GiB)</text:p>
      <text:p text:style-name="Standard">2021-07-06 17:59:19,124 INFO memory.MemoryStore: Block broadcast_2_piece236 stored as bytes in memory (estimated size 4.0 MiB, free 6.4 GiB)</text:p>
      <text:p text:style-name="Standard">2021-07-06 17:59:19,124 INFO storage.BlockManagerInfo: Added broadcast_2_piece236 in memory on ubuntu:37927 (size: 4.0 MiB, free: 7.4 GiB)</text:p>
      <text:p text:style-name="Standard">2021-07-06 17:59:19,126 INFO memory.MemoryStore: Block broadcast_2_piece237 stored as bytes in memory (estimated size 4.0 MiB, free 6.4 GiB)</text:p>
      <text:p text:style-name="Standard">2021-07-06 17:59:19,126 INFO storage.BlockManagerInfo: Added broadcast_2_piece237 in memory on ubuntu:37927 (size: 4.0 MiB, free: 7.4 GiB)</text:p>
      <text:p text:style-name="Standard">2021-07-06 17:59:19,128 INFO memory.MemoryStore: Block broadcast_2_piece238 stored as bytes in memory (estimated size 4.0 MiB, free 6.4 GiB)</text:p>
      <text:p text:style-name="Standard">2021-07-06 17:59:19,129 INFO storage.BlockManagerInfo: Added broadcast_2_piece238 in memory on ubuntu:37927 (size: 4.0 MiB, free: 7.4 GiB)</text:p>
      <text:p text:style-name="Standard">2021-07-06 17:59:19,131 INFO memory.MemoryStore: Block broadcast_2_piece239 stored as bytes in memory (estimated size 4.0 MiB, free 6.4 GiB)</text:p>
      <text:p text:style-name="Standard">2021-07-06 17:59:19,132 INFO storage.BlockManagerInfo: Added broadcast_2_piece239 in memory on ubuntu:37927 (size: 4.0 MiB, free: 7.4 GiB)</text:p>
      <text:p text:style-name="Standard">2021-07-06 17:59:19,133 INFO memory.MemoryStore: Block broadcast_2_piece240 stored as bytes in memory (estimated size 4.0 MiB, free 6.4 GiB)</text:p>
      <text:p text:style-name="Standard">2021-07-06 17:59:19,134 INFO storage.BlockManagerInfo: Added broadcast_2_piece240 in memory on ubuntu:37927 (size: 4.0 MiB, free: 7.4 GiB)</text:p>
      <text:p text:style-name="Standard">2021-07-06 17:59:19,136 INFO memory.MemoryStore: Block broadcast_2_piece241 stored as bytes in memory (estimated size 4.0 MiB, free 6.4 GiB)</text:p>
      <text:p text:style-name="Standard">2021-07-06 17:59:19,136 INFO storage.BlockManagerInfo: Added broadcast_2_piece241 in memory on ubuntu:37927 (size: 4.0 MiB, free: 7.4 GiB)</text:p>
      <text:p text:style-name="Standard">2021-07-06 17:59:19,138 INFO memory.MemoryStore: Block broadcast_2_piece242 stored as bytes in memory (estimated size 4.0 MiB, free 6.4 GiB)</text:p>
      <text:p text:style-name="Standard">2021-07-06 17:59:19,138 INFO storage.BlockManagerInfo: Added broadcast_2_piece242 in memory on ubuntu:37927 (size: 4.0 MiB, free: 7.4 GiB)</text:p>
      <text:p text:style-name="Standard">2021-07-06 17:59:19,140 INFO memory.MemoryStore: Block broadcast_2_piece243 stored as bytes in memory (estimated size 4.0 MiB, free 6.4 GiB)</text:p>
      <text:p text:style-name="Standard"><text:soft-page-break/>2021-07-06 17:59:19,141 INFO storage.BlockManagerInfo: Added broadcast_2_piece243 in memory on ubuntu:37927 (size: 4.0 MiB, free: 7.4 GiB)</text:p>
      <text:p text:style-name="Standard">2021-07-06 17:59:19,143 INFO memory.MemoryStore: Block broadcast_2_piece244 stored as bytes in memory (estimated size 4.0 MiB, free 6.4 GiB)</text:p>
      <text:p text:style-name="Standard">2021-07-06 17:59:19,143 INFO storage.BlockManagerInfo: Added broadcast_2_piece244 in memory on ubuntu:37927 (size: 4.0 MiB, free: 7.3 GiB)</text:p>
      <text:p text:style-name="Standard">2021-07-06 17:59:19,145 INFO memory.MemoryStore: Block broadcast_2_piece245 stored as bytes in memory (estimated size 4.0 MiB, free 6.4 GiB)</text:p>
      <text:p text:style-name="Standard">2021-07-06 17:59:19,145 INFO storage.BlockManagerInfo: Added broadcast_2_piece245 in memory on ubuntu:37927 (size: 4.0 MiB, free: 7.3 GiB)</text:p>
      <text:p text:style-name="Standard">2021-07-06 17:59:19,147 INFO memory.MemoryStore: Block broadcast_2_piece246 stored as bytes in memory (estimated size 4.0 MiB, free 6.4 GiB)</text:p>
      <text:p text:style-name="Standard">2021-07-06 17:59:19,147 INFO storage.BlockManagerInfo: Added broadcast_2_piece246 in memory on ubuntu:37927 (size: 4.0 MiB, free: 7.3 GiB)</text:p>
      <text:p text:style-name="Standard">2021-07-06 17:59:19,149 INFO memory.MemoryStore: Block broadcast_2_piece247 stored as bytes in memory (estimated size 4.0 MiB, free 6.4 GiB)</text:p>
      <text:p text:style-name="Standard">2021-07-06 17:59:19,149 INFO storage.BlockManagerInfo: Added broadcast_2_piece247 in memory on ubuntu:37927 (size: 4.0 MiB, free: 7.3 GiB)</text:p>
      <text:p text:style-name="Standard">2021-07-06 17:59:19,151 INFO memory.MemoryStore: Block broadcast_2_piece248 stored as bytes in memory (estimated size 3.8 MiB, free 6.4 GiB)</text:p>
      <text:p text:style-name="Standard">2021-07-06 17:59:19,151 INFO storage.BlockManagerInfo: Added broadcast_2_piece248 in memory on ubuntu:37927 (size: 3.8 MiB, free: 7.3 GiB)</text:p>
      <text:p text:style-name="Standard">2021-07-06 17:59:19,151 INFO spark.SparkContext: Created broadcast 2 from broadcast at UniversalSentenceEncoder.scala:208</text:p>
      <text:p text:style-name="P4">[OK!]</text:p>
      <text:p text:style-name="P4">3.1.1</text:p>
      <text:p text:style-name="Standard">sentimentdl_use_twitter download started this may take some time.</text:p>
      <text:p text:style-name="Standard">Approximate size to download 11.4 MB</text:p>
      <text:p text:style-name="Standard">[ | ]sentimentdl_use_twitter download started this may take some time.</text:p>
      <text:p text:style-name="Standard">Approximate size to download 11.4 MB</text:p>
      <text:p text:style-name="Standard">[ / ]Download done! Loading the resource.</text:p>
      <text:p text:style-name="Standard">2021-07-06 17:59:25,887 INFO memory.MemoryStore: Block broadcast_3 stored as values in memory (estimated size 297.0 KiB, free 6.4 GiB)</text:p>
      <text:p text:style-name="Standard">2021-07-06 17:59:25,893 INFO memory.MemoryStore: Block broadcast_3_piece0 stored as bytes in memory (estimated size 28.0 KiB, free 6.4 GiB)</text:p>
      <text:p text:style-name="Standard">2021-07-06 17:59:25,894 INFO storage.BlockManagerInfo: Added broadcast_3_piece0 in memory on ubuntu:37927 (size: 28.0 KiB, free: 7.3 GiB)</text:p>
      <text:p text:style-name="Standard">2021-07-06 17:59:25,894 INFO spark.SparkContext: Created broadcast 3 from textFile at ReadWrite.scala:587</text:p>
      <text:p text:style-name="Standard">2021-07-06 17:59:25,905 INFO mapred.FileInputFormat: Total input files to process : 1</text:p>
      <text:p text:style-name="Standard">2021-07-06 17:59:25,911 INFO spark.SparkContext: Starting job: first at ReadWrite.scala:587</text:p>
      <text:p text:style-name="Standard">2021-07-06 17:59:25,912 INFO scheduler.DAGScheduler: Got job 1 (first at ReadWrite.scala:587) with 1 output partitions</text:p>
      <text:p text:style-name="Standard">2021-07-06 17:59:25,912 INFO scheduler.DAGScheduler: Final stage: ResultStage 1 (first at ReadWrite.scala:587)</text:p>
      <text:p text:style-name="Standard">2021-07-06 17:59:25,912 INFO scheduler.DAGScheduler: Parents of final stage: List()</text:p>
      <text:p text:style-name="Standard">2021-07-06 17:59:25,912 INFO scheduler.DAGScheduler: Missing parents: List()</text:p>
      <text:p text:style-name="Standard">2021-07-06 17:59:25,916 INFO scheduler.DAGScheduler: Submitting ResultStage 1 (hdfs://ubuntu:9000/user/hadoopuser/cache_pretrained/sentimentdl_use_twitter_en_2.7.1_2.4_1610983524713/metadata MapPartitionsRDD[3] at textFile at ReadWrite.scala:587), which has no missing parents</text:p>
      <text:p text:style-name="Standard"><text:soft-page-break/>2021-07-06 17:59:25,918 INFO memory.MemoryStore: Block broadcast_4 stored as values in memory (estimated size 4.2 KiB, free 6.4 GiB)</text:p>
      <text:p text:style-name="Standard">2021-07-06 17:59:25,919 INFO memory.MemoryStore: Block broadcast_4_piece0 stored as bytes in memory (estimated size 2.4 KiB, free 6.4 GiB)</text:p>
      <text:p text:style-name="Standard">2021-07-06 17:59:25,920 INFO storage.BlockManagerInfo: Added broadcast_4_piece0 in memory on ubuntu:37927 (size: 2.4 KiB, free: 7.3 GiB)</text:p>
      <text:p text:style-name="Standard">2021-07-06 17:59:25,921 INFO spark.SparkContext: Created broadcast 4 from broadcast at DAGScheduler.scala:1388</text:p>
      <text:p text:style-name="Standard">2021-07-06 17:59:25,921 INFO scheduler.DAGScheduler: Submitting 1 missing tasks from ResultStage 1 (hdfs://ubuntu:9000/user/hadoopuser/cache_pretrained/sentimentdl_use_twitter_en_2.7.1_2.4_1610983524713/metadata MapPartitionsRDD[3] at textFile at ReadWrite.scala:587) (first 15 tasks are for partitions Vector(0))</text:p>
      <text:p text:style-name="Standard">2021-07-06 17:59:25,922 INFO cluster.YarnScheduler: Adding task set 1.0 with 1 tasks resource profile 0</text:p>
      <text:p text:style-name="Standard">2021-07-06 17:59:25,924 INFO scheduler.TaskSetManager: Starting task 0.0 in stage 1.0 (TID 1) (slave4, executor 8, partition 0, NODE_LOCAL, 4602 bytes) taskResourceAssignments Map()</text:p>
      <text:p text:style-name="Standard">2021-07-06 17:59:26,097 INFO storage.BlockManagerInfo: Added broadcast_4_piece0 in memory on slave4:34799 (size: 2.4 KiB, free: 2.5 GiB)</text:p>
      <text:p text:style-name="Standard">2021-07-06 17:59:26,613 INFO storage.BlockManagerInfo: Added broadcast_3_piece0 in memory on slave4:34799 (size: 28.0 KiB, free: 2.5 GiB)</text:p>
      <text:p text:style-name="Standard">2021-07-06 17:59:27,181 INFO scheduler.TaskSetManager: Finished task 0.0 in stage 1.0 (TID 1) in 1258 ms on slave4 (executor 8) (1/1)</text:p>
      <text:p text:style-name="Standard">2021-07-06 17:59:27,181 INFO cluster.YarnScheduler: Removed TaskSet 1.0, whose tasks have all completed, from pool </text:p>
      <text:p text:style-name="Standard">2021-07-06 17:59:27,182 INFO scheduler.DAGScheduler: ResultStage 1 (first at ReadWrite.scala:587) finished in 1.265 s</text:p>
      <text:p text:style-name="Standard">2021-07-06 17:59:27,182 INFO scheduler.DAGScheduler: Job 1 is finished. Cancelling potential speculative or zombie tasks for this job</text:p>
      <text:p text:style-name="Standard">2021-07-06 17:59:27,182 INFO cluster.YarnScheduler: Killing all running tasks in stage 1: Stage finished</text:p>
      <text:p text:style-name="Standard">2021-07-06 17:59:27,183 INFO scheduler.DAGScheduler: Job 1 finished: first at ReadWrite.scala:587, took 1.271306 s</text:p>
      <text:p text:style-name="Standard">2021-07-06 17:59:27,234 INFO memory.MemoryStore: Block broadcast_5 stored as values in memory (estimated size 297.0 KiB, free 6.4 GiB)</text:p>
      <text:p text:style-name="Standard">2021-07-06 17:59:27,244 INFO memory.MemoryStore: Block broadcast_5_piece0 stored as bytes in memory (estimated size 28.0 KiB, free 6.4 GiB)</text:p>
      <text:p text:style-name="Standard">2021-07-06 17:59:27,244 INFO storage.BlockManagerInfo: Added broadcast_5_piece0 in memory on ubuntu:37927 (size: 28.0 KiB, free: 7.3 GiB)</text:p>
      <text:p text:style-name="Standard">2021-07-06 17:59:27,245 INFO spark.SparkContext: Created broadcast 5 from objectFile at Feature.scala:120</text:p>
      <text:p text:style-name="Standard">2021-07-06 17:59:27,267 INFO mapred.FileInputFormat: Total input files to process : 32</text:p>
      <text:p text:style-name="Standard">2021-07-06 17:59:27,276 INFO spark.SparkContext: Starting job: first at Feature.scala:120</text:p>
      <text:p text:style-name="Standard">2021-07-06 17:59:27,277 INFO scheduler.DAGScheduler: Got job 2 (first at Feature.scala:120) with 1 output partitions</text:p>
      <text:p text:style-name="Standard">2021-07-06 17:59:27,277 INFO scheduler.DAGScheduler: Final stage: ResultStage 2 (first at Feature.scala:120)</text:p>
      <text:p text:style-name="Standard">2021-07-06 17:59:27,277 INFO scheduler.DAGScheduler: Parents of final stage: List()</text:p>
      <text:p text:style-name="Standard">2021-07-06 17:59:27,277 INFO scheduler.DAGScheduler: Missing parents: List()</text:p>
      <text:p text:style-name="Standard">2021-07-06 17:59:27,280 INFO scheduler.DAGScheduler: Submitting ResultStage 2 (MapPartitionsRDD[5] at objectFile at Feature.scala:120), which has no missing parents</text:p>
      <text:p text:style-name="Standard"><text:soft-page-break/>2021-07-06 17:59:27,283 INFO memory.MemoryStore: Block broadcast_6 stored as values in memory (estimated size 4.3 KiB, free 6.4 GiB)</text:p>
      <text:p text:style-name="Standard">2021-07-06 17:59:27,284 INFO memory.MemoryStore: Block broadcast_6_piece0 stored as bytes in memory (estimated size 2.5 KiB, free 6.4 GiB)</text:p>
      <text:p text:style-name="Standard">2021-07-06 17:59:27,284 INFO storage.BlockManagerInfo: Added broadcast_6_piece0 in memory on ubuntu:37927 (size: 2.5 KiB, free: 7.3 GiB)</text:p>
      <text:p text:style-name="Standard">2021-07-06 17:59:27,285 INFO spark.SparkContext: Created broadcast 6 from broadcast at DAGScheduler.scala:1388</text:p>
      <text:p text:style-name="Standard">2021-07-06 17:59:27,285 INFO scheduler.DAGScheduler: Submitting 1 missing tasks from ResultStage 2 (MapPartitionsRDD[5] at objectFile at Feature.scala:120) (first 15 tasks are for partitions Vector(0))</text:p>
      <text:p text:style-name="Standard">2021-07-06 17:59:27,285 INFO cluster.YarnScheduler: Adding task set 2.0 with 1 tasks resource profile 0</text:p>
      <text:p text:style-name="Standard">2021-07-06 17:59:27,291 INFO scheduler.TaskSetManager: Starting task 0.0 in stage 2.0 (TID 2) (slave3, executor 5, partition 0, NODE_LOCAL, 4615 bytes) taskResourceAssignments Map()</text:p>
      <text:p text:style-name="Standard">2021-07-06 17:59:27,547 INFO storage.BlockManagerInfo: Added broadcast_6_piece0 in memory on slave3:35437 (size: 2.5 KiB, free: 2.5 GiB)</text:p>
      <text:p text:style-name="Standard">[ — ]2021-07-06 17:59:28,188 INFO storage.BlockManagerInfo: Added broadcast_5_piece0 in memory on slave3:35437 (size: 28.0 KiB, free: 2.5 GiB)</text:p>
      <text:p text:style-name="Standard">2021-07-06 17:59:28,964 INFO scheduler.TaskSetManager: Finished task 0.0 in stage 2.0 (TID 2) in 1673 ms on slave3 (executor 5) (1/1)</text:p>
      <text:p text:style-name="Standard">2021-07-06 17:59:28,964 INFO cluster.YarnScheduler: Removed TaskSet 2.0, whose tasks have all completed, from pool </text:p>
      <text:p text:style-name="Standard">2021-07-06 17:59:28,965 INFO scheduler.DAGScheduler: ResultStage 2 (first at Feature.scala:120) finished in 1.684 s</text:p>
      <text:p text:style-name="Standard">2021-07-06 17:59:28,965 INFO scheduler.DAGScheduler: Job 2 is finished. Cancelling potential speculative or zombie tasks for this job</text:p>
      <text:p text:style-name="Standard">2021-07-06 17:59:28,965 INFO cluster.YarnScheduler: Killing all running tasks in stage 2: Stage finished</text:p>
      <text:p text:style-name="Standard">2021-07-06 17:59:28,966 INFO scheduler.DAGScheduler: Job 2 finished: first at Feature.scala:120, took 1.689268 s</text:p>
      <text:p text:style-name="Standard">2021-07-06 17:59:28,972 INFO spark.SparkContext: Starting job: first at Feature.scala:120</text:p>
      <text:p text:style-name="Standard">2021-07-06 17:59:28,972 INFO scheduler.DAGScheduler: Got job 3 (first at Feature.scala:120) with 4 output partitions</text:p>
      <text:p text:style-name="Standard">2021-07-06 17:59:28,972 INFO scheduler.DAGScheduler: Final stage: ResultStage 3 (first at Feature.scala:120)</text:p>
      <text:p text:style-name="Standard">2021-07-06 17:59:28,972 INFO scheduler.DAGScheduler: Parents of final stage: List()</text:p>
      <text:p text:style-name="Standard">2021-07-06 17:59:28,972 INFO scheduler.DAGScheduler: Missing parents: List()</text:p>
      <text:p text:style-name="Standard">2021-07-06 17:59:28,973 INFO scheduler.DAGScheduler: Submitting ResultStage 3 (MapPartitionsRDD[5] at objectFile at Feature.scala:120), which has no missing parents</text:p>
      <text:p text:style-name="Standard">2021-07-06 17:59:28,976 INFO memory.MemoryStore: Block broadcast_7 stored as values in memory (estimated size 4.3 KiB, free 6.4 GiB)</text:p>
      <text:p text:style-name="Standard">2021-07-06 17:59:28,979 INFO memory.MemoryStore: Block broadcast_7_piece0 stored as bytes in memory (estimated size 2.5 KiB, free 6.4 GiB)</text:p>
      <text:p text:style-name="Standard">2021-07-06 17:59:28,979 INFO storage.BlockManagerInfo: Added broadcast_7_piece0 in memory on ubuntu:37927 (size: 2.5 KiB, free: 7.3 GiB)</text:p>
      <text:p text:style-name="Standard">2021-07-06 17:59:28,979 INFO spark.SparkContext: Created broadcast 7 from broadcast at DAGScheduler.scala:1388</text:p>
      <text:p text:style-name="Standard">2021-07-06 17:59:28,980 INFO scheduler.DAGScheduler: Submitting 4 missing tasks from ResultStage 3 (MapPartitionsRDD[5] at objectFile at Feature.scala:120) (first 15 tasks are for partitions Vector(1, 2, 3, 4))</text:p>
      <text:p text:style-name="Standard"><text:soft-page-break/>2021-07-06 17:59:28,980 INFO cluster.YarnScheduler: Adding task set 3.0 with 4 tasks resource profile 0</text:p>
      <text:p text:style-name="Standard">2021-07-06 17:59:28,982 INFO scheduler.TaskSetManager: Starting task 0.0 in stage 3.0 (TID 3) (slave2, executor 3, partition 1, NODE_LOCAL, 4615 bytes) taskResourceAssignments Map()</text:p>
      <text:p text:style-name="Standard">2021-07-06 17:59:28,982 INFO scheduler.TaskSetManager: Starting task 2.0 in stage 3.0 (TID 4) (slave3, executor 1, partition 3, NODE_LOCAL, 4615 bytes) taskResourceAssignments Map()</text:p>
      <text:p text:style-name="Standard">2021-07-06 17:59:28,983 INFO scheduler.TaskSetManager: Starting task 1.0 in stage 3.0 (TID 5) (slave1, executor 2, partition 2, NODE_LOCAL, 4615 bytes) taskResourceAssignments Map()</text:p>
      <text:p text:style-name="Standard">2021-07-06 17:59:28,983 INFO scheduler.TaskSetManager: Starting task 3.0 in stage 3.0 (TID 6) (slave2, executor 7, partition 4, NODE_LOCAL, 4615 bytes) taskResourceAssignments Map()</text:p>
      <text:p text:style-name="Standard">2021-07-06 17:59:29,006 INFO storage.BlockManagerInfo: Added broadcast_7_piece0 in memory on slave3:45987 (size: 2.5 KiB, free: 2.5 GiB)</text:p>
      <text:p text:style-name="Standard">2021-07-06 17:59:29,035 INFO storage.BlockManagerInfo: Added broadcast_5_piece0 in memory on slave3:45987 (size: 28.0 KiB, free: 2.5 GiB)</text:p>
      <text:p text:style-name="Standard">2021-07-06 17:59:29,081 INFO scheduler.TaskSetManager: Finished task 2.0 in stage 3.0 (TID 4) in 99 ms on slave3 (executor 1) (1/4)</text:p>
      <text:p text:style-name="Standard">2021-07-06 17:59:29,165 INFO storage.BlockManagerInfo: Added broadcast_7_piece0 in memory on slave1:39533 (size: 2.5 KiB, free: 2.5 GiB)</text:p>
      <text:p text:style-name="Standard">2021-07-06 17:59:29,181 INFO storage.BlockManagerInfo: Added broadcast_7_piece0 in memory on slave2:35469 (size: 2.5 KiB, free: 2.5 GiB)</text:p>
      <text:p text:style-name="Standard">2021-07-06 17:59:29,189 INFO storage.BlockManagerInfo: Added broadcast_7_piece0 in memory on slave2:37095 (size: 2.5 KiB, free: 2.5 GiB)</text:p>
      <text:p text:style-name="Standard">2021-07-06 17:59:29,676 INFO storage.BlockManagerInfo: Added broadcast_5_piece0 in memory on slave1:39533 (size: 28.0 KiB, free: 2.5 GiB)</text:p>
      <text:p text:style-name="Standard">2021-07-06 17:59:29,790 INFO storage.BlockManagerInfo: Added broadcast_5_piece0 in memory on slave2:37095 (size: 28.0 KiB, free: 2.5 GiB)</text:p>
      <text:p text:style-name="Standard">2021-07-06 17:59:29,848 INFO storage.BlockManagerInfo: Added broadcast_5_piece0 in memory on slave2:35469 (size: 28.0 KiB, free: 2.5 GiB)</text:p>
      <text:p text:style-name="Standard">2021-07-06 17:59:30,255 INFO scheduler.TaskSetManager: Finished task 1.0 in stage 3.0 (TID 5) in 1273 ms on slave1 (executor 2) (2/4)</text:p>
      <text:p text:style-name="Standard">2021-07-06 17:59:30,575 INFO scheduler.TaskSetManager: Finished task 0.0 in stage 3.0 (TID 3) in 1594 ms on slave2 (executor 3) (3/4)</text:p>
      <text:p text:style-name="Standard">2021-07-06 17:59:30,584 INFO scheduler.TaskSetManager: Finished task 3.0 in stage 3.0 (TID 6) in 1601 ms on slave2 (executor 7) (4/4)</text:p>
      <text:p text:style-name="Standard">2021-07-06 17:59:30,584 INFO cluster.YarnScheduler: Removed TaskSet 3.0, whose tasks have all completed, from pool </text:p>
      <text:p text:style-name="Standard">2021-07-06 17:59:30,585 INFO scheduler.DAGScheduler: ResultStage 3 (first at Feature.scala:120) finished in 1.611 s</text:p>
      <text:p text:style-name="Standard">2021-07-06 17:59:30,585 INFO scheduler.DAGScheduler: Job 3 is finished. Cancelling potential speculative or zombie tasks for this job</text:p>
      <text:p text:style-name="Standard">2021-07-06 17:59:30,585 INFO cluster.YarnScheduler: Killing all running tasks in stage 3: Stage finished</text:p>
      <text:p text:style-name="Standard">2021-07-06 17:59:30,585 INFO scheduler.DAGScheduler: Job 3 finished: first at Feature.scala:120, took 1.613488 s</text:p>
      <text:p text:style-name="Standard">2021-07-06 17:59:30,594 INFO spark.SparkContext: Starting job: first at Feature.scala:120</text:p>
      <text:p text:style-name="Standard">2021-07-06 17:59:30,595 INFO scheduler.DAGScheduler: Got job 4 (first at Feature.scala:120) with 20 output partitions</text:p>
      <text:p text:style-name="Standard">2021-07-06 17:59:30,595 INFO scheduler.DAGScheduler: Final stage: ResultStage 4 (first at Feature.scala:120)</text:p>
      <text:p text:style-name="Standard">2021-07-06 17:59:30,595 INFO scheduler.DAGScheduler: Parents of final stage: List()</text:p>
      <text:p text:style-name="Standard">2021-07-06 17:59:30,595 INFO scheduler.DAGScheduler: Missing parents: List()</text:p>
      <text:p text:style-name="Standard"><text:soft-page-break/>2021-07-06 17:59:30,597 INFO scheduler.DAGScheduler: Submitting ResultStage 4 (MapPartitionsRDD[5] at objectFile at Feature.scala:120), which has no missing parents</text:p>
      <text:p text:style-name="Standard">2021-07-06 17:59:30,602 INFO memory.MemoryStore: Block broadcast_8 stored as values in memory (estimated size 4.3 KiB, free 6.4 GiB)</text:p>
      <text:p text:style-name="Standard">2021-07-06 17:59:30,602 INFO memory.MemoryStore: Block broadcast_8_piece0 stored as bytes in memory (estimated size 2.5 KiB, free 6.4 GiB)</text:p>
      <text:p text:style-name="Standard">2021-07-06 17:59:30,603 INFO storage.BlockManagerInfo: Added broadcast_8_piece0 in memory on ubuntu:37927 (size: 2.5 KiB, free: 7.3 GiB)</text:p>
      <text:p text:style-name="Standard">2021-07-06 17:59:30,603 INFO spark.SparkContext: Created broadcast 8 from broadcast at DAGScheduler.scala:1388</text:p>
      <text:p text:style-name="Standard">2021-07-06 17:59:30,604 INFO scheduler.DAGScheduler: Submitting 20 missing tasks from ResultStage 4 (MapPartitionsRDD[5] at objectFile at Feature.scala:120) (first 15 tasks are for partitions Vector(5, 6, 7, 8, 9, 10, 11, 12, 13, 14, 15, 16, 17, 18, 19))</text:p>
      <text:p text:style-name="Standard">2021-07-06 17:59:30,604 INFO cluster.YarnScheduler: Adding task set 4.0 with 20 tasks resource profile 0</text:p>
      <text:p text:style-name="Standard">2021-07-06 17:59:30,606 INFO scheduler.TaskSetManager: Starting task 0.0 in stage 4.0 (TID 7) (slave1, executor 2, partition 5, NODE_LOCAL, 4615 bytes) taskResourceAssignments Map()</text:p>
      <text:p text:style-name="Standard">2021-07-06 17:59:30,607 INFO scheduler.TaskSetManager: Starting task 1.0 in stage 4.0 (TID 8) (slave4, executor 8, partition 6, NODE_LOCAL, 4615 bytes) taskResourceAssignments Map()</text:p>
      <text:p text:style-name="Standard">2021-07-06 17:59:30,607 INFO scheduler.TaskSetManager: Starting task 2.0 in stage 4.0 (TID 9) (slave2, executor 7, partition 7, NODE_LOCAL, 4615 bytes) taskResourceAssignments Map()</text:p>
      <text:p text:style-name="Standard">2021-07-06 17:59:30,607 INFO scheduler.TaskSetManager: Starting task 3.0 in stage 4.0 (TID 10) (slave4, executor 4, partition 8, NODE_LOCAL, 4615 bytes) taskResourceAssignments Map()</text:p>
      <text:p text:style-name="Standard">2021-07-06 17:59:30,608 INFO scheduler.TaskSetManager: Starting task 4.0 in stage 4.0 (TID 11) (slave2, executor 3, partition 9, NODE_LOCAL, 4615 bytes) taskResourceAssignments Map()</text:p>
      <text:p text:style-name="Standard">2021-07-06 17:59:30,608 INFO scheduler.TaskSetManager: Starting task 5.0 in stage 4.0 (TID 12) (slave1, executor 6, partition 10, NODE_LOCAL, 4615 bytes) taskResourceAssignments Map()</text:p>
      <text:p text:style-name="Standard">2021-07-06 17:59:30,608 INFO scheduler.TaskSetManager: Starting task 6.0 in stage 4.0 (TID 13) (slave3, executor 5, partition 11, NODE_LOCAL, 4615 bytes) taskResourceAssignments Map()</text:p>
      <text:p text:style-name="Standard">2021-07-06 17:59:30,609 INFO scheduler.TaskSetManager: Starting task 8.0 in stage 4.0 (TID 14) (slave3, executor 1, partition 13, NODE_LOCAL, 4615 bytes) taskResourceAssignments Map()</text:p>
      <text:p text:style-name="Standard">2021-07-06 17:59:30,610 INFO scheduler.TaskSetManager: Starting task 7.0 in stage 4.0 (TID 15) (slave1, executor 2, partition 12, NODE_LOCAL, 4615 bytes) taskResourceAssignments Map()</text:p>
      <text:p text:style-name="Standard">2021-07-06 17:59:30,610 INFO scheduler.TaskSetManager: Starting task 11.0 in stage 4.0 (TID 16) (slave4, executor 8, partition 16, NODE_LOCAL, 4615 bytes) taskResourceAssignments Map()</text:p>
      <text:p text:style-name="Standard">2021-07-06 17:59:30,611 INFO scheduler.TaskSetManager: Starting task 9.0 in stage 4.0 (TID 17) (slave2, executor 7, partition 14, NODE_LOCAL, 4615 bytes) taskResourceAssignments Map()</text:p>
      <text:p text:style-name="Standard">2021-07-06 17:59:30,611 INFO scheduler.TaskSetManager: Starting task 12.0 in stage 4.0 (TID 18) (slave4, executor 4, partition 17, NODE_LOCAL, 4615 bytes) taskResourceAssignments Map()</text:p>
      <text:p text:style-name="Standard">2021-07-06 17:59:30,611 INFO scheduler.TaskSetManager: Starting task 10.0 in stage 4.0 (TID 19) (slave2, executor 3, partition 15, NODE_LOCAL, 4615 bytes) taskResourceAssignments Map()</text:p>
      <text:p text:style-name="Standard">2021-07-06 17:59:30,611 INFO scheduler.TaskSetManager: Starting task 13.0 in stage 4.0 (TID 20) (slave1, executor 6, partition 18, NODE_LOCAL, 4615 bytes) taskResourceAssignments Map()</text:p>
      <text:p text:style-name="Standard">2021-07-06 17:59:30,612 INFO scheduler.TaskSetManager: Starting task 14.0 in stage 4.0 (TID 21) (slave3, executor 5, partition 19, NODE_LOCAL, 4615 bytes) taskResourceAssignments Map()</text:p>
      <text:p text:style-name="Standard">2021-07-06 17:59:30,612 INFO scheduler.TaskSetManager: Starting task 15.0 in stage 4.0 (TID 22) (slave3, executor 1, partition 20, NODE_LOCAL, 4615 bytes) taskResourceAssignments Map()</text:p>
      <text:p text:style-name="Standard">2021-07-06 17:59:30,633 INFO storage.BlockManagerInfo: Added broadcast_8_piece0 in memory on slave3:45987 (size: 2.5 KiB, free: 2.5 GiB)</text:p>
      <text:p text:style-name="Standard">2021-07-06 17:59:30,646 INFO storage.BlockManagerInfo: Added broadcast_8_piece0 in memory on slave2:37095 (size: 2.5 KiB, free: 2.5 GiB)</text:p>
      <text:p text:style-name="Standard"><text:soft-page-break/>2021-07-06 17:59:30,649 INFO storage.BlockManagerInfo: Added broadcast_8_piece0 in memory on slave4:34799 (size: 2.5 KiB, free: 2.5 GiB)</text:p>
      <text:p text:style-name="Standard">2021-07-06 17:59:30,650 INFO storage.BlockManagerInfo: Added broadcast_8_piece0 in memory on slave2:35469 (size: 2.5 KiB, free: 2.5 GiB)</text:p>
      <text:p text:style-name="Standard">2021-07-06 17:59:30,651 INFO storage.BlockManagerInfo: Added broadcast_8_piece0 in memory on slave1:39533 (size: 2.5 KiB, free: 2.5 GiB)</text:p>
      <text:p text:style-name="Standard">2021-07-06 17:59:30,653 INFO storage.BlockManagerInfo: Added broadcast_8_piece0 in memory on slave3:35437 (size: 2.5 KiB, free: 2.5 GiB)</text:p>
      <text:p text:style-name="Standard">2021-07-06 17:59:30,658 INFO scheduler.TaskSetManager: Starting task 16.0 in stage 4.0 (TID 23) (slave3, executor 1, partition 21, NODE_LOCAL, 4615 bytes) taskResourceAssignments Map()</text:p>
      <text:p text:style-name="Standard">2021-07-06 17:59:30,659 INFO scheduler.TaskSetManager: Finished task 8.0 in stage 4.0 (TID 14) in 51 ms on slave3 (executor 1) (1/20)</text:p>
      <text:p text:style-name="Standard">2021-07-06 17:59:30,660 INFO scheduler.TaskSetManager: Starting task 17.0 in stage 4.0 (TID 24) (slave3, executor 1, partition 22, NODE_LOCAL, 4615 bytes) taskResourceAssignments Map()</text:p>
      <text:p text:style-name="Standard">2021-07-06 17:59:30,662 INFO scheduler.TaskSetManager: Finished task 15.0 in stage 4.0 (TID 22) in 50 ms on slave3 (executor 1) (2/20)</text:p>
      <text:p text:style-name="Standard">[ \ ]2021-07-06 17:59:30,676 INFO scheduler.TaskSetManager: Starting task 19.0 in stage 4.0 (TID 25) (slave1, executor 2, partition 24, NODE_LOCAL, 4615 bytes) taskResourceAssignments Map()</text:p>
      <text:p text:style-name="Standard">2021-07-06 17:59:30,676 INFO scheduler.TaskSetManager: Finished task 7.0 in stage 4.0 (TID 15) in 67 ms on slave1 (executor 2) (3/20)</text:p>
      <text:p text:style-name="Standard">2021-07-06 17:59:30,681 INFO scheduler.TaskSetManager: Starting task 18.0 in stage 4.0 (TID 26) (slave3, executor 5, partition 23, NODE_LOCAL, 4615 bytes) taskResourceAssignments Map()</text:p>
      <text:p text:style-name="Standard">2021-07-06 17:59:30,682 INFO scheduler.TaskSetManager: Finished task 6.0 in stage 4.0 (TID 13) in 74 ms on slave3 (executor 5) (4/20)</text:p>
      <text:p text:style-name="Standard">2021-07-06 17:59:30,685 INFO scheduler.TaskSetManager: Finished task 2.0 in stage 4.0 (TID 9) in 78 ms on slave2 (executor 7) (5/20)</text:p>
      <text:p text:style-name="Standard">2021-07-06 17:59:30,686 INFO scheduler.TaskSetManager: Finished task 4.0 in stage 4.0 (TID 11) in 79 ms on slave2 (executor 3) (6/20)</text:p>
      <text:p text:style-name="Standard">2021-07-06 17:59:30,691 INFO scheduler.TaskSetManager: Finished task 10.0 in stage 4.0 (TID 19) in 80 ms on slave2 (executor 3) (7/20)</text:p>
      <text:p text:style-name="Standard">2021-07-06 17:59:30,692 INFO storage.BlockManagerInfo: Added broadcast_5_piece0 in memory on slave4:34799 (size: 28.0 KiB, free: 2.5 GiB)</text:p>
      <text:p text:style-name="Standard">2021-07-06 17:59:30,692 INFO scheduler.TaskSetManager: Finished task 14.0 in stage 4.0 (TID 21) in 80 ms on slave3 (executor 5) (8/20)</text:p>
      <text:p text:style-name="Standard">2021-07-06 17:59:30,693 INFO scheduler.TaskSetManager: Finished task 17.0 in stage 4.0 (TID 24) in 33 ms on slave3 (executor 1) (9/20)</text:p>
      <text:p text:style-name="Standard">2021-07-06 17:59:30,695 INFO scheduler.TaskSetManager: Finished task 16.0 in stage 4.0 (TID 23) in 37 ms on slave3 (executor 1) (10/20)</text:p>
      <text:p text:style-name="Standard">2021-07-06 17:59:30,695 INFO scheduler.TaskSetManager: Finished task 9.0 in stage 4.0 (TID 17) in 85 ms on slave2 (executor 7) (11/20)</text:p>
      <text:p text:style-name="Standard">2021-07-06 17:59:30,695 INFO scheduler.TaskSetManager: Finished task 0.0 in stage 4.0 (TID 7) in 89 ms on slave1 (executor 2) (12/20)</text:p>
      <text:p text:style-name="Standard">2021-07-06 17:59:30,698 INFO scheduler.TaskSetManager: Finished task 18.0 in stage 4.0 (TID 26) in 17 ms on slave3 (executor 5) (13/20)</text:p>
      <text:p text:style-name="Standard">2021-07-06 17:59:30,700 INFO scheduler.TaskSetManager: Finished task 19.0 in stage 4.0 (TID 25) in 24 ms on slave1 (executor 2) (14/20)</text:p>
      <text:p text:style-name="Standard">2021-07-06 17:59:30,753 INFO scheduler.TaskSetManager: Finished task 11.0 in stage 4.0 (TID 16) in 143 ms on slave4 (executor 8) (15/20)</text:p>
      <text:p text:style-name="Standard">2021-07-06 17:59:30,760 INFO scheduler.TaskSetManager: Finished task 1.0 in stage 4.0 (TID 8) in 154 ms on slave4 (executor 8) (16/20)</text:p>
      <text:p text:style-name="Standard">2021-07-06 17:59:30,810 INFO storage.BlockManagerInfo: Added broadcast_8_piece0 in memory on slave4:46387 (size: 2.5 KiB, free: 2.5 GiB)</text:p>
      <text:p text:style-name="Standard"><text:soft-page-break/>2021-07-06 17:59:30,836 INFO storage.BlockManagerInfo: Added broadcast_8_piece0 in memory on slave1:33589 (size: 2.5 KiB, free: 2.5 GiB)</text:p>
      <text:p text:style-name="Standard">2021-07-06 17:59:31,442 INFO storage.BlockManagerInfo: Added broadcast_5_piece0 in memory on slave4:46387 (size: 28.0 KiB, free: 2.5 GiB)</text:p>
      <text:p text:style-name="Standard">2021-07-06 17:59:31,459 INFO storage.BlockManagerInfo: Added broadcast_5_piece0 in memory on slave1:33589 (size: 28.0 KiB, free: 2.5 GiB)</text:p>
      <text:p text:style-name="Standard">2021-07-06 17:59:32,079 INFO scheduler.TaskSetManager: Finished task 5.0 in stage 4.0 (TID 12) in 1471 ms on slave1 (executor 6) (17/20)</text:p>
      <text:p text:style-name="Standard">2021-07-06 17:59:32,080 INFO scheduler.TaskSetManager: Finished task 13.0 in stage 4.0 (TID 20) in 1468 ms on slave1 (executor 6) (18/20)</text:p>
      <text:p text:style-name="Standard">2021-07-06 17:59:32,083 INFO scheduler.TaskSetManager: Finished task 12.0 in stage 4.0 (TID 18) in 1471 ms on slave4 (executor 4) (19/20)</text:p>
      <text:p text:style-name="Standard">2021-07-06 17:59:32,083 INFO scheduler.TaskSetManager: Finished task 3.0 in stage 4.0 (TID 10) in 1476 ms on slave4 (executor 4) (20/20)</text:p>
      <text:p text:style-name="Standard">2021-07-06 17:59:32,083 INFO cluster.YarnScheduler: Removed TaskSet 4.0, whose tasks have all completed, from pool </text:p>
      <text:p text:style-name="Standard">2021-07-06 17:59:32,084 INFO scheduler.DAGScheduler: ResultStage 4 (first at Feature.scala:120) finished in 1.484 s</text:p>
      <text:p text:style-name="Standard">2021-07-06 17:59:32,084 INFO scheduler.DAGScheduler: Job 4 is finished. Cancelling potential speculative or zombie tasks for this job</text:p>
      <text:p text:style-name="Standard">2021-07-06 17:59:32,084 INFO cluster.YarnScheduler: Killing all running tasks in stage 4: Stage finished</text:p>
      <text:p text:style-name="Standard">2021-07-06 17:59:32,084 INFO scheduler.DAGScheduler: Job 4 finished: first at Feature.scala:120, took 1.489730 s</text:p>
      <text:p text:style-name="Standard">2021-07-06 17:59:32,094 INFO spark.SparkContext: Starting job: first at Feature.scala:120</text:p>
      <text:p text:style-name="Standard">2021-07-06 17:59:32,094 INFO scheduler.DAGScheduler: Got job 5 (first at Feature.scala:120) with 7 output partitions</text:p>
      <text:p text:style-name="Standard">2021-07-06 17:59:32,094 INFO scheduler.DAGScheduler: Final stage: ResultStage 5 (first at Feature.scala:120)</text:p>
      <text:p text:style-name="Standard">2021-07-06 17:59:32,094 INFO scheduler.DAGScheduler: Parents of final stage: List()</text:p>
      <text:p text:style-name="Standard">2021-07-06 17:59:32,094 INFO scheduler.DAGScheduler: Missing parents: List()</text:p>
      <text:p text:style-name="Standard">2021-07-06 17:59:32,096 INFO scheduler.DAGScheduler: Submitting ResultStage 5 (MapPartitionsRDD[5] at objectFile at Feature.scala:120), which has no missing parents</text:p>
      <text:p text:style-name="Standard">2021-07-06 17:59:32,098 INFO memory.MemoryStore: Block broadcast_9 stored as values in memory (estimated size 4.3 KiB, free 6.4 GiB)</text:p>
      <text:p text:style-name="Standard">2021-07-06 17:59:32,099 INFO memory.MemoryStore: Block broadcast_9_piece0 stored as bytes in memory (estimated size 2.5 KiB, free 6.4 GiB)</text:p>
      <text:p text:style-name="Standard">2021-07-06 17:59:32,100 INFO storage.BlockManagerInfo: Added broadcast_9_piece0 in memory on ubuntu:37927 (size: 2.5 KiB, free: 7.3 GiB)</text:p>
      <text:p text:style-name="Standard">2021-07-06 17:59:32,100 INFO spark.SparkContext: Created broadcast 9 from broadcast at DAGScheduler.scala:1388</text:p>
      <text:p text:style-name="Standard">2021-07-06 17:59:32,101 INFO scheduler.DAGScheduler: Submitting 7 missing tasks from ResultStage 5 (MapPartitionsRDD[5] at objectFile at Feature.scala:120) (first 15 tasks are for partitions Vector(25, 26, 27, 28, 29, 30, 31))</text:p>
      <text:p text:style-name="Standard">2021-07-06 17:59:32,101 INFO cluster.YarnScheduler: Adding task set 5.0 with 7 tasks resource profile 0</text:p>
      <text:p text:style-name="Standard">2021-07-06 17:59:32,102 INFO scheduler.TaskSetManager: Starting task 0.0 in stage 5.0 (TID 27) (slave1, executor 6, partition 25, NODE_LOCAL, 4615 bytes) taskResourceAssignments Map()</text:p>
      <text:p text:style-name="Standard">2021-07-06 17:59:32,102 INFO scheduler.TaskSetManager: Starting task 1.0 in stage 5.0 (TID 28) (slave3, executor 5, partition 26, NODE_LOCAL, 4615 bytes) taskResourceAssignments Map()</text:p>
      <text:p text:style-name="Standard">2021-07-06 17:59:32,102 INFO scheduler.TaskSetManager: Starting task 2.0 in stage 5.0 (TID 29) (slave2, executor 3, partition 27, NODE_LOCAL, 4615 bytes) taskResourceAssignments Map()</text:p>
      <text:p text:style-name="Standard"><text:soft-page-break/>2021-07-06 17:59:32,103 INFO scheduler.TaskSetManager: Starting task 3.0 in stage 5.0 (TID 30) (slave3, executor 1, partition 28, NODE_LOCAL, 4615 bytes) taskResourceAssignments Map()</text:p>
      <text:p text:style-name="Standard">2021-07-06 17:59:32,103 INFO scheduler.TaskSetManager: Starting task 4.0 in stage 5.0 (TID 31) (slave4, executor 4, partition 29, NODE_LOCAL, 4615 bytes) taskResourceAssignments Map()</text:p>
      <text:p text:style-name="Standard">2021-07-06 17:59:32,103 INFO scheduler.TaskSetManager: Starting task 6.0 in stage 5.0 (TID 32) (slave2, executor 7, partition 31, NODE_LOCAL, 4615 bytes) taskResourceAssignments Map()</text:p>
      <text:p text:style-name="Standard">2021-07-06 17:59:32,103 INFO scheduler.TaskSetManager: Starting task 5.0 in stage 5.0 (TID 33) (slave1, executor 2, partition 30, NODE_LOCAL, 4615 bytes) taskResourceAssignments Map()</text:p>
      <text:p text:style-name="Standard">2021-07-06 17:59:32,122 INFO storage.BlockManagerInfo: Added broadcast_9_piece0 in memory on slave3:35437 (size: 2.5 KiB, free: 2.5 GiB)</text:p>
      <text:p text:style-name="Standard">2021-07-06 17:59:32,122 INFO storage.BlockManagerInfo: Added broadcast_9_piece0 in memory on slave3:45987 (size: 2.5 KiB, free: 2.5 GiB)</text:p>
      <text:p text:style-name="Standard">2021-07-06 17:59:32,122 INFO storage.BlockManagerInfo: Added broadcast_9_piece0 in memory on slave1:39533 (size: 2.5 KiB, free: 2.5 GiB)</text:p>
      <text:p text:style-name="Standard">2021-07-06 17:59:32,125 INFO storage.BlockManagerInfo: Added broadcast_9_piece0 in memory on slave2:37095 (size: 2.5 KiB, free: 2.5 GiB)</text:p>
      <text:p text:style-name="Standard">2021-07-06 17:59:32,127 INFO storage.BlockManagerInfo: Added broadcast_9_piece0 in memory on slave2:35469 (size: 2.5 KiB, free: 2.5 GiB)</text:p>
      <text:p text:style-name="Standard">2021-07-06 17:59:32,134 INFO storage.BlockManagerInfo: Added broadcast_9_piece0 in memory on slave4:46387 (size: 2.5 KiB, free: 2.5 GiB)</text:p>
      <text:p text:style-name="Standard">2021-07-06 17:59:32,135 INFO storage.BlockManagerInfo: Added broadcast_9_piece0 in memory on slave1:33589 (size: 2.5 KiB, free: 2.5 GiB)</text:p>
      <text:p text:style-name="Standard">2021-07-06 17:59:32,141 INFO scheduler.TaskSetManager: Finished task 1.0 in stage 5.0 (TID 28) in 39 ms on slave3 (executor 5) (1/7)</text:p>
      <text:p text:style-name="Standard">2021-07-06 17:59:32,143 INFO scheduler.TaskSetManager: Finished task 3.0 in stage 5.0 (TID 30) in 41 ms on slave3 (executor 1) (2/7)</text:p>
      <text:p text:style-name="Standard">2021-07-06 17:59:32,143 INFO scheduler.TaskSetManager: Finished task 5.0 in stage 5.0 (TID 33) in 40 ms on slave1 (executor 2) (3/7)</text:p>
      <text:p text:style-name="Standard">2021-07-06 17:59:32,144 INFO scheduler.TaskSetManager: Finished task 2.0 in stage 5.0 (TID 29) in 42 ms on slave2 (executor 3) (4/7)</text:p>
      <text:p text:style-name="Standard">2021-07-06 17:59:32,157 INFO scheduler.TaskSetManager: Finished task 4.0 in stage 5.0 (TID 31) in 54 ms on slave4 (executor 4) (5/7)</text:p>
      <text:p text:style-name="Standard">2021-07-06 17:59:32,161 INFO scheduler.TaskSetManager: Finished task 0.0 in stage 5.0 (TID 27) in 59 ms on slave1 (executor 6) (6/7)</text:p>
      <text:p text:style-name="Standard">2021-07-06 17:59:32,163 INFO scheduler.TaskSetManager: Finished task 6.0 in stage 5.0 (TID 32) in 60 ms on slave2 (executor 7) (7/7)</text:p>
      <text:p text:style-name="Standard">2021-07-06 17:59:32,163 INFO cluster.YarnScheduler: Removed TaskSet 5.0, whose tasks have all completed, from pool </text:p>
      <text:p text:style-name="Standard">2021-07-06 17:59:32,163 INFO scheduler.DAGScheduler: ResultStage 5 (first at Feature.scala:120) finished in 0.066 s</text:p>
      <text:p text:style-name="Standard">2021-07-06 17:59:32,163 INFO scheduler.DAGScheduler: Job 5 is finished. Cancelling potential speculative or zombie tasks for this job</text:p>
      <text:p text:style-name="Standard">2021-07-06 17:59:32,164 INFO cluster.YarnScheduler: Killing all running tasks in stage 5: Stage finished</text:p>
      <text:p text:style-name="Standard">2021-07-06 17:59:32,164 INFO scheduler.DAGScheduler: Job 5 finished: first at Feature.scala:120, took 0.069856 s</text:p>
      <text:p text:style-name="Standard">2021-07-06 17:59:32,165 INFO memory.MemoryStore: Block broadcast_10 stored as values in memory (estimated size 176.0 B, free 6.4 GiB)</text:p>
      <text:p text:style-name="Standard">2021-07-06 17:59:32,166 INFO memory.MemoryStore: Block broadcast_10_piece0 stored as bytes in memory (estimated size 126.0 B, free 6.4 GiB)</text:p>
      <text:p text:style-name="Standard">2021-07-06 17:59:32,166 INFO storage.BlockManagerInfo: Added broadcast_10_piece0 in memory on ubuntu:37927 (size: 126.0 B, free: 7.3 GiB)</text:p>
      <text:p text:style-name="Standard"><text:soft-page-break/>2021-07-06 17:59:32,167 INFO spark.SparkContext: Created broadcast 10 from broadcast at Feature.scala:87</text:p>
      <text:p text:style-name="Standard">2021-07-06 17:59:32,460 INFO memory.MemoryStore: Block broadcast_11 stored as values in memory (estimated size 15.4 MiB, free 6.3 GiB)</text:p>
      <text:p text:style-name="Standard">2021-07-06 17:59:32,486 INFO memory.MemoryStore: Block broadcast_11_piece0 stored as bytes in memory (estimated size 4.0 MiB, free 6.3 GiB)</text:p>
      <text:p text:style-name="Standard">2021-07-06 17:59:32,486 INFO storage.BlockManagerInfo: Added broadcast_11_piece0 in memory on ubuntu:37927 (size: 4.0 MiB, free: 7.3 GiB)</text:p>
      <text:p text:style-name="Standard">2021-07-06 17:59:32,488 INFO memory.MemoryStore: Block broadcast_11_piece1 stored as bytes in memory (estimated size 4.0 MiB, free 6.3 GiB)</text:p>
      <text:p text:style-name="Standard">2021-07-06 17:59:32,489 INFO storage.BlockManagerInfo: Added broadcast_11_piece1 in memory on ubuntu:37927 (size: 4.0 MiB, free: 7.3 GiB)</text:p>
      <text:p text:style-name="Standard">2021-07-06 17:59:32,491 INFO memory.MemoryStore: Block broadcast_11_piece2 stored as bytes in memory (estimated size 4.0 MiB, free 6.3 GiB)</text:p>
      <text:p text:style-name="Standard">2021-07-06 17:59:32,491 INFO storage.BlockManagerInfo: Added broadcast_11_piece2 in memory on ubuntu:37927 (size: 4.0 MiB, free: 7.3 GiB)</text:p>
      <text:p text:style-name="Standard">2021-07-06 17:59:32,492 INFO memory.MemoryStore: Block broadcast_11_piece3 stored as bytes in memory (estimated size 719.9 KiB, free 6.3 GiB)</text:p>
      <text:p text:style-name="Standard">2021-07-06 17:59:32,493 INFO storage.BlockManagerInfo: Added broadcast_11_piece3 in memory on ubuntu:37927 (size: 719.9 KiB, free: 7.3 GiB)</text:p>
      <text:p text:style-name="Standard">2021-07-06 17:59:32,493 INFO spark.SparkContext: Created broadcast 11 from broadcast at SentimentDLModel.scala:181</text:p>
      <text:p text:style-name="Standard">[OK!]</text:p>
      <text:p text:style-name="Standard">2021-07-06 17:59:33,310 INFO datasources.InMemoryFileIndex: It took 11 ms to list leaf files for 1 paths.</text:p>
      <text:p text:style-name="Standard">2021-07-06 17:59:34,594 INFO datasources.FileSourceStrategy: Pushed Filters: </text:p>
      <text:p text:style-name="Standard">2021-07-06 17:59:34,595 INFO datasources.FileSourceStrategy: Post-Scan Filters: AtLeastNNulls(n, index#1,text#2)</text:p>
      <text:p text:style-name="Standard">2021-07-06 17:59:34,597 INFO datasources.FileSourceStrategy: Output Data Schema: struct&lt;index: int, text: string&gt;</text:p>
      <text:p text:style-name="Standard">2021-07-06 17:59:35,152 INFO storage.BlockManagerInfo: Removed broadcast_9_piece0 on slave3:35437 in memory (size: 2.5 KiB, free: 2.5 GiB)</text:p>
      <text:p text:style-name="Standard">2021-07-06 17:59:35,153 INFO storage.BlockManagerInfo: Removed broadcast_9_piece0 on slave3:45987 in memory (size: 2.5 KiB, free: 2.5 GiB)</text:p>
      <text:p text:style-name="Standard">2021-07-06 17:59:35,154 INFO storage.BlockManagerInfo: Removed broadcast_9_piece0 on slave2:35469 in memory (size: 2.5 KiB, free: 2.5 GiB)</text:p>
      <text:p text:style-name="Standard">2021-07-06 17:59:35,156 INFO storage.BlockManagerInfo: Removed broadcast_9_piece0 on slave2:37095 in memory (size: 2.5 KiB, free: 2.5 GiB)</text:p>
      <text:p text:style-name="Standard">2021-07-06 17:59:35,156 INFO storage.BlockManagerInfo: Removed broadcast_9_piece0 on slave1:33589 in memory (size: 2.5 KiB, free: 2.5 GiB)</text:p>
      <text:p text:style-name="Standard">2021-07-06 17:59:35,157 INFO storage.BlockManagerInfo: Removed broadcast_9_piece0 on slave4:46387 in memory (size: 2.5 KiB, free: 2.5 GiB)</text:p>
      <text:p text:style-name="Standard">2021-07-06 17:59:35,157 INFO storage.BlockManagerInfo: Removed broadcast_9_piece0 on slave1:39533 in memory (size: 2.5 KiB, free: 2.5 GiB)</text:p>
      <text:p text:style-name="Standard">2021-07-06 17:59:35,157 INFO storage.BlockManagerInfo: Removed broadcast_9_piece0 on ubuntu:37927 in memory (size: 2.5 KiB, free: 7.3 GiB)</text:p>
      <text:p text:style-name="Standard">2021-07-06 17:59:35,168 INFO storage.BlockManagerInfo: Removed broadcast_3_piece0 on ubuntu:37927 in memory (size: 28.0 KiB, free: 7.3 GiB)</text:p>
      <text:p text:style-name="Standard">2021-07-06 17:59:35,172 INFO storage.BlockManagerInfo: Removed broadcast_3_piece0 on slave4:34799 in memory (size: 28.0 KiB, free: 2.5 GiB)</text:p>
      <text:p text:style-name="Standard">2021-07-06 17:59:35,183 INFO storage.BlockManagerInfo: Removed broadcast_6_piece0 on slave3:35437 in memory (size: 2.5 KiB, free: 2.5 GiB)</text:p>
      <text:p text:style-name="Standard"><text:soft-page-break/>2021-07-06 17:59:35,185 INFO storage.BlockManagerInfo: Removed broadcast_6_piece0 on ubuntu:37927 in memory (size: 2.5 KiB, free: 7.3 GiB)</text:p>
      <text:p text:style-name="Standard">2021-07-06 17:59:35,198 INFO storage.BlockManagerInfo: Removed broadcast_8_piece0 on ubuntu:37927 in memory (size: 2.5 KiB, free: 7.3 GiB)</text:p>
      <text:p text:style-name="Standard">2021-07-06 17:59:35,198 INFO storage.BlockManagerInfo: Removed broadcast_8_piece0 on slave4:34799 in memory (size: 2.5 KiB, free: 2.5 GiB)</text:p>
      <text:p text:style-name="Standard">2021-07-06 17:59:35,199 INFO storage.BlockManagerInfo: Removed broadcast_8_piece0 on slave3:45987 in memory (size: 2.5 KiB, free: 2.5 GiB)</text:p>
      <text:p text:style-name="Standard">2021-07-06 17:59:35,199 INFO storage.BlockManagerInfo: Removed broadcast_8_piece0 on slave2:37095 in memory (size: 2.5 KiB, free: 2.5 GiB)</text:p>
      <text:p text:style-name="Standard">2021-07-06 17:59:35,199 INFO storage.BlockManagerInfo: Removed broadcast_8_piece0 on slave4:46387 in memory (size: 2.5 KiB, free: 2.5 GiB)</text:p>
      <text:p text:style-name="Standard">2021-07-06 17:59:35,200 INFO storage.BlockManagerInfo: Removed broadcast_8_piece0 on slave1:33589 in memory (size: 2.5 KiB, free: 2.5 GiB)</text:p>
      <text:p text:style-name="Standard">2021-07-06 17:59:35,200 INFO storage.BlockManagerInfo: Removed broadcast_8_piece0 on slave2:35469 in memory (size: 2.5 KiB, free: 2.5 GiB)</text:p>
      <text:p text:style-name="Standard">2021-07-06 17:59:35,200 INFO storage.BlockManagerInfo: Removed broadcast_8_piece0 on slave3:35437 in memory (size: 2.5 KiB, free: 2.5 GiB)</text:p>
      <text:p text:style-name="Standard">2021-07-06 17:59:35,201 INFO storage.BlockManagerInfo: Removed broadcast_8_piece0 on slave1:39533 in memory (size: 2.5 KiB, free: 2.5 GiB)</text:p>
      <text:p text:style-name="Standard">2021-07-06 17:59:35,218 INFO storage.BlockManagerInfo: Removed broadcast_5_piece0 on slave2:37095 in memory (size: 28.0 KiB, free: 2.5 GiB)</text:p>
      <text:p text:style-name="Standard">2021-07-06 17:59:35,227 INFO storage.BlockManagerInfo: Removed broadcast_5_piece0 on slave3:45987 in memory (size: 28.0 KiB, free: 2.5 GiB)</text:p>
      <text:p text:style-name="Standard">2021-07-06 17:59:35,228 INFO storage.BlockManagerInfo: Removed broadcast_5_piece0 on slave3:35437 in memory (size: 28.0 KiB, free: 2.5 GiB)</text:p>
      <text:p text:style-name="Standard">2021-07-06 17:59:35,228 INFO storage.BlockManagerInfo: Removed broadcast_5_piece0 on ubuntu:37927 in memory (size: 28.0 KiB, free: 7.3 GiB)</text:p>
      <text:p text:style-name="Standard">2021-07-06 17:59:35,228 INFO storage.BlockManagerInfo: Removed broadcast_5_piece0 on slave4:34799 in memory (size: 28.0 KiB, free: 2.5 GiB)</text:p>
      <text:p text:style-name="Standard">2021-07-06 17:59:35,229 INFO storage.BlockManagerInfo: Removed broadcast_5_piece0 on slave1:33589 in memory (size: 28.0 KiB, free: 2.5 GiB)</text:p>
      <text:p text:style-name="Standard">2021-07-06 17:59:35,231 INFO storage.BlockManagerInfo: Removed broadcast_5_piece0 on slave2:35469 in memory (size: 28.0 KiB, free: 2.5 GiB)</text:p>
      <text:p text:style-name="Standard">2021-07-06 17:59:35,231 INFO storage.BlockManagerInfo: Removed broadcast_5_piece0 on slave1:39533 in memory (size: 28.0 KiB, free: 2.5 GiB)</text:p>
      <text:p text:style-name="Standard">2021-07-06 17:59:35,231 INFO storage.BlockManagerInfo: Removed broadcast_5_piece0 on slave4:46387 in memory (size: 28.0 KiB, free: 2.5 GiB)</text:p>
      <text:p text:style-name="Standard">2021-07-06 17:59:35,240 INFO storage.BlockManagerInfo: Removed broadcast_4_piece0 on ubuntu:37927 in memory (size: 2.4 KiB, free: 7.3 GiB)</text:p>
      <text:p text:style-name="Standard">2021-07-06 17:59:35,241 INFO storage.BlockManagerInfo: Removed broadcast_4_piece0 on slave4:34799 in memory (size: 2.4 KiB, free: 2.5 GiB)</text:p>
      <text:p text:style-name="Standard">2021-07-06 17:59:35,242 INFO codegen.CodeGenerator: Code generated in 449.669629 ms</text:p>
      <text:p text:style-name="Standard">2021-07-06 17:59:35,247 INFO memory.MemoryStore: Block broadcast_12 stored as values in memory (estimated size 330.6 KiB, free 6.3 GiB)</text:p>
      <text:p text:style-name="Standard">2021-07-06 17:59:35,256 INFO storage.BlockManagerInfo: Removed broadcast_7_piece0 on ubuntu:37927 in memory (size: 2.5 KiB, free: 7.3 GiB)</text:p>
      <text:p text:style-name="Standard">2021-07-06 17:59:35,256 INFO storage.BlockManagerInfo: Removed broadcast_7_piece0 on slave2:37095 in memory (size: 2.5 KiB, free: 2.5 GiB)</text:p>
      <text:p text:style-name="Standard">2021-07-06 17:59:35,256 INFO storage.BlockManagerInfo: Removed broadcast_7_piece0 on slave3:45987 in memory (size: 2.5 KiB, free: 2.5 GiB)</text:p>
      <text:p text:style-name="Standard"><text:soft-page-break/>2021-07-06 17:59:35,256 INFO storage.BlockManagerInfo: Removed broadcast_7_piece0 on slave2:35469 in memory (size: 2.5 KiB, free: 2.5 GiB)</text:p>
      <text:p text:style-name="Standard">2021-07-06 17:59:35,257 INFO storage.BlockManagerInfo: Removed broadcast_7_piece0 on slave1:39533 in memory (size: 2.5 KiB, free: 2.5 GiB)</text:p>
      <text:p text:style-name="Standard">2021-07-06 17:59:35,259 INFO memory.MemoryStore: Block broadcast_12_piece0 stored as bytes in memory (estimated size 32.0 KiB, free 6.3 GiB)</text:p>
      <text:p text:style-name="Standard">2021-07-06 17:59:35,260 INFO storage.BlockManagerInfo: Added broadcast_12_piece0 in memory on ubuntu:37927 (size: 32.0 KiB, free: 7.3 GiB)</text:p>
      <text:p text:style-name="Standard">2021-07-06 17:59:35,260 INFO spark.SparkContext: Created broadcast 12 from showString at NativeMethodAccessorImpl.java:0</text:p>
      <text:p text:style-name="Standard">2021-07-06 17:59:35,282 INFO execution.FileSourceScanExec: Planning scan with bin packing, max size: 4194304 bytes, open cost is considered as scanning 4194304 bytes.</text:p>
      <text:p text:style-name="Standard">2021-07-06 17:59:35,330 INFO spark.SparkContext: Starting job: showString at NativeMethodAccessorImpl.java:0</text:p>
      <text:p text:style-name="Standard">2021-07-06 17:59:35,331 INFO scheduler.DAGScheduler: Got job 6 (showString at NativeMethodAccessorImpl.java:0) with 1 output partitions</text:p>
      <text:p text:style-name="Standard">2021-07-06 17:59:35,331 INFO scheduler.DAGScheduler: Final stage: ResultStage 6 (showString at NativeMethodAccessorImpl.java:0)</text:p>
      <text:p text:style-name="Standard">2021-07-06 17:59:35,331 INFO scheduler.DAGScheduler: Parents of final stage: List()</text:p>
      <text:p text:style-name="Standard">2021-07-06 17:59:35,331 INFO scheduler.DAGScheduler: Missing parents: List()</text:p>
      <text:p text:style-name="Standard">2021-07-06 17:59:35,333 INFO scheduler.DAGScheduler: Submitting ResultStage 6 (MapPartitionsRDD[9] at showString at NativeMethodAccessorImpl.java:0), which has no missing parents</text:p>
      <text:p text:style-name="Standard">2021-07-06 17:59:35,374 INFO memory.MemoryStore: Block broadcast_13 stored as values in memory (estimated size 13.0 KiB, free 6.3 GiB)</text:p>
      <text:p text:style-name="Standard">2021-07-06 17:59:35,375 INFO memory.MemoryStore: Block broadcast_13_piece0 stored as bytes in memory (estimated size 6.6 KiB, free 6.3 GiB)</text:p>
      <text:p text:style-name="Standard">2021-07-06 17:59:35,375 INFO storage.BlockManagerInfo: Added broadcast_13_piece0 in memory on ubuntu:37927 (size: 6.6 KiB, free: 7.3 GiB)</text:p>
      <text:p text:style-name="Standard">2021-07-06 17:59:35,375 INFO spark.SparkContext: Created broadcast 13 from broadcast at DAGScheduler.scala:1388</text:p>
      <text:p text:style-name="Standard">2021-07-06 17:59:35,376 INFO scheduler.DAGScheduler: Submitting 1 missing tasks from ResultStage 6 (MapPartitionsRDD[9] at showString at NativeMethodAccessorImpl.java:0) (first 15 tasks are for partitions Vector(0))</text:p>
      <text:p text:style-name="Standard">2021-07-06 17:59:35,376 INFO cluster.YarnScheduler: Adding task set 6.0 with 1 tasks resource profile 0</text:p>
      <text:p text:style-name="Standard">2021-07-06 17:59:35,381 INFO scheduler.TaskSetManager: Starting task 0.0 in stage 6.0 (TID 34) (slave1, executor 6, partition 0, NODE_LOCAL, 4881 bytes) taskResourceAssignments Map()</text:p>
      <text:p text:style-name="Standard">2021-07-06 17:59:35,404 INFO storage.BlockManagerInfo: Added broadcast_13_piece0 in memory on slave1:33589 (size: 6.6 KiB, free: 2.5 GiB)</text:p>
      <text:p text:style-name="Standard">2021-07-06 17:59:35,790 INFO storage.BlockManagerInfo: Added broadcast_12_piece0 in memory on slave1:33589 (size: 32.0 KiB, free: 2.5 GiB)</text:p>
      <text:p text:style-name="Standard">2021-07-06 17:59:35,857 INFO scheduler.TaskSetManager: Finished task 0.0 in stage 6.0 (TID 34) in 480 ms on slave1 (executor 6) (1/1)</text:p>
      <text:p text:style-name="Standard">2021-07-06 17:59:35,857 INFO cluster.YarnScheduler: Removed TaskSet 6.0, whose tasks have all completed, from pool </text:p>
      <text:p text:style-name="Standard">2021-07-06 17:59:35,857 INFO scheduler.DAGScheduler: ResultStage 6 (showString at NativeMethodAccessorImpl.java:0) finished in 0.521 s</text:p>
      <text:p text:style-name="Standard">2021-07-06 17:59:35,858 INFO scheduler.DAGScheduler: Job 6 is finished. Cancelling potential speculative or zombie tasks for this job</text:p>
      <text:p text:style-name="Standard">2021-07-06 17:59:35,858 INFO cluster.YarnScheduler: Killing all running tasks in stage 6: Stage finished</text:p>
      <text:p text:style-name="Standard"><text:soft-page-break/>2021-07-06 17:59:35,858 INFO scheduler.DAGScheduler: Job 6 finished: showString at NativeMethodAccessorImpl.java:0, took 0.527610 s</text:p>
      <text:p text:style-name="Standard">2021-07-06 17:59:35,884 INFO codegen.CodeGenerator: Code generated in 13.785563 ms</text:p>
      <text:p text:style-name="Standard">+-----+-------------------------------------------------------------------------------------------------------+</text:p>
      <text:p text:style-name="Standard">|index|text <text:s text:c="98"/>|</text:p>
      <text:p text:style-name="Standard">+-----+-------------------------------------------------------------------------------------------------------+</text:p>
      <text:p text:style-name="Standard">|0 <text:s text:c="3"/>|97% of the funding for the development of the Oxford/AstraZeneca Covid-19 vaccine came from the public.|</text:p>
      <text:p text:style-name="Standard">|1 <text:s text:c="3"/>|Would there be more uptake on AstraZeneca if there was some catchy jingle? <text:s text:c="28"/>|</text:p>
      <text:p text:style-name="Standard">+-----+-------------------------------------------------------------------------------------------------------+</text:p>
      <text:p text:style-name="Standard">only showing top 2 rows</text:p>
      <text:p text:style-name="Standard"/>
      <text:p text:style-name="Standard">&lt;class 'pyspark.sql.dataframe.DataFrame'&gt;</text:p>
      <text:p text:style-name="Standard">root</text:p>
      <text:p text:style-name="Standard"><text:s/>|-- <text:span text:style-name="T9">index</text:span>: integer (nullable = true)</text:p>
      <text:p text:style-name="Standard"><text:s/>|-- <text:span text:style-name="T9">text</text:span>: string (nullable = true)</text:p>
      <text:p text:style-name="Standard"><text:s/>|-- <text:span text:style-name="T9">document</text:span>: array (nullable = true)</text:p>
      <text:p text:style-name="Standard"><text:s/>| <text:s text:c="3"/>|-- element: struct (containsNull = true)</text:p>
      <text:p text:style-name="Standard"><text:s/>| <text:s text:c="3"/>| <text:s text:c="3"/>|-- annotatorType: string (nullable = true)</text:p>
      <text:p text:style-name="Standard"><text:s/>| <text:s text:c="3"/>| <text:s text:c="3"/>|-- begin: integer (nullable = false)</text:p>
      <text:p text:style-name="Standard"><text:s/>| <text:s text:c="3"/>| <text:s text:c="3"/>|-- end: integer (nullable = false)</text:p>
      <text:p text:style-name="Standard"><text:s/>| <text:s text:c="3"/>| <text:s text:c="3"/>|-- result: string (nullable = true)</text:p>
      <text:p text:style-name="Standard"><text:s/>| <text:s text:c="3"/>| <text:s text:c="3"/>|-- metadata: map (nullable = true)</text:p>
      <text:p text:style-name="Standard"><text:s/>| <text:s text:c="3"/>| <text:s text:c="3"/>| <text:s text:c="3"/>|-- key: string</text:p>
      <text:p text:style-name="Standard"><text:s/>| <text:s text:c="3"/>| <text:s text:c="3"/>| <text:s text:c="3"/>|-- value: string (valueContainsNull = true)</text:p>
      <text:p text:style-name="Standard"><text:s/>| <text:s text:c="3"/>| <text:s text:c="3"/>|-- embeddings: array (nullable = true)</text:p>
      <text:p text:style-name="Standard"><text:s/>| <text:s text:c="3"/>| <text:s text:c="3"/>| <text:s text:c="3"/>|-- element: float (containsNull = false)</text:p>
      <text:p text:style-name="Standard"><text:s/>|-- <text:span text:style-name="T9">sentence_embeddings</text:span>: array (nullable = true)</text:p>
      <text:p text:style-name="Standard"><text:s/>| <text:s text:c="3"/>|-- element: struct (containsNull = true)</text:p>
      <text:p text:style-name="Standard"><text:s/>| <text:s text:c="3"/>| <text:s text:c="3"/>|-- annotatorType: string (nullable = true)</text:p>
      <text:p text:style-name="Standard"><text:s/>| <text:s text:c="3"/>| <text:s text:c="3"/>|-- begin: integer (nullable = false)</text:p>
      <text:p text:style-name="Standard"><text:s/>| <text:s text:c="3"/>| <text:s text:c="3"/>|-- end: integer (nullable = false)</text:p>
      <text:p text:style-name="Standard"><text:s/>| <text:s text:c="3"/>| <text:s text:c="3"/>|-- result: string (nullable = true)</text:p>
      <text:p text:style-name="Standard"><text:s/>| <text:s text:c="3"/>| <text:s text:c="3"/>|-- metadata: map (nullable = true)</text:p>
      <text:p text:style-name="Standard"><text:s/>| <text:s text:c="3"/>| <text:s text:c="3"/>| <text:s text:c="3"/>|-- key: string</text:p>
      <text:p text:style-name="Standard"><text:s/>| <text:s text:c="3"/>| <text:s text:c="3"/>| <text:s text:c="3"/>|-- value: string (valueContainsNull = true)</text:p>
      <text:p text:style-name="Standard"><text:s/>| <text:s text:c="3"/>| <text:s text:c="3"/>|-- embeddings: array (nullable = true)</text:p>
      <text:p text:style-name="Standard"><text:s/>| <text:s text:c="3"/>| <text:s text:c="3"/>| <text:s text:c="3"/>|-- element: float (containsNull = false)</text:p>
      <text:p text:style-name="Standard"><text:s/>|-- <text:span text:style-name="T3">sentiment</text:span>: array (nullable = true)</text:p>
      <text:p text:style-name="Standard"><text:s/>| <text:s text:c="3"/>|-- <text:span text:style-name="T1">element</text:span>: struct (containsNull = true)</text:p>
      <text:p text:style-name="Standard"><text:s/>| <text:s text:c="3"/>| <text:s text:c="3"/>|-- <text:span text:style-name="T1">annotatorType</text:span>: string (nullable = true)</text:p>
      <text:p text:style-name="Standard"><text:s/>| <text:s text:c="3"/>| <text:s text:c="3"/>|-- <text:span text:style-name="T1">begin</text:span>: integer (nullable = false)</text:p>
      <text:p text:style-name="Standard"><text:s/>| <text:s text:c="3"/>| <text:s text:c="3"/>|-- <text:span text:style-name="T1">end</text:span>: integer (nullable = false)</text:p>
      <text:p text:style-name="Standard"><text:s/>| <text:s text:c="3"/>| <text:s text:c="3"/>|-- <text:span text:style-name="T3">result</text:span>: string (nullable = true)</text:p>
      <text:p text:style-name="Standard"><text:s/>| <text:s text:c="3"/>| <text:s text:c="3"/>|-- <text:span text:style-name="T1">metadata</text:span>: map (nullable = true)</text:p>
      <text:p text:style-name="Standard"><text:s/>| <text:s text:c="3"/>| <text:s text:c="3"/>| <text:s text:c="3"/>|-- <text:span text:style-name="T1">key</text:span>: string</text:p>
      <text:p text:style-name="Standard"><text:s/>| <text:s text:c="3"/>| <text:s text:c="3"/>| <text:s text:c="3"/>|-- <text:span text:style-name="T1">value</text:span>: string (valueContainsNull = true)</text:p>
      <text:p text:style-name="Standard"><text:s/>| <text:s text:c="3"/>| <text:s text:c="3"/>|-- <text:span text:style-name="T1">embeddings</text:span>: array (nullable = true)</text:p>
      <text:p text:style-name="Standard"><text:s/>| <text:s text:c="3"/>| <text:s text:c="3"/>| <text:s text:c="3"/>|-- <text:span text:style-name="T1">element</text:span>: float (containsNull = false)</text:p>
      <text:p text:style-name="Standard"/>
      <text:p text:style-name="Standard">None</text:p>
      <text:p text:style-name="Standard"><text:soft-page-break/>2021-07-06 17:59:36,482 INFO datasources.FileSourceStrategy: Pushed Filters: </text:p>
      <text:p text:style-name="Standard">2021-07-06 17:59:36,482 INFO datasources.FileSourceStrategy: Post-Scan Filters: AtLeastNNulls(n, index#1,text#2)</text:p>
      <text:p text:style-name="Standard">2021-07-06 17:59:36,483 INFO datasources.FileSourceStrategy: Output Data Schema: struct&lt;index: int, text: string&gt;</text:p>
      <text:p text:style-name="Standard">2021-07-06 17:59:36,551 INFO codegen.CodeGenerator: Code generated in 35.10877 ms</text:p>
      <text:p text:style-name="Standard">2021-07-06 17:59:36,553 INFO memory.MemoryStore: Block broadcast_14 stored as values in memory (estimated size 330.6 KiB, free 6.3 GiB)</text:p>
      <text:p text:style-name="Standard">2021-07-06 17:59:36,559 INFO memory.MemoryStore: Block broadcast_14_piece0 stored as bytes in memory (estimated size 32.0 KiB, free 6.3 GiB)</text:p>
      <text:p text:style-name="Standard">2021-07-06 17:59:36,559 INFO storage.BlockManagerInfo: Added broadcast_14_piece0 in memory on ubuntu:37927 (size: 32.0 KiB, free: 7.3 GiB)</text:p>
      <text:p text:style-name="Standard">2021-07-06 17:59:36,560 INFO spark.SparkContext: Created broadcast 14 from toPandas at /home/hadoopuser/Documents/jba/twitter_apps/spark_nltk_nlp_test.py:174</text:p>
      <text:p text:style-name="Standard">2021-07-06 17:59:36,560 INFO execution.FileSourceScanExec: Planning scan with bin packing, max size: 4194304 bytes, open cost is considered as scanning 4194304 bytes.</text:p>
      <text:p text:style-name="Standard">2021-07-06 17:59:36,645 INFO spark.SparkContext: Starting job: toPandas at /home/hadoopuser/Documents/jba/twitter_apps/spark_nltk_nlp_test.py:174</text:p>
      <text:p text:style-name="Standard">2021-07-06 17:59:36,646 INFO scheduler.DAGScheduler: Got job 7 (toPandas at /home/hadoopuser/Documents/jba/twitter_apps/spark_nltk_nlp_test.py:174) with 1 output partitions</text:p>
      <text:p text:style-name="Standard">2021-07-06 17:59:36,646 INFO scheduler.DAGScheduler: Final stage: ResultStage 7 (toPandas at /home/hadoopuser/Documents/jba/twitter_apps/spark_nltk_nlp_test.py:174)</text:p>
      <text:p text:style-name="Standard">2021-07-06 17:59:36,646 INFO scheduler.DAGScheduler: Parents of final stage: List()</text:p>
      <text:p text:style-name="Standard">2021-07-06 17:59:36,647 INFO scheduler.DAGScheduler: Missing parents: List()</text:p>
      <text:p text:style-name="Standard">2021-07-06 17:59:36,649 INFO scheduler.DAGScheduler: Submitting ResultStage 7 (MapPartitionsRDD[18] at toPandas at /home/hadoopuser/Documents/jba/twitter_apps/spark_nltk_nlp_test.py:174), which has no missing parents</text:p>
      <text:p text:style-name="Standard">2021-07-06 17:59:36,653 INFO memory.MemoryStore: Block broadcast_15 stored as values in memory (estimated size 55.9 KiB, free 6.3 GiB)</text:p>
      <text:p text:style-name="Standard">2021-07-06 17:59:36,654 INFO memory.MemoryStore: Block broadcast_15_piece0 stored as bytes in memory (estimated size 21.9 KiB, free 6.3 GiB)</text:p>
      <text:p text:style-name="Standard">2021-07-06 17:59:36,654 INFO storage.BlockManagerInfo: Added broadcast_15_piece0 in memory on ubuntu:37927 (size: 21.9 KiB, free: 7.3 GiB)</text:p>
      <text:p text:style-name="Standard">2021-07-06 17:59:36,655 INFO spark.SparkContext: Created broadcast 15 from broadcast at DAGScheduler.scala:1388</text:p>
      <text:p text:style-name="Standard">2021-07-06 17:59:36,655 INFO scheduler.DAGScheduler: Submitting 1 missing tasks from ResultStage 7 (MapPartitionsRDD[18] at toPandas at /home/hadoopuser/Documents/jba/twitter_apps/spark_nltk_nlp_test.py:174) (first 15 tasks are for partitions Vector(0))</text:p>
      <text:p text:style-name="Standard">2021-07-06 17:59:36,656 INFO cluster.YarnScheduler: Adding task set 7.0 with 1 tasks resource profile 0</text:p>
      <text:p text:style-name="Standard">2021-07-06 17:59:36,657 INFO scheduler.TaskSetManager: Starting task 0.0 in stage 7.0 (TID 35) (slave4, executor 8, partition 0, NODE_LOCAL, 4881 bytes) taskResourceAssignments Map()</text:p>
      <text:p text:style-name="Standard">2021-07-06 17:59:36,681 INFO storage.BlockManagerInfo: Added broadcast_15_piece0 in memory on slave4:34799 (size: 21.9 KiB, free: 2.5 GiB)</text:p>
      <text:p text:style-name="Standard">2021-07-06 17:59:37,324 INFO storage.BlockManagerInfo: Added broadcast_14_piece0 in memory on slave4:34799 (size: 32.0 KiB, free: 2.5 GiB)</text:p>
      <text:p text:style-name="Standard">2021-07-06 17:59:38,216 INFO storage.BlockManagerInfo: Added broadcast_2_piece73 in memory on slave4:34799 (size: 4.0 MiB, free: 2.5 GiB)</text:p>
      <text:p text:style-name="Standard">2021-07-06 17:59:38,280 INFO storage.BlockManagerInfo: Added broadcast_2_piece152 in memory on slave4:34799 (size: 4.0 MiB, free: 2.5 GiB)</text:p>
      <text:p text:style-name="Standard"><text:soft-page-break/>2021-07-06 17:59:38,331 INFO storage.BlockManagerInfo: Added broadcast_2_piece69 in memory on slave4:34799 (size: 4.0 MiB, free: 2.5 GiB)</text:p>
      <text:p text:style-name="Standard">2021-07-06 17:59:38,388 INFO storage.BlockManagerInfo: Added broadcast_2_piece150 in memory on slave4:34799 (size: 4.0 MiB, free: 2.5 GiB)</text:p>
      <text:p text:style-name="Standard">2021-07-06 17:59:38,443 INFO storage.BlockManagerInfo: Added broadcast_2_piece203 in memory on slave4:34799 (size: 4.0 MiB, free: 2.5 GiB)</text:p>
      <text:p text:style-name="Standard">2021-07-06 17:59:38,499 INFO storage.BlockManagerInfo: Added broadcast_2_piece155 in memory on slave4:34799 (size: 4.0 MiB, free: 2.5 GiB)</text:p>
      <text:p text:style-name="Standard">2021-07-06 17:59:38,551 INFO storage.BlockManagerInfo: Added broadcast_2_piece162 in memory on slave4:34799 (size: 4.0 MiB, free: 2.5 GiB)</text:p>
      <text:p text:style-name="Standard">2021-07-06 17:59:38,607 INFO storage.BlockManagerInfo: Added broadcast_2_piece221 in memory on slave4:34799 (size: 4.0 MiB, free: 2.5 GiB)</text:p>
      <text:p text:style-name="Standard">2021-07-06 17:59:38,659 INFO storage.BlockManagerInfo: Added broadcast_2_piece148 in memory on slave4:34799 (size: 4.0 MiB, free: 2.5 GiB)</text:p>
      <text:p text:style-name="Standard">2021-07-06 17:59:38,714 INFO storage.BlockManagerInfo: Added broadcast_2_piece184 in memory on slave4:34799 (size: 4.0 MiB, free: 2.5 GiB)</text:p>
      <text:p text:style-name="Standard">2021-07-06 17:59:38,768 INFO storage.BlockManagerInfo: Added broadcast_2_piece104 in memory on slave4:34799 (size: 4.0 MiB, free: 2.4 GiB)</text:p>
      <text:p text:style-name="Standard">2021-07-06 17:59:38,838 INFO storage.BlockManagerInfo: Added broadcast_2_piece87 in memory on slave4:34799 (size: 4.0 MiB, free: 2.4 GiB)</text:p>
      <text:p text:style-name="Standard">2021-07-06 17:59:38,886 INFO storage.BlockManagerInfo: Added broadcast_2_piece124 in memory on slave4:34799 (size: 4.0 MiB, free: 2.4 GiB)</text:p>
      <text:p text:style-name="Standard">2021-07-06 17:59:38,934 INFO storage.BlockManagerInfo: Added broadcast_2_piece135 in memory on slave4:34799 (size: 4.0 MiB, free: 2.4 GiB)</text:p>
      <text:p text:style-name="Standard">2021-07-06 17:59:38,981 INFO storage.BlockManagerInfo: Added broadcast_2_piece172 in memory on slave4:34799 (size: 4.0 MiB, free: 2.4 GiB)</text:p>
      <text:p text:style-name="Standard">2021-07-06 17:59:39,032 INFO storage.BlockManagerInfo: Added broadcast_2_piece216 in memory on slave4:34799 (size: 4.0 MiB, free: 2.4 GiB)</text:p>
      <text:p text:style-name="Standard">2021-07-06 17:59:39,083 INFO storage.BlockManagerInfo: Added broadcast_2_piece60 in memory on slave4:34799 (size: 4.0 MiB, free: 2.4 GiB)</text:p>
      <text:p text:style-name="Standard">2021-07-06 17:59:39,145 INFO storage.BlockManagerInfo: Added broadcast_2_piece173 in memory on slave4:34799 (size: 4.0 MiB, free: 2.4 GiB)</text:p>
      <text:p text:style-name="Standard">2021-07-06 17:59:39,192 INFO storage.BlockManagerInfo: Added broadcast_2_piece125 in memory on slave4:34799 (size: 4.0 MiB, free: 2.4 GiB)</text:p>
      <text:p text:style-name="Standard">2021-07-06 17:59:39,248 INFO storage.BlockManagerInfo: Added broadcast_2_piece11 in memory on slave4:34799 (size: 4.0 MiB, free: 2.4 GiB)</text:p>
      <text:p text:style-name="Standard">2021-07-06 17:59:39,297 INFO storage.BlockManagerInfo: Added broadcast_2_piece43 in memory on slave4:34799 (size: 4.0 MiB, free: 2.4 GiB)</text:p>
      <text:p text:style-name="Standard">2021-07-06 17:59:39,349 INFO storage.BlockManagerInfo: Added broadcast_2_piece29 in memory on slave4:34799 (size: 4.0 MiB, free: 2.4 GiB)</text:p>
      <text:p text:style-name="Standard">2021-07-06 17:59:39,403 INFO storage.BlockManagerInfo: Added broadcast_2_piece1 in memory on slave4:34799 (size: 4.0 MiB, free: 2.4 GiB)</text:p>
      <text:p text:style-name="Standard">2021-07-06 17:59:39,451 INFO storage.BlockManagerInfo: Added broadcast_2_piece13 in memory on slave4:34799 (size: 4.0 MiB, free: 2.4 GiB)</text:p>
      <text:p text:style-name="Standard">2021-07-06 17:59:39,501 INFO storage.BlockManagerInfo: Added broadcast_2_piece77 in memory on slave4:34799 (size: 4.0 MiB, free: 2.4 GiB)</text:p>
      <text:p text:style-name="Standard">2021-07-06 17:59:39,552 INFO storage.BlockManagerInfo: Added broadcast_2_piece83 in memory on slave4:34799 (size: 4.0 MiB, free: 2.4 GiB)</text:p>
      <text:p text:style-name="Standard">2021-07-06 17:59:39,601 INFO storage.BlockManagerInfo: Added broadcast_2_piece20 in memory on slave4:34799 (size: 4.0 MiB, free: 2.4 GiB)</text:p>
      <text:p text:style-name="Standard">2021-07-06 17:59:39,651 INFO storage.BlockManagerInfo: Added broadcast_2_piece146 in memory on slave4:34799 (size: 4.0 MiB, free: 2.4 GiB)</text:p>
      <text:p text:style-name="Standard"><text:soft-page-break/>2021-07-06 17:59:39,703 INFO storage.BlockManagerInfo: Added broadcast_2_piece31 in memory on slave4:34799 (size: 4.0 MiB, free: 2.4 GiB)</text:p>
      <text:p text:style-name="Standard">2021-07-06 17:59:39,754 INFO storage.BlockManagerInfo: Added broadcast_2_piece131 in memory on slave4:34799 (size: 4.0 MiB, free: 2.4 GiB)</text:p>
      <text:p text:style-name="Standard">2021-07-06 17:59:39,805 INFO storage.BlockManagerInfo: Added broadcast_2_piece27 in memory on slave4:34799 (size: 4.0 MiB, free: 2.4 GiB)</text:p>
      <text:p text:style-name="Standard">2021-07-06 17:59:39,858 INFO storage.BlockManagerInfo: Added broadcast_2_piece74 in memory on slave4:34799 (size: 4.0 MiB, free: 2.4 GiB)</text:p>
      <text:p text:style-name="Standard">2021-07-06 17:59:39,908 INFO storage.BlockManagerInfo: Added broadcast_2_piece175 in memory on slave4:34799 (size: 4.0 MiB, free: 2.4 GiB)</text:p>
      <text:p text:style-name="Standard">2021-07-06 17:59:39,959 INFO storage.BlockManagerInfo: Added broadcast_2_piece84 in memory on slave4:34799 (size: 4.0 MiB, free: 2.4 GiB)</text:p>
      <text:p text:style-name="Standard">2021-07-06 17:59:40,014 INFO storage.BlockManagerInfo: Added broadcast_2_piece149 in memory on slave4:34799 (size: 4.0 MiB, free: 2.4 GiB)</text:p>
      <text:p text:style-name="Standard">2021-07-06 17:59:40,064 INFO storage.BlockManagerInfo: Added broadcast_2_piece12 in memory on slave4:34799 (size: 4.0 MiB, free: 2.4 GiB)</text:p>
      <text:p text:style-name="Standard">2021-07-06 17:59:40,115 INFO storage.BlockManagerInfo: Added broadcast_2_piece28 in memory on slave4:34799 (size: 4.0 MiB, free: 2.3 GiB)</text:p>
      <text:p text:style-name="Standard">2021-07-06 17:59:40,166 INFO storage.BlockManagerInfo: Added broadcast_2_piece190 in memory on slave4:34799 (size: 4.0 MiB, free: 2.3 GiB)</text:p>
      <text:p text:style-name="Standard">2021-07-06 17:59:40,216 INFO storage.BlockManagerInfo: Added broadcast_2_piece67 in memory on slave4:34799 (size: 4.0 MiB, free: 2.3 GiB)</text:p>
      <text:p text:style-name="Standard">2021-07-06 17:59:40,267 INFO storage.BlockManagerInfo: Added broadcast_2_piece181 in memory on slave4:34799 (size: 4.0 MiB, free: 2.3 GiB)</text:p>
      <text:p text:style-name="Standard">2021-07-06 17:59:40,315 INFO storage.BlockManagerInfo: Added broadcast_2_piece100 in memory on slave4:34799 (size: 4.0 MiB, free: 2.3 GiB)</text:p>
      <text:p text:style-name="Standard">2021-07-06 17:59:40,365 INFO storage.BlockManagerInfo: Added broadcast_2_piece49 in memory on slave4:34799 (size: 4.0 MiB, free: 2.3 GiB)</text:p>
      <text:p text:style-name="Standard">2021-07-06 17:59:40,414 INFO storage.BlockManagerInfo: Added broadcast_2_piece220 in memory on slave4:34799 (size: 4.0 MiB, free: 2.3 GiB)</text:p>
      <text:p text:style-name="Standard">2021-07-06 17:59:40,467 INFO storage.BlockManagerInfo: Added broadcast_2_piece51 in memory on slave4:34799 (size: 4.0 MiB, free: 2.3 GiB)</text:p>
      <text:p text:style-name="Standard">2021-07-06 17:59:40,517 INFO storage.BlockManagerInfo: Added broadcast_2_piece41 in memory on slave4:34799 (size: 4.0 MiB, free: 2.3 GiB)</text:p>
      <text:p text:style-name="Standard">2021-07-06 17:59:40,570 INFO storage.BlockManagerInfo: Added broadcast_2_piece86 in memory on slave4:34799 (size: 4.0 MiB, free: 2.3 GiB)</text:p>
      <text:p text:style-name="Standard">2021-07-06 17:59:40,618 INFO storage.BlockManagerInfo: Added broadcast_2_piece129 in memory on slave4:34799 (size: 4.0 MiB, free: 2.3 GiB)</text:p>
      <text:p text:style-name="Standard">2021-07-06 17:59:40,672 INFO storage.BlockManagerInfo: Added broadcast_2_piece16 in memory on slave4:34799 (size: 4.0 MiB, free: 2.3 GiB)</text:p>
      <text:p text:style-name="Standard">2021-07-06 17:59:40,720 INFO storage.BlockManagerInfo: Added broadcast_2_piece132 in memory on slave4:34799 (size: 4.0 MiB, free: 2.3 GiB)</text:p>
      <text:p text:style-name="Standard">2021-07-06 17:59:40,771 INFO storage.BlockManagerInfo: Added broadcast_2_piece14 in memory on slave4:34799 (size: 4.0 MiB, free: 2.3 GiB)</text:p>
      <text:p text:style-name="Standard">2021-07-06 17:59:40,820 INFO storage.BlockManagerInfo: Added broadcast_2_piece212 in memory on slave4:34799 (size: 4.0 MiB, free: 2.3 GiB)</text:p>
      <text:p text:style-name="Standard">2021-07-06 17:59:40,870 INFO storage.BlockManagerInfo: Added broadcast_2_piece157 in memory on slave4:34799 (size: 4.0 MiB, free: 2.3 GiB)</text:p>
      <text:p text:style-name="Standard">2021-07-06 17:59:40,922 INFO storage.BlockManagerInfo: Added broadcast_2_piece88 in memory on slave4:34799 (size: 4.0 MiB, free: 2.3 GiB)</text:p>
      <text:p text:style-name="Standard">2021-07-06 17:59:40,976 INFO storage.BlockManagerInfo: Added broadcast_2_piece245 in memory on slave4:34799 (size: 4.0 MiB, free: 2.3 GiB)</text:p>
      <text:p text:style-name="Standard"><text:soft-page-break/>2021-07-06 17:59:41,030 INFO storage.BlockManagerInfo: Added broadcast_2_piece35 in memory on slave4:34799 (size: 4.0 MiB, free: 2.3 GiB)</text:p>
      <text:p text:style-name="Standard">2021-07-06 17:59:41,083 INFO storage.BlockManagerInfo: Added broadcast_2_piece116 in memory on slave4:34799 (size: 4.0 MiB, free: 2.3 GiB)</text:p>
      <text:p text:style-name="Standard">2021-07-06 17:59:41,134 INFO storage.BlockManagerInfo: Added broadcast_2_piece210 in memory on slave4:34799 (size: 4.0 MiB, free: 2.3 GiB)</text:p>
      <text:p text:style-name="Standard">2021-07-06 17:59:41,187 INFO storage.BlockManagerInfo: Added broadcast_2_piece206 in memory on slave4:34799 (size: 4.0 MiB, free: 2.3 GiB)</text:p>
      <text:p text:style-name="Standard">2021-07-06 17:59:41,239 INFO storage.BlockManagerInfo: Added broadcast_2_piece180 in memory on slave4:34799 (size: 4.0 MiB, free: 2.3 GiB)</text:p>
      <text:p text:style-name="Standard">2021-07-06 17:59:41,293 INFO storage.BlockManagerInfo: Added broadcast_2_piece57 in memory on slave4:34799 (size: 4.0 MiB, free: 2.3 GiB)</text:p>
      <text:p text:style-name="Standard">2021-07-06 17:59:41,346 INFO storage.BlockManagerInfo: Added broadcast_2_piece164 in memory on slave4:34799 (size: 4.0 MiB, free: 2.3 GiB)</text:p>
      <text:p text:style-name="Standard">2021-07-06 17:59:41,399 INFO storage.BlockManagerInfo: Added broadcast_2_piece213 in memory on slave4:34799 (size: 4.0 MiB, free: 2.2 GiB)</text:p>
      <text:p text:style-name="Standard">2021-07-06 17:59:41,452 INFO storage.BlockManagerInfo: Added broadcast_2_piece39 in memory on slave4:34799 (size: 4.0 MiB, free: 2.2 GiB)</text:p>
      <text:p text:style-name="Standard">2021-07-06 17:59:41,507 INFO storage.BlockManagerInfo: Added broadcast_2_piece237 in memory on slave4:34799 (size: 4.0 MiB, free: 2.2 GiB)</text:p>
      <text:p text:style-name="Standard">2021-07-06 17:59:41,559 INFO storage.BlockManagerInfo: Added broadcast_2_piece52 in memory on slave4:34799 (size: 4.0 MiB, free: 2.2 GiB)</text:p>
      <text:p text:style-name="Standard">2021-07-06 17:59:41,751 INFO storage.BlockManagerInfo: Added broadcast_2_piece167 in memory on slave4:34799 (size: 4.0 MiB, free: 2.2 GiB)</text:p>
      <text:p text:style-name="Standard">2021-07-06 17:59:41,798 INFO storage.BlockManagerInfo: Added broadcast_2_piece66 in memory on slave4:34799 (size: 4.0 MiB, free: 2.2 GiB)</text:p>
      <text:p text:style-name="Standard">2021-07-06 17:59:41,847 INFO storage.BlockManagerInfo: Added broadcast_2_piece183 in memory on slave4:34799 (size: 4.0 MiB, free: 2.2 GiB)</text:p>
      <text:p text:style-name="Standard">2021-07-06 17:59:41,898 INFO storage.BlockManagerInfo: Added broadcast_2_piece246 in memory on slave4:34799 (size: 4.0 MiB, free: 2.2 GiB)</text:p>
      <text:p text:style-name="Standard">2021-07-06 17:59:41,949 INFO storage.BlockManagerInfo: Added broadcast_2_piece243 in memory on slave4:34799 (size: 4.0 MiB, free: 2.2 GiB)</text:p>
      <text:p text:style-name="Standard">2021-07-06 17:59:41,999 INFO storage.BlockManagerInfo: Added broadcast_2_piece79 in memory on slave4:34799 (size: 4.0 MiB, free: 2.2 GiB)</text:p>
      <text:p text:style-name="Standard">2021-07-06 17:59:42,049 INFO storage.BlockManagerInfo: Added broadcast_2_piece2 in memory on slave4:34799 (size: 4.0 MiB, free: 2.2 GiB)</text:p>
      <text:p text:style-name="Standard">2021-07-06 17:59:42,098 INFO storage.BlockManagerInfo: Added broadcast_2_piece193 in memory on slave4:34799 (size: 4.0 MiB, free: 2.2 GiB)</text:p>
      <text:p text:style-name="Standard">2021-07-06 17:59:42,150 INFO storage.BlockManagerInfo: Added broadcast_2_piece105 in memory on slave4:34799 (size: 4.0 MiB, free: 2.2 GiB)</text:p>
      <text:p text:style-name="Standard">2021-07-06 17:59:42,196 INFO storage.BlockManagerInfo: Added broadcast_2_piece96 in memory on slave4:34799 (size: 4.0 MiB, free: 2.2 GiB)</text:p>
      <text:p text:style-name="Standard">2021-07-06 17:59:42,250 INFO storage.BlockManagerInfo: Added broadcast_2_piece98 in memory on slave4:34799 (size: 4.0 MiB, free: 2.2 GiB)</text:p>
      <text:p text:style-name="Standard">2021-07-06 17:59:42,299 INFO storage.BlockManagerInfo: Added broadcast_2_piece240 in memory on slave4:34799 (size: 4.0 MiB, free: 2.2 GiB)</text:p>
      <text:p text:style-name="Standard">2021-07-06 17:59:42,349 INFO storage.BlockManagerInfo: Added broadcast_2_piece58 in memory on slave4:34799 (size: 4.0 MiB, free: 2.2 GiB)</text:p>
      <text:p text:style-name="Standard">2021-07-06 17:59:42,397 INFO storage.BlockManagerInfo: Added broadcast_2_piece141 in memory on slave4:34799 (size: 4.0 MiB, free: 2.2 GiB)</text:p>
      <text:p text:style-name="Standard">2021-07-06 17:59:42,444 INFO storage.BlockManagerInfo: Added broadcast_2_piece198 in memory on slave4:34799 (size: 4.0 MiB, free: 2.2 GiB)</text:p>
      <text:p text:style-name="Standard"><text:soft-page-break/>2021-07-06 17:59:42,496 INFO storage.BlockManagerInfo: Added broadcast_2_piece168 in memory on slave4:34799 (size: 4.0 MiB, free: 2.2 GiB)</text:p>
      <text:p text:style-name="Standard">2021-07-06 17:59:42,546 INFO storage.BlockManagerInfo: Added broadcast_2_piece211 in memory on slave4:34799 (size: 4.0 MiB, free: 2.2 GiB)</text:p>
      <text:p text:style-name="Standard">2021-07-06 17:59:42,597 INFO storage.BlockManagerInfo: Added broadcast_2_piece76 in memory on slave4:34799 (size: 4.0 MiB, free: 2.2 GiB)</text:p>
      <text:p text:style-name="Standard">2021-07-06 17:59:42,648 INFO storage.BlockManagerInfo: Added broadcast_2_piece55 in memory on slave4:34799 (size: 4.0 MiB, free: 2.2 GiB)</text:p>
      <text:p text:style-name="Standard">2021-07-06 17:59:42,698 INFO storage.BlockManagerInfo: Added broadcast_2_piece112 in memory on slave4:34799 (size: 4.0 MiB, free: 2.2 GiB)</text:p>
      <text:p text:style-name="Standard">2021-07-06 17:59:42,750 INFO storage.BlockManagerInfo: Added broadcast_2_piece103 in memory on slave4:34799 (size: 4.0 MiB, free: 2.2 GiB)</text:p>
      <text:p text:style-name="Standard">2021-07-06 17:59:42,798 INFO storage.BlockManagerInfo: Added broadcast_2_piece153 in memory on slave4:34799 (size: 4.0 MiB, free: 2.2 GiB)</text:p>
      <text:p text:style-name="Standard">2021-07-06 17:59:42,848 INFO storage.BlockManagerInfo: Added broadcast_2_piece239 in memory on slave4:34799 (size: 4.0 MiB, free: 2.1 GiB)</text:p>
      <text:p text:style-name="Standard">2021-07-06 17:59:42,900 INFO storage.BlockManagerInfo: Added broadcast_2_piece15 in memory on slave4:34799 (size: 4.0 MiB, free: 2.1 GiB)</text:p>
      <text:p text:style-name="Standard">2021-07-06 17:59:42,951 INFO storage.BlockManagerInfo: Added broadcast_2_piece82 in memory on slave4:34799 (size: 4.0 MiB, free: 2.1 GiB)</text:p>
      <text:p text:style-name="Standard">2021-07-06 17:59:43,002 INFO storage.BlockManagerInfo: Added broadcast_2_piece143 in memory on slave4:34799 (size: 4.0 MiB, free: 2.1 GiB)</text:p>
      <text:p text:style-name="Standard">2021-07-06 17:59:43,051 INFO storage.BlockManagerInfo: Added broadcast_2_piece44 in memory on slave4:34799 (size: 4.0 MiB, free: 2.1 GiB)</text:p>
      <text:p text:style-name="Standard">2021-07-06 17:59:43,102 INFO storage.BlockManagerInfo: Added broadcast_2_piece122 in memory on slave4:34799 (size: 4.0 MiB, free: 2.1 GiB)</text:p>
      <text:p text:style-name="Standard">2021-07-06 17:59:43,154 INFO storage.BlockManagerInfo: Added broadcast_2_piece238 in memory on slave4:34799 (size: 4.0 MiB, free: 2.1 GiB)</text:p>
      <text:p text:style-name="Standard">2021-07-06 17:59:43,207 INFO storage.BlockManagerInfo: Added broadcast_2_piece42 in memory on slave4:34799 (size: 4.0 MiB, free: 2.1 GiB)</text:p>
      <text:p text:style-name="Standard">2021-07-06 17:59:43,256 INFO storage.BlockManagerInfo: Added broadcast_2_piece128 in memory on slave4:34799 (size: 4.0 MiB, free: 2.1 GiB)</text:p>
      <text:p text:style-name="Standard">2021-07-06 17:59:43,304 INFO storage.BlockManagerInfo: Added broadcast_2_piece97 in memory on slave4:34799 (size: 4.0 MiB, free: 2.1 GiB)</text:p>
      <text:p text:style-name="Standard">2021-07-06 17:59:43,354 INFO storage.BlockManagerInfo: Added broadcast_2_piece72 in memory on slave4:34799 (size: 4.0 MiB, free: 2.1 GiB)</text:p>
      <text:p text:style-name="Standard">2021-07-06 17:59:43,401 INFO storage.BlockManagerInfo: Added broadcast_2_piece110 in memory on slave4:34799 (size: 4.0 MiB, free: 2.1 GiB)</text:p>
      <text:p text:style-name="Standard">2021-07-06 17:59:43,450 INFO storage.BlockManagerInfo: Added broadcast_2_piece71 in memory on slave4:34799 (size: 4.0 MiB, free: 2.1 GiB)</text:p>
      <text:p text:style-name="Standard">2021-07-06 17:59:43,499 INFO storage.BlockManagerInfo: Added broadcast_2_piece75 in memory on slave4:34799 (size: 4.0 MiB, free: 2.1 GiB)</text:p>
      <text:p text:style-name="Standard">2021-07-06 17:59:43,549 INFO storage.BlockManagerInfo: Added broadcast_2_piece231 in memory on slave4:34799 (size: 4.0 MiB, free: 2.1 GiB)</text:p>
      <text:p text:style-name="Standard">2021-07-06 17:59:43,600 INFO storage.BlockManagerInfo: Added broadcast_2_piece139 in memory on slave4:34799 (size: 4.0 MiB, free: 2.1 GiB)</text:p>
      <text:p text:style-name="Standard">2021-07-06 17:59:43,648 INFO storage.BlockManagerInfo: Added broadcast_2_piece118 in memory on slave4:34799 (size: 4.0 MiB, free: 2.1 GiB)</text:p>
      <text:p text:style-name="Standard">2021-07-06 17:59:43,698 INFO storage.BlockManagerInfo: Added broadcast_2_piece233 in memory on slave4:34799 (size: 4.0 MiB, free: 2.1 GiB)</text:p>
      <text:p text:style-name="Standard">2021-07-06 17:59:43,747 INFO storage.BlockManagerInfo: Added broadcast_2_piece178 in memory on slave4:34799 (size: 4.0 MiB, free: 2.1 GiB)</text:p>
      <text:p text:style-name="Standard"><text:soft-page-break/>2021-07-06 17:59:43,795 INFO storage.BlockManagerInfo: Added broadcast_2_piece209 in memory on slave4:34799 (size: 4.0 MiB, free: 2.1 GiB)</text:p>
      <text:p text:style-name="Standard">2021-07-06 17:59:43,849 INFO storage.BlockManagerInfo: Added broadcast_2_piece9 in memory on slave4:34799 (size: 4.0 MiB, free: 2.1 GiB)</text:p>
      <text:p text:style-name="Standard">2021-07-06 17:59:43,897 INFO storage.BlockManagerInfo: Added broadcast_2_piece137 in memory on slave4:34799 (size: 4.0 MiB, free: 2.1 GiB)</text:p>
      <text:p text:style-name="Standard">2021-07-06 17:59:43,947 INFO storage.BlockManagerInfo: Added broadcast_2_piece194 in memory on slave4:34799 (size: 4.0 MiB, free: 2.1 GiB)</text:p>
      <text:p text:style-name="Standard">2021-07-06 17:59:43,997 INFO storage.BlockManagerInfo: Added broadcast_2_piece217 in memory on slave4:34799 (size: 4.0 MiB, free: 2.1 GiB)</text:p>
      <text:p text:style-name="Standard">2021-07-06 17:59:44,044 INFO storage.BlockManagerInfo: Added broadcast_2_piece36 in memory on slave4:34799 (size: 4.0 MiB, free: 2.1 GiB)</text:p>
      <text:p text:style-name="Standard">2021-07-06 17:59:44,095 INFO storage.BlockManagerInfo: Added broadcast_2_piece230 in memory on slave4:34799 (size: 4.0 MiB, free: 2.0 GiB)</text:p>
      <text:p text:style-name="Standard">2021-07-06 17:59:44,148 INFO storage.BlockManagerInfo: Added broadcast_2_piece242 in memory on slave4:34799 (size: 4.0 MiB, free: 2.0 GiB)</text:p>
      <text:p text:style-name="Standard">2021-07-06 17:59:44,196 INFO storage.BlockManagerInfo: Added broadcast_2_piece37 in memory on slave4:34799 (size: 4.0 MiB, free: 2.0 GiB)</text:p>
      <text:p text:style-name="Standard">2021-07-06 17:59:44,250 INFO storage.BlockManagerInfo: Added broadcast_2_piece228 in memory on slave4:34799 (size: 4.0 MiB, free: 2.0 GiB)</text:p>
      <text:p text:style-name="Standard">2021-07-06 17:59:44,299 INFO storage.BlockManagerInfo: Added broadcast_2_piece80 in memory on slave4:34799 (size: 4.0 MiB, free: 2.0 GiB)</text:p>
      <text:p text:style-name="Standard">2021-07-06 17:59:44,349 INFO storage.BlockManagerInfo: Added broadcast_2_piece235 in memory on slave4:34799 (size: 4.0 MiB, free: 2.0 GiB)</text:p>
      <text:p text:style-name="Standard">2021-07-06 17:59:44,428 INFO storage.BlockManagerInfo: Added broadcast_2_piece158 in memory on slave4:34799 (size: 4.0 MiB, free: 2.0 GiB)</text:p>
      <text:p text:style-name="Standard">2021-07-06 17:59:44,475 INFO storage.BlockManagerInfo: Added broadcast_2_piece107 in memory on slave4:34799 (size: 4.0 MiB, free: 2.0 GiB)</text:p>
      <text:p text:style-name="Standard">2021-07-06 17:59:44,522 INFO storage.BlockManagerInfo: Added broadcast_2_piece171 in memory on slave4:34799 (size: 4.0 MiB, free: 2.0 GiB)</text:p>
      <text:p text:style-name="Standard">2021-07-06 17:59:44,571 INFO storage.BlockManagerInfo: Added broadcast_2_piece207 in memory on slave4:34799 (size: 4.0 MiB, free: 2.0 GiB)</text:p>
      <text:p text:style-name="Standard">2021-07-06 17:59:44,622 INFO storage.BlockManagerInfo: Added broadcast_2_piece63 in memory on slave4:34799 (size: 4.0 MiB, free: 2.0 GiB)</text:p>
      <text:p text:style-name="Standard">2021-07-06 17:59:44,671 INFO storage.BlockManagerInfo: Added broadcast_2_piece108 in memory on slave4:34799 (size: 4.0 MiB, free: 2.0 GiB)</text:p>
      <text:p text:style-name="Standard">2021-07-06 17:59:44,721 INFO storage.BlockManagerInfo: Added broadcast_2_piece33 in memory on slave4:34799 (size: 4.0 MiB, free: 2.0 GiB)</text:p>
      <text:p text:style-name="Standard">2021-07-06 17:59:44,768 INFO storage.BlockManagerInfo: Added broadcast_2_piece34 in memory on slave4:34799 (size: 4.0 MiB, free: 2046.8 MiB)</text:p>
      <text:p text:style-name="Standard">2021-07-06 17:59:44,818 INFO storage.BlockManagerInfo: Added broadcast_2_piece8 in memory on slave4:34799 (size: 4.0 MiB, free: 2042.8 MiB)</text:p>
      <text:p text:style-name="Standard">2021-07-06 17:59:44,866 INFO storage.BlockManagerInfo: Added broadcast_2_piece106 in memory on slave4:34799 (size: 4.0 MiB, free: 2038.8 MiB)</text:p>
      <text:p text:style-name="Standard">2021-07-06 17:59:44,915 INFO storage.BlockManagerInfo: Added broadcast_2_piece89 in memory on slave4:34799 (size: 4.0 MiB, free: 2034.8 MiB)</text:p>
      <text:p text:style-name="Standard">2021-07-06 17:59:44,967 INFO storage.BlockManagerInfo: Added broadcast_2_piece156 in memory on slave4:34799 (size: 4.0 MiB, free: 2030.8 MiB)</text:p>
      <text:p text:style-name="Standard">2021-07-06 17:59:45,018 INFO storage.BlockManagerInfo: Added broadcast_2_piece120 in memory on slave4:34799 (size: 4.0 MiB, free: 2026.8 MiB)</text:p>
      <text:p text:style-name="Standard">2021-07-06 17:59:45,066 INFO storage.BlockManagerInfo: Added broadcast_2_piece227 in memory on slave4:34799 (size: 4.0 MiB, free: 2022.8 MiB)</text:p>
      <text:p text:style-name="Standard"><text:soft-page-break/>2021-07-06 17:59:45,116 INFO storage.BlockManagerInfo: Added broadcast_2_piece92 in memory on slave4:34799 (size: 4.0 MiB, free: 2018.8 MiB)</text:p>
      <text:p text:style-name="Standard">2021-07-06 17:59:45,164 INFO storage.BlockManagerInfo: Added broadcast_2_piece241 in memory on slave4:34799 (size: 4.0 MiB, free: 2014.8 MiB)</text:p>
      <text:p text:style-name="Standard">2021-07-06 17:59:45,216 INFO storage.BlockManagerInfo: Added broadcast_2_piece5 in memory on slave4:34799 (size: 4.0 MiB, free: 2010.8 MiB)</text:p>
      <text:p text:style-name="Standard">2021-07-06 17:59:45,264 INFO storage.BlockManagerInfo: Added broadcast_2_piece4 in memory on slave4:34799 (size: 4.0 MiB, free: 2006.8 MiB)</text:p>
      <text:p text:style-name="Standard">2021-07-06 17:59:45,314 INFO storage.BlockManagerInfo: Added broadcast_2_piece113 in memory on slave4:34799 (size: 4.0 MiB, free: 2002.8 MiB)</text:p>
      <text:p text:style-name="Standard">2021-07-06 17:59:45,363 INFO storage.BlockManagerInfo: Added broadcast_2_piece165 in memory on slave4:34799 (size: 4.0 MiB, free: 1998.8 MiB)</text:p>
      <text:p text:style-name="Standard">2021-07-06 17:59:45,414 INFO storage.BlockManagerInfo: Added broadcast_2_piece215 in memory on slave4:34799 (size: 4.0 MiB, free: 1994.8 MiB)</text:p>
      <text:p text:style-name="Standard">2021-07-06 17:59:45,463 INFO storage.BlockManagerInfo: Added broadcast_2_piece187 in memory on slave4:34799 (size: 4.0 MiB, free: 1990.8 MiB)</text:p>
      <text:p text:style-name="Standard">2021-07-06 17:59:45,513 INFO storage.BlockManagerInfo: Added broadcast_2_piece25 in memory on slave4:34799 (size: 4.0 MiB, free: 1986.8 MiB)</text:p>
      <text:p text:style-name="Standard">2021-07-06 17:59:45,565 INFO storage.BlockManagerInfo: Added broadcast_2_piece47 in memory on slave4:34799 (size: 4.0 MiB, free: 1982.8 MiB)</text:p>
      <text:p text:style-name="Standard">2021-07-06 17:59:45,615 INFO storage.BlockManagerInfo: Added broadcast_2_piece151 in memory on slave4:34799 (size: 4.0 MiB, free: 1978.8 MiB)</text:p>
      <text:p text:style-name="Standard">2021-07-06 17:59:45,664 INFO storage.BlockManagerInfo: Added broadcast_2_piece18 in memory on slave4:34799 (size: 4.0 MiB, free: 1974.8 MiB)</text:p>
      <text:p text:style-name="Standard">2021-07-06 17:59:45,714 INFO storage.BlockManagerInfo: Added broadcast_2_piece188 in memory on slave4:34799 (size: 4.0 MiB, free: 1970.8 MiB)</text:p>
      <text:p text:style-name="Standard">2021-07-06 17:59:45,771 INFO storage.BlockManagerInfo: Added broadcast_2_piece236 in memory on slave4:34799 (size: 4.0 MiB, free: 1966.8 MiB)</text:p>
      <text:p text:style-name="Standard">2021-07-06 17:59:45,821 INFO storage.BlockManagerInfo: Added broadcast_2_piece7 in memory on slave4:34799 (size: 4.0 MiB, free: 1962.8 MiB)</text:p>
      <text:p text:style-name="Standard">2021-07-06 17:59:45,869 INFO storage.BlockManagerInfo: Added broadcast_2_piece59 in memory on slave4:34799 (size: 4.0 MiB, free: 1958.8 MiB)</text:p>
      <text:p text:style-name="Standard">2021-07-06 17:59:45,919 INFO storage.BlockManagerInfo: Added broadcast_2_piece195 in memory on slave4:34799 (size: 4.0 MiB, free: 1954.8 MiB)</text:p>
      <text:p text:style-name="Standard">2021-07-06 17:59:45,966 INFO storage.BlockManagerInfo: Added broadcast_2_piece214 in memory on slave4:34799 (size: 4.0 MiB, free: 1950.8 MiB)</text:p>
      <text:p text:style-name="Standard">2021-07-06 17:59:46,019 INFO storage.BlockManagerInfo: Added broadcast_2_piece169 in memory on slave4:34799 (size: 4.0 MiB, free: 1946.8 MiB)</text:p>
      <text:p text:style-name="Standard">2021-07-06 17:59:46,068 INFO storage.BlockManagerInfo: Added broadcast_2_piece121 in memory on slave4:34799 (size: 4.0 MiB, free: 1942.8 MiB)</text:p>
      <text:p text:style-name="Standard">2021-07-06 17:59:46,117 INFO storage.BlockManagerInfo: Added broadcast_2_piece114 in memory on slave4:34799 (size: 4.0 MiB, free: 1938.8 MiB)</text:p>
      <text:p text:style-name="Standard">2021-07-06 17:59:46,168 INFO storage.BlockManagerInfo: Added broadcast_2_piece147 in memory on slave4:34799 (size: 4.0 MiB, free: 1934.8 MiB)</text:p>
      <text:p text:style-name="Standard">2021-07-06 17:59:46,216 INFO storage.BlockManagerInfo: Added broadcast_2_piece95 in memory on slave4:34799 (size: 4.0 MiB, free: 1930.8 MiB)</text:p>
      <text:p text:style-name="Standard">2021-07-06 17:59:46,264 INFO storage.BlockManagerInfo: Added broadcast_2_piece140 in memory on slave4:34799 (size: 4.0 MiB, free: 1926.8 MiB)</text:p>
      <text:p text:style-name="Standard">2021-07-06 17:59:46,313 INFO storage.BlockManagerInfo: Added broadcast_2_piece54 in memory on slave4:34799 (size: 4.0 MiB, free: 1922.8 MiB)</text:p>
      <text:p text:style-name="Standard">2021-07-06 17:59:46,363 INFO storage.BlockManagerInfo: Added broadcast_2_piece117 in memory on slave4:34799 (size: 4.0 MiB, free: 1918.8 MiB)</text:p>
      <text:p text:style-name="Standard"><text:soft-page-break/>2021-07-06 17:59:46,411 INFO storage.BlockManagerInfo: Added broadcast_2_piece6 in memory on slave4:34799 (size: 4.0 MiB, free: 1914.8 MiB)</text:p>
      <text:p text:style-name="Standard">2021-07-06 17:59:46,461 INFO storage.BlockManagerInfo: Added broadcast_2_piece21 in memory on slave4:34799 (size: 4.0 MiB, free: 1910.8 MiB)</text:p>
      <text:p text:style-name="Standard">2021-07-06 17:59:46,510 INFO storage.BlockManagerInfo: Added broadcast_2_piece176 in memory on slave4:34799 (size: 4.0 MiB, free: 1906.8 MiB)</text:p>
      <text:p text:style-name="Standard">2021-07-06 17:59:46,558 INFO storage.BlockManagerInfo: Added broadcast_2_piece23 in memory on slave4:34799 (size: 4.0 MiB, free: 1902.8 MiB)</text:p>
      <text:p text:style-name="Standard">2021-07-06 17:59:46,607 INFO storage.BlockManagerInfo: Added broadcast_2_piece222 in memory on slave4:34799 (size: 4.0 MiB, free: 1898.8 MiB)</text:p>
      <text:p text:style-name="Standard">2021-07-06 17:59:46,655 INFO storage.BlockManagerInfo: Added broadcast_2_piece182 in memory on slave4:34799 (size: 4.0 MiB, free: 1894.8 MiB)</text:p>
      <text:p text:style-name="Standard">2021-07-06 17:59:46,706 INFO storage.BlockManagerInfo: Added broadcast_2_piece234 in memory on slave4:34799 (size: 4.0 MiB, free: 1890.8 MiB)</text:p>
      <text:p text:style-name="Standard">2021-07-06 17:59:46,754 INFO storage.BlockManagerInfo: Added broadcast_2_piece189 in memory on slave4:34799 (size: 4.0 MiB, free: 1886.8 MiB)</text:p>
      <text:p text:style-name="Standard">2021-07-06 17:59:46,803 INFO storage.BlockManagerInfo: Added broadcast_2_piece115 in memory on slave4:34799 (size: 4.0 MiB, free: 1882.8 MiB)</text:p>
      <text:p text:style-name="Standard">2021-07-06 17:59:46,855 INFO storage.BlockManagerInfo: Added broadcast_2_piece138 in memory on slave4:34799 (size: 4.0 MiB, free: 1878.8 MiB)</text:p>
      <text:p text:style-name="Standard">2021-07-06 17:59:46,905 INFO storage.BlockManagerInfo: Added broadcast_2_piece179 in memory on slave4:34799 (size: 4.0 MiB, free: 1874.8 MiB)</text:p>
      <text:p text:style-name="Standard">2021-07-06 17:59:46,954 INFO storage.BlockManagerInfo: Added broadcast_2_piece78 in memory on slave4:34799 (size: 4.0 MiB, free: 1870.8 MiB)</text:p>
      <text:p text:style-name="Standard">2021-07-06 17:59:47,004 INFO storage.BlockManagerInfo: Added broadcast_2_piece161 in memory on slave4:34799 (size: 4.0 MiB, free: 1866.8 MiB)</text:p>
      <text:p text:style-name="Standard">2021-07-06 17:59:47,054 INFO storage.BlockManagerInfo: Added broadcast_2_piece40 in memory on slave4:34799 (size: 4.0 MiB, free: 1862.8 MiB)</text:p>
      <text:p text:style-name="Standard">2021-07-06 17:59:47,106 INFO storage.BlockManagerInfo: Added broadcast_2_piece136 in memory on slave4:34799 (size: 4.0 MiB, free: 1858.8 MiB)</text:p>
      <text:p text:style-name="Standard">2021-07-06 17:59:47,155 INFO storage.BlockManagerInfo: Added broadcast_2_piece199 in memory on slave4:34799 (size: 4.0 MiB, free: 1854.8 MiB)</text:p>
      <text:p text:style-name="Standard">2021-07-06 17:59:47,205 INFO storage.BlockManagerInfo: Added broadcast_2_piece109 in memory on slave4:34799 (size: 4.0 MiB, free: 1850.8 MiB)</text:p>
      <text:p text:style-name="Standard">2021-07-06 17:59:47,254 INFO storage.BlockManagerInfo: Added broadcast_2_piece191 in memory on slave4:34799 (size: 4.0 MiB, free: 1846.8 MiB)</text:p>
      <text:p text:style-name="Standard">2021-07-06 17:59:47,304 INFO storage.BlockManagerInfo: Added broadcast_2_piece65 in memory on slave4:34799 (size: 4.0 MiB, free: 1842.8 MiB)</text:p>
      <text:p text:style-name="Standard">2021-07-06 17:59:47,354 INFO storage.BlockManagerInfo: Added broadcast_2_piece46 in memory on slave4:34799 (size: 4.0 MiB, free: 1838.8 MiB)</text:p>
      <text:p text:style-name="Standard">2021-07-06 17:59:47,405 INFO storage.BlockManagerInfo: Added broadcast_2_piece19 in memory on slave4:34799 (size: 4.0 MiB, free: 1834.8 MiB)</text:p>
      <text:p text:style-name="Standard">2021-07-06 17:59:47,454 INFO storage.BlockManagerInfo: Added broadcast_2_piece45 in memory on slave4:34799 (size: 4.0 MiB, free: 1830.8 MiB)</text:p>
      <text:p text:style-name="Standard">2021-07-06 17:59:47,505 INFO storage.BlockManagerInfo: Added broadcast_2_piece130 in memory on slave4:34799 (size: 4.0 MiB, free: 1826.8 MiB)</text:p>
      <text:p text:style-name="Standard">2021-07-06 17:59:47,555 INFO storage.BlockManagerInfo: Added broadcast_2_piece134 in memory on slave4:34799 (size: 4.0 MiB, free: 1822.8 MiB)</text:p>
      <text:p text:style-name="Standard">2021-07-06 17:59:47,610 INFO storage.BlockManagerInfo: Added broadcast_2_piece24 in memory on slave4:34799 (size: 4.0 MiB, free: 1818.8 MiB)</text:p>
      <text:p text:style-name="Standard">2021-07-06 17:59:47,666 INFO storage.BlockManagerInfo: Added broadcast_2_piece197 in memory on slave4:34799 (size: 4.0 MiB, free: 1814.8 MiB)</text:p>
      <text:p text:style-name="Standard"><text:soft-page-break/>2021-07-06 17:59:47,718 INFO storage.BlockManagerInfo: Added broadcast_2_piece201 in memory on slave4:34799 (size: 4.0 MiB, free: 1810.8 MiB)</text:p>
      <text:p text:style-name="Standard">2021-07-06 17:59:47,771 INFO storage.BlockManagerInfo: Added broadcast_2_piece101 in memory on slave4:34799 (size: 4.0 MiB, free: 1806.8 MiB)</text:p>
      <text:p text:style-name="Standard">2021-07-06 17:59:47,825 INFO storage.BlockManagerInfo: Added broadcast_2_piece244 in memory on slave4:34799 (size: 4.0 MiB, free: 1802.8 MiB)</text:p>
      <text:p text:style-name="Standard">2021-07-06 17:59:47,877 INFO storage.BlockManagerInfo: Added broadcast_2_piece196 in memory on slave4:34799 (size: 4.0 MiB, free: 1798.8 MiB)</text:p>
      <text:p text:style-name="Standard">2021-07-06 17:59:47,929 INFO storage.BlockManagerInfo: Added broadcast_2_piece186 in memory on slave4:34799 (size: 4.0 MiB, free: 1794.8 MiB)</text:p>
      <text:p text:style-name="Standard">2021-07-06 17:59:47,980 INFO storage.BlockManagerInfo: Added broadcast_2_piece232 in memory on slave4:34799 (size: 4.0 MiB, free: 1790.8 MiB)</text:p>
      <text:p text:style-name="Standard">2021-07-06 17:59:48,031 INFO storage.BlockManagerInfo: Added broadcast_2_piece68 in memory on slave4:34799 (size: 4.0 MiB, free: 1786.8 MiB)</text:p>
      <text:p text:style-name="Standard">2021-07-06 17:59:48,083 INFO storage.BlockManagerInfo: Added broadcast_2_piece127 in memory on slave4:34799 (size: 4.0 MiB, free: 1782.8 MiB)</text:p>
      <text:p text:style-name="Standard">2021-07-06 17:59:48,319 INFO storage.BlockManagerInfo: Added broadcast_2_piece38 in memory on slave4:34799 (size: 4.0 MiB, free: 1778.8 MiB)</text:p>
      <text:p text:style-name="Standard">2021-07-06 17:59:48,366 INFO storage.BlockManagerInfo: Added broadcast_2_piece3 in memory on slave4:34799 (size: 4.0 MiB, free: 1774.8 MiB)</text:p>
      <text:p text:style-name="Standard">2021-07-06 17:59:48,412 INFO storage.BlockManagerInfo: Added broadcast_2_piece126 in memory on slave4:34799 (size: 4.0 MiB, free: 1770.8 MiB)</text:p>
      <text:p text:style-name="Standard">2021-07-06 17:59:48,467 INFO storage.BlockManagerInfo: Added broadcast_2_piece22 in memory on slave4:34799 (size: 4.0 MiB, free: 1766.8 MiB)</text:p>
      <text:p text:style-name="Standard">2021-07-06 17:59:48,515 INFO storage.BlockManagerInfo: Added broadcast_2_piece119 in memory on slave4:34799 (size: 4.0 MiB, free: 1762.8 MiB)</text:p>
      <text:p text:style-name="Standard">2021-07-06 17:59:48,563 INFO storage.BlockManagerInfo: Added broadcast_2_piece133 in memory on slave4:34799 (size: 4.0 MiB, free: 1758.8 MiB)</text:p>
      <text:p text:style-name="Standard">2021-07-06 17:59:48,611 INFO storage.BlockManagerInfo: Added broadcast_2_piece170 in memory on slave4:34799 (size: 4.0 MiB, free: 1754.8 MiB)</text:p>
      <text:p text:style-name="Standard">2021-07-06 17:59:48,660 INFO storage.BlockManagerInfo: Added broadcast_2_piece90 in memory on slave4:34799 (size: 4.0 MiB, free: 1750.8 MiB)</text:p>
      <text:p text:style-name="Standard">2021-07-06 17:59:48,710 INFO storage.BlockManagerInfo: Added broadcast_2_piece93 in memory on slave4:34799 (size: 4.0 MiB, free: 1746.8 MiB)</text:p>
      <text:p text:style-name="Standard">2021-07-06 17:59:48,760 INFO storage.BlockManagerInfo: Added broadcast_2_piece111 in memory on slave4:34799 (size: 4.0 MiB, free: 1742.8 MiB)</text:p>
      <text:p text:style-name="Standard">2021-07-06 17:59:48,809 INFO storage.BlockManagerInfo: Added broadcast_2_piece247 in memory on slave4:34799 (size: 4.0 MiB, free: 1738.8 MiB)</text:p>
      <text:p text:style-name="Standard">2021-07-06 17:59:48,872 INFO storage.BlockManagerInfo: Added broadcast_2_piece50 in memory on slave4:34799 (size: 4.0 MiB, free: 1734.8 MiB)</text:p>
      <text:p text:style-name="Standard">2021-07-06 17:59:48,917 INFO storage.BlockManagerInfo: Added broadcast_2_piece26 in memory on slave4:34799 (size: 4.0 MiB, free: 1730.8 MiB)</text:p>
      <text:p text:style-name="Standard">2021-07-06 17:59:48,968 INFO storage.BlockManagerInfo: Added broadcast_2_piece185 in memory on slave4:34799 (size: 4.0 MiB, free: 1726.8 MiB)</text:p>
      <text:p text:style-name="Standard">2021-07-06 17:59:49,017 INFO storage.BlockManagerInfo: Added broadcast_2_piece226 in memory on slave4:34799 (size: 4.0 MiB, free: 1722.8 MiB)</text:p>
      <text:p text:style-name="Standard">2021-07-06 17:59:49,067 INFO storage.BlockManagerInfo: Added broadcast_2_piece85 in memory on slave4:34799 (size: 4.0 MiB, free: 1718.8 MiB)</text:p>
      <text:p text:style-name="Standard">2021-07-06 17:59:49,116 INFO storage.BlockManagerInfo: Added broadcast_2_piece123 in memory on slave4:34799 (size: 4.0 MiB, free: 1714.8 MiB)</text:p>
      <text:p text:style-name="Standard">2021-07-06 17:59:49,166 INFO storage.BlockManagerInfo: Added broadcast_2_piece94 in memory on slave4:34799 (size: 4.0 MiB, free: 1710.8 MiB)</text:p>
      <text:p text:style-name="Standard"><text:soft-page-break/>2021-07-06 17:59:49,214 INFO storage.BlockManagerInfo: Added broadcast_2_piece62 in memory on slave4:34799 (size: 4.0 MiB, free: 1706.8 MiB)</text:p>
      <text:p text:style-name="Standard">2021-07-06 17:59:49,264 INFO storage.BlockManagerInfo: Added broadcast_2_piece205 in memory on slave4:34799 (size: 4.0 MiB, free: 1702.8 MiB)</text:p>
      <text:p text:style-name="Standard">2021-07-06 17:59:49,310 INFO storage.BlockManagerInfo: Added broadcast_2_piece30 in memory on slave4:34799 (size: 4.0 MiB, free: 1698.8 MiB)</text:p>
      <text:p text:style-name="Standard">2021-07-06 17:59:49,358 INFO storage.BlockManagerInfo: Added broadcast_2_piece99 in memory on slave4:34799 (size: 4.0 MiB, free: 1694.8 MiB)</text:p>
      <text:p text:style-name="Standard">2021-07-06 17:59:49,403 INFO storage.BlockManagerInfo: Added broadcast_2_piece229 in memory on slave4:34799 (size: 4.0 MiB, free: 1690.8 MiB)</text:p>
      <text:p text:style-name="Standard">2021-07-06 17:59:49,449 INFO storage.BlockManagerInfo: Added broadcast_2_piece200 in memory on slave4:34799 (size: 4.0 MiB, free: 1686.8 MiB)</text:p>
      <text:p text:style-name="Standard">2021-07-06 17:59:49,495 INFO storage.BlockManagerInfo: Added broadcast_2_piece159 in memory on slave4:34799 (size: 4.0 MiB, free: 1682.8 MiB)</text:p>
      <text:p text:style-name="Standard">2021-07-06 17:59:49,542 INFO storage.BlockManagerInfo: Added broadcast_2_piece70 in memory on slave4:34799 (size: 4.0 MiB, free: 1678.8 MiB)</text:p>
      <text:p text:style-name="Standard">2021-07-06 17:59:49,590 INFO storage.BlockManagerInfo: Added broadcast_2_piece202 in memory on slave4:34799 (size: 4.0 MiB, free: 1674.8 MiB)</text:p>
      <text:p text:style-name="Standard">2021-07-06 17:59:49,639 INFO storage.BlockManagerInfo: Added broadcast_2_piece223 in memory on slave4:34799 (size: 4.0 MiB, free: 1670.8 MiB)</text:p>
      <text:p text:style-name="Standard">2021-07-06 17:59:49,690 INFO storage.BlockManagerInfo: Added broadcast_2_piece145 in memory on slave4:34799 (size: 4.0 MiB, free: 1666.8 MiB)</text:p>
      <text:p text:style-name="Standard">2021-07-06 17:59:49,741 INFO storage.BlockManagerInfo: Added broadcast_2_piece174 in memory on slave4:34799 (size: 4.0 MiB, free: 1662.8 MiB)</text:p>
      <text:p text:style-name="Standard">2021-07-06 17:59:49,789 INFO storage.BlockManagerInfo: Added broadcast_2_piece32 in memory on slave4:34799 (size: 4.0 MiB, free: 1658.8 MiB)</text:p>
      <text:p text:style-name="Standard">2021-07-06 17:59:49,839 INFO storage.BlockManagerInfo: Added broadcast_2_piece160 in memory on slave4:34799 (size: 4.0 MiB, free: 1654.8 MiB)</text:p>
      <text:p text:style-name="Standard">2021-07-06 17:59:49,887 INFO storage.BlockManagerInfo: Added broadcast_2_piece64 in memory on slave4:34799 (size: 4.0 MiB, free: 1650.8 MiB)</text:p>
      <text:p text:style-name="Standard">2021-07-06 17:59:49,936 INFO storage.BlockManagerInfo: Added broadcast_2_piece142 in memory on slave4:34799 (size: 4.0 MiB, free: 1646.8 MiB)</text:p>
      <text:p text:style-name="Standard">2021-07-06 17:59:49,987 INFO storage.BlockManagerInfo: Added broadcast_2_piece208 in memory on slave4:34799 (size: 4.0 MiB, free: 1642.8 MiB)</text:p>
      <text:p text:style-name="Standard">2021-07-06 17:59:50,036 INFO storage.BlockManagerInfo: Added broadcast_2_piece10 in memory on slave4:34799 (size: 4.0 MiB, free: 1638.8 MiB)</text:p>
      <text:p text:style-name="Standard">2021-07-06 17:59:50,088 INFO storage.BlockManagerInfo: Added broadcast_2_piece192 in memory on slave4:34799 (size: 4.0 MiB, free: 1634.8 MiB)</text:p>
      <text:p text:style-name="Standard">2021-07-06 17:59:50,138 INFO storage.BlockManagerInfo: Added broadcast_2_piece204 in memory on slave4:34799 (size: 4.0 MiB, free: 1630.8 MiB)</text:p>
      <text:p text:style-name="Standard">2021-07-06 17:59:50,187 INFO storage.BlockManagerInfo: Added broadcast_2_piece102 in memory on slave4:34799 (size: 4.0 MiB, free: 1626.8 MiB)</text:p>
      <text:p text:style-name="Standard">2021-07-06 17:59:50,239 INFO storage.BlockManagerInfo: Added broadcast_2_piece56 in memory on slave4:34799 (size: 4.0 MiB, free: 1622.8 MiB)</text:p>
      <text:p text:style-name="Standard">2021-07-06 17:59:50,288 INFO storage.BlockManagerInfo: Added broadcast_2_piece53 in memory on slave4:34799 (size: 4.0 MiB, free: 1618.8 MiB)</text:p>
      <text:p text:style-name="Standard">2021-07-06 17:59:50,337 INFO storage.BlockManagerInfo: Added broadcast_2_piece0 in memory on slave4:34799 (size: 4.0 MiB, free: 1614.8 MiB)</text:p>
      <text:p text:style-name="Standard">2021-07-06 17:59:50,385 INFO storage.BlockManagerInfo: Added broadcast_2_piece166 in memory on slave4:34799 (size: 4.0 MiB, free: 1610.8 MiB)</text:p>
      <text:p text:style-name="Standard">2021-07-06 17:59:50,449 INFO storage.BlockManagerInfo: Added broadcast_2_piece163 in memory on slave4:34799 (size: 4.0 MiB, free: 1606.8 MiB)</text:p>
      <text:p text:style-name="Standard"><text:soft-page-break/>2021-07-06 17:59:50,494 INFO storage.BlockManagerInfo: Added broadcast_2_piece225 in memory on slave4:34799 (size: 4.0 MiB, free: 1602.8 MiB)</text:p>
      <text:p text:style-name="Standard">2021-07-06 17:59:50,540 INFO storage.BlockManagerInfo: Added broadcast_2_piece81 in memory on slave4:34799 (size: 4.0 MiB, free: 1598.8 MiB)</text:p>
      <text:p text:style-name="Standard">2021-07-06 17:59:50,594 INFO storage.BlockManagerInfo: Added broadcast_2_piece154 in memory on slave4:34799 (size: 4.0 MiB, free: 1594.8 MiB)</text:p>
      <text:p text:style-name="Standard">2021-07-06 17:59:50,641 INFO storage.BlockManagerInfo: Added broadcast_2_piece177 in memory on slave4:34799 (size: 4.0 MiB, free: 1590.8 MiB)</text:p>
      <text:p text:style-name="Standard">2021-07-06 17:59:50,692 INFO storage.BlockManagerInfo: Added broadcast_2_piece48 in memory on slave4:34799 (size: 4.0 MiB, free: 1586.8 MiB)</text:p>
      <text:p text:style-name="Standard">2021-07-06 17:59:50,742 INFO storage.BlockManagerInfo: Added broadcast_2_piece144 in memory on slave4:34799 (size: 4.0 MiB, free: 1582.8 MiB)</text:p>
      <text:p text:style-name="Standard">2021-07-06 17:59:50,791 INFO storage.BlockManagerInfo: Added broadcast_2_piece219 in memory on slave4:34799 (size: 4.0 MiB, free: 1578.8 MiB)</text:p>
      <text:p text:style-name="Standard">2021-07-06 17:59:50,840 INFO storage.BlockManagerInfo: Added broadcast_2_piece248 in memory on slave4:34799 (size: 3.8 MiB, free: 1575.1 MiB)</text:p>
      <text:p text:style-name="Standard">2021-07-06 17:59:50,889 INFO storage.BlockManagerInfo: Added broadcast_2_piece224 in memory on slave4:34799 (size: 4.0 MiB, free: 1571.1 MiB)</text:p>
      <text:p text:style-name="Standard">2021-07-06 17:59:50,938 INFO storage.BlockManagerInfo: Added broadcast_2_piece91 in memory on slave4:34799 (size: 4.0 MiB, free: 1567.1 MiB)</text:p>
      <text:p text:style-name="Standard">2021-07-06 17:59:50,988 INFO storage.BlockManagerInfo: Added broadcast_2_piece61 in memory on slave4:34799 (size: 4.0 MiB, free: 1563.1 MiB)</text:p>
      <text:p text:style-name="Standard">2021-07-06 17:59:51,037 INFO storage.BlockManagerInfo: Added broadcast_2_piece17 in memory on slave4:34799 (size: 4.0 MiB, free: 1559.1 MiB)</text:p>
      <text:p text:style-name="Standard">2021-07-06 17:59:51,085 INFO storage.BlockManagerInfo: Added broadcast_2_piece218 in memory on slave4:34799 (size: 4.0 MiB, free: 1555.1 MiB)</text:p>
      <text:p text:style-name="Standard">2021-07-06 17:59:59,550 INFO storage.BlockManagerInfo: Added broadcast_11_piece2 in memory on slave4:34799 (size: 4.0 MiB, free: 1551.1 MiB)</text:p>
      <text:p text:style-name="Standard">2021-07-06 17:59:59,566 INFO storage.BlockManagerInfo: Added broadcast_11_piece3 in memory on slave4:34799 (size: 719.9 KiB, free: 1550.4 MiB)</text:p>
      <text:p text:style-name="Standard">2021-07-06 17:59:59,615 INFO storage.BlockManagerInfo: Added broadcast_11_piece0 in memory on slave4:34799 (size: 4.0 MiB, free: 1546.4 MiB)</text:p>
      <text:p text:style-name="Standard">2021-07-06 17:59:59,665 INFO storage.BlockManagerInfo: Added broadcast_11_piece1 in memory on slave4:34799 (size: 4.0 MiB, free: 1542.4 MiB)</text:p>
      <text:p text:style-name="Standard">2021-07-06 17:59:59,937 INFO scheduler.TaskSetManager: Finished task 0.0 in stage 7.0 (TID 35) in 23280 ms on slave4 (executor 8) (1/1)</text:p>
      <text:p text:style-name="Standard">2021-07-06 17:59:59,937 INFO cluster.YarnScheduler: Removed TaskSet 7.0, whose tasks have all completed, from pool </text:p>
      <text:p text:style-name="Standard">2021-07-06 17:59:59,938 INFO scheduler.DAGScheduler: ResultStage 7 (toPandas at /home/hadoopuser/Documents/jba/twitter_apps/spark_nltk_nlp_test.py:174) finished in 23.288 s</text:p>
      <text:p text:style-name="Standard">2021-07-06 17:59:59,938 INFO scheduler.DAGScheduler: Job 7 is finished. Cancelling potential speculative or zombie tasks for this job</text:p>
      <text:p text:style-name="Standard">2021-07-06 17:59:59,938 INFO cluster.YarnScheduler: Killing all running tasks in stage 7: Stage finished</text:p>
      <text:p text:style-name="Standard">2021-07-06 17:59:59,939 INFO scheduler.DAGScheduler: Job 7 finished: toPandas at /home/hadoopuser/Documents/jba/twitter_apps/spark_nltk_nlp_test.py:174, took 23.293430 s</text:p>
      <text:p text:style-name="Standard"><text:s text:c="49"/><text:span text:style-name="T9">text</text:span> <text:s text:c="41"/><text:span text:style-name="T9">sentiment</text:span></text:p>
      <text:p text:style-name="P1">0 <text:s text:c="2"/>97% of the funding for the development of the ... <text:s/>[(category, 0, 102, negative, {'sentence': '0'...</text:p>
      <text:p text:style-name="P1">1 <text:s text:c="2"/>Would there be more uptake on AstraZeneca if t... <text:s/>[(category, 0, 73, positive, {'sentence': '0',...</text:p>
      <text:p text:style-name="P1"><text:soft-page-break/>2 <text:s text:c="2"/>ICYMI - The head of #Denmark's medicines agenc... <text:s/>[(category, 0, 146, negative, {'sentence': '0'...</text:p>
      <text:p text:style-name="P1">3 <text:s text:c="2"/>"It will be a lot fun to work with @AstraZenec... <text:s/>[(category, 0, 243, positive, {'sentence': '0'...</text:p>
      <text:p text:style-name="Standard">4 <text:s text:c="2"/>I was vaccinated at the EXPO Centre Monday nig... <text:s/>[(category, 0, 158, positive, {'sentence': '0'...</text:p>
      <text:p text:style-name="Standard">5 <text:s text:c="2"/>Hmmmm. Not meaning to be conspiratorial, but I... <text:s/>[(category, 0, 69, positive, {'sentence': '0',...</text:p>
      <text:p text:style-name="Standard">6 <text:s text:c="2"/>Day #466 of the #pandemic: <text:s/>#covid 8x <text:s/>more li... <text:s/>[(category, 0, 97, negative, {'sentence': '0',...</text:p>
      <text:p text:style-name="Standard">7 <text:s text:c="2"/>Danish Drug Director’s Collapse During AstraZe... <text:s/>[(category, 0, 88, neutral, {'sentence': '0', ...</text:p>
      <text:p text:style-name="Standard">8 <text:s text:c="2"/>"History's verdict on the decision of Western ... <text:s/>[(category, 0, 191, negative, {'sentence': '0'...</text:p>
      <text:p text:style-name="Standard">9 <text:s text:c="2"/>It sounds like Alberta is having trouble using... <text:s/>[(category, 0, 101, negative, {'sentence': '0'...</text:p>
      <text:p text:style-name="Standard">10 <text:s/>COVID-19: Risk of blood clot after coronavirus... <text:s/>[(category, 0, 174, negative, {'sentence': '0'...</text:p>
      <text:p text:style-name="Standard">11 <text:s/>Thank God the poor pharmaceutical corporations... <text:s/>[(category, 0, 148, negative, {'sentence': '0'...</text:p>
      <text:p text:style-name="Standard">12 <text:s/>#StopExperimentalMeds <text:s/>Danish health official ... <text:s/>[(category, 0, 152, positive, {'sentence': '0'...</text:p>
      <text:p text:style-name="Standard">13 <text:s/>I’m so glad I received my AstraZeneca vaccine ... <text:s/>[(category, 0, 148, positive, {'sentence': '0'...</text:p>
      <text:p text:style-name="Standard">14 <text:s/>"""The blood-clot events with the AstraZeneca ... <text:s/>[(category, 0, 101, negative, {'sentence': '0'...</text:p>
      <text:p text:style-name="Standard">15 <text:s/>Keen to watch me have a nervous breakdown over... <text:s/>[(category, 0, 183, positive, {'sentence': '0'...</text:p>
      <text:p text:style-name="Standard">16 <text:s/>COVID-19: Risk of blood clot after coronavirus... <text:s/>[(category, 0, 174, negative, {'sentence': '0'...</text:p>
      <text:p text:style-name="Standard">17 <text:s/>7. Even with ~1400 pharmacies &amp;amp; PHUs admin... <text:s/>[(category, 0, 98, negative, {'sentence': '0',...</text:p>
      <text:p text:style-name="Standard">18 <text:s text:c="43"/>Jesus. <text:s text:c="2"/>[(category, 0, 6, negative, {'sentence': '0', ...</text:p>
      <text:p text:style-name="Standard">19 <text:s text:c="19"/>6. What's left in the freezer? <text:s text:c="2"/>[(category, 0, 30, negative, {'sentence': '0',...</text:p>
      <text:p text:style-name="Standard">20 <text:s/>Denmark to share AstraZeneca Covid vaccines wi... <text:s/>[(category, 0, 153, negative, {'sentence': '0'...</text:p>
      <text:p text:style-name="Standard">21 <text:s/>@GrahamJ18821678 @Jeff95838825 @MJohn59655 We ... <text:s/>[(category, 0, 158, negative, {'sentence': '0'...</text:p>
      <text:p text:style-name="Standard">22 <text:s/>"The @AontuIE leader @Toibin1 warns ""browbeat... <text:s/>[(category, 0, 165, negative, {'sentence': '0'...</text:p>
      <text:p text:style-name="Standard">23 <text:s/>AstraZeneca vaccine available to walk-ins. Mor... <text:s/>[(category, 0, 189, positive, {'sentence': '0'...</text:p>
      <text:p text:style-name="Standard">24 <text:s/>@celliottability While 24 Countries Have Suspe... <text:s/>[(category, 0, 296, negative, {'sentence': '0'...</text:p>
      <text:p text:style-name="Standard">25 <text:s/>A male doctor put me on birth control as a 16 ... <text:s/>[(category, 0, 146, negative, {'sentence': '0'...</text:p>
      <text:p text:style-name="Standard">26 <text:s/>Roughly 500,000 vaccine doses that have not ye... <text:s/>[(category, 0, 139, negative, {'sentence': '0'...</text:p>
      <text:p text:style-name="Standard">27 <text:s/>Oral contraceptives taken by women EACH DAY ha... <text:s/>[(category, 0, 165, negative, {'sentence': '0'...</text:p>
      <text:p text:style-name="Standard">28 <text:s/>The risk of cerebral venous thrombosis is 8 to... <text:s/>[(category, 0, 189, negative, {'sentence': '0'...</text:p>
      <text:p text:style-name="Standard">29 <text:s/>At this point, I would rather get the AstraZen... <text:s/>[(category, 0, 110, negative, {'sentence': '0'...</text:p>
      <text:p text:style-name="Standard">30 <text:s/>Reminder that if you’re 55+ in BC you can get ... <text:s/>[(category, 0, 157, positive, {'sentence': '0'...</text:p>
      <text:p text:style-name="Standard">31 <text:s/>@Laurie_Garrett @AstraZeneca @moderna_tx @pfiz... <text:s/>[(category, 0, 100, negative, {'sentence': '0'...</text:p>
      <text:p text:style-name="Standard">32 <text:s/>CureVac's Covid-19 vaccine attracts rising int... <text:s/>[(category, 0, 109, negative, {'sentence': '0'...</text:p>
      <text:p text:style-name="Standard">33 <text:s/>Blood-clot risk higher for #COVID19 patients t... <text:s/>[(category, 0, 93, negative, {'sentence': '0',...</text:p>
      <text:p text:style-name="Standard">34 <text:s/>European countries express interest in purchas... <text:s/>[(category, 0, 114, negative, {'sentence': '0'...</text:p>
      <text:p text:style-name="Standard">35 <text:s/>"@CindyDeetz @CTVCalgary The cerebral vein thr... <text:s/>[(category, 0, 282, negative, {'sentence': '0'...</text:p>
      <text:p text:style-name="Standard">36 <text:s/>@JodiMcKayMP It was never about people , it wa... <text:s/>[(category, 0, 209, negative, {'sentence': '0'...</text:p>
      <text:p text:style-name="Standard">37 <text:s/>This week, @HealthCentre has begun to distribu... <text:s/>[(category, 0, 301, positive, {'sentence': '0'...</text:p>
      <text:p text:style-name="Standard">38 <text:s/>Revisions to Product Information for Healthcar... <text:s/>[(category, 0, 171, negative, {'sentence': '0'...</text:p>
      <text:p text:style-name="Standard">39 <text:s/>@InRodWeTrustMTL 1.3 million is still a lot of... <text:s/>[(category, 0, 241, negative, {'sentence': '0'...</text:p>
      <text:p text:style-name="Standard">40 <text:s/>"Norway Stops Experimental AstraZeneca COVID S... <text:s/>[(category, 0, 178, negative, {'sentence': '0'...</text:p>
      <text:p text:style-name="Standard"><text:soft-page-break/>41 <text:s text:c="21"/>#InspirationElevatesHumanity <text:s text:c="2"/>[(category, 0, 28, positive, {'sentence': '0',...</text:p>
      <text:p text:style-name="Standard">42 <text:s/>“Because the #MHRA is generally... praised for... <text:s/>[(category, 0, 294, negative, {'sentence': '0'...</text:p>
      <text:p text:style-name="Standard">43 <text:s/>Denmark is first EU control to ban the #AstraZ... <text:s/>[(category, 0, 141, negative, {'sentence': '0'...</text:p>
      <text:p text:style-name="Standard">44 <text:s text:c="23"/>Dramatic scene in Denmark: <text:s text:c="2"/>[(category, 0, 26, negative, {'sentence': '0',...</text:p>
      <text:p text:style-name="Standard">45 <text:s/>More than 820 million Covid-19 vaccine doses h... <text:s/>[(category, 0, 209, negative, {'sentence': '0'...</text:p>
      <text:p text:style-name="Standard">46 <text:s/>More than 820 million Covid-19 vaccine doses h... <text:s/>[(category, 0, 189, negative, {'sentence': '0'...</text:p>
      <text:p text:style-name="Standard">2021-07-06 18:00:00,137 INFO datasources.FileSourceStrategy: Pushed Filters: </text:p>
      <text:p text:style-name="Standard">2021-07-06 18:00:00,137 INFO datasources.FileSourceStrategy: Post-Scan Filters: AtLeastNNulls(n, index#1,text#2)</text:p>
      <text:p text:style-name="Standard">2021-07-06 18:00:00,137 INFO datasources.FileSourceStrategy: Output Data Schema: struct&lt;index: int, text: string&gt;</text:p>
      <text:p text:style-name="Standard">2021-07-06 18:00:00,208 INFO codegen.CodeGenerator: Code generated in 34.599661 ms</text:p>
      <text:p text:style-name="Standard">2021-07-06 18:00:00,210 INFO memory.MemoryStore: Block broadcast_16 stored as values in memory (estimated size 330.6 KiB, free 6.3 GiB)</text:p>
      <text:p text:style-name="Standard">2021-07-06 18:00:00,218 INFO memory.MemoryStore: Block broadcast_16_piece0 stored as bytes in memory (estimated size 32.0 KiB, free 6.3 GiB)</text:p>
      <text:p text:style-name="Standard">2021-07-06 18:00:00,218 INFO storage.BlockManagerInfo: Added broadcast_16_piece0 in memory on ubuntu:37927 (size: 32.0 KiB, free: 7.3 GiB)</text:p>
      <text:p text:style-name="Standard">2021-07-06 18:00:00,219 INFO spark.SparkContext: Created broadcast 16 from toPandas at /home/hadoopuser/Documents/jba/twitter_apps/spark_nltk_nlp_test.py:188</text:p>
      <text:p text:style-name="Standard">2021-07-06 18:00:00,220 INFO execution.FileSourceScanExec: Planning scan with bin packing, max size: 4194304 bytes, open cost is considered as scanning 4194304 bytes.</text:p>
      <text:p text:style-name="Standard">2021-07-06 18:00:00,236 INFO spark.SparkContext: Starting job: toPandas at /home/hadoopuser/Documents/jba/twitter_apps/spark_nltk_nlp_test.py:188</text:p>
      <text:p text:style-name="Standard">2021-07-06 18:00:00,236 INFO scheduler.DAGScheduler: Got job 8 (toPandas at /home/hadoopuser/Documents/jba/twitter_apps/spark_nltk_nlp_test.py:188) with 1 output partitions</text:p>
      <text:p text:style-name="Standard">2021-07-06 18:00:00,236 INFO scheduler.DAGScheduler: Final stage: ResultStage 8 (toPandas at /home/hadoopuser/Documents/jba/twitter_apps/spark_nltk_nlp_test.py:188)</text:p>
      <text:p text:style-name="Standard">2021-07-06 18:00:00,236 INFO scheduler.DAGScheduler: Parents of final stage: List()</text:p>
      <text:p text:style-name="Standard">2021-07-06 18:00:00,236 INFO scheduler.DAGScheduler: Missing parents: List()</text:p>
      <text:p text:style-name="Standard">2021-07-06 18:00:00,238 INFO scheduler.DAGScheduler: Submitting ResultStage 8 (MapPartitionsRDD[22] at toPandas at /home/hadoopuser/Documents/jba/twitter_apps/spark_nltk_nlp_test.py:188), which has no missing parents</text:p>
      <text:p text:style-name="Standard">2021-07-06 18:00:00,242 INFO memory.MemoryStore: Block broadcast_17 stored as values in memory (estimated size 59.6 KiB, free 6.3 GiB)</text:p>
      <text:p text:style-name="Standard">2021-07-06 18:00:00,243 INFO memory.MemoryStore: Block broadcast_17_piece0 stored as bytes in memory (estimated size 22.5 KiB, free 6.3 GiB)</text:p>
      <text:p text:style-name="Standard">2021-07-06 18:00:00,244 INFO storage.BlockManagerInfo: Added broadcast_17_piece0 in memory on ubuntu:37927 (size: 22.5 KiB, free: 7.3 GiB)</text:p>
      <text:p text:style-name="Standard">2021-07-06 18:00:00,244 INFO spark.SparkContext: Created broadcast 17 from broadcast at DAGScheduler.scala:1388</text:p>
      <text:p text:style-name="Standard">2021-07-06 18:00:00,245 INFO scheduler.DAGScheduler: Submitting 1 missing tasks from ResultStage 8 (MapPartitionsRDD[22] at toPandas at /home/hadoopuser/Documents/jba/twitter_apps/spark_nltk_nlp_test.py:188) (first 15 tasks are for partitions Vector(0))</text:p>
      <text:p text:style-name="Standard">2021-07-06 18:00:00,245 INFO cluster.YarnScheduler: Adding task set 8.0 with 1 tasks resource profile 0</text:p>
      <text:p text:style-name="Standard">2021-07-06 18:00:00,248 INFO scheduler.TaskSetManager: Starting task 0.0 in stage 8.0 (TID 36) (slave4, executor 8, partition 0, NODE_LOCAL, 4881 bytes) taskResourceAssignments Map()</text:p>
      <text:p text:style-name="Standard"><text:soft-page-break/>2021-07-06 18:00:00,260 INFO storage.BlockManagerInfo: Added broadcast_17_piece0 in memory on slave4:34799 (size: 22.5 KiB, free: 1542.3 MiB)</text:p>
      <text:p text:style-name="Standard">2021-07-06 18:00:00,301 INFO storage.BlockManagerInfo: Added broadcast_16_piece0 in memory on slave4:34799 (size: 32.0 KiB, free: 1542.3 MiB)</text:p>
      <text:p text:style-name="Standard">2021-07-06 18:00:00,636 INFO scheduler.TaskSetManager: Finished task 0.0 in stage 8.0 (TID 36) in 388 ms on slave4 (executor 8) (1/1)</text:p>
      <text:p text:style-name="Standard">2021-07-06 18:00:00,636 INFO cluster.YarnScheduler: Removed TaskSet 8.0, whose tasks have all completed, from pool </text:p>
      <text:p text:style-name="Standard">2021-07-06 18:00:00,636 INFO scheduler.DAGScheduler: ResultStage 8 (toPandas at /home/hadoopuser/Documents/jba/twitter_apps/spark_nltk_nlp_test.py:188) finished in 0.397 s</text:p>
      <text:p text:style-name="Standard">2021-07-06 18:00:00,637 INFO scheduler.DAGScheduler: Job 8 is finished. Cancelling potential speculative or zombie tasks for this job</text:p>
      <text:p text:style-name="Standard">2021-07-06 18:00:00,637 INFO cluster.YarnScheduler: Killing all running tasks in stage 8: Stage finished</text:p>
      <text:p text:style-name="Standard">2021-07-06 18:00:00,637 INFO scheduler.DAGScheduler: Job 8 finished: toPandas at /home/hadoopuser/Documents/jba/twitter_apps/spark_nltk_nlp_test.py:188, took 0.401088 s</text:p>
      <text:p text:style-name="Standard">[nltk_data] Downloading package vader_lexicon to</text:p>
      <text:p text:style-name="Standard">[nltk_data] <text:s text:c="4"/>/home/hadoopuser/nltk_data...</text:p>
      <text:p text:style-name="Standard">[nltk_data] <text:s text:c="2"/>Package vader_lexicon is already up-to-date!</text:p>
      <text:p text:style-name="Standard">[['study is going on as usual'], ['Goodmorning to everyone'], ['I am very sad today.'], ['Geeks For Geeks is the best portal for the computer science engineering students.']]</text:p>
      <text:p text:style-name="Standard">2021-07-06 18:00:01,119 INFO codegen.CodeGenerator: Code generated in 9.146512 ms</text:p>
      <text:p text:style-name="Standard">2021-07-06 18:00:01,129 INFO spark.SparkContext: Starting job: showString at NativeMethodAccessorImpl.java:0</text:p>
      <text:p text:style-name="Standard">2021-07-06 18:00:01,131 INFO scheduler.DAGScheduler: Got job 9 (showString at NativeMethodAccessorImpl.java:0) with 1 output partitions</text:p>
      <text:p text:style-name="Standard">2021-07-06 18:00:01,131 INFO scheduler.DAGScheduler: Final stage: ResultStage 9 (showString at NativeMethodAccessorImpl.java:0)</text:p>
      <text:p text:style-name="Standard">2021-07-06 18:00:01,131 INFO scheduler.DAGScheduler: Parents of final stage: List()</text:p>
      <text:p text:style-name="Standard">2021-07-06 18:00:01,131 INFO scheduler.DAGScheduler: Missing parents: List()</text:p>
      <text:p text:style-name="Standard">2021-07-06 18:00:01,133 INFO scheduler.DAGScheduler: Submitting ResultStage 9 (MapPartitionsRDD[29] at showString at NativeMethodAccessorImpl.java:0), which has no missing parents</text:p>
      <text:p text:style-name="Standard">2021-07-06 18:00:01,147 INFO memory.MemoryStore: Block broadcast_18 stored as values in memory (estimated size 11.6 KiB, free 6.3 GiB)</text:p>
      <text:p text:style-name="Standard">2021-07-06 18:00:01,148 INFO memory.MemoryStore: Block broadcast_18_piece0 stored as bytes in memory (estimated size 6.3 KiB, free 6.3 GiB)</text:p>
      <text:p text:style-name="Standard">2021-07-06 18:00:01,148 INFO storage.BlockManagerInfo: Added broadcast_18_piece0 in memory on ubuntu:37927 (size: 6.3 KiB, free: 7.3 GiB)</text:p>
      <text:p text:style-name="Standard">2021-07-06 18:00:01,149 INFO spark.SparkContext: Created broadcast 18 from broadcast at DAGScheduler.scala:1388</text:p>
      <text:p text:style-name="Standard">2021-07-06 18:00:01,149 INFO scheduler.DAGScheduler: Submitting 1 missing tasks from ResultStage 9 (MapPartitionsRDD[29] at showString at NativeMethodAccessorImpl.java:0) (first 15 tasks are for partitions Vector(0))</text:p>
      <text:p text:style-name="Standard">2021-07-06 18:00:01,149 INFO cluster.YarnScheduler: Adding task set 9.0 with 1 tasks resource profile 0</text:p>
      <text:p text:style-name="Standard">2021-07-06 18:00:01,152 INFO scheduler.TaskSetManager: Starting task 0.0 in stage 9.0 (TID 37) (slave3, executor 1, partition 0, PROCESS_LOCAL, 4345 bytes) taskResourceAssignments Map()</text:p>
      <text:p text:style-name="Standard">2021-07-06 18:00:01,167 INFO storage.BlockManagerInfo: Added broadcast_18_piece0 in memory on slave3:45987 (size: 6.3 KiB, free: 2.5 GiB)</text:p>
      <text:p text:style-name="Standard">2021-07-06 18:00:02,086 INFO scheduler.TaskSetManager: Finished task 0.0 in stage 9.0 (TID 37) in 936 ms on slave3 (executor 1) (1/1)</text:p>
      <text:p text:style-name="Standard"><text:soft-page-break/>2021-07-06 18:00:02,086 INFO cluster.YarnScheduler: Removed TaskSet 9.0, whose tasks have all completed, from pool </text:p>
      <text:p text:style-name="Standard">2021-07-06 18:00:02,087 INFO python.PythonAccumulatorV2: Connected to AccumulatorServer at host: 127.0.0.1 port: 43279</text:p>
      <text:p text:style-name="Standard">2021-07-06 18:00:02,088 INFO scheduler.DAGScheduler: ResultStage 9 (showString at NativeMethodAccessorImpl.java:0) finished in 0.954 s</text:p>
      <text:p text:style-name="Standard">2021-07-06 18:00:02,088 INFO scheduler.DAGScheduler: Job 9 is finished. Cancelling potential speculative or zombie tasks for this job</text:p>
      <text:p text:style-name="Standard">2021-07-06 18:00:02,088 INFO cluster.YarnScheduler: Killing all running tasks in stage 9: Stage finished</text:p>
      <text:p text:style-name="Standard">2021-07-06 18:00:02,089 INFO scheduler.DAGScheduler: Job 9 finished: showString at NativeMethodAccessorImpl.java:0, took 0.959990 s</text:p>
      <text:p text:style-name="Standard">2021-07-06 18:00:02,093 INFO spark.SparkContext: Starting job: showString at NativeMethodAccessorImpl.java:0</text:p>
      <text:p text:style-name="Standard">2021-07-06 18:00:02,094 INFO scheduler.DAGScheduler: Got job 10 (showString at NativeMethodAccessorImpl.java:0) with 4 output partitions</text:p>
      <text:p text:style-name="Standard">2021-07-06 18:00:02,094 INFO scheduler.DAGScheduler: Final stage: ResultStage 10 (showString at NativeMethodAccessorImpl.java:0)</text:p>
      <text:p text:style-name="Standard">2021-07-06 18:00:02,094 INFO scheduler.DAGScheduler: Parents of final stage: List()</text:p>
      <text:p text:style-name="Standard">2021-07-06 18:00:02,094 INFO scheduler.DAGScheduler: Missing parents: List()</text:p>
      <text:p text:style-name="Standard">2021-07-06 18:00:02,096 INFO scheduler.DAGScheduler: Submitting ResultStage 10 (MapPartitionsRDD[29] at showString at NativeMethodAccessorImpl.java:0), which has no missing parents</text:p>
      <text:p text:style-name="Standard">2021-07-06 18:00:02,099 INFO memory.MemoryStore: Block broadcast_19 stored as values in memory (estimated size 11.6 KiB, free 6.3 GiB)</text:p>
      <text:p text:style-name="Standard">2021-07-06 18:00:02,100 INFO memory.MemoryStore: Block broadcast_19_piece0 stored as bytes in memory (estimated size 6.3 KiB, free 6.3 GiB)</text:p>
      <text:p text:style-name="Standard">2021-07-06 18:00:02,100 INFO storage.BlockManagerInfo: Added broadcast_19_piece0 in memory on ubuntu:37927 (size: 6.3 KiB, free: 7.3 GiB)</text:p>
      <text:p text:style-name="Standard">2021-07-06 18:00:02,101 INFO spark.SparkContext: Created broadcast 19 from broadcast at DAGScheduler.scala:1388</text:p>
      <text:p text:style-name="Standard">2021-07-06 18:00:02,101 INFO scheduler.DAGScheduler: Submitting 4 missing tasks from ResultStage 10 (MapPartitionsRDD[29] at showString at NativeMethodAccessorImpl.java:0) (first 15 tasks are for partitions Vector(1, 2, 3, 4))</text:p>
      <text:p text:style-name="Standard">2021-07-06 18:00:02,101 INFO cluster.YarnScheduler: Adding task set 10.0 with 4 tasks resource profile 0</text:p>
      <text:p text:style-name="Standard">2021-07-06 18:00:02,103 INFO scheduler.TaskSetManager: Starting task 0.0 in stage 10.0 (TID 38) (slave2, executor 7, partition 1, PROCESS_LOCAL, 4345 bytes) taskResourceAssignments Map()</text:p>
      <text:p text:style-name="Standard">2021-07-06 18:00:02,103 INFO scheduler.TaskSetManager: Starting task 1.0 in stage 10.0 (TID 39) (slave1, executor 2, partition 2, PROCESS_LOCAL, 4345 bytes) taskResourceAssignments Map()</text:p>
      <text:p text:style-name="Standard">2021-07-06 18:00:02,104 INFO scheduler.TaskSetManager: Starting task 2.0 in stage 10.0 (TID 40) (slave4, executor 8, partition 3, PROCESS_LOCAL, 4345 bytes) taskResourceAssignments Map()</text:p>
      <text:p text:style-name="Standard">2021-07-06 18:00:02,104 INFO scheduler.TaskSetManager: Starting task 3.0 in stage 10.0 (TID 41) (slave3, executor 1, partition 4, PROCESS_LOCAL, 4345 bytes) taskResourceAssignments Map()</text:p>
      <text:p text:style-name="Standard">2021-07-06 18:00:02,117 INFO storage.BlockManagerInfo: Added broadcast_19_piece0 in memory on slave4:34799 (size: 6.3 KiB, free: 1542.3 MiB)</text:p>
      <text:p text:style-name="Standard">2021-07-06 18:00:02,118 INFO storage.BlockManagerInfo: Added broadcast_19_piece0 in memory on slave3:45987 (size: 6.3 KiB, free: 2.5 GiB)</text:p>
      <text:p text:style-name="Standard">2021-07-06 18:00:02,122 INFO storage.BlockManagerInfo: Added broadcast_19_piece0 in memory on slave2:35469 (size: 6.3 KiB, free: 2.5 GiB)</text:p>
      <text:p text:style-name="Standard">2021-07-06 18:00:02,122 INFO storage.BlockManagerInfo: Added broadcast_19_piece0 in memory on slave1:39533 (size: 6.3 KiB, free: 2.5 GiB)</text:p>
      <text:p text:style-name="Standard"><text:soft-page-break/>2021-07-06 18:00:02,128 INFO scheduler.TaskSetManager: Finished task 3.0 in stage 10.0 (TID 41) in 23 ms on slave3 (executor 1) (1/4)</text:p>
      <text:p text:style-name="Standard">2021-07-06 18:00:02,457 INFO scheduler.TaskSetManager: Finished task 2.0 in stage 10.0 (TID 40) in 354 ms on slave4 (executor 8) (2/4)</text:p>
      <text:p text:style-name="Standard">2021-07-06 18:00:02,839 INFO scheduler.TaskSetManager: Finished task 1.0 in stage 10.0 (TID 39) in 736 ms on slave1 (executor 2) (3/4)</text:p>
      <text:p text:style-name="Standard">2021-07-06 18:00:02,995 INFO scheduler.TaskSetManager: Finished task 0.0 in stage 10.0 (TID 38) in 892 ms on slave2 (executor 7) (4/4)</text:p>
      <text:p text:style-name="Standard">2021-07-06 18:00:02,995 INFO cluster.YarnScheduler: Removed TaskSet 10.0, whose tasks have all completed, from pool </text:p>
      <text:p text:style-name="Standard">2021-07-06 18:00:02,996 INFO scheduler.DAGScheduler: ResultStage 10 (showString at NativeMethodAccessorImpl.java:0) finished in 0.900 s</text:p>
      <text:p text:style-name="Standard">2021-07-06 18:00:02,996 INFO scheduler.DAGScheduler: Job 10 is finished. Cancelling potential speculative or zombie tasks for this job</text:p>
      <text:p text:style-name="Standard">2021-07-06 18:00:02,996 INFO cluster.YarnScheduler: Killing all running tasks in stage 10: Stage finished</text:p>
      <text:p text:style-name="Standard">2021-07-06 18:00:02,997 INFO scheduler.DAGScheduler: Job 10 finished: showString at NativeMethodAccessorImpl.java:0, took 0.903788 s</text:p>
      <text:p text:style-name="Standard">2021-07-06 18:00:03,000 INFO spark.SparkContext: Starting job: showString at NativeMethodAccessorImpl.java:0</text:p>
      <text:p text:style-name="Standard">2021-07-06 18:00:03,001 INFO scheduler.DAGScheduler: Got job 11 (showString at NativeMethodAccessorImpl.java:0) with 20 output partitions</text:p>
      <text:p text:style-name="Standard">2021-07-06 18:00:03,001 INFO scheduler.DAGScheduler: Final stage: ResultStage 11 (showString at NativeMethodAccessorImpl.java:0)</text:p>
      <text:p text:style-name="Standard">2021-07-06 18:00:03,001 INFO scheduler.DAGScheduler: Parents of final stage: List()</text:p>
      <text:p text:style-name="Standard">2021-07-06 18:00:03,001 INFO scheduler.DAGScheduler: Missing parents: List()</text:p>
      <text:p text:style-name="Standard">2021-07-06 18:00:03,003 INFO scheduler.DAGScheduler: Submitting ResultStage 11 (MapPartitionsRDD[29] at showString at NativeMethodAccessorImpl.java:0), which has no missing parents</text:p>
      <text:p text:style-name="Standard">2021-07-06 18:00:03,005 INFO memory.MemoryStore: Block broadcast_20 stored as values in memory (estimated size 11.6 KiB, free 6.3 GiB)</text:p>
      <text:p text:style-name="Standard">2021-07-06 18:00:03,006 INFO memory.MemoryStore: Block broadcast_20_piece0 stored as bytes in memory (estimated size 6.3 KiB, free 6.3 GiB)</text:p>
      <text:p text:style-name="Standard">2021-07-06 18:00:03,007 INFO storage.BlockManagerInfo: Added broadcast_20_piece0 in memory on ubuntu:37927 (size: 6.3 KiB, free: 7.3 GiB)</text:p>
      <text:p text:style-name="Standard">2021-07-06 18:00:03,007 INFO spark.SparkContext: Created broadcast 20 from broadcast at DAGScheduler.scala:1388</text:p>
      <text:p text:style-name="Standard">2021-07-06 18:00:03,008 INFO scheduler.DAGScheduler: Submitting 20 missing tasks from ResultStage 11 (MapPartitionsRDD[29] at showString at NativeMethodAccessorImpl.java:0) (first 15 tasks are for partitions Vector(5, 6, 7, 8, 9, 10, 11, 12, 13, 14, 15, 16, 17, 18, 19))</text:p>
      <text:p text:style-name="Standard">2021-07-06 18:00:03,008 INFO cluster.YarnScheduler: Adding task set 11.0 with 20 tasks resource profile 0</text:p>
      <text:p text:style-name="Standard">2021-07-06 18:00:03,009 INFO scheduler.TaskSetManager: Starting task 0.0 in stage 11.0 (TID 42) (slave3, executor 5, partition 5, PROCESS_LOCAL, 4345 bytes) taskResourceAssignments Map()</text:p>
      <text:p text:style-name="Standard">2021-07-06 18:00:03,009 INFO scheduler.TaskSetManager: Starting task 1.0 in stage 11.0 (TID 43) (slave1, executor 6, partition 6, PROCESS_LOCAL, 4345 bytes) taskResourceAssignments Map()</text:p>
      <text:p text:style-name="Standard">2021-07-06 18:00:03,009 INFO scheduler.TaskSetManager: Starting task 2.0 in stage 11.0 (TID 44) (slave3, executor 1, partition 7, PROCESS_LOCAL, 4393 bytes) taskResourceAssignments Map()</text:p>
      <text:p text:style-name="Standard">2021-07-06 18:00:03,010 INFO scheduler.TaskSetManager: Starting task 3.0 in stage 11.0 (TID 45) (slave1, executor 2, partition 8, PROCESS_LOCAL, 4345 bytes) taskResourceAssignments Map()</text:p>
      <text:p text:style-name="Standard">2021-07-06 18:00:03,010 INFO scheduler.TaskSetManager: Starting task 4.0 in stage 11.0 (TID 46) (slave4, executor 8, partition 9, PROCESS_LOCAL, 4345 bytes) taskResourceAssignments Map()</text:p>
      <text:p text:style-name="Standard"><text:soft-page-break/>2021-07-06 18:00:03,010 INFO scheduler.TaskSetManager: Starting task 5.0 in stage 11.0 (TID 47) (slave2, executor 3, partition 10, PROCESS_LOCAL, 4345 bytes) taskResourceAssignments Map()</text:p>
      <text:p text:style-name="Standard">2021-07-06 18:00:03,010 INFO scheduler.TaskSetManager: Starting task 6.0 in stage 11.0 (TID 48) (slave2, executor 7, partition 11, PROCESS_LOCAL, 4345 bytes) taskResourceAssignments Map()</text:p>
      <text:p text:style-name="Standard">2021-07-06 18:00:03,011 INFO scheduler.TaskSetManager: Starting task 7.0 in stage 11.0 (TID 49) (slave4, executor 4, partition 12, PROCESS_LOCAL, 4345 bytes) taskResourceAssignments Map()</text:p>
      <text:p text:style-name="Standard">2021-07-06 18:00:03,011 INFO scheduler.TaskSetManager: Starting task 8.0 in stage 11.0 (TID 50) (slave3, executor 5, partition 13, PROCESS_LOCAL, 4345 bytes) taskResourceAssignments Map()</text:p>
      <text:p text:style-name="Standard">2021-07-06 18:00:03,011 INFO scheduler.TaskSetManager: Starting task 9.0 in stage 11.0 (TID 51) (slave1, executor 6, partition 14, PROCESS_LOCAL, 4345 bytes) taskResourceAssignments Map()</text:p>
      <text:p text:style-name="Standard">2021-07-06 18:00:03,012 INFO scheduler.TaskSetManager: Starting task 10.0 in stage 11.0 (TID 52) (slave3, executor 1, partition 15, PROCESS_LOCAL, 4390 bytes) taskResourceAssignments Map()</text:p>
      <text:p text:style-name="Standard">2021-07-06 18:00:03,012 INFO scheduler.TaskSetManager: Starting task 11.0 in stage 11.0 (TID 53) (slave1, executor 2, partition 16, PROCESS_LOCAL, 4345 bytes) taskResourceAssignments Map()</text:p>
      <text:p text:style-name="Standard">2021-07-06 18:00:03,013 INFO scheduler.TaskSetManager: Starting task 12.0 in stage 11.0 (TID 54) (slave4, executor 8, partition 17, PROCESS_LOCAL, 4345 bytes) taskResourceAssignments Map()</text:p>
      <text:p text:style-name="Standard">2021-07-06 18:00:03,013 INFO scheduler.TaskSetManager: Starting task 13.0 in stage 11.0 (TID 55) (slave2, executor 3, partition 18, PROCESS_LOCAL, 4345 bytes) taskResourceAssignments Map()</text:p>
      <text:p text:style-name="Standard">2021-07-06 18:00:03,013 INFO scheduler.TaskSetManager: Starting task 14.0 in stage 11.0 (TID 56) (slave2, executor 7, partition 19, PROCESS_LOCAL, 4345 bytes) taskResourceAssignments Map()</text:p>
      <text:p text:style-name="Standard">2021-07-06 18:00:03,013 INFO scheduler.TaskSetManager: Starting task 15.0 in stage 11.0 (TID 57) (slave4, executor 4, partition 20, PROCESS_LOCAL, 4345 bytes) taskResourceAssignments Map()</text:p>
      <text:p text:style-name="Standard">2021-07-06 18:00:03,026 INFO storage.BlockManagerInfo: Added broadcast_20_piece0 in memory on slave4:34799 (size: 6.3 KiB, free: 1542.3 MiB)</text:p>
      <text:p text:style-name="Standard">2021-07-06 18:00:03,028 INFO storage.BlockManagerInfo: Added broadcast_20_piece0 in memory on slave3:45987 (size: 6.3 KiB, free: 2.5 GiB)</text:p>
      <text:p text:style-name="Standard">2021-07-06 18:00:03,032 INFO storage.BlockManagerInfo: Added broadcast_20_piece0 in memory on slave3:35437 (size: 6.3 KiB, free: 2.5 GiB)</text:p>
      <text:p text:style-name="Standard">2021-07-06 18:00:03,032 INFO storage.BlockManagerInfo: Added broadcast_20_piece0 in memory on slave2:35469 (size: 6.3 KiB, free: 2.5 GiB)</text:p>
      <text:p text:style-name="Standard">2021-07-06 18:00:03,033 INFO storage.BlockManagerInfo: Added broadcast_20_piece0 in memory on slave1:33589 (size: 6.3 KiB, free: 2.5 GiB)</text:p>
      <text:p text:style-name="Standard">2021-07-06 18:00:03,034 INFO storage.BlockManagerInfo: Added broadcast_20_piece0 in memory on slave1:39533 (size: 6.3 KiB, free: 2.5 GiB)</text:p>
      <text:p text:style-name="Standard">2021-07-06 18:00:03,034 INFO storage.BlockManagerInfo: Added broadcast_20_piece0 in memory on slave2:37095 (size: 6.3 KiB, free: 2.5 GiB)</text:p>
      <text:p text:style-name="Standard">2021-07-06 18:00:03,037 INFO storage.BlockManagerInfo: Added broadcast_20_piece0 in memory on slave4:46387 (size: 6.3 KiB, free: 2.5 GiB)</text:p>
      <text:p text:style-name="Standard">2021-07-06 18:00:03,039 INFO scheduler.TaskSetManager: Starting task 16.0 in stage 11.0 (TID 58) (slave4, executor 8, partition 21, PROCESS_LOCAL, 4345 bytes) taskResourceAssignments Map()</text:p>
      <text:p text:style-name="Standard">2021-07-06 18:00:03,040 INFO scheduler.TaskSetManager: Finished task 12.0 in stage 11.0 (TID 54) in 28 ms on slave4 (executor 8) (1/20)</text:p>
      <text:p text:style-name="Standard">2021-07-06 18:00:03,048 INFO scheduler.TaskSetManager: Starting task 17.0 in stage 11.0 (TID 59) (slave4, executor 8, partition 22, PROCESS_LOCAL, 4345 bytes) taskResourceAssignments Map()</text:p>
      <text:p text:style-name="Standard"><text:soft-page-break/>2021-07-06 18:00:03,048 INFO scheduler.TaskSetManager: Finished task 4.0 in stage 11.0 (TID 46) in 38 ms on slave4 (executor 8) (2/20)</text:p>
      <text:p text:style-name="Standard">2021-07-06 18:00:03,059 INFO scheduler.TaskSetManager: Finished task 2.0 in stage 11.0 (TID 44) in 50 ms on slave3 (executor 1) (3/20)</text:p>
      <text:p text:style-name="Standard">2021-07-06 18:00:03,066 INFO scheduler.TaskSetManager: Starting task 18.0 in stage 11.0 (TID 60) (slave3, executor 1, partition 23, PROCESS_LOCAL, 4387 bytes) taskResourceAssignments Map()</text:p>
      <text:p text:style-name="Standard">2021-07-06 18:00:03,067 INFO scheduler.TaskSetManager: Starting task 19.0 in stage 11.0 (TID 61) (slave3, executor 1, partition 24, PROCESS_LOCAL, 4345 bytes) taskResourceAssignments Map()</text:p>
      <text:p text:style-name="Standard">2021-07-06 18:00:03,068 INFO scheduler.TaskSetManager: Finished task 10.0 in stage 11.0 (TID 52) in 57 ms on slave3 (executor 1) (4/20)</text:p>
      <text:p text:style-name="Standard">2021-07-06 18:00:03,069 INFO scheduler.TaskSetManager: Finished task 6.0 in stage 11.0 (TID 48) in 59 ms on slave2 (executor 7) (5/20)</text:p>
      <text:p text:style-name="Standard">2021-07-06 18:00:03,074 INFO scheduler.TaskSetManager: Finished task 11.0 in stage 11.0 (TID 53) in 61 ms on slave1 (executor 2) (6/20)</text:p>
      <text:p text:style-name="Standard">2021-07-06 18:00:03,074 INFO scheduler.TaskSetManager: Finished task 3.0 in stage 11.0 (TID 45) in 65 ms on slave1 (executor 2) (7/20)</text:p>
      <text:p text:style-name="Standard">2021-07-06 18:00:03,074 INFO scheduler.TaskSetManager: Finished task 17.0 in stage 11.0 (TID 59) in 26 ms on slave4 (executor 8) (8/20)</text:p>
      <text:p text:style-name="Standard">2021-07-06 18:00:03,074 INFO scheduler.TaskSetManager: Finished task 16.0 in stage 11.0 (TID 58) in 35 ms on slave4 (executor 8) (9/20)</text:p>
      <text:p text:style-name="Standard">2021-07-06 18:00:03,074 INFO scheduler.TaskSetManager: Finished task 14.0 in stage 11.0 (TID 56) in 61 ms on slave2 (executor 7) (10/20)</text:p>
      <text:p text:style-name="Standard">2021-07-06 18:00:03,091 INFO scheduler.TaskSetManager: Finished task 19.0 in stage 11.0 (TID 61) in 24 ms on slave3 (executor 1) (11/20)</text:p>
      <text:p text:style-name="Standard">2021-07-06 18:00:03,118 INFO scheduler.TaskSetManager: Finished task 18.0 in stage 11.0 (TID 60) in 53 ms on slave3 (executor 1) (12/20)</text:p>
      <text:p text:style-name="Standard">2021-07-06 18:00:03,422 INFO scheduler.TaskSetManager: Finished task 1.0 in stage 11.0 (TID 43) in 413 ms on slave1 (executor 6) (13/20)</text:p>
      <text:p text:style-name="Standard">2021-07-06 18:00:03,423 INFO scheduler.TaskSetManager: Finished task 9.0 in stage 11.0 (TID 51) in 412 ms on slave1 (executor 6) (14/20)</text:p>
      <text:p text:style-name="Standard">2021-07-06 18:00:03,709 INFO scheduler.TaskSetManager: Finished task 7.0 in stage 11.0 (TID 49) in 698 ms on slave4 (executor 4) (15/20)</text:p>
      <text:p text:style-name="Standard">2021-07-06 18:00:03,710 INFO scheduler.TaskSetManager: Finished task 15.0 in stage 11.0 (TID 57) in 697 ms on slave4 (executor 4) (16/20)</text:p>
      <text:p text:style-name="Standard">2021-07-06 18:00:03,824 INFO scheduler.TaskSetManager: Finished task 13.0 in stage 11.0 (TID 55) in 811 ms on slave2 (executor 3) (17/20)</text:p>
      <text:p text:style-name="Standard">2021-07-06 18:00:03,824 INFO scheduler.TaskSetManager: Finished task 5.0 in stage 11.0 (TID 47) in 814 ms on slave2 (executor 3) (18/20)</text:p>
      <text:p text:style-name="Standard">2021-07-06 18:00:03,998 INFO scheduler.TaskSetManager: Finished task 8.0 in stage 11.0 (TID 50) in 987 ms on slave3 (executor 5) (19/20)</text:p>
      <text:p text:style-name="Standard">2021-07-06 18:00:04,002 INFO scheduler.TaskSetManager: Finished task 0.0 in stage 11.0 (TID 42) in 993 ms on slave3 (executor 5) (20/20)</text:p>
      <text:p text:style-name="Standard">2021-07-06 18:00:04,002 INFO cluster.YarnScheduler: Removed TaskSet 11.0, whose tasks have all completed, from pool </text:p>
      <text:p text:style-name="Standard">2021-07-06 18:00:04,003 INFO scheduler.DAGScheduler: ResultStage 11 (showString at NativeMethodAccessorImpl.java:0) finished in 0.999 s</text:p>
      <text:p text:style-name="Standard">2021-07-06 18:00:04,003 INFO scheduler.DAGScheduler: Job 11 is finished. Cancelling potential speculative or zombie tasks for this job</text:p>
      <text:p text:style-name="Standard">2021-07-06 18:00:04,003 INFO cluster.YarnScheduler: Killing all running tasks in stage 11: Stage finished</text:p>
      <text:p text:style-name="Standard"><text:soft-page-break/>2021-07-06 18:00:04,004 INFO scheduler.DAGScheduler: Job 11 finished: showString at NativeMethodAccessorImpl.java:0, took 1.003250 s</text:p>
      <text:p text:style-name="Standard">2021-07-06 18:00:04,007 INFO spark.SparkContext: Starting job: showString at NativeMethodAccessorImpl.java:0</text:p>
      <text:p text:style-name="Standard">2021-07-06 18:00:04,008 INFO scheduler.DAGScheduler: Got job 12 (showString at NativeMethodAccessorImpl.java:0) with 7 output partitions</text:p>
      <text:p text:style-name="Standard">2021-07-06 18:00:04,008 INFO scheduler.DAGScheduler: Final stage: ResultStage 12 (showString at NativeMethodAccessorImpl.java:0)</text:p>
      <text:p text:style-name="Standard">2021-07-06 18:00:04,008 INFO scheduler.DAGScheduler: Parents of final stage: List()</text:p>
      <text:p text:style-name="Standard">2021-07-06 18:00:04,008 INFO scheduler.DAGScheduler: Missing parents: List()</text:p>
      <text:p text:style-name="Standard">2021-07-06 18:00:04,010 INFO scheduler.DAGScheduler: Submitting ResultStage 12 (MapPartitionsRDD[29] at showString at NativeMethodAccessorImpl.java:0), which has no missing parents</text:p>
      <text:p text:style-name="Standard">2021-07-06 18:00:04,013 INFO memory.MemoryStore: Block broadcast_21 stored as values in memory (estimated size 11.6 KiB, free 6.3 GiB)</text:p>
      <text:p text:style-name="Standard">2021-07-06 18:00:04,015 INFO memory.MemoryStore: Block broadcast_21_piece0 stored as bytes in memory (estimated size 6.3 KiB, free 6.3 GiB)</text:p>
      <text:p text:style-name="Standard">2021-07-06 18:00:04,015 INFO storage.BlockManagerInfo: Added broadcast_21_piece0 in memory on ubuntu:37927 (size: 6.3 KiB, free: 7.3 GiB)</text:p>
      <text:p text:style-name="Standard">2021-07-06 18:00:04,015 INFO spark.SparkContext: Created broadcast 21 from broadcast at DAGScheduler.scala:1388</text:p>
      <text:p text:style-name="Standard">2021-07-06 18:00:04,015 INFO scheduler.DAGScheduler: Submitting 7 missing tasks from ResultStage 12 (MapPartitionsRDD[29] at showString at NativeMethodAccessorImpl.java:0) (first 15 tasks are for partitions Vector(25, 26, 27, 28, 29, 30, 31))</text:p>
      <text:p text:style-name="Standard">2021-07-06 18:00:04,015 INFO cluster.YarnScheduler: Adding task set 12.0 with 7 tasks resource profile 0</text:p>
      <text:p text:style-name="Standard">2021-07-06 18:00:04,017 INFO scheduler.TaskSetManager: Starting task 0.0 in stage 12.0 (TID 62) (slave4, executor 4, partition 25, PROCESS_LOCAL, 4345 bytes) taskResourceAssignments Map()</text:p>
      <text:p text:style-name="Standard">2021-07-06 18:00:04,018 INFO scheduler.TaskSetManager: Starting task 1.0 in stage 12.0 (TID 63) (slave3, executor 5, partition 26, PROCESS_LOCAL, 4345 bytes) taskResourceAssignments Map()</text:p>
      <text:p text:style-name="Standard">2021-07-06 18:00:04,018 INFO scheduler.TaskSetManager: Starting task 2.0 in stage 12.0 (TID 64) (slave2, executor 3, partition 27, PROCESS_LOCAL, 4345 bytes) taskResourceAssignments Map()</text:p>
      <text:p text:style-name="Standard">2021-07-06 18:00:04,018 INFO scheduler.TaskSetManager: Starting task 3.0 in stage 12.0 (TID 65) (slave1, executor 6, partition 28, PROCESS_LOCAL, 4345 bytes) taskResourceAssignments Map()</text:p>
      <text:p text:style-name="Standard">2021-07-06 18:00:04,018 INFO scheduler.TaskSetManager: Starting task 4.0 in stage 12.0 (TID 66) (slave4, executor 8, partition 29, PROCESS_LOCAL, 4345 bytes) taskResourceAssignments Map()</text:p>
      <text:p text:style-name="Standard">2021-07-06 18:00:04,018 INFO scheduler.TaskSetManager: Starting task 5.0 in stage 12.0 (TID 67) (slave1, executor 2, partition 30, PROCESS_LOCAL, 4345 bytes) taskResourceAssignments Map()</text:p>
      <text:p text:style-name="Standard">2021-07-06 18:00:04,019 INFO scheduler.TaskSetManager: Starting task 6.0 in stage 12.0 (TID 68) (slave3, executor 1, partition 31, PROCESS_LOCAL, 4448 bytes) taskResourceAssignments Map()</text:p>
      <text:p text:style-name="Standard">2021-07-06 18:00:04,030 INFO storage.BlockManagerInfo: Added broadcast_21_piece0 in memory on slave4:34799 (size: 6.3 KiB, free: 1542.3 MiB)</text:p>
      <text:p text:style-name="Standard">2021-07-06 18:00:04,034 INFO storage.BlockManagerInfo: Added broadcast_21_piece0 in memory on slave3:45987 (size: 6.3 KiB, free: 2.5 GiB)</text:p>
      <text:p text:style-name="Standard">2021-07-06 18:00:04,034 INFO storage.BlockManagerInfo: Added broadcast_21_piece0 in memory on slave4:46387 (size: 6.3 KiB, free: 2.5 GiB)</text:p>
      <text:p text:style-name="Standard">2021-07-06 18:00:04,035 INFO storage.BlockManagerInfo: Added broadcast_21_piece0 in memory on slave3:35437 (size: 6.3 KiB, free: 2.5 GiB)</text:p>
      <text:p text:style-name="Standard">2021-07-06 18:00:04,035 INFO storage.BlockManagerInfo: Added broadcast_21_piece0 in memory on slave2:37095 (size: 6.3 KiB, free: 2.5 GiB)</text:p>
      <text:p text:style-name="Standard">2021-07-06 18:00:04,037 INFO storage.BlockManagerInfo: Added broadcast_21_piece0 in memory on slave1:39533 (size: 6.3 KiB, free: 2.5 GiB)</text:p>
      <text:p text:style-name="Standard"><text:soft-page-break/>2021-07-06 18:00:04,043 INFO storage.BlockManagerInfo: Added broadcast_21_piece0 in memory on slave1:33589 (size: 6.3 KiB, free: 2.5 GiB)</text:p>
      <text:p text:style-name="Standard">2021-07-06 18:00:04,045 INFO scheduler.TaskSetManager: Finished task 6.0 in stage 12.0 (TID 68) in 26 ms on slave3 (executor 1) (1/7)</text:p>
      <text:p text:style-name="Standard">2021-07-06 18:00:04,048 INFO scheduler.TaskSetManager: Finished task 2.0 in stage 12.0 (TID 64) in 30 ms on slave2 (executor 3) (2/7)</text:p>
      <text:p text:style-name="Standard">2021-07-06 18:00:04,054 INFO scheduler.TaskSetManager: Finished task 0.0 in stage 12.0 (TID 62) in 36 ms on slave4 (executor 4) (3/7)</text:p>
      <text:p text:style-name="Standard">2021-07-06 18:00:04,056 INFO scheduler.TaskSetManager: Finished task 1.0 in stage 12.0 (TID 63) in 38 ms on slave3 (executor 5) (4/7)</text:p>
      <text:p text:style-name="Standard">2021-07-06 18:00:04,060 INFO scheduler.TaskSetManager: Finished task 5.0 in stage 12.0 (TID 67) in 42 ms on slave1 (executor 2) (5/7)</text:p>
      <text:p text:style-name="Standard">2021-07-06 18:00:04,061 INFO scheduler.TaskSetManager: Finished task 3.0 in stage 12.0 (TID 65) in 43 ms on slave1 (executor 6) (6/7)</text:p>
      <text:p text:style-name="Standard">2021-07-06 18:00:04,079 INFO scheduler.TaskSetManager: Finished task 4.0 in stage 12.0 (TID 66) in 61 ms on slave4 (executor 8) (7/7)</text:p>
      <text:p text:style-name="Standard">2021-07-06 18:00:04,079 INFO cluster.YarnScheduler: Removed TaskSet 12.0, whose tasks have all completed, from pool </text:p>
      <text:p text:style-name="Standard">2021-07-06 18:00:04,080 INFO scheduler.DAGScheduler: ResultStage 12 (showString at NativeMethodAccessorImpl.java:0) finished in 0.069 s</text:p>
      <text:p text:style-name="Standard">2021-07-06 18:00:04,080 INFO scheduler.DAGScheduler: Job 12 is finished. Cancelling potential speculative or zombie tasks for this job</text:p>
      <text:p text:style-name="Standard">2021-07-06 18:00:04,080 INFO cluster.YarnScheduler: Killing all running tasks in stage 12: Stage finished</text:p>
      <text:p text:style-name="Standard">2021-07-06 18:00:04,080 INFO scheduler.DAGScheduler: Job 12 finished: showString at NativeMethodAccessorImpl.java:0, took 0.072597 s</text:p>
      <text:p text:style-name="Standard">2021-07-06 18:00:04,090 INFO codegen.CodeGenerator: Code generated in 7.538441 ms</text:p>
      <text:p text:style-name="Standard">+---------------------------------------------------------------------------------+</text:p>
      <text:p text:style-name="Standard">|text <text:s text:c="76"/>|</text:p>
      <text:p text:style-name="Standard">+---------------------------------------------------------------------------------+</text:p>
      <text:p text:style-name="Standard">|study is going on as usual <text:s text:c="54"/>|</text:p>
      <text:p text:style-name="Standard">|Goodmorning to everyone <text:s text:c="57"/>|</text:p>
      <text:p text:style-name="Standard">|I am very sad today. <text:s text:c="60"/>|</text:p>
      <text:p text:style-name="Standard">|Geeks For Geeks is the best portal for the computer science engineering students.|</text:p>
      <text:p text:style-name="Standard">+---------------------------------------------------------------------------------+</text:p>
      <text:p text:style-name="Standard"/>
      <text:p text:style-name="Standard">2021-07-06 18:00:04,161 INFO codegen.CodeGenerator: Code generated in 7.53635 ms</text:p>
      <text:p text:style-name="Standard">2021-07-06 18:00:04,167 INFO spark.SparkContext: Starting job: showString at NativeMethodAccessorImpl.java:0</text:p>
      <text:p text:style-name="Standard">2021-07-06 18:00:04,168 INFO scheduler.DAGScheduler: Got job 13 (showString at NativeMethodAccessorImpl.java:0) with 1 output partitions</text:p>
      <text:p text:style-name="Standard">2021-07-06 18:00:04,168 INFO scheduler.DAGScheduler: Final stage: ResultStage 13 (showString at NativeMethodAccessorImpl.java:0)</text:p>
      <text:p text:style-name="Standard">2021-07-06 18:00:04,168 INFO scheduler.DAGScheduler: Parents of final stage: List()</text:p>
      <text:p text:style-name="Standard">2021-07-06 18:00:04,169 INFO scheduler.DAGScheduler: Missing parents: List()</text:p>
      <text:p text:style-name="Standard">2021-07-06 18:00:04,170 INFO scheduler.DAGScheduler: Submitting ResultStage 13 (MapPartitionsRDD[36] at showString at NativeMethodAccessorImpl.java:0), which has no missing parents</text:p>
      <text:p text:style-name="Standard">2021-07-06 18:00:04,179 INFO memory.MemoryStore: Block broadcast_22 stored as values in memory (estimated size 11.7 KiB, free 6.3 GiB)</text:p>
      <text:p text:style-name="Standard">2021-07-06 18:00:04,180 INFO memory.MemoryStore: Block broadcast_22_piece0 stored as bytes in memory (estimated size 6.3 KiB, free 6.3 GiB)</text:p>
      <text:p text:style-name="Standard"><text:soft-page-break/>2021-07-06 18:00:04,180 INFO storage.BlockManagerInfo: Added broadcast_22_piece0 in memory on ubuntu:37927 (size: 6.3 KiB, free: 7.3 GiB)</text:p>
      <text:p text:style-name="Standard">2021-07-06 18:00:04,181 INFO spark.SparkContext: Created broadcast 22 from broadcast at DAGScheduler.scala:1388</text:p>
      <text:p text:style-name="Standard">2021-07-06 18:00:04,181 INFO scheduler.DAGScheduler: Submitting 1 missing tasks from ResultStage 13 (MapPartitionsRDD[36] at showString at NativeMethodAccessorImpl.java:0) (first 15 tasks are for partitions Vector(0))</text:p>
      <text:p text:style-name="Standard">2021-07-06 18:00:04,181 INFO cluster.YarnScheduler: Adding task set 13.0 with 1 tasks resource profile 0</text:p>
      <text:p text:style-name="Standard">2021-07-06 18:00:04,182 INFO scheduler.TaskSetManager: Starting task 0.0 in stage 13.0 (TID 69) (slave3, executor 5, partition 0, PROCESS_LOCAL, 4345 bytes) taskResourceAssignments Map()</text:p>
      <text:p text:style-name="Standard">2021-07-06 18:00:04,194 INFO storage.BlockManagerInfo: Added broadcast_22_piece0 in memory on slave3:35437 (size: 6.3 KiB, free: 2.5 GiB)</text:p>
      <text:p text:style-name="Standard">2021-07-06 18:00:04,215 INFO scheduler.TaskSetManager: Finished task 0.0 in stage 13.0 (TID 69) in 34 ms on slave3 (executor 5) (1/1)</text:p>
      <text:p text:style-name="Standard">2021-07-06 18:00:04,215 INFO cluster.YarnScheduler: Removed TaskSet 13.0, whose tasks have all completed, from pool </text:p>
      <text:p text:style-name="Standard">2021-07-06 18:00:04,217 INFO scheduler.DAGScheduler: ResultStage 13 (showString at NativeMethodAccessorImpl.java:0) finished in 0.046 s</text:p>
      <text:p text:style-name="Standard">2021-07-06 18:00:04,217 INFO scheduler.DAGScheduler: Job 13 is finished. Cancelling potential speculative or zombie tasks for this job</text:p>
      <text:p text:style-name="Standard">2021-07-06 18:00:04,217 INFO cluster.YarnScheduler: Killing all running tasks in stage 13: Stage finished</text:p>
      <text:p text:style-name="Standard">2021-07-06 18:00:04,217 INFO scheduler.DAGScheduler: Job 13 finished: showString at NativeMethodAccessorImpl.java:0, took 0.050094 s</text:p>
      <text:p text:style-name="Standard">2021-07-06 18:00:04,222 INFO spark.SparkContext: Starting job: showString at NativeMethodAccessorImpl.java:0</text:p>
      <text:p text:style-name="Standard">2021-07-06 18:00:04,223 INFO scheduler.DAGScheduler: Got job 14 (showString at NativeMethodAccessorImpl.java:0) with 4 output partitions</text:p>
      <text:p text:style-name="Standard">2021-07-06 18:00:04,223 INFO scheduler.DAGScheduler: Final stage: ResultStage 14 (showString at NativeMethodAccessorImpl.java:0)</text:p>
      <text:p text:style-name="Standard">2021-07-06 18:00:04,223 INFO scheduler.DAGScheduler: Parents of final stage: List()</text:p>
      <text:p text:style-name="Standard">2021-07-06 18:00:04,223 INFO scheduler.DAGScheduler: Missing parents: List()</text:p>
      <text:p text:style-name="Standard">2021-07-06 18:00:04,224 INFO scheduler.DAGScheduler: Submitting ResultStage 14 (MapPartitionsRDD[36] at showString at NativeMethodAccessorImpl.java:0), which has no missing parents</text:p>
      <text:p text:style-name="Standard">2021-07-06 18:00:04,227 INFO memory.MemoryStore: Block broadcast_23 stored as values in memory (estimated size 11.7 KiB, free 6.3 GiB)</text:p>
      <text:p text:style-name="Standard">2021-07-06 18:00:04,228 INFO memory.MemoryStore: Block broadcast_23_piece0 stored as bytes in memory (estimated size 6.4 KiB, free 6.3 GiB)</text:p>
      <text:p text:style-name="Standard">2021-07-06 18:00:04,228 INFO storage.BlockManagerInfo: Added broadcast_23_piece0 in memory on ubuntu:37927 (size: 6.4 KiB, free: 7.3 GiB)</text:p>
      <text:p text:style-name="Standard">2021-07-06 18:00:04,228 INFO spark.SparkContext: Created broadcast 23 from broadcast at DAGScheduler.scala:1388</text:p>
      <text:p text:style-name="Standard">2021-07-06 18:00:04,229 INFO scheduler.DAGScheduler: Submitting 4 missing tasks from ResultStage 14 (MapPartitionsRDD[36] at showString at NativeMethodAccessorImpl.java:0) (first 15 tasks are for partitions Vector(1, 2, 3, 4))</text:p>
      <text:p text:style-name="Standard">2021-07-06 18:00:04,229 INFO cluster.YarnScheduler: Adding task set 14.0 with 4 tasks resource profile 0</text:p>
      <text:p text:style-name="Standard">2021-07-06 18:00:04,230 INFO scheduler.TaskSetManager: Starting task 0.0 in stage 14.0 (TID 70) (slave1, executor 2, partition 1, PROCESS_LOCAL, 4345 bytes) taskResourceAssignments Map()</text:p>
      <text:p text:style-name="Standard"><text:soft-page-break/>2021-07-06 18:00:04,230 INFO scheduler.TaskSetManager: Starting task 1.0 in stage 14.0 (TID 71) (slave4, executor 8, partition 2, PROCESS_LOCAL, 4345 bytes) taskResourceAssignments Map()</text:p>
      <text:p text:style-name="Standard">2021-07-06 18:00:04,230 INFO scheduler.TaskSetManager: Starting task 2.0 in stage 14.0 (TID 72) (slave3, executor 5, partition 3, PROCESS_LOCAL, 4345 bytes) taskResourceAssignments Map()</text:p>
      <text:p text:style-name="Standard">2021-07-06 18:00:04,230 INFO scheduler.TaskSetManager: Starting task 3.0 in stage 14.0 (TID 73) (slave4, executor 4, partition 4, PROCESS_LOCAL, 4345 bytes) taskResourceAssignments Map()</text:p>
      <text:p text:style-name="Standard">2021-07-06 18:00:04,240 INFO storage.BlockManagerInfo: Added broadcast_23_piece0 in memory on slave4:34799 (size: 6.4 KiB, free: 1542.3 MiB)</text:p>
      <text:p text:style-name="Standard">2021-07-06 18:00:04,242 INFO storage.BlockManagerInfo: Added broadcast_23_piece0 in memory on slave3:35437 (size: 6.4 KiB, free: 2.5 GiB)</text:p>
      <text:p text:style-name="Standard">2021-07-06 18:00:04,244 INFO storage.BlockManagerInfo: Added broadcast_23_piece0 in memory on slave1:39533 (size: 6.4 KiB, free: 2.5 GiB)</text:p>
      <text:p text:style-name="Standard">2021-07-06 18:00:04,245 INFO storage.BlockManagerInfo: Added broadcast_23_piece0 in memory on slave4:46387 (size: 6.4 KiB, free: 2.5 GiB)</text:p>
      <text:p text:style-name="Standard">2021-07-06 18:00:04,251 INFO scheduler.TaskSetManager: Finished task 2.0 in stage 14.0 (TID 72) in 21 ms on slave3 (executor 5) (1/4)</text:p>
      <text:p text:style-name="Standard">2021-07-06 18:00:04,261 INFO scheduler.TaskSetManager: Finished task 1.0 in stage 14.0 (TID 71) in 31 ms on slave4 (executor 8) (2/4)</text:p>
      <text:p text:style-name="Standard">2021-07-06 18:00:04,265 INFO scheduler.TaskSetManager: Finished task 0.0 in stage 14.0 (TID 70) in 35 ms on slave1 (executor 2) (3/4)</text:p>
      <text:p text:style-name="Standard">2021-07-06 18:00:04,275 INFO scheduler.TaskSetManager: Finished task 3.0 in stage 14.0 (TID 73) in 45 ms on slave4 (executor 4) (4/4)</text:p>
      <text:p text:style-name="Standard">2021-07-06 18:00:04,275 INFO cluster.YarnScheduler: Removed TaskSet 14.0, whose tasks have all completed, from pool </text:p>
      <text:p text:style-name="Standard">2021-07-06 18:00:04,276 INFO scheduler.DAGScheduler: ResultStage 14 (showString at NativeMethodAccessorImpl.java:0) finished in 0.051 s</text:p>
      <text:p text:style-name="Standard">2021-07-06 18:00:04,276 INFO scheduler.DAGScheduler: Job 14 is finished. Cancelling potential speculative or zombie tasks for this job</text:p>
      <text:p text:style-name="Standard">2021-07-06 18:00:04,276 INFO cluster.YarnScheduler: Killing all running tasks in stage 14: Stage finished</text:p>
      <text:p text:style-name="Standard">2021-07-06 18:00:04,276 INFO scheduler.DAGScheduler: Job 14 finished: showString at NativeMethodAccessorImpl.java:0, took 0.053872 s</text:p>
      <text:p text:style-name="Standard">2021-07-06 18:00:04,279 INFO spark.SparkContext: Starting job: showString at NativeMethodAccessorImpl.java:0</text:p>
      <text:p text:style-name="Standard">2021-07-06 18:00:04,280 INFO scheduler.DAGScheduler: Got job 15 (showString at NativeMethodAccessorImpl.java:0) with 20 output partitions</text:p>
      <text:p text:style-name="Standard">2021-07-06 18:00:04,281 INFO scheduler.DAGScheduler: Final stage: ResultStage 15 (showString at NativeMethodAccessorImpl.java:0)</text:p>
      <text:p text:style-name="Standard">2021-07-06 18:00:04,281 INFO scheduler.DAGScheduler: Parents of final stage: List()</text:p>
      <text:p text:style-name="Standard">2021-07-06 18:00:04,281 INFO scheduler.DAGScheduler: Missing parents: List()</text:p>
      <text:p text:style-name="Standard">2021-07-06 18:00:04,283 INFO scheduler.DAGScheduler: Submitting ResultStage 15 (MapPartitionsRDD[36] at showString at NativeMethodAccessorImpl.java:0), which has no missing parents</text:p>
      <text:p text:style-name="Standard">2021-07-06 18:00:04,288 INFO memory.MemoryStore: Block broadcast_24 stored as values in memory (estimated size 11.7 KiB, free 6.3 GiB)</text:p>
      <text:p text:style-name="Standard">2021-07-06 18:00:04,289 INFO memory.MemoryStore: Block broadcast_24_piece0 stored as bytes in memory (estimated size 6.4 KiB, free 6.3 GiB)</text:p>
      <text:p text:style-name="Standard">2021-07-06 18:00:04,290 INFO storage.BlockManagerInfo: Added broadcast_24_piece0 in memory on ubuntu:37927 (size: 6.4 KiB, free: 7.3 GiB)</text:p>
      <text:p text:style-name="Standard">2021-07-06 18:00:04,290 INFO spark.SparkContext: Created broadcast 24 from broadcast at DAGScheduler.scala:1388</text:p>
      <text:p text:style-name="Standard"><text:soft-page-break/>2021-07-06 18:00:04,290 INFO scheduler.DAGScheduler: Submitting 20 missing tasks from ResultStage 15 (MapPartitionsRDD[36] at showString at NativeMethodAccessorImpl.java:0) (first 15 tasks are for partitions Vector(5, 6, 7, 8, 9, 10, 11, 12, 13, 14, 15, 16, 17, 18, 19))</text:p>
      <text:p text:style-name="Standard">2021-07-06 18:00:04,290 INFO cluster.YarnScheduler: Adding task set 15.0 with 20 tasks resource profile 0</text:p>
      <text:p text:style-name="Standard">2021-07-06 18:00:04,291 INFO scheduler.TaskSetManager: Starting task 0.0 in stage 15.0 (TID 74) (slave1, executor 2, partition 5, PROCESS_LOCAL, 4345 bytes) taskResourceAssignments Map()</text:p>
      <text:p text:style-name="Standard">2021-07-06 18:00:04,292 INFO scheduler.TaskSetManager: Starting task 1.0 in stage 15.0 (TID 75) (slave2, executor 7, partition 6, PROCESS_LOCAL, 4345 bytes) taskResourceAssignments Map()</text:p>
      <text:p text:style-name="Standard">2021-07-06 18:00:04,292 INFO scheduler.TaskSetManager: Starting task 2.0 in stage 15.0 (TID 76) (slave2, executor 3, partition 7, PROCESS_LOCAL, 4345 bytes) taskResourceAssignments Map()</text:p>
      <text:p text:style-name="Standard">2021-07-06 18:00:04,293 INFO scheduler.TaskSetManager: Starting task 3.0 in stage 15.0 (TID 77) (slave3, executor 5, partition 8, PROCESS_LOCAL, 4345 bytes) taskResourceAssignments Map()</text:p>
      <text:p text:style-name="Standard">2021-07-06 18:00:04,293 INFO scheduler.TaskSetManager: Starting task 4.0 in stage 15.0 (TID 78) (slave3, executor 1, partition 9, PROCESS_LOCAL, 4345 bytes) taskResourceAssignments Map()</text:p>
      <text:p text:style-name="Standard">2021-07-06 18:00:04,294 INFO scheduler.TaskSetManager: Starting task 5.0 in stage 15.0 (TID 79) (slave4, executor 8, partition 10, PROCESS_LOCAL, 4374 bytes) taskResourceAssignments Map()</text:p>
      <text:p text:style-name="Standard">2021-07-06 18:00:04,295 INFO scheduler.TaskSetManager: Starting task 6.0 in stage 15.0 (TID 80) (slave4, executor 4, partition 11, PROCESS_LOCAL, 4345 bytes) taskResourceAssignments Map()</text:p>
      <text:p text:style-name="Standard">2021-07-06 18:00:04,296 INFO scheduler.TaskSetManager: Starting task 7.0 in stage 15.0 (TID 81) (slave1, executor 6, partition 12, PROCESS_LOCAL, 4345 bytes) taskResourceAssignments Map()</text:p>
      <text:p text:style-name="Standard">2021-07-06 18:00:04,296 INFO scheduler.TaskSetManager: Starting task 8.0 in stage 15.0 (TID 82) (slave1, executor 2, partition 13, PROCESS_LOCAL, 4345 bytes) taskResourceAssignments Map()</text:p>
      <text:p text:style-name="Standard">2021-07-06 18:00:04,296 INFO scheduler.TaskSetManager: Starting task 9.0 in stage 15.0 (TID 83) (slave2, executor 7, partition 14, PROCESS_LOCAL, 4345 bytes) taskResourceAssignments Map()</text:p>
      <text:p text:style-name="Standard">2021-07-06 18:00:04,297 INFO scheduler.TaskSetManager: Starting task 10.0 in stage 15.0 (TID 84) (slave2, executor 3, partition 15, PROCESS_LOCAL, 4345 bytes) taskResourceAssignments Map()</text:p>
      <text:p text:style-name="Standard">2021-07-06 18:00:04,297 INFO scheduler.TaskSetManager: Starting task 11.0 in stage 15.0 (TID 85) (slave3, executor 5, partition 16, PROCESS_LOCAL, 4345 bytes) taskResourceAssignments Map()</text:p>
      <text:p text:style-name="Standard">2021-07-06 18:00:04,297 INFO scheduler.TaskSetManager: Starting task 12.0 in stage 15.0 (TID 86) (slave3, executor 1, partition 17, PROCESS_LOCAL, 4345 bytes) taskResourceAssignments Map()</text:p>
      <text:p text:style-name="Standard">2021-07-06 18:00:04,297 INFO scheduler.TaskSetManager: Starting task 13.0 in stage 15.0 (TID 87) (slave4, executor 8, partition 18, PROCESS_LOCAL, 4345 bytes) taskResourceAssignments Map()</text:p>
      <text:p text:style-name="Standard">2021-07-06 18:00:04,297 INFO scheduler.TaskSetManager: Starting task 14.0 in stage 15.0 (TID 88) (slave4, executor 4, partition 19, PROCESS_LOCAL, 4345 bytes) taskResourceAssignments Map()</text:p>
      <text:p text:style-name="Standard">2021-07-06 18:00:04,298 INFO scheduler.TaskSetManager: Starting task 15.0 in stage 15.0 (TID 89) (slave1, executor 6, partition 20, PROCESS_LOCAL, 4345 bytes) taskResourceAssignments Map()</text:p>
      <text:p text:style-name="Standard">2021-07-06 18:00:04,310 INFO storage.BlockManagerInfo: Added broadcast_24_piece0 in memory on slave4:34799 (size: 6.4 KiB, free: 1542.3 MiB)</text:p>
      <text:p text:style-name="Standard">2021-07-06 18:00:04,312 INFO storage.BlockManagerInfo: Added broadcast_24_piece0 in memory on slave3:45987 (size: 6.4 KiB, free: 2.5 GiB)</text:p>
      <text:p text:style-name="Standard">2021-07-06 18:00:04,313 INFO storage.BlockManagerInfo: Added broadcast_24_piece0 in memory on slave3:35437 (size: 6.4 KiB, free: 2.5 GiB)</text:p>
      <text:p text:style-name="Standard">2021-07-06 18:00:04,314 INFO storage.BlockManagerInfo: Added broadcast_24_piece0 in memory on slave2:35469 (size: 6.4 KiB, free: 2.5 GiB)</text:p>
      <text:p text:style-name="Standard"><text:soft-page-break/>2021-07-06 18:00:04,314 INFO storage.BlockManagerInfo: Added broadcast_24_piece0 in memory on slave4:46387 (size: 6.4 KiB, free: 2.5 GiB)</text:p>
      <text:p text:style-name="Standard">2021-07-06 18:00:04,314 INFO storage.BlockManagerInfo: Added broadcast_24_piece0 in memory on slave2:37095 (size: 6.4 KiB, free: 2.5 GiB)</text:p>
      <text:p text:style-name="Standard">2021-07-06 18:00:04,315 INFO storage.BlockManagerInfo: Added broadcast_24_piece0 in memory on slave1:39533 (size: 6.4 KiB, free: 2.5 GiB)</text:p>
      <text:p text:style-name="Standard">2021-07-06 18:00:04,316 INFO storage.BlockManagerInfo: Added broadcast_24_piece0 in memory on slave1:33589 (size: 6.4 KiB, free: 2.5 GiB)</text:p>
      <text:p text:style-name="Standard">2021-07-06 18:00:04,325 INFO scheduler.TaskSetManager: Starting task 16.0 in stage 15.0 (TID 90) (slave4, executor 8, partition 21, PROCESS_LOCAL, 4372 bytes) taskResourceAssignments Map()</text:p>
      <text:p text:style-name="Standard">2021-07-06 18:00:04,325 INFO scheduler.TaskSetManager: Finished task 5.0 in stage 15.0 (TID 79) in 32 ms on slave4 (executor 8) (1/20)</text:p>
      <text:p text:style-name="Standard">2021-07-06 18:00:04,326 INFO scheduler.TaskSetManager: Finished task 3.0 in stage 15.0 (TID 77) in 34 ms on slave3 (executor 5) (2/20)</text:p>
      <text:p text:style-name="Standard">2021-07-06 18:00:04,326 INFO scheduler.TaskSetManager: Starting task 17.0 in stage 15.0 (TID 91) (slave3, executor 5, partition 22, PROCESS_LOCAL, 4345 bytes) taskResourceAssignments Map()</text:p>
      <text:p text:style-name="Standard">2021-07-06 18:00:04,333 INFO scheduler.TaskSetManager: Starting task 18.0 in stage 15.0 (TID 92) (slave4, executor 4, partition 23, PROCESS_LOCAL, 4345 bytes) taskResourceAssignments Map()</text:p>
      <text:p text:style-name="Standard">2021-07-06 18:00:04,333 INFO scheduler.TaskSetManager: Finished task 14.0 in stage 15.0 (TID 88) in 36 ms on slave4 (executor 4) (3/20)</text:p>
      <text:p text:style-name="Standard">2021-07-06 18:00:04,334 INFO scheduler.TaskSetManager: Starting task 19.0 in stage 15.0 (TID 93) (slave1, executor 2, partition 24, PROCESS_LOCAL, 4345 bytes) taskResourceAssignments Map()</text:p>
      <text:p text:style-name="Standard">2021-07-06 18:00:04,334 INFO scheduler.TaskSetManager: Finished task 8.0 in stage 15.0 (TID 82) in 38 ms on slave1 (executor 2) (4/20)</text:p>
      <text:p text:style-name="Standard">2021-07-06 18:00:04,336 INFO scheduler.TaskSetManager: Finished task 12.0 in stage 15.0 (TID 86) in 39 ms on slave3 (executor 1) (5/20)</text:p>
      <text:p text:style-name="Standard">2021-07-06 18:00:04,340 INFO scheduler.TaskSetManager: Finished task 6.0 in stage 15.0 (TID 80) in 46 ms on slave4 (executor 4) (6/20)</text:p>
      <text:p text:style-name="Standard">2021-07-06 18:00:04,341 INFO scheduler.TaskSetManager: Finished task 15.0 in stage 15.0 (TID 89) in 43 ms on slave1 (executor 6) (7/20)</text:p>
      <text:p text:style-name="Standard">2021-07-06 18:00:04,342 INFO scheduler.TaskSetManager: Finished task 7.0 in stage 15.0 (TID 81) in 47 ms on slave1 (executor 6) (8/20)</text:p>
      <text:p text:style-name="Standard">2021-07-06 18:00:04,342 INFO scheduler.TaskSetManager: Finished task 2.0 in stage 15.0 (TID 76) in 50 ms on slave2 (executor 3) (9/20)</text:p>
      <text:p text:style-name="Standard">2021-07-06 18:00:04,345 INFO scheduler.TaskSetManager: Finished task 10.0 in stage 15.0 (TID 84) in 48 ms on slave2 (executor 3) (10/20)</text:p>
      <text:p text:style-name="Standard">2021-07-06 18:00:04,347 INFO scheduler.TaskSetManager: Finished task 9.0 in stage 15.0 (TID 83) in 51 ms on slave2 (executor 7) (11/20)</text:p>
      <text:p text:style-name="Standard">2021-07-06 18:00:04,349 INFO scheduler.TaskSetManager: Finished task 1.0 in stage 15.0 (TID 75) in 58 ms on slave2 (executor 7) (12/20)</text:p>
      <text:p text:style-name="Standard">2021-07-06 18:00:04,363 INFO scheduler.TaskSetManager: Finished task 13.0 in stage 15.0 (TID 87) in 66 ms on slave4 (executor 8) (13/20)</text:p>
      <text:p text:style-name="Standard">2021-07-06 18:00:04,371 INFO scheduler.TaskSetManager: Finished task 4.0 in stage 15.0 (TID 78) in 78 ms on slave3 (executor 1) (14/20)</text:p>
      <text:p text:style-name="Standard">2021-07-06 18:00:04,372 INFO scheduler.TaskSetManager: Finished task 11.0 in stage 15.0 (TID 85) in 75 ms on slave3 (executor 5) (15/20)</text:p>
      <text:p text:style-name="Standard">2021-07-06 18:00:04,373 INFO scheduler.TaskSetManager: Finished task 0.0 in stage 15.0 (TID 74) in 82 ms on slave1 (executor 2) (16/20)</text:p>
      <text:p text:style-name="Standard"><text:soft-page-break/>2021-07-06 18:00:04,379 INFO scheduler.TaskSetManager: Finished task 17.0 in stage 15.0 (TID 91) in 53 ms on slave3 (executor 5) (17/20)</text:p>
      <text:p text:style-name="Standard">2021-07-06 18:00:04,379 INFO scheduler.TaskSetManager: Finished task 16.0 in stage 15.0 (TID 90) in 54 ms on slave4 (executor 8) (18/20)</text:p>
      <text:p text:style-name="Standard">2021-07-06 18:00:04,388 INFO scheduler.TaskSetManager: Finished task 18.0 in stage 15.0 (TID 92) in 56 ms on slave4 (executor 4) (19/20)</text:p>
      <text:p text:style-name="Standard">2021-07-06 18:00:04,389 INFO scheduler.TaskSetManager: Finished task 19.0 in stage 15.0 (TID 93) in 55 ms on slave1 (executor 2) (20/20)</text:p>
      <text:p text:style-name="Standard">2021-07-06 18:00:04,389 INFO cluster.YarnScheduler: Removed TaskSet 15.0, whose tasks have all completed, from pool </text:p>
      <text:p text:style-name="Standard">2021-07-06 18:00:04,390 INFO scheduler.DAGScheduler: ResultStage 15 (showString at NativeMethodAccessorImpl.java:0) finished in 0.105 s</text:p>
      <text:p text:style-name="Standard">2021-07-06 18:00:04,390 INFO scheduler.DAGScheduler: Job 15 is finished. Cancelling potential speculative or zombie tasks for this job</text:p>
      <text:p text:style-name="Standard">2021-07-06 18:00:04,390 INFO cluster.YarnScheduler: Killing all running tasks in stage 15: Stage finished</text:p>
      <text:p text:style-name="Standard">2021-07-06 18:00:04,390 INFO scheduler.DAGScheduler: Job 15 finished: showString at NativeMethodAccessorImpl.java:0, took 0.110419 s</text:p>
      <text:p text:style-name="Standard">2021-07-06 18:00:04,394 INFO spark.SparkContext: Starting job: showString at NativeMethodAccessorImpl.java:0</text:p>
      <text:p text:style-name="Standard">2021-07-06 18:00:04,394 INFO scheduler.DAGScheduler: Got job 16 (showString at NativeMethodAccessorImpl.java:0) with 7 output partitions</text:p>
      <text:p text:style-name="Standard">2021-07-06 18:00:04,395 INFO scheduler.DAGScheduler: Final stage: ResultStage 16 (showString at NativeMethodAccessorImpl.java:0)</text:p>
      <text:p text:style-name="Standard">2021-07-06 18:00:04,395 INFO scheduler.DAGScheduler: Parents of final stage: List()</text:p>
      <text:p text:style-name="Standard">2021-07-06 18:00:04,395 INFO scheduler.DAGScheduler: Missing parents: List()</text:p>
      <text:p text:style-name="Standard">2021-07-06 18:00:04,397 INFO scheduler.DAGScheduler: Submitting ResultStage 16 (MapPartitionsRDD[36] at showString at NativeMethodAccessorImpl.java:0), which has no missing parents</text:p>
      <text:p text:style-name="Standard">2021-07-06 18:00:04,399 INFO memory.MemoryStore: Block broadcast_25 stored as values in memory (estimated size 11.7 KiB, free 6.3 GiB)</text:p>
      <text:p text:style-name="Standard">2021-07-06 18:00:04,400 INFO memory.MemoryStore: Block broadcast_25_piece0 stored as bytes in memory (estimated size 6.4 KiB, free 6.3 GiB)</text:p>
      <text:p text:style-name="Standard">2021-07-06 18:00:04,400 INFO storage.BlockManagerInfo: Added broadcast_25_piece0 in memory on ubuntu:37927 (size: 6.4 KiB, free: 7.3 GiB)</text:p>
      <text:p text:style-name="Standard">2021-07-06 18:00:04,401 INFO spark.SparkContext: Created broadcast 25 from broadcast at DAGScheduler.scala:1388</text:p>
      <text:p text:style-name="Standard">2021-07-06 18:00:04,401 INFO scheduler.DAGScheduler: Submitting 7 missing tasks from ResultStage 16 (MapPartitionsRDD[36] at showString at NativeMethodAccessorImpl.java:0) (first 15 tasks are for partitions Vector(25, 26, 27, 28, 29, 30, 31))</text:p>
      <text:p text:style-name="Standard">2021-07-06 18:00:04,401 INFO cluster.YarnScheduler: Adding task set 16.0 with 7 tasks resource profile 0</text:p>
      <text:p text:style-name="Standard">2021-07-06 18:00:04,402 INFO scheduler.TaskSetManager: Starting task 0.0 in stage 16.0 (TID 94) (slave4, executor 4, partition 25, PROCESS_LOCAL, 4345 bytes) taskResourceAssignments Map()</text:p>
      <text:p text:style-name="Standard">2021-07-06 18:00:04,402 INFO scheduler.TaskSetManager: Starting task 1.0 in stage 16.0 (TID 95) (slave2, executor 7, partition 26, PROCESS_LOCAL, 4345 bytes) taskResourceAssignments Map()</text:p>
      <text:p text:style-name="Standard">2021-07-06 18:00:04,402 INFO scheduler.TaskSetManager: Starting task 2.0 in stage 16.0 (TID 96) (slave4, executor 8, partition 27, PROCESS_LOCAL, 4345 bytes) taskResourceAssignments Map()</text:p>
      <text:p text:style-name="Standard">2021-07-06 18:00:04,402 INFO scheduler.TaskSetManager: Starting task 3.0 in stage 16.0 (TID 97) (slave1, executor 2, partition 28, PROCESS_LOCAL, 4345 bytes) taskResourceAssignments Map()</text:p>
      <text:p text:style-name="Standard">2021-07-06 18:00:04,403 INFO scheduler.TaskSetManager: Starting task 4.0 in stage 16.0 (TID 98) (slave3, executor 5, partition 29, PROCESS_LOCAL, 4345 bytes) taskResourceAssignments Map()</text:p>
      <text:p text:style-name="Standard"><text:soft-page-break/>2021-07-06 18:00:04,403 INFO scheduler.TaskSetManager: Starting task 5.0 in stage 16.0 (TID 99) (slave3, executor 1, partition 30, PROCESS_LOCAL, 4345 bytes) taskResourceAssignments Map()</text:p>
      <text:p text:style-name="Standard">2021-07-06 18:00:04,403 INFO scheduler.TaskSetManager: Starting task 6.0 in stage 16.0 (TID 100) (slave1, executor 6, partition 31, PROCESS_LOCAL, 4376 bytes) taskResourceAssignments Map()</text:p>
      <text:p text:style-name="Standard">2021-07-06 18:00:04,412 INFO storage.BlockManagerInfo: Added broadcast_25_piece0 in memory on slave4:34799 (size: 6.4 KiB, free: 1542.3 MiB)</text:p>
      <text:p text:style-name="Standard">2021-07-06 18:00:04,417 INFO storage.BlockManagerInfo: Added broadcast_25_piece0 in memory on slave1:33589 (size: 6.4 KiB, free: 2.5 GiB)</text:p>
      <text:p text:style-name="Standard">2021-07-06 18:00:04,417 INFO storage.BlockManagerInfo: Added broadcast_25_piece0 in memory on slave4:46387 (size: 6.4 KiB, free: 2.5 GiB)</text:p>
      <text:p text:style-name="Standard">2021-07-06 18:00:04,417 INFO storage.BlockManagerInfo: Added broadcast_25_piece0 in memory on slave3:35437 (size: 6.4 KiB, free: 2.5 GiB)</text:p>
      <text:p text:style-name="Standard">2021-07-06 18:00:04,418 INFO storage.BlockManagerInfo: Added broadcast_25_piece0 in memory on slave3:45987 (size: 6.4 KiB, free: 2.5 GiB)</text:p>
      <text:p text:style-name="Standard">2021-07-06 18:00:04,418 INFO storage.BlockManagerInfo: Added broadcast_25_piece0 in memory on slave1:39533 (size: 6.4 KiB, free: 2.5 GiB)</text:p>
      <text:p text:style-name="Standard">2021-07-06 18:00:04,418 INFO storage.BlockManagerInfo: Added broadcast_25_piece0 in memory on slave2:35469 (size: 6.4 KiB, free: 2.5 GiB)</text:p>
      <text:p text:style-name="Standard">2021-07-06 18:00:04,431 INFO scheduler.TaskSetManager: Finished task 6.0 in stage 16.0 (TID 100) in 28 ms on slave1 (executor 6) (1/7)</text:p>
      <text:p text:style-name="Standard">2021-07-06 18:00:04,463 INFO scheduler.TaskSetManager: Finished task 2.0 in stage 16.0 (TID 96) in 61 ms on slave4 (executor 8) (2/7)</text:p>
      <text:p text:style-name="Standard">2021-07-06 18:00:04,469 INFO scheduler.TaskSetManager: Finished task 0.0 in stage 16.0 (TID 94) in 67 ms on slave4 (executor 4) (3/7)</text:p>
      <text:p text:style-name="Standard">2021-07-06 18:00:04,472 INFO scheduler.TaskSetManager: Finished task 5.0 in stage 16.0 (TID 99) in 69 ms on slave3 (executor 1) (4/7)</text:p>
      <text:p text:style-name="Standard">2021-07-06 18:00:04,472 INFO scheduler.TaskSetManager: Finished task 4.0 in stage 16.0 (TID 98) in 70 ms on slave3 (executor 5) (5/7)</text:p>
      <text:p text:style-name="Standard">2021-07-06 18:00:04,472 INFO scheduler.TaskSetManager: Finished task 3.0 in stage 16.0 (TID 97) in 70 ms on slave1 (executor 2) (6/7)</text:p>
      <text:p text:style-name="Standard">2021-07-06 18:00:04,472 INFO scheduler.TaskSetManager: Finished task 1.0 in stage 16.0 (TID 95) in 70 ms on slave2 (executor 7) (7/7)</text:p>
      <text:p text:style-name="Standard">2021-07-06 18:00:04,473 INFO cluster.YarnScheduler: Removed TaskSet 16.0, whose tasks have all completed, from pool </text:p>
      <text:p text:style-name="Standard">2021-07-06 18:00:04,473 INFO scheduler.DAGScheduler: ResultStage 16 (showString at NativeMethodAccessorImpl.java:0) finished in 0.076 s</text:p>
      <text:p text:style-name="Standard">2021-07-06 18:00:04,473 INFO scheduler.DAGScheduler: Job 16 is finished. Cancelling potential speculative or zombie tasks for this job</text:p>
      <text:p text:style-name="Standard">2021-07-06 18:00:04,473 INFO cluster.YarnScheduler: Killing all running tasks in stage 16: Stage finished</text:p>
      <text:p text:style-name="Standard">2021-07-06 18:00:04,473 INFO scheduler.DAGScheduler: Job 16 finished: showString at NativeMethodAccessorImpl.java:0, took 0.079481 s</text:p>
      <text:p text:style-name="Standard">+---------+</text:p>
      <text:p text:style-name="Standard">|state <text:s text:c="3"/>|</text:p>
      <text:p text:style-name="Standard">+---------+</text:p>
      <text:p text:style-name="Standard">|Alabama <text:s/>|</text:p>
      <text:p text:style-name="Standard">|Texas <text:s text:c="3"/>|</text:p>
      <text:p text:style-name="Standard">|Antioquia|</text:p>
      <text:p text:style-name="Standard">+---------+</text:p>
      <text:p text:style-name="Standard"/>
      <text:p text:style-name="Standard">2021-07-06 18:00:04,540 INFO datasources.FileSourceStrategy: Pushed Filters: </text:p>
      <text:p text:style-name="Standard"><text:soft-page-break/>2021-07-06 18:00:04,540 INFO datasources.FileSourceStrategy: Post-Scan Filters: AtLeastNNulls(n, index#1,text#2)</text:p>
      <text:p text:style-name="Standard">2021-07-06 18:00:04,540 INFO datasources.FileSourceStrategy: Output Data Schema: struct&lt;index: int, text: string&gt;</text:p>
      <text:p text:style-name="Standard">2021-07-06 18:00:04,580 INFO codegen.CodeGenerator: Code generated in 23.956447 ms</text:p>
      <text:p text:style-name="Standard">2021-07-06 18:00:04,590 INFO codegen.CodeGenerator: Code generated in 8.132077 ms</text:p>
      <text:p text:style-name="Standard">2021-07-06 18:00:04,592 INFO memory.MemoryStore: Block broadcast_26 stored as values in memory (estimated size 330.6 KiB, free 6.3 GiB)</text:p>
      <text:p text:style-name="Standard">2021-07-06 18:00:04,598 INFO memory.MemoryStore: Block broadcast_26_piece0 stored as bytes in memory (estimated size 32.0 KiB, free 6.3 GiB)</text:p>
      <text:p text:style-name="Standard">2021-07-06 18:00:04,599 INFO storage.BlockManagerInfo: Added broadcast_26_piece0 in memory on ubuntu:37927 (size: 32.0 KiB, free: 7.3 GiB)</text:p>
      <text:p text:style-name="Standard">2021-07-06 18:00:04,599 INFO spark.SparkContext: Created broadcast 26 from toPandas at /home/hadoopuser/Documents/jba/twitter_apps/spark_nltk_nlp_test.py:254</text:p>
      <text:p text:style-name="Standard">2021-07-06 18:00:04,600 INFO execution.FileSourceScanExec: Planning scan with bin packing, max size: 4194304 bytes, open cost is considered as scanning 4194304 bytes.</text:p>
      <text:p text:style-name="Standard">2021-07-06 18:00:04,633 INFO spark.SparkContext: Starting job: toPandas at /home/hadoopuser/Documents/jba/twitter_apps/spark_nltk_nlp_test.py:254</text:p>
      <text:p text:style-name="Standard">2021-07-06 18:00:04,634 INFO scheduler.DAGScheduler: Got job 17 (toPandas at /home/hadoopuser/Documents/jba/twitter_apps/spark_nltk_nlp_test.py:254) with 1 output partitions</text:p>
      <text:p text:style-name="Standard">2021-07-06 18:00:04,634 INFO scheduler.DAGScheduler: Final stage: ResultStage 17 (toPandas at /home/hadoopuser/Documents/jba/twitter_apps/spark_nltk_nlp_test.py:254)</text:p>
      <text:p text:style-name="Standard">2021-07-06 18:00:04,634 INFO scheduler.DAGScheduler: Parents of final stage: List()</text:p>
      <text:p text:style-name="Standard">2021-07-06 18:00:04,634 INFO scheduler.DAGScheduler: Missing parents: List()</text:p>
      <text:p text:style-name="Standard">2021-07-06 18:00:04,635 INFO scheduler.DAGScheduler: Submitting ResultStage 17 (MapPartitionsRDD[43] at toPandas at /home/hadoopuser/Documents/jba/twitter_apps/spark_nltk_nlp_test.py:254), which has no missing parents</text:p>
      <text:p text:style-name="Standard">2021-07-06 18:00:04,639 INFO memory.MemoryStore: Block broadcast_27 stored as values in memory (estimated size 71.0 KiB, free 6.3 GiB)</text:p>
      <text:p text:style-name="Standard">2021-07-06 18:00:04,640 INFO memory.MemoryStore: Block broadcast_27_piece0 stored as bytes in memory (estimated size 27.3 KiB, free 6.3 GiB)</text:p>
      <text:p text:style-name="Standard">2021-07-06 18:00:04,640 INFO storage.BlockManagerInfo: Added broadcast_27_piece0 in memory on ubuntu:37927 (size: 27.3 KiB, free: 7.3 GiB)</text:p>
      <text:p text:style-name="Standard">2021-07-06 18:00:04,641 INFO spark.SparkContext: Created broadcast 27 from broadcast at DAGScheduler.scala:1388</text:p>
      <text:p text:style-name="Standard">2021-07-06 18:00:04,641 INFO scheduler.DAGScheduler: Submitting 1 missing tasks from ResultStage 17 (MapPartitionsRDD[43] at toPandas at /home/hadoopuser/Documents/jba/twitter_apps/spark_nltk_nlp_test.py:254) (first 15 tasks are for partitions Vector(0))</text:p>
      <text:p text:style-name="Standard">2021-07-06 18:00:04,641 INFO cluster.YarnScheduler: Adding task set 17.0 with 1 tasks resource profile 0</text:p>
      <text:p text:style-name="Standard">2021-07-06 18:00:04,642 INFO scheduler.TaskSetManager: Starting task 0.0 in stage 17.0 (TID 101) (slave2, executor 3, partition 0, NODE_LOCAL, 4881 bytes) taskResourceAssignments Map()</text:p>
      <text:p text:style-name="Standard">2021-07-06 18:00:04,662 INFO storage.BlockManagerInfo: Added broadcast_27_piece0 in memory on slave2:37095 (size: 27.3 KiB, free: 2.5 GiB)</text:p>
      <text:p text:style-name="Standard">2021-07-06 18:00:04,971 INFO storage.BlockManagerInfo: Added broadcast_26_piece0 in memory on slave2:37095 (size: 32.0 KiB, free: 2.5 GiB)</text:p>
      <text:p text:style-name="Standard">2021-07-06 18:00:06,446 INFO storage.BlockManagerInfo: Added broadcast_2_piece121 in memory on slave2:37095 (size: 4.0 MiB, free: 2.5 GiB)</text:p>
      <text:p text:style-name="Standard">2021-07-06 18:00:06,510 INFO storage.BlockManagerInfo: Added broadcast_2_piece221 in memory on slave2:37095 (size: 4.0 MiB, free: 2.5 GiB)</text:p>
      <text:p text:style-name="Standard"><text:soft-page-break/>2021-07-06 18:00:06,571 INFO storage.BlockManagerInfo: Added broadcast_2_piece31 in memory on slave2:37095 (size: 4.0 MiB, free: 2.5 GiB)</text:p>
      <text:p text:style-name="Standard">2021-07-06 18:00:06,625 INFO storage.BlockManagerInfo: Added broadcast_2_piece173 in memory on slave2:37095 (size: 4.0 MiB, free: 2.5 GiB)</text:p>
      <text:p text:style-name="Standard">2021-07-06 18:00:06,681 INFO storage.BlockManagerInfo: Added broadcast_2_piece39 in memory on slave2:37095 (size: 4.0 MiB, free: 2.5 GiB)</text:p>
      <text:p text:style-name="Standard">2021-07-06 18:00:06,741 INFO storage.BlockManagerInfo: Added broadcast_2_piece155 in memory on slave2:37095 (size: 4.0 MiB, free: 2.5 GiB)</text:p>
      <text:p text:style-name="Standard">2021-07-06 18:00:06,803 INFO storage.BlockManagerInfo: Added broadcast_2_piece168 in memory on slave2:37095 (size: 4.0 MiB, free: 2.5 GiB)</text:p>
      <text:p text:style-name="Standard">2021-07-06 18:00:06,858 INFO storage.BlockManagerInfo: Added broadcast_2_piece113 in memory on slave2:37095 (size: 4.0 MiB, free: 2.5 GiB)</text:p>
      <text:p text:style-name="Standard">2021-07-06 18:00:06,955 INFO storage.BlockManagerInfo: Added broadcast_2_piece94 in memory on slave2:37095 (size: 4.0 MiB, free: 2.5 GiB)</text:p>
      <text:p text:style-name="Standard">2021-07-06 18:00:07,013 INFO storage.BlockManagerInfo: Added broadcast_2_piece95 in memory on slave2:37095 (size: 4.0 MiB, free: 2.5 GiB)</text:p>
      <text:p text:style-name="Standard">2021-07-06 18:00:07,073 INFO storage.BlockManagerInfo: Added broadcast_2_piece36 in memory on slave2:37095 (size: 4.0 MiB, free: 2.4 GiB)</text:p>
      <text:p text:style-name="Standard">2021-07-06 18:00:07,131 INFO storage.BlockManagerInfo: Added broadcast_2_piece128 in memory on slave2:37095 (size: 4.0 MiB, free: 2.4 GiB)</text:p>
      <text:p text:style-name="Standard">2021-07-06 18:00:07,196 INFO storage.BlockManagerInfo: Added broadcast_2_piece5 in memory on slave2:37095 (size: 4.0 MiB, free: 2.4 GiB)</text:p>
      <text:p text:style-name="Standard">2021-07-06 18:00:07,258 INFO storage.BlockManagerInfo: Added broadcast_2_piece81 in memory on slave2:37095 (size: 4.0 MiB, free: 2.4 GiB)</text:p>
      <text:p text:style-name="Standard">2021-07-06 18:00:07,315 INFO storage.BlockManagerInfo: Added broadcast_2_piece22 in memory on slave2:37095 (size: 4.0 MiB, free: 2.4 GiB)</text:p>
      <text:p text:style-name="Standard">2021-07-06 18:00:07,369 INFO storage.BlockManagerInfo: Added broadcast_2_piece198 in memory on slave2:37095 (size: 4.0 MiB, free: 2.4 GiB)</text:p>
      <text:p text:style-name="Standard">2021-07-06 18:00:07,421 INFO storage.BlockManagerInfo: Added broadcast_2_piece40 in memory on slave2:37095 (size: 4.0 MiB, free: 2.4 GiB)</text:p>
      <text:p text:style-name="Standard">2021-07-06 18:00:07,481 INFO storage.BlockManagerInfo: Added broadcast_2_piece197 in memory on slave2:37095 (size: 4.0 MiB, free: 2.4 GiB)</text:p>
      <text:p text:style-name="Standard">2021-07-06 18:00:07,533 INFO storage.BlockManagerInfo: Added broadcast_2_piece71 in memory on slave2:37095 (size: 4.0 MiB, free: 2.4 GiB)</text:p>
      <text:p text:style-name="Standard">2021-07-06 18:00:07,589 INFO storage.BlockManagerInfo: Added broadcast_2_piece108 in memory on slave2:37095 (size: 4.0 MiB, free: 2.4 GiB)</text:p>
      <text:p text:style-name="Standard">2021-07-06 18:00:07,649 INFO storage.BlockManagerInfo: Added broadcast_2_piece131 in memory on slave2:37095 (size: 4.0 MiB, free: 2.4 GiB)</text:p>
      <text:p text:style-name="Standard">2021-07-06 18:00:07,710 INFO storage.BlockManagerInfo: Added broadcast_2_piece184 in memory on slave2:37095 (size: 4.0 MiB, free: 2.4 GiB)</text:p>
      <text:p text:style-name="Standard">2021-07-06 18:00:07,764 INFO storage.BlockManagerInfo: Added broadcast_2_piece211 in memory on slave2:37095 (size: 4.0 MiB, free: 2.4 GiB)</text:p>
      <text:p text:style-name="Standard">2021-07-06 18:00:07,818 INFO storage.BlockManagerInfo: Added broadcast_2_piece8 in memory on slave2:37095 (size: 4.0 MiB, free: 2.4 GiB)</text:p>
      <text:p text:style-name="Standard">2021-07-06 18:00:07,872 INFO storage.BlockManagerInfo: Added broadcast_2_piece12 in memory on slave2:37095 (size: 4.0 MiB, free: 2.4 GiB)</text:p>
      <text:p text:style-name="Standard">2021-07-06 18:00:07,932 INFO storage.BlockManagerInfo: Added broadcast_2_piece137 in memory on slave2:37095 (size: 4.0 MiB, free: 2.4 GiB)</text:p>
      <text:p text:style-name="Standard">2021-07-06 18:00:07,989 INFO storage.BlockManagerInfo: Added broadcast_2_piece64 in memory on slave2:37095 (size: 4.0 MiB, free: 2.4 GiB)</text:p>
      <text:p text:style-name="Standard">2021-07-06 18:00:08,045 INFO storage.BlockManagerInfo: Added broadcast_2_piece57 in memory on slave2:37095 (size: 4.0 MiB, free: 2.4 GiB)</text:p>
      <text:p text:style-name="Standard"><text:soft-page-break/>2021-07-06 18:00:08,104 INFO storage.BlockManagerInfo: Added broadcast_2_piece177 in memory on slave2:37095 (size: 4.0 MiB, free: 2.4 GiB)</text:p>
      <text:p text:style-name="Standard">2021-07-06 18:00:08,160 INFO storage.BlockManagerInfo: Added broadcast_2_piece99 in memory on slave2:37095 (size: 4.0 MiB, free: 2.4 GiB)</text:p>
      <text:p text:style-name="Standard">2021-07-06 18:00:08,233 INFO storage.BlockManagerInfo: Added broadcast_2_piece70 in memory on slave2:37095 (size: 4.0 MiB, free: 2.4 GiB)</text:p>
      <text:p text:style-name="Standard">2021-07-06 18:00:08,291 INFO storage.BlockManagerInfo: Added broadcast_2_piece123 in memory on slave2:37095 (size: 4.0 MiB, free: 2.4 GiB)</text:p>
      <text:p text:style-name="Standard">2021-07-06 18:00:08,349 INFO storage.BlockManagerInfo: Added broadcast_2_piece79 in memory on slave2:37095 (size: 4.0 MiB, free: 2.4 GiB)</text:p>
      <text:p text:style-name="Standard">2021-07-06 18:00:08,404 INFO storage.BlockManagerInfo: Added broadcast_2_piece14 in memory on slave2:37095 (size: 4.0 MiB, free: 2.4 GiB)</text:p>
      <text:p text:style-name="Standard">2021-07-06 18:00:08,459 INFO storage.BlockManagerInfo: Added broadcast_2_piece189 in memory on slave2:37095 (size: 4.0 MiB, free: 2.4 GiB)</text:p>
      <text:p text:style-name="Standard">2021-07-06 18:00:08,514 INFO storage.BlockManagerInfo: Added broadcast_2_piece175 in memory on slave2:37095 (size: 4.0 MiB, free: 2.4 GiB)</text:p>
      <text:p text:style-name="Standard">2021-07-06 18:00:08,568 INFO storage.BlockManagerInfo: Added broadcast_2_piece35 in memory on slave2:37095 (size: 4.0 MiB, free: 2.3 GiB)</text:p>
      <text:p text:style-name="Standard">2021-07-06 18:00:08,622 INFO storage.BlockManagerInfo: Added broadcast_2_piece68 in memory on slave2:37095 (size: 4.0 MiB, free: 2.3 GiB)</text:p>
      <text:p text:style-name="Standard">2021-07-06 18:00:08,680 INFO storage.BlockManagerInfo: Added broadcast_2_piece44 in memory on slave2:37095 (size: 4.0 MiB, free: 2.3 GiB)</text:p>
      <text:p text:style-name="Standard">2021-07-06 18:00:08,733 INFO storage.BlockManagerInfo: Added broadcast_2_piece218 in memory on slave2:37095 (size: 4.0 MiB, free: 2.3 GiB)</text:p>
      <text:p text:style-name="Standard">2021-07-06 18:00:08,790 INFO storage.BlockManagerInfo: Added broadcast_2_piece172 in memory on slave2:37095 (size: 4.0 MiB, free: 2.3 GiB)</text:p>
      <text:p text:style-name="Standard">2021-07-06 18:00:08,847 INFO storage.BlockManagerInfo: Added broadcast_2_piece0 in memory on slave2:37095 (size: 4.0 MiB, free: 2.3 GiB)</text:p>
      <text:p text:style-name="Standard">2021-07-06 18:00:08,900 INFO storage.BlockManagerInfo: Added broadcast_2_piece227 in memory on slave2:37095 (size: 4.0 MiB, free: 2.3 GiB)</text:p>
      <text:p text:style-name="Standard">2021-07-06 18:00:08,957 INFO storage.BlockManagerInfo: Added broadcast_2_piece229 in memory on slave2:37095 (size: 4.0 MiB, free: 2.3 GiB)</text:p>
      <text:p text:style-name="Standard">2021-07-06 18:00:09,016 INFO storage.BlockManagerInfo: Added broadcast_2_piece202 in memory on slave2:37095 (size: 4.0 MiB, free: 2.3 GiB)</text:p>
      <text:p text:style-name="Standard">2021-07-06 18:00:09,072 INFO storage.BlockManagerInfo: Added broadcast_2_piece225 in memory on slave2:37095 (size: 4.0 MiB, free: 2.3 GiB)</text:p>
      <text:p text:style-name="Standard">2021-07-06 18:00:09,132 INFO storage.BlockManagerInfo: Added broadcast_2_piece214 in memory on slave2:37095 (size: 4.0 MiB, free: 2.3 GiB)</text:p>
      <text:p text:style-name="Standard">2021-07-06 18:00:09,188 INFO storage.BlockManagerInfo: Added broadcast_2_piece231 in memory on slave2:37095 (size: 4.0 MiB, free: 2.3 GiB)</text:p>
      <text:p text:style-name="Standard">2021-07-06 18:00:09,262 INFO storage.BlockManagerInfo: Added broadcast_2_piece72 in memory on slave2:37095 (size: 4.0 MiB, free: 2.3 GiB)</text:p>
      <text:p text:style-name="Standard">2021-07-06 18:00:09,323 INFO storage.BlockManagerInfo: Added broadcast_2_piece20 in memory on slave2:37095 (size: 4.0 MiB, free: 2.3 GiB)</text:p>
      <text:p text:style-name="Standard">2021-07-06 18:00:09,382 INFO storage.BlockManagerInfo: Added broadcast_2_piece190 in memory on slave2:37095 (size: 4.0 MiB, free: 2.3 GiB)</text:p>
      <text:p text:style-name="Standard">2021-07-06 18:00:09,437 INFO storage.BlockManagerInfo: Added broadcast_2_piece127 in memory on slave2:37095 (size: 4.0 MiB, free: 2.3 GiB)</text:p>
      <text:p text:style-name="Standard">2021-07-06 18:00:09,495 INFO storage.BlockManagerInfo: Added broadcast_2_piece208 in memory on slave2:37095 (size: 4.0 MiB, free: 2.3 GiB)</text:p>
      <text:p text:style-name="Standard">2021-07-06 18:00:09,548 INFO storage.BlockManagerInfo: Added broadcast_2_piece163 in memory on slave2:37095 (size: 4.0 MiB, free: 2.3 GiB)</text:p>
      <text:p text:style-name="Standard"><text:soft-page-break/>2021-07-06 18:00:09,605 INFO storage.BlockManagerInfo: Added broadcast_2_piece42 in memory on slave2:37095 (size: 4.0 MiB, free: 2.3 GiB)</text:p>
      <text:p text:style-name="Standard">2021-07-06 18:00:09,662 INFO storage.BlockManagerInfo: Added broadcast_2_piece82 in memory on slave2:37095 (size: 4.0 MiB, free: 2.3 GiB)</text:p>
      <text:p text:style-name="Standard">2021-07-06 18:00:09,716 INFO storage.BlockManagerInfo: Added broadcast_2_piece188 in memory on slave2:37095 (size: 4.0 MiB, free: 2.3 GiB)</text:p>
      <text:p text:style-name="Standard">2021-07-06 18:00:09,768 INFO storage.BlockManagerInfo: Added broadcast_2_piece144 in memory on slave2:37095 (size: 4.0 MiB, free: 2.3 GiB)</text:p>
      <text:p text:style-name="Standard">2021-07-06 18:00:09,821 INFO storage.BlockManagerInfo: Added broadcast_2_piece86 in memory on slave2:37095 (size: 4.0 MiB, free: 2.3 GiB)</text:p>
      <text:p text:style-name="Standard">2021-07-06 18:00:09,877 INFO storage.BlockManagerInfo: Added broadcast_2_piece170 in memory on slave2:37095 (size: 4.0 MiB, free: 2.3 GiB)</text:p>
      <text:p text:style-name="Standard">2021-07-06 18:00:09,932 INFO storage.BlockManagerInfo: Added broadcast_2_piece73 in memory on slave2:37095 (size: 4.0 MiB, free: 2.3 GiB)</text:p>
      <text:p text:style-name="Standard">2021-07-06 18:00:09,987 INFO storage.BlockManagerInfo: Added broadcast_2_piece220 in memory on slave2:37095 (size: 4.0 MiB, free: 2.2 GiB)</text:p>
      <text:p text:style-name="Standard">2021-07-06 18:00:10,044 INFO storage.BlockManagerInfo: Added broadcast_2_piece115 in memory on slave2:37095 (size: 4.0 MiB, free: 2.2 GiB)</text:p>
      <text:p text:style-name="Standard">2021-07-06 18:00:10,097 INFO storage.BlockManagerInfo: Added broadcast_2_piece199 in memory on slave2:37095 (size: 4.0 MiB, free: 2.2 GiB)</text:p>
      <text:p text:style-name="Standard">2021-07-06 18:00:10,156 INFO storage.BlockManagerInfo: Added broadcast_2_piece160 in memory on slave2:37095 (size: 4.0 MiB, free: 2.2 GiB)</text:p>
      <text:p text:style-name="Standard">2021-07-06 18:00:10,210 INFO storage.BlockManagerInfo: Added broadcast_2_piece63 in memory on slave2:37095 (size: 4.0 MiB, free: 2.2 GiB)</text:p>
      <text:p text:style-name="Standard">2021-07-06 18:00:10,263 INFO storage.BlockManagerInfo: Added broadcast_2_piece98 in memory on slave2:37095 (size: 4.0 MiB, free: 2.2 GiB)</text:p>
      <text:p text:style-name="Standard">2021-07-06 18:00:10,316 INFO storage.BlockManagerInfo: Added broadcast_2_piece209 in memory on slave2:37095 (size: 4.0 MiB, free: 2.2 GiB)</text:p>
      <text:p text:style-name="Standard">2021-07-06 18:00:10,367 INFO storage.BlockManagerInfo: Added broadcast_2_piece26 in memory on slave2:37095 (size: 4.0 MiB, free: 2.2 GiB)</text:p>
      <text:p text:style-name="Standard">2021-07-06 18:00:10,421 INFO storage.BlockManagerInfo: Added broadcast_2_piece65 in memory on slave2:37095 (size: 4.0 MiB, free: 2.2 GiB)</text:p>
      <text:p text:style-name="Standard">2021-07-06 18:00:10,477 INFO storage.BlockManagerInfo: Added broadcast_2_piece75 in memory on slave2:37095 (size: 4.0 MiB, free: 2.2 GiB)</text:p>
      <text:p text:style-name="Standard">2021-07-06 18:00:10,531 INFO storage.BlockManagerInfo: Added broadcast_2_piece48 in memory on slave2:37095 (size: 4.0 MiB, free: 2.2 GiB)</text:p>
      <text:p text:style-name="Standard">2021-07-06 18:00:10,585 INFO storage.BlockManagerInfo: Added broadcast_2_piece223 in memory on slave2:37095 (size: 4.0 MiB, free: 2.2 GiB)</text:p>
      <text:p text:style-name="Standard">2021-07-06 18:00:10,638 INFO storage.BlockManagerInfo: Added broadcast_2_piece19 in memory on slave2:37095 (size: 4.0 MiB, free: 2.2 GiB)</text:p>
      <text:p text:style-name="Standard">2021-07-06 18:00:10,690 INFO storage.BlockManagerInfo: Added broadcast_2_piece17 in memory on slave2:37095 (size: 4.0 MiB, free: 2.2 GiB)</text:p>
      <text:p text:style-name="Standard">2021-07-06 18:00:10,746 INFO storage.BlockManagerInfo: Added broadcast_2_piece117 in memory on slave2:37095 (size: 4.0 MiB, free: 2.2 GiB)</text:p>
      <text:p text:style-name="Standard">2021-07-06 18:00:10,801 INFO storage.BlockManagerInfo: Added broadcast_2_piece27 in memory on slave2:37095 (size: 4.0 MiB, free: 2.2 GiB)</text:p>
      <text:p text:style-name="Standard">2021-07-06 18:00:10,854 INFO storage.BlockManagerInfo: Added broadcast_2_piece3 in memory on slave2:37095 (size: 4.0 MiB, free: 2.2 GiB)</text:p>
      <text:p text:style-name="Standard">2021-07-06 18:00:10,906 INFO storage.BlockManagerInfo: Added broadcast_2_piece105 in memory on slave2:37095 (size: 4.0 MiB, free: 2.2 GiB)</text:p>
      <text:p text:style-name="Standard">2021-07-06 18:00:10,962 INFO storage.BlockManagerInfo: Added broadcast_2_piece243 in memory on slave2:37095 (size: 4.0 MiB, free: 2.2 GiB)</text:p>
      <text:p text:style-name="Standard"><text:soft-page-break/>2021-07-06 18:00:11,014 INFO storage.BlockManagerInfo: Added broadcast_2_piece2 in memory on slave2:37095 (size: 4.0 MiB, free: 2.2 GiB)</text:p>
      <text:p text:style-name="Standard">2021-07-06 18:00:11,070 INFO storage.BlockManagerInfo: Added broadcast_2_piece145 in memory on slave2:37095 (size: 4.0 MiB, free: 2.2 GiB)</text:p>
      <text:p text:style-name="Standard">2021-07-06 18:00:11,126 INFO storage.BlockManagerInfo: Added broadcast_2_piece180 in memory on slave2:37095 (size: 4.0 MiB, free: 2.2 GiB)</text:p>
      <text:p text:style-name="Standard">2021-07-06 18:00:11,176 INFO storage.BlockManagerInfo: Added broadcast_2_piece112 in memory on slave2:37095 (size: 4.0 MiB, free: 2.2 GiB)</text:p>
      <text:p text:style-name="Standard">2021-07-06 18:00:11,228 INFO storage.BlockManagerInfo: Added broadcast_2_piece157 in memory on slave2:37095 (size: 4.0 MiB, free: 2.2 GiB)</text:p>
      <text:p text:style-name="Standard">2021-07-06 18:00:11,281 INFO storage.BlockManagerInfo: Added broadcast_2_piece91 in memory on slave2:37095 (size: 4.0 MiB, free: 2.2 GiB)</text:p>
      <text:p text:style-name="Standard">2021-07-06 18:00:11,337 INFO storage.BlockManagerInfo: Added broadcast_2_piece61 in memory on slave2:37095 (size: 4.0 MiB, free: 2.2 GiB)</text:p>
      <text:p text:style-name="Standard">2021-07-06 18:00:11,394 INFO storage.BlockManagerInfo: Added broadcast_2_piece69 in memory on slave2:37095 (size: 4.0 MiB, free: 2.1 GiB)</text:p>
      <text:p text:style-name="Standard">2021-07-06 18:00:11,448 INFO storage.BlockManagerInfo: Added broadcast_2_piece129 in memory on slave2:37095 (size: 4.0 MiB, free: 2.1 GiB)</text:p>
      <text:p text:style-name="Standard">2021-07-06 18:00:11,502 INFO storage.BlockManagerInfo: Added broadcast_2_piece140 in memory on slave2:37095 (size: 4.0 MiB, free: 2.1 GiB)</text:p>
      <text:p text:style-name="Standard">2021-07-06 18:00:11,554 INFO storage.BlockManagerInfo: Added broadcast_2_piece169 in memory on slave2:37095 (size: 4.0 MiB, free: 2.1 GiB)</text:p>
      <text:p text:style-name="Standard">2021-07-06 18:00:11,610 INFO storage.BlockManagerInfo: Added broadcast_2_piece93 in memory on slave2:37095 (size: 4.0 MiB, free: 2.1 GiB)</text:p>
      <text:p text:style-name="Standard">2021-07-06 18:00:11,663 INFO storage.BlockManagerInfo: Added broadcast_2_piece156 in memory on slave2:37095 (size: 4.0 MiB, free: 2.1 GiB)</text:p>
      <text:p text:style-name="Standard">2021-07-06 18:00:11,715 INFO storage.BlockManagerInfo: Added broadcast_2_piece50 in memory on slave2:37095 (size: 4.0 MiB, free: 2.1 GiB)</text:p>
      <text:p text:style-name="Standard">2021-07-06 18:00:11,766 INFO storage.BlockManagerInfo: Added broadcast_2_piece53 in memory on slave2:37095 (size: 4.0 MiB, free: 2.1 GiB)</text:p>
      <text:p text:style-name="Standard">2021-07-06 18:00:11,818 INFO storage.BlockManagerInfo: Added broadcast_2_piece33 in memory on slave2:37095 (size: 4.0 MiB, free: 2.1 GiB)</text:p>
      <text:p text:style-name="Standard">2021-07-06 18:00:11,873 INFO storage.BlockManagerInfo: Added broadcast_2_piece185 in memory on slave2:37095 (size: 4.0 MiB, free: 2.1 GiB)</text:p>
      <text:p text:style-name="Standard">2021-07-06 18:00:12,045 INFO storage.BlockManagerInfo: Added broadcast_2_piece167 in memory on slave2:37095 (size: 4.0 MiB, free: 2.1 GiB)</text:p>
      <text:p text:style-name="Standard">2021-07-06 18:00:12,091 INFO storage.BlockManagerInfo: Added broadcast_2_piece41 in memory on slave2:37095 (size: 4.0 MiB, free: 2.1 GiB)</text:p>
      <text:p text:style-name="Standard">2021-07-06 18:00:12,149 INFO storage.BlockManagerInfo: Added broadcast_2_piece224 in memory on slave2:37095 (size: 4.0 MiB, free: 2.1 GiB)</text:p>
      <text:p text:style-name="Standard">2021-07-06 18:00:12,200 INFO storage.BlockManagerInfo: Added broadcast_2_piece92 in memory on slave2:37095 (size: 4.0 MiB, free: 2.1 GiB)</text:p>
      <text:p text:style-name="Standard">2021-07-06 18:00:12,259 INFO storage.BlockManagerInfo: Added broadcast_2_piece219 in memory on slave2:37095 (size: 4.0 MiB, free: 2.1 GiB)</text:p>
      <text:p text:style-name="Standard">2021-07-06 18:00:12,311 INFO storage.BlockManagerInfo: Added broadcast_2_piece111 in memory on slave2:37095 (size: 4.0 MiB, free: 2.1 GiB)</text:p>
      <text:p text:style-name="Standard">2021-07-06 18:00:12,366 INFO storage.BlockManagerInfo: Added broadcast_2_piece90 in memory on slave2:37095 (size: 4.0 MiB, free: 2.1 GiB)</text:p>
      <text:p text:style-name="Standard">2021-07-06 18:00:12,419 INFO storage.BlockManagerInfo: Added broadcast_2_piece97 in memory on slave2:37095 (size: 4.0 MiB, free: 2.1 GiB)</text:p>
      <text:p text:style-name="Standard">2021-07-06 18:00:12,473 INFO storage.BlockManagerInfo: Added broadcast_2_piece125 in memory on slave2:37095 (size: 4.0 MiB, free: 2.1 GiB)</text:p>
      <text:p text:style-name="Standard"><text:soft-page-break/>2021-07-06 18:00:12,525 INFO storage.BlockManagerInfo: Added broadcast_2_piece247 in memory on slave2:37095 (size: 4.0 MiB, free: 2.1 GiB)</text:p>
      <text:p text:style-name="Standard">2021-07-06 18:00:12,580 INFO storage.BlockManagerInfo: Added broadcast_2_piece136 in memory on slave2:37095 (size: 4.0 MiB, free: 2.1 GiB)</text:p>
      <text:p text:style-name="Standard">2021-07-06 18:00:12,633 INFO storage.BlockManagerInfo: Added broadcast_2_piece38 in memory on slave2:37095 (size: 4.0 MiB, free: 2.1 GiB)</text:p>
      <text:p text:style-name="Standard">2021-07-06 18:00:12,688 INFO storage.BlockManagerInfo: Added broadcast_2_piece241 in memory on slave2:37095 (size: 4.0 MiB, free: 2.1 GiB)</text:p>
      <text:p text:style-name="Standard">2021-07-06 18:00:12,741 INFO storage.BlockManagerInfo: Added broadcast_2_piece88 in memory on slave2:37095 (size: 4.0 MiB, free: 2.1 GiB)</text:p>
      <text:p text:style-name="Standard">2021-07-06 18:00:12,793 INFO storage.BlockManagerInfo: Added broadcast_2_piece37 in memory on slave2:37095 (size: 4.0 MiB, free: 2.1 GiB)</text:p>
      <text:p text:style-name="Standard">2021-07-06 18:00:12,843 INFO storage.BlockManagerInfo: Added broadcast_2_piece191 in memory on slave2:37095 (size: 4.0 MiB, free: 2.0 GiB)</text:p>
      <text:p text:style-name="Standard">2021-07-06 18:00:12,899 INFO storage.BlockManagerInfo: Added broadcast_2_piece9 in memory on slave2:37095 (size: 4.0 MiB, free: 2.0 GiB)</text:p>
      <text:p text:style-name="Standard">2021-07-06 18:00:12,952 INFO storage.BlockManagerInfo: Added broadcast_2_piece195 in memory on slave2:37095 (size: 4.0 MiB, free: 2.0 GiB)</text:p>
      <text:p text:style-name="Standard">2021-07-06 18:00:13,007 INFO storage.BlockManagerInfo: Added broadcast_2_piece210 in memory on slave2:37095 (size: 4.0 MiB, free: 2.0 GiB)</text:p>
      <text:p text:style-name="Standard">2021-07-06 18:00:13,063 INFO storage.BlockManagerInfo: Added broadcast_2_piece201 in memory on slave2:37095 (size: 4.0 MiB, free: 2.0 GiB)</text:p>
      <text:p text:style-name="Standard">2021-07-06 18:00:13,116 INFO storage.BlockManagerInfo: Added broadcast_2_piece74 in memory on slave2:37095 (size: 4.0 MiB, free: 2.0 GiB)</text:p>
      <text:p text:style-name="Standard">2021-07-06 18:00:13,169 INFO storage.BlockManagerInfo: Added broadcast_2_piece216 in memory on slave2:37095 (size: 4.0 MiB, free: 2.0 GiB)</text:p>
      <text:p text:style-name="Standard">2021-07-06 18:00:13,223 INFO storage.BlockManagerInfo: Added broadcast_2_piece18 in memory on slave2:37095 (size: 4.0 MiB, free: 2.0 GiB)</text:p>
      <text:p text:style-name="Standard">2021-07-06 18:00:13,279 INFO storage.BlockManagerInfo: Added broadcast_2_piece147 in memory on slave2:37095 (size: 4.0 MiB, free: 2.0 GiB)</text:p>
      <text:p text:style-name="Standard">2021-07-06 18:00:13,332 INFO storage.BlockManagerInfo: Added broadcast_2_piece203 in memory on slave2:37095 (size: 4.0 MiB, free: 2.0 GiB)</text:p>
      <text:p text:style-name="Standard">2021-07-06 18:00:13,384 INFO storage.BlockManagerInfo: Added broadcast_2_piece238 in memory on slave2:37095 (size: 4.0 MiB, free: 2.0 GiB)</text:p>
      <text:p text:style-name="Standard">2021-07-06 18:00:13,437 INFO storage.BlockManagerInfo: Added broadcast_2_piece47 in memory on slave2:37095 (size: 4.0 MiB, free: 2.0 GiB)</text:p>
      <text:p text:style-name="Standard">2021-07-06 18:00:13,491 INFO storage.BlockManagerInfo: Added broadcast_2_piece102 in memory on slave2:37095 (size: 4.0 MiB, free: 2.0 GiB)</text:p>
      <text:p text:style-name="Standard">2021-07-06 18:00:13,543 INFO storage.BlockManagerInfo: Added broadcast_2_piece96 in memory on slave2:37095 (size: 4.0 MiB, free: 2046.8 MiB)</text:p>
      <text:p text:style-name="Standard">2021-07-06 18:00:13,601 INFO storage.BlockManagerInfo: Added broadcast_2_piece122 in memory on slave2:37095 (size: 4.0 MiB, free: 2042.8 MiB)</text:p>
      <text:p text:style-name="Standard">2021-07-06 18:00:13,654 INFO storage.BlockManagerInfo: Added broadcast_2_piece139 in memory on slave2:37095 (size: 4.0 MiB, free: 2038.8 MiB)</text:p>
      <text:p text:style-name="Standard">2021-07-06 18:00:13,709 INFO storage.BlockManagerInfo: Added broadcast_2_piece237 in memory on slave2:37095 (size: 4.0 MiB, free: 2034.8 MiB)</text:p>
      <text:p text:style-name="Standard">2021-07-06 18:00:13,761 INFO storage.BlockManagerInfo: Added broadcast_2_piece143 in memory on slave2:37095 (size: 4.0 MiB, free: 2030.8 MiB)</text:p>
      <text:p text:style-name="Standard">2021-07-06 18:00:13,817 INFO storage.BlockManagerInfo: Added broadcast_2_piece240 in memory on slave2:37095 (size: 4.0 MiB, free: 2026.8 MiB)</text:p>
      <text:p text:style-name="Standard">2021-07-06 18:00:13,870 INFO storage.BlockManagerInfo: Added broadcast_2_piece56 in memory on slave2:37095 (size: 4.0 MiB, free: 2022.8 MiB)</text:p>
      <text:p text:style-name="Standard"><text:soft-page-break/>2021-07-06 18:00:13,924 INFO storage.BlockManagerInfo: Added broadcast_2_piece162 in memory on slave2:37095 (size: 4.0 MiB, free: 2018.8 MiB)</text:p>
      <text:p text:style-name="Standard">2021-07-06 18:00:13,977 INFO storage.BlockManagerInfo: Added broadcast_2_piece158 in memory on slave2:37095 (size: 4.0 MiB, free: 2014.8 MiB)</text:p>
      <text:p text:style-name="Standard">2021-07-06 18:00:14,030 INFO storage.BlockManagerInfo: Added broadcast_2_piece212 in memory on slave2:37095 (size: 4.0 MiB, free: 2010.8 MiB)</text:p>
      <text:p text:style-name="Standard">2021-07-06 18:00:14,083 INFO storage.BlockManagerInfo: Added broadcast_2_piece233 in memory on slave2:37095 (size: 4.0 MiB, free: 2006.8 MiB)</text:p>
      <text:p text:style-name="Standard">2021-07-06 18:00:14,136 INFO storage.BlockManagerInfo: Added broadcast_2_piece16 in memory on slave2:37095 (size: 4.0 MiB, free: 2002.8 MiB)</text:p>
      <text:p text:style-name="Standard">2021-07-06 18:00:14,189 INFO storage.BlockManagerInfo: Added broadcast_2_piece62 in memory on slave2:37095 (size: 4.0 MiB, free: 1998.8 MiB)</text:p>
      <text:p text:style-name="Standard">2021-07-06 18:00:14,241 INFO storage.BlockManagerInfo: Added broadcast_2_piece120 in memory on slave2:37095 (size: 4.0 MiB, free: 1994.8 MiB)</text:p>
      <text:p text:style-name="Standard">2021-07-06 18:00:14,300 INFO storage.BlockManagerInfo: Added broadcast_2_piece4 in memory on slave2:37095 (size: 4.0 MiB, free: 1990.8 MiB)</text:p>
      <text:p text:style-name="Standard">2021-07-06 18:00:14,352 INFO storage.BlockManagerInfo: Added broadcast_2_piece110 in memory on slave2:37095 (size: 4.0 MiB, free: 1986.8 MiB)</text:p>
      <text:p text:style-name="Standard">2021-07-06 18:00:14,404 INFO storage.BlockManagerInfo: Added broadcast_2_piece116 in memory on slave2:37095 (size: 4.0 MiB, free: 1982.8 MiB)</text:p>
      <text:p text:style-name="Standard">2021-07-06 18:00:14,457 INFO storage.BlockManagerInfo: Added broadcast_2_piece206 in memory on slave2:37095 (size: 4.0 MiB, free: 1978.8 MiB)</text:p>
      <text:p text:style-name="Standard">2021-07-06 18:00:14,510 INFO storage.BlockManagerInfo: Added broadcast_2_piece166 in memory on slave2:37095 (size: 4.0 MiB, free: 1974.8 MiB)</text:p>
      <text:p text:style-name="Standard">2021-07-06 18:00:14,565 INFO storage.BlockManagerInfo: Added broadcast_2_piece34 in memory on slave2:37095 (size: 4.0 MiB, free: 1970.8 MiB)</text:p>
      <text:p text:style-name="Standard">2021-07-06 18:00:14,618 INFO storage.BlockManagerInfo: Added broadcast_2_piece46 in memory on slave2:37095 (size: 4.0 MiB, free: 1966.8 MiB)</text:p>
      <text:p text:style-name="Standard">2021-07-06 18:00:14,671 INFO storage.BlockManagerInfo: Added broadcast_2_piece114 in memory on slave2:37095 (size: 4.0 MiB, free: 1962.8 MiB)</text:p>
      <text:p text:style-name="Standard">2021-07-06 18:00:14,723 INFO storage.BlockManagerInfo: Added broadcast_2_piece204 in memory on slave2:37095 (size: 4.0 MiB, free: 1958.8 MiB)</text:p>
      <text:p text:style-name="Standard">2021-07-06 18:00:14,779 INFO storage.BlockManagerInfo: Added broadcast_2_piece32 in memory on slave2:37095 (size: 4.0 MiB, free: 1954.8 MiB)</text:p>
      <text:p text:style-name="Standard">2021-07-06 18:00:14,833 INFO storage.BlockManagerInfo: Added broadcast_2_piece235 in memory on slave2:37095 (size: 4.0 MiB, free: 1950.8 MiB)</text:p>
      <text:p text:style-name="Standard">2021-07-06 18:00:14,888 INFO storage.BlockManagerInfo: Added broadcast_2_piece207 in memory on slave2:37095 (size: 4.0 MiB, free: 1946.8 MiB)</text:p>
      <text:p text:style-name="Standard">2021-07-06 18:00:14,940 INFO storage.BlockManagerInfo: Added broadcast_2_piece161 in memory on slave2:37095 (size: 4.0 MiB, free: 1942.8 MiB)</text:p>
      <text:p text:style-name="Standard">2021-07-06 18:00:14,995 INFO storage.BlockManagerInfo: Added broadcast_2_piece15 in memory on slave2:37095 (size: 4.0 MiB, free: 1938.8 MiB)</text:p>
      <text:p text:style-name="Standard">2021-07-06 18:00:15,048 INFO storage.BlockManagerInfo: Added broadcast_2_piece7 in memory on slave2:37095 (size: 4.0 MiB, free: 1934.8 MiB)</text:p>
      <text:p text:style-name="Standard">2021-07-06 18:00:15,104 INFO storage.BlockManagerInfo: Added broadcast_2_piece21 in memory on slave2:37095 (size: 4.0 MiB, free: 1930.8 MiB)</text:p>
      <text:p text:style-name="Standard">2021-07-06 18:00:15,159 INFO storage.BlockManagerInfo: Added broadcast_2_piece183 in memory on slave2:37095 (size: 4.0 MiB, free: 1926.8 MiB)</text:p>
      <text:p text:style-name="Standard">2021-07-06 18:00:15,211 INFO storage.BlockManagerInfo: Added broadcast_2_piece23 in memory on slave2:37095 (size: 4.0 MiB, free: 1922.8 MiB)</text:p>
      <text:p text:style-name="Standard">2021-07-06 18:00:15,264 INFO storage.BlockManagerInfo: Added broadcast_2_piece134 in memory on slave2:37095 (size: 4.0 MiB, free: 1918.8 MiB)</text:p>
      <text:p text:style-name="Standard"><text:soft-page-break/>2021-07-06 18:00:15,320 INFO storage.BlockManagerInfo: Added broadcast_2_piece200 in memory on slave2:37095 (size: 4.0 MiB, free: 1914.8 MiB)</text:p>
      <text:p text:style-name="Standard">2021-07-06 18:00:15,378 INFO storage.BlockManagerInfo: Added broadcast_2_piece67 in memory on slave2:37095 (size: 4.0 MiB, free: 1910.8 MiB)</text:p>
      <text:p text:style-name="Standard">2021-07-06 18:00:15,430 INFO storage.BlockManagerInfo: Added broadcast_2_piece55 in memory on slave2:37095 (size: 4.0 MiB, free: 1906.8 MiB)</text:p>
      <text:p text:style-name="Standard">2021-07-06 18:00:15,483 INFO storage.BlockManagerInfo: Added broadcast_2_piece118 in memory on slave2:37095 (size: 4.0 MiB, free: 1902.8 MiB)</text:p>
      <text:p text:style-name="Standard">2021-07-06 18:00:15,538 INFO storage.BlockManagerInfo: Added broadcast_2_piece244 in memory on slave2:37095 (size: 4.0 MiB, free: 1898.8 MiB)</text:p>
      <text:p text:style-name="Standard">2021-07-06 18:00:15,591 INFO storage.BlockManagerInfo: Added broadcast_2_piece150 in memory on slave2:37095 (size: 4.0 MiB, free: 1894.8 MiB)</text:p>
      <text:p text:style-name="Standard">2021-07-06 18:00:15,643 INFO storage.BlockManagerInfo: Added broadcast_2_piece248 in memory on slave2:37095 (size: 3.8 MiB, free: 1891.0 MiB)</text:p>
      <text:p text:style-name="Standard">2021-07-06 18:00:15,699 INFO storage.BlockManagerInfo: Added broadcast_2_piece29 in memory on slave2:37095 (size: 4.0 MiB, free: 1887.0 MiB)</text:p>
      <text:p text:style-name="Standard">2021-07-06 18:00:15,757 INFO storage.BlockManagerInfo: Added broadcast_2_piece174 in memory on slave2:37095 (size: 4.0 MiB, free: 1883.0 MiB)</text:p>
      <text:p text:style-name="Standard">2021-07-06 18:00:15,812 INFO storage.BlockManagerInfo: Added broadcast_2_piece186 in memory on slave2:37095 (size: 4.0 MiB, free: 1879.0 MiB)</text:p>
      <text:p text:style-name="Standard">2021-07-06 18:00:15,867 INFO storage.BlockManagerInfo: Added broadcast_2_piece205 in memory on slave2:37095 (size: 4.0 MiB, free: 1875.0 MiB)</text:p>
      <text:p text:style-name="Standard">2021-07-06 18:00:15,925 INFO storage.BlockManagerInfo: Added broadcast_2_piece107 in memory on slave2:37095 (size: 4.0 MiB, free: 1871.0 MiB)</text:p>
      <text:p text:style-name="Standard">2021-07-06 18:00:15,980 INFO storage.BlockManagerInfo: Added broadcast_2_piece146 in memory on slave2:37095 (size: 4.0 MiB, free: 1867.0 MiB)</text:p>
      <text:p text:style-name="Standard">2021-07-06 18:00:16,036 INFO storage.BlockManagerInfo: Added broadcast_2_piece159 in memory on slave2:37095 (size: 4.0 MiB, free: 1863.0 MiB)</text:p>
      <text:p text:style-name="Standard">2021-07-06 18:00:16,094 INFO storage.BlockManagerInfo: Added broadcast_2_piece83 in memory on slave2:37095 (size: 4.0 MiB, free: 1859.0 MiB)</text:p>
      <text:p text:style-name="Standard">2021-07-06 18:00:16,149 INFO storage.BlockManagerInfo: Added broadcast_2_piece215 in memory on slave2:37095 (size: 4.0 MiB, free: 1855.0 MiB)</text:p>
      <text:p text:style-name="Standard">2021-07-06 18:00:16,240 INFO storage.BlockManagerInfo: Added broadcast_2_piece242 in memory on slave2:37095 (size: 4.0 MiB, free: 1851.0 MiB)</text:p>
      <text:p text:style-name="Standard">2021-07-06 18:00:16,290 INFO storage.BlockManagerInfo: Added broadcast_2_piece85 in memory on slave2:37095 (size: 4.0 MiB, free: 1847.0 MiB)</text:p>
      <text:p text:style-name="Standard">2021-07-06 18:00:16,346 INFO storage.BlockManagerInfo: Added broadcast_2_piece179 in memory on slave2:37095 (size: 4.0 MiB, free: 1843.0 MiB)</text:p>
      <text:p text:style-name="Standard">2021-07-06 18:00:16,402 INFO storage.BlockManagerInfo: Added broadcast_2_piece153 in memory on slave2:37095 (size: 4.0 MiB, free: 1839.0 MiB)</text:p>
      <text:p text:style-name="Standard">2021-07-06 18:00:16,455 INFO storage.BlockManagerInfo: Added broadcast_2_piece154 in memory on slave2:37095 (size: 4.0 MiB, free: 1835.0 MiB)</text:p>
      <text:p text:style-name="Standard">2021-07-06 18:00:16,511 INFO storage.BlockManagerInfo: Added broadcast_2_piece151 in memory on slave2:37095 (size: 4.0 MiB, free: 1831.0 MiB)</text:p>
      <text:p text:style-name="Standard">2021-07-06 18:00:16,566 INFO storage.BlockManagerInfo: Added broadcast_2_piece11 in memory on slave2:37095 (size: 4.0 MiB, free: 1827.0 MiB)</text:p>
      <text:p text:style-name="Standard">2021-07-06 18:00:16,622 INFO storage.BlockManagerInfo: Added broadcast_2_piece100 in memory on slave2:37095 (size: 4.0 MiB, free: 1823.0 MiB)</text:p>
      <text:p text:style-name="Standard">2021-07-06 18:00:16,682 INFO storage.BlockManagerInfo: Added broadcast_2_piece141 in memory on slave2:37095 (size: 4.0 MiB, free: 1819.0 MiB)</text:p>
      <text:p text:style-name="Standard">2021-07-06 18:00:16,734 INFO storage.BlockManagerInfo: Added broadcast_2_piece133 in memory on slave2:37095 (size: 4.0 MiB, free: 1815.0 MiB)</text:p>
      <text:p text:style-name="Standard"><text:soft-page-break/>2021-07-06 18:00:16,787 INFO storage.BlockManagerInfo: Added broadcast_2_piece59 in memory on slave2:37095 (size: 4.0 MiB, free: 1811.0 MiB)</text:p>
      <text:p text:style-name="Standard">2021-07-06 18:00:16,839 INFO storage.BlockManagerInfo: Added broadcast_2_piece234 in memory on slave2:37095 (size: 4.0 MiB, free: 1807.0 MiB)</text:p>
      <text:p text:style-name="Standard">2021-07-06 18:00:16,893 INFO storage.BlockManagerInfo: Added broadcast_2_piece164 in memory on slave2:37095 (size: 4.0 MiB, free: 1803.0 MiB)</text:p>
      <text:p text:style-name="Standard">2021-07-06 18:00:16,945 INFO storage.BlockManagerInfo: Added broadcast_2_piece103 in memory on slave2:37095 (size: 4.0 MiB, free: 1799.0 MiB)</text:p>
      <text:p text:style-name="Standard">2021-07-06 18:00:16,998 INFO storage.BlockManagerInfo: Added broadcast_2_piece230 in memory on slave2:37095 (size: 4.0 MiB, free: 1795.0 MiB)</text:p>
      <text:p text:style-name="Standard">2021-07-06 18:00:17,051 INFO storage.BlockManagerInfo: Added broadcast_2_piece49 in memory on slave2:37095 (size: 4.0 MiB, free: 1791.0 MiB)</text:p>
      <text:p text:style-name="Standard">2021-07-06 18:00:17,104 INFO storage.BlockManagerInfo: Added broadcast_2_piece226 in memory on slave2:37095 (size: 4.0 MiB, free: 1787.0 MiB)</text:p>
      <text:p text:style-name="Standard">2021-07-06 18:00:17,159 INFO storage.BlockManagerInfo: Added broadcast_2_piece28 in memory on slave2:37095 (size: 4.0 MiB, free: 1783.0 MiB)</text:p>
      <text:p text:style-name="Standard">2021-07-06 18:00:17,215 INFO storage.BlockManagerInfo: Added broadcast_2_piece182 in memory on slave2:37095 (size: 4.0 MiB, free: 1779.0 MiB)</text:p>
      <text:p text:style-name="Standard">2021-07-06 18:00:17,266 INFO storage.BlockManagerInfo: Added broadcast_2_piece77 in memory on slave2:37095 (size: 4.0 MiB, free: 1775.0 MiB)</text:p>
      <text:p text:style-name="Standard">2021-07-06 18:00:17,323 INFO storage.BlockManagerInfo: Added broadcast_2_piece52 in memory on slave2:37095 (size: 4.0 MiB, free: 1771.0 MiB)</text:p>
      <text:p text:style-name="Standard">2021-07-06 18:00:17,375 INFO storage.BlockManagerInfo: Added broadcast_2_piece1 in memory on slave2:37095 (size: 4.0 MiB, free: 1767.0 MiB)</text:p>
      <text:p text:style-name="Standard">2021-07-06 18:00:17,428 INFO storage.BlockManagerInfo: Added broadcast_2_piece124 in memory on slave2:37095 (size: 4.0 MiB, free: 1763.0 MiB)</text:p>
      <text:p text:style-name="Standard">2021-07-06 18:00:17,482 INFO storage.BlockManagerInfo: Added broadcast_2_piece222 in memory on slave2:37095 (size: 4.0 MiB, free: 1759.0 MiB)</text:p>
      <text:p text:style-name="Standard">2021-07-06 18:00:17,540 INFO storage.BlockManagerInfo: Added broadcast_2_piece54 in memory on slave2:37095 (size: 4.0 MiB, free: 1755.0 MiB)</text:p>
      <text:p text:style-name="Standard">2021-07-06 18:00:17,593 INFO storage.BlockManagerInfo: Added broadcast_2_piece45 in memory on slave2:37095 (size: 4.0 MiB, free: 1751.0 MiB)</text:p>
      <text:p text:style-name="Standard">2021-07-06 18:00:17,648 INFO storage.BlockManagerInfo: Added broadcast_2_piece66 in memory on slave2:37095 (size: 4.0 MiB, free: 1747.0 MiB)</text:p>
      <text:p text:style-name="Standard">2021-07-06 18:00:17,698 INFO storage.BlockManagerInfo: Added broadcast_2_piece245 in memory on slave2:37095 (size: 4.0 MiB, free: 1743.0 MiB)</text:p>
      <text:p text:style-name="Standard">2021-07-06 18:00:17,749 INFO storage.BlockManagerInfo: Added broadcast_2_piece24 in memory on slave2:37095 (size: 4.0 MiB, free: 1739.0 MiB)</text:p>
      <text:p text:style-name="Standard">2021-07-06 18:00:17,806 INFO storage.BlockManagerInfo: Added broadcast_2_piece135 in memory on slave2:37095 (size: 4.0 MiB, free: 1735.0 MiB)</text:p>
      <text:p text:style-name="Standard">2021-07-06 18:00:17,859 INFO storage.BlockManagerInfo: Added broadcast_2_piece130 in memory on slave2:37095 (size: 4.0 MiB, free: 1731.0 MiB)</text:p>
      <text:p text:style-name="Standard">2021-07-06 18:00:17,912 INFO storage.BlockManagerInfo: Added broadcast_2_piece101 in memory on slave2:37095 (size: 4.0 MiB, free: 1727.0 MiB)</text:p>
      <text:p text:style-name="Standard">2021-07-06 18:00:17,965 INFO storage.BlockManagerInfo: Added broadcast_2_piece104 in memory on slave2:37095 (size: 4.0 MiB, free: 1723.0 MiB)</text:p>
      <text:p text:style-name="Standard">2021-07-06 18:00:18,018 INFO storage.BlockManagerInfo: Added broadcast_2_piece149 in memory on slave2:37095 (size: 4.0 MiB, free: 1719.0 MiB)</text:p>
      <text:p text:style-name="Standard">2021-07-06 18:00:18,074 INFO storage.BlockManagerInfo: Added broadcast_2_piece30 in memory on slave2:37095 (size: 4.0 MiB, free: 1715.0 MiB)</text:p>
      <text:p text:style-name="Standard">2021-07-06 18:00:18,130 INFO storage.BlockManagerInfo: Added broadcast_2_piece109 in memory on slave2:37095 (size: 4.0 MiB, free: 1711.0 MiB)</text:p>
      <text:p text:style-name="Standard"><text:soft-page-break/>2021-07-06 18:00:18,187 INFO storage.BlockManagerInfo: Added broadcast_2_piece58 in memory on slave2:37095 (size: 4.0 MiB, free: 1707.0 MiB)</text:p>
      <text:p text:style-name="Standard">2021-07-06 18:00:18,239 INFO storage.BlockManagerInfo: Added broadcast_2_piece213 in memory on slave2:37095 (size: 4.0 MiB, free: 1703.0 MiB)</text:p>
      <text:p text:style-name="Standard">2021-07-06 18:00:18,293 INFO storage.BlockManagerInfo: Added broadcast_2_piece132 in memory on slave2:37095 (size: 4.0 MiB, free: 1699.0 MiB)</text:p>
      <text:p text:style-name="Standard">2021-07-06 18:00:18,345 INFO storage.BlockManagerInfo: Added broadcast_2_piece165 in memory on slave2:37095 (size: 4.0 MiB, free: 1695.0 MiB)</text:p>
      <text:p text:style-name="Standard">2021-07-06 18:00:18,397 INFO storage.BlockManagerInfo: Added broadcast_2_piece80 in memory on slave2:37095 (size: 4.0 MiB, free: 1691.0 MiB)</text:p>
      <text:p text:style-name="Standard">2021-07-06 18:00:18,454 INFO storage.BlockManagerInfo: Added broadcast_2_piece106 in memory on slave2:37095 (size: 4.0 MiB, free: 1687.0 MiB)</text:p>
      <text:p text:style-name="Standard">2021-07-06 18:00:18,514 INFO storage.BlockManagerInfo: Added broadcast_2_piece119 in memory on slave2:37095 (size: 4.0 MiB, free: 1683.0 MiB)</text:p>
      <text:p text:style-name="Standard">2021-07-06 18:00:18,566 INFO storage.BlockManagerInfo: Added broadcast_2_piece51 in memory on slave2:37095 (size: 4.0 MiB, free: 1679.0 MiB)</text:p>
      <text:p text:style-name="Standard">2021-07-06 18:00:18,624 INFO storage.BlockManagerInfo: Added broadcast_2_piece76 in memory on slave2:37095 (size: 4.0 MiB, free: 1675.0 MiB)</text:p>
      <text:p text:style-name="Standard">2021-07-06 18:00:18,678 INFO storage.BlockManagerInfo: Added broadcast_2_piece193 in memory on slave2:37095 (size: 4.0 MiB, free: 1671.0 MiB)</text:p>
      <text:p text:style-name="Standard">2021-07-06 18:00:18,731 INFO storage.BlockManagerInfo: Added broadcast_2_piece236 in memory on slave2:37095 (size: 4.0 MiB, free: 1667.0 MiB)</text:p>
      <text:p text:style-name="Standard">2021-07-06 18:00:18,790 INFO storage.BlockManagerInfo: Added broadcast_2_piece152 in memory on slave2:37095 (size: 4.0 MiB, free: 1663.0 MiB)</text:p>
      <text:p text:style-name="Standard">2021-07-06 18:00:18,843 INFO storage.BlockManagerInfo: Added broadcast_2_piece78 in memory on slave2:37095 (size: 4.0 MiB, free: 1659.0 MiB)</text:p>
      <text:p text:style-name="Standard">2021-07-06 18:00:18,899 INFO storage.BlockManagerInfo: Added broadcast_2_piece126 in memory on slave2:37095 (size: 4.0 MiB, free: 1655.0 MiB)</text:p>
      <text:p text:style-name="Standard">2021-07-06 18:00:18,958 INFO storage.BlockManagerInfo: Added broadcast_2_piece194 in memory on slave2:37095 (size: 4.0 MiB, free: 1651.0 MiB)</text:p>
      <text:p text:style-name="Standard">2021-07-06 18:00:19,011 INFO storage.BlockManagerInfo: Added broadcast_2_piece10 in memory on slave2:37095 (size: 4.0 MiB, free: 1647.0 MiB)</text:p>
      <text:p text:style-name="Standard">2021-07-06 18:00:19,070 INFO storage.BlockManagerInfo: Added broadcast_2_piece148 in memory on slave2:37095 (size: 4.0 MiB, free: 1643.0 MiB)</text:p>
      <text:p text:style-name="Standard">2021-07-06 18:00:19,129 INFO storage.BlockManagerInfo: Added broadcast_2_piece228 in memory on slave2:37095 (size: 4.0 MiB, free: 1639.0 MiB)</text:p>
      <text:p text:style-name="Standard">2021-07-06 18:00:19,182 INFO storage.BlockManagerInfo: Added broadcast_2_piece138 in memory on slave2:37095 (size: 4.0 MiB, free: 1635.0 MiB)</text:p>
      <text:p text:style-name="Standard">2021-07-06 18:00:19,239 INFO storage.BlockManagerInfo: Added broadcast_2_piece43 in memory on slave2:37095 (size: 4.0 MiB, free: 1631.0 MiB)</text:p>
      <text:p text:style-name="Standard">2021-07-06 18:00:19,294 INFO storage.BlockManagerInfo: Added broadcast_2_piece25 in memory on slave2:37095 (size: 4.0 MiB, free: 1627.0 MiB)</text:p>
      <text:p text:style-name="Standard">2021-07-06 18:00:19,348 INFO storage.BlockManagerInfo: Added broadcast_2_piece178 in memory on slave2:37095 (size: 4.0 MiB, free: 1623.0 MiB)</text:p>
      <text:p text:style-name="Standard">2021-07-06 18:00:19,404 INFO storage.BlockManagerInfo: Added broadcast_2_piece217 in memory on slave2:37095 (size: 4.0 MiB, free: 1619.0 MiB)</text:p>
      <text:p text:style-name="Standard">2021-07-06 18:00:19,460 INFO storage.BlockManagerInfo: Added broadcast_2_piece239 in memory on slave2:37095 (size: 4.0 MiB, free: 1615.0 MiB)</text:p>
      <text:p text:style-name="Standard">2021-07-06 18:00:19,516 INFO storage.BlockManagerInfo: Added broadcast_2_piece142 in memory on slave2:37095 (size: 4.0 MiB, free: 1611.0 MiB)</text:p>
      <text:p text:style-name="Standard">2021-07-06 18:00:19,578 INFO storage.BlockManagerInfo: Added broadcast_2_piece87 in memory on slave2:37095 (size: 4.0 MiB, free: 1607.0 MiB)</text:p>
      <text:p text:style-name="Standard"><text:soft-page-break/>2021-07-06 18:00:19,632 INFO storage.BlockManagerInfo: Added broadcast_2_piece196 in memory on slave2:37095 (size: 4.0 MiB, free: 1603.0 MiB)</text:p>
      <text:p text:style-name="Standard">2021-07-06 18:00:19,686 INFO storage.BlockManagerInfo: Added broadcast_2_piece192 in memory on slave2:37095 (size: 4.0 MiB, free: 1599.0 MiB)</text:p>
      <text:p text:style-name="Standard">2021-07-06 18:00:19,748 INFO storage.BlockManagerInfo: Added broadcast_2_piece181 in memory on slave2:37095 (size: 4.0 MiB, free: 1595.0 MiB)</text:p>
      <text:p text:style-name="Standard">2021-07-06 18:00:19,801 INFO storage.BlockManagerInfo: Added broadcast_2_piece84 in memory on slave2:37095 (size: 4.0 MiB, free: 1591.0 MiB)</text:p>
      <text:p text:style-name="Standard">2021-07-06 18:00:19,856 INFO storage.BlockManagerInfo: Added broadcast_2_piece176 in memory on slave2:37095 (size: 4.0 MiB, free: 1587.0 MiB)</text:p>
      <text:p text:style-name="Standard">2021-07-06 18:00:19,911 INFO storage.BlockManagerInfo: Added broadcast_2_piece187 in memory on slave2:37095 (size: 4.0 MiB, free: 1583.0 MiB)</text:p>
      <text:p text:style-name="Standard">2021-07-06 18:00:19,965 INFO storage.BlockManagerInfo: Added broadcast_2_piece89 in memory on slave2:37095 (size: 4.0 MiB, free: 1579.0 MiB)</text:p>
      <text:p text:style-name="Standard">2021-07-06 18:00:20,019 INFO storage.BlockManagerInfo: Added broadcast_2_piece13 in memory on slave2:37095 (size: 4.0 MiB, free: 1575.0 MiB)</text:p>
      <text:p text:style-name="Standard">2021-07-06 18:00:20,073 INFO storage.BlockManagerInfo: Added broadcast_2_piece60 in memory on slave2:37095 (size: 4.0 MiB, free: 1571.0 MiB)</text:p>
      <text:p text:style-name="Standard">2021-07-06 18:00:20,129 INFO storage.BlockManagerInfo: Added broadcast_2_piece6 in memory on slave2:37095 (size: 4.0 MiB, free: 1567.0 MiB)</text:p>
      <text:p text:style-name="Standard">2021-07-06 18:00:20,183 INFO storage.BlockManagerInfo: Added broadcast_2_piece246 in memory on slave2:37095 (size: 4.0 MiB, free: 1563.0 MiB)</text:p>
      <text:p text:style-name="Standard">2021-07-06 18:00:20,245 INFO storage.BlockManagerInfo: Added broadcast_2_piece171 in memory on slave2:37095 (size: 4.0 MiB, free: 1559.0 MiB)</text:p>
      <text:p text:style-name="Standard">2021-07-06 18:00:20,301 INFO storage.BlockManagerInfo: Added broadcast_2_piece232 in memory on slave2:37095 (size: 4.0 MiB, free: 1555.0 MiB)</text:p>
      <text:p text:style-name="Standard">2021-07-06 18:00:21,057 INFO storage.BlockManagerInfo: Updated broadcast_20_piece0 on disk on slave2:37095 (current size: 6.3 KiB, original size: 0.0 B)</text:p>
      <text:p text:style-name="Standard">2021-07-06 18:00:21,067 INFO storage.BlockManagerInfo: Updated broadcast_21_piece0 on disk on slave2:37095 (current size: 6.3 KiB, original size: 0.0 B)</text:p>
      <text:p text:style-name="Standard">2021-07-06 18:00:21,070 INFO storage.BlockManagerInfo: Updated broadcast_24_piece0 on disk on slave2:37095 (current size: 6.4 KiB, original size: 0.0 B)</text:p>
      <text:p text:style-name="Standard">2021-07-06 18:00:21,074 INFO storage.BlockManagerInfo: Updated broadcast_27_piece0 on disk on slave2:37095 (current size: 27.3 KiB, original size: 0.0 B)</text:p>
      <text:p text:style-name="Standard">2021-07-06 18:00:21,077 INFO storage.BlockManagerInfo: Updated broadcast_26_piece0 on disk on slave2:37095 (current size: 32.0 KiB, original size: 0.0 B)</text:p>
      <text:p text:style-name="Standard">2021-07-06 18:00:21,094 INFO storage.BlockManagerInfo: Updated broadcast_2_piece121 on disk on slave2:37095 (current size: 4.0 MiB, original size: 0.0 B)</text:p>
      <text:p text:style-name="Standard">2021-07-06 18:00:21,099 INFO storage.BlockManagerInfo: Updated broadcast_2_piece221 on disk on slave2:37095 (current size: 4.0 MiB, original size: 0.0 B)</text:p>
      <text:p text:style-name="Standard">2021-07-06 18:00:21,104 INFO storage.BlockManagerInfo: Updated broadcast_2_piece31 on disk on slave2:37095 (current size: 4.0 MiB, original size: 0.0 B)</text:p>
      <text:p text:style-name="Standard">2021-07-06 18:00:27,698 INFO storage.BlockManagerInfo: Added broadcast_11_piece0 in memory on slave2:37095 (size: 4.0 MiB, free: 1563.1 MiB)</text:p>
      <text:p text:style-name="Standard">2021-07-06 18:00:27,756 INFO storage.BlockManagerInfo: Added broadcast_11_piece2 in memory on slave2:37095 (size: 4.0 MiB, free: 1559.1 MiB)</text:p>
      <text:p text:style-name="Standard">2021-07-06 18:00:27,815 INFO storage.BlockManagerInfo: Added broadcast_11_piece1 in memory on slave2:37095 (size: 4.0 MiB, free: 1555.1 MiB)</text:p>
      <text:p text:style-name="Standard">2021-07-06 18:00:27,838 INFO storage.BlockManagerInfo: Added broadcast_11_piece3 in memory on slave2:37095 (size: 719.9 KiB, free: 1554.4 MiB)</text:p>
      <text:p text:style-name="Standard">2021-07-06 18:00:28,250 INFO scheduler.TaskSetManager: Finished task 0.0 in stage 17.0 (TID 101) in 23608 ms on slave2 (executor 3) (1/1)</text:p>
      <text:p text:style-name="Standard"><text:soft-page-break/>2021-07-06 18:00:28,250 INFO cluster.YarnScheduler: Removed TaskSet 17.0, whose tasks have all completed, from pool </text:p>
      <text:p text:style-name="Standard">2021-07-06 18:00:28,251 INFO scheduler.DAGScheduler: ResultStage 17 (toPandas at /home/hadoopuser/Documents/jba/twitter_apps/spark_nltk_nlp_test.py:254) finished in 23.614 s</text:p>
      <text:p text:style-name="Standard">2021-07-06 18:00:28,251 INFO scheduler.DAGScheduler: Job 17 is finished. Cancelling potential speculative or zombie tasks for this job</text:p>
      <text:p text:style-name="Standard">2021-07-06 18:00:28,251 INFO cluster.YarnScheduler: Killing all running tasks in stage 17: Stage finished</text:p>
      <text:p text:style-name="Standard">2021-07-06 18:00:28,251 INFO scheduler.DAGScheduler: Job 17 finished: toPandas at /home/hadoopuser/Documents/jba/twitter_apps/spark_nltk_nlp_test.py:254, took 23.617515 s</text:p>
      <text:p text:style-name="Standard">root</text:p>
      <text:p text:style-name="Standard"><text:s/>|-- text: string (nullable = true)</text:p>
      <text:p text:style-name="Standard"><text:s/>|-- result_nlp: string (nullable = true)</text:p>
      <text:p text:style-name="Standard"><text:s/>|-- negative_nlp: string (nullable = true)</text:p>
      <text:p text:style-name="Standard"><text:s/>|-- positive_nlp: string (nullable = true)</text:p>
      <text:p text:style-name="Standard"><text:s/>|-- sentiment: map (nullable = true)</text:p>
      <text:p text:style-name="Standard"><text:s/>| <text:s text:c="3"/>|-- key: string</text:p>
      <text:p text:style-name="Standard"><text:s/>| <text:s text:c="3"/>|-- value: double (valueContainsNull = true)</text:p>
      <text:p text:style-name="Standard"/>
      <text:p text:style-name="Standard">None</text:p>
      <text:p text:style-name="Standard">2021-07-06 18:00:28,358 INFO datasources.FileSourceStrategy: Pushed Filters: </text:p>
      <text:p text:style-name="Standard">2021-07-06 18:00:28,358 INFO datasources.FileSourceStrategy: Post-Scan Filters: AtLeastNNulls(n, index#1,text#2)</text:p>
      <text:p text:style-name="Standard">2021-07-06 18:00:28,358 INFO datasources.FileSourceStrategy: Output Data Schema: struct&lt;index: int, text: string&gt;</text:p>
      <text:p text:style-name="Standard">2021-07-06 18:00:28,402 INFO codegen.CodeGenerator: Code generated in 26.643151 ms</text:p>
      <text:p text:style-name="Standard">2021-07-06 18:00:28,408 INFO memory.MemoryStore: Block broadcast_28 stored as values in memory (estimated size 330.6 KiB, free 6.3 GiB)</text:p>
      <text:p text:style-name="Standard">2021-07-06 18:00:28,415 INFO memory.MemoryStore: Block broadcast_28_piece0 stored as bytes in memory (estimated size 32.0 KiB, free 6.3 GiB)</text:p>
      <text:p text:style-name="Standard">2021-07-06 18:00:28,416 INFO storage.BlockManagerInfo: Added broadcast_28_piece0 in memory on ubuntu:37927 (size: 32.0 KiB, free: 7.3 GiB)</text:p>
      <text:p text:style-name="Standard">2021-07-06 18:00:28,416 INFO spark.SparkContext: Created broadcast 28 from toPandas at /home/hadoopuser/Documents/jba/twitter_apps/spark_nltk_nlp_test.py:263</text:p>
      <text:p text:style-name="Standard">2021-07-06 18:00:28,417 INFO execution.FileSourceScanExec: Planning scan with bin packing, max size: 4194304 bytes, open cost is considered as scanning 4194304 bytes.</text:p>
      <text:p text:style-name="Standard">2021-07-06 18:00:28,439 INFO spark.SparkContext: Starting job: toPandas at /home/hadoopuser/Documents/jba/twitter_apps/spark_nltk_nlp_test.py:263</text:p>
      <text:p text:style-name="Standard">2021-07-06 18:00:28,440 INFO scheduler.DAGScheduler: Got job 18 (toPandas at /home/hadoopuser/Documents/jba/twitter_apps/spark_nltk_nlp_test.py:263) with 1 output partitions</text:p>
      <text:p text:style-name="Standard">2021-07-06 18:00:28,440 INFO scheduler.DAGScheduler: Final stage: ResultStage 18 (toPandas at /home/hadoopuser/Documents/jba/twitter_apps/spark_nltk_nlp_test.py:263)</text:p>
      <text:p text:style-name="Standard">2021-07-06 18:00:28,440 INFO scheduler.DAGScheduler: Parents of final stage: List()</text:p>
      <text:p text:style-name="Standard">2021-07-06 18:00:28,440 INFO scheduler.DAGScheduler: Missing parents: List()</text:p>
      <text:p text:style-name="Standard">2021-07-06 18:00:28,443 INFO scheduler.DAGScheduler: Submitting ResultStage 18 (MapPartitionsRDD[50] at toPandas at /home/hadoopuser/Documents/jba/twitter_apps/spark_nltk_nlp_test.py:263), which has no missing parents</text:p>
      <text:p text:style-name="Standard">2021-07-06 18:00:28,448 INFO memory.MemoryStore: Block broadcast_29 stored as values in memory (estimated size 72.8 KiB, free 6.3 GiB)</text:p>
      <text:p text:style-name="Standard">2021-07-06 18:00:28,450 INFO memory.MemoryStore: Block broadcast_29_piece0 stored as bytes in memory (estimated size 28.0 KiB, free 6.3 GiB)</text:p>
      <text:p text:style-name="Standard"><text:soft-page-break/>2021-07-06 18:00:28,450 INFO storage.BlockManagerInfo: Added broadcast_29_piece0 in memory on ubuntu:37927 (size: 28.0 KiB, free: 7.3 GiB)</text:p>
      <text:p text:style-name="Standard">2021-07-06 18:00:28,450 INFO spark.SparkContext: Created broadcast 29 from broadcast at DAGScheduler.scala:1388</text:p>
      <text:p text:style-name="Standard">2021-07-06 18:00:28,451 INFO scheduler.DAGScheduler: Submitting 1 missing tasks from ResultStage 18 (MapPartitionsRDD[50] at toPandas at /home/hadoopuser/Documents/jba/twitter_apps/spark_nltk_nlp_test.py:263) (first 15 tasks are for partitions Vector(0))</text:p>
      <text:p text:style-name="Standard">2021-07-06 18:00:28,451 INFO cluster.YarnScheduler: Adding task set 18.0 with 1 tasks resource profile 0</text:p>
      <text:p text:style-name="Standard">2021-07-06 18:00:28,453 INFO scheduler.TaskSetManager: Starting task 0.0 in stage 18.0 (TID 102) (slave1, executor 2, partition 0, NODE_LOCAL, 4881 bytes) taskResourceAssignments Map()</text:p>
      <text:p text:style-name="Standard">2021-07-06 18:00:28,479 INFO storage.BlockManagerInfo: Added broadcast_29_piece0 in memory on slave1:39533 (size: 28.0 KiB, free: 2.5 GiB)</text:p>
      <text:p text:style-name="Standard">2021-07-06 18:00:28,820 INFO storage.BlockManagerInfo: Added broadcast_28_piece0 in memory on slave1:39533 (size: 32.0 KiB, free: 2.5 GiB)</text:p>
      <text:p text:style-name="Standard">2021-07-06 18:00:30,300 INFO storage.BlockManagerInfo: Added broadcast_2_piece191 in memory on slave1:39533 (size: 4.0 MiB, free: 2.5 GiB)</text:p>
      <text:p text:style-name="Standard">2021-07-06 18:00:30,366 INFO storage.BlockManagerInfo: Added broadcast_2_piece3 in memory on slave1:39533 (size: 4.0 MiB, free: 2.5 GiB)</text:p>
      <text:p text:style-name="Standard">2021-07-06 18:00:30,444 INFO storage.BlockManagerInfo: Added broadcast_2_piece214 in memory on slave1:39533 (size: 4.0 MiB, free: 2.5 GiB)</text:p>
      <text:p text:style-name="Standard">2021-07-06 18:00:30,505 INFO storage.BlockManagerInfo: Added broadcast_2_piece0 in memory on slave1:39533 (size: 4.0 MiB, free: 2.5 GiB)</text:p>
      <text:p text:style-name="Standard">2021-07-06 18:00:30,559 INFO storage.BlockManagerInfo: Added broadcast_2_piece50 in memory on slave1:39533 (size: 4.0 MiB, free: 2.5 GiB)</text:p>
      <text:p text:style-name="Standard">2021-07-06 18:00:30,615 INFO storage.BlockManagerInfo: Added broadcast_2_piece182 in memory on slave1:39533 (size: 4.0 MiB, free: 2.5 GiB)</text:p>
      <text:p text:style-name="Standard">2021-07-06 18:00:30,670 INFO storage.BlockManagerInfo: Added broadcast_2_piece87 in memory on slave1:39533 (size: 4.0 MiB, free: 2.5 GiB)</text:p>
      <text:p text:style-name="Standard">2021-07-06 18:00:30,731 INFO storage.BlockManagerInfo: Added broadcast_2_piece149 in memory on slave1:39533 (size: 4.0 MiB, free: 2.5 GiB)</text:p>
      <text:p text:style-name="Standard">2021-07-06 18:00:30,783 INFO storage.BlockManagerInfo: Added broadcast_2_piece45 in memory on slave1:39533 (size: 4.0 MiB, free: 2.5 GiB)</text:p>
      <text:p text:style-name="Standard">2021-07-06 18:00:30,842 INFO storage.BlockManagerInfo: Added broadcast_2_piece67 in memory on slave1:39533 (size: 4.0 MiB, free: 2.5 GiB)</text:p>
      <text:p text:style-name="Standard">2021-07-06 18:00:30,902 INFO storage.BlockManagerInfo: Added broadcast_2_piece130 in memory on slave1:39533 (size: 4.0 MiB, free: 2.4 GiB)</text:p>
      <text:p text:style-name="Standard">2021-07-06 18:00:30,977 INFO storage.BlockManagerInfo: Added broadcast_2_piece83 in memory on slave1:39533 (size: 4.0 MiB, free: 2.4 GiB)</text:p>
      <text:p text:style-name="Standard">2021-07-06 18:00:31,042 INFO storage.BlockManagerInfo: Added broadcast_2_piece183 in memory on slave1:39533 (size: 4.0 MiB, free: 2.4 GiB)</text:p>
      <text:p text:style-name="Standard">2021-07-06 18:00:31,102 INFO storage.BlockManagerInfo: Added broadcast_2_piece110 in memory on slave1:39533 (size: 4.0 MiB, free: 2.4 GiB)</text:p>
      <text:p text:style-name="Standard">2021-07-06 18:00:31,156 INFO storage.BlockManagerInfo: Added broadcast_2_piece225 in memory on slave1:39533 (size: 4.0 MiB, free: 2.4 GiB)</text:p>
      <text:p text:style-name="Standard">2021-07-06 18:00:31,216 INFO storage.BlockManagerInfo: Added broadcast_2_piece113 in memory on slave1:39533 (size: 4.0 MiB, free: 2.4 GiB)</text:p>
      <text:p text:style-name="Standard">2021-07-06 18:00:31,271 INFO storage.BlockManagerInfo: Added broadcast_2_piece185 in memory on slave1:39533 (size: 4.0 MiB, free: 2.4 GiB)</text:p>
      <text:p text:style-name="Standard">2021-07-06 18:00:31,326 INFO storage.BlockManagerInfo: Added broadcast_2_piece7 in memory on slave1:39533 (size: 4.0 MiB, free: 2.4 GiB)</text:p>
      <text:p text:style-name="Standard"><text:soft-page-break/>2021-07-06 18:00:31,386 INFO storage.BlockManagerInfo: Added broadcast_2_piece17 in memory on slave1:39533 (size: 4.0 MiB, free: 2.4 GiB)</text:p>
      <text:p text:style-name="Standard">2021-07-06 18:00:31,450 INFO storage.BlockManagerInfo: Added broadcast_2_piece8 in memory on slave1:39533 (size: 4.0 MiB, free: 2.4 GiB)</text:p>
      <text:p text:style-name="Standard">2021-07-06 18:00:31,511 INFO storage.BlockManagerInfo: Added broadcast_2_piece206 in memory on slave1:39533 (size: 4.0 MiB, free: 2.4 GiB)</text:p>
      <text:p text:style-name="Standard">2021-07-06 18:00:31,563 INFO storage.BlockManagerInfo: Added broadcast_2_piece220 in memory on slave1:39533 (size: 4.0 MiB, free: 2.4 GiB)</text:p>
      <text:p text:style-name="Standard">2021-07-06 18:00:31,619 INFO storage.BlockManagerInfo: Added broadcast_2_piece126 in memory on slave1:39533 (size: 4.0 MiB, free: 2.4 GiB)</text:p>
      <text:p text:style-name="Standard">2021-07-06 18:00:31,675 INFO storage.BlockManagerInfo: Added broadcast_2_piece71 in memory on slave1:39533 (size: 4.0 MiB, free: 2.4 GiB)</text:p>
      <text:p text:style-name="Standard">2021-07-06 18:00:31,731 INFO storage.BlockManagerInfo: Added broadcast_2_piece155 in memory on slave1:39533 (size: 4.0 MiB, free: 2.4 GiB)</text:p>
      <text:p text:style-name="Standard">2021-07-06 18:00:31,786 INFO storage.BlockManagerInfo: Added broadcast_2_piece119 in memory on slave1:39533 (size: 4.0 MiB, free: 2.4 GiB)</text:p>
      <text:p text:style-name="Standard">2021-07-06 18:00:31,842 INFO storage.BlockManagerInfo: Added broadcast_2_piece52 in memory on slave1:39533 (size: 4.0 MiB, free: 2.4 GiB)</text:p>
      <text:p text:style-name="Standard">2021-07-06 18:00:31,898 INFO storage.BlockManagerInfo: Added broadcast_2_piece222 in memory on slave1:39533 (size: 4.0 MiB, free: 2.4 GiB)</text:p>
      <text:p text:style-name="Standard">2021-07-06 18:00:31,955 INFO storage.BlockManagerInfo: Added broadcast_2_piece14 in memory on slave1:39533 (size: 4.0 MiB, free: 2.4 GiB)</text:p>
      <text:p text:style-name="Standard">2021-07-06 18:00:32,013 INFO storage.BlockManagerInfo: Added broadcast_2_piece215 in memory on slave1:39533 (size: 4.0 MiB, free: 2.4 GiB)</text:p>
      <text:p text:style-name="Standard">2021-07-06 18:00:32,065 INFO storage.BlockManagerInfo: Added broadcast_2_piece103 in memory on slave1:39533 (size: 4.0 MiB, free: 2.4 GiB)</text:p>
      <text:p text:style-name="Standard">2021-07-06 18:00:32,123 INFO storage.BlockManagerInfo: Added broadcast_2_piece60 in memory on slave1:39533 (size: 4.0 MiB, free: 2.4 GiB)</text:p>
      <text:p text:style-name="Standard">2021-07-06 18:00:32,180 INFO storage.BlockManagerInfo: Added broadcast_2_piece194 in memory on slave1:39533 (size: 4.0 MiB, free: 2.4 GiB)</text:p>
      <text:p text:style-name="Standard">2021-07-06 18:00:32,234 INFO storage.BlockManagerInfo: Added broadcast_2_piece30 in memory on slave1:39533 (size: 4.0 MiB, free: 2.4 GiB)</text:p>
      <text:p text:style-name="Standard">2021-07-06 18:00:32,292 INFO storage.BlockManagerInfo: Added broadcast_2_piece81 in memory on slave1:39533 (size: 4.0 MiB, free: 2.4 GiB)</text:p>
      <text:p text:style-name="Standard">2021-07-06 18:00:32,350 INFO storage.BlockManagerInfo: Added broadcast_2_piece168 in memory on slave1:39533 (size: 4.0 MiB, free: 2.4 GiB)</text:p>
      <text:p text:style-name="Standard">2021-07-06 18:00:32,407 INFO storage.BlockManagerInfo: Added broadcast_2_piece228 in memory on slave1:39533 (size: 4.0 MiB, free: 2.3 GiB)</text:p>
      <text:p text:style-name="Standard">2021-07-06 18:00:32,465 INFO storage.BlockManagerInfo: Added broadcast_2_piece2 in memory on slave1:39533 (size: 4.0 MiB, free: 2.3 GiB)</text:p>
      <text:p text:style-name="Standard">2021-07-06 18:00:32,522 INFO storage.BlockManagerInfo: Added broadcast_2_piece61 in memory on slave1:39533 (size: 4.0 MiB, free: 2.3 GiB)</text:p>
      <text:p text:style-name="Standard">2021-07-06 18:00:32,583 INFO storage.BlockManagerInfo: Added broadcast_2_piece97 in memory on slave1:39533 (size: 4.0 MiB, free: 2.3 GiB)</text:p>
      <text:p text:style-name="Standard">2021-07-06 18:00:32,641 INFO storage.BlockManagerInfo: Added broadcast_2_piece243 in memory on slave1:39533 (size: 4.0 MiB, free: 2.3 GiB)</text:p>
      <text:p text:style-name="Standard">2021-07-06 18:00:32,714 INFO storage.BlockManagerInfo: Added broadcast_2_piece151 in memory on slave1:39533 (size: 4.0 MiB, free: 2.3 GiB)</text:p>
      <text:p text:style-name="Standard">2021-07-06 18:00:32,766 INFO storage.BlockManagerInfo: Added broadcast_2_piece101 in memory on slave1:39533 (size: 4.0 MiB, free: 2.3 GiB)</text:p>
      <text:p text:style-name="Standard">2021-07-06 18:00:32,822 INFO storage.BlockManagerInfo: Added broadcast_2_piece10 in memory on slave1:39533 (size: 4.0 MiB, free: 2.3 GiB)</text:p>
      <text:p text:style-name="Standard"><text:soft-page-break/>2021-07-06 18:00:32,876 INFO storage.BlockManagerInfo: Added broadcast_2_piece115 in memory on slave1:39533 (size: 4.0 MiB, free: 2.3 GiB)</text:p>
      <text:p text:style-name="Standard">2021-07-06 18:00:32,934 INFO storage.BlockManagerInfo: Added broadcast_2_piece118 in memory on slave1:39533 (size: 4.0 MiB, free: 2.3 GiB)</text:p>
      <text:p text:style-name="Standard">2021-07-06 18:00:32,985 INFO storage.BlockManagerInfo: Added broadcast_2_piece143 in memory on slave1:39533 (size: 4.0 MiB, free: 2.3 GiB)</text:p>
      <text:p text:style-name="Standard">2021-07-06 18:00:33,040 INFO storage.BlockManagerInfo: Added broadcast_2_piece199 in memory on slave1:39533 (size: 4.0 MiB, free: 2.3 GiB)</text:p>
      <text:p text:style-name="Standard">2021-07-06 18:00:33,093 INFO storage.BlockManagerInfo: Added broadcast_2_piece218 in memory on slave1:39533 (size: 4.0 MiB, free: 2.3 GiB)</text:p>
      <text:p text:style-name="Standard">2021-07-06 18:00:33,151 INFO storage.BlockManagerInfo: Added broadcast_2_piece31 in memory on slave1:39533 (size: 4.0 MiB, free: 2.3 GiB)</text:p>
      <text:p text:style-name="Standard">2021-07-06 18:00:33,206 INFO storage.BlockManagerInfo: Added broadcast_2_piece246 in memory on slave1:39533 (size: 4.0 MiB, free: 2.3 GiB)</text:p>
      <text:p text:style-name="Standard">2021-07-06 18:00:33,264 INFO storage.BlockManagerInfo: Added broadcast_2_piece189 in memory on slave1:39533 (size: 4.0 MiB, free: 2.3 GiB)</text:p>
      <text:p text:style-name="Standard">2021-07-06 18:00:33,322 INFO storage.BlockManagerInfo: Added broadcast_2_piece239 in memory on slave1:39533 (size: 4.0 MiB, free: 2.3 GiB)</text:p>
      <text:p text:style-name="Standard">2021-07-06 18:00:33,380 INFO storage.BlockManagerInfo: Added broadcast_2_piece196 in memory on slave1:39533 (size: 4.0 MiB, free: 2.3 GiB)</text:p>
      <text:p text:style-name="Standard">2021-07-06 18:00:33,439 INFO storage.BlockManagerInfo: Added broadcast_2_piece48 in memory on slave1:39533 (size: 4.0 MiB, free: 2.3 GiB)</text:p>
      <text:p text:style-name="Standard">2021-07-06 18:00:33,491 INFO storage.BlockManagerInfo: Added broadcast_2_piece122 in memory on slave1:39533 (size: 4.0 MiB, free: 2.3 GiB)</text:p>
      <text:p text:style-name="Standard">2021-07-06 18:00:33,549 INFO storage.BlockManagerInfo: Added broadcast_2_piece184 in memory on slave1:39533 (size: 4.0 MiB, free: 2.3 GiB)</text:p>
      <text:p text:style-name="Standard">2021-07-06 18:00:33,607 INFO storage.BlockManagerInfo: Added broadcast_2_piece16 in memory on slave1:39533 (size: 4.0 MiB, free: 2.3 GiB)</text:p>
      <text:p text:style-name="Standard">2021-07-06 18:00:33,661 INFO storage.BlockManagerInfo: Added broadcast_2_piece160 in memory on slave1:39533 (size: 4.0 MiB, free: 2.3 GiB)</text:p>
      <text:p text:style-name="Standard">2021-07-06 18:00:33,718 INFO storage.BlockManagerInfo: Added broadcast_2_piece241 in memory on slave1:39533 (size: 4.0 MiB, free: 2.3 GiB)</text:p>
      <text:p text:style-name="Standard">2021-07-06 18:00:33,777 INFO storage.BlockManagerInfo: Added broadcast_2_piece127 in memory on slave1:39533 (size: 4.0 MiB, free: 2.3 GiB)</text:p>
      <text:p text:style-name="Standard">2021-07-06 18:00:33,834 INFO storage.BlockManagerInfo: Added broadcast_2_piece79 in memory on slave1:39533 (size: 4.0 MiB, free: 2.2 GiB)</text:p>
      <text:p text:style-name="Standard">2021-07-06 18:00:33,887 INFO storage.BlockManagerInfo: Added broadcast_2_piece223 in memory on slave1:39533 (size: 4.0 MiB, free: 2.2 GiB)</text:p>
      <text:p text:style-name="Standard">2021-07-06 18:00:33,942 INFO storage.BlockManagerInfo: Added broadcast_2_piece202 in memory on slave1:39533 (size: 4.0 MiB, free: 2.2 GiB)</text:p>
      <text:p text:style-name="Standard">2021-07-06 18:00:34,001 INFO storage.BlockManagerInfo: Added broadcast_2_piece162 in memory on slave1:39533 (size: 4.0 MiB, free: 2.2 GiB)</text:p>
      <text:p text:style-name="Standard">2021-07-06 18:00:34,059 INFO storage.BlockManagerInfo: Added broadcast_2_piece82 in memory on slave1:39533 (size: 4.0 MiB, free: 2.2 GiB)</text:p>
      <text:p text:style-name="Standard">2021-07-06 18:00:34,115 INFO storage.BlockManagerInfo: Added broadcast_2_piece165 in memory on slave1:39533 (size: 4.0 MiB, free: 2.2 GiB)</text:p>
      <text:p text:style-name="Standard">2021-07-06 18:00:34,167 INFO storage.BlockManagerInfo: Added broadcast_2_piece148 in memory on slave1:39533 (size: 4.0 MiB, free: 2.2 GiB)</text:p>
      <text:p text:style-name="Standard">2021-07-06 18:00:34,217 INFO storage.BlockManagerInfo: Added broadcast_2_piece59 in memory on slave1:39533 (size: 4.0 MiB, free: 2.2 GiB)</text:p>
      <text:p text:style-name="Standard">2021-07-06 18:00:34,278 INFO storage.BlockManagerInfo: Added broadcast_2_piece233 in memory on slave1:39533 (size: 4.0 MiB, free: 2.2 GiB)</text:p>
      <text:p text:style-name="Standard"><text:soft-page-break/>2021-07-06 18:00:34,334 INFO storage.BlockManagerInfo: Added broadcast_2_piece236 in memory on slave1:39533 (size: 4.0 MiB, free: 2.2 GiB)</text:p>
      <text:p text:style-name="Standard">2021-07-06 18:00:34,387 INFO storage.BlockManagerInfo: Added broadcast_2_piece35 in memory on slave1:39533 (size: 4.0 MiB, free: 2.2 GiB)</text:p>
      <text:p text:style-name="Standard">2021-07-06 18:00:34,443 INFO storage.BlockManagerInfo: Added broadcast_2_piece144 in memory on slave1:39533 (size: 4.0 MiB, free: 2.2 GiB)</text:p>
      <text:p text:style-name="Standard">2021-07-06 18:00:34,505 INFO storage.BlockManagerInfo: Added broadcast_2_piece204 in memory on slave1:39533 (size: 4.0 MiB, free: 2.2 GiB)</text:p>
      <text:p text:style-name="Standard">2021-07-06 18:00:34,559 INFO storage.BlockManagerInfo: Added broadcast_2_piece11 in memory on slave1:39533 (size: 4.0 MiB, free: 2.2 GiB)</text:p>
      <text:p text:style-name="Standard">2021-07-06 18:00:34,616 INFO storage.BlockManagerInfo: Added broadcast_2_piece36 in memory on slave1:39533 (size: 4.0 MiB, free: 2.2 GiB)</text:p>
      <text:p text:style-name="Standard">2021-07-06 18:00:34,675 INFO storage.BlockManagerInfo: Added broadcast_2_piece229 in memory on slave1:39533 (size: 4.0 MiB, free: 2.2 GiB)</text:p>
      <text:p text:style-name="Standard">2021-07-06 18:00:34,732 INFO storage.BlockManagerInfo: Added broadcast_2_piece121 in memory on slave1:39533 (size: 4.0 MiB, free: 2.2 GiB)</text:p>
      <text:p text:style-name="Standard">2021-07-06 18:00:34,786 INFO storage.BlockManagerInfo: Added broadcast_2_piece216 in memory on slave1:39533 (size: 4.0 MiB, free: 2.2 GiB)</text:p>
      <text:p text:style-name="Standard">2021-07-06 18:00:34,840 INFO storage.BlockManagerInfo: Added broadcast_2_piece170 in memory on slave1:39533 (size: 4.0 MiB, free: 2.2 GiB)</text:p>
      <text:p text:style-name="Standard">2021-07-06 18:00:34,893 INFO storage.BlockManagerInfo: Added broadcast_2_piece109 in memory on slave1:39533 (size: 4.0 MiB, free: 2.2 GiB)</text:p>
      <text:p text:style-name="Standard">2021-07-06 18:00:34,949 INFO storage.BlockManagerInfo: Added broadcast_2_piece53 in memory on slave1:39533 (size: 4.0 MiB, free: 2.2 GiB)</text:p>
      <text:p text:style-name="Standard">2021-07-06 18:00:35,004 INFO storage.BlockManagerInfo: Added broadcast_2_piece49 in memory on slave1:39533 (size: 4.0 MiB, free: 2.2 GiB)</text:p>
      <text:p text:style-name="Standard">2021-07-06 18:00:35,089 INFO storage.BlockManagerInfo: Added broadcast_2_piece213 in memory on slave1:39533 (size: 4.0 MiB, free: 2.2 GiB)</text:p>
      <text:p text:style-name="Standard">2021-07-06 18:00:35,135 INFO storage.BlockManagerInfo: Added broadcast_2_piece56 in memory on slave1:39533 (size: 4.0 MiB, free: 2.2 GiB)</text:p>
      <text:p text:style-name="Standard">2021-07-06 18:00:35,189 INFO storage.BlockManagerInfo: Added broadcast_2_piece66 in memory on slave1:39533 (size: 4.0 MiB, free: 2.2 GiB)</text:p>
      <text:p text:style-name="Standard">2021-07-06 18:00:35,242 INFO storage.BlockManagerInfo: Added broadcast_2_piece112 in memory on slave1:39533 (size: 4.0 MiB, free: 2.2 GiB)</text:p>
      <text:p text:style-name="Standard">2021-07-06 18:00:35,297 INFO storage.BlockManagerInfo: Added broadcast_2_piece38 in memory on slave1:39533 (size: 4.0 MiB, free: 2.1 GiB)</text:p>
      <text:p text:style-name="Standard">2021-07-06 18:00:35,353 INFO storage.BlockManagerInfo: Added broadcast_2_piece107 in memory on slave1:39533 (size: 4.0 MiB, free: 2.1 GiB)</text:p>
      <text:p text:style-name="Standard">2021-07-06 18:00:35,407 INFO storage.BlockManagerInfo: Added broadcast_2_piece230 in memory on slave1:39533 (size: 4.0 MiB, free: 2.1 GiB)</text:p>
      <text:p text:style-name="Standard">2021-07-06 18:00:35,458 INFO storage.BlockManagerInfo: Added broadcast_2_piece15 in memory on slave1:39533 (size: 4.0 MiB, free: 2.1 GiB)</text:p>
      <text:p text:style-name="Standard">2021-07-06 18:00:35,514 INFO storage.BlockManagerInfo: Added broadcast_2_piece178 in memory on slave1:39533 (size: 4.0 MiB, free: 2.1 GiB)</text:p>
      <text:p text:style-name="Standard">2021-07-06 18:00:35,569 INFO storage.BlockManagerInfo: Added broadcast_2_piece234 in memory on slave1:39533 (size: 4.0 MiB, free: 2.1 GiB)</text:p>
      <text:p text:style-name="Standard">2021-07-06 18:00:35,625 INFO storage.BlockManagerInfo: Added broadcast_2_piece28 in memory on slave1:39533 (size: 4.0 MiB, free: 2.1 GiB)</text:p>
      <text:p text:style-name="Standard">2021-07-06 18:00:35,677 INFO storage.BlockManagerInfo: Added broadcast_2_piece21 in memory on slave1:39533 (size: 4.0 MiB, free: 2.1 GiB)</text:p>
      <text:p text:style-name="Standard">2021-07-06 18:00:35,733 INFO storage.BlockManagerInfo: Added broadcast_2_piece19 in memory on slave1:39533 (size: 4.0 MiB, free: 2.1 GiB)</text:p>
      <text:p text:style-name="Standard"><text:soft-page-break/>2021-07-06 18:00:35,792 INFO storage.BlockManagerInfo: Added broadcast_2_piece179 in memory on slave1:39533 (size: 4.0 MiB, free: 2.1 GiB)</text:p>
      <text:p text:style-name="Standard">2021-07-06 18:00:35,846 INFO storage.BlockManagerInfo: Added broadcast_2_piece207 in memory on slave1:39533 (size: 4.0 MiB, free: 2.1 GiB)</text:p>
      <text:p text:style-name="Standard">2021-07-06 18:00:35,902 INFO storage.BlockManagerInfo: Added broadcast_2_piece4 in memory on slave1:39533 (size: 4.0 MiB, free: 2.1 GiB)</text:p>
      <text:p text:style-name="Standard">2021-07-06 18:00:35,958 INFO storage.BlockManagerInfo: Added broadcast_2_piece51 in memory on slave1:39533 (size: 4.0 MiB, free: 2.1 GiB)</text:p>
      <text:p text:style-name="Standard">2021-07-06 18:00:36,015 INFO storage.BlockManagerInfo: Added broadcast_2_piece39 in memory on slave1:39533 (size: 4.0 MiB, free: 2.1 GiB)</text:p>
      <text:p text:style-name="Standard">2021-07-06 18:00:36,067 INFO storage.BlockManagerInfo: Added broadcast_2_piece106 in memory on slave1:39533 (size: 4.0 MiB, free: 2.1 GiB)</text:p>
      <text:p text:style-name="Standard">2021-07-06 18:00:36,123 INFO storage.BlockManagerInfo: Added broadcast_2_piece200 in memory on slave1:39533 (size: 4.0 MiB, free: 2.1 GiB)</text:p>
      <text:p text:style-name="Standard">2021-07-06 18:00:36,178 INFO storage.BlockManagerInfo: Added broadcast_2_piece65 in memory on slave1:39533 (size: 4.0 MiB, free: 2.1 GiB)</text:p>
      <text:p text:style-name="Standard">2021-07-06 18:00:36,232 INFO storage.BlockManagerInfo: Added broadcast_2_piece210 in memory on slave1:39533 (size: 4.0 MiB, free: 2.1 GiB)</text:p>
      <text:p text:style-name="Standard">2021-07-06 18:00:36,287 INFO storage.BlockManagerInfo: Added broadcast_2_piece92 in memory on slave1:39533 (size: 4.0 MiB, free: 2.1 GiB)</text:p>
      <text:p text:style-name="Standard">2021-07-06 18:00:36,342 INFO storage.BlockManagerInfo: Added broadcast_2_piece157 in memory on slave1:39533 (size: 4.0 MiB, free: 2.1 GiB)</text:p>
      <text:p text:style-name="Standard">2021-07-06 18:00:36,398 INFO storage.BlockManagerInfo: Added broadcast_2_piece238 in memory on slave1:39533 (size: 4.0 MiB, free: 2.1 GiB)</text:p>
      <text:p text:style-name="Standard">2021-07-06 18:00:36,454 INFO storage.BlockManagerInfo: Added broadcast_2_piece73 in memory on slave1:39533 (size: 4.0 MiB, free: 2.1 GiB)</text:p>
      <text:p text:style-name="Standard">2021-07-06 18:00:36,510 INFO storage.BlockManagerInfo: Added broadcast_2_piece29 in memory on slave1:39533 (size: 4.0 MiB, free: 2.1 GiB)</text:p>
      <text:p text:style-name="Standard">2021-07-06 18:00:36,556 INFO storage.BlockManagerInfo: Added broadcast_2_piece203 in memory on slave1:39533 (size: 4.0 MiB, free: 2.1 GiB)</text:p>
      <text:p text:style-name="Standard">2021-07-06 18:00:36,610 INFO storage.BlockManagerInfo: Added broadcast_2_piece20 in memory on slave1:39533 (size: 4.0 MiB, free: 2.1 GiB)</text:p>
      <text:p text:style-name="Standard">2021-07-06 18:00:36,664 INFO storage.BlockManagerInfo: Added broadcast_2_piece150 in memory on slave1:39533 (size: 4.0 MiB, free: 2.0 GiB)</text:p>
      <text:p text:style-name="Standard">2021-07-06 18:00:36,721 INFO storage.BlockManagerInfo: Added broadcast_2_piece96 in memory on slave1:39533 (size: 4.0 MiB, free: 2.0 GiB)</text:p>
      <text:p text:style-name="Standard">2021-07-06 18:00:36,778 INFO storage.BlockManagerInfo: Added broadcast_2_piece167 in memory on slave1:39533 (size: 4.0 MiB, free: 2.0 GiB)</text:p>
      <text:p text:style-name="Standard">2021-07-06 18:00:36,838 INFO storage.BlockManagerInfo: Added broadcast_2_piece123 in memory on slave1:39533 (size: 4.0 MiB, free: 2.0 GiB)</text:p>
      <text:p text:style-name="Standard">2021-07-06 18:00:36,891 INFO storage.BlockManagerInfo: Added broadcast_2_piece77 in memory on slave1:39533 (size: 4.0 MiB, free: 2.0 GiB)</text:p>
      <text:p text:style-name="Standard">2021-07-06 18:00:36,946 INFO storage.BlockManagerInfo: Added broadcast_2_piece91 in memory on slave1:39533 (size: 4.0 MiB, free: 2.0 GiB)</text:p>
      <text:p text:style-name="Standard">2021-07-06 18:00:37,004 INFO storage.BlockManagerInfo: Added broadcast_2_piece231 in memory on slave1:39533 (size: 4.0 MiB, free: 2.0 GiB)</text:p>
      <text:p text:style-name="Standard">2021-07-06 18:00:37,057 INFO storage.BlockManagerInfo: Added broadcast_2_piece68 in memory on slave1:39533 (size: 4.0 MiB, free: 2.0 GiB)</text:p>
      <text:p text:style-name="Standard">2021-07-06 18:00:37,114 INFO storage.BlockManagerInfo: Added broadcast_2_piece105 in memory on slave1:39533 (size: 4.0 MiB, free: 2.0 GiB)</text:p>
      <text:p text:style-name="Standard">2021-07-06 18:00:37,165 INFO storage.BlockManagerInfo: Added broadcast_2_piece25 in memory on slave1:39533 (size: 4.0 MiB, free: 2.0 GiB)</text:p>
      <text:p text:style-name="Standard"><text:soft-page-break/>2021-07-06 18:00:37,217 INFO storage.BlockManagerInfo: Added broadcast_2_piece13 in memory on slave1:39533 (size: 4.0 MiB, free: 2.0 GiB)</text:p>
      <text:p text:style-name="Standard">2021-07-06 18:00:37,274 INFO storage.BlockManagerInfo: Added broadcast_2_piece102 in memory on slave1:39533 (size: 4.0 MiB, free: 2.0 GiB)</text:p>
      <text:p text:style-name="Standard">2021-07-06 18:00:37,331 INFO storage.BlockManagerInfo: Added broadcast_2_piece163 in memory on slave1:39533 (size: 4.0 MiB, free: 2.0 GiB)</text:p>
      <text:p text:style-name="Standard">2021-07-06 18:00:37,388 INFO storage.BlockManagerInfo: Added broadcast_2_piece85 in memory on slave1:39533 (size: 4.0 MiB, free: 2046.8 MiB)</text:p>
      <text:p text:style-name="Standard">2021-07-06 18:00:37,447 INFO storage.BlockManagerInfo: Added broadcast_2_piece104 in memory on slave1:39533 (size: 4.0 MiB, free: 2042.8 MiB)</text:p>
      <text:p text:style-name="Standard">2021-07-06 18:00:37,503 INFO storage.BlockManagerInfo: Added broadcast_2_piece69 in memory on slave1:39533 (size: 4.0 MiB, free: 2038.8 MiB)</text:p>
      <text:p text:style-name="Standard">2021-07-06 18:00:37,562 INFO storage.BlockManagerInfo: Added broadcast_2_piece187 in memory on slave1:39533 (size: 4.0 MiB, free: 2034.8 MiB)</text:p>
      <text:p text:style-name="Standard">2021-07-06 18:00:37,616 INFO storage.BlockManagerInfo: Added broadcast_2_piece128 in memory on slave1:39533 (size: 4.0 MiB, free: 2030.8 MiB)</text:p>
      <text:p text:style-name="Standard">2021-07-06 18:00:37,671 INFO storage.BlockManagerInfo: Added broadcast_2_piece86 in memory on slave1:39533 (size: 4.0 MiB, free: 2026.8 MiB)</text:p>
      <text:p text:style-name="Standard">2021-07-06 18:00:37,726 INFO storage.BlockManagerInfo: Added broadcast_2_piece152 in memory on slave1:39533 (size: 4.0 MiB, free: 2022.8 MiB)</text:p>
      <text:p text:style-name="Standard">2021-07-06 18:00:37,783 INFO storage.BlockManagerInfo: Added broadcast_2_piece134 in memory on slave1:39533 (size: 4.0 MiB, free: 2018.8 MiB)</text:p>
      <text:p text:style-name="Standard">2021-07-06 18:00:37,840 INFO storage.BlockManagerInfo: Added broadcast_2_piece240 in memory on slave1:39533 (size: 4.0 MiB, free: 2014.8 MiB)</text:p>
      <text:p text:style-name="Standard">2021-07-06 18:00:37,895 INFO storage.BlockManagerInfo: Added broadcast_2_piece93 in memory on slave1:39533 (size: 4.0 MiB, free: 2010.8 MiB)</text:p>
      <text:p text:style-name="Standard">2021-07-06 18:00:37,950 INFO storage.BlockManagerInfo: Added broadcast_2_piece129 in memory on slave1:39533 (size: 4.0 MiB, free: 2006.8 MiB)</text:p>
      <text:p text:style-name="Standard">2021-07-06 18:00:38,005 INFO storage.BlockManagerInfo: Added broadcast_2_piece139 in memory on slave1:39533 (size: 4.0 MiB, free: 2002.8 MiB)</text:p>
      <text:p text:style-name="Standard">2021-07-06 18:00:38,061 INFO storage.BlockManagerInfo: Added broadcast_2_piece248 in memory on slave1:39533 (size: 3.8 MiB, free: 1999.0 MiB)</text:p>
      <text:p text:style-name="Standard">2021-07-06 18:00:38,118 INFO storage.BlockManagerInfo: Added broadcast_2_piece74 in memory on slave1:39533 (size: 4.0 MiB, free: 1995.0 MiB)</text:p>
      <text:p text:style-name="Standard">2021-07-06 18:00:38,177 INFO storage.BlockManagerInfo: Added broadcast_2_piece9 in memory on slave1:39533 (size: 4.0 MiB, free: 1991.0 MiB)</text:p>
      <text:p text:style-name="Standard">2021-07-06 18:00:38,234 INFO storage.BlockManagerInfo: Added broadcast_2_piece135 in memory on slave1:39533 (size: 4.0 MiB, free: 1987.0 MiB)</text:p>
      <text:p text:style-name="Standard">2021-07-06 18:00:38,284 INFO storage.BlockManagerInfo: Added broadcast_2_piece131 in memory on slave1:39533 (size: 4.0 MiB, free: 1983.0 MiB)</text:p>
      <text:p text:style-name="Standard">2021-07-06 18:00:38,341 INFO storage.BlockManagerInfo: Added broadcast_2_piece26 in memory on slave1:39533 (size: 4.0 MiB, free: 1979.0 MiB)</text:p>
      <text:p text:style-name="Standard">2021-07-06 18:00:38,398 INFO storage.BlockManagerInfo: Added broadcast_2_piece95 in memory on slave1:39533 (size: 4.0 MiB, free: 1975.0 MiB)</text:p>
      <text:p text:style-name="Standard">2021-07-06 18:00:38,456 INFO storage.BlockManagerInfo: Added broadcast_2_piece24 in memory on slave1:39533 (size: 4.0 MiB, free: 1971.0 MiB)</text:p>
      <text:p text:style-name="Standard">2021-07-06 18:00:38,515 INFO storage.BlockManagerInfo: Added broadcast_2_piece98 in memory on slave1:39533 (size: 4.0 MiB, free: 1967.0 MiB)</text:p>
      <text:p text:style-name="Standard">2021-07-06 18:00:38,565 INFO storage.BlockManagerInfo: Added broadcast_2_piece227 in memory on slave1:39533 (size: 4.0 MiB, free: 1963.0 MiB)</text:p>
      <text:p text:style-name="Standard">2021-07-06 18:00:38,622 INFO storage.BlockManagerInfo: Added broadcast_2_piece6 in memory on slave1:39533 (size: 4.0 MiB, free: 1959.0 MiB)</text:p>
      <text:p text:style-name="Standard"><text:soft-page-break/>2021-07-06 18:00:38,678 INFO storage.BlockManagerInfo: Added broadcast_2_piece108 in memory on slave1:39533 (size: 4.0 MiB, free: 1955.0 MiB)</text:p>
      <text:p text:style-name="Standard">2021-07-06 18:00:38,919 INFO storage.BlockManagerInfo: Added broadcast_2_piece237 in memory on slave1:39533 (size: 4.0 MiB, free: 1951.0 MiB)</text:p>
      <text:p text:style-name="Standard">2021-07-06 18:00:38,964 INFO storage.BlockManagerInfo: Added broadcast_2_piece173 in memory on slave1:39533 (size: 4.0 MiB, free: 1947.0 MiB)</text:p>
      <text:p text:style-name="Standard">2021-07-06 18:00:39,015 INFO storage.BlockManagerInfo: Added broadcast_2_piece18 in memory on slave1:39533 (size: 4.0 MiB, free: 1943.0 MiB)</text:p>
      <text:p text:style-name="Standard">2021-07-06 18:00:39,068 INFO storage.BlockManagerInfo: Added broadcast_2_piece244 in memory on slave1:39533 (size: 4.0 MiB, free: 1939.0 MiB)</text:p>
      <text:p text:style-name="Standard">2021-07-06 18:00:39,125 INFO storage.BlockManagerInfo: Added broadcast_2_piece221 in memory on slave1:39533 (size: 4.0 MiB, free: 1935.0 MiB)</text:p>
      <text:p text:style-name="Standard">2021-07-06 18:00:39,180 INFO storage.BlockManagerInfo: Added broadcast_2_piece193 in memory on slave1:39533 (size: 4.0 MiB, free: 1931.0 MiB)</text:p>
      <text:p text:style-name="Standard">2021-07-06 18:00:39,233 INFO storage.BlockManagerInfo: Added broadcast_2_piece212 in memory on slave1:39533 (size: 4.0 MiB, free: 1927.0 MiB)</text:p>
      <text:p text:style-name="Standard">2021-07-06 18:00:39,285 INFO storage.BlockManagerInfo: Added broadcast_2_piece88 in memory on slave1:39533 (size: 4.0 MiB, free: 1923.0 MiB)</text:p>
      <text:p text:style-name="Standard">2021-07-06 18:00:39,338 INFO storage.BlockManagerInfo: Added broadcast_2_piece169 in memory on slave1:39533 (size: 4.0 MiB, free: 1919.0 MiB)</text:p>
      <text:p text:style-name="Standard">2021-07-06 18:00:39,390 INFO storage.BlockManagerInfo: Added broadcast_2_piece5 in memory on slave1:39533 (size: 4.0 MiB, free: 1915.0 MiB)</text:p>
      <text:p text:style-name="Standard">2021-07-06 18:00:39,445 INFO storage.BlockManagerInfo: Added broadcast_2_piece175 in memory on slave1:39533 (size: 4.0 MiB, free: 1911.0 MiB)</text:p>
      <text:p text:style-name="Standard">2021-07-06 18:00:39,500 INFO storage.BlockManagerInfo: Added broadcast_2_piece232 in memory on slave1:39533 (size: 4.0 MiB, free: 1907.0 MiB)</text:p>
      <text:p text:style-name="Standard">2021-07-06 18:00:39,559 INFO storage.BlockManagerInfo: Added broadcast_2_piece156 in memory on slave1:39533 (size: 4.0 MiB, free: 1903.0 MiB)</text:p>
      <text:p text:style-name="Standard">2021-07-06 18:00:39,614 INFO storage.BlockManagerInfo: Added broadcast_2_piece172 in memory on slave1:39533 (size: 4.0 MiB, free: 1899.0 MiB)</text:p>
      <text:p text:style-name="Standard">2021-07-06 18:00:39,672 INFO storage.BlockManagerInfo: Added broadcast_2_piece90 in memory on slave1:39533 (size: 4.0 MiB, free: 1895.0 MiB)</text:p>
      <text:p text:style-name="Standard">2021-07-06 18:00:39,727 INFO storage.BlockManagerInfo: Added broadcast_2_piece201 in memory on slave1:39533 (size: 4.0 MiB, free: 1891.0 MiB)</text:p>
      <text:p text:style-name="Standard">2021-07-06 18:00:39,785 INFO storage.BlockManagerInfo: Added broadcast_2_piece44 in memory on slave1:39533 (size: 4.0 MiB, free: 1887.0 MiB)</text:p>
      <text:p text:style-name="Standard">2021-07-06 18:00:39,842 INFO storage.BlockManagerInfo: Added broadcast_2_piece84 in memory on slave1:39533 (size: 4.0 MiB, free: 1883.0 MiB)</text:p>
      <text:p text:style-name="Standard">2021-07-06 18:00:39,896 INFO storage.BlockManagerInfo: Added broadcast_2_piece40 in memory on slave1:39533 (size: 4.0 MiB, free: 1879.0 MiB)</text:p>
      <text:p text:style-name="Standard">2021-07-06 18:00:39,955 INFO storage.BlockManagerInfo: Added broadcast_2_piece159 in memory on slave1:39533 (size: 4.0 MiB, free: 1875.0 MiB)</text:p>
      <text:p text:style-name="Standard">2021-07-06 18:00:40,015 INFO storage.BlockManagerInfo: Added broadcast_2_piece147 in memory on slave1:39533 (size: 4.0 MiB, free: 1871.0 MiB)</text:p>
      <text:p text:style-name="Standard">2021-07-06 18:00:40,069 INFO storage.BlockManagerInfo: Added broadcast_2_piece140 in memory on slave1:39533 (size: 4.0 MiB, free: 1867.0 MiB)</text:p>
      <text:p text:style-name="Standard">2021-07-06 18:00:40,125 INFO storage.BlockManagerInfo: Added broadcast_2_piece226 in memory on slave1:39533 (size: 4.0 MiB, free: 1863.0 MiB)</text:p>
      <text:p text:style-name="Standard">2021-07-06 18:00:40,179 INFO storage.BlockManagerInfo: Added broadcast_2_piece208 in memory on slave1:39533 (size: 4.0 MiB, free: 1859.0 MiB)</text:p>
      <text:p text:style-name="Standard">2021-07-06 18:00:40,235 INFO storage.BlockManagerInfo: Added broadcast_2_piece192 in memory on slave1:39533 (size: 4.0 MiB, free: 1855.0 MiB)</text:p>
      <text:p text:style-name="Standard"><text:soft-page-break/>2021-07-06 18:00:40,290 INFO storage.BlockManagerInfo: Added broadcast_2_piece171 in memory on slave1:39533 (size: 4.0 MiB, free: 1851.0 MiB)</text:p>
      <text:p text:style-name="Standard">2021-07-06 18:00:40,344 INFO storage.BlockManagerInfo: Added broadcast_2_piece12 in memory on slave1:39533 (size: 4.0 MiB, free: 1847.0 MiB)</text:p>
      <text:p text:style-name="Standard">2021-07-06 18:00:40,399 INFO storage.BlockManagerInfo: Added broadcast_2_piece55 in memory on slave1:39533 (size: 4.0 MiB, free: 1843.0 MiB)</text:p>
      <text:p text:style-name="Standard">2021-07-06 18:00:40,455 INFO storage.BlockManagerInfo: Added broadcast_2_piece70 in memory on slave1:39533 (size: 4.0 MiB, free: 1839.0 MiB)</text:p>
      <text:p text:style-name="Standard">2021-07-06 18:00:40,512 INFO storage.BlockManagerInfo: Added broadcast_2_piece37 in memory on slave1:39533 (size: 4.0 MiB, free: 1835.0 MiB)</text:p>
      <text:p text:style-name="Standard">2021-07-06 18:00:40,570 INFO storage.BlockManagerInfo: Added broadcast_2_piece146 in memory on slave1:39533 (size: 4.0 MiB, free: 1831.0 MiB)</text:p>
      <text:p text:style-name="Standard">2021-07-06 18:00:40,627 INFO storage.BlockManagerInfo: Added broadcast_2_piece219 in memory on slave1:39533 (size: 4.0 MiB, free: 1827.0 MiB)</text:p>
      <text:p text:style-name="Standard">2021-07-06 18:00:40,685 INFO storage.BlockManagerInfo: Added broadcast_2_piece120 in memory on slave1:39533 (size: 4.0 MiB, free: 1823.0 MiB)</text:p>
      <text:p text:style-name="Standard">2021-07-06 18:00:40,742 INFO storage.BlockManagerInfo: Added broadcast_2_piece22 in memory on slave1:39533 (size: 4.0 MiB, free: 1819.0 MiB)</text:p>
      <text:p text:style-name="Standard">2021-07-06 18:00:40,799 INFO storage.BlockManagerInfo: Added broadcast_2_piece141 in memory on slave1:39533 (size: 4.0 MiB, free: 1815.0 MiB)</text:p>
      <text:p text:style-name="Standard">2021-07-06 18:00:40,851 INFO storage.BlockManagerInfo: Added broadcast_2_piece54 in memory on slave1:39533 (size: 4.0 MiB, free: 1811.0 MiB)</text:p>
      <text:p text:style-name="Standard">2021-07-06 18:00:40,906 INFO storage.BlockManagerInfo: Added broadcast_2_piece180 in memory on slave1:39533 (size: 4.0 MiB, free: 1807.0 MiB)</text:p>
      <text:p text:style-name="Standard">2021-07-06 18:00:40,965 INFO storage.BlockManagerInfo: Added broadcast_2_piece94 in memory on slave1:39533 (size: 4.0 MiB, free: 1803.0 MiB)</text:p>
      <text:p text:style-name="Standard">2021-07-06 18:00:41,022 INFO storage.BlockManagerInfo: Added broadcast_2_piece46 in memory on slave1:39533 (size: 4.0 MiB, free: 1799.0 MiB)</text:p>
      <text:p text:style-name="Standard">2021-07-06 18:00:41,078 INFO storage.BlockManagerInfo: Added broadcast_2_piece100 in memory on slave1:39533 (size: 4.0 MiB, free: 1795.0 MiB)</text:p>
      <text:p text:style-name="Standard">2021-07-06 18:00:41,128 INFO storage.BlockManagerInfo: Added broadcast_2_piece188 in memory on slave1:39533 (size: 4.0 MiB, free: 1791.0 MiB)</text:p>
      <text:p text:style-name="Standard">2021-07-06 18:00:41,183 INFO storage.BlockManagerInfo: Added broadcast_2_piece154 in memory on slave1:39533 (size: 4.0 MiB, free: 1787.0 MiB)</text:p>
      <text:p text:style-name="Standard">2021-07-06 18:00:41,238 INFO storage.BlockManagerInfo: Added broadcast_2_piece195 in memory on slave1:39533 (size: 4.0 MiB, free: 1783.0 MiB)</text:p>
      <text:p text:style-name="Standard">2021-07-06 18:00:41,293 INFO storage.BlockManagerInfo: Added broadcast_2_piece41 in memory on slave1:39533 (size: 4.0 MiB, free: 1779.0 MiB)</text:p>
      <text:p text:style-name="Standard">2021-07-06 18:00:41,348 INFO storage.BlockManagerInfo: Added broadcast_2_piece32 in memory on slave1:39533 (size: 4.0 MiB, free: 1775.0 MiB)</text:p>
      <text:p text:style-name="Standard">2021-07-06 18:00:41,401 INFO storage.BlockManagerInfo: Added broadcast_2_piece23 in memory on slave1:39533 (size: 4.0 MiB, free: 1771.0 MiB)</text:p>
      <text:p text:style-name="Standard">2021-07-06 18:00:41,458 INFO storage.BlockManagerInfo: Added broadcast_2_piece197 in memory on slave1:39533 (size: 4.0 MiB, free: 1767.0 MiB)</text:p>
      <text:p text:style-name="Standard">2021-07-06 18:00:41,513 INFO storage.BlockManagerInfo: Added broadcast_2_piece181 in memory on slave1:39533 (size: 4.0 MiB, free: 1763.0 MiB)</text:p>
      <text:p text:style-name="Standard">2021-07-06 18:00:41,572 INFO storage.BlockManagerInfo: Added broadcast_2_piece142 in memory on slave1:39533 (size: 4.0 MiB, free: 1759.0 MiB)</text:p>
      <text:p text:style-name="Standard">2021-07-06 18:00:41,629 INFO storage.BlockManagerInfo: Added broadcast_2_piece58 in memory on slave1:39533 (size: 4.0 MiB, free: 1755.0 MiB)</text:p>
      <text:p text:style-name="Standard">2021-07-06 18:00:41,681 INFO storage.BlockManagerInfo: Added broadcast_2_piece34 in memory on slave1:39533 (size: 4.0 MiB, free: 1751.0 MiB)</text:p>
      <text:p text:style-name="Standard"><text:soft-page-break/>2021-07-06 18:00:41,735 INFO storage.BlockManagerInfo: Added broadcast_2_piece209 in memory on slave1:39533 (size: 4.0 MiB, free: 1747.0 MiB)</text:p>
      <text:p text:style-name="Standard">2021-07-06 18:00:41,791 INFO storage.BlockManagerInfo: Added broadcast_2_piece242 in memory on slave1:39533 (size: 4.0 MiB, free: 1743.0 MiB)</text:p>
      <text:p text:style-name="Standard">2021-07-06 18:00:41,846 INFO storage.BlockManagerInfo: Added broadcast_2_piece136 in memory on slave1:39533 (size: 4.0 MiB, free: 1739.0 MiB)</text:p>
      <text:p text:style-name="Standard">2021-07-06 18:00:41,904 INFO storage.BlockManagerInfo: Added broadcast_2_piece174 in memory on slave1:39533 (size: 4.0 MiB, free: 1735.0 MiB)</text:p>
      <text:p text:style-name="Standard">2021-07-06 18:00:41,959 INFO storage.BlockManagerInfo: Added broadcast_2_piece153 in memory on slave1:39533 (size: 4.0 MiB, free: 1731.0 MiB)</text:p>
      <text:p text:style-name="Standard">2021-07-06 18:00:42,015 INFO storage.BlockManagerInfo: Added broadcast_2_piece1 in memory on slave1:39533 (size: 4.0 MiB, free: 1727.0 MiB)</text:p>
      <text:p text:style-name="Standard">2021-07-06 18:00:42,066 INFO storage.BlockManagerInfo: Added broadcast_2_piece145 in memory on slave1:39533 (size: 4.0 MiB, free: 1723.0 MiB)</text:p>
      <text:p text:style-name="Standard">2021-07-06 18:00:42,120 INFO storage.BlockManagerInfo: Added broadcast_2_piece198 in memory on slave1:39533 (size: 4.0 MiB, free: 1719.0 MiB)</text:p>
      <text:p text:style-name="Standard">2021-07-06 18:00:42,177 INFO storage.BlockManagerInfo: Added broadcast_2_piece161 in memory on slave1:39533 (size: 4.0 MiB, free: 1715.0 MiB)</text:p>
      <text:p text:style-name="Standard">2021-07-06 18:00:42,234 INFO storage.BlockManagerInfo: Added broadcast_2_piece137 in memory on slave1:39533 (size: 4.0 MiB, free: 1711.0 MiB)</text:p>
      <text:p text:style-name="Standard">2021-07-06 18:00:42,290 INFO storage.BlockManagerInfo: Added broadcast_2_piece75 in memory on slave1:39533 (size: 4.0 MiB, free: 1707.0 MiB)</text:p>
      <text:p text:style-name="Standard">2021-07-06 18:00:42,348 INFO storage.BlockManagerInfo: Added broadcast_2_piece80 in memory on slave1:39533 (size: 4.0 MiB, free: 1703.0 MiB)</text:p>
      <text:p text:style-name="Standard">2021-07-06 18:00:42,405 INFO storage.BlockManagerInfo: Added broadcast_2_piece235 in memory on slave1:39533 (size: 4.0 MiB, free: 1699.0 MiB)</text:p>
      <text:p text:style-name="Standard">2021-07-06 18:00:42,460 INFO storage.BlockManagerInfo: Added broadcast_2_piece158 in memory on slave1:39533 (size: 4.0 MiB, free: 1695.0 MiB)</text:p>
      <text:p text:style-name="Standard">2021-07-06 18:00:42,565 INFO storage.BlockManagerInfo: Added broadcast_2_piece78 in memory on slave1:39533 (size: 4.0 MiB, free: 1691.0 MiB)</text:p>
      <text:p text:style-name="Standard">2021-07-06 18:00:42,612 INFO storage.BlockManagerInfo: Added broadcast_2_piece247 in memory on slave1:39533 (size: 4.0 MiB, free: 1687.0 MiB)</text:p>
      <text:p text:style-name="Standard">2021-07-06 18:00:42,668 INFO storage.BlockManagerInfo: Added broadcast_2_piece190 in memory on slave1:39533 (size: 4.0 MiB, free: 1683.0 MiB)</text:p>
      <text:p text:style-name="Standard">2021-07-06 18:00:42,724 INFO storage.BlockManagerInfo: Added broadcast_2_piece177 in memory on slave1:39533 (size: 4.0 MiB, free: 1679.0 MiB)</text:p>
      <text:p text:style-name="Standard">2021-07-06 18:00:42,778 INFO storage.BlockManagerInfo: Added broadcast_2_piece27 in memory on slave1:39533 (size: 4.0 MiB, free: 1675.0 MiB)</text:p>
      <text:p text:style-name="Standard">2021-07-06 18:00:42,830 INFO storage.BlockManagerInfo: Added broadcast_2_piece57 in memory on slave1:39533 (size: 4.0 MiB, free: 1671.0 MiB)</text:p>
      <text:p text:style-name="Standard">2021-07-06 18:00:42,886 INFO storage.BlockManagerInfo: Added broadcast_2_piece47 in memory on slave1:39533 (size: 4.0 MiB, free: 1667.0 MiB)</text:p>
      <text:p text:style-name="Standard">2021-07-06 18:00:42,941 INFO storage.BlockManagerInfo: Added broadcast_2_piece176 in memory on slave1:39533 (size: 4.0 MiB, free: 1663.0 MiB)</text:p>
      <text:p text:style-name="Standard">2021-07-06 18:00:42,995 INFO storage.BlockManagerInfo: Added broadcast_2_piece224 in memory on slave1:39533 (size: 4.0 MiB, free: 1659.0 MiB)</text:p>
      <text:p text:style-name="Standard">2021-07-06 18:00:43,050 INFO storage.BlockManagerInfo: Added broadcast_2_piece132 in memory on slave1:39533 (size: 4.0 MiB, free: 1655.0 MiB)</text:p>
      <text:p text:style-name="Standard">2021-07-06 18:00:43,106 INFO storage.BlockManagerInfo: Added broadcast_2_piece89 in memory on slave1:39533 (size: 4.0 MiB, free: 1651.0 MiB)</text:p>
      <text:p text:style-name="Standard">2021-07-06 18:00:43,161 INFO storage.BlockManagerInfo: Added broadcast_2_piece164 in memory on slave1:39533 (size: 4.0 MiB, free: 1647.0 MiB)</text:p>
      <text:p text:style-name="Standard"><text:soft-page-break/>2021-07-06 18:00:43,216 INFO storage.BlockManagerInfo: Added broadcast_2_piece99 in memory on slave1:39533 (size: 4.0 MiB, free: 1643.0 MiB)</text:p>
      <text:p text:style-name="Standard">2021-07-06 18:00:43,270 INFO storage.BlockManagerInfo: Added broadcast_2_piece114 in memory on slave1:39533 (size: 4.0 MiB, free: 1639.0 MiB)</text:p>
      <text:p text:style-name="Standard">2021-07-06 18:00:43,327 INFO storage.BlockManagerInfo: Added broadcast_2_piece205 in memory on slave1:39533 (size: 4.0 MiB, free: 1635.0 MiB)</text:p>
      <text:p text:style-name="Standard">2021-07-06 18:00:43,383 INFO storage.BlockManagerInfo: Added broadcast_2_piece62 in memory on slave1:39533 (size: 4.0 MiB, free: 1631.0 MiB)</text:p>
      <text:p text:style-name="Standard">2021-07-06 18:00:43,439 INFO storage.BlockManagerInfo: Added broadcast_2_piece125 in memory on slave1:39533 (size: 4.0 MiB, free: 1627.0 MiB)</text:p>
      <text:p text:style-name="Standard">2021-07-06 18:00:43,494 INFO storage.BlockManagerInfo: Added broadcast_2_piece43 in memory on slave1:39533 (size: 4.0 MiB, free: 1623.0 MiB)</text:p>
      <text:p text:style-name="Standard">2021-07-06 18:00:43,548 INFO storage.BlockManagerInfo: Added broadcast_2_piece166 in memory on slave1:39533 (size: 4.0 MiB, free: 1619.0 MiB)</text:p>
      <text:p text:style-name="Standard">2021-07-06 18:00:43,603 INFO storage.BlockManagerInfo: Added broadcast_2_piece245 in memory on slave1:39533 (size: 4.0 MiB, free: 1615.0 MiB)</text:p>
      <text:p text:style-name="Standard">2021-07-06 18:00:43,658 INFO storage.BlockManagerInfo: Added broadcast_2_piece72 in memory on slave1:39533 (size: 4.0 MiB, free: 1611.0 MiB)</text:p>
      <text:p text:style-name="Standard">2021-07-06 18:00:43,713 INFO storage.BlockManagerInfo: Added broadcast_2_piece133 in memory on slave1:39533 (size: 4.0 MiB, free: 1607.0 MiB)</text:p>
      <text:p text:style-name="Standard">2021-07-06 18:00:43,770 INFO storage.BlockManagerInfo: Added broadcast_2_piece63 in memory on slave1:39533 (size: 4.0 MiB, free: 1603.0 MiB)</text:p>
      <text:p text:style-name="Standard">2021-07-06 18:00:43,825 INFO storage.BlockManagerInfo: Added broadcast_2_piece217 in memory on slave1:39533 (size: 4.0 MiB, free: 1599.0 MiB)</text:p>
      <text:p text:style-name="Standard">2021-07-06 18:00:43,878 INFO storage.BlockManagerInfo: Added broadcast_2_piece42 in memory on slave1:39533 (size: 4.0 MiB, free: 1595.0 MiB)</text:p>
      <text:p text:style-name="Standard">2021-07-06 18:00:43,933 INFO storage.BlockManagerInfo: Added broadcast_2_piece138 in memory on slave1:39533 (size: 4.0 MiB, free: 1591.0 MiB)</text:p>
      <text:p text:style-name="Standard">2021-07-06 18:00:43,988 INFO storage.BlockManagerInfo: Added broadcast_2_piece76 in memory on slave1:39533 (size: 4.0 MiB, free: 1587.0 MiB)</text:p>
      <text:p text:style-name="Standard">2021-07-06 18:00:44,044 INFO storage.BlockManagerInfo: Added broadcast_2_piece124 in memory on slave1:39533 (size: 4.0 MiB, free: 1583.0 MiB)</text:p>
      <text:p text:style-name="Standard">2021-07-06 18:00:44,098 INFO storage.BlockManagerInfo: Added broadcast_2_piece211 in memory on slave1:39533 (size: 4.0 MiB, free: 1579.0 MiB)</text:p>
      <text:p text:style-name="Standard">2021-07-06 18:00:44,154 INFO storage.BlockManagerInfo: Added broadcast_2_piece186 in memory on slave1:39533 (size: 4.0 MiB, free: 1575.0 MiB)</text:p>
      <text:p text:style-name="Standard">2021-07-06 18:00:44,211 INFO storage.BlockManagerInfo: Added broadcast_2_piece116 in memory on slave1:39533 (size: 4.0 MiB, free: 1571.0 MiB)</text:p>
      <text:p text:style-name="Standard">2021-07-06 18:00:44,264 INFO storage.BlockManagerInfo: Added broadcast_2_piece64 in memory on slave1:39533 (size: 4.0 MiB, free: 1567.0 MiB)</text:p>
      <text:p text:style-name="Standard">2021-07-06 18:00:44,322 INFO storage.BlockManagerInfo: Added broadcast_2_piece111 in memory on slave1:39533 (size: 4.0 MiB, free: 1563.0 MiB)</text:p>
      <text:p text:style-name="Standard">2021-07-06 18:00:44,380 INFO storage.BlockManagerInfo: Added broadcast_2_piece33 in memory on slave1:39533 (size: 4.0 MiB, free: 1559.0 MiB)</text:p>
      <text:p text:style-name="Standard">2021-07-06 18:00:44,432 INFO storage.BlockManagerInfo: Added broadcast_2_piece117 in memory on slave1:39533 (size: 4.0 MiB, free: 1555.0 MiB)</text:p>
      <text:p text:style-name="Standard">2021-07-06 18:00:45,181 INFO storage.BlockManagerInfo: Updated broadcast_19_piece0 on disk on slave1:39533 (current size: 6.3 KiB, original size: 0.0 B)</text:p>
      <text:p text:style-name="Standard">2021-07-06 18:00:45,190 INFO storage.BlockManagerInfo: Updated broadcast_20_piece0 on disk on slave1:39533 (current size: 6.3 KiB, original size: 0.0 B)</text:p>
      <text:p text:style-name="Standard">2021-07-06 18:00:45,193 INFO storage.BlockManagerInfo: Updated broadcast_21_piece0 on disk on slave1:39533 (current size: 6.3 KiB, original size: 0.0 B)</text:p>
      <text:p text:style-name="Standard"><text:soft-page-break/>2021-07-06 18:00:45,197 INFO storage.BlockManagerInfo: Updated broadcast_23_piece0 on disk on slave1:39533 (current size: 6.4 KiB, original size: 0.0 B)</text:p>
      <text:p text:style-name="Standard">2021-07-06 18:00:45,200 INFO storage.BlockManagerInfo: Updated broadcast_24_piece0 on disk on slave1:39533 (current size: 6.4 KiB, original size: 0.0 B)</text:p>
      <text:p text:style-name="Standard">2021-07-06 18:00:45,203 INFO storage.BlockManagerInfo: Updated broadcast_25_piece0 on disk on slave1:39533 (current size: 6.4 KiB, original size: 0.0 B)</text:p>
      <text:p text:style-name="Standard">2021-07-06 18:00:45,205 INFO storage.BlockManagerInfo: Updated broadcast_29_piece0 on disk on slave1:39533 (current size: 28.0 KiB, original size: 0.0 B)</text:p>
      <text:p text:style-name="Standard">2021-07-06 18:00:45,208 INFO storage.BlockManagerInfo: Updated broadcast_28_piece0 on disk on slave1:39533 (current size: 32.0 KiB, original size: 0.0 B)</text:p>
      <text:p text:style-name="Standard">2021-07-06 18:00:45,224 INFO storage.BlockManagerInfo: Updated broadcast_2_piece191 on disk on slave1:39533 (current size: 4.0 MiB, original size: 0.0 B)</text:p>
      <text:p text:style-name="Standard">2021-07-06 18:00:45,229 INFO storage.BlockManagerInfo: Updated broadcast_2_piece3 on disk on slave1:39533 (current size: 4.0 MiB, original size: 0.0 B)</text:p>
      <text:p text:style-name="Standard">2021-07-06 18:00:45,234 INFO storage.BlockManagerInfo: Updated broadcast_2_piece214 on disk on slave1:39533 (current size: 4.0 MiB, original size: 0.0 B)</text:p>
      <text:p text:style-name="Standard">2021-07-06 18:01:04,458 INFO cluster.YarnClientSchedulerBackend: Requesting to kill executor(s) 6</text:p>
      <text:p text:style-name="Standard">2021-07-06 18:01:04,460 INFO cluster.YarnClientSchedulerBackend: Actual list of executor(s) to be killed is 6</text:p>
      <text:p text:style-name="Standard">2021-07-06 18:01:04,492 INFO spark.ExecutorAllocationManager: Executors 6 removed due to idle timeout.</text:p>
      <text:p text:style-name="Standard">2021-07-06 18:01:04,593 INFO cluster.YarnClientSchedulerBackend: Requesting to kill executor(s) 5, 8, 7, 1, 4</text:p>
      <text:p text:style-name="Standard">2021-07-06 18:01:04,593 INFO cluster.YarnClientSchedulerBackend: Actual list of executor(s) to be killed is 5, 8, 7, 1, 4</text:p>
      <text:p text:style-name="Standard">2021-07-06 18:01:04,601 INFO spark.ExecutorAllocationManager: Executors 5,8,7,1,4 removed due to idle timeout.</text:p>
      <text:p text:style-name="Standard">2021-07-06 18:01:05,268 INFO cluster.YarnSchedulerBackend$YarnDriverEndpoint: Disabling executor 8.</text:p>
      <text:p text:style-name="Standard">2021-07-06 18:01:05,271 INFO scheduler.DAGScheduler: Executor lost: 8 (epoch 0)</text:p>
      <text:p text:style-name="Standard">2021-07-06 18:01:05,272 INFO storage.BlockManagerMasterEndpoint: Trying to remove executor 8 from BlockManagerMaster.</text:p>
      <text:p text:style-name="Standard">2021-07-06 18:01:05,274 INFO cluster.YarnSchedulerBackend$YarnDriverEndpoint: Disabling executor 1.</text:p>
      <text:p text:style-name="Standard">2021-07-06 18:01:05,274 INFO storage.BlockManagerMasterEndpoint: Removing block manager BlockManagerId(8, slave4, 34799, None)</text:p>
      <text:p text:style-name="Standard">2021-07-06 18:01:05,275 INFO storage.BlockManagerMaster: Removed 8 successfully in removeExecutor</text:p>
      <text:p text:style-name="Standard">2021-07-06 18:01:05,275 INFO scheduler.DAGScheduler: Executor lost: 1 (epoch 0)</text:p>
      <text:p text:style-name="Standard">2021-07-06 18:01:05,275 INFO storage.BlockManagerMasterEndpoint: Trying to remove executor 1 from BlockManagerMaster.</text:p>
      <text:p text:style-name="Standard">2021-07-06 18:01:05,275 INFO storage.BlockManagerMasterEndpoint: Removing block manager BlockManagerId(1, slave3, 45987, None)</text:p>
      <text:p text:style-name="Standard">2021-07-06 18:01:05,275 INFO storage.BlockManagerMaster: Removed 1 successfully in removeExecutor</text:p>
      <text:p text:style-name="Standard">2021-07-06 18:01:05,281 INFO cluster.YarnSchedulerBackend$YarnDriverEndpoint: Disabling executor 4.</text:p>
      <text:p text:style-name="Standard">2021-07-06 18:01:05,282 INFO scheduler.DAGScheduler: Executor lost: 4 (epoch 0)</text:p>
      <text:p text:style-name="Standard">2021-07-06 18:01:05,282 INFO storage.BlockManagerMasterEndpoint: Trying to remove executor 4 from BlockManagerMaster.</text:p>
      <text:p text:style-name="Standard"><text:soft-page-break/>2021-07-06 18:01:05,282 INFO storage.BlockManagerMasterEndpoint: Removing block manager BlockManagerId(4, slave4, 46387, None)</text:p>
      <text:p text:style-name="Standard">2021-07-06 18:01:05,283 INFO storage.BlockManagerMaster: Removed 4 successfully in removeExecutor</text:p>
      <text:p text:style-name="Standard">2021-07-06 18:01:05,289 INFO cluster.YarnScheduler: Executor 8 on slave4 killed by driver.</text:p>
      <text:p text:style-name="Standard">2021-07-06 18:01:05,292 INFO cluster.YarnScheduler: Executor 1 on slave3 killed by driver.</text:p>
      <text:p text:style-name="Standard">2021-07-06 18:01:05,292 INFO cluster.YarnScheduler: Executor 4 on slave4 killed by driver.</text:p>
      <text:p text:style-name="Standard">2021-07-06 18:01:05,292 INFO cluster.YarnSchedulerBackend$YarnDriverEndpoint: Disabling executor 5.</text:p>
      <text:p text:style-name="Standard">2021-07-06 18:01:05,292 INFO scheduler.DAGScheduler: Executor lost: 5 (epoch 0)</text:p>
      <text:p text:style-name="Standard">2021-07-06 18:01:05,292 INFO storage.BlockManagerMasterEndpoint: Trying to remove executor 5 from BlockManagerMaster.</text:p>
      <text:p text:style-name="Standard">2021-07-06 18:01:05,292 INFO storage.BlockManagerMasterEndpoint: Removing block manager BlockManagerId(5, slave3, 35437, None)</text:p>
      <text:p text:style-name="Standard">2021-07-06 18:01:05,293 INFO storage.BlockManagerMaster: Removed 5 successfully in removeExecutor</text:p>
      <text:p text:style-name="Standard">2021-07-06 18:01:05,295 INFO cluster.YarnScheduler: Executor 5 on slave3 killed by driver.</text:p>
      <text:p text:style-name="Standard">2021-07-06 18:01:05,486 INFO cluster.YarnSchedulerBackend$YarnDriverEndpoint: Disabling executor 7.</text:p>
      <text:p text:style-name="Standard">2021-07-06 18:01:05,486 INFO scheduler.DAGScheduler: Executor lost: 7 (epoch 0)</text:p>
      <text:p text:style-name="Standard">2021-07-06 18:01:05,486 INFO storage.BlockManagerMasterEndpoint: Trying to remove executor 7 from BlockManagerMaster.</text:p>
      <text:p text:style-name="Standard">2021-07-06 18:01:05,487 INFO storage.BlockManagerMasterEndpoint: Removing block manager BlockManagerId(7, slave2, 35469, None)</text:p>
      <text:p text:style-name="Standard">2021-07-06 18:01:05,487 INFO storage.BlockManagerMaster: Removed 7 successfully in removeExecutor</text:p>
      <text:p text:style-name="Standard">2021-07-06 18:01:05,490 INFO cluster.YarnScheduler: Executor 7 on slave2 killed by driver.</text:p>
      <text:p text:style-name="Standard">2021-07-06 18:01:05,635 INFO cluster.YarnSchedulerBackend$YarnDriverEndpoint: Disabling executor 6.</text:p>
      <text:p text:style-name="Standard">2021-07-06 18:01:05,635 INFO scheduler.DAGScheduler: Executor lost: 6 (epoch 0)</text:p>
      <text:p text:style-name="Standard">2021-07-06 18:01:05,635 INFO storage.BlockManagerMasterEndpoint: Trying to remove executor 6 from BlockManagerMaster.</text:p>
      <text:p text:style-name="Standard">2021-07-06 18:01:05,635 INFO storage.BlockManagerMasterEndpoint: Removing block manager BlockManagerId(6, slave1, 33589, None)</text:p>
      <text:p text:style-name="Standard">2021-07-06 18:01:05,636 INFO storage.BlockManagerMaster: Removed 6 successfully in removeExecutor</text:p>
      <text:p text:style-name="Standard">2021-07-06 18:01:05,638 INFO cluster.YarnScheduler: Executor 6 on slave1 killed by driver.</text:p>
      <text:p text:style-name="Standard">2021-07-06 18:01:06,136 INFO storage.BlockManagerInfo: Added broadcast_11_piece2 in memory on slave1:39533 (size: 4.0 MiB, free: 1563.1 MiB)</text:p>
      <text:p text:style-name="Standard">2021-07-06 18:01:06,161 INFO storage.BlockManagerInfo: Added broadcast_11_piece3 in memory on slave1:39533 (size: 719.9 KiB, free: 1562.4 MiB)</text:p>
      <text:p text:style-name="Standard">2021-07-06 18:01:06,216 INFO storage.BlockManagerInfo: Added broadcast_11_piece0 in memory on slave1:39533 (size: 4.0 MiB, free: 1558.4 MiB)</text:p>
      <text:p text:style-name="Standard">2021-07-06 18:01:06,274 INFO storage.BlockManagerInfo: Added broadcast_11_piece1 in memory on slave1:39533 (size: 4.0 MiB, free: 1554.4 MiB)</text:p>
      <text:p text:style-name="Standard">2021-07-06 18:01:06,708 INFO scheduler.TaskSetManager: Finished task 0.0 in stage 18.0 (TID 102) in 38256 ms on slave1 (executor 2) (1/1)</text:p>
      <text:p text:style-name="Standard">2021-07-06 18:01:06,709 INFO cluster.YarnScheduler: Removed TaskSet 18.0, whose tasks have all completed, from pool </text:p>
      <text:p text:style-name="Standard">2021-07-06 18:01:06,709 INFO scheduler.DAGScheduler: ResultStage 18 (toPandas at /home/hadoopuser/Documents/jba/twitter_apps/spark_nltk_nlp_test.py:263) finished in 38.265 s</text:p>
      <text:p text:style-name="Standard"><text:soft-page-break/>2021-07-06 18:01:06,709 INFO scheduler.DAGScheduler: Job 18 is finished. Cancelling potential speculative or zombie tasks for this job</text:p>
      <text:p text:style-name="Standard">2021-07-06 18:01:06,710 INFO cluster.YarnScheduler: Killing all running tasks in stage 18: Stage finished</text:p>
      <text:p text:style-name="Standard">2021-07-06 18:01:06,710 INFO scheduler.DAGScheduler: Job 18 finished: toPandas at /home/hadoopuser/Documents/jba/twitter_apps/spark_nltk_nlp_test.py:263, took 38.270005 s</text:p>
      <text:p text:style-name="Standard">before write</text:p>
      <text:p text:style-name="Standard">2021-07-06 18:01:06,775 INFO datasources.FileSourceStrategy: Pushed Filters: </text:p>
      <text:p text:style-name="Standard">2021-07-06 18:01:06,775 INFO datasources.FileSourceStrategy: Post-Scan Filters: AtLeastNNulls(n, index#1,text#2)</text:p>
      <text:p text:style-name="Standard">2021-07-06 18:01:06,775 INFO datasources.FileSourceStrategy: Output Data Schema: struct&lt;index: int, text: string&gt;</text:p>
      <text:p text:style-name="Standard">2021-07-06 18:01:06,834 INFO output.FileOutputCommitter: File Output Committer Algorithm version is 1</text:p>
      <text:p text:style-name="Standard">2021-07-06 18:01:06,834 INFO output.FileOutputCommitter: FileOutputCommitter skip cleanup _temporary folders under output directory:false, ignore cleanup failures: false</text:p>
      <text:p text:style-name="Standard">2021-07-06 18:01:06,835 INFO datasources.SQLHadoopMapReduceCommitProtocol: Using output committer class org.apache.hadoop.mapreduce.lib.output.FileOutputCommitter</text:p>
      <text:p text:style-name="Standard">2021-07-06 18:01:06,849 INFO memory.MemoryStore: Block broadcast_30 stored as values in memory (estimated size 330.6 KiB, free 6.3 GiB)</text:p>
      <text:p text:style-name="Standard">2021-07-06 18:01:06,855 INFO memory.MemoryStore: Block broadcast_30_piece0 stored as bytes in memory (estimated size 32.0 KiB, free 6.3 GiB)</text:p>
      <text:p text:style-name="Standard">2021-07-06 18:01:06,855 INFO storage.BlockManagerInfo: Added broadcast_30_piece0 in memory on ubuntu:37927 (size: 32.0 KiB, free: 7.3 GiB)</text:p>
      <text:p text:style-name="Standard">2021-07-06 18:01:06,856 INFO spark.SparkContext: Created broadcast 30 from save at NativeMethodAccessorImpl.java:0</text:p>
      <text:p text:style-name="Standard">2021-07-06 18:01:06,856 INFO execution.FileSourceScanExec: Planning scan with bin packing, max size: 4194304 bytes, open cost is considered as scanning 4194304 bytes.</text:p>
      <text:p text:style-name="Standard">2021-07-06 18:01:06,885 INFO spark.SparkContext: Starting job: save at NativeMethodAccessorImpl.java:0</text:p>
      <text:p text:style-name="Standard">2021-07-06 18:01:06,889 INFO scheduler.DAGScheduler: Got job 19 (save at NativeMethodAccessorImpl.java:0) with 1 output partitions</text:p>
      <text:p text:style-name="Standard">2021-07-06 18:01:06,889 INFO scheduler.DAGScheduler: Final stage: ResultStage 19 (save at NativeMethodAccessorImpl.java:0)</text:p>
      <text:p text:style-name="Standard">2021-07-06 18:01:06,889 INFO scheduler.DAGScheduler: Parents of final stage: List()</text:p>
      <text:p text:style-name="Standard">2021-07-06 18:01:06,889 INFO scheduler.DAGScheduler: Missing parents: List()</text:p>
      <text:p text:style-name="Standard">2021-07-06 18:01:06,891 INFO scheduler.DAGScheduler: Submitting ResultStage 19 (MapPartitionsRDD[56] at save at NativeMethodAccessorImpl.java:0), which has no missing parents</text:p>
      <text:p text:style-name="Standard">2021-07-06 18:01:06,916 INFO memory.MemoryStore: Block broadcast_31 stored as values in memory (estimated size 259.4 KiB, free 6.3 GiB)</text:p>
      <text:p text:style-name="Standard">2021-07-06 18:01:06,917 INFO memory.MemoryStore: Block broadcast_31_piece0 stored as bytes in memory (estimated size 93.6 KiB, free 6.3 GiB)</text:p>
      <text:p text:style-name="Standard">2021-07-06 18:01:06,918 INFO storage.BlockManagerInfo: Added broadcast_31_piece0 in memory on ubuntu:37927 (size: 93.6 KiB, free: 7.3 GiB)</text:p>
      <text:p text:style-name="Standard">2021-07-06 18:01:06,918 INFO spark.SparkContext: Created broadcast 31 from broadcast at DAGScheduler.scala:1388</text:p>
      <text:p text:style-name="Standard">2021-07-06 18:01:06,919 INFO scheduler.DAGScheduler: Submitting 1 missing tasks from ResultStage 19 (MapPartitionsRDD[56] at save at NativeMethodAccessorImpl.java:0) (first 15 tasks are for partitions Vector(0))</text:p>
      <text:p text:style-name="Standard">2021-07-06 18:01:06,920 INFO cluster.YarnScheduler: Adding task set 19.0 with 1 tasks resource profile 0</text:p>
      <text:p text:style-name="Standard"><text:soft-page-break/>2021-07-06 18:01:06,920 INFO scheduler.TaskSetManager: Starting task 0.0 in stage 19.0 (TID 103) (slave1, executor 2, partition 0, NODE_LOCAL, 4881 bytes) taskResourceAssignments Map()</text:p>
      <text:p text:style-name="Standard">2021-07-06 18:01:06,934 INFO storage.BlockManagerInfo: Added broadcast_31_piece0 in memory on slave1:39533 (size: 93.6 KiB, free: 1554.3 MiB)</text:p>
      <text:p text:style-name="Standard">2021-07-06 18:01:06,978 INFO storage.BlockManagerInfo: Added broadcast_30_piece0 in memory on slave1:39533 (size: 32.0 KiB, free: 1554.3 MiB)</text:p>
      <text:p text:style-name="Standard">2021-07-06 18:01:07,785 INFO scheduler.TaskSetManager: Finished task 0.0 in stage 19.0 (TID 103) in 865 ms on slave1 (executor 2) (1/1)</text:p>
      <text:p text:style-name="Standard">2021-07-06 18:01:07,786 INFO cluster.YarnScheduler: Removed TaskSet 19.0, whose tasks have all completed, from pool </text:p>
      <text:p text:style-name="Standard">2021-07-06 18:01:07,786 INFO scheduler.DAGScheduler: ResultStage 19 (save at NativeMethodAccessorImpl.java:0) finished in 0.894 s</text:p>
      <text:p text:style-name="Standard">2021-07-06 18:01:07,786 INFO scheduler.DAGScheduler: Job 19 is finished. Cancelling potential speculative or zombie tasks for this job</text:p>
      <text:p text:style-name="Standard">2021-07-06 18:01:07,786 INFO cluster.YarnScheduler: Killing all running tasks in stage 19: Stage finished</text:p>
      <text:p text:style-name="Standard">2021-07-06 18:01:07,787 INFO scheduler.DAGScheduler: Job 19 finished: save at NativeMethodAccessorImpl.java:0, took 0.902097 s</text:p>
      <text:p text:style-name="Standard">2021-07-06 18:01:07,805 INFO datasources.FileFormatWriter: Write Job 39750afc-4f85-46ea-a53a-224e974beae7 committed.</text:p>
      <text:p text:style-name="Standard">2021-07-06 18:01:07,808 INFO datasources.FileFormatWriter: Finished processing stats for write job 39750afc-4f85-46ea-a53a-224e974beae7.</text:p>
      <text:p text:style-name="Standard">after write</text:p>
      <text:p text:style-name="Standard">{'neg': 0.437, 'neu': 0.563, 'pos': 0.0, 'compound': -0.4767}</text:p>
      <text:p text:style-name="Standard">{'neg': 0.531, 'neu': 0.469, 'pos': 0.0, 'compound': -0.5256}</text:p>
      <text:p text:style-name="Standard">root</text:p>
      <text:p text:style-name="Standard"><text:s/>|-- dob: string (nullable = true)</text:p>
      <text:p text:style-name="Standard"><text:s/>|-- age: long (nullable = true)</text:p>
      <text:p text:style-name="Standard"><text:s/>|-- is_fan: boolean (nullable = true)</text:p>
      <text:p text:style-name="Standard"/>
      <text:p text:style-name="Standard">2021-07-06 18:01:07,896 INFO codegen.CodeGenerator: Code generated in 11.039907 ms</text:p>
      <text:p text:style-name="Standard">2021-07-06 18:01:07,900 INFO spark.SparkContext: Starting job: showString at NativeMethodAccessorImpl.java:0</text:p>
      <text:p text:style-name="Standard">2021-07-06 18:01:07,901 INFO scheduler.DAGScheduler: Got job 20 (showString at NativeMethodAccessorImpl.java:0) with 1 output partitions</text:p>
      <text:p text:style-name="Standard">2021-07-06 18:01:07,901 INFO scheduler.DAGScheduler: Final stage: ResultStage 20 (showString at NativeMethodAccessorImpl.java:0)</text:p>
      <text:p text:style-name="Standard">2021-07-06 18:01:07,901 INFO scheduler.DAGScheduler: Parents of final stage: List()</text:p>
      <text:p text:style-name="Standard">2021-07-06 18:01:07,901 INFO scheduler.DAGScheduler: Missing parents: List()</text:p>
      <text:p text:style-name="Standard">2021-07-06 18:01:07,902 INFO scheduler.DAGScheduler: Submitting ResultStage 20 (MapPartitionsRDD[65] at showString at NativeMethodAccessorImpl.java:0), which has no missing parents</text:p>
      <text:p text:style-name="Standard">2021-07-06 18:01:07,907 INFO memory.MemoryStore: Block broadcast_32 stored as values in memory (estimated size 12.7 KiB, free 6.3 GiB)</text:p>
      <text:p text:style-name="Standard">2021-07-06 18:01:07,908 INFO memory.MemoryStore: Block broadcast_32_piece0 stored as bytes in memory (estimated size 6.7 KiB, free 6.3 GiB)</text:p>
      <text:p text:style-name="Standard">2021-07-06 18:01:07,908 INFO storage.BlockManagerInfo: Added broadcast_32_piece0 in memory on ubuntu:37927 (size: 6.7 KiB, free: 7.3 GiB)</text:p>
      <text:p text:style-name="Standard">2021-07-06 18:01:07,909 INFO spark.SparkContext: Created broadcast 32 from broadcast at DAGScheduler.scala:1388</text:p>
      <text:p text:style-name="Standard"><text:soft-page-break/>2021-07-06 18:01:07,909 INFO scheduler.DAGScheduler: Submitting 1 missing tasks from ResultStage 20 (MapPartitionsRDD[65] at showString at NativeMethodAccessorImpl.java:0) (first 15 tasks are for partitions Vector(0))</text:p>
      <text:p text:style-name="Standard">2021-07-06 18:01:07,909 INFO cluster.YarnScheduler: Adding task set 20.0 with 1 tasks resource profile 0</text:p>
      <text:p text:style-name="Standard">2021-07-06 18:01:07,910 INFO scheduler.TaskSetManager: Starting task 0.0 in stage 20.0 (TID 104) (slave2, executor 3, partition 0, PROCESS_LOCAL, 4345 bytes) taskResourceAssignments Map()</text:p>
      <text:p text:style-name="Standard">2021-07-06 18:01:07,921 INFO storage.BlockManagerInfo: Added broadcast_32_piece0 in memory on slave2:37095 (size: 6.7 KiB, free: 1554.4 MiB)</text:p>
      <text:p text:style-name="Standard">2021-07-06 18:01:07,940 INFO scheduler.TaskSetManager: Finished task 0.0 in stage 20.0 (TID 104) in 31 ms on slave2 (executor 3) (1/1)</text:p>
      <text:p text:style-name="Standard">2021-07-06 18:01:07,940 INFO cluster.YarnScheduler: Removed TaskSet 20.0, whose tasks have all completed, from pool </text:p>
      <text:p text:style-name="Standard">2021-07-06 18:01:07,941 INFO scheduler.DAGScheduler: ResultStage 20 (showString at NativeMethodAccessorImpl.java:0) finished in 0.038 s</text:p>
      <text:p text:style-name="Standard">2021-07-06 18:01:07,942 INFO scheduler.DAGScheduler: Job 20 is finished. Cancelling potential speculative or zombie tasks for this job</text:p>
      <text:p text:style-name="Standard">2021-07-06 18:01:07,942 INFO cluster.YarnScheduler: Killing all running tasks in stage 20: Stage finished</text:p>
      <text:p text:style-name="Standard">2021-07-06 18:01:07,942 INFO scheduler.DAGScheduler: Job 20 finished: showString at NativeMethodAccessorImpl.java:0, took 0.041773 s</text:p>
      <text:p text:style-name="Standard">2021-07-06 18:01:07,946 INFO spark.SparkContext: Starting job: showString at NativeMethodAccessorImpl.java:0</text:p>
      <text:p text:style-name="Standard">2021-07-06 18:01:07,947 INFO scheduler.DAGScheduler: Got job 21 (showString at NativeMethodAccessorImpl.java:0) with 4 output partitions</text:p>
      <text:p text:style-name="Standard">2021-07-06 18:01:07,947 INFO scheduler.DAGScheduler: Final stage: ResultStage 21 (showString at NativeMethodAccessorImpl.java:0)</text:p>
      <text:p text:style-name="Standard">2021-07-06 18:01:07,947 INFO scheduler.DAGScheduler: Parents of final stage: List()</text:p>
      <text:p text:style-name="Standard">2021-07-06 18:01:07,947 INFO scheduler.DAGScheduler: Missing parents: List()</text:p>
      <text:p text:style-name="Standard">2021-07-06 18:01:07,949 INFO scheduler.DAGScheduler: Submitting ResultStage 21 (MapPartitionsRDD[65] at showString at NativeMethodAccessorImpl.java:0), which has no missing parents</text:p>
      <text:p text:style-name="Standard">2021-07-06 18:01:07,951 INFO memory.MemoryStore: Block broadcast_33 stored as values in memory (estimated size 12.7 KiB, free 6.3 GiB)</text:p>
      <text:p text:style-name="Standard">2021-07-06 18:01:07,952 INFO memory.MemoryStore: Block broadcast_33_piece0 stored as bytes in memory (estimated size 6.7 KiB, free 6.3 GiB)</text:p>
      <text:p text:style-name="Standard">2021-07-06 18:01:07,952 INFO storage.BlockManagerInfo: Added broadcast_33_piece0 in memory on ubuntu:37927 (size: 6.7 KiB, free: 7.3 GiB)</text:p>
      <text:p text:style-name="Standard">2021-07-06 18:01:07,953 INFO spark.SparkContext: Created broadcast 33 from broadcast at DAGScheduler.scala:1388</text:p>
      <text:p text:style-name="Standard">2021-07-06 18:01:07,954 INFO scheduler.DAGScheduler: Submitting 4 missing tasks from ResultStage 21 (MapPartitionsRDD[65] at showString at NativeMethodAccessorImpl.java:0) (first 15 tasks are for partitions Vector(1, 2, 3, 4))</text:p>
      <text:p text:style-name="Standard">2021-07-06 18:01:07,954 INFO cluster.YarnScheduler: Adding task set 21.0 with 4 tasks resource profile 0</text:p>
      <text:p text:style-name="Standard">2021-07-06 18:01:07,955 INFO scheduler.TaskSetManager: Starting task 0.0 in stage 21.0 (TID 105) (slave2, executor 3, partition 1, PROCESS_LOCAL, 4345 bytes) taskResourceAssignments Map()</text:p>
      <text:p text:style-name="Standard">2021-07-06 18:01:07,955 INFO scheduler.TaskSetManager: Starting task 1.0 in stage 21.0 (TID 106) (slave1, executor 2, partition 2, PROCESS_LOCAL, 4345 bytes) taskResourceAssignments Map()</text:p>
      <text:p text:style-name="Standard"><text:soft-page-break/>2021-07-06 18:01:07,955 INFO scheduler.TaskSetManager: Starting task 2.0 in stage 21.0 (TID 107) (slave2, executor 3, partition 3, PROCESS_LOCAL, 4345 bytes) taskResourceAssignments Map()</text:p>
      <text:p text:style-name="Standard">2021-07-06 18:01:07,955 INFO scheduler.TaskSetManager: Starting task 3.0 in stage 21.0 (TID 108) (slave1, executor 2, partition 4, PROCESS_LOCAL, 4345 bytes) taskResourceAssignments Map()</text:p>
      <text:p text:style-name="Standard">2021-07-06 18:01:07,965 INFO storage.BlockManagerInfo: Added broadcast_33_piece0 in memory on slave2:37095 (size: 6.7 KiB, free: 1554.4 MiB)</text:p>
      <text:p text:style-name="Standard">2021-07-06 18:01:07,967 INFO storage.BlockManagerInfo: Added broadcast_33_piece0 in memory on slave1:39533 (size: 6.7 KiB, free: 1554.3 MiB)</text:p>
      <text:p text:style-name="Standard">2021-07-06 18:01:07,976 INFO scheduler.TaskSetManager: Finished task 0.0 in stage 21.0 (TID 105) in 21 ms on slave2 (executor 3) (1/4)</text:p>
      <text:p text:style-name="Standard">2021-07-06 18:01:07,991 INFO scheduler.TaskSetManager: Finished task 1.0 in stage 21.0 (TID 106) in 36 ms on slave1 (executor 2) (2/4)</text:p>
      <text:p text:style-name="Standard">2021-07-06 18:01:07,991 INFO scheduler.TaskSetManager: Finished task 3.0 in stage 21.0 (TID 108) in 36 ms on slave1 (executor 2) (3/4)</text:p>
      <text:p text:style-name="Standard">2021-07-06 18:01:08,015 INFO scheduler.TaskSetManager: Finished task 2.0 in stage 21.0 (TID 107) in 60 ms on slave2 (executor 3) (4/4)</text:p>
      <text:p text:style-name="Standard">2021-07-06 18:01:08,015 INFO cluster.YarnScheduler: Removed TaskSet 21.0, whose tasks have all completed, from pool </text:p>
      <text:p text:style-name="Standard">2021-07-06 18:01:08,016 INFO scheduler.DAGScheduler: ResultStage 21 (showString at NativeMethodAccessorImpl.java:0) finished in 0.067 s</text:p>
      <text:p text:style-name="Standard">2021-07-06 18:01:08,016 INFO scheduler.DAGScheduler: Job 21 is finished. Cancelling potential speculative or zombie tasks for this job</text:p>
      <text:p text:style-name="Standard">2021-07-06 18:01:08,016 INFO cluster.YarnScheduler: Killing all running tasks in stage 21: Stage finished</text:p>
      <text:p text:style-name="Standard">2021-07-06 18:01:08,016 INFO scheduler.DAGScheduler: Job 21 finished: showString at NativeMethodAccessorImpl.java:0, took 0.069964 s</text:p>
      <text:p text:style-name="Standard">2021-07-06 18:01:08,020 INFO spark.SparkContext: Starting job: showString at NativeMethodAccessorImpl.java:0</text:p>
      <text:p text:style-name="Standard">2021-07-06 18:01:08,020 INFO scheduler.DAGScheduler: Got job 22 (showString at NativeMethodAccessorImpl.java:0) with 20 output partitions</text:p>
      <text:p text:style-name="Standard">2021-07-06 18:01:08,020 INFO scheduler.DAGScheduler: Final stage: ResultStage 22 (showString at NativeMethodAccessorImpl.java:0)</text:p>
      <text:p text:style-name="Standard">2021-07-06 18:01:08,020 INFO scheduler.DAGScheduler: Parents of final stage: List()</text:p>
      <text:p text:style-name="Standard">2021-07-06 18:01:08,021 INFO scheduler.DAGScheduler: Missing parents: List()</text:p>
      <text:p text:style-name="Standard">2021-07-06 18:01:08,022 INFO scheduler.DAGScheduler: Submitting ResultStage 22 (MapPartitionsRDD[65] at showString at NativeMethodAccessorImpl.java:0), which has no missing parents</text:p>
      <text:p text:style-name="Standard">2021-07-06 18:01:08,024 INFO memory.MemoryStore: Block broadcast_34 stored as values in memory (estimated size 12.7 KiB, free 6.3 GiB)</text:p>
      <text:p text:style-name="Standard">2021-07-06 18:01:08,025 INFO memory.MemoryStore: Block broadcast_34_piece0 stored as bytes in memory (estimated size 6.7 KiB, free 6.3 GiB)</text:p>
      <text:p text:style-name="Standard">2021-07-06 18:01:08,025 INFO storage.BlockManagerInfo: Added broadcast_34_piece0 in memory on ubuntu:37927 (size: 6.7 KiB, free: 7.3 GiB)</text:p>
      <text:p text:style-name="Standard">2021-07-06 18:01:08,026 INFO spark.SparkContext: Created broadcast 34 from broadcast at DAGScheduler.scala:1388</text:p>
      <text:p text:style-name="Standard">2021-07-06 18:01:08,026 INFO scheduler.DAGScheduler: Submitting 20 missing tasks from ResultStage 22 (MapPartitionsRDD[65] at showString at NativeMethodAccessorImpl.java:0) (first 15 tasks are for partitions Vector(5, 6, 7, 8, 9, 10, 11, 12, 13, 14, 15, 16, 17, 18, 19))</text:p>
      <text:p text:style-name="Standard">2021-07-06 18:01:08,026 INFO cluster.YarnScheduler: Adding task set 22.0 with 20 tasks resource profile 0</text:p>
      <text:p text:style-name="Standard"><text:soft-page-break/>2021-07-06 18:01:08,027 INFO scheduler.TaskSetManager: Starting task 0.0 in stage 22.0 (TID 109) (slave1, executor 2, partition 5, PROCESS_LOCAL, 4345 bytes) taskResourceAssignments Map()</text:p>
      <text:p text:style-name="Standard">2021-07-06 18:01:08,027 INFO scheduler.TaskSetManager: Starting task 1.0 in stage 22.0 (TID 110) (slave2, executor 3, partition 6, PROCESS_LOCAL, 4345 bytes) taskResourceAssignments Map()</text:p>
      <text:p text:style-name="Standard">2021-07-06 18:01:08,028 INFO scheduler.TaskSetManager: Starting task 2.0 in stage 22.0 (TID 111) (slave1, executor 2, partition 7, PROCESS_LOCAL, 4345 bytes) taskResourceAssignments Map()</text:p>
      <text:p text:style-name="Standard">2021-07-06 18:01:08,028 INFO scheduler.TaskSetManager: Starting task 3.0 in stage 22.0 (TID 112) (slave2, executor 3, partition 8, PROCESS_LOCAL, 4345 bytes) taskResourceAssignments Map()</text:p>
      <text:p text:style-name="Standard">2021-07-06 18:01:08,039 INFO storage.BlockManagerInfo: Added broadcast_34_piece0 in memory on slave2:37095 (size: 6.7 KiB, free: 1554.4 MiB)</text:p>
      <text:p text:style-name="Standard">2021-07-06 18:01:08,039 INFO storage.BlockManagerInfo: Added broadcast_34_piece0 in memory on slave1:39533 (size: 6.7 KiB, free: 1554.3 MiB)</text:p>
      <text:p text:style-name="Standard">2021-07-06 18:01:08,048 INFO scheduler.TaskSetManager: Starting task 4.0 in stage 22.0 (TID 113) (slave2, executor 3, partition 9, PROCESS_LOCAL, 4345 bytes) taskResourceAssignments Map()</text:p>
      <text:p text:style-name="Standard">2021-07-06 18:01:08,048 INFO scheduler.TaskSetManager: Finished task 3.0 in stage 22.0 (TID 112) in 20 ms on slave2 (executor 3) (1/20)</text:p>
      <text:p text:style-name="Standard">2021-07-06 18:01:08,051 INFO scheduler.TaskSetManager: Starting task 5.0 in stage 22.0 (TID 114) (slave1, executor 2, partition 10, PROCESS_LOCAL, 4345 bytes) taskResourceAssignments Map()</text:p>
      <text:p text:style-name="Standard">2021-07-06 18:01:08,051 INFO scheduler.TaskSetManager: Finished task 0.0 in stage 22.0 (TID 109) in 24 ms on slave1 (executor 2) (2/20)</text:p>
      <text:p text:style-name="Standard">2021-07-06 18:01:08,069 INFO scheduler.TaskSetManager: Starting task 6.0 in stage 22.0 (TID 115) (slave2, executor 3, partition 11, PROCESS_LOCAL, 4345 bytes) taskResourceAssignments Map()</text:p>
      <text:p text:style-name="Standard">2021-07-06 18:01:08,071 INFO scheduler.TaskSetManager: Finished task 4.0 in stage 22.0 (TID 113) in 23 ms on slave2 (executor 3) (3/20)</text:p>
      <text:p text:style-name="Standard">2021-07-06 18:01:08,091 INFO scheduler.TaskSetManager: Starting task 7.0 in stage 22.0 (TID 116) (slave1, executor 2, partition 12, PROCESS_LOCAL, 4345 bytes) taskResourceAssignments Map()</text:p>
      <text:p text:style-name="Standard">2021-07-06 18:01:08,091 INFO scheduler.TaskSetManager: Finished task 2.0 in stage 22.0 (TID 111) in 64 ms on slave1 (executor 2) (4/20)</text:p>
      <text:p text:style-name="Standard">2021-07-06 18:01:08,092 INFO scheduler.TaskSetManager: Starting task 8.0 in stage 22.0 (TID 117) (slave2, executor 3, partition 13, PROCESS_LOCAL, 4345 bytes) taskResourceAssignments Map()</text:p>
      <text:p text:style-name="Standard">2021-07-06 18:01:08,093 INFO scheduler.TaskSetManager: Finished task 1.0 in stage 22.0 (TID 110) in 66 ms on slave2 (executor 3) (5/20)</text:p>
      <text:p text:style-name="Standard">2021-07-06 18:01:08,101 INFO scheduler.TaskSetManager: Starting task 9.0 in stage 22.0 (TID 118) (slave1, executor 2, partition 14, PROCESS_LOCAL, 4345 bytes) taskResourceAssignments Map()</text:p>
      <text:p text:style-name="Standard">2021-07-06 18:01:08,102 INFO scheduler.TaskSetManager: Finished task 7.0 in stage 22.0 (TID 116) in 12 ms on slave1 (executor 2) (6/20)</text:p>
      <text:p text:style-name="Standard">2021-07-06 18:01:08,102 INFO scheduler.TaskSetManager: Starting task 10.0 in stage 22.0 (TID 119) (slave1, executor 2, partition 15, PROCESS_LOCAL, 4380 bytes) taskResourceAssignments Map()</text:p>
      <text:p text:style-name="Standard">2021-07-06 18:01:08,103 INFO scheduler.TaskSetManager: Finished task 5.0 in stage 22.0 (TID 114) in 52 ms on slave1 (executor 2) (7/20)</text:p>
      <text:p text:style-name="Standard"><text:soft-page-break/>2021-07-06 18:01:08,122 INFO scheduler.TaskSetManager: Starting task 11.0 in stage 22.0 (TID 120) (slave1, executor 2, partition 16, PROCESS_LOCAL, 4345 bytes) taskResourceAssignments Map()</text:p>
      <text:p text:style-name="Standard">2021-07-06 18:01:08,122 INFO scheduler.TaskSetManager: Finished task 9.0 in stage 22.0 (TID 118) in 21 ms on slave1 (executor 2) (8/20)</text:p>
      <text:p text:style-name="Standard">2021-07-06 18:01:08,123 INFO scheduler.TaskSetManager: Starting task 12.0 in stage 22.0 (TID 121) (slave1, executor 2, partition 17, PROCESS_LOCAL, 4345 bytes) taskResourceAssignments Map()</text:p>
      <text:p text:style-name="Standard">2021-07-06 18:01:08,124 INFO scheduler.TaskSetManager: Finished task 10.0 in stage 22.0 (TID 119) in 22 ms on slave1 (executor 2) (9/20)</text:p>
      <text:p text:style-name="Standard">2021-07-06 18:01:08,129 INFO scheduler.TaskSetManager: Starting task 13.0 in stage 22.0 (TID 122) (slave2, executor 3, partition 18, PROCESS_LOCAL, 4345 bytes) taskResourceAssignments Map()</text:p>
      <text:p text:style-name="Standard">2021-07-06 18:01:08,129 INFO scheduler.TaskSetManager: Finished task 6.0 in stage 22.0 (TID 115) in 60 ms on slave2 (executor 3) (10/20)</text:p>
      <text:p text:style-name="Standard">2021-07-06 18:01:08,133 INFO scheduler.TaskSetManager: Starting task 14.0 in stage 22.0 (TID 123) (slave1, executor 2, partition 19, PROCESS_LOCAL, 4345 bytes) taskResourceAssignments Map()</text:p>
      <text:p text:style-name="Standard">2021-07-06 18:01:08,134 INFO scheduler.TaskSetManager: Finished task 12.0 in stage 22.0 (TID 121) in 10 ms on slave1 (executor 2) (11/20)</text:p>
      <text:p text:style-name="Standard">2021-07-06 18:01:08,139 INFO scheduler.TaskSetManager: Starting task 15.0 in stage 22.0 (TID 124) (slave2, executor 3, partition 20, PROCESS_LOCAL, 4345 bytes) taskResourceAssignments Map()</text:p>
      <text:p text:style-name="Standard">2021-07-06 18:01:08,139 INFO scheduler.TaskSetManager: Finished task 13.0 in stage 22.0 (TID 122) in 11 ms on slave2 (executor 3) (12/20)</text:p>
      <text:p text:style-name="Standard">2021-07-06 18:01:08,147 INFO scheduler.TaskSetManager: Starting task 16.0 in stage 22.0 (TID 125) (slave2, executor 3, partition 21, PROCESS_LOCAL, 4345 bytes) taskResourceAssignments Map()</text:p>
      <text:p text:style-name="Standard">2021-07-06 18:01:08,147 INFO scheduler.TaskSetManager: Finished task 8.0 in stage 22.0 (TID 117) in 55 ms on slave2 (executor 3) (13/20)</text:p>
      <text:p text:style-name="Standard">2021-07-06 18:01:08,152 INFO scheduler.TaskSetManager: Starting task 17.0 in stage 22.0 (TID 126) (slave2, executor 3, partition 22, PROCESS_LOCAL, 4345 bytes) taskResourceAssignments Map()</text:p>
      <text:p text:style-name="Standard">2021-07-06 18:01:08,152 INFO scheduler.TaskSetManager: Finished task 15.0 in stage 22.0 (TID 124) in 13 ms on slave2 (executor 3) (14/20)</text:p>
      <text:p text:style-name="Standard">2021-07-06 18:01:08,157 INFO scheduler.TaskSetManager: Starting task 18.0 in stage 22.0 (TID 127) (slave2, executor 3, partition 23, PROCESS_LOCAL, 4345 bytes) taskResourceAssignments Map()</text:p>
      <text:p text:style-name="Standard">2021-07-06 18:01:08,157 INFO scheduler.TaskSetManager: Finished task 16.0 in stage 22.0 (TID 125) in 11 ms on slave2 (executor 3) (15/20)</text:p>
      <text:p text:style-name="Standard">2021-07-06 18:01:08,173 INFO scheduler.TaskSetManager: Starting task 19.0 in stage 22.0 (TID 128) (slave1, executor 2, partition 24, PROCESS_LOCAL, 4345 bytes) taskResourceAssignments Map()</text:p>
      <text:p text:style-name="Standard">2021-07-06 18:01:08,173 INFO scheduler.TaskSetManager: Finished task 11.0 in stage 22.0 (TID 120) in 52 ms on slave1 (executor 2) (16/20)</text:p>
      <text:p text:style-name="Standard">2021-07-06 18:01:08,182 INFO scheduler.TaskSetManager: Finished task 14.0 in stage 22.0 (TID 123) in 49 ms on slave1 (executor 2) (17/20)</text:p>
      <text:p text:style-name="Standard">2021-07-06 18:01:08,183 INFO scheduler.TaskSetManager: Finished task 19.0 in stage 22.0 (TID 128) in 10 ms on slave1 (executor 2) (18/20)</text:p>
      <text:p text:style-name="Standard">2021-07-06 18:01:08,206 INFO scheduler.TaskSetManager: Finished task 17.0 in stage 22.0 (TID 126) in 54 ms on slave2 (executor 3) (19/20)</text:p>
      <text:p text:style-name="Standard"><text:soft-page-break/>2021-07-06 18:01:08,214 INFO scheduler.TaskSetManager: Finished task 18.0 in stage 22.0 (TID 127) in 58 ms on slave2 (executor 3) (20/20)</text:p>
      <text:p text:style-name="Standard">2021-07-06 18:01:08,214 INFO cluster.YarnScheduler: Removed TaskSet 22.0, whose tasks have all completed, from pool </text:p>
      <text:p text:style-name="Standard">2021-07-06 18:01:08,214 INFO scheduler.DAGScheduler: ResultStage 22 (showString at NativeMethodAccessorImpl.java:0) finished in 0.192 s</text:p>
      <text:p text:style-name="Standard">2021-07-06 18:01:08,215 INFO scheduler.DAGScheduler: Job 22 is finished. Cancelling potential speculative or zombie tasks for this job</text:p>
      <text:p text:style-name="Standard">2021-07-06 18:01:08,215 INFO cluster.YarnScheduler: Killing all running tasks in stage 22: Stage finished</text:p>
      <text:p text:style-name="Standard">2021-07-06 18:01:08,215 INFO scheduler.DAGScheduler: Job 22 finished: showString at NativeMethodAccessorImpl.java:0, took 0.195560 s</text:p>
      <text:p text:style-name="Standard">2021-07-06 18:01:08,219 INFO spark.SparkContext: Starting job: showString at NativeMethodAccessorImpl.java:0</text:p>
      <text:p text:style-name="Standard">2021-07-06 18:01:08,219 INFO scheduler.DAGScheduler: Got job 23 (showString at NativeMethodAccessorImpl.java:0) with 7 output partitions</text:p>
      <text:p text:style-name="Standard">2021-07-06 18:01:08,219 INFO scheduler.DAGScheduler: Final stage: ResultStage 23 (showString at NativeMethodAccessorImpl.java:0)</text:p>
      <text:p text:style-name="Standard">2021-07-06 18:01:08,219 INFO scheduler.DAGScheduler: Parents of final stage: List()</text:p>
      <text:p text:style-name="Standard">2021-07-06 18:01:08,220 INFO scheduler.DAGScheduler: Missing parents: List()</text:p>
      <text:p text:style-name="Standard">2021-07-06 18:01:08,221 INFO scheduler.DAGScheduler: Submitting ResultStage 23 (MapPartitionsRDD[65] at showString at NativeMethodAccessorImpl.java:0), which has no missing parents</text:p>
      <text:p text:style-name="Standard">2021-07-06 18:01:08,225 INFO memory.MemoryStore: Block broadcast_35 stored as values in memory (estimated size 12.7 KiB, free 6.3 GiB)</text:p>
      <text:p text:style-name="Standard">2021-07-06 18:01:08,226 INFO memory.MemoryStore: Block broadcast_35_piece0 stored as bytes in memory (estimated size 6.7 KiB, free 6.3 GiB)</text:p>
      <text:p text:style-name="Standard">2021-07-06 18:01:08,226 INFO storage.BlockManagerInfo: Added broadcast_35_piece0 in memory on ubuntu:37927 (size: 6.7 KiB, free: 7.3 GiB)</text:p>
      <text:p text:style-name="Standard">2021-07-06 18:01:08,226 INFO spark.SparkContext: Created broadcast 35 from broadcast at DAGScheduler.scala:1388</text:p>
      <text:p text:style-name="Standard">2021-07-06 18:01:08,226 INFO scheduler.DAGScheduler: Submitting 7 missing tasks from ResultStage 23 (MapPartitionsRDD[65] at showString at NativeMethodAccessorImpl.java:0) (first 15 tasks are for partitions Vector(25, 26, 27, 28, 29, 30, 31))</text:p>
      <text:p text:style-name="Standard">2021-07-06 18:01:08,226 INFO cluster.YarnScheduler: Adding task set 23.0 with 7 tasks resource profile 0</text:p>
      <text:p text:style-name="Standard">2021-07-06 18:01:08,227 INFO scheduler.TaskSetManager: Starting task 0.0 in stage 23.0 (TID 129) (slave1, executor 2, partition 25, PROCESS_LOCAL, 4345 bytes) taskResourceAssignments Map()</text:p>
      <text:p text:style-name="Standard">2021-07-06 18:01:08,227 INFO scheduler.TaskSetManager: Starting task 1.0 in stage 23.0 (TID 130) (slave2, executor 3, partition 26, PROCESS_LOCAL, 4345 bytes) taskResourceAssignments Map()</text:p>
      <text:p text:style-name="Standard">2021-07-06 18:01:08,228 INFO scheduler.TaskSetManager: Starting task 2.0 in stage 23.0 (TID 131) (slave1, executor 2, partition 27, PROCESS_LOCAL, 4345 bytes) taskResourceAssignments Map()</text:p>
      <text:p text:style-name="Standard">2021-07-06 18:01:08,228 INFO scheduler.TaskSetManager: Starting task 3.0 in stage 23.0 (TID 132) (slave2, executor 3, partition 28, PROCESS_LOCAL, 4345 bytes) taskResourceAssignments Map()</text:p>
      <text:p text:style-name="Standard">2021-07-06 18:01:08,240 INFO storage.BlockManagerInfo: Added broadcast_35_piece0 in memory on slave1:39533 (size: 6.7 KiB, free: 1554.3 MiB)</text:p>
      <text:p text:style-name="Standard">2021-07-06 18:01:08,241 INFO storage.BlockManagerInfo: Added broadcast_35_piece0 in memory on slave2:37095 (size: 6.7 KiB, free: 1554.4 MiB)</text:p>
      <text:p text:style-name="Standard"><text:soft-page-break/>2021-07-06 18:01:08,254 INFO scheduler.TaskSetManager: Starting task 4.0 in stage 23.0 (TID 133) (slave1, executor 2, partition 29, PROCESS_LOCAL, 4345 bytes) taskResourceAssignments Map()</text:p>
      <text:p text:style-name="Standard">2021-07-06 18:01:08,254 INFO scheduler.TaskSetManager: Finished task 2.0 in stage 23.0 (TID 131) in 26 ms on slave1 (executor 2) (1/7)</text:p>
      <text:p text:style-name="Standard">2021-07-06 18:01:08,255 INFO scheduler.TaskSetManager: Starting task 5.0 in stage 23.0 (TID 134) (slave2, executor 3, partition 30, PROCESS_LOCAL, 4345 bytes) taskResourceAssignments Map()</text:p>
      <text:p text:style-name="Standard">2021-07-06 18:01:08,256 INFO scheduler.TaskSetManager: Starting task 6.0 in stage 23.0 (TID 135) (slave2, executor 3, partition 31, PROCESS_LOCAL, 4380 bytes) taskResourceAssignments Map()</text:p>
      <text:p text:style-name="Standard">2021-07-06 18:01:08,257 INFO scheduler.TaskSetManager: Finished task 3.0 in stage 23.0 (TID 132) in 29 ms on slave2 (executor 3) (2/7)</text:p>
      <text:p text:style-name="Standard">2021-07-06 18:01:08,257 INFO scheduler.TaskSetManager: Finished task 1.0 in stage 23.0 (TID 130) in 30 ms on slave2 (executor 3) (3/7)</text:p>
      <text:p text:style-name="Standard">2021-07-06 18:01:08,258 INFO scheduler.TaskSetManager: Finished task 0.0 in stage 23.0 (TID 129) in 31 ms on slave1 (executor 2) (4/7)</text:p>
      <text:p text:style-name="Standard">2021-07-06 18:01:08,263 INFO scheduler.TaskSetManager: Finished task 4.0 in stage 23.0 (TID 133) in 10 ms on slave1 (executor 2) (5/7)</text:p>
      <text:p text:style-name="Standard">2021-07-06 18:01:08,271 INFO scheduler.TaskSetManager: Finished task 5.0 in stage 23.0 (TID 134) in 17 ms on slave2 (executor 3) (6/7)</text:p>
      <text:p text:style-name="Standard">2021-07-06 18:01:08,274 INFO scheduler.TaskSetManager: Finished task 6.0 in stage 23.0 (TID 135) in 18 ms on slave2 (executor 3) (7/7)</text:p>
      <text:p text:style-name="Standard">2021-07-06 18:01:08,274 INFO cluster.YarnScheduler: Removed TaskSet 23.0, whose tasks have all completed, from pool </text:p>
      <text:p text:style-name="Standard">2021-07-06 18:01:08,275 INFO scheduler.DAGScheduler: ResultStage 23 (showString at NativeMethodAccessorImpl.java:0) finished in 0.054 s</text:p>
      <text:p text:style-name="Standard">2021-07-06 18:01:08,275 INFO scheduler.DAGScheduler: Job 23 is finished. Cancelling potential speculative or zombie tasks for this job</text:p>
      <text:p text:style-name="Standard">2021-07-06 18:01:08,275 INFO cluster.YarnScheduler: Killing all running tasks in stage 23: Stage finished</text:p>
      <text:p text:style-name="Standard">2021-07-06 18:01:08,275 INFO scheduler.DAGScheduler: Job 23 finished: showString at NativeMethodAccessorImpl.java:0, took 0.056461 s</text:p>
      <text:p text:style-name="Standard">2021-07-06 18:01:08,284 INFO codegen.CodeGenerator: Code generated in 6.840206 ms</text:p>
      <text:p text:style-name="Standard">+----------+---+------+</text:p>
      <text:p text:style-name="Standard">| <text:s text:c="6"/>dob|age|is_fan|</text:p>
      <text:p text:style-name="Standard">+----------+---+------+</text:p>
      <text:p text:style-name="Standard">|1990-05-03| 29| <text:s/>true|</text:p>
      <text:p text:style-name="Standard">|1994-09-23| 25| false|</text:p>
      <text:p text:style-name="Standard">+----------+---+------+</text:p>
      <text:p text:style-name="Standard"/>
      <text:p text:style-name="Standard">2021-07-06 18:01:08,335 INFO spark.SparkContext: Starting job: showString at NativeMethodAccessorImpl.java:0</text:p>
      <text:p text:style-name="Standard">2021-07-06 18:01:08,337 INFO scheduler.DAGScheduler: Got job 24 (showString at NativeMethodAccessorImpl.java:0) with 1 output partitions</text:p>
      <text:p text:style-name="Standard">2021-07-06 18:01:08,337 INFO scheduler.DAGScheduler: Final stage: ResultStage 24 (showString at NativeMethodAccessorImpl.java:0)</text:p>
      <text:p text:style-name="Standard">2021-07-06 18:01:08,337 INFO scheduler.DAGScheduler: Parents of final stage: List()</text:p>
      <text:p text:style-name="Standard">2021-07-06 18:01:08,337 INFO scheduler.DAGScheduler: Missing parents: List()</text:p>
      <text:p text:style-name="Standard">2021-07-06 18:01:08,338 INFO scheduler.DAGScheduler: Submitting ResultStage 24 (MapPartitionsRDD[72] at showString at NativeMethodAccessorImpl.java:0), which has no missing parents</text:p>
      <text:p text:style-name="Standard"><text:soft-page-break/>2021-07-06 18:01:08,340 INFO memory.MemoryStore: Block broadcast_36 stored as values in memory (estimated size 12.7 KiB, free 6.3 GiB)</text:p>
      <text:p text:style-name="Standard">2021-07-06 18:01:08,341 INFO memory.MemoryStore: Block broadcast_36_piece0 stored as bytes in memory (estimated size 6.7 KiB, free 6.3 GiB)</text:p>
      <text:p text:style-name="Standard">2021-07-06 18:01:08,341 INFO storage.BlockManagerInfo: Added broadcast_36_piece0 in memory on ubuntu:37927 (size: 6.7 KiB, free: 7.3 GiB)</text:p>
      <text:p text:style-name="Standard">2021-07-06 18:01:08,342 INFO spark.SparkContext: Created broadcast 36 from broadcast at DAGScheduler.scala:1388</text:p>
      <text:p text:style-name="Standard">2021-07-06 18:01:08,342 INFO scheduler.DAGScheduler: Submitting 1 missing tasks from ResultStage 24 (MapPartitionsRDD[72] at showString at NativeMethodAccessorImpl.java:0) (first 15 tasks are for partitions Vector(0))</text:p>
      <text:p text:style-name="Standard">2021-07-06 18:01:08,342 INFO cluster.YarnScheduler: Adding task set 24.0 with 1 tasks resource profile 0</text:p>
      <text:p text:style-name="Standard">2021-07-06 18:01:08,343 INFO scheduler.TaskSetManager: Starting task 0.0 in stage 24.0 (TID 136) (slave2, executor 3, partition 0, PROCESS_LOCAL, 4345 bytes) taskResourceAssignments Map()</text:p>
      <text:p text:style-name="Standard">2021-07-06 18:01:08,351 INFO storage.BlockManagerInfo: Added broadcast_36_piece0 in memory on slave2:37095 (size: 6.7 KiB, free: 1554.4 MiB)</text:p>
      <text:p text:style-name="Standard">2021-07-06 18:01:08,402 INFO scheduler.TaskSetManager: Finished task 0.0 in stage 24.0 (TID 136) in 59 ms on slave2 (executor 3) (1/1)</text:p>
      <text:p text:style-name="Standard">2021-07-06 18:01:08,402 INFO cluster.YarnScheduler: Removed TaskSet 24.0, whose tasks have all completed, from pool </text:p>
      <text:p text:style-name="Standard">2021-07-06 18:01:08,402 INFO scheduler.DAGScheduler: ResultStage 24 (showString at NativeMethodAccessorImpl.java:0) finished in 0.063 s</text:p>
      <text:p text:style-name="Standard">2021-07-06 18:01:08,403 INFO scheduler.DAGScheduler: Job 24 is finished. Cancelling potential speculative or zombie tasks for this job</text:p>
      <text:p text:style-name="Standard">2021-07-06 18:01:08,403 INFO cluster.YarnScheduler: Killing all running tasks in stage 24: Stage finished</text:p>
      <text:p text:style-name="Standard">2021-07-06 18:01:08,403 INFO scheduler.DAGScheduler: Job 24 finished: showString at NativeMethodAccessorImpl.java:0, took 0.067971 s</text:p>
      <text:p text:style-name="Standard">2021-07-06 18:01:08,406 INFO spark.SparkContext: Starting job: showString at NativeMethodAccessorImpl.java:0</text:p>
      <text:p text:style-name="Standard">2021-07-06 18:01:08,407 INFO scheduler.DAGScheduler: Got job 25 (showString at NativeMethodAccessorImpl.java:0) with 4 output partitions</text:p>
      <text:p text:style-name="Standard">2021-07-06 18:01:08,407 INFO scheduler.DAGScheduler: Final stage: ResultStage 25 (showString at NativeMethodAccessorImpl.java:0)</text:p>
      <text:p text:style-name="Standard">2021-07-06 18:01:08,407 INFO scheduler.DAGScheduler: Parents of final stage: List()</text:p>
      <text:p text:style-name="Standard">2021-07-06 18:01:08,407 INFO scheduler.DAGScheduler: Missing parents: List()</text:p>
      <text:p text:style-name="Standard">2021-07-06 18:01:08,408 INFO scheduler.DAGScheduler: Submitting ResultStage 25 (MapPartitionsRDD[72] at showString at NativeMethodAccessorImpl.java:0), which has no missing parents</text:p>
      <text:p text:style-name="Standard">2021-07-06 18:01:08,410 INFO memory.MemoryStore: Block broadcast_37 stored as values in memory (estimated size 12.7 KiB, free 6.3 GiB)</text:p>
      <text:p text:style-name="Standard">2021-07-06 18:01:08,411 INFO memory.MemoryStore: Block broadcast_37_piece0 stored as bytes in memory (estimated size 6.7 KiB, free 6.3 GiB)</text:p>
      <text:p text:style-name="Standard">2021-07-06 18:01:08,411 INFO storage.BlockManagerInfo: Added broadcast_37_piece0 in memory on ubuntu:37927 (size: 6.7 KiB, free: 7.3 GiB)</text:p>
      <text:p text:style-name="Standard">2021-07-06 18:01:08,411 INFO spark.SparkContext: Created broadcast 37 from broadcast at DAGScheduler.scala:1388</text:p>
      <text:p text:style-name="Standard">2021-07-06 18:01:08,411 INFO scheduler.DAGScheduler: Submitting 4 missing tasks from ResultStage 25 (MapPartitionsRDD[72] at showString at NativeMethodAccessorImpl.java:0) (first 15 tasks are for partitions Vector(1, 2, 3, 4))</text:p>
      <text:p text:style-name="Standard"><text:soft-page-break/>2021-07-06 18:01:08,411 INFO cluster.YarnScheduler: Adding task set 25.0 with 4 tasks resource profile 0</text:p>
      <text:p text:style-name="Standard">2021-07-06 18:01:08,412 INFO scheduler.TaskSetManager: Starting task 0.0 in stage 25.0 (TID 137) (slave1, executor 2, partition 1, PROCESS_LOCAL, 4345 bytes) taskResourceAssignments Map()</text:p>
      <text:p text:style-name="Standard">2021-07-06 18:01:08,412 INFO scheduler.TaskSetManager: Starting task 1.0 in stage 25.0 (TID 138) (slave2, executor 3, partition 2, PROCESS_LOCAL, 4345 bytes) taskResourceAssignments Map()</text:p>
      <text:p text:style-name="Standard">2021-07-06 18:01:08,412 INFO scheduler.TaskSetManager: Starting task 2.0 in stage 25.0 (TID 139) (slave1, executor 2, partition 3, PROCESS_LOCAL, 4345 bytes) taskResourceAssignments Map()</text:p>
      <text:p text:style-name="Standard">2021-07-06 18:01:08,412 INFO scheduler.TaskSetManager: Starting task 3.0 in stage 25.0 (TID 140) (slave2, executor 3, partition 4, PROCESS_LOCAL, 4345 bytes) taskResourceAssignments Map()</text:p>
      <text:p text:style-name="Standard">2021-07-06 18:01:08,422 INFO storage.BlockManagerInfo: Added broadcast_37_piece0 in memory on slave1:39533 (size: 6.7 KiB, free: 1554.3 MiB)</text:p>
      <text:p text:style-name="Standard">2021-07-06 18:01:08,422 INFO storage.BlockManagerInfo: Added broadcast_37_piece0 in memory on slave2:37095 (size: 6.7 KiB, free: 1554.4 MiB)</text:p>
      <text:p text:style-name="Standard">2021-07-06 18:01:08,431 INFO scheduler.TaskSetManager: Finished task 3.0 in stage 25.0 (TID 140) in 19 ms on slave2 (executor 3) (1/4)</text:p>
      <text:p text:style-name="Standard">2021-07-06 18:01:08,471 INFO scheduler.TaskSetManager: Finished task 0.0 in stage 25.0 (TID 137) in 59 ms on slave1 (executor 2) (2/4)</text:p>
      <text:p text:style-name="Standard">2021-07-06 18:01:08,472 INFO scheduler.TaskSetManager: Finished task 1.0 in stage 25.0 (TID 138) in 60 ms on slave2 (executor 3) (3/4)</text:p>
      <text:p text:style-name="Standard">2021-07-06 18:01:08,473 INFO scheduler.TaskSetManager: Finished task 2.0 in stage 25.0 (TID 139) in 61 ms on slave1 (executor 2) (4/4)</text:p>
      <text:p text:style-name="Standard">2021-07-06 18:01:08,473 INFO cluster.YarnScheduler: Removed TaskSet 25.0, whose tasks have all completed, from pool </text:p>
      <text:p text:style-name="Standard">2021-07-06 18:01:08,474 INFO scheduler.DAGScheduler: ResultStage 25 (showString at NativeMethodAccessorImpl.java:0) finished in 0.065 s</text:p>
      <text:p text:style-name="Standard">2021-07-06 18:01:08,474 INFO scheduler.DAGScheduler: Job 25 is finished. Cancelling potential speculative or zombie tasks for this job</text:p>
      <text:p text:style-name="Standard">2021-07-06 18:01:08,474 INFO cluster.YarnScheduler: Killing all running tasks in stage 25: Stage finished</text:p>
      <text:p text:style-name="Standard">2021-07-06 18:01:08,474 INFO scheduler.DAGScheduler: Job 25 finished: showString at NativeMethodAccessorImpl.java:0, took 0.067624 s</text:p>
      <text:p text:style-name="Standard">2021-07-06 18:01:08,477 INFO spark.SparkContext: Starting job: showString at NativeMethodAccessorImpl.java:0</text:p>
      <text:p text:style-name="Standard">2021-07-06 18:01:08,478 INFO scheduler.DAGScheduler: Got job 26 (showString at NativeMethodAccessorImpl.java:0) with 20 output partitions</text:p>
      <text:p text:style-name="Standard">2021-07-06 18:01:08,478 INFO scheduler.DAGScheduler: Final stage: ResultStage 26 (showString at NativeMethodAccessorImpl.java:0)</text:p>
      <text:p text:style-name="Standard">2021-07-06 18:01:08,478 INFO scheduler.DAGScheduler: Parents of final stage: List()</text:p>
      <text:p text:style-name="Standard">2021-07-06 18:01:08,478 INFO scheduler.DAGScheduler: Missing parents: List()</text:p>
      <text:p text:style-name="Standard">2021-07-06 18:01:08,481 INFO scheduler.DAGScheduler: Submitting ResultStage 26 (MapPartitionsRDD[72] at showString at NativeMethodAccessorImpl.java:0), which has no missing parents</text:p>
      <text:p text:style-name="Standard">2021-07-06 18:01:08,483 INFO memory.MemoryStore: Block broadcast_38 stored as values in memory (estimated size 12.7 KiB, free 6.3 GiB)</text:p>
      <text:p text:style-name="Standard">2021-07-06 18:01:08,484 INFO memory.MemoryStore: Block broadcast_38_piece0 stored as bytes in memory (estimated size 6.7 KiB, free 6.3 GiB)</text:p>
      <text:p text:style-name="Standard"><text:soft-page-break/>2021-07-06 18:01:08,484 INFO storage.BlockManagerInfo: Added broadcast_38_piece0 in memory on ubuntu:37927 (size: 6.7 KiB, free: 7.3 GiB)</text:p>
      <text:p text:style-name="Standard">2021-07-06 18:01:08,484 INFO spark.SparkContext: Created broadcast 38 from broadcast at DAGScheduler.scala:1388</text:p>
      <text:p text:style-name="Standard">2021-07-06 18:01:08,485 INFO scheduler.DAGScheduler: Submitting 20 missing tasks from ResultStage 26 (MapPartitionsRDD[72] at showString at NativeMethodAccessorImpl.java:0) (first 15 tasks are for partitions Vector(5, 6, 7, 8, 9, 10, 11, 12, 13, 14, 15, 16, 17, 18, 19))</text:p>
      <text:p text:style-name="Standard">2021-07-06 18:01:08,485 INFO cluster.YarnScheduler: Adding task set 26.0 with 20 tasks resource profile 0</text:p>
      <text:p text:style-name="Standard">2021-07-06 18:01:08,485 INFO scheduler.TaskSetManager: Starting task 0.0 in stage 26.0 (TID 141) (slave2, executor 3, partition 5, PROCESS_LOCAL, 4345 bytes) taskResourceAssignments Map()</text:p>
      <text:p text:style-name="Standard">2021-07-06 18:01:08,486 INFO scheduler.TaskSetManager: Starting task 1.0 in stage 26.0 (TID 142) (slave1, executor 2, partition 6, PROCESS_LOCAL, 4345 bytes) taskResourceAssignments Map()</text:p>
      <text:p text:style-name="Standard">2021-07-06 18:01:08,486 INFO scheduler.TaskSetManager: Starting task 2.0 in stage 26.0 (TID 143) (slave2, executor 3, partition 7, PROCESS_LOCAL, 4345 bytes) taskResourceAssignments Map()</text:p>
      <text:p text:style-name="Standard">2021-07-06 18:01:08,486 INFO scheduler.TaskSetManager: Starting task 3.0 in stage 26.0 (TID 144) (slave1, executor 2, partition 8, PROCESS_LOCAL, 4345 bytes) taskResourceAssignments Map()</text:p>
      <text:p text:style-name="Standard">2021-07-06 18:01:08,495 INFO storage.BlockManagerInfo: Added broadcast_38_piece0 in memory on slave1:39533 (size: 6.7 KiB, free: 1554.2 MiB)</text:p>
      <text:p text:style-name="Standard">2021-07-06 18:01:08,495 INFO storage.BlockManagerInfo: Added broadcast_38_piece0 in memory on slave2:37095 (size: 6.7 KiB, free: 1554.4 MiB)</text:p>
      <text:p text:style-name="Standard">2021-07-06 18:01:08,505 INFO scheduler.TaskSetManager: Starting task 4.0 in stage 26.0 (TID 145) (slave2, executor 3, partition 9, PROCESS_LOCAL, 4345 bytes) taskResourceAssignments Map()</text:p>
      <text:p text:style-name="Standard">2021-07-06 18:01:08,505 INFO scheduler.TaskSetManager: Finished task 0.0 in stage 26.0 (TID 141) in 20 ms on slave2 (executor 3) (1/20)</text:p>
      <text:p text:style-name="Standard">2021-07-06 18:01:08,506 INFO scheduler.TaskSetManager: Starting task 5.0 in stage 26.0 (TID 146) (slave2, executor 3, partition 10, PROCESS_LOCAL, 4345 bytes) taskResourceAssignments Map()</text:p>
      <text:p text:style-name="Standard">2021-07-06 18:01:08,506 INFO scheduler.TaskSetManager: Finished task 2.0 in stage 26.0 (TID 143) in 20 ms on slave2 (executor 3) (2/20)</text:p>
      <text:p text:style-name="Standard">2021-07-06 18:01:08,508 INFO scheduler.TaskSetManager: Starting task 6.0 in stage 26.0 (TID 147) (slave1, executor 2, partition 11, PROCESS_LOCAL, 4345 bytes) taskResourceAssignments Map()</text:p>
      <text:p text:style-name="Standard">2021-07-06 18:01:08,508 INFO scheduler.TaskSetManager: Finished task 3.0 in stage 26.0 (TID 144) in 22 ms on slave1 (executor 2) (3/20)</text:p>
      <text:p text:style-name="Standard">2021-07-06 18:01:08,510 INFO scheduler.TaskSetManager: Starting task 7.0 in stage 26.0 (TID 148) (slave1, executor 2, partition 12, PROCESS_LOCAL, 4345 bytes) taskResourceAssignments Map()</text:p>
      <text:p text:style-name="Standard">2021-07-06 18:01:08,510 INFO scheduler.TaskSetManager: Finished task 1.0 in stage 26.0 (TID 142) in 25 ms on slave1 (executor 2) (4/20)</text:p>
      <text:p text:style-name="Standard">2021-07-06 18:01:08,514 INFO scheduler.TaskSetManager: Starting task 8.0 in stage 26.0 (TID 149) (slave2, executor 3, partition 13, PROCESS_LOCAL, 4345 bytes) taskResourceAssignments Map()</text:p>
      <text:p text:style-name="Standard">2021-07-06 18:01:08,514 INFO scheduler.TaskSetManager: Finished task 5.0 in stage 26.0 (TID 146) in 8 ms on slave2 (executor 3) (5/20)</text:p>
      <text:p text:style-name="Standard"><text:soft-page-break/>2021-07-06 18:01:08,520 INFO scheduler.TaskSetManager: Starting task 9.0 in stage 26.0 (TID 150) (slave1, executor 2, partition 14, PROCESS_LOCAL, 4345 bytes) taskResourceAssignments Map()</text:p>
      <text:p text:style-name="Standard">2021-07-06 18:01:08,521 INFO scheduler.TaskSetManager: Finished task 6.0 in stage 26.0 (TID 147) in 14 ms on slave1 (executor 2) (6/20)</text:p>
      <text:p text:style-name="Standard">2021-07-06 18:01:08,524 INFO scheduler.TaskSetManager: Starting task 10.0 in stage 26.0 (TID 151) (slave1, executor 2, partition 15, PROCESS_LOCAL, 4380 bytes) taskResourceAssignments Map()</text:p>
      <text:p text:style-name="Standard">2021-07-06 18:01:08,526 INFO scheduler.TaskSetManager: Finished task 7.0 in stage 26.0 (TID 148) in 17 ms on slave1 (executor 2) (7/20)</text:p>
      <text:p text:style-name="Standard">2021-07-06 18:01:08,558 INFO scheduler.TaskSetManager: Starting task 11.0 in stage 26.0 (TID 152) (slave2, executor 3, partition 16, PROCESS_LOCAL, 4345 bytes) taskResourceAssignments Map()</text:p>
      <text:p text:style-name="Standard">2021-07-06 18:01:08,558 INFO scheduler.TaskSetManager: Finished task 4.0 in stage 26.0 (TID 145) in 53 ms on slave2 (executor 3) (8/20)</text:p>
      <text:p text:style-name="Standard">2021-07-06 18:01:08,566 INFO scheduler.TaskSetManager: Starting task 12.0 in stage 26.0 (TID 153) (slave2, executor 3, partition 17, PROCESS_LOCAL, 4345 bytes) taskResourceAssignments Map()</text:p>
      <text:p text:style-name="Standard">2021-07-06 18:01:08,566 INFO scheduler.TaskSetManager: Finished task 8.0 in stage 26.0 (TID 149) in 52 ms on slave2 (executor 3) (9/20)</text:p>
      <text:p text:style-name="Standard">2021-07-06 18:01:08,571 INFO scheduler.TaskSetManager: Starting task 13.0 in stage 26.0 (TID 154) (slave2, executor 3, partition 18, PROCESS_LOCAL, 4345 bytes) taskResourceAssignments Map()</text:p>
      <text:p text:style-name="Standard">2021-07-06 18:01:08,574 INFO scheduler.TaskSetManager: Starting task 14.0 in stage 26.0 (TID 155) (slave1, executor 2, partition 19, PROCESS_LOCAL, 4345 bytes) taskResourceAssignments Map()</text:p>
      <text:p text:style-name="Standard">2021-07-06 18:01:08,574 INFO scheduler.TaskSetManager: Finished task 11.0 in stage 26.0 (TID 152) in 17 ms on slave2 (executor 3) (10/20)</text:p>
      <text:p text:style-name="Standard">2021-07-06 18:01:08,574 INFO scheduler.TaskSetManager: Finished task 9.0 in stage 26.0 (TID 150) in 54 ms on slave1 (executor 2) (11/20)</text:p>
      <text:p text:style-name="Standard">2021-07-06 18:01:08,575 INFO scheduler.TaskSetManager: Starting task 15.0 in stage 26.0 (TID 156) (slave2, executor 3, partition 20, PROCESS_LOCAL, 4345 bytes) taskResourceAssignments Map()</text:p>
      <text:p text:style-name="Standard">2021-07-06 18:01:08,576 INFO scheduler.TaskSetManager: Finished task 12.0 in stage 26.0 (TID 153) in 11 ms on slave2 (executor 3) (12/20)</text:p>
      <text:p text:style-name="Standard">2021-07-06 18:01:08,578 INFO scheduler.TaskSetManager: Starting task 16.0 in stage 26.0 (TID 157) (slave1, executor 2, partition 21, PROCESS_LOCAL, 4345 bytes) taskResourceAssignments Map()</text:p>
      <text:p text:style-name="Standard">2021-07-06 18:01:08,578 INFO scheduler.TaskSetManager: Finished task 10.0 in stage 26.0 (TID 151) in 54 ms on slave1 (executor 2) (13/20)</text:p>
      <text:p text:style-name="Standard">2021-07-06 18:01:08,581 INFO scheduler.TaskSetManager: Starting task 17.0 in stage 26.0 (TID 158) (slave2, executor 3, partition 22, PROCESS_LOCAL, 4345 bytes) taskResourceAssignments Map()</text:p>
      <text:p text:style-name="Standard">2021-07-06 18:01:08,581 INFO scheduler.TaskSetManager: Finished task 13.0 in stage 26.0 (TID 154) in 10 ms on slave2 (executor 3) (14/20)</text:p>
      <text:p text:style-name="Standard">2021-07-06 18:01:08,584 INFO scheduler.TaskSetManager: Starting task 18.0 in stage 26.0 (TID 159) (slave1, executor 2, partition 23, PROCESS_LOCAL, 4345 bytes) taskResourceAssignments Map()</text:p>
      <text:p text:style-name="Standard">2021-07-06 18:01:08,585 INFO scheduler.TaskSetManager: Finished task 14.0 in stage 26.0 (TID 155) in 12 ms on slave1 (executor 2) (15/20)</text:p>
      <text:p text:style-name="Standard"><text:soft-page-break/>2021-07-06 18:01:08,587 INFO scheduler.TaskSetManager: Starting task 19.0 in stage 26.0 (TID 160) (slave2, executor 3, partition 24, PROCESS_LOCAL, 4345 bytes) taskResourceAssignments Map()</text:p>
      <text:p text:style-name="Standard">2021-07-06 18:01:08,588 INFO scheduler.TaskSetManager: Finished task 15.0 in stage 26.0 (TID 156) in 13 ms on slave2 (executor 3) (16/20)</text:p>
      <text:p text:style-name="Standard">2021-07-06 18:01:08,596 INFO scheduler.TaskSetManager: Finished task 16.0 in stage 26.0 (TID 157) in 18 ms on slave1 (executor 2) (17/20)</text:p>
      <text:p text:style-name="Standard">2021-07-06 18:01:08,597 INFO scheduler.TaskSetManager: Finished task 18.0 in stage 26.0 (TID 159) in 12 ms on slave1 (executor 2) (18/20)</text:p>
      <text:p text:style-name="Standard">2021-07-06 18:01:08,633 INFO scheduler.TaskSetManager: Finished task 17.0 in stage 26.0 (TID 158) in 52 ms on slave2 (executor 3) (19/20)</text:p>
      <text:p text:style-name="Standard">2021-07-06 18:01:08,640 INFO scheduler.TaskSetManager: Finished task 19.0 in stage 26.0 (TID 160) in 53 ms on slave2 (executor 3) (20/20)</text:p>
      <text:p text:style-name="Standard">2021-07-06 18:01:08,640 INFO cluster.YarnScheduler: Removed TaskSet 26.0, whose tasks have all completed, from pool </text:p>
      <text:p text:style-name="Standard">2021-07-06 18:01:08,641 INFO scheduler.DAGScheduler: ResultStage 26 (showString at NativeMethodAccessorImpl.java:0) finished in 0.158 s</text:p>
      <text:p text:style-name="Standard">2021-07-06 18:01:08,641 INFO scheduler.DAGScheduler: Job 26 is finished. Cancelling potential speculative or zombie tasks for this job</text:p>
      <text:p text:style-name="Standard">2021-07-06 18:01:08,641 INFO cluster.YarnScheduler: Killing all running tasks in stage 26: Stage finished</text:p>
      <text:p text:style-name="Standard">2021-07-06 18:01:08,641 INFO scheduler.DAGScheduler: Job 26 finished: showString at NativeMethodAccessorImpl.java:0, took 0.163757 s</text:p>
      <text:p text:style-name="Standard">2021-07-06 18:01:08,645 INFO spark.SparkContext: Starting job: showString at NativeMethodAccessorImpl.java:0</text:p>
      <text:p text:style-name="Standard">2021-07-06 18:01:08,645 INFO scheduler.DAGScheduler: Got job 27 (showString at NativeMethodAccessorImpl.java:0) with 7 output partitions</text:p>
      <text:p text:style-name="Standard">2021-07-06 18:01:08,645 INFO scheduler.DAGScheduler: Final stage: ResultStage 27 (showString at NativeMethodAccessorImpl.java:0)</text:p>
      <text:p text:style-name="Standard">2021-07-06 18:01:08,645 INFO scheduler.DAGScheduler: Parents of final stage: List()</text:p>
      <text:p text:style-name="Standard">2021-07-06 18:01:08,646 INFO scheduler.DAGScheduler: Missing parents: List()</text:p>
      <text:p text:style-name="Standard">2021-07-06 18:01:08,646 INFO scheduler.DAGScheduler: Submitting ResultStage 27 (MapPartitionsRDD[72] at showString at NativeMethodAccessorImpl.java:0), which has no missing parents</text:p>
      <text:p text:style-name="Standard">2021-07-06 18:01:08,648 INFO memory.MemoryStore: Block broadcast_39 stored as values in memory (estimated size 12.7 KiB, free 6.3 GiB)</text:p>
      <text:p text:style-name="Standard">2021-07-06 18:01:08,649 INFO memory.MemoryStore: Block broadcast_39_piece0 stored as bytes in memory (estimated size 6.7 KiB, free 6.3 GiB)</text:p>
      <text:p text:style-name="Standard">2021-07-06 18:01:08,649 INFO storage.BlockManagerInfo: Added broadcast_39_piece0 in memory on ubuntu:37927 (size: 6.7 KiB, free: 7.3 GiB)</text:p>
      <text:p text:style-name="Standard">2021-07-06 18:01:08,650 INFO spark.SparkContext: Created broadcast 39 from broadcast at DAGScheduler.scala:1388</text:p>
      <text:p text:style-name="Standard">2021-07-06 18:01:08,650 INFO scheduler.DAGScheduler: Submitting 7 missing tasks from ResultStage 27 (MapPartitionsRDD[72] at showString at NativeMethodAccessorImpl.java:0) (first 15 tasks are for partitions Vector(25, 26, 27, 28, 29, 30, 31))</text:p>
      <text:p text:style-name="Standard">2021-07-06 18:01:08,650 INFO cluster.YarnScheduler: Adding task set 27.0 with 7 tasks resource profile 0</text:p>
      <text:p text:style-name="Standard">2021-07-06 18:01:08,651 INFO scheduler.TaskSetManager: Starting task 0.0 in stage 27.0 (TID 161) (slave2, executor 3, partition 25, PROCESS_LOCAL, 4345 bytes) taskResourceAssignments Map()</text:p>
      <text:p text:style-name="Standard"><text:soft-page-break/>2021-07-06 18:01:08,654 INFO scheduler.TaskSetManager: Starting task 1.0 in stage 27.0 (TID 162) (slave1, executor 2, partition 26, PROCESS_LOCAL, 4345 bytes) taskResourceAssignments Map()</text:p>
      <text:p text:style-name="Standard">2021-07-06 18:01:08,654 INFO scheduler.TaskSetManager: Starting task 2.0 in stage 27.0 (TID 163) (slave2, executor 3, partition 27, PROCESS_LOCAL, 4345 bytes) taskResourceAssignments Map()</text:p>
      <text:p text:style-name="Standard">2021-07-06 18:01:08,654 INFO scheduler.TaskSetManager: Starting task 3.0 in stage 27.0 (TID 164) (slave1, executor 2, partition 28, PROCESS_LOCAL, 4345 bytes) taskResourceAssignments Map()</text:p>
      <text:p text:style-name="Standard">2021-07-06 18:01:08,664 INFO storage.BlockManagerInfo: Added broadcast_39_piece0 in memory on slave2:37095 (size: 6.7 KiB, free: 1554.4 MiB)</text:p>
      <text:p text:style-name="Standard">2021-07-06 18:01:08,664 INFO storage.BlockManagerInfo: Added broadcast_39_piece0 in memory on slave1:39533 (size: 6.7 KiB, free: 1554.2 MiB)</text:p>
      <text:p text:style-name="Standard">2021-07-06 18:01:08,672 INFO scheduler.TaskSetManager: Starting task 4.0 in stage 27.0 (TID 165) (slave1, executor 2, partition 29, PROCESS_LOCAL, 4345 bytes) taskResourceAssignments Map()</text:p>
      <text:p text:style-name="Standard">2021-07-06 18:01:08,672 INFO scheduler.TaskSetManager: Finished task 3.0 in stage 27.0 (TID 164) in 18 ms on slave1 (executor 2) (1/7)</text:p>
      <text:p text:style-name="Standard">2021-07-06 18:01:08,676 INFO scheduler.TaskSetManager: Starting task 5.0 in stage 27.0 (TID 166) (slave2, executor 3, partition 30, PROCESS_LOCAL, 4345 bytes) taskResourceAssignments Map()</text:p>
      <text:p text:style-name="Standard">2021-07-06 18:01:08,676 INFO scheduler.TaskSetManager: Finished task 2.0 in stage 27.0 (TID 163) in 22 ms on slave2 (executor 3) (2/7)</text:p>
      <text:p text:style-name="Standard">2021-07-06 18:01:08,689 INFO scheduler.TaskSetManager: Starting task 6.0 in stage 27.0 (TID 167) (slave2, executor 3, partition 31, PROCESS_LOCAL, 4380 bytes) taskResourceAssignments Map()</text:p>
      <text:p text:style-name="Standard">2021-07-06 18:01:08,690 INFO scheduler.TaskSetManager: Finished task 5.0 in stage 27.0 (TID 166) in 14 ms on slave2 (executor 3) (3/7)</text:p>
      <text:p text:style-name="Standard">2021-07-06 18:01:08,711 INFO scheduler.TaskSetManager: Finished task 0.0 in stage 27.0 (TID 161) in 60 ms on slave2 (executor 3) (4/7)</text:p>
      <text:p text:style-name="Standard">2021-07-06 18:01:08,715 INFO scheduler.TaskSetManager: Finished task 1.0 in stage 27.0 (TID 162) in 64 ms on slave1 (executor 2) (5/7)</text:p>
      <text:p text:style-name="Standard">2021-07-06 18:01:08,721 INFO scheduler.TaskSetManager: Finished task 4.0 in stage 27.0 (TID 165) in 49 ms on slave1 (executor 2) (6/7)</text:p>
      <text:p text:style-name="Standard">2021-07-06 18:01:08,742 INFO scheduler.TaskSetManager: Finished task 6.0 in stage 27.0 (TID 167) in 52 ms on slave2 (executor 3) (7/7)</text:p>
      <text:p text:style-name="Standard">2021-07-06 18:01:08,742 INFO cluster.YarnScheduler: Removed TaskSet 27.0, whose tasks have all completed, from pool </text:p>
      <text:p text:style-name="Standard">2021-07-06 18:01:08,742 INFO scheduler.DAGScheduler: ResultStage 27 (showString at NativeMethodAccessorImpl.java:0) finished in 0.095 s</text:p>
      <text:p text:style-name="Standard">2021-07-06 18:01:08,742 INFO scheduler.DAGScheduler: Job 27 is finished. Cancelling potential speculative or zombie tasks for this job</text:p>
      <text:p text:style-name="Standard">2021-07-06 18:01:08,742 INFO cluster.YarnScheduler: Killing all running tasks in stage 27: Stage finished</text:p>
      <text:p text:style-name="Standard">2021-07-06 18:01:08,742 INFO scheduler.DAGScheduler: Job 27 finished: showString at NativeMethodAccessorImpl.java:0, took 0.097586 s</text:p>
      <text:p text:style-name="Standard">+----------+---+------+</text:p>
      <text:p text:style-name="Standard">| <text:s text:c="6"/>dob|age|is_fan|</text:p>
      <text:p text:style-name="Standard">+----------+---+------+</text:p>
      <text:p text:style-name="Standard">|1990-05-03| 29| <text:s/>true|</text:p>
      <text:p text:style-name="Standard">|1994-09-23| 25| false|</text:p>
      <text:p text:style-name="Standard">+----------+---+------+</text:p>
      <text:p text:style-name="Standard"><text:soft-page-break/></text:p>
      <text:p text:style-name="Standard">2021-07-06 18:01:08,949 INFO storage.BlockManagerInfo: Removed broadcast_38_piece0 on slave2:37095 in memory (size: 6.7 KiB, free: 1554.4 MiB)</text:p>
      <text:p text:style-name="Standard">2021-07-06 18:01:08,949 INFO storage.BlockManagerInfo: Removed broadcast_38_piece0 on slave1:39533 in memory (size: 6.7 KiB, free: 1554.2 MiB)</text:p>
      <text:p text:style-name="Standard">2021-07-06 18:01:08,950 INFO storage.BlockManagerInfo: Removed broadcast_38_piece0 on ubuntu:37927 in memory (size: 6.7 KiB, free: 7.3 GiB)</text:p>
      <text:p text:style-name="Standard">2021-07-06 18:01:08,957 INFO storage.BlockManagerInfo: Removed broadcast_22_piece0 on ubuntu:37927 in memory (size: 6.3 KiB, free: 7.3 GiB)</text:p>
      <text:p text:style-name="Standard">2021-07-06 18:01:08,962 INFO storage.BlockManagerInfo: Removed broadcast_19_piece0 on ubuntu:37927 in memory (size: 6.3 KiB, free: 7.3 GiB)</text:p>
      <text:p text:style-name="Standard">2021-07-06 18:01:08,963 INFO storage.BlockManagerInfo: Removed broadcast_19_piece0 on slave1:39533 on disk (size: 6.3 KiB)</text:p>
      <text:p text:style-name="Standard">2021-07-06 18:01:08,969 INFO storage.BlockManagerInfo: Removed broadcast_31_piece0 on ubuntu:37927 in memory (size: 93.6 KiB, free: 7.3 GiB)</text:p>
      <text:p text:style-name="Standard">2021-07-06 18:01:08,970 INFO storage.BlockManagerInfo: Removed broadcast_31_piece0 on slave1:39533 in memory (size: 93.6 KiB, free: 1554.3 MiB)</text:p>
      <text:p text:style-name="Standard">2021-07-06 18:01:08,976 INFO storage.BlockManagerInfo: Removed broadcast_39_piece0 on ubuntu:37927 in memory (size: 6.7 KiB, free: 7.3 GiB)</text:p>
      <text:p text:style-name="Standard">2021-07-06 18:01:08,978 INFO storage.BlockManagerInfo: Removed broadcast_39_piece0 on slave1:39533 in memory (size: 6.7 KiB, free: 1554.3 MiB)</text:p>
      <text:p text:style-name="Standard">2021-07-06 18:01:08,978 INFO storage.BlockManagerInfo: Removed broadcast_39_piece0 on slave2:37095 in memory (size: 6.7 KiB, free: 1554.4 MiB)</text:p>
      <text:p text:style-name="Standard">2021-07-06 18:01:08,984 INFO storage.BlockManagerInfo: Removed broadcast_34_piece0 on ubuntu:37927 in memory (size: 6.7 KiB, free: 7.3 GiB)</text:p>
      <text:p text:style-name="Standard">2021-07-06 18:01:08,985 INFO storage.BlockManagerInfo: Removed broadcast_34_piece0 on slave2:37095 in memory (size: 6.7 KiB, free: 1554.4 MiB)</text:p>
      <text:p text:style-name="Standard">2021-07-06 18:01:08,986 INFO storage.BlockManagerInfo: Removed broadcast_34_piece0 on slave1:39533 in memory (size: 6.7 KiB, free: 1554.4 MiB)</text:p>
      <text:p text:style-name="Standard">2021-07-06 18:01:08,993 INFO storage.BlockManagerInfo: Removed broadcast_18_piece0 on ubuntu:37927 in memory (size: 6.3 KiB, free: 7.3 GiB)</text:p>
      <text:p text:style-name="Standard">2021-07-06 18:01:09,001 INFO storage.BlockManagerInfo: Removed broadcast_13_piece0 on ubuntu:37927 in memory (size: 6.6 KiB, free: 7.3 GiB)</text:p>
      <text:p text:style-name="Standard">2021-07-06 18:01:09,014 INFO storage.BlockManagerInfo: Removed broadcast_33_piece0 on ubuntu:37927 in memory (size: 6.7 KiB, free: 7.3 GiB)</text:p>
      <text:p text:style-name="Standard">2021-07-06 18:01:09,014 INFO storage.BlockManagerInfo: Removed broadcast_33_piece0 on slave1:39533 in memory (size: 6.7 KiB, free: 1554.4 MiB)</text:p>
      <text:p text:style-name="Standard">2021-07-06 18:01:09,015 INFO storage.BlockManagerInfo: Removed broadcast_33_piece0 on slave2:37095 in memory (size: 6.7 KiB, free: 1554.4 MiB)</text:p>
      <text:p text:style-name="Standard">2021-07-06 18:01:09,022 INFO codegen.CodeGenerator: Code generated in 28.41271 ms</text:p>
      <text:p text:style-name="Standard">2021-07-06 18:01:09,023 INFO storage.BlockManagerInfo: Removed broadcast_25_piece0 on ubuntu:37927 in memory (size: 6.4 KiB, free: 7.3 GiB)</text:p>
      <text:p text:style-name="Standard">2021-07-06 18:01:09,024 INFO storage.BlockManagerInfo: Removed broadcast_25_piece0 on slave1:39533 on disk (size: 6.4 KiB)</text:p>
      <text:p text:style-name="Standard">2021-07-06 18:01:09,027 INFO spark.SparkContext: Starting job: showString at NativeMethodAccessorImpl.java:0</text:p>
      <text:p text:style-name="Standard">2021-07-06 18:01:09,028 INFO scheduler.DAGScheduler: Got job 28 (showString at NativeMethodAccessorImpl.java:0) with 1 output partitions</text:p>
      <text:p text:style-name="Standard">2021-07-06 18:01:09,028 INFO scheduler.DAGScheduler: Final stage: ResultStage 28 (showString at NativeMethodAccessorImpl.java:0)</text:p>
      <text:p text:style-name="Standard">2021-07-06 18:01:09,028 INFO scheduler.DAGScheduler: Parents of final stage: List()</text:p>
      <text:p text:style-name="Standard">2021-07-06 18:01:09,028 INFO scheduler.DAGScheduler: Missing parents: List()</text:p>
      <text:p text:style-name="Standard"><text:soft-page-break/>2021-07-06 18:01:09,030 INFO scheduler.DAGScheduler: Submitting ResultStage 28 (MapPartitionsRDD[79] at showString at NativeMethodAccessorImpl.java:0), which has no missing parents</text:p>
      <text:p text:style-name="Standard">2021-07-06 18:01:09,031 INFO storage.BlockManagerInfo: Removed broadcast_26_piece0 on ubuntu:37927 in memory (size: 32.0 KiB, free: 7.3 GiB)</text:p>
      <text:p text:style-name="Standard">2021-07-06 18:01:09,032 INFO storage.BlockManagerInfo: Removed broadcast_26_piece0 on slave2:37095 on disk (size: 32.0 KiB)</text:p>
      <text:p text:style-name="Standard">2021-07-06 18:01:09,040 INFO memory.MemoryStore: Block broadcast_40 stored as values in memory (estimated size 12.7 KiB, free 6.3 GiB)</text:p>
      <text:p text:style-name="Standard">2021-07-06 18:01:09,041 INFO memory.MemoryStore: Block broadcast_40_piece0 stored as bytes in memory (estimated size 6.7 KiB, free 6.3 GiB)</text:p>
      <text:p text:style-name="Standard">2021-07-06 18:01:09,041 INFO storage.BlockManagerInfo: Added broadcast_40_piece0 in memory on ubuntu:37927 (size: 6.7 KiB, free: 7.3 GiB)</text:p>
      <text:p text:style-name="Standard">2021-07-06 18:01:09,044 INFO spark.SparkContext: Created broadcast 40 from broadcast at DAGScheduler.scala:1388</text:p>
      <text:p text:style-name="Standard">2021-07-06 18:01:09,044 INFO scheduler.DAGScheduler: Submitting 1 missing tasks from ResultStage 28 (MapPartitionsRDD[79] at showString at NativeMethodAccessorImpl.java:0) (first 15 tasks are for partitions Vector(0))</text:p>
      <text:p text:style-name="Standard">2021-07-06 18:01:09,045 INFO cluster.YarnScheduler: Adding task set 28.0 with 1 tasks resource profile 0</text:p>
      <text:p text:style-name="Standard">2021-07-06 18:01:09,047 INFO scheduler.TaskSetManager: Starting task 0.0 in stage 28.0 (TID 168) (slave2, executor 3, partition 0, PROCESS_LOCAL, 4345 bytes) taskResourceAssignments Map()</text:p>
      <text:p text:style-name="Standard">2021-07-06 18:01:09,048 INFO storage.BlockManagerInfo: Removed broadcast_36_piece0 on ubuntu:37927 in memory (size: 6.7 KiB, free: 7.3 GiB)</text:p>
      <text:p text:style-name="Standard">2021-07-06 18:01:09,050 INFO storage.BlockManagerInfo: Removed broadcast_36_piece0 on slave2:37095 in memory (size: 6.7 KiB, free: 1554.4 MiB)</text:p>
      <text:p text:style-name="Standard">2021-07-06 18:01:09,057 INFO storage.BlockManagerInfo: Added broadcast_40_piece0 in memory on slave2:37095 (size: 6.7 KiB, free: 1554.4 MiB)</text:p>
      <text:p text:style-name="Standard">2021-07-06 18:01:09,058 INFO storage.BlockManagerInfo: Removed broadcast_17_piece0 on ubuntu:37927 in memory (size: 22.5 KiB, free: 7.3 GiB)</text:p>
      <text:p text:style-name="Standard">2021-07-06 18:01:09,062 INFO storage.BlockManagerInfo: Removed broadcast_14_piece0 on ubuntu:37927 in memory (size: 32.0 KiB, free: 7.3 GiB)</text:p>
      <text:p text:style-name="Standard">2021-07-06 18:01:09,071 INFO storage.BlockManagerInfo: Removed broadcast_23_piece0 on ubuntu:37927 in memory (size: 6.4 KiB, free: 7.3 GiB)</text:p>
      <text:p text:style-name="Standard">2021-07-06 18:01:09,073 INFO scheduler.TaskSetManager: Finished task 0.0 in stage 28.0 (TID 168) in 27 ms on slave2 (executor 3) (1/1)</text:p>
      <text:p text:style-name="Standard">2021-07-06 18:01:09,073 INFO cluster.YarnScheduler: Removed TaskSet 28.0, whose tasks have all completed, from pool </text:p>
      <text:p text:style-name="Standard">2021-07-06 18:01:09,074 INFO scheduler.DAGScheduler: ResultStage 28 (showString at NativeMethodAccessorImpl.java:0) finished in 0.042 s</text:p>
      <text:p text:style-name="Standard">2021-07-06 18:01:09,075 INFO scheduler.DAGScheduler: Job 28 is finished. Cancelling potential speculative or zombie tasks for this job</text:p>
      <text:p text:style-name="Standard">2021-07-06 18:01:09,075 INFO cluster.YarnScheduler: Killing all running tasks in stage 28: Stage finished</text:p>
      <text:p text:style-name="Standard">2021-07-06 18:01:09,075 INFO scheduler.DAGScheduler: Job 28 finished: showString at NativeMethodAccessorImpl.java:0, took 0.047734 s</text:p>
      <text:p text:style-name="Standard">2021-07-06 18:01:09,076 INFO storage.BlockManagerInfo: Removed broadcast_23_piece0 on slave1:39533 on disk (size: 6.4 KiB)</text:p>
      <text:p text:style-name="Standard">2021-07-06 18:01:09,079 INFO spark.SparkContext: Starting job: showString at NativeMethodAccessorImpl.java:0</text:p>
      <text:p text:style-name="Standard"><text:soft-page-break/>2021-07-06 18:01:09,080 INFO scheduler.DAGScheduler: Got job 29 (showString at NativeMethodAccessorImpl.java:0) with 4 output partitions</text:p>
      <text:p text:style-name="Standard">2021-07-06 18:01:09,080 INFO scheduler.DAGScheduler: Final stage: ResultStage 29 (showString at NativeMethodAccessorImpl.java:0)</text:p>
      <text:p text:style-name="Standard">2021-07-06 18:01:09,080 INFO scheduler.DAGScheduler: Parents of final stage: List()</text:p>
      <text:p text:style-name="Standard">2021-07-06 18:01:09,081 INFO scheduler.DAGScheduler: Missing parents: List()</text:p>
      <text:p text:style-name="Standard">2021-07-06 18:01:09,082 INFO scheduler.DAGScheduler: Submitting ResultStage 29 (MapPartitionsRDD[79] at showString at NativeMethodAccessorImpl.java:0), which has no missing parents</text:p>
      <text:p text:style-name="Standard">2021-07-06 18:01:09,083 INFO storage.BlockManagerInfo: Removed broadcast_21_piece0 on ubuntu:37927 in memory (size: 6.3 KiB, free: 7.3 GiB)</text:p>
      <text:p text:style-name="Standard">2021-07-06 18:01:09,084 INFO storage.BlockManagerInfo: Removed broadcast_21_piece0 on slave1:39533 on disk (size: 6.3 KiB)</text:p>
      <text:p text:style-name="Standard">2021-07-06 18:01:09,085 INFO storage.BlockManagerInfo: Removed broadcast_21_piece0 on slave2:37095 on disk (size: 6.3 KiB)</text:p>
      <text:p text:style-name="Standard">2021-07-06 18:01:09,085 INFO memory.MemoryStore: Block broadcast_41 stored as values in memory (estimated size 12.7 KiB, free 6.3 GiB)</text:p>
      <text:p text:style-name="Standard">2021-07-06 18:01:09,088 INFO memory.MemoryStore: Block broadcast_41_piece0 stored as bytes in memory (estimated size 6.7 KiB, free 6.3 GiB)</text:p>
      <text:p text:style-name="Standard">2021-07-06 18:01:09,088 INFO storage.BlockManagerInfo: Added broadcast_41_piece0 in memory on ubuntu:37927 (size: 6.7 KiB, free: 7.3 GiB)</text:p>
      <text:p text:style-name="Standard">2021-07-06 18:01:09,088 INFO spark.SparkContext: Created broadcast 41 from broadcast at DAGScheduler.scala:1388</text:p>
      <text:p text:style-name="Standard">2021-07-06 18:01:09,089 INFO scheduler.DAGScheduler: Submitting 4 missing tasks from ResultStage 29 (MapPartitionsRDD[79] at showString at NativeMethodAccessorImpl.java:0) (first 15 tasks are for partitions Vector(1, 2, 3, 4))</text:p>
      <text:p text:style-name="Standard">2021-07-06 18:01:09,089 INFO cluster.YarnScheduler: Adding task set 29.0 with 4 tasks resource profile 0</text:p>
      <text:p text:style-name="Standard">2021-07-06 18:01:09,089 INFO scheduler.TaskSetManager: Starting task 0.0 in stage 29.0 (TID 169) (slave2, executor 3, partition 1, PROCESS_LOCAL, 4345 bytes) taskResourceAssignments Map()</text:p>
      <text:p text:style-name="Standard">2021-07-06 18:01:09,090 INFO scheduler.TaskSetManager: Starting task 1.0 in stage 29.0 (TID 170) (slave1, executor 2, partition 2, PROCESS_LOCAL, 4345 bytes) taskResourceAssignments Map()</text:p>
      <text:p text:style-name="Standard">2021-07-06 18:01:09,090 INFO scheduler.TaskSetManager: Starting task 2.0 in stage 29.0 (TID 171) (slave2, executor 3, partition 3, PROCESS_LOCAL, 4345 bytes) taskResourceAssignments Map()</text:p>
      <text:p text:style-name="Standard">2021-07-06 18:01:09,090 INFO scheduler.TaskSetManager: Starting task 3.0 in stage 29.0 (TID 172) (slave1, executor 2, partition 4, PROCESS_LOCAL, 4345 bytes) taskResourceAssignments Map()</text:p>
      <text:p text:style-name="Standard">2021-07-06 18:01:09,091 INFO storage.BlockManagerInfo: Removed broadcast_15_piece0 on ubuntu:37927 in memory (size: 21.9 KiB, free: 7.3 GiB)</text:p>
      <text:p text:style-name="Standard">2021-07-06 18:01:09,096 INFO storage.BlockManagerInfo: Removed broadcast_27_piece0 on ubuntu:37927 in memory (size: 27.3 KiB, free: 7.3 GiB)</text:p>
      <text:p text:style-name="Standard">2021-07-06 18:01:09,098 INFO storage.BlockManagerInfo: Removed broadcast_27_piece0 on slave2:37095 on disk (size: 27.3 KiB)</text:p>
      <text:p text:style-name="Standard">2021-07-06 18:01:09,098 INFO storage.BlockManagerInfo: Added broadcast_41_piece0 in memory on slave1:39533 (size: 6.7 KiB, free: 1554.4 MiB)</text:p>
      <text:p text:style-name="Standard">2021-07-06 18:01:09,099 INFO storage.BlockManagerInfo: Added broadcast_41_piece0 in memory on slave2:37095 (size: 6.7 KiB, free: 1554.4 MiB)</text:p>
      <text:p text:style-name="Standard">2021-07-06 18:01:09,103 INFO storage.BlockManagerInfo: Removed broadcast_20_piece0 on ubuntu:37927 in memory (size: 6.3 KiB, free: 7.3 GiB)</text:p>
      <text:p text:style-name="Standard"><text:soft-page-break/>2021-07-06 18:01:09,106 INFO storage.BlockManagerInfo: Removed broadcast_20_piece0 on slave2:37095 on disk (size: 6.3 KiB)</text:p>
      <text:p text:style-name="Standard">2021-07-06 18:01:09,107 INFO scheduler.TaskSetManager: Finished task 2.0 in stage 29.0 (TID 171) in 17 ms on slave2 (executor 3) (1/4)</text:p>
      <text:p text:style-name="Standard">2021-07-06 18:01:09,108 INFO storage.BlockManagerInfo: Removed broadcast_20_piece0 on slave1:39533 on disk (size: 6.3 KiB)</text:p>
      <text:p text:style-name="Standard">2021-07-06 18:01:09,121 INFO storage.BlockManagerInfo: Removed broadcast_30_piece0 on ubuntu:37927 in memory (size: 32.0 KiB, free: 7.3 GiB)</text:p>
      <text:p text:style-name="Standard">2021-07-06 18:01:09,121 INFO storage.BlockManagerInfo: Removed broadcast_30_piece0 on slave1:39533 in memory (size: 32.0 KiB, free: 1554.4 MiB)</text:p>
      <text:p text:style-name="Standard">2021-07-06 18:01:09,125 INFO storage.BlockManagerInfo: Removed broadcast_24_piece0 on ubuntu:37927 in memory (size: 6.4 KiB, free: 7.3 GiB)</text:p>
      <text:p text:style-name="Standard">2021-07-06 18:01:09,125 INFO scheduler.TaskSetManager: Finished task 3.0 in stage 29.0 (TID 172) in 35 ms on slave1 (executor 2) (2/4)</text:p>
      <text:p text:style-name="Standard">2021-07-06 18:01:09,125 INFO scheduler.TaskSetManager: Finished task 1.0 in stage 29.0 (TID 170) in 35 ms on slave1 (executor 2) (3/4)</text:p>
      <text:p text:style-name="Standard">2021-07-06 18:01:09,127 INFO storage.BlockManagerInfo: Removed broadcast_24_piece0 on slave2:37095 on disk (size: 6.4 KiB)</text:p>
      <text:p text:style-name="Standard">2021-07-06 18:01:09,127 INFO storage.BlockManagerInfo: Removed broadcast_24_piece0 on slave1:39533 on disk (size: 6.4 KiB)</text:p>
      <text:p text:style-name="Standard">2021-07-06 18:01:09,131 INFO storage.BlockManagerInfo: Removed broadcast_32_piece0 on ubuntu:37927 in memory (size: 6.7 KiB, free: 7.3 GiB)</text:p>
      <text:p text:style-name="Standard">2021-07-06 18:01:09,132 INFO storage.BlockManagerInfo: Removed broadcast_32_piece0 on slave2:37095 in memory (size: 6.7 KiB, free: 1554.4 MiB)</text:p>
      <text:p text:style-name="Standard">2021-07-06 18:01:09,135 INFO storage.BlockManagerInfo: Removed broadcast_29_piece0 on ubuntu:37927 in memory (size: 28.0 KiB, free: 7.3 GiB)</text:p>
      <text:p text:style-name="Standard">2021-07-06 18:01:09,137 INFO storage.BlockManagerInfo: Removed broadcast_29_piece0 on slave1:39533 on disk (size: 28.0 KiB)</text:p>
      <text:p text:style-name="Standard">2021-07-06 18:01:09,141 INFO storage.BlockManagerInfo: Removed broadcast_37_piece0 on ubuntu:37927 in memory (size: 6.7 KiB, free: 7.3 GiB)</text:p>
      <text:p text:style-name="Standard">2021-07-06 18:01:09,142 INFO storage.BlockManagerInfo: Removed broadcast_37_piece0 on slave2:37095 in memory (size: 6.7 KiB, free: 1554.4 MiB)</text:p>
      <text:p text:style-name="Standard">2021-07-06 18:01:09,142 INFO storage.BlockManagerInfo: Removed broadcast_37_piece0 on slave1:39533 in memory (size: 6.7 KiB, free: 1554.4 MiB)</text:p>
      <text:p text:style-name="Standard">2021-07-06 18:01:09,145 INFO scheduler.TaskSetManager: Finished task 0.0 in stage 29.0 (TID 169) in 56 ms on slave2 (executor 3) (4/4)</text:p>
      <text:p text:style-name="Standard">2021-07-06 18:01:09,146 INFO cluster.YarnScheduler: Removed TaskSet 29.0, whose tasks have all completed, from pool </text:p>
      <text:p text:style-name="Standard">2021-07-06 18:01:09,146 INFO storage.BlockManagerInfo: Removed broadcast_35_piece0 on ubuntu:37927 in memory (size: 6.7 KiB, free: 7.3 GiB)</text:p>
      <text:p text:style-name="Standard">2021-07-06 18:01:09,146 INFO scheduler.DAGScheduler: ResultStage 29 (showString at NativeMethodAccessorImpl.java:0) finished in 0.063 s</text:p>
      <text:p text:style-name="Standard">2021-07-06 18:01:09,146 INFO scheduler.DAGScheduler: Job 29 is finished. Cancelling potential speculative or zombie tasks for this job</text:p>
      <text:p text:style-name="Standard">2021-07-06 18:01:09,147 INFO cluster.YarnScheduler: Killing all running tasks in stage 29: Stage finished</text:p>
      <text:p text:style-name="Standard">2021-07-06 18:01:09,147 INFO scheduler.DAGScheduler: Job 29 finished: showString at NativeMethodAccessorImpl.java:0, took 0.067031 s</text:p>
      <text:p text:style-name="Standard">2021-07-06 18:01:09,147 INFO storage.BlockManagerInfo: Removed broadcast_35_piece0 on slave1:39533 in memory (size: 6.7 KiB, free: 1554.4 MiB)</text:p>
      <text:p text:style-name="Standard">2021-07-06 18:01:09,147 INFO storage.BlockManagerInfo: Removed broadcast_35_piece0 on slave2:37095 in memory (size: 6.7 KiB, free: 1554.4 MiB)</text:p>
      <text:p text:style-name="Standard"><text:soft-page-break/>2021-07-06 18:01:09,151 INFO spark.SparkContext: Starting job: showString at NativeMethodAccessorImpl.java:0</text:p>
      <text:p text:style-name="Standard">2021-07-06 18:01:09,151 INFO scheduler.DAGScheduler: Got job 30 (showString at NativeMethodAccessorImpl.java:0) with 20 output partitions</text:p>
      <text:p text:style-name="Standard">2021-07-06 18:01:09,151 INFO scheduler.DAGScheduler: Final stage: ResultStage 30 (showString at NativeMethodAccessorImpl.java:0)</text:p>
      <text:p text:style-name="Standard">2021-07-06 18:01:09,151 INFO scheduler.DAGScheduler: Parents of final stage: List()</text:p>
      <text:p text:style-name="Standard">2021-07-06 18:01:09,151 INFO scheduler.DAGScheduler: Missing parents: List()</text:p>
      <text:p text:style-name="Standard">2021-07-06 18:01:09,152 INFO scheduler.DAGScheduler: Submitting ResultStage 30 (MapPartitionsRDD[79] at showString at NativeMethodAccessorImpl.java:0), which has no missing parents</text:p>
      <text:p text:style-name="Standard">2021-07-06 18:01:09,153 INFO memory.MemoryStore: Block broadcast_42 stored as values in memory (estimated size 12.7 KiB, free 6.3 GiB)</text:p>
      <text:p text:style-name="Standard">2021-07-06 18:01:09,153 INFO memory.MemoryStore: Block broadcast_42_piece0 stored as bytes in memory (estimated size 6.7 KiB, free 6.3 GiB)</text:p>
      <text:p text:style-name="Standard">2021-07-06 18:01:09,154 INFO storage.BlockManagerInfo: Added broadcast_42_piece0 in memory on ubuntu:37927 (size: 6.7 KiB, free: 7.3 GiB)</text:p>
      <text:p text:style-name="Standard">2021-07-06 18:01:09,154 INFO spark.SparkContext: Created broadcast 42 from broadcast at DAGScheduler.scala:1388</text:p>
      <text:p text:style-name="Standard">2021-07-06 18:01:09,154 INFO scheduler.DAGScheduler: Submitting 20 missing tasks from ResultStage 30 (MapPartitionsRDD[79] at showString at NativeMethodAccessorImpl.java:0) (first 15 tasks are for partitions Vector(5, 6, 7, 8, 9, 10, 11, 12, 13, 14, 15, 16, 17, 18, 19))</text:p>
      <text:p text:style-name="Standard">2021-07-06 18:01:09,154 INFO cluster.YarnScheduler: Adding task set 30.0 with 20 tasks resource profile 0</text:p>
      <text:p text:style-name="Standard">2021-07-06 18:01:09,155 INFO scheduler.TaskSetManager: Starting task 0.0 in stage 30.0 (TID 173) (slave2, executor 3, partition 5, PROCESS_LOCAL, 4345 bytes) taskResourceAssignments Map()</text:p>
      <text:p text:style-name="Standard">2021-07-06 18:01:09,155 INFO scheduler.TaskSetManager: Starting task 1.0 in stage 30.0 (TID 174) (slave1, executor 2, partition 6, PROCESS_LOCAL, 4345 bytes) taskResourceAssignments Map()</text:p>
      <text:p text:style-name="Standard">2021-07-06 18:01:09,156 INFO scheduler.TaskSetManager: Starting task 2.0 in stage 30.0 (TID 175) (slave2, executor 3, partition 7, PROCESS_LOCAL, 4345 bytes) taskResourceAssignments Map()</text:p>
      <text:p text:style-name="Standard">2021-07-06 18:01:09,156 INFO scheduler.TaskSetManager: Starting task 3.0 in stage 30.0 (TID 176) (slave1, executor 2, partition 8, PROCESS_LOCAL, 4345 bytes) taskResourceAssignments Map()</text:p>
      <text:p text:style-name="Standard">2021-07-06 18:01:09,165 INFO storage.BlockManagerInfo: Added broadcast_42_piece0 in memory on slave2:37095 (size: 6.7 KiB, free: 1554.4 MiB)</text:p>
      <text:p text:style-name="Standard">2021-07-06 18:01:09,165 INFO storage.BlockManagerInfo: Added broadcast_42_piece0 in memory on slave1:39533 (size: 6.7 KiB, free: 1554.4 MiB)</text:p>
      <text:p text:style-name="Standard">2021-07-06 18:01:09,172 INFO scheduler.TaskSetManager: Starting task 4.0 in stage 30.0 (TID 177) (slave1, executor 2, partition 9, PROCESS_LOCAL, 4345 bytes) taskResourceAssignments Map()</text:p>
      <text:p text:style-name="Standard">2021-07-06 18:01:09,172 INFO scheduler.TaskSetManager: Finished task 3.0 in stage 30.0 (TID 176) in 16 ms on slave1 (executor 2) (1/20)</text:p>
      <text:p text:style-name="Standard">2021-07-06 18:01:09,173 INFO scheduler.TaskSetManager: Starting task 5.0 in stage 30.0 (TID 178) (slave1, executor 2, partition 10, PROCESS_LOCAL, 4345 bytes) taskResourceAssignments Map()</text:p>
      <text:p text:style-name="Standard">2021-07-06 18:01:09,173 INFO scheduler.TaskSetManager: Finished task 1.0 in stage 30.0 (TID 174) in 18 ms on slave1 (executor 2) (2/20)</text:p>
      <text:p text:style-name="Standard"><text:soft-page-break/>2021-07-06 18:01:09,174 INFO scheduler.TaskSetManager: Starting task 6.0 in stage 30.0 (TID 179) (slave2, executor 3, partition 11, PROCESS_LOCAL, 4345 bytes) taskResourceAssignments Map()</text:p>
      <text:p text:style-name="Standard">2021-07-06 18:01:09,174 INFO scheduler.TaskSetManager: Finished task 2.0 in stage 30.0 (TID 175) in 19 ms on slave2 (executor 3) (3/20)</text:p>
      <text:p text:style-name="Standard">2021-07-06 18:01:09,175 INFO scheduler.TaskSetManager: Starting task 7.0 in stage 30.0 (TID 180) (slave2, executor 3, partition 12, PROCESS_LOCAL, 4345 bytes) taskResourceAssignments Map()</text:p>
      <text:p text:style-name="Standard">2021-07-06 18:01:09,175 INFO scheduler.TaskSetManager: Finished task 0.0 in stage 30.0 (TID 173) in 20 ms on slave2 (executor 3) (4/20)</text:p>
      <text:p text:style-name="Standard">2021-07-06 18:01:09,182 INFO scheduler.TaskSetManager: Starting task 8.0 in stage 30.0 (TID 181) (slave2, executor 3, partition 13, PROCESS_LOCAL, 4345 bytes) taskResourceAssignments Map()</text:p>
      <text:p text:style-name="Standard">2021-07-06 18:01:09,182 INFO scheduler.TaskSetManager: Finished task 7.0 in stage 30.0 (TID 180) in 7 ms on slave2 (executor 3) (5/20)</text:p>
      <text:p text:style-name="Standard">2021-07-06 18:01:09,224 INFO scheduler.TaskSetManager: Starting task 9.0 in stage 30.0 (TID 182) (slave1, executor 2, partition 14, PROCESS_LOCAL, 4345 bytes) taskResourceAssignments Map()</text:p>
      <text:p text:style-name="Standard">2021-07-06 18:01:09,224 INFO scheduler.TaskSetManager: Finished task 5.0 in stage 30.0 (TID 178) in 51 ms on slave1 (executor 2) (6/20)</text:p>
      <text:p text:style-name="Standard">2021-07-06 18:01:09,226 INFO scheduler.TaskSetManager: Starting task 10.0 in stage 30.0 (TID 183) (slave1, executor 2, partition 15, PROCESS_LOCAL, 4380 bytes) taskResourceAssignments Map()</text:p>
      <text:p text:style-name="Standard">2021-07-06 18:01:09,226 INFO scheduler.TaskSetManager: Finished task 4.0 in stage 30.0 (TID 177) in 54 ms on slave1 (executor 2) (7/20)</text:p>
      <text:p text:style-name="Standard">2021-07-06 18:01:09,227 INFO scheduler.TaskSetManager: Starting task 11.0 in stage 30.0 (TID 184) (slave2, executor 3, partition 16, PROCESS_LOCAL, 4345 bytes) taskResourceAssignments Map()</text:p>
      <text:p text:style-name="Standard">2021-07-06 18:01:09,227 INFO scheduler.TaskSetManager: Finished task 6.0 in stage 30.0 (TID 179) in 53 ms on slave2 (executor 3) (8/20)</text:p>
      <text:p text:style-name="Standard">2021-07-06 18:01:09,232 INFO scheduler.TaskSetManager: Starting task 12.0 in stage 30.0 (TID 185) (slave2, executor 3, partition 17, PROCESS_LOCAL, 4345 bytes) taskResourceAssignments Map()</text:p>
      <text:p text:style-name="Standard">2021-07-06 18:01:09,232 INFO scheduler.TaskSetManager: Finished task 8.0 in stage 30.0 (TID 181) in 50 ms on slave2 (executor 3) (9/20)</text:p>
      <text:p text:style-name="Standard">2021-07-06 18:01:09,235 INFO scheduler.TaskSetManager: Starting task 13.0 in stage 30.0 (TID 186) (slave1, executor 2, partition 18, PROCESS_LOCAL, 4345 bytes) taskResourceAssignments Map()</text:p>
      <text:p text:style-name="Standard">2021-07-06 18:01:09,235 INFO scheduler.TaskSetManager: Starting task 14.0 in stage 30.0 (TID 187) (slave1, executor 2, partition 19, PROCESS_LOCAL, 4345 bytes) taskResourceAssignments Map()</text:p>
      <text:p text:style-name="Standard">2021-07-06 18:01:09,235 INFO scheduler.TaskSetManager: Finished task 9.0 in stage 30.0 (TID 182) in 12 ms on slave1 (executor 2) (10/20)</text:p>
      <text:p text:style-name="Standard">2021-07-06 18:01:09,236 INFO scheduler.TaskSetManager: Finished task 10.0 in stage 30.0 (TID 183) in 10 ms on slave1 (executor 2) (11/20)</text:p>
      <text:p text:style-name="Standard">2021-07-06 18:01:09,239 INFO scheduler.TaskSetManager: Starting task 15.0 in stage 30.0 (TID 188) (slave2, executor 3, partition 20, PROCESS_LOCAL, 4345 bytes) taskResourceAssignments Map()</text:p>
      <text:p text:style-name="Standard">2021-07-06 18:01:09,239 INFO scheduler.TaskSetManager: Finished task 11.0 in stage 30.0 (TID 184) in 12 ms on slave2 (executor 3) (12/20)</text:p>
      <text:p text:style-name="Standard"><text:soft-page-break/>2021-07-06 18:01:09,240 INFO scheduler.TaskSetManager: Starting task 16.0 in stage 30.0 (TID 189) (slave2, executor 3, partition 21, PROCESS_LOCAL, 4345 bytes) taskResourceAssignments Map()</text:p>
      <text:p text:style-name="Standard">2021-07-06 18:01:09,240 INFO scheduler.TaskSetManager: Finished task 12.0 in stage 30.0 (TID 185) in 9 ms on slave2 (executor 3) (13/20)</text:p>
      <text:p text:style-name="Standard">2021-07-06 18:01:09,246 INFO scheduler.TaskSetManager: Starting task 17.0 in stage 30.0 (TID 190) (slave1, executor 2, partition 22, PROCESS_LOCAL, 4345 bytes) taskResourceAssignments Map()</text:p>
      <text:p text:style-name="Standard">2021-07-06 18:01:09,247 INFO scheduler.TaskSetManager: Finished task 13.0 in stage 30.0 (TID 186) in 12 ms on slave1 (executor 2) (14/20)</text:p>
      <text:p text:style-name="Standard">2021-07-06 18:01:09,248 INFO scheduler.TaskSetManager: Starting task 18.0 in stage 30.0 (TID 191) (slave1, executor 2, partition 23, PROCESS_LOCAL, 4345 bytes) taskResourceAssignments Map()</text:p>
      <text:p text:style-name="Standard">2021-07-06 18:01:09,248 INFO scheduler.TaskSetManager: Finished task 14.0 in stage 30.0 (TID 187) in 13 ms on slave1 (executor 2) (15/20)</text:p>
      <text:p text:style-name="Standard">2021-07-06 18:01:09,249 INFO scheduler.TaskSetManager: Starting task 19.0 in stage 30.0 (TID 192) (slave2, executor 3, partition 24, PROCESS_LOCAL, 4345 bytes) taskResourceAssignments Map()</text:p>
      <text:p text:style-name="Standard">2021-07-06 18:01:09,250 INFO scheduler.TaskSetManager: Finished task 16.0 in stage 30.0 (TID 189) in 10 ms on slave2 (executor 3) (16/20)</text:p>
      <text:p text:style-name="Standard">2021-07-06 18:01:09,293 INFO scheduler.TaskSetManager: Finished task 15.0 in stage 30.0 (TID 188) in 54 ms on slave2 (executor 3) (17/20)</text:p>
      <text:p text:style-name="Standard">2021-07-06 18:01:09,296 INFO scheduler.TaskSetManager: Finished task 17.0 in stage 30.0 (TID 190) in 50 ms on slave1 (executor 2) (18/20)</text:p>
      <text:p text:style-name="Standard">2021-07-06 18:01:09,297 INFO scheduler.TaskSetManager: Finished task 18.0 in stage 30.0 (TID 191) in 49 ms on slave1 (executor 2) (19/20)</text:p>
      <text:p text:style-name="Standard">2021-07-06 18:01:09,333 INFO scheduler.TaskSetManager: Finished task 19.0 in stage 30.0 (TID 192) in 83 ms on slave2 (executor 3) (20/20)</text:p>
      <text:p text:style-name="Standard">2021-07-06 18:01:09,333 INFO cluster.YarnScheduler: Removed TaskSet 30.0, whose tasks have all completed, from pool </text:p>
      <text:p text:style-name="Standard">2021-07-06 18:01:09,333 INFO scheduler.DAGScheduler: ResultStage 30 (showString at NativeMethodAccessorImpl.java:0) finished in 0.181 s</text:p>
      <text:p text:style-name="Standard">2021-07-06 18:01:09,333 INFO scheduler.DAGScheduler: Job 30 is finished. Cancelling potential speculative or zombie tasks for this job</text:p>
      <text:p text:style-name="Standard">2021-07-06 18:01:09,334 INFO cluster.YarnScheduler: Killing all running tasks in stage 30: Stage finished</text:p>
      <text:p text:style-name="Standard">2021-07-06 18:01:09,334 INFO scheduler.DAGScheduler: Job 30 finished: showString at NativeMethodAccessorImpl.java:0, took 0.183176 s</text:p>
      <text:p text:style-name="Standard">2021-07-06 18:01:09,339 INFO spark.SparkContext: Starting job: showString at NativeMethodAccessorImpl.java:0</text:p>
      <text:p text:style-name="Standard">2021-07-06 18:01:09,339 INFO scheduler.DAGScheduler: Got job 31 (showString at NativeMethodAccessorImpl.java:0) with 7 output partitions</text:p>
      <text:p text:style-name="Standard">2021-07-06 18:01:09,339 INFO scheduler.DAGScheduler: Final stage: ResultStage 31 (showString at NativeMethodAccessorImpl.java:0)</text:p>
      <text:p text:style-name="Standard">2021-07-06 18:01:09,339 INFO scheduler.DAGScheduler: Parents of final stage: List()</text:p>
      <text:p text:style-name="Standard">2021-07-06 18:01:09,339 INFO scheduler.DAGScheduler: Missing parents: List()</text:p>
      <text:p text:style-name="Standard">2021-07-06 18:01:09,340 INFO scheduler.DAGScheduler: Submitting ResultStage 31 (MapPartitionsRDD[79] at showString at NativeMethodAccessorImpl.java:0), which has no missing parents</text:p>
      <text:p text:style-name="Standard">2021-07-06 18:01:09,341 INFO memory.MemoryStore: Block broadcast_43 stored as values in memory (estimated size 12.7 KiB, free 6.3 GiB)</text:p>
      <text:p text:style-name="Standard"><text:soft-page-break/>2021-07-06 18:01:09,341 INFO memory.MemoryStore: Block broadcast_43_piece0 stored as bytes in memory (estimated size 6.7 KiB, free 6.3 GiB)</text:p>
      <text:p text:style-name="Standard">2021-07-06 18:01:09,342 INFO storage.BlockManagerInfo: Added broadcast_43_piece0 in memory on ubuntu:37927 (size: 6.7 KiB, free: 7.3 GiB)</text:p>
      <text:p text:style-name="Standard">2021-07-06 18:01:09,342 INFO spark.SparkContext: Created broadcast 43 from broadcast at DAGScheduler.scala:1388</text:p>
      <text:p text:style-name="Standard">2021-07-06 18:01:09,342 INFO scheduler.DAGScheduler: Submitting 7 missing tasks from ResultStage 31 (MapPartitionsRDD[79] at showString at NativeMethodAccessorImpl.java:0) (first 15 tasks are for partitions Vector(25, 26, 27, 28, 29, 30, 31))</text:p>
      <text:p text:style-name="Standard">2021-07-06 18:01:09,342 INFO cluster.YarnScheduler: Adding task set 31.0 with 7 tasks resource profile 0</text:p>
      <text:p text:style-name="Standard">2021-07-06 18:01:09,343 INFO scheduler.TaskSetManager: Starting task 0.0 in stage 31.0 (TID 193) (slave2, executor 3, partition 25, PROCESS_LOCAL, 4345 bytes) taskResourceAssignments Map()</text:p>
      <text:p text:style-name="Standard">2021-07-06 18:01:09,343 INFO scheduler.TaskSetManager: Starting task 1.0 in stage 31.0 (TID 194) (slave1, executor 2, partition 26, PROCESS_LOCAL, 4345 bytes) taskResourceAssignments Map()</text:p>
      <text:p text:style-name="Standard">2021-07-06 18:01:09,343 INFO scheduler.TaskSetManager: Starting task 2.0 in stage 31.0 (TID 195) (slave2, executor 3, partition 27, PROCESS_LOCAL, 4345 bytes) taskResourceAssignments Map()</text:p>
      <text:p text:style-name="Standard">2021-07-06 18:01:09,343 INFO scheduler.TaskSetManager: Starting task 3.0 in stage 31.0 (TID 196) (slave1, executor 2, partition 28, PROCESS_LOCAL, 4345 bytes) taskResourceAssignments Map()</text:p>
      <text:p text:style-name="Standard">2021-07-06 18:01:09,352 INFO storage.BlockManagerInfo: Added broadcast_43_piece0 in memory on slave1:39533 (size: 6.7 KiB, free: 1554.4 MiB)</text:p>
      <text:p text:style-name="Standard">2021-07-06 18:01:09,352 INFO storage.BlockManagerInfo: Added broadcast_43_piece0 in memory on slave2:37095 (size: 6.7 KiB, free: 1554.4 MiB)</text:p>
      <text:p text:style-name="Standard">2021-07-06 18:01:09,358 INFO scheduler.TaskSetManager: Starting task 4.0 in stage 31.0 (TID 197) (slave1, executor 2, partition 29, PROCESS_LOCAL, 4345 bytes) taskResourceAssignments Map()</text:p>
      <text:p text:style-name="Standard">2021-07-06 18:01:09,358 INFO scheduler.TaskSetManager: Finished task 1.0 in stage 31.0 (TID 194) in 15 ms on slave1 (executor 2) (1/7)</text:p>
      <text:p text:style-name="Standard">2021-07-06 18:01:09,359 INFO scheduler.TaskSetManager: Starting task 5.0 in stage 31.0 (TID 198) (slave1, executor 2, partition 30, PROCESS_LOCAL, 4345 bytes) taskResourceAssignments Map()</text:p>
      <text:p text:style-name="Standard">2021-07-06 18:01:09,359 INFO scheduler.TaskSetManager: Finished task 3.0 in stage 31.0 (TID 196) in 16 ms on slave1 (executor 2) (2/7)</text:p>
      <text:p text:style-name="Standard">2021-07-06 18:01:09,359 INFO scheduler.TaskSetManager: Starting task 6.0 in stage 31.0 (TID 199) (slave2, executor 3, partition 31, PROCESS_LOCAL, 4380 bytes) taskResourceAssignments Map()</text:p>
      <text:p text:style-name="Standard">2021-07-06 18:01:09,360 INFO scheduler.TaskSetManager: Finished task 0.0 in stage 31.0 (TID 193) in 17 ms on slave2 (executor 3) (3/7)</text:p>
      <text:p text:style-name="Standard">2021-07-06 18:01:09,371 INFO scheduler.TaskSetManager: Finished task 5.0 in stage 31.0 (TID 198) in 12 ms on slave1 (executor 2) (4/7)</text:p>
      <text:p text:style-name="Standard">2021-07-06 18:01:09,371 INFO scheduler.TaskSetManager: Finished task 4.0 in stage 31.0 (TID 197) in 13 ms on slave1 (executor 2) (5/7)</text:p>
      <text:p text:style-name="Standard">2021-07-06 18:01:09,371 INFO scheduler.TaskSetManager: Finished task 6.0 in stage 31.0 (TID 199) in 12 ms on slave2 (executor 3) (6/7)</text:p>
      <text:p text:style-name="Standard">2021-07-06 18:01:09,399 INFO scheduler.TaskSetManager: Finished task 2.0 in stage 31.0 (TID 195) in 56 ms on slave2 (executor 3) (7/7)</text:p>
      <text:p text:style-name="Standard">2021-07-06 18:01:09,399 INFO cluster.YarnScheduler: Removed TaskSet 31.0, whose tasks have all completed, from pool </text:p>
      <text:p text:style-name="Standard"><text:soft-page-break/>2021-07-06 18:01:09,400 INFO scheduler.DAGScheduler: ResultStage 31 (showString at NativeMethodAccessorImpl.java:0) finished in 0.060 s</text:p>
      <text:p text:style-name="Standard">2021-07-06 18:01:09,400 INFO scheduler.DAGScheduler: Job 31 is finished. Cancelling potential speculative or zombie tasks for this job</text:p>
      <text:p text:style-name="Standard">2021-07-06 18:01:09,400 INFO cluster.YarnScheduler: Killing all running tasks in stage 31: Stage finished</text:p>
      <text:p text:style-name="Standard">2021-07-06 18:01:09,400 INFO scheduler.DAGScheduler: Job 31 finished: showString at NativeMethodAccessorImpl.java:0, took 0.061286 s</text:p>
      <text:p text:style-name="Standard">+----------+---+------+</text:p>
      <text:p text:style-name="Standard">| <text:s text:c="6"/>dob|age|is_fan|</text:p>
      <text:p text:style-name="Standard">+----------+---+------+</text:p>
      <text:p text:style-name="Standard">|1990-05-03| 29| <text:s/>true|</text:p>
      <text:p text:style-name="Standard">|1994-09-23| 25| false|</text:p>
      <text:p text:style-name="Standard">+----------+---+------+</text:p>
      <text:p text:style-name="Standard"/>
      <text:p text:style-name="Standard">root</text:p>
      <text:p text:style-name="Standard"><text:s/>|-- dob: string (nullable = true)</text:p>
      <text:p text:style-name="Standard"><text:s/>|-- age: integer (nullable = true)</text:p>
      <text:p text:style-name="Standard"><text:s/>|-- is_fan: boolean (nullable = true)</text:p>
      <text:p text:style-name="Standard"/>
      <text:p text:style-name="Standard">2021-07-06 18:01:09,489 INFO spark.SparkContext: Starting job: showString at NativeMethodAccessorImpl.java:0</text:p>
      <text:p text:style-name="Standard">2021-07-06 18:01:09,490 INFO scheduler.DAGScheduler: Got job 32 (showString at NativeMethodAccessorImpl.java:0) with 1 output partitions</text:p>
      <text:p text:style-name="Standard">2021-07-06 18:01:09,490 INFO scheduler.DAGScheduler: Final stage: ResultStage 32 (showString at NativeMethodAccessorImpl.java:0)</text:p>
      <text:p text:style-name="Standard">2021-07-06 18:01:09,490 INFO scheduler.DAGScheduler: Parents of final stage: List()</text:p>
      <text:p text:style-name="Standard">2021-07-06 18:01:09,490 INFO scheduler.DAGScheduler: Missing parents: List()</text:p>
      <text:p text:style-name="Standard">2021-07-06 18:01:09,491 INFO scheduler.DAGScheduler: Submitting ResultStage 32 (MapPartitionsRDD[86] at showString at NativeMethodAccessorImpl.java:0), which has no missing parents</text:p>
      <text:p text:style-name="Standard">2021-07-06 18:01:09,495 INFO memory.MemoryStore: Block broadcast_44 stored as values in memory (estimated size 12.7 KiB, free 6.3 GiB)</text:p>
      <text:p text:style-name="Standard">2021-07-06 18:01:09,496 INFO memory.MemoryStore: Block broadcast_44_piece0 stored as bytes in memory (estimated size 6.7 KiB, free 6.3 GiB)</text:p>
      <text:p text:style-name="Standard">2021-07-06 18:01:09,496 INFO storage.BlockManagerInfo: Added broadcast_44_piece0 in memory on ubuntu:37927 (size: 6.7 KiB, free: 7.3 GiB)</text:p>
      <text:p text:style-name="Standard">2021-07-06 18:01:09,496 INFO spark.SparkContext: Created broadcast 44 from broadcast at DAGScheduler.scala:1388</text:p>
      <text:p text:style-name="Standard">2021-07-06 18:01:09,497 INFO scheduler.DAGScheduler: Submitting 1 missing tasks from ResultStage 32 (MapPartitionsRDD[86] at showString at NativeMethodAccessorImpl.java:0) (first 15 tasks are for partitions Vector(0))</text:p>
      <text:p text:style-name="Standard">2021-07-06 18:01:09,497 INFO cluster.YarnScheduler: Adding task set 32.0 with 1 tasks resource profile 0</text:p>
      <text:p text:style-name="Standard">2021-07-06 18:01:09,497 INFO scheduler.TaskSetManager: Starting task 0.0 in stage 32.0 (TID 200) (slave1, executor 2, partition 0, PROCESS_LOCAL, 4345 bytes) taskResourceAssignments Map()</text:p>
      <text:p text:style-name="Standard">2021-07-06 18:01:09,506 INFO storage.BlockManagerInfo: Added broadcast_44_piece0 in memory on slave1:39533 (size: 6.7 KiB, free: 1554.4 MiB)</text:p>
      <text:p text:style-name="Standard">2021-07-06 18:01:09,554 INFO scheduler.TaskSetManager: Finished task 0.0 in stage 32.0 (TID 200) in 57 ms on slave1 (executor 2) (1/1)</text:p>
      <text:p text:style-name="Standard"><text:soft-page-break/>2021-07-06 18:01:09,555 INFO cluster.YarnScheduler: Removed TaskSet 32.0, whose tasks have all completed, from pool </text:p>
      <text:p text:style-name="Standard">2021-07-06 18:01:09,555 INFO scheduler.DAGScheduler: ResultStage 32 (showString at NativeMethodAccessorImpl.java:0) finished in 0.064 s</text:p>
      <text:p text:style-name="Standard">2021-07-06 18:01:09,555 INFO scheduler.DAGScheduler: Job 32 is finished. Cancelling potential speculative or zombie tasks for this job</text:p>
      <text:p text:style-name="Standard">2021-07-06 18:01:09,555 INFO cluster.YarnScheduler: Killing all running tasks in stage 32: Stage finished</text:p>
      <text:p text:style-name="Standard">2021-07-06 18:01:09,555 INFO scheduler.DAGScheduler: Job 32 finished: showString at NativeMethodAccessorImpl.java:0, took 0.066267 s</text:p>
      <text:p text:style-name="Standard">2021-07-06 18:01:09,559 INFO spark.SparkContext: Starting job: showString at NativeMethodAccessorImpl.java:0</text:p>
      <text:p text:style-name="Standard">2021-07-06 18:01:09,559 INFO scheduler.DAGScheduler: Got job 33 (showString at NativeMethodAccessorImpl.java:0) with 4 output partitions</text:p>
      <text:p text:style-name="Standard">2021-07-06 18:01:09,559 INFO scheduler.DAGScheduler: Final stage: ResultStage 33 (showString at NativeMethodAccessorImpl.java:0)</text:p>
      <text:p text:style-name="Standard">2021-07-06 18:01:09,560 INFO scheduler.DAGScheduler: Parents of final stage: List()</text:p>
      <text:p text:style-name="Standard">2021-07-06 18:01:09,560 INFO scheduler.DAGScheduler: Missing parents: List()</text:p>
      <text:p text:style-name="Standard">2021-07-06 18:01:09,560 INFO scheduler.DAGScheduler: Submitting ResultStage 33 (MapPartitionsRDD[86] at showString at NativeMethodAccessorImpl.java:0), which has no missing parents</text:p>
      <text:p text:style-name="Standard">2021-07-06 18:01:09,561 INFO memory.MemoryStore: Block broadcast_45 stored as values in memory (estimated size 12.7 KiB, free 6.3 GiB)</text:p>
      <text:p text:style-name="Standard">2021-07-06 18:01:09,561 INFO memory.MemoryStore: Block broadcast_45_piece0 stored as bytes in memory (estimated size 6.7 KiB, free 6.3 GiB)</text:p>
      <text:p text:style-name="Standard">2021-07-06 18:01:09,562 INFO storage.BlockManagerInfo: Added broadcast_45_piece0 in memory on ubuntu:37927 (size: 6.7 KiB, free: 7.3 GiB)</text:p>
      <text:p text:style-name="Standard">2021-07-06 18:01:09,562 INFO spark.SparkContext: Created broadcast 45 from broadcast at DAGScheduler.scala:1388</text:p>
      <text:p text:style-name="Standard">2021-07-06 18:01:09,562 INFO scheduler.DAGScheduler: Submitting 4 missing tasks from ResultStage 33 (MapPartitionsRDD[86] at showString at NativeMethodAccessorImpl.java:0) (first 15 tasks are for partitions Vector(1, 2, 3, 4))</text:p>
      <text:p text:style-name="Standard">2021-07-06 18:01:09,562 INFO cluster.YarnScheduler: Adding task set 33.0 with 4 tasks resource profile 0</text:p>
      <text:p text:style-name="Standard">2021-07-06 18:01:09,563 INFO scheduler.TaskSetManager: Starting task 0.0 in stage 33.0 (TID 201) (slave2, executor 3, partition 1, PROCESS_LOCAL, 4345 bytes) taskResourceAssignments Map()</text:p>
      <text:p text:style-name="Standard">2021-07-06 18:01:09,563 INFO scheduler.TaskSetManager: Starting task 1.0 in stage 33.0 (TID 202) (slave1, executor 2, partition 2, PROCESS_LOCAL, 4345 bytes) taskResourceAssignments Map()</text:p>
      <text:p text:style-name="Standard">2021-07-06 18:01:09,563 INFO scheduler.TaskSetManager: Starting task 2.0 in stage 33.0 (TID 203) (slave2, executor 3, partition 3, PROCESS_LOCAL, 4345 bytes) taskResourceAssignments Map()</text:p>
      <text:p text:style-name="Standard">2021-07-06 18:01:09,563 INFO scheduler.TaskSetManager: Starting task 3.0 in stage 33.0 (TID 204) (slave1, executor 2, partition 4, PROCESS_LOCAL, 4345 bytes) taskResourceAssignments Map()</text:p>
      <text:p text:style-name="Standard">2021-07-06 18:01:09,571 INFO storage.BlockManagerInfo: Added broadcast_45_piece0 in memory on slave1:39533 (size: 6.7 KiB, free: 1554.4 MiB)</text:p>
      <text:p text:style-name="Standard">2021-07-06 18:01:09,572 INFO storage.BlockManagerInfo: Added broadcast_45_piece0 in memory on slave2:37095 (size: 6.7 KiB, free: 1554.4 MiB)</text:p>
      <text:p text:style-name="Standard">2021-07-06 18:01:09,578 INFO scheduler.TaskSetManager: Finished task 1.0 in stage 33.0 (TID 202) in 15 ms on slave1 (executor 2) (1/4)</text:p>
      <text:p text:style-name="Standard"><text:soft-page-break/>2021-07-06 18:01:09,621 INFO scheduler.TaskSetManager: Finished task 2.0 in stage 33.0 (TID 203) in 58 ms on slave2 (executor 3) (2/4)</text:p>
      <text:p text:style-name="Standard">2021-07-06 18:01:09,622 INFO scheduler.TaskSetManager: Finished task 0.0 in stage 33.0 (TID 201) in 59 ms on slave2 (executor 3) (3/4)</text:p>
      <text:p text:style-name="Standard">2021-07-06 18:01:09,629 INFO scheduler.TaskSetManager: Finished task 3.0 in stage 33.0 (TID 204) in 66 ms on slave1 (executor 2) (4/4)</text:p>
      <text:p text:style-name="Standard">2021-07-06 18:01:09,629 INFO cluster.YarnScheduler: Removed TaskSet 33.0, whose tasks have all completed, from pool </text:p>
      <text:p text:style-name="Standard">2021-07-06 18:01:09,629 INFO scheduler.DAGScheduler: ResultStage 33 (showString at NativeMethodAccessorImpl.java:0) finished in 0.069 s</text:p>
      <text:p text:style-name="Standard">2021-07-06 18:01:09,630 INFO scheduler.DAGScheduler: Job 33 is finished. Cancelling potential speculative or zombie tasks for this job</text:p>
      <text:p text:style-name="Standard">2021-07-06 18:01:09,630 INFO cluster.YarnScheduler: Killing all running tasks in stage 33: Stage finished</text:p>
      <text:p text:style-name="Standard">2021-07-06 18:01:09,630 INFO scheduler.DAGScheduler: Job 33 finished: showString at NativeMethodAccessorImpl.java:0, took 0.070790 s</text:p>
      <text:p text:style-name="Standard">2021-07-06 18:01:09,633 INFO spark.SparkContext: Starting job: showString at NativeMethodAccessorImpl.java:0</text:p>
      <text:p text:style-name="Standard">2021-07-06 18:01:09,634 INFO scheduler.DAGScheduler: Got job 34 (showString at NativeMethodAccessorImpl.java:0) with 20 output partitions</text:p>
      <text:p text:style-name="Standard">2021-07-06 18:01:09,634 INFO scheduler.DAGScheduler: Final stage: ResultStage 34 (showString at NativeMethodAccessorImpl.java:0)</text:p>
      <text:p text:style-name="Standard">2021-07-06 18:01:09,634 INFO scheduler.DAGScheduler: Parents of final stage: List()</text:p>
      <text:p text:style-name="Standard">2021-07-06 18:01:09,634 INFO scheduler.DAGScheduler: Missing parents: List()</text:p>
      <text:p text:style-name="Standard">2021-07-06 18:01:09,635 INFO scheduler.DAGScheduler: Submitting ResultStage 34 (MapPartitionsRDD[86] at showString at NativeMethodAccessorImpl.java:0), which has no missing parents</text:p>
      <text:p text:style-name="Standard">2021-07-06 18:01:09,636 INFO memory.MemoryStore: Block broadcast_46 stored as values in memory (estimated size 12.7 KiB, free 6.3 GiB)</text:p>
      <text:p text:style-name="Standard">2021-07-06 18:01:09,637 INFO memory.MemoryStore: Block broadcast_46_piece0 stored as bytes in memory (estimated size 6.7 KiB, free 6.3 GiB)</text:p>
      <text:p text:style-name="Standard">2021-07-06 18:01:09,637 INFO storage.BlockManagerInfo: Added broadcast_46_piece0 in memory on ubuntu:37927 (size: 6.7 KiB, free: 7.3 GiB)</text:p>
      <text:p text:style-name="Standard">2021-07-06 18:01:09,637 INFO spark.SparkContext: Created broadcast 46 from broadcast at DAGScheduler.scala:1388</text:p>
      <text:p text:style-name="Standard">2021-07-06 18:01:09,637 INFO scheduler.DAGScheduler: Submitting 20 missing tasks from ResultStage 34 (MapPartitionsRDD[86] at showString at NativeMethodAccessorImpl.java:0) (first 15 tasks are for partitions Vector(5, 6, 7, 8, 9, 10, 11, 12, 13, 14, 15, 16, 17, 18, 19))</text:p>
      <text:p text:style-name="Standard">2021-07-06 18:01:09,637 INFO cluster.YarnScheduler: Adding task set 34.0 with 20 tasks resource profile 0</text:p>
      <text:p text:style-name="Standard">2021-07-06 18:01:09,638 INFO scheduler.TaskSetManager: Starting task 0.0 in stage 34.0 (TID 205) (slave1, executor 2, partition 5, PROCESS_LOCAL, 4345 bytes) taskResourceAssignments Map()</text:p>
      <text:p text:style-name="Standard">2021-07-06 18:01:09,639 INFO scheduler.TaskSetManager: Starting task 1.0 in stage 34.0 (TID 206) (slave2, executor 3, partition 6, PROCESS_LOCAL, 4345 bytes) taskResourceAssignments Map()</text:p>
      <text:p text:style-name="Standard">2021-07-06 18:01:09,639 INFO scheduler.TaskSetManager: Starting task 2.0 in stage 34.0 (TID 207) (slave1, executor 2, partition 7, PROCESS_LOCAL, 4345 bytes) taskResourceAssignments Map()</text:p>
      <text:p text:style-name="Standard">2021-07-06 18:01:09,639 INFO scheduler.TaskSetManager: Starting task 3.0 in stage 34.0 (TID 208) (slave2, executor 3, partition 8, PROCESS_LOCAL, 4345 bytes) taskResourceAssignments Map()</text:p>
      <text:p text:style-name="Standard"><text:soft-page-break/>2021-07-06 18:01:09,648 INFO storage.BlockManagerInfo: Added broadcast_46_piece0 in memory on slave1:39533 (size: 6.7 KiB, free: 1554.4 MiB)</text:p>
      <text:p text:style-name="Standard">2021-07-06 18:01:09,649 INFO storage.BlockManagerInfo: Added broadcast_46_piece0 in memory on slave2:37095 (size: 6.7 KiB, free: 1554.4 MiB)</text:p>
      <text:p text:style-name="Standard">2021-07-06 18:01:09,655 INFO scheduler.TaskSetManager: Starting task 4.0 in stage 34.0 (TID 209) (slave1, executor 2, partition 9, PROCESS_LOCAL, 4345 bytes) taskResourceAssignments Map()</text:p>
      <text:p text:style-name="Standard">2021-07-06 18:01:09,655 INFO scheduler.TaskSetManager: Finished task 2.0 in stage 34.0 (TID 207) in 16 ms on slave1 (executor 2) (1/20)</text:p>
      <text:p text:style-name="Standard">2021-07-06 18:01:09,656 INFO scheduler.TaskSetManager: Starting task 5.0 in stage 34.0 (TID 210) (slave1, executor 2, partition 10, PROCESS_LOCAL, 4345 bytes) taskResourceAssignments Map()</text:p>
      <text:p text:style-name="Standard">2021-07-06 18:01:09,657 INFO scheduler.TaskSetManager: Finished task 0.0 in stage 34.0 (TID 205) in 19 ms on slave1 (executor 2) (2/20)</text:p>
      <text:p text:style-name="Standard">2021-07-06 18:01:09,658 INFO scheduler.TaskSetManager: Starting task 6.0 in stage 34.0 (TID 211) (slave2, executor 3, partition 11, PROCESS_LOCAL, 4345 bytes) taskResourceAssignments Map()</text:p>
      <text:p text:style-name="Standard">2021-07-06 18:01:09,658 INFO scheduler.TaskSetManager: Finished task 3.0 in stage 34.0 (TID 208) in 19 ms on slave2 (executor 3) (3/20)</text:p>
      <text:p text:style-name="Standard">2021-07-06 18:01:09,665 INFO scheduler.TaskSetManager: Starting task 7.0 in stage 34.0 (TID 212) (slave2, executor 3, partition 12, PROCESS_LOCAL, 4345 bytes) taskResourceAssignments Map()</text:p>
      <text:p text:style-name="Standard">2021-07-06 18:01:09,665 INFO scheduler.TaskSetManager: Finished task 6.0 in stage 34.0 (TID 211) in 8 ms on slave2 (executor 3) (4/20)</text:p>
      <text:p text:style-name="Standard">2021-07-06 18:01:09,667 INFO scheduler.TaskSetManager: Starting task 8.0 in stage 34.0 (TID 213) (slave1, executor 2, partition 13, PROCESS_LOCAL, 4345 bytes) taskResourceAssignments Map()</text:p>
      <text:p text:style-name="Standard">2021-07-06 18:01:09,668 INFO scheduler.TaskSetManager: Finished task 5.0 in stage 34.0 (TID 210) in 12 ms on slave1 (executor 2) (5/20)</text:p>
      <text:p text:style-name="Standard">2021-07-06 18:01:09,701 INFO scheduler.TaskSetManager: Starting task 9.0 in stage 34.0 (TID 214) (slave2, executor 3, partition 14, PROCESS_LOCAL, 4345 bytes) taskResourceAssignments Map()</text:p>
      <text:p text:style-name="Standard">2021-07-06 18:01:09,701 INFO scheduler.TaskSetManager: Finished task 1.0 in stage 34.0 (TID 206) in 62 ms on slave2 (executor 3) (6/20)</text:p>
      <text:p text:style-name="Standard">2021-07-06 18:01:09,708 INFO scheduler.TaskSetManager: Starting task 10.0 in stage 34.0 (TID 215) (slave1, executor 2, partition 15, PROCESS_LOCAL, 4380 bytes) taskResourceAssignments Map()</text:p>
      <text:p text:style-name="Standard">2021-07-06 18:01:09,708 INFO scheduler.TaskSetManager: Finished task 4.0 in stage 34.0 (TID 209) in 54 ms on slave1 (executor 2) (7/20)</text:p>
      <text:p text:style-name="Standard">2021-07-06 18:01:09,715 INFO scheduler.TaskSetManager: Starting task 11.0 in stage 34.0 (TID 216) (slave2, executor 3, partition 16, PROCESS_LOCAL, 4345 bytes) taskResourceAssignments Map()</text:p>
      <text:p text:style-name="Standard">2021-07-06 18:01:09,716 INFO scheduler.TaskSetManager: Finished task 7.0 in stage 34.0 (TID 212) in 51 ms on slave2 (executor 3) (8/20)</text:p>
      <text:p text:style-name="Standard">2021-07-06 18:01:09,718 INFO scheduler.TaskSetManager: Starting task 12.0 in stage 34.0 (TID 217) (slave1, executor 2, partition 17, PROCESS_LOCAL, 4345 bytes) taskResourceAssignments Map()</text:p>
      <text:p text:style-name="Standard">2021-07-06 18:01:09,718 INFO scheduler.TaskSetManager: Finished task 8.0 in stage 34.0 (TID 213) in 51 ms on slave1 (executor 2) (9/20)</text:p>
      <text:p text:style-name="Standard">2021-07-06 18:01:09,719 INFO scheduler.TaskSetManager: Starting task 13.0 in stage 34.0 (TID 218) (slave1, executor 2, partition 18, PROCESS_LOCAL, 4345 bytes) taskResourceAssignments Map()</text:p>
      <text:p text:style-name="Standard"><text:soft-page-break/>2021-07-06 18:01:09,721 INFO scheduler.TaskSetManager: Finished task 10.0 in stage 34.0 (TID 215) in 13 ms on slave1 (executor 2) (10/20)</text:p>
      <text:p text:style-name="Standard">2021-07-06 18:01:09,726 INFO scheduler.TaskSetManager: Starting task 14.0 in stage 34.0 (TID 219) (slave2, executor 3, partition 19, PROCESS_LOCAL, 4345 bytes) taskResourceAssignments Map()</text:p>
      <text:p text:style-name="Standard">2021-07-06 18:01:09,726 INFO scheduler.TaskSetManager: Finished task 11.0 in stage 34.0 (TID 216) in 11 ms on slave2 (executor 3) (11/20)</text:p>
      <text:p text:style-name="Standard">2021-07-06 18:01:09,729 INFO scheduler.TaskSetManager: Starting task 15.0 in stage 34.0 (TID 220) (slave1, executor 2, partition 20, PROCESS_LOCAL, 4345 bytes) taskResourceAssignments Map()</text:p>
      <text:p text:style-name="Standard">2021-07-06 18:01:09,730 INFO scheduler.TaskSetManager: Finished task 12.0 in stage 34.0 (TID 217) in 12 ms on slave1 (executor 2) (12/20)</text:p>
      <text:p text:style-name="Standard">2021-07-06 18:01:09,730 INFO scheduler.TaskSetManager: Starting task 16.0 in stage 34.0 (TID 221) (slave1, executor 2, partition 21, PROCESS_LOCAL, 4345 bytes) taskResourceAssignments Map()</text:p>
      <text:p text:style-name="Standard">2021-07-06 18:01:09,730 INFO scheduler.TaskSetManager: Finished task 13.0 in stage 34.0 (TID 218) in 11 ms on slave1 (executor 2) (13/20)</text:p>
      <text:p text:style-name="Standard">2021-07-06 18:01:09,735 INFO scheduler.TaskSetManager: Starting task 17.0 in stage 34.0 (TID 222) (slave2, executor 3, partition 22, PROCESS_LOCAL, 4345 bytes) taskResourceAssignments Map()</text:p>
      <text:p text:style-name="Standard">2021-07-06 18:01:09,735 INFO scheduler.TaskSetManager: Finished task 14.0 in stage 34.0 (TID 219) in 9 ms on slave2 (executor 3) (14/20)</text:p>
      <text:p text:style-name="Standard">2021-07-06 18:01:09,742 INFO scheduler.TaskSetManager: Starting task 18.0 in stage 34.0 (TID 223) (slave1, executor 2, partition 23, PROCESS_LOCAL, 4345 bytes) taskResourceAssignments Map()</text:p>
      <text:p text:style-name="Standard">2021-07-06 18:01:09,742 INFO scheduler.TaskSetManager: Finished task 16.0 in stage 34.0 (TID 221) in 12 ms on slave1 (executor 2) (15/20)</text:p>
      <text:p text:style-name="Standard">2021-07-06 18:01:09,752 INFO scheduler.TaskSetManager: Starting task 19.0 in stage 34.0 (TID 224) (slave2, executor 3, partition 24, PROCESS_LOCAL, 4345 bytes) taskResourceAssignments Map()</text:p>
      <text:p text:style-name="Standard">2021-07-06 18:01:09,752 INFO scheduler.TaskSetManager: Finished task 9.0 in stage 34.0 (TID 214) in 51 ms on slave2 (executor 3) (16/20)</text:p>
      <text:p text:style-name="Standard">2021-07-06 18:01:09,782 INFO scheduler.TaskSetManager: Finished task 15.0 in stage 34.0 (TID 220) in 53 ms on slave1 (executor 2) (17/20)</text:p>
      <text:p text:style-name="Standard">2021-07-06 18:01:09,782 INFO scheduler.TaskSetManager: Finished task 17.0 in stage 34.0 (TID 222) in 47 ms on slave2 (executor 3) (18/20)</text:p>
      <text:p text:style-name="Standard">2021-07-06 18:01:09,789 INFO scheduler.TaskSetManager: Finished task 18.0 in stage 34.0 (TID 223) in 48 ms on slave1 (executor 2) (19/20)</text:p>
      <text:p text:style-name="Standard">2021-07-06 18:01:09,803 INFO scheduler.TaskSetManager: Finished task 19.0 in stage 34.0 (TID 224) in 52 ms on slave2 (executor 3) (20/20)</text:p>
      <text:p text:style-name="Standard">2021-07-06 18:01:09,803 INFO cluster.YarnScheduler: Removed TaskSet 34.0, whose tasks have all completed, from pool </text:p>
      <text:p text:style-name="Standard">2021-07-06 18:01:09,803 INFO scheduler.DAGScheduler: ResultStage 34 (showString at NativeMethodAccessorImpl.java:0) finished in 0.168 s</text:p>
      <text:p text:style-name="Standard">2021-07-06 18:01:09,803 INFO scheduler.DAGScheduler: Job 34 is finished. Cancelling potential speculative or zombie tasks for this job</text:p>
      <text:p text:style-name="Standard">2021-07-06 18:01:09,803 INFO cluster.YarnScheduler: Killing all running tasks in stage 34: Stage finished</text:p>
      <text:p text:style-name="Standard">2021-07-06 18:01:09,803 INFO scheduler.DAGScheduler: Job 34 finished: showString at NativeMethodAccessorImpl.java:0, took 0.169838 s</text:p>
      <text:p text:style-name="Standard">2021-07-06 18:01:09,807 INFO spark.SparkContext: Starting job: showString at NativeMethodAccessorImpl.java:0</text:p>
      <text:p text:style-name="Standard"><text:soft-page-break/>2021-07-06 18:01:09,808 INFO scheduler.DAGScheduler: Got job 35 (showString at NativeMethodAccessorImpl.java:0) with 7 output partitions</text:p>
      <text:p text:style-name="Standard">2021-07-06 18:01:09,808 INFO scheduler.DAGScheduler: Final stage: ResultStage 35 (showString at NativeMethodAccessorImpl.java:0)</text:p>
      <text:p text:style-name="Standard">2021-07-06 18:01:09,808 INFO scheduler.DAGScheduler: Parents of final stage: List()</text:p>
      <text:p text:style-name="Standard">2021-07-06 18:01:09,808 INFO scheduler.DAGScheduler: Missing parents: List()</text:p>
      <text:p text:style-name="Standard">2021-07-06 18:01:09,808 INFO scheduler.DAGScheduler: Submitting ResultStage 35 (MapPartitionsRDD[86] at showString at NativeMethodAccessorImpl.java:0), which has no missing parents</text:p>
      <text:p text:style-name="Standard">2021-07-06 18:01:09,809 INFO memory.MemoryStore: Block broadcast_47 stored as values in memory (estimated size 12.7 KiB, free 6.3 GiB)</text:p>
      <text:p text:style-name="Standard">2021-07-06 18:01:09,810 INFO memory.MemoryStore: Block broadcast_47_piece0 stored as bytes in memory (estimated size 6.7 KiB, free 6.3 GiB)</text:p>
      <text:p text:style-name="Standard">2021-07-06 18:01:09,810 INFO storage.BlockManagerInfo: Added broadcast_47_piece0 in memory on ubuntu:37927 (size: 6.7 KiB, free: 7.3 GiB)</text:p>
      <text:p text:style-name="Standard">2021-07-06 18:01:09,810 INFO spark.SparkContext: Created broadcast 47 from broadcast at DAGScheduler.scala:1388</text:p>
      <text:p text:style-name="Standard">2021-07-06 18:01:09,810 INFO scheduler.DAGScheduler: Submitting 7 missing tasks from ResultStage 35 (MapPartitionsRDD[86] at showString at NativeMethodAccessorImpl.java:0) (first 15 tasks are for partitions Vector(25, 26, 27, 28, 29, 30, 31))</text:p>
      <text:p text:style-name="Standard">2021-07-06 18:01:09,810 INFO cluster.YarnScheduler: Adding task set 35.0 with 7 tasks resource profile 0</text:p>
      <text:p text:style-name="Standard">2021-07-06 18:01:09,812 INFO scheduler.TaskSetManager: Starting task 0.0 in stage 35.0 (TID 225) (slave1, executor 2, partition 25, PROCESS_LOCAL, 4345 bytes) taskResourceAssignments Map()</text:p>
      <text:p text:style-name="Standard">2021-07-06 18:01:09,813 INFO scheduler.TaskSetManager: Starting task 1.0 in stage 35.0 (TID 226) (slave2, executor 3, partition 26, PROCESS_LOCAL, 4345 bytes) taskResourceAssignments Map()</text:p>
      <text:p text:style-name="Standard">2021-07-06 18:01:09,814 INFO scheduler.TaskSetManager: Starting task 2.0 in stage 35.0 (TID 227) (slave1, executor 2, partition 27, PROCESS_LOCAL, 4345 bytes) taskResourceAssignments Map()</text:p>
      <text:p text:style-name="Standard">2021-07-06 18:01:09,814 INFO scheduler.TaskSetManager: Starting task 3.0 in stage 35.0 (TID 228) (slave2, executor 3, partition 28, PROCESS_LOCAL, 4345 bytes) taskResourceAssignments Map()</text:p>
      <text:p text:style-name="Standard">2021-07-06 18:01:09,823 INFO storage.BlockManagerInfo: Added broadcast_47_piece0 in memory on slave1:39533 (size: 6.7 KiB, free: 1554.4 MiB)</text:p>
      <text:p text:style-name="Standard">2021-07-06 18:01:09,824 INFO storage.BlockManagerInfo: Added broadcast_47_piece0 in memory on slave2:37095 (size: 6.7 KiB, free: 1554.4 MiB)</text:p>
      <text:p text:style-name="Standard">2021-07-06 18:01:09,829 INFO scheduler.TaskSetManager: Starting task 4.0 in stage 35.0 (TID 229) (slave1, executor 2, partition 29, PROCESS_LOCAL, 4345 bytes) taskResourceAssignments Map()</text:p>
      <text:p text:style-name="Standard">2021-07-06 18:01:09,829 INFO scheduler.TaskSetManager: Finished task 2.0 in stage 35.0 (TID 227) in 16 ms on slave1 (executor 2) (1/7)</text:p>
      <text:p text:style-name="Standard">2021-07-06 18:01:09,829 INFO scheduler.TaskSetManager: Finished task 1.0 in stage 35.0 (TID 226) in 17 ms on slave2 (executor 3) (2/7)</text:p>
      <text:p text:style-name="Standard">2021-07-06 18:01:09,830 INFO scheduler.TaskSetManager: Starting task 5.0 in stage 35.0 (TID 230) (slave2, executor 3, partition 30, PROCESS_LOCAL, 4345 bytes) taskResourceAssignments Map()</text:p>
      <text:p text:style-name="Standard">2021-07-06 18:01:09,830 INFO scheduler.TaskSetManager: Starting task 6.0 in stage 35.0 (TID 231) (slave1, executor 2, partition 31, PROCESS_LOCAL, 4380 bytes) taskResourceAssignments Map()</text:p>
      <text:p text:style-name="Standard"><text:soft-page-break/>2021-07-06 18:01:09,831 INFO scheduler.TaskSetManager: Finished task 0.0 in stage 35.0 (TID 225) in 20 ms on slave1 (executor 2) (3/7)</text:p>
      <text:p text:style-name="Standard">2021-07-06 18:01:09,840 INFO scheduler.TaskSetManager: Finished task 5.0 in stage 35.0 (TID 230) in 10 ms on slave2 (executor 3) (4/7)</text:p>
      <text:p text:style-name="Standard">2021-07-06 18:01:09,842 INFO scheduler.TaskSetManager: Finished task 4.0 in stage 35.0 (TID 229) in 12 ms on slave1 (executor 2) (5/7)</text:p>
      <text:p text:style-name="Standard">2021-07-06 18:01:09,842 INFO scheduler.TaskSetManager: Finished task 6.0 in stage 35.0 (TID 231) in 12 ms on slave1 (executor 2) (6/7)</text:p>
      <text:p text:style-name="Standard">2021-07-06 18:01:09,870 INFO scheduler.TaskSetManager: Finished task 3.0 in stage 35.0 (TID 228) in 56 ms on slave2 (executor 3) (7/7)</text:p>
      <text:p text:style-name="Standard">2021-07-06 18:01:09,870 INFO cluster.YarnScheduler: Removed TaskSet 35.0, whose tasks have all completed, from pool </text:p>
      <text:p text:style-name="Standard">2021-07-06 18:01:09,871 INFO scheduler.DAGScheduler: ResultStage 35 (showString at NativeMethodAccessorImpl.java:0) finished in 0.063 s</text:p>
      <text:p text:style-name="Standard">2021-07-06 18:01:09,871 INFO scheduler.DAGScheduler: Job 35 is finished. Cancelling potential speculative or zombie tasks for this job</text:p>
      <text:p text:style-name="Standard">2021-07-06 18:01:09,871 INFO cluster.YarnScheduler: Killing all running tasks in stage 35: Stage finished</text:p>
      <text:p text:style-name="Standard">2021-07-06 18:01:09,871 INFO scheduler.DAGScheduler: Job 35 finished: showString at NativeMethodAccessorImpl.java:0, took 0.064063 s</text:p>
      <text:p text:style-name="Standard">+----------+---+------+</text:p>
      <text:p text:style-name="Standard">| <text:s text:c="6"/>dob|age|is_fan|</text:p>
      <text:p text:style-name="Standard">+----------+---+------+</text:p>
      <text:p text:style-name="Standard">|1990-05-03| 29| <text:s/>true|</text:p>
      <text:p text:style-name="Standard">|1994-09-23| 25| false|</text:p>
      <text:p text:style-name="Standard">+----------+---+------+</text:p>
      <text:p text:style-name="Standard"/>
      <text:p text:style-name="Standard">2021-07-06 18:01:09,927 INFO spark.SparkContext: Starting job: showString at NativeMethodAccessorImpl.java:0</text:p>
      <text:p text:style-name="Standard">2021-07-06 18:01:09,928 INFO scheduler.DAGScheduler: Got job 36 (showString at NativeMethodAccessorImpl.java:0) with 1 output partitions</text:p>
      <text:p text:style-name="Standard">2021-07-06 18:01:09,928 INFO scheduler.DAGScheduler: Final stage: ResultStage 36 (showString at NativeMethodAccessorImpl.java:0)</text:p>
      <text:p text:style-name="Standard">2021-07-06 18:01:09,928 INFO scheduler.DAGScheduler: Parents of final stage: List()</text:p>
      <text:p text:style-name="Standard">2021-07-06 18:01:09,928 INFO scheduler.DAGScheduler: Missing parents: List()</text:p>
      <text:p text:style-name="Standard">2021-07-06 18:01:09,929 INFO scheduler.DAGScheduler: Submitting ResultStage 36 (MapPartitionsRDD[93] at showString at NativeMethodAccessorImpl.java:0), which has no missing parents</text:p>
      <text:p text:style-name="Standard">2021-07-06 18:01:09,933 INFO memory.MemoryStore: Block broadcast_48 stored as values in memory (estimated size 12.7 KiB, free 6.3 GiB)</text:p>
      <text:p text:style-name="Standard">2021-07-06 18:01:09,934 INFO memory.MemoryStore: Block broadcast_48_piece0 stored as bytes in memory (estimated size 6.7 KiB, free 6.3 GiB)</text:p>
      <text:p text:style-name="Standard">2021-07-06 18:01:09,934 INFO storage.BlockManagerInfo: Added broadcast_48_piece0 in memory on ubuntu:37927 (size: 6.7 KiB, free: 7.3 GiB)</text:p>
      <text:p text:style-name="Standard">2021-07-06 18:01:09,934 INFO spark.SparkContext: Created broadcast 48 from broadcast at DAGScheduler.scala:1388</text:p>
      <text:p text:style-name="Standard">2021-07-06 18:01:09,935 INFO scheduler.DAGScheduler: Submitting 1 missing tasks from ResultStage 36 (MapPartitionsRDD[93] at showString at NativeMethodAccessorImpl.java:0) (first 15 tasks are for partitions Vector(0))</text:p>
      <text:p text:style-name="Standard">2021-07-06 18:01:09,935 INFO cluster.YarnScheduler: Adding task set 36.0 with 1 tasks resource profile 0</text:p>
      <text:p text:style-name="Standard"><text:soft-page-break/>2021-07-06 18:01:09,935 INFO scheduler.TaskSetManager: Starting task 0.0 in stage 36.0 (TID 232) (slave2, executor 3, partition 0, PROCESS_LOCAL, 4345 bytes) taskResourceAssignments Map()</text:p>
      <text:p text:style-name="Standard">2021-07-06 18:01:09,944 INFO storage.BlockManagerInfo: Added broadcast_48_piece0 in memory on slave2:37095 (size: 6.7 KiB, free: 1554.4 MiB)</text:p>
      <text:p text:style-name="Standard">2021-07-06 18:01:09,997 INFO scheduler.TaskSetManager: Finished task 0.0 in stage 36.0 (TID 232) in 62 ms on slave2 (executor 3) (1/1)</text:p>
      <text:p text:style-name="Standard">2021-07-06 18:01:09,997 INFO cluster.YarnScheduler: Removed TaskSet 36.0, whose tasks have all completed, from pool </text:p>
      <text:p text:style-name="Standard">2021-07-06 18:01:09,998 INFO scheduler.DAGScheduler: ResultStage 36 (showString at NativeMethodAccessorImpl.java:0) finished in 0.069 s</text:p>
      <text:p text:style-name="Standard">2021-07-06 18:01:09,998 INFO scheduler.DAGScheduler: Job 36 is finished. Cancelling potential speculative or zombie tasks for this job</text:p>
      <text:p text:style-name="Standard">2021-07-06 18:01:09,998 INFO cluster.YarnScheduler: Killing all running tasks in stage 36: Stage finished</text:p>
      <text:p text:style-name="Standard">2021-07-06 18:01:09,999 INFO scheduler.DAGScheduler: Job 36 finished: showString at NativeMethodAccessorImpl.java:0, took 0.071270 s</text:p>
      <text:p text:style-name="Standard">2021-07-06 18:01:10,002 INFO spark.SparkContext: Starting job: showString at NativeMethodAccessorImpl.java:0</text:p>
      <text:p text:style-name="Standard">2021-07-06 18:01:10,004 INFO scheduler.DAGScheduler: Got job 37 (showString at NativeMethodAccessorImpl.java:0) with 4 output partitions</text:p>
      <text:p text:style-name="Standard">2021-07-06 18:01:10,004 INFO scheduler.DAGScheduler: Final stage: ResultStage 37 (showString at NativeMethodAccessorImpl.java:0)</text:p>
      <text:p text:style-name="Standard">2021-07-06 18:01:10,004 INFO scheduler.DAGScheduler: Parents of final stage: List()</text:p>
      <text:p text:style-name="Standard">2021-07-06 18:01:10,004 INFO scheduler.DAGScheduler: Missing parents: List()</text:p>
      <text:p text:style-name="Standard">2021-07-06 18:01:10,004 INFO scheduler.DAGScheduler: Submitting ResultStage 37 (MapPartitionsRDD[93] at showString at NativeMethodAccessorImpl.java:0), which has no missing parents</text:p>
      <text:p text:style-name="Standard">2021-07-06 18:01:10,005 INFO memory.MemoryStore: Block broadcast_49 stored as values in memory (estimated size 12.7 KiB, free 6.3 GiB)</text:p>
      <text:p text:style-name="Standard">2021-07-06 18:01:10,006 INFO memory.MemoryStore: Block broadcast_49_piece0 stored as bytes in memory (estimated size 6.7 KiB, free 6.3 GiB)</text:p>
      <text:p text:style-name="Standard">2021-07-06 18:01:10,006 INFO storage.BlockManagerInfo: Added broadcast_49_piece0 in memory on ubuntu:37927 (size: 6.7 KiB, free: 7.3 GiB)</text:p>
      <text:p text:style-name="Standard">2021-07-06 18:01:10,006 INFO spark.SparkContext: Created broadcast 49 from broadcast at DAGScheduler.scala:1388</text:p>
      <text:p text:style-name="Standard">2021-07-06 18:01:10,006 INFO scheduler.DAGScheduler: Submitting 4 missing tasks from ResultStage 37 (MapPartitionsRDD[93] at showString at NativeMethodAccessorImpl.java:0) (first 15 tasks are for partitions Vector(1, 2, 3, 4))</text:p>
      <text:p text:style-name="Standard">2021-07-06 18:01:10,007 INFO cluster.YarnScheduler: Adding task set 37.0 with 4 tasks resource profile 0</text:p>
      <text:p text:style-name="Standard">2021-07-06 18:01:10,007 INFO scheduler.TaskSetManager: Starting task 0.0 in stage 37.0 (TID 233) (slave1, executor 2, partition 1, PROCESS_LOCAL, 4345 bytes) taskResourceAssignments Map()</text:p>
      <text:p text:style-name="Standard">2021-07-06 18:01:10,007 INFO scheduler.TaskSetManager: Starting task 1.0 in stage 37.0 (TID 234) (slave2, executor 3, partition 2, PROCESS_LOCAL, 4345 bytes) taskResourceAssignments Map()</text:p>
      <text:p text:style-name="Standard">2021-07-06 18:01:10,007 INFO scheduler.TaskSetManager: Starting task 2.0 in stage 37.0 (TID 235) (slave1, executor 2, partition 3, PROCESS_LOCAL, 4345 bytes) taskResourceAssignments Map()</text:p>
      <text:p text:style-name="Standard"><text:soft-page-break/>2021-07-06 18:01:10,008 INFO scheduler.TaskSetManager: Starting task 3.0 in stage 37.0 (TID 236) (slave2, executor 3, partition 4, PROCESS_LOCAL, 4345 bytes) taskResourceAssignments Map()</text:p>
      <text:p text:style-name="Standard">2021-07-06 18:01:10,015 INFO storage.BlockManagerInfo: Added broadcast_49_piece0 in memory on slave2:37095 (size: 6.7 KiB, free: 1554.3 MiB)</text:p>
      <text:p text:style-name="Standard">2021-07-06 18:01:10,016 INFO storage.BlockManagerInfo: Added broadcast_49_piece0 in memory on slave1:39533 (size: 6.7 KiB, free: 1554.4 MiB)</text:p>
      <text:p text:style-name="Standard">2021-07-06 18:01:10,021 INFO scheduler.TaskSetManager: Finished task 3.0 in stage 37.0 (TID 236) in 14 ms on slave2 (executor 3) (1/4)</text:p>
      <text:p text:style-name="Standard">2021-07-06 18:01:10,063 INFO scheduler.TaskSetManager: Finished task 0.0 in stage 37.0 (TID 233) in 56 ms on slave1 (executor 2) (2/4)</text:p>
      <text:p text:style-name="Standard">2021-07-06 18:01:10,065 INFO scheduler.TaskSetManager: Finished task 1.0 in stage 37.0 (TID 234) in 58 ms on slave2 (executor 3) (3/4)</text:p>
      <text:p text:style-name="Standard">2021-07-06 18:01:10,066 INFO scheduler.TaskSetManager: Finished task 2.0 in stage 37.0 (TID 235) in 59 ms on slave1 (executor 2) (4/4)</text:p>
      <text:p text:style-name="Standard">2021-07-06 18:01:10,066 INFO cluster.YarnScheduler: Removed TaskSet 37.0, whose tasks have all completed, from pool </text:p>
      <text:p text:style-name="Standard">2021-07-06 18:01:10,066 INFO scheduler.DAGScheduler: ResultStage 37 (showString at NativeMethodAccessorImpl.java:0) finished in 0.062 s</text:p>
      <text:p text:style-name="Standard">2021-07-06 18:01:10,067 INFO scheduler.DAGScheduler: Job 37 is finished. Cancelling potential speculative or zombie tasks for this job</text:p>
      <text:p text:style-name="Standard">2021-07-06 18:01:10,067 INFO cluster.YarnScheduler: Killing all running tasks in stage 37: Stage finished</text:p>
      <text:p text:style-name="Standard">2021-07-06 18:01:10,067 INFO scheduler.DAGScheduler: Job 37 finished: showString at NativeMethodAccessorImpl.java:0, took 0.064490 s</text:p>
      <text:p text:style-name="Standard">2021-07-06 18:01:10,070 INFO spark.SparkContext: Starting job: showString at NativeMethodAccessorImpl.java:0</text:p>
      <text:p text:style-name="Standard">2021-07-06 18:01:10,070 INFO scheduler.DAGScheduler: Got job 38 (showString at NativeMethodAccessorImpl.java:0) with 20 output partitions</text:p>
      <text:p text:style-name="Standard">2021-07-06 18:01:10,071 INFO scheduler.DAGScheduler: Final stage: ResultStage 38 (showString at NativeMethodAccessorImpl.java:0)</text:p>
      <text:p text:style-name="Standard">2021-07-06 18:01:10,071 INFO scheduler.DAGScheduler: Parents of final stage: List()</text:p>
      <text:p text:style-name="Standard">2021-07-06 18:01:10,071 INFO scheduler.DAGScheduler: Missing parents: List()</text:p>
      <text:p text:style-name="Standard">2021-07-06 18:01:10,071 INFO scheduler.DAGScheduler: Submitting ResultStage 38 (MapPartitionsRDD[93] at showString at NativeMethodAccessorImpl.java:0), which has no missing parents</text:p>
      <text:p text:style-name="Standard">2021-07-06 18:01:10,072 INFO memory.MemoryStore: Block broadcast_50 stored as values in memory (estimated size 12.7 KiB, free 6.3 GiB)</text:p>
      <text:p text:style-name="Standard">2021-07-06 18:01:10,073 INFO memory.MemoryStore: Block broadcast_50_piece0 stored as bytes in memory (estimated size 6.7 KiB, free 6.3 GiB)</text:p>
      <text:p text:style-name="Standard">2021-07-06 18:01:10,073 INFO storage.BlockManagerInfo: Added broadcast_50_piece0 in memory on ubuntu:37927 (size: 6.7 KiB, free: 7.3 GiB)</text:p>
      <text:p text:style-name="Standard">2021-07-06 18:01:10,073 INFO spark.SparkContext: Created broadcast 50 from broadcast at DAGScheduler.scala:1388</text:p>
      <text:p text:style-name="Standard">2021-07-06 18:01:10,073 INFO scheduler.DAGScheduler: Submitting 20 missing tasks from ResultStage 38 (MapPartitionsRDD[93] at showString at NativeMethodAccessorImpl.java:0) (first 15 tasks are for partitions Vector(5, 6, 7, 8, 9, 10, 11, 12, 13, 14, 15, 16, 17, 18, 19))</text:p>
      <text:p text:style-name="Standard">2021-07-06 18:01:10,073 INFO cluster.YarnScheduler: Adding task set 38.0 with 20 tasks resource profile 0</text:p>
      <text:p text:style-name="Standard">2021-07-06 18:01:10,074 INFO scheduler.TaskSetManager: Starting task 0.0 in stage 38.0 (TID 237) (slave2, executor 3, partition 5, PROCESS_LOCAL, 4345 bytes) taskResourceAssignments Map()</text:p>
      <text:p text:style-name="Standard"><text:soft-page-break/>2021-07-06 18:01:10,074 INFO scheduler.TaskSetManager: Starting task 1.0 in stage 38.0 (TID 238) (slave1, executor 2, partition 6, PROCESS_LOCAL, 4345 bytes) taskResourceAssignments Map()</text:p>
      <text:p text:style-name="Standard">2021-07-06 18:01:10,074 INFO scheduler.TaskSetManager: Starting task 2.0 in stage 38.0 (TID 239) (slave2, executor 3, partition 7, PROCESS_LOCAL, 4345 bytes) taskResourceAssignments Map()</text:p>
      <text:p text:style-name="Standard">2021-07-06 18:01:10,075 INFO scheduler.TaskSetManager: Starting task 3.0 in stage 38.0 (TID 240) (slave1, executor 2, partition 8, PROCESS_LOCAL, 4345 bytes) taskResourceAssignments Map()</text:p>
      <text:p text:style-name="Standard">2021-07-06 18:01:10,082 INFO storage.BlockManagerInfo: Added broadcast_50_piece0 in memory on slave2:37095 (size: 6.7 KiB, free: 1554.3 MiB)</text:p>
      <text:p text:style-name="Standard">2021-07-06 18:01:10,084 INFO storage.BlockManagerInfo: Added broadcast_50_piece0 in memory on slave1:39533 (size: 6.7 KiB, free: 1554.3 MiB)</text:p>
      <text:p text:style-name="Standard">2021-07-06 18:01:10,088 INFO scheduler.TaskSetManager: Starting task 4.0 in stage 38.0 (TID 241) (slave2, executor 3, partition 9, PROCESS_LOCAL, 4345 bytes) taskResourceAssignments Map()</text:p>
      <text:p text:style-name="Standard">2021-07-06 18:01:10,088 INFO scheduler.TaskSetManager: Finished task 2.0 in stage 38.0 (TID 239) in 14 ms on slave2 (executor 3) (1/20)</text:p>
      <text:p text:style-name="Standard">2021-07-06 18:01:10,091 INFO scheduler.TaskSetManager: Starting task 5.0 in stage 38.0 (TID 242) (slave1, executor 2, partition 10, PROCESS_LOCAL, 4345 bytes) taskResourceAssignments Map()</text:p>
      <text:p text:style-name="Standard">2021-07-06 18:01:10,091 INFO scheduler.TaskSetManager: Finished task 3.0 in stage 38.0 (TID 240) in 17 ms on slave1 (executor 2) (2/20)</text:p>
      <text:p text:style-name="Standard">2021-07-06 18:01:10,091 INFO scheduler.TaskSetManager: Starting task 6.0 in stage 38.0 (TID 243) (slave1, executor 2, partition 11, PROCESS_LOCAL, 4345 bytes) taskResourceAssignments Map()</text:p>
      <text:p text:style-name="Standard">2021-07-06 18:01:10,091 INFO scheduler.TaskSetManager: Finished task 1.0 in stage 38.0 (TID 238) in 17 ms on slave1 (executor 2) (3/20)</text:p>
      <text:p text:style-name="Standard">2021-07-06 18:01:10,102 INFO scheduler.TaskSetManager: Starting task 7.0 in stage 38.0 (TID 244) (slave1, executor 2, partition 12, PROCESS_LOCAL, 4345 bytes) taskResourceAssignments Map()</text:p>
      <text:p text:style-name="Standard">2021-07-06 18:01:10,102 INFO scheduler.TaskSetManager: Finished task 6.0 in stage 38.0 (TID 243) in 11 ms on slave1 (executor 2) (4/20)</text:p>
      <text:p text:style-name="Standard">2021-07-06 18:01:10,103 INFO scheduler.TaskSetManager: Starting task 8.0 in stage 38.0 (TID 245) (slave1, executor 2, partition 13, PROCESS_LOCAL, 4345 bytes) taskResourceAssignments Map()</text:p>
      <text:p text:style-name="Standard">2021-07-06 18:01:10,104 INFO scheduler.TaskSetManager: Finished task 5.0 in stage 38.0 (TID 242) in 13 ms on slave1 (executor 2) (5/20)</text:p>
      <text:p text:style-name="Standard">2021-07-06 18:01:10,132 INFO scheduler.TaskSetManager: Starting task 9.0 in stage 38.0 (TID 246) (slave2, executor 3, partition 14, PROCESS_LOCAL, 4345 bytes) taskResourceAssignments Map()</text:p>
      <text:p text:style-name="Standard">2021-07-06 18:01:10,133 INFO scheduler.TaskSetManager: Finished task 0.0 in stage 38.0 (TID 237) in 59 ms on slave2 (executor 3) (6/20)</text:p>
      <text:p text:style-name="Standard">2021-07-06 18:01:10,135 INFO scheduler.TaskSetManager: Starting task 10.0 in stage 38.0 (TID 247) (slave2, executor 3, partition 15, PROCESS_LOCAL, 4380 bytes) taskResourceAssignments Map()</text:p>
      <text:p text:style-name="Standard">2021-07-06 18:01:10,136 INFO scheduler.TaskSetManager: Finished task 4.0 in stage 38.0 (TID 241) in 48 ms on slave2 (executor 3) (7/20)</text:p>
      <text:p text:style-name="Standard">2021-07-06 18:01:10,145 INFO scheduler.TaskSetManager: Starting task 11.0 in stage 38.0 (TID 248) (slave2, executor 3, partition 16, PROCESS_LOCAL, 4345 bytes) taskResourceAssignments Map()</text:p>
      <text:p text:style-name="Standard"><text:soft-page-break/>2021-07-06 18:01:10,145 INFO scheduler.TaskSetManager: Finished task 10.0 in stage 38.0 (TID 247) in 10 ms on slave2 (executor 3) (8/20)</text:p>
      <text:p text:style-name="Standard">2021-07-06 18:01:10,155 INFO scheduler.TaskSetManager: Starting task 12.0 in stage 38.0 (TID 249) (slave2, executor 3, partition 17, PROCESS_LOCAL, 4345 bytes) taskResourceAssignments Map()</text:p>
      <text:p text:style-name="Standard">2021-07-06 18:01:10,155 INFO scheduler.TaskSetManager: Finished task 11.0 in stage 38.0 (TID 248) in 10 ms on slave2 (executor 3) (9/20)</text:p>
      <text:p text:style-name="Standard">2021-07-06 18:01:10,156 INFO scheduler.TaskSetManager: Finished task 8.0 in stage 38.0 (TID 245) in 53 ms on slave1 (executor 2) (10/20)</text:p>
      <text:p text:style-name="Standard">2021-07-06 18:01:10,157 INFO scheduler.TaskSetManager: Starting task 13.0 in stage 38.0 (TID 250) (slave1, executor 2, partition 18, PROCESS_LOCAL, 4345 bytes) taskResourceAssignments Map()</text:p>
      <text:p text:style-name="Standard">2021-07-06 18:01:10,158 INFO scheduler.TaskSetManager: Starting task 14.0 in stage 38.0 (TID 251) (slave1, executor 2, partition 19, PROCESS_LOCAL, 4345 bytes) taskResourceAssignments Map()</text:p>
      <text:p text:style-name="Standard">2021-07-06 18:01:10,158 INFO scheduler.TaskSetManager: Finished task 7.0 in stage 38.0 (TID 244) in 56 ms on slave1 (executor 2) (11/20)</text:p>
      <text:p text:style-name="Standard">2021-07-06 18:01:10,168 INFO scheduler.TaskSetManager: Starting task 15.0 in stage 38.0 (TID 252) (slave1, executor 2, partition 20, PROCESS_LOCAL, 4345 bytes) taskResourceAssignments Map()</text:p>
      <text:p text:style-name="Standard">2021-07-06 18:01:10,168 INFO scheduler.TaskSetManager: Finished task 13.0 in stage 38.0 (TID 250) in 11 ms on slave1 (executor 2) (12/20)</text:p>
      <text:p text:style-name="Standard">2021-07-06 18:01:10,169 INFO scheduler.TaskSetManager: Starting task 16.0 in stage 38.0 (TID 253) (slave1, executor 2, partition 21, PROCESS_LOCAL, 4345 bytes) taskResourceAssignments Map()</text:p>
      <text:p text:style-name="Standard">2021-07-06 18:01:10,169 INFO scheduler.TaskSetManager: Finished task 14.0 in stage 38.0 (TID 251) in 11 ms on slave1 (executor 2) (13/20)</text:p>
      <text:p text:style-name="Standard">2021-07-06 18:01:10,179 INFO scheduler.TaskSetManager: Starting task 17.0 in stage 38.0 (TID 254) (slave1, executor 2, partition 22, PROCESS_LOCAL, 4345 bytes) taskResourceAssignments Map()</text:p>
      <text:p text:style-name="Standard">2021-07-06 18:01:10,180 INFO scheduler.TaskSetManager: Finished task 16.0 in stage 38.0 (TID 253) in 12 ms on slave1 (executor 2) (14/20)</text:p>
      <text:p text:style-name="Standard">2021-07-06 18:01:10,180 INFO scheduler.TaskSetManager: Starting task 18.0 in stage 38.0 (TID 255) (slave1, executor 2, partition 23, PROCESS_LOCAL, 4345 bytes) taskResourceAssignments Map()</text:p>
      <text:p text:style-name="Standard">2021-07-06 18:01:10,180 INFO scheduler.TaskSetManager: Finished task 15.0 in stage 38.0 (TID 252) in 12 ms on slave1 (executor 2) (15/20)</text:p>
      <text:p text:style-name="Standard">2021-07-06 18:01:10,186 INFO scheduler.TaskSetManager: Starting task 19.0 in stage 38.0 (TID 256) (slave2, executor 3, partition 24, PROCESS_LOCAL, 4345 bytes) taskResourceAssignments Map()</text:p>
      <text:p text:style-name="Standard">2021-07-06 18:01:10,186 INFO scheduler.TaskSetManager: Finished task 9.0 in stage 38.0 (TID 246) in 54 ms on slave2 (executor 3) (16/20)</text:p>
      <text:p text:style-name="Standard">2021-07-06 18:01:10,213 INFO scheduler.TaskSetManager: Finished task 12.0 in stage 38.0 (TID 249) in 59 ms on slave2 (executor 3) (17/20)</text:p>
      <text:p text:style-name="Standard">2021-07-06 18:01:10,232 INFO scheduler.TaskSetManager: Finished task 18.0 in stage 38.0 (TID 255) in 52 ms on slave1 (executor 2) (18/20)</text:p>
      <text:p text:style-name="Standard">2021-07-06 18:01:10,233 INFO scheduler.TaskSetManager: Finished task 17.0 in stage 38.0 (TID 254) in 54 ms on slave1 (executor 2) (19/20)</text:p>
      <text:p text:style-name="Standard">2021-07-06 18:01:10,236 INFO scheduler.TaskSetManager: Finished task 19.0 in stage 38.0 (TID 256) in 50 ms on slave2 (executor 3) (20/20)</text:p>
      <text:p text:style-name="Standard">2021-07-06 18:01:10,237 INFO cluster.YarnScheduler: Removed TaskSet 38.0, whose tasks have all completed, from pool </text:p>
      <text:p text:style-name="Standard"><text:soft-page-break/>2021-07-06 18:01:10,237 INFO scheduler.DAGScheduler: ResultStage 38 (showString at NativeMethodAccessorImpl.java:0) finished in 0.166 s</text:p>
      <text:p text:style-name="Standard">2021-07-06 18:01:10,237 INFO scheduler.DAGScheduler: Job 38 is finished. Cancelling potential speculative or zombie tasks for this job</text:p>
      <text:p text:style-name="Standard">2021-07-06 18:01:10,237 INFO cluster.YarnScheduler: Killing all running tasks in stage 38: Stage finished</text:p>
      <text:p text:style-name="Standard">2021-07-06 18:01:10,238 INFO scheduler.DAGScheduler: Job 38 finished: showString at NativeMethodAccessorImpl.java:0, took 0.167464 s</text:p>
      <text:p text:style-name="Standard">2021-07-06 18:01:10,242 INFO spark.SparkContext: Starting job: showString at NativeMethodAccessorImpl.java:0</text:p>
      <text:p text:style-name="Standard">2021-07-06 18:01:10,242 INFO scheduler.DAGScheduler: Got job 39 (showString at NativeMethodAccessorImpl.java:0) with 7 output partitions</text:p>
      <text:p text:style-name="Standard">2021-07-06 18:01:10,242 INFO scheduler.DAGScheduler: Final stage: ResultStage 39 (showString at NativeMethodAccessorImpl.java:0)</text:p>
      <text:p text:style-name="Standard">2021-07-06 18:01:10,242 INFO scheduler.DAGScheduler: Parents of final stage: List()</text:p>
      <text:p text:style-name="Standard">2021-07-06 18:01:10,242 INFO scheduler.DAGScheduler: Missing parents: List()</text:p>
      <text:p text:style-name="Standard">2021-07-06 18:01:10,242 INFO scheduler.DAGScheduler: Submitting ResultStage 39 (MapPartitionsRDD[93] at showString at NativeMethodAccessorImpl.java:0), which has no missing parents</text:p>
      <text:p text:style-name="Standard">2021-07-06 18:01:10,243 INFO memory.MemoryStore: Block broadcast_51 stored as values in memory (estimated size 12.7 KiB, free 6.3 GiB)</text:p>
      <text:p text:style-name="Standard">2021-07-06 18:01:10,244 INFO memory.MemoryStore: Block broadcast_51_piece0 stored as bytes in memory (estimated size 6.7 KiB, free 6.3 GiB)</text:p>
      <text:p text:style-name="Standard">2021-07-06 18:01:10,244 INFO storage.BlockManagerInfo: Added broadcast_51_piece0 in memory on ubuntu:37927 (size: 6.7 KiB, free: 7.3 GiB)</text:p>
      <text:p text:style-name="Standard">2021-07-06 18:01:10,245 INFO spark.SparkContext: Created broadcast 51 from broadcast at DAGScheduler.scala:1388</text:p>
      <text:p text:style-name="Standard">2021-07-06 18:01:10,248 INFO scheduler.DAGScheduler: Submitting 7 missing tasks from ResultStage 39 (MapPartitionsRDD[93] at showString at NativeMethodAccessorImpl.java:0) (first 15 tasks are for partitions Vector(25, 26, 27, 28, 29, 30, 31))</text:p>
      <text:p text:style-name="Standard">2021-07-06 18:01:10,248 INFO cluster.YarnScheduler: Adding task set 39.0 with 7 tasks resource profile 0</text:p>
      <text:p text:style-name="Standard">2021-07-06 18:01:10,249 INFO scheduler.TaskSetManager: Starting task 0.0 in stage 39.0 (TID 257) (slave1, executor 2, partition 25, PROCESS_LOCAL, 4345 bytes) taskResourceAssignments Map()</text:p>
      <text:p text:style-name="Standard">2021-07-06 18:01:10,249 INFO scheduler.TaskSetManager: Starting task 1.0 in stage 39.0 (TID 258) (slave2, executor 3, partition 26, PROCESS_LOCAL, 4345 bytes) taskResourceAssignments Map()</text:p>
      <text:p text:style-name="Standard">2021-07-06 18:01:10,249 INFO scheduler.TaskSetManager: Starting task 2.0 in stage 39.0 (TID 259) (slave1, executor 2, partition 27, PROCESS_LOCAL, 4345 bytes) taskResourceAssignments Map()</text:p>
      <text:p text:style-name="Standard">2021-07-06 18:01:10,250 INFO scheduler.TaskSetManager: Starting task 3.0 in stage 39.0 (TID 260) (slave2, executor 3, partition 28, PROCESS_LOCAL, 4345 bytes) taskResourceAssignments Map()</text:p>
      <text:p text:style-name="Standard">2021-07-06 18:01:10,260 INFO storage.BlockManagerInfo: Added broadcast_51_piece0 in memory on slave2:37095 (size: 6.7 KiB, free: 1554.3 MiB)</text:p>
      <text:p text:style-name="Standard">2021-07-06 18:01:10,261 INFO storage.BlockManagerInfo: Added broadcast_51_piece0 in memory on slave1:39533 (size: 6.7 KiB, free: 1554.3 MiB)</text:p>
      <text:p text:style-name="Standard">2021-07-06 18:01:10,266 INFO scheduler.TaskSetManager: Starting task 4.0 in stage 39.0 (TID 261) (slave2, executor 3, partition 29, PROCESS_LOCAL, 4345 bytes) taskResourceAssignments Map()</text:p>
      <text:p text:style-name="Standard"><text:soft-page-break/>2021-07-06 18:01:10,266 INFO scheduler.TaskSetManager: Finished task 3.0 in stage 39.0 (TID 260) in 16 ms on slave2 (executor 3) (1/7)</text:p>
      <text:p text:style-name="Standard">2021-07-06 18:01:10,267 INFO scheduler.TaskSetManager: Starting task 5.0 in stage 39.0 (TID 262) (slave1, executor 2, partition 30, PROCESS_LOCAL, 4345 bytes) taskResourceAssignments Map()</text:p>
      <text:p text:style-name="Standard">2021-07-06 18:01:10,267 INFO scheduler.TaskSetManager: Finished task 0.0 in stage 39.0 (TID 257) in 18 ms on slave1 (executor 2) (2/7)</text:p>
      <text:p text:style-name="Standard">2021-07-06 18:01:10,268 INFO scheduler.TaskSetManager: Starting task 6.0 in stage 39.0 (TID 263) (slave1, executor 2, partition 31, PROCESS_LOCAL, 4380 bytes) taskResourceAssignments Map()</text:p>
      <text:p text:style-name="Standard">2021-07-06 18:01:10,268 INFO scheduler.TaskSetManager: Finished task 2.0 in stage 39.0 (TID 259) in 19 ms on slave1 (executor 2) (3/7)</text:p>
      <text:p text:style-name="Standard">2021-07-06 18:01:10,275 INFO scheduler.TaskSetManager: Finished task 4.0 in stage 39.0 (TID 261) in 10 ms on slave2 (executor 3) (4/7)</text:p>
      <text:p text:style-name="Standard">2021-07-06 18:01:10,279 INFO scheduler.TaskSetManager: Finished task 5.0 in stage 39.0 (TID 262) in 12 ms on slave1 (executor 2) (5/7)</text:p>
      <text:p text:style-name="Standard">2021-07-06 18:01:10,279 INFO scheduler.TaskSetManager: Finished task 6.0 in stage 39.0 (TID 263) in 11 ms on slave1 (executor 2) (6/7)</text:p>
      <text:p text:style-name="Standard">2021-07-06 18:01:10,312 INFO scheduler.TaskSetManager: Finished task 1.0 in stage 39.0 (TID 258) in 63 ms on slave2 (executor 3) (7/7)</text:p>
      <text:p text:style-name="Standard">2021-07-06 18:01:10,312 INFO cluster.YarnScheduler: Removed TaskSet 39.0, whose tasks have all completed, from pool </text:p>
      <text:p text:style-name="Standard">2021-07-06 18:01:10,313 INFO scheduler.DAGScheduler: ResultStage 39 (showString at NativeMethodAccessorImpl.java:0) finished in 0.069 s</text:p>
      <text:p text:style-name="Standard">2021-07-06 18:01:10,313 INFO scheduler.DAGScheduler: Job 39 is finished. Cancelling potential speculative or zombie tasks for this job</text:p>
      <text:p text:style-name="Standard">2021-07-06 18:01:10,313 INFO cluster.YarnScheduler: Killing all running tasks in stage 39: Stage finished</text:p>
      <text:p text:style-name="Standard">2021-07-06 18:01:10,313 INFO scheduler.DAGScheduler: Job 39 finished: showString at NativeMethodAccessorImpl.java:0, took 0.071562 s</text:p>
      <text:p text:style-name="Standard">+----------+---+------+</text:p>
      <text:p text:style-name="Standard">| <text:s text:c="6"/>dob|age|is_fan|</text:p>
      <text:p text:style-name="Standard">+----------+---+------+</text:p>
      <text:p text:style-name="Standard">|1990-05-03| 29| <text:s/>true|</text:p>
      <text:p text:style-name="Standard">|1994-09-23| 25| false|</text:p>
      <text:p text:style-name="Standard">+----------+---+------+</text:p>
      <text:p text:style-name="Standard"/>
      <text:p text:style-name="Standard">2021-07-06 18:01:10,386 INFO codegen.CodeGenerator: Code generated in 11.064086 ms</text:p>
      <text:p text:style-name="Standard">2021-07-06 18:01:10,391 INFO spark.SparkContext: Starting job: showString at NativeMethodAccessorImpl.java:0</text:p>
      <text:p text:style-name="Standard">2021-07-06 18:01:10,392 INFO scheduler.DAGScheduler: Got job 40 (showString at NativeMethodAccessorImpl.java:0) with 1 output partitions</text:p>
      <text:p text:style-name="Standard">2021-07-06 18:01:10,392 INFO scheduler.DAGScheduler: Final stage: ResultStage 40 (showString at NativeMethodAccessorImpl.java:0)</text:p>
      <text:p text:style-name="Standard">2021-07-06 18:01:10,392 INFO scheduler.DAGScheduler: Parents of final stage: List()</text:p>
      <text:p text:style-name="Standard">2021-07-06 18:01:10,392 INFO scheduler.DAGScheduler: Missing parents: List()</text:p>
      <text:p text:style-name="Standard">2021-07-06 18:01:10,392 INFO scheduler.DAGScheduler: Submitting ResultStage 40 (MapPartitionsRDD[100] at showString at NativeMethodAccessorImpl.java:0), which has no missing parents</text:p>
      <text:p text:style-name="Standard">2021-07-06 18:01:10,393 INFO memory.MemoryStore: Block broadcast_52 stored as values in memory (estimated size 13.9 KiB, free 6.3 GiB)</text:p>
      <text:p text:style-name="Standard"><text:soft-page-break/>2021-07-06 18:01:10,394 INFO memory.MemoryStore: Block broadcast_52_piece0 stored as bytes in memory (estimated size 7.2 KiB, free 6.3 GiB)</text:p>
      <text:p text:style-name="Standard">2021-07-06 18:01:10,394 INFO storage.BlockManagerInfo: Added broadcast_52_piece0 in memory on ubuntu:37927 (size: 7.2 KiB, free: 7.3 GiB)</text:p>
      <text:p text:style-name="Standard">2021-07-06 18:01:10,394 INFO spark.SparkContext: Created broadcast 52 from broadcast at DAGScheduler.scala:1388</text:p>
      <text:p text:style-name="Standard">2021-07-06 18:01:10,395 INFO scheduler.DAGScheduler: Submitting 1 missing tasks from ResultStage 40 (MapPartitionsRDD[100] at showString at NativeMethodAccessorImpl.java:0) (first 15 tasks are for partitions Vector(0))</text:p>
      <text:p text:style-name="Standard">2021-07-06 18:01:10,395 INFO cluster.YarnScheduler: Adding task set 40.0 with 1 tasks resource profile 0</text:p>
      <text:p text:style-name="Standard">2021-07-06 18:01:10,396 INFO scheduler.TaskSetManager: Starting task 0.0 in stage 40.0 (TID 264) (slave1, executor 2, partition 0, PROCESS_LOCAL, 4345 bytes) taskResourceAssignments Map()</text:p>
      <text:p text:style-name="Standard">2021-07-06 18:01:10,405 INFO storage.BlockManagerInfo: Added broadcast_52_piece0 in memory on slave1:39533 (size: 7.2 KiB, free: 1554.3 MiB)</text:p>
      <text:p text:style-name="Standard">2021-07-06 18:01:10,455 INFO scheduler.TaskSetManager: Finished task 0.0 in stage 40.0 (TID 264) in 59 ms on slave1 (executor 2) (1/1)</text:p>
      <text:p text:style-name="Standard">2021-07-06 18:01:10,456 INFO cluster.YarnScheduler: Removed TaskSet 40.0, whose tasks have all completed, from pool </text:p>
      <text:p text:style-name="Standard">2021-07-06 18:01:10,456 INFO scheduler.DAGScheduler: ResultStage 40 (showString at NativeMethodAccessorImpl.java:0) finished in 0.064 s</text:p>
      <text:p text:style-name="Standard">2021-07-06 18:01:10,456 INFO scheduler.DAGScheduler: Job 40 is finished. Cancelling potential speculative or zombie tasks for this job</text:p>
      <text:p text:style-name="Standard">2021-07-06 18:01:10,456 INFO cluster.YarnScheduler: Killing all running tasks in stage 40: Stage finished</text:p>
      <text:p text:style-name="Standard">2021-07-06 18:01:10,456 INFO scheduler.DAGScheduler: Job 40 finished: showString at NativeMethodAccessorImpl.java:0, took 0.065504 s</text:p>
      <text:p text:style-name="Standard">2021-07-06 18:01:10,460 INFO spark.SparkContext: Starting job: showString at NativeMethodAccessorImpl.java:0</text:p>
      <text:p text:style-name="Standard">2021-07-06 18:01:10,460 INFO scheduler.DAGScheduler: Got job 41 (showString at NativeMethodAccessorImpl.java:0) with 4 output partitions</text:p>
      <text:p text:style-name="Standard">2021-07-06 18:01:10,460 INFO scheduler.DAGScheduler: Final stage: ResultStage 41 (showString at NativeMethodAccessorImpl.java:0)</text:p>
      <text:p text:style-name="Standard">2021-07-06 18:01:10,460 INFO scheduler.DAGScheduler: Parents of final stage: List()</text:p>
      <text:p text:style-name="Standard">2021-07-06 18:01:10,460 INFO scheduler.DAGScheduler: Missing parents: List()</text:p>
      <text:p text:style-name="Standard">2021-07-06 18:01:10,460 INFO scheduler.DAGScheduler: Submitting ResultStage 41 (MapPartitionsRDD[100] at showString at NativeMethodAccessorImpl.java:0), which has no missing parents</text:p>
      <text:p text:style-name="Standard">2021-07-06 18:01:10,461 INFO memory.MemoryStore: Block broadcast_53 stored as values in memory (estimated size 13.9 KiB, free 6.3 GiB)</text:p>
      <text:p text:style-name="Standard">2021-07-06 18:01:10,462 INFO memory.MemoryStore: Block broadcast_53_piece0 stored as bytes in memory (estimated size 7.2 KiB, free 6.3 GiB)</text:p>
      <text:p text:style-name="Standard">2021-07-06 18:01:10,462 INFO storage.BlockManagerInfo: Added broadcast_53_piece0 in memory on ubuntu:37927 (size: 7.2 KiB, free: 7.3 GiB)</text:p>
      <text:p text:style-name="Standard">2021-07-06 18:01:10,462 INFO spark.SparkContext: Created broadcast 53 from broadcast at DAGScheduler.scala:1388</text:p>
      <text:p text:style-name="Standard">2021-07-06 18:01:10,462 INFO scheduler.DAGScheduler: Submitting 4 missing tasks from ResultStage 41 (MapPartitionsRDD[100] at showString at NativeMethodAccessorImpl.java:0) (first 15 tasks are for partitions Vector(1, 2, 3, 4))</text:p>
      <text:p text:style-name="Standard">2021-07-06 18:01:10,462 INFO cluster.YarnScheduler: Adding task set 41.0 with 4 tasks resource profile 0</text:p>
      <text:p text:style-name="Standard"><text:soft-page-break/>2021-07-06 18:01:10,463 INFO scheduler.TaskSetManager: Starting task 0.0 in stage 41.0 (TID 265) (slave1, executor 2, partition 1, PROCESS_LOCAL, 4345 bytes) taskResourceAssignments Map()</text:p>
      <text:p text:style-name="Standard">2021-07-06 18:01:10,463 INFO scheduler.TaskSetManager: Starting task 1.0 in stage 41.0 (TID 266) (slave2, executor 3, partition 2, PROCESS_LOCAL, 4345 bytes) taskResourceAssignments Map()</text:p>
      <text:p text:style-name="Standard">2021-07-06 18:01:10,464 INFO scheduler.TaskSetManager: Starting task 2.0 in stage 41.0 (TID 267) (slave1, executor 2, partition 3, PROCESS_LOCAL, 4345 bytes) taskResourceAssignments Map()</text:p>
      <text:p text:style-name="Standard">2021-07-06 18:01:10,464 INFO scheduler.TaskSetManager: Starting task 3.0 in stage 41.0 (TID 268) (slave2, executor 3, partition 4, PROCESS_LOCAL, 4345 bytes) taskResourceAssignments Map()</text:p>
      <text:p text:style-name="Standard">2021-07-06 18:01:10,472 INFO storage.BlockManagerInfo: Added broadcast_53_piece0 in memory on slave1:39533 (size: 7.2 KiB, free: 1554.3 MiB)</text:p>
      <text:p text:style-name="Standard">2021-07-06 18:01:10,473 INFO storage.BlockManagerInfo: Added broadcast_53_piece0 in memory on slave2:37095 (size: 7.2 KiB, free: 1554.3 MiB)</text:p>
      <text:p text:style-name="Standard">2021-07-06 18:01:10,478 INFO scheduler.TaskSetManager: Finished task 0.0 in stage 41.0 (TID 265) in 15 ms on slave1 (executor 2) (1/4)</text:p>
      <text:p text:style-name="Standard">2021-07-06 18:01:10,522 INFO scheduler.TaskSetManager: Finished task 2.0 in stage 41.0 (TID 267) in 58 ms on slave1 (executor 2) (2/4)</text:p>
      <text:p text:style-name="Standard">2021-07-06 18:01:10,525 INFO scheduler.TaskSetManager: Finished task 3.0 in stage 41.0 (TID 268) in 61 ms on slave2 (executor 3) (3/4)</text:p>
      <text:p text:style-name="Standard">2021-07-06 18:01:10,525 INFO scheduler.TaskSetManager: Finished task 1.0 in stage 41.0 (TID 266) in 62 ms on slave2 (executor 3) (4/4)</text:p>
      <text:p text:style-name="Standard">2021-07-06 18:01:10,525 INFO cluster.YarnScheduler: Removed TaskSet 41.0, whose tasks have all completed, from pool </text:p>
      <text:p text:style-name="Standard">2021-07-06 18:01:10,526 INFO scheduler.DAGScheduler: ResultStage 41 (showString at NativeMethodAccessorImpl.java:0) finished in 0.064 s</text:p>
      <text:p text:style-name="Standard">2021-07-06 18:01:10,526 INFO scheduler.DAGScheduler: Job 41 is finished. Cancelling potential speculative or zombie tasks for this job</text:p>
      <text:p text:style-name="Standard">2021-07-06 18:01:10,526 INFO cluster.YarnScheduler: Killing all running tasks in stage 41: Stage finished</text:p>
      <text:p text:style-name="Standard">2021-07-06 18:01:10,526 INFO scheduler.DAGScheduler: Job 41 finished: showString at NativeMethodAccessorImpl.java:0, took 0.066187 s</text:p>
      <text:p text:style-name="Standard">2021-07-06 18:01:10,529 INFO spark.SparkContext: Starting job: showString at NativeMethodAccessorImpl.java:0</text:p>
      <text:p text:style-name="Standard">2021-07-06 18:01:10,529 INFO scheduler.DAGScheduler: Got job 42 (showString at NativeMethodAccessorImpl.java:0) with 20 output partitions</text:p>
      <text:p text:style-name="Standard">2021-07-06 18:01:10,530 INFO scheduler.DAGScheduler: Final stage: ResultStage 42 (showString at NativeMethodAccessorImpl.java:0)</text:p>
      <text:p text:style-name="Standard">2021-07-06 18:01:10,530 INFO scheduler.DAGScheduler: Parents of final stage: List()</text:p>
      <text:p text:style-name="Standard">2021-07-06 18:01:10,530 INFO scheduler.DAGScheduler: Missing parents: List()</text:p>
      <text:p text:style-name="Standard">2021-07-06 18:01:10,530 INFO scheduler.DAGScheduler: Submitting ResultStage 42 (MapPartitionsRDD[100] at showString at NativeMethodAccessorImpl.java:0), which has no missing parents</text:p>
      <text:p text:style-name="Standard">2021-07-06 18:01:10,531 INFO memory.MemoryStore: Block broadcast_54 stored as values in memory (estimated size 13.9 KiB, free 6.3 GiB)</text:p>
      <text:p text:style-name="Standard">2021-07-06 18:01:10,532 INFO memory.MemoryStore: Block broadcast_54_piece0 stored as bytes in memory (estimated size 7.2 KiB, free 6.3 GiB)</text:p>
      <text:p text:style-name="Standard">2021-07-06 18:01:10,533 INFO storage.BlockManagerInfo: Added broadcast_54_piece0 in memory on ubuntu:37927 (size: 7.2 KiB, free: 7.3 GiB)</text:p>
      <text:p text:style-name="Standard"><text:soft-page-break/>2021-07-06 18:01:10,533 INFO spark.SparkContext: Created broadcast 54 from broadcast at DAGScheduler.scala:1388</text:p>
      <text:p text:style-name="Standard">2021-07-06 18:01:10,533 INFO scheduler.DAGScheduler: Submitting 20 missing tasks from ResultStage 42 (MapPartitionsRDD[100] at showString at NativeMethodAccessorImpl.java:0) (first 15 tasks are for partitions Vector(5, 6, 7, 8, 9, 10, 11, 12, 13, 14, 15, 16, 17, 18, 19))</text:p>
      <text:p text:style-name="Standard">2021-07-06 18:01:10,534 INFO cluster.YarnScheduler: Adding task set 42.0 with 20 tasks resource profile 0</text:p>
      <text:p text:style-name="Standard">2021-07-06 18:01:10,534 INFO scheduler.TaskSetManager: Starting task 0.0 in stage 42.0 (TID 269) (slave1, executor 2, partition 5, PROCESS_LOCAL, 4345 bytes) taskResourceAssignments Map()</text:p>
      <text:p text:style-name="Standard">2021-07-06 18:01:10,535 INFO scheduler.TaskSetManager: Starting task 1.0 in stage 42.0 (TID 270) (slave2, executor 3, partition 6, PROCESS_LOCAL, 4345 bytes) taskResourceAssignments Map()</text:p>
      <text:p text:style-name="Standard">2021-07-06 18:01:10,535 INFO scheduler.TaskSetManager: Starting task 2.0 in stage 42.0 (TID 271) (slave1, executor 2, partition 7, PROCESS_LOCAL, 4380 bytes) taskResourceAssignments Map()</text:p>
      <text:p text:style-name="Standard">2021-07-06 18:01:10,535 INFO scheduler.TaskSetManager: Starting task 3.0 in stage 42.0 (TID 272) (slave2, executor 3, partition 8, PROCESS_LOCAL, 4345 bytes) taskResourceAssignments Map()</text:p>
      <text:p text:style-name="Standard">2021-07-06 18:01:10,543 INFO storage.BlockManagerInfo: Added broadcast_54_piece0 in memory on slave2:37095 (size: 7.2 KiB, free: 1554.3 MiB)</text:p>
      <text:p text:style-name="Standard">2021-07-06 18:01:10,544 INFO storage.BlockManagerInfo: Added broadcast_54_piece0 in memory on slave1:39533 (size: 7.2 KiB, free: 1554.3 MiB)</text:p>
      <text:p text:style-name="Standard">2021-07-06 18:01:10,551 INFO scheduler.TaskSetManager: Starting task 4.0 in stage 42.0 (TID 273) (slave1, executor 2, partition 9, PROCESS_LOCAL, 4345 bytes) taskResourceAssignments Map()</text:p>
      <text:p text:style-name="Standard">2021-07-06 18:01:10,551 INFO scheduler.TaskSetManager: Finished task 0.0 in stage 42.0 (TID 269) in 17 ms on slave1 (executor 2) (1/20)</text:p>
      <text:p text:style-name="Standard">2021-07-06 18:01:10,551 INFO scheduler.TaskSetManager: Starting task 5.0 in stage 42.0 (TID 274) (slave2, executor 3, partition 10, PROCESS_LOCAL, 4345 bytes) taskResourceAssignments Map()</text:p>
      <text:p text:style-name="Standard">2021-07-06 18:01:10,552 INFO scheduler.TaskSetManager: Finished task 1.0 in stage 42.0 (TID 270) in 18 ms on slave2 (executor 3) (2/20)</text:p>
      <text:p text:style-name="Standard">2021-07-06 18:01:10,554 INFO scheduler.TaskSetManager: Starting task 6.0 in stage 42.0 (TID 275) (slave1, executor 2, partition 11, PROCESS_LOCAL, 4345 bytes) taskResourceAssignments Map()</text:p>
      <text:p text:style-name="Standard">2021-07-06 18:01:10,554 INFO scheduler.TaskSetManager: Finished task 2.0 in stage 42.0 (TID 271) in 19 ms on slave1 (executor 2) (3/20)</text:p>
      <text:p text:style-name="Standard">2021-07-06 18:01:10,560 INFO scheduler.TaskSetManager: Starting task 7.0 in stage 42.0 (TID 276) (slave2, executor 3, partition 12, PROCESS_LOCAL, 4345 bytes) taskResourceAssignments Map()</text:p>
      <text:p text:style-name="Standard">2021-07-06 18:01:10,560 INFO scheduler.TaskSetManager: Finished task 5.0 in stage 42.0 (TID 274) in 9 ms on slave2 (executor 3) (4/20)</text:p>
      <text:p text:style-name="Standard">2021-07-06 18:01:10,563 INFO scheduler.TaskSetManager: Starting task 8.0 in stage 42.0 (TID 277) (slave1, executor 2, partition 13, PROCESS_LOCAL, 4345 bytes) taskResourceAssignments Map()</text:p>
      <text:p text:style-name="Standard">2021-07-06 18:01:10,563 INFO scheduler.TaskSetManager: Finished task 6.0 in stage 42.0 (TID 275) in 9 ms on slave1 (executor 2) (5/20)</text:p>
      <text:p text:style-name="Standard">2021-07-06 18:01:10,590 INFO scheduler.TaskSetManager: Starting task 9.0 in stage 42.0 (TID 278) (slave2, executor 3, partition 14, PROCESS_LOCAL, 4345 bytes) taskResourceAssignments Map()</text:p>
      <text:p text:style-name="Standard"><text:soft-page-break/>2021-07-06 18:01:10,590 INFO scheduler.TaskSetManager: Finished task 3.0 in stage 42.0 (TID 272) in 55 ms on slave2 (executor 3) (6/20)</text:p>
      <text:p text:style-name="Standard">2021-07-06 18:01:10,604 INFO scheduler.TaskSetManager: Starting task 10.0 in stage 42.0 (TID 279) (slave1, executor 2, partition 15, PROCESS_LOCAL, 4378 bytes) taskResourceAssignments Map()</text:p>
      <text:p text:style-name="Standard">2021-07-06 18:01:10,605 INFO scheduler.TaskSetManager: Finished task 4.0 in stage 42.0 (TID 273) in 54 ms on slave1 (executor 2) (7/20)</text:p>
      <text:p text:style-name="Standard">2021-07-06 18:01:10,614 INFO scheduler.TaskSetManager: Starting task 11.0 in stage 42.0 (TID 280) (slave1, executor 2, partition 16, PROCESS_LOCAL, 4345 bytes) taskResourceAssignments Map()</text:p>
      <text:p text:style-name="Standard">2021-07-06 18:01:10,615 INFO scheduler.TaskSetManager: Finished task 8.0 in stage 42.0 (TID 277) in 52 ms on slave1 (executor 2) (8/20)</text:p>
      <text:p text:style-name="Standard">2021-07-06 18:01:10,615 INFO scheduler.TaskSetManager: Starting task 12.0 in stage 42.0 (TID 281) (slave1, executor 2, partition 17, PROCESS_LOCAL, 4345 bytes) taskResourceAssignments Map()</text:p>
      <text:p text:style-name="Standard">2021-07-06 18:01:10,616 INFO scheduler.TaskSetManager: Finished task 10.0 in stage 42.0 (TID 279) in 12 ms on slave1 (executor 2) (9/20)</text:p>
      <text:p text:style-name="Standard">2021-07-06 18:01:10,616 INFO scheduler.TaskSetManager: Starting task 13.0 in stage 42.0 (TID 282) (slave2, executor 3, partition 18, PROCESS_LOCAL, 4345 bytes) taskResourceAssignments Map()</text:p>
      <text:p text:style-name="Standard">2021-07-06 18:01:10,617 INFO scheduler.TaskSetManager: Finished task 7.0 in stage 42.0 (TID 276) in 57 ms on slave2 (executor 3) (10/20)</text:p>
      <text:p text:style-name="Standard">2021-07-06 18:01:10,626 INFO scheduler.TaskSetManager: Starting task 14.0 in stage 42.0 (TID 283) (slave1, executor 2, partition 19, PROCESS_LOCAL, 4345 bytes) taskResourceAssignments Map()</text:p>
      <text:p text:style-name="Standard">2021-07-06 18:01:10,626 INFO scheduler.TaskSetManager: Finished task 11.0 in stage 42.0 (TID 280) in 12 ms on slave1 (executor 2) (11/20)</text:p>
      <text:p text:style-name="Standard">2021-07-06 18:01:10,627 INFO scheduler.TaskSetManager: Starting task 15.0 in stage 42.0 (TID 284) (slave1, executor 2, partition 20, PROCESS_LOCAL, 4345 bytes) taskResourceAssignments Map()</text:p>
      <text:p text:style-name="Standard">2021-07-06 18:01:10,627 INFO scheduler.TaskSetManager: Finished task 12.0 in stage 42.0 (TID 281) in 12 ms on slave1 (executor 2) (12/20)</text:p>
      <text:p text:style-name="Standard">2021-07-06 18:01:10,628 INFO scheduler.TaskSetManager: Starting task 16.0 in stage 42.0 (TID 285) (slave2, executor 3, partition 21, PROCESS_LOCAL, 4345 bytes) taskResourceAssignments Map()</text:p>
      <text:p text:style-name="Standard">2021-07-06 18:01:10,628 INFO scheduler.TaskSetManager: Finished task 13.0 in stage 42.0 (TID 282) in 12 ms on slave2 (executor 3) (13/20)</text:p>
      <text:p text:style-name="Standard">2021-07-06 18:01:10,637 INFO scheduler.TaskSetManager: Starting task 17.0 in stage 42.0 (TID 286) (slave2, executor 3, partition 22, PROCESS_LOCAL, 4345 bytes) taskResourceAssignments Map()</text:p>
      <text:p text:style-name="Standard">2021-07-06 18:01:10,637 INFO scheduler.TaskSetManager: Finished task 16.0 in stage 42.0 (TID 285) in 10 ms on slave2 (executor 3) (14/20)</text:p>
      <text:p text:style-name="Standard">2021-07-06 18:01:10,638 INFO scheduler.TaskSetManager: Starting task 18.0 in stage 42.0 (TID 287) (slave1, executor 2, partition 23, PROCESS_LOCAL, 4383 bytes) taskResourceAssignments Map()</text:p>
      <text:p text:style-name="Standard">2021-07-06 18:01:10,639 INFO scheduler.TaskSetManager: Finished task 14.0 in stage 42.0 (TID 283) in 13 ms on slave1 (executor 2) (15/20)</text:p>
      <text:p text:style-name="Standard">2021-07-06 18:01:10,640 INFO scheduler.TaskSetManager: Starting task 19.0 in stage 42.0 (TID 288) (slave2, executor 3, partition 24, PROCESS_LOCAL, 4345 bytes) taskResourceAssignments Map()</text:p>
      <text:p text:style-name="Standard">2021-07-06 18:01:10,640 INFO scheduler.TaskSetManager: Finished task 9.0 in stage 42.0 (TID 278) in 50 ms on slave2 (executor 3) (16/20)</text:p>
      <text:p text:style-name="Standard"><text:soft-page-break/>2021-07-06 18:01:10,677 INFO scheduler.TaskSetManager: Finished task 15.0 in stage 42.0 (TID 284) in 50 ms on slave1 (executor 2) (17/20)</text:p>
      <text:p text:style-name="Standard">2021-07-06 18:01:10,688 INFO scheduler.TaskSetManager: Finished task 17.0 in stage 42.0 (TID 286) in 51 ms on slave2 (executor 3) (18/20)</text:p>
      <text:p text:style-name="Standard">2021-07-06 18:01:10,689 INFO scheduler.TaskSetManager: Finished task 19.0 in stage 42.0 (TID 288) in 49 ms on slave2 (executor 3) (19/20)</text:p>
      <text:p text:style-name="Standard">2021-07-06 18:01:10,690 INFO scheduler.TaskSetManager: Finished task 18.0 in stage 42.0 (TID 287) in 52 ms on slave1 (executor 2) (20/20)</text:p>
      <text:p text:style-name="Standard">2021-07-06 18:01:10,691 INFO cluster.YarnScheduler: Removed TaskSet 42.0, whose tasks have all completed, from pool </text:p>
      <text:p text:style-name="Standard">2021-07-06 18:01:10,691 INFO scheduler.DAGScheduler: ResultStage 42 (showString at NativeMethodAccessorImpl.java:0) finished in 0.160 s</text:p>
      <text:p text:style-name="Standard">2021-07-06 18:01:10,692 INFO scheduler.DAGScheduler: Job 42 is finished. Cancelling potential speculative or zombie tasks for this job</text:p>
      <text:p text:style-name="Standard">2021-07-06 18:01:10,692 INFO cluster.YarnScheduler: Killing all running tasks in stage 42: Stage finished</text:p>
      <text:p text:style-name="Standard">2021-07-06 18:01:10,692 INFO scheduler.DAGScheduler: Job 42 finished: showString at NativeMethodAccessorImpl.java:0, took 0.162830 s</text:p>
      <text:p text:style-name="Standard">2021-07-06 18:01:10,695 INFO spark.SparkContext: Starting job: showString at NativeMethodAccessorImpl.java:0</text:p>
      <text:p text:style-name="Standard">2021-07-06 18:01:10,696 INFO scheduler.DAGScheduler: Got job 43 (showString at NativeMethodAccessorImpl.java:0) with 7 output partitions</text:p>
      <text:p text:style-name="Standard">2021-07-06 18:01:10,696 INFO scheduler.DAGScheduler: Final stage: ResultStage 43 (showString at NativeMethodAccessorImpl.java:0)</text:p>
      <text:p text:style-name="Standard">2021-07-06 18:01:10,696 INFO scheduler.DAGScheduler: Parents of final stage: List()</text:p>
      <text:p text:style-name="Standard">2021-07-06 18:01:10,696 INFO scheduler.DAGScheduler: Missing parents: List()</text:p>
      <text:p text:style-name="Standard">2021-07-06 18:01:10,696 INFO scheduler.DAGScheduler: Submitting ResultStage 43 (MapPartitionsRDD[100] at showString at NativeMethodAccessorImpl.java:0), which has no missing parents</text:p>
      <text:p text:style-name="Standard">2021-07-06 18:01:10,698 INFO memory.MemoryStore: Block broadcast_55 stored as values in memory (estimated size 13.9 KiB, free 6.3 GiB)</text:p>
      <text:p text:style-name="Standard">2021-07-06 18:01:10,699 INFO memory.MemoryStore: Block broadcast_55_piece0 stored as bytes in memory (estimated size 7.2 KiB, free 6.3 GiB)</text:p>
      <text:p text:style-name="Standard">2021-07-06 18:01:10,699 INFO storage.BlockManagerInfo: Added broadcast_55_piece0 in memory on ubuntu:37927 (size: 7.2 KiB, free: 7.3 GiB)</text:p>
      <text:p text:style-name="Standard">2021-07-06 18:01:10,699 INFO spark.SparkContext: Created broadcast 55 from broadcast at DAGScheduler.scala:1388</text:p>
      <text:p text:style-name="Standard">2021-07-06 18:01:10,700 INFO scheduler.DAGScheduler: Submitting 7 missing tasks from ResultStage 43 (MapPartitionsRDD[100] at showString at NativeMethodAccessorImpl.java:0) (first 15 tasks are for partitions Vector(25, 26, 27, 28, 29, 30, 31))</text:p>
      <text:p text:style-name="Standard">2021-07-06 18:01:10,700 INFO cluster.YarnScheduler: Adding task set 43.0 with 7 tasks resource profile 0</text:p>
      <text:p text:style-name="Standard">2021-07-06 18:01:10,700 INFO scheduler.TaskSetManager: Starting task 0.0 in stage 43.0 (TID 289) (slave2, executor 3, partition 25, PROCESS_LOCAL, 4345 bytes) taskResourceAssignments Map()</text:p>
      <text:p text:style-name="Standard">2021-07-06 18:01:10,700 INFO scheduler.TaskSetManager: Starting task 1.0 in stage 43.0 (TID 290) (slave1, executor 2, partition 26, PROCESS_LOCAL, 4345 bytes) taskResourceAssignments Map()</text:p>
      <text:p text:style-name="Standard">2021-07-06 18:01:10,700 INFO scheduler.TaskSetManager: Starting task 2.0 in stage 43.0 (TID 291) (slave2, executor 3, partition 27, PROCESS_LOCAL, 4345 bytes) taskResourceAssignments Map()</text:p>
      <text:p text:style-name="Standard"><text:soft-page-break/>2021-07-06 18:01:10,701 INFO scheduler.TaskSetManager: Starting task 3.0 in stage 43.0 (TID 292) (slave1, executor 2, partition 28, PROCESS_LOCAL, 4345 bytes) taskResourceAssignments Map()</text:p>
      <text:p text:style-name="Standard">2021-07-06 18:01:10,709 INFO storage.BlockManagerInfo: Added broadcast_55_piece0 in memory on slave1:39533 (size: 7.2 KiB, free: 1554.3 MiB)</text:p>
      <text:p text:style-name="Standard">2021-07-06 18:01:10,709 INFO storage.BlockManagerInfo: Added broadcast_55_piece0 in memory on slave2:37095 (size: 7.2 KiB, free: 1554.3 MiB)</text:p>
      <text:p text:style-name="Standard">2021-07-06 18:01:10,715 INFO scheduler.TaskSetManager: Starting task 4.0 in stage 43.0 (TID 293) (slave1, executor 2, partition 29, PROCESS_LOCAL, 4345 bytes) taskResourceAssignments Map()</text:p>
      <text:p text:style-name="Standard">2021-07-06 18:01:10,715 INFO scheduler.TaskSetManager: Starting task 5.0 in stage 43.0 (TID 294) (slave2, executor 3, partition 30, PROCESS_LOCAL, 4345 bytes) taskResourceAssignments Map()</text:p>
      <text:p text:style-name="Standard">2021-07-06 18:01:10,716 INFO scheduler.TaskSetManager: Finished task 3.0 in stage 43.0 (TID 292) in 15 ms on slave1 (executor 2) (1/7)</text:p>
      <text:p text:style-name="Standard">2021-07-06 18:01:10,716 INFO scheduler.TaskSetManager: Finished task 2.0 in stage 43.0 (TID 291) in 16 ms on slave2 (executor 3) (2/7)</text:p>
      <text:p text:style-name="Standard">2021-07-06 18:01:10,716 INFO scheduler.TaskSetManager: Starting task 6.0 in stage 43.0 (TID 295) (slave1, executor 2, partition 31, PROCESS_LOCAL, 4366 bytes) taskResourceAssignments Map()</text:p>
      <text:p text:style-name="Standard">2021-07-06 18:01:10,717 INFO scheduler.TaskSetManager: Finished task 1.0 in stage 43.0 (TID 290) in 17 ms on slave1 (executor 2) (3/7)</text:p>
      <text:p text:style-name="Standard">2021-07-06 18:01:10,726 INFO scheduler.TaskSetManager: Finished task 5.0 in stage 43.0 (TID 294) in 11 ms on slave2 (executor 3) (4/7)</text:p>
      <text:p text:style-name="Standard">2021-07-06 18:01:10,727 INFO scheduler.TaskSetManager: Finished task 6.0 in stage 43.0 (TID 295) in 11 ms on slave1 (executor 2) (5/7)</text:p>
      <text:p text:style-name="Standard">2021-07-06 18:01:10,727 INFO scheduler.TaskSetManager: Finished task 4.0 in stage 43.0 (TID 293) in 12 ms on slave1 (executor 2) (6/7)</text:p>
      <text:p text:style-name="Standard">2021-07-06 18:01:10,758 INFO scheduler.TaskSetManager: Finished task 0.0 in stage 43.0 (TID 289) in 58 ms on slave2 (executor 3) (7/7)</text:p>
      <text:p text:style-name="Standard">2021-07-06 18:01:10,758 INFO cluster.YarnScheduler: Removed TaskSet 43.0, whose tasks have all completed, from pool </text:p>
      <text:p text:style-name="Standard">2021-07-06 18:01:10,759 INFO scheduler.DAGScheduler: ResultStage 43 (showString at NativeMethodAccessorImpl.java:0) finished in 0.062 s</text:p>
      <text:p text:style-name="Standard">2021-07-06 18:01:10,759 INFO scheduler.DAGScheduler: Job 43 is finished. Cancelling potential speculative or zombie tasks for this job</text:p>
      <text:p text:style-name="Standard">2021-07-06 18:01:10,759 INFO cluster.YarnScheduler: Killing all running tasks in stage 43: Stage finished</text:p>
      <text:p text:style-name="Standard">2021-07-06 18:01:10,759 INFO scheduler.DAGScheduler: Job 43 finished: showString at NativeMethodAccessorImpl.java:0, took 0.063474 s</text:p>
      <text:p text:style-name="Standard">+--------+-------------+----------+</text:p>
      <text:p text:style-name="Standard">| <text:s text:c="3"/>name|expected_name|clean_name|</text:p>
      <text:p text:style-name="Standard">+--------+-------------+----------+</text:p>
      <text:p text:style-name="Standard">| <text:s/>jo&amp;&amp;se| <text:s text:c="8"/>jose| <text:s text:c="5"/>jose|</text:p>
      <text:p text:style-name="Standard">| <text:s/>**li**| <text:s text:c="10"/>li| <text:s text:c="7"/>li|</text:p>
      <text:p text:style-name="Standard">|#::luisa| <text:s text:c="7"/>luisa| <text:s text:c="4"/>luisa|</text:p>
      <text:p text:style-name="Standard">| <text:s text:c="3"/>null| <text:s text:c="8"/>null| <text:s text:c="5"/>null|</text:p>
      <text:p text:style-name="Standard">+--------+-------------+----------+</text:p>
      <text:p text:style-name="Standard"/>
      <text:p text:style-name="Standard">2021-07-06 18:01:10,808 INFO spark.SparkContext: Starting job: showString at NativeMethodAccessorImpl.java:0</text:p>
      <text:p text:style-name="Standard"><text:soft-page-break/>2021-07-06 18:01:10,809 INFO scheduler.DAGScheduler: Got job 44 (showString at NativeMethodAccessorImpl.java:0) with 1 output partitions</text:p>
      <text:p text:style-name="Standard">2021-07-06 18:01:10,809 INFO scheduler.DAGScheduler: Final stage: ResultStage 44 (showString at NativeMethodAccessorImpl.java:0)</text:p>
      <text:p text:style-name="Standard">2021-07-06 18:01:10,809 INFO scheduler.DAGScheduler: Parents of final stage: List()</text:p>
      <text:p text:style-name="Standard">2021-07-06 18:01:10,809 INFO scheduler.DAGScheduler: Missing parents: List()</text:p>
      <text:p text:style-name="Standard">2021-07-06 18:01:10,809 INFO scheduler.DAGScheduler: Submitting ResultStage 44 (MapPartitionsRDD[107] at showString at NativeMethodAccessorImpl.java:0), which has no missing parents</text:p>
      <text:p text:style-name="Standard">2021-07-06 18:01:10,810 INFO memory.MemoryStore: Block broadcast_56 stored as values in memory (estimated size 11.6 KiB, free 6.3 GiB)</text:p>
      <text:p text:style-name="Standard">2021-07-06 18:01:10,811 INFO memory.MemoryStore: Block broadcast_56_piece0 stored as bytes in memory (estimated size 6.3 KiB, free 6.3 GiB)</text:p>
      <text:p text:style-name="Standard">2021-07-06 18:01:10,811 INFO storage.BlockManagerInfo: Added broadcast_56_piece0 in memory on ubuntu:37927 (size: 6.3 KiB, free: 7.3 GiB)</text:p>
      <text:p text:style-name="Standard">2021-07-06 18:01:10,811 INFO spark.SparkContext: Created broadcast 56 from broadcast at DAGScheduler.scala:1388</text:p>
      <text:p text:style-name="Standard">2021-07-06 18:01:10,812 INFO scheduler.DAGScheduler: Submitting 1 missing tasks from ResultStage 44 (MapPartitionsRDD[107] at showString at NativeMethodAccessorImpl.java:0) (first 15 tasks are for partitions Vector(0))</text:p>
      <text:p text:style-name="Standard">2021-07-06 18:01:10,812 INFO cluster.YarnScheduler: Adding task set 44.0 with 1 tasks resource profile 0</text:p>
      <text:p text:style-name="Standard">2021-07-06 18:01:10,812 INFO scheduler.TaskSetManager: Starting task 0.0 in stage 44.0 (TID 296) (slave2, executor 3, partition 0, PROCESS_LOCAL, 4345 bytes) taskResourceAssignments Map()</text:p>
      <text:p text:style-name="Standard">2021-07-06 18:01:10,821 INFO storage.BlockManagerInfo: Added broadcast_56_piece0 in memory on slave2:37095 (size: 6.3 KiB, free: 1554.3 MiB)</text:p>
      <text:p text:style-name="Standard">2021-07-06 18:01:10,871 INFO scheduler.TaskSetManager: Finished task 0.0 in stage 44.0 (TID 296) in 59 ms on slave2 (executor 3) (1/1)</text:p>
      <text:p text:style-name="Standard">2021-07-06 18:01:10,871 INFO cluster.YarnScheduler: Removed TaskSet 44.0, whose tasks have all completed, from pool </text:p>
      <text:p text:style-name="Standard">2021-07-06 18:01:10,872 INFO scheduler.DAGScheduler: ResultStage 44 (showString at NativeMethodAccessorImpl.java:0) finished in 0.062 s</text:p>
      <text:p text:style-name="Standard">2021-07-06 18:01:10,872 INFO scheduler.DAGScheduler: Job 44 is finished. Cancelling potential speculative or zombie tasks for this job</text:p>
      <text:p text:style-name="Standard">2021-07-06 18:01:10,872 INFO cluster.YarnScheduler: Killing all running tasks in stage 44: Stage finished</text:p>
      <text:p text:style-name="Standard">2021-07-06 18:01:10,872 INFO scheduler.DAGScheduler: Job 44 finished: showString at NativeMethodAccessorImpl.java:0, took 0.063737 s</text:p>
      <text:p text:style-name="Standard">2021-07-06 18:01:10,875 INFO spark.SparkContext: Starting job: showString at NativeMethodAccessorImpl.java:0</text:p>
      <text:p text:style-name="Standard">2021-07-06 18:01:10,875 INFO scheduler.DAGScheduler: Got job 45 (showString at NativeMethodAccessorImpl.java:0) with 4 output partitions</text:p>
      <text:p text:style-name="Standard">2021-07-06 18:01:10,875 INFO scheduler.DAGScheduler: Final stage: ResultStage 45 (showString at NativeMethodAccessorImpl.java:0)</text:p>
      <text:p text:style-name="Standard">2021-07-06 18:01:10,875 INFO scheduler.DAGScheduler: Parents of final stage: List()</text:p>
      <text:p text:style-name="Standard">2021-07-06 18:01:10,875 INFO scheduler.DAGScheduler: Missing parents: List()</text:p>
      <text:p text:style-name="Standard">2021-07-06 18:01:10,876 INFO scheduler.DAGScheduler: Submitting ResultStage 45 (MapPartitionsRDD[107] at showString at NativeMethodAccessorImpl.java:0), which has no missing parents</text:p>
      <text:p text:style-name="Standard">2021-07-06 18:01:10,877 INFO memory.MemoryStore: Block broadcast_57 stored as values in memory (estimated size 11.6 KiB, free 6.3 GiB)</text:p>
      <text:p text:style-name="Standard"><text:soft-page-break/>2021-07-06 18:01:10,878 INFO memory.MemoryStore: Block broadcast_57_piece0 stored as bytes in memory (estimated size 6.3 KiB, free 6.3 GiB)</text:p>
      <text:p text:style-name="Standard">2021-07-06 18:01:10,878 INFO storage.BlockManagerInfo: Added broadcast_57_piece0 in memory on ubuntu:37927 (size: 6.3 KiB, free: 7.3 GiB)</text:p>
      <text:p text:style-name="Standard">2021-07-06 18:01:10,878 INFO spark.SparkContext: Created broadcast 57 from broadcast at DAGScheduler.scala:1388</text:p>
      <text:p text:style-name="Standard">2021-07-06 18:01:10,878 INFO scheduler.DAGScheduler: Submitting 4 missing tasks from ResultStage 45 (MapPartitionsRDD[107] at showString at NativeMethodAccessorImpl.java:0) (first 15 tasks are for partitions Vector(1, 2, 3, 4))</text:p>
      <text:p text:style-name="Standard">2021-07-06 18:01:10,878 INFO cluster.YarnScheduler: Adding task set 45.0 with 4 tasks resource profile 0</text:p>
      <text:p text:style-name="Standard">2021-07-06 18:01:10,879 INFO scheduler.TaskSetManager: Starting task 0.0 in stage 45.0 (TID 297) (slave1, executor 2, partition 1, PROCESS_LOCAL, 4345 bytes) taskResourceAssignments Map()</text:p>
      <text:p text:style-name="Standard">2021-07-06 18:01:10,879 INFO scheduler.TaskSetManager: Starting task 1.0 in stage 45.0 (TID 298) (slave2, executor 3, partition 2, PROCESS_LOCAL, 4345 bytes) taskResourceAssignments Map()</text:p>
      <text:p text:style-name="Standard">2021-07-06 18:01:10,879 INFO scheduler.TaskSetManager: Starting task 2.0 in stage 45.0 (TID 299) (slave1, executor 2, partition 3, PROCESS_LOCAL, 4345 bytes) taskResourceAssignments Map()</text:p>
      <text:p text:style-name="Standard">2021-07-06 18:01:10,879 INFO scheduler.TaskSetManager: Starting task 3.0 in stage 45.0 (TID 300) (slave2, executor 3, partition 4, PROCESS_LOCAL, 4345 bytes) taskResourceAssignments Map()</text:p>
      <text:p text:style-name="Standard">2021-07-06 18:01:10,888 INFO storage.BlockManagerInfo: Added broadcast_57_piece0 in memory on slave2:37095 (size: 6.3 KiB, free: 1554.3 MiB)</text:p>
      <text:p text:style-name="Standard">2021-07-06 18:01:10,888 INFO storage.BlockManagerInfo: Added broadcast_57_piece0 in memory on slave1:39533 (size: 6.3 KiB, free: 1554.3 MiB)</text:p>
      <text:p text:style-name="Standard">2021-07-06 18:01:10,897 INFO scheduler.TaskSetManager: Finished task 1.0 in stage 45.0 (TID 298) in 18 ms on slave2 (executor 3) (1/4)</text:p>
      <text:p text:style-name="Standard">2021-07-06 18:01:10,938 INFO scheduler.TaskSetManager: Finished task 3.0 in stage 45.0 (TID 300) in 59 ms on slave2 (executor 3) (2/4)</text:p>
      <text:p text:style-name="Standard">2021-07-06 18:01:10,939 INFO scheduler.TaskSetManager: Finished task 0.0 in stage 45.0 (TID 297) in 60 ms on slave1 (executor 2) (3/4)</text:p>
      <text:p text:style-name="Standard">2021-07-06 18:01:10,940 INFO scheduler.TaskSetManager: Finished task 2.0 in stage 45.0 (TID 299) in 61 ms on slave1 (executor 2) (4/4)</text:p>
      <text:p text:style-name="Standard">2021-07-06 18:01:10,940 INFO cluster.YarnScheduler: Removed TaskSet 45.0, whose tasks have all completed, from pool </text:p>
      <text:p text:style-name="Standard">2021-07-06 18:01:10,941 INFO scheduler.DAGScheduler: ResultStage 45 (showString at NativeMethodAccessorImpl.java:0) finished in 0.065 s</text:p>
      <text:p text:style-name="Standard">2021-07-06 18:01:10,941 INFO scheduler.DAGScheduler: Job 45 is finished. Cancelling potential speculative or zombie tasks for this job</text:p>
      <text:p text:style-name="Standard">2021-07-06 18:01:10,941 INFO cluster.YarnScheduler: Killing all running tasks in stage 45: Stage finished</text:p>
      <text:p text:style-name="Standard">2021-07-06 18:01:10,941 INFO scheduler.DAGScheduler: Job 45 finished: showString at NativeMethodAccessorImpl.java:0, took 0.066202 s</text:p>
      <text:p text:style-name="Standard">2021-07-06 18:01:10,944 INFO spark.SparkContext: Starting job: showString at NativeMethodAccessorImpl.java:0</text:p>
      <text:p text:style-name="Standard">2021-07-06 18:01:10,945 INFO scheduler.DAGScheduler: Got job 46 (showString at NativeMethodAccessorImpl.java:0) with 20 output partitions</text:p>
      <text:p text:style-name="Standard">2021-07-06 18:01:10,945 INFO scheduler.DAGScheduler: Final stage: ResultStage 46 (showString at NativeMethodAccessorImpl.java:0)</text:p>
      <text:p text:style-name="Standard">2021-07-06 18:01:10,945 INFO scheduler.DAGScheduler: Parents of final stage: List()</text:p>
      <text:p text:style-name="Standard"><text:soft-page-break/>2021-07-06 18:01:10,945 INFO scheduler.DAGScheduler: Missing parents: List()</text:p>
      <text:p text:style-name="Standard">2021-07-06 18:01:10,945 INFO scheduler.DAGScheduler: Submitting ResultStage 46 (MapPartitionsRDD[107] at showString at NativeMethodAccessorImpl.java:0), which has no missing parents</text:p>
      <text:p text:style-name="Standard">2021-07-06 18:01:10,946 INFO memory.MemoryStore: Block broadcast_58 stored as values in memory (estimated size 11.6 KiB, free 6.3 GiB)</text:p>
      <text:p text:style-name="Standard">2021-07-06 18:01:10,947 INFO memory.MemoryStore: Block broadcast_58_piece0 stored as bytes in memory (estimated size 6.3 KiB, free 6.3 GiB)</text:p>
      <text:p text:style-name="Standard">2021-07-06 18:01:10,947 INFO storage.BlockManagerInfo: Added broadcast_58_piece0 in memory on ubuntu:37927 (size: 6.3 KiB, free: 7.3 GiB)</text:p>
      <text:p text:style-name="Standard">2021-07-06 18:01:10,947 INFO spark.SparkContext: Created broadcast 58 from broadcast at DAGScheduler.scala:1388</text:p>
      <text:p text:style-name="Standard">2021-07-06 18:01:10,947 INFO scheduler.DAGScheduler: Submitting 20 missing tasks from ResultStage 46 (MapPartitionsRDD[107] at showString at NativeMethodAccessorImpl.java:0) (first 15 tasks are for partitions Vector(5, 6, 7, 8, 9, 10, 11, 12, 13, 14, 15, 16, 17, 18, 19))</text:p>
      <text:p text:style-name="Standard">2021-07-06 18:01:10,948 INFO cluster.YarnScheduler: Adding task set 46.0 with 20 tasks resource profile 0</text:p>
      <text:p text:style-name="Standard">2021-07-06 18:01:10,948 INFO scheduler.TaskSetManager: Starting task 0.0 in stage 46.0 (TID 301) (slave2, executor 3, partition 5, PROCESS_LOCAL, 4345 bytes) taskResourceAssignments Map()</text:p>
      <text:p text:style-name="Standard">2021-07-06 18:01:10,949 INFO scheduler.TaskSetManager: Starting task 1.0 in stage 46.0 (TID 302) (slave1, executor 2, partition 6, PROCESS_LOCAL, 4370 bytes) taskResourceAssignments Map()</text:p>
      <text:p text:style-name="Standard">2021-07-06 18:01:10,949 INFO scheduler.TaskSetManager: Starting task 2.0 in stage 46.0 (TID 303) (slave2, executor 3, partition 7, PROCESS_LOCAL, 4345 bytes) taskResourceAssignments Map()</text:p>
      <text:p text:style-name="Standard">2021-07-06 18:01:10,949 INFO scheduler.TaskSetManager: Starting task 3.0 in stage 46.0 (TID 304) (slave1, executor 2, partition 8, PROCESS_LOCAL, 4345 bytes) taskResourceAssignments Map()</text:p>
      <text:p text:style-name="Standard">2021-07-06 18:01:10,957 INFO storage.BlockManagerInfo: Added broadcast_58_piece0 in memory on slave2:37095 (size: 6.3 KiB, free: 1554.3 MiB)</text:p>
      <text:p text:style-name="Standard">2021-07-06 18:01:10,957 INFO storage.BlockManagerInfo: Added broadcast_58_piece0 in memory on slave1:39533 (size: 6.3 KiB, free: 1554.3 MiB)</text:p>
      <text:p text:style-name="Standard">2021-07-06 18:01:10,964 INFO scheduler.TaskSetManager: Starting task 4.0 in stage 46.0 (TID 305) (slave1, executor 2, partition 9, PROCESS_LOCAL, 4345 bytes) taskResourceAssignments Map()</text:p>
      <text:p text:style-name="Standard">2021-07-06 18:01:10,965 INFO scheduler.TaskSetManager: Finished task 3.0 in stage 46.0 (TID 304) in 16 ms on slave1 (executor 2) (1/20)</text:p>
      <text:p text:style-name="Standard">2021-07-06 18:01:10,966 INFO scheduler.TaskSetManager: Starting task 5.0 in stage 46.0 (TID 306) (slave1, executor 2, partition 10, PROCESS_LOCAL, 4345 bytes) taskResourceAssignments Map()</text:p>
      <text:p text:style-name="Standard">2021-07-06 18:01:10,966 INFO scheduler.TaskSetManager: Finished task 1.0 in stage 46.0 (TID 302) in 17 ms on slave1 (executor 2) (2/20)</text:p>
      <text:p text:style-name="Standard">2021-07-06 18:01:10,968 INFO scheduler.TaskSetManager: Starting task 6.0 in stage 46.0 (TID 307) (slave2, executor 3, partition 11, PROCESS_LOCAL, 4345 bytes) taskResourceAssignments Map()</text:p>
      <text:p text:style-name="Standard">2021-07-06 18:01:10,968 INFO scheduler.TaskSetManager: Finished task 0.0 in stage 46.0 (TID 301) in 20 ms on slave2 (executor 3) (3/20)</text:p>
      <text:p text:style-name="Standard">2021-07-06 18:01:10,976 INFO scheduler.TaskSetManager: Starting task 7.0 in stage 46.0 (TID 308) (slave1, executor 2, partition 12, PROCESS_LOCAL, 4375 bytes) taskResourceAssignments Map()</text:p>
      <text:p text:style-name="Standard"><text:soft-page-break/>2021-07-06 18:01:10,976 INFO scheduler.TaskSetManager: Finished task 5.0 in stage 46.0 (TID 306) in 11 ms on slave1 (executor 2) (4/20)</text:p>
      <text:p text:style-name="Standard">2021-07-06 18:01:10,977 INFO scheduler.TaskSetManager: Starting task 8.0 in stage 46.0 (TID 309) (slave1, executor 2, partition 13, PROCESS_LOCAL, 4345 bytes) taskResourceAssignments Map()</text:p>
      <text:p text:style-name="Standard">2021-07-06 18:01:10,977 INFO scheduler.TaskSetManager: Finished task 4.0 in stage 46.0 (TID 305) in 13 ms on slave1 (executor 2) (5/20)</text:p>
      <text:p text:style-name="Standard">2021-07-06 18:01:11,008 INFO scheduler.TaskSetManager: Starting task 9.0 in stage 46.0 (TID 310) (slave2, executor 3, partition 14, PROCESS_LOCAL, 4345 bytes) taskResourceAssignments Map()</text:p>
      <text:p text:style-name="Standard">2021-07-06 18:01:11,009 INFO scheduler.TaskSetManager: Finished task 2.0 in stage 46.0 (TID 303) in 60 ms on slave2 (executor 3) (6/20)</text:p>
      <text:p text:style-name="Standard">2021-07-06 18:01:11,020 INFO scheduler.TaskSetManager: Starting task 10.0 in stage 46.0 (TID 311) (slave2, executor 3, partition 15, PROCESS_LOCAL, 4345 bytes) taskResourceAssignments Map()</text:p>
      <text:p text:style-name="Standard">2021-07-06 18:01:11,020 INFO scheduler.TaskSetManager: Finished task 6.0 in stage 46.0 (TID 307) in 53 ms on slave2 (executor 3) (7/20)</text:p>
      <text:p text:style-name="Standard">2021-07-06 18:01:11,026 INFO scheduler.TaskSetManager: Starting task 11.0 in stage 46.0 (TID 312) (slave1, executor 2, partition 16, PROCESS_LOCAL, 4345 bytes) taskResourceAssignments Map()</text:p>
      <text:p text:style-name="Standard">2021-07-06 18:01:11,026 INFO scheduler.TaskSetManager: Starting task 12.0 in stage 46.0 (TID 313) (slave1, executor 2, partition 17, PROCESS_LOCAL, 4345 bytes) taskResourceAssignments Map()</text:p>
      <text:p text:style-name="Standard">2021-07-06 18:01:11,027 INFO scheduler.TaskSetManager: Finished task 8.0 in stage 46.0 (TID 309) in 51 ms on slave1 (executor 2) (8/20)</text:p>
      <text:p text:style-name="Standard">2021-07-06 18:01:11,027 INFO scheduler.TaskSetManager: Finished task 7.0 in stage 46.0 (TID 308) in 51 ms on slave1 (executor 2) (9/20)</text:p>
      <text:p text:style-name="Standard">2021-07-06 18:01:11,029 INFO scheduler.TaskSetManager: Starting task 13.0 in stage 46.0 (TID 314) (slave2, executor 3, partition 18, PROCESS_LOCAL, 4345 bytes) taskResourceAssignments Map()</text:p>
      <text:p text:style-name="Standard">2021-07-06 18:01:11,030 INFO scheduler.TaskSetManager: Finished task 10.0 in stage 46.0 (TID 311) in 10 ms on slave2 (executor 3) (10/20)</text:p>
      <text:p text:style-name="Standard">2021-07-06 18:01:11,037 INFO scheduler.TaskSetManager: Starting task 14.0 in stage 46.0 (TID 315) (slave1, executor 2, partition 19, PROCESS_LOCAL, 4370 bytes) taskResourceAssignments Map()</text:p>
      <text:p text:style-name="Standard">2021-07-06 18:01:11,038 INFO scheduler.TaskSetManager: Starting task 15.0 in stage 46.0 (TID 316) (slave1, executor 2, partition 20, PROCESS_LOCAL, 4345 bytes) taskResourceAssignments Map()</text:p>
      <text:p text:style-name="Standard">2021-07-06 18:01:11,038 INFO scheduler.TaskSetManager: Finished task 12.0 in stage 46.0 (TID 313) in 12 ms on slave1 (executor 2) (11/20)</text:p>
      <text:p text:style-name="Standard">2021-07-06 18:01:11,039 INFO scheduler.TaskSetManager: Finished task 11.0 in stage 46.0 (TID 312) in 13 ms on slave1 (executor 2) (12/20)</text:p>
      <text:p text:style-name="Standard">2021-07-06 18:01:11,039 INFO scheduler.TaskSetManager: Finished task 13.0 in stage 46.0 (TID 314) in 10 ms on slave2 (executor 3) (13/20)</text:p>
      <text:p text:style-name="Standard">2021-07-06 18:01:11,039 INFO scheduler.TaskSetManager: Starting task 16.0 in stage 46.0 (TID 317) (slave2, executor 3, partition 21, PROCESS_LOCAL, 4345 bytes) taskResourceAssignments Map()</text:p>
      <text:p text:style-name="Standard">2021-07-06 18:01:11,049 INFO scheduler.TaskSetManager: Starting task 17.0 in stage 46.0 (TID 318) (slave1, executor 2, partition 22, PROCESS_LOCAL, 4345 bytes) taskResourceAssignments Map()</text:p>
      <text:p text:style-name="Standard">2021-07-06 18:01:11,049 INFO scheduler.TaskSetManager: Finished task 14.0 in stage 46.0 (TID 315) in 12 ms on slave1 (executor 2) (14/20)</text:p>
      <text:p text:style-name="Standard"><text:soft-page-break/>2021-07-06 18:01:11,049 INFO scheduler.TaskSetManager: Starting task 18.0 in stage 46.0 (TID 319) (slave1, executor 2, partition 23, PROCESS_LOCAL, 4345 bytes) taskResourceAssignments Map()</text:p>
      <text:p text:style-name="Standard">2021-07-06 18:01:11,050 INFO scheduler.TaskSetManager: Finished task 15.0 in stage 46.0 (TID 316) in 12 ms on slave1 (executor 2) (15/20)</text:p>
      <text:p text:style-name="Standard">2021-07-06 18:01:11,060 INFO scheduler.TaskSetManager: Starting task 19.0 in stage 46.0 (TID 320) (slave2, executor 3, partition 24, PROCESS_LOCAL, 4345 bytes) taskResourceAssignments Map()</text:p>
      <text:p text:style-name="Standard">2021-07-06 18:01:11,060 INFO scheduler.TaskSetManager: Finished task 9.0 in stage 46.0 (TID 310) in 52 ms on slave2 (executor 3) (16/20)</text:p>
      <text:p text:style-name="Standard">2021-07-06 18:01:11,092 INFO scheduler.TaskSetManager: Finished task 16.0 in stage 46.0 (TID 317) in 53 ms on slave2 (executor 3) (17/20)</text:p>
      <text:p text:style-name="Standard">2021-07-06 18:01:11,099 INFO scheduler.TaskSetManager: Finished task 18.0 in stage 46.0 (TID 319) in 50 ms on slave1 (executor 2) (18/20)</text:p>
      <text:p text:style-name="Standard">2021-07-06 18:01:11,099 INFO scheduler.TaskSetManager: Finished task 17.0 in stage 46.0 (TID 318) in 50 ms on slave1 (executor 2) (19/20)</text:p>
      <text:p text:style-name="Standard">2021-07-06 18:01:11,112 INFO scheduler.TaskSetManager: Finished task 19.0 in stage 46.0 (TID 320) in 52 ms on slave2 (executor 3) (20/20)</text:p>
      <text:p text:style-name="Standard">2021-07-06 18:01:11,112 INFO cluster.YarnScheduler: Removed TaskSet 46.0, whose tasks have all completed, from pool </text:p>
      <text:p text:style-name="Standard">2021-07-06 18:01:11,112 INFO scheduler.DAGScheduler: ResultStage 46 (showString at NativeMethodAccessorImpl.java:0) finished in 0.166 s</text:p>
      <text:p text:style-name="Standard">2021-07-06 18:01:11,112 INFO scheduler.DAGScheduler: Job 46 is finished. Cancelling potential speculative or zombie tasks for this job</text:p>
      <text:p text:style-name="Standard">2021-07-06 18:01:11,112 INFO cluster.YarnScheduler: Killing all running tasks in stage 46: Stage finished</text:p>
      <text:p text:style-name="Standard">2021-07-06 18:01:11,113 INFO scheduler.DAGScheduler: Job 46 finished: showString at NativeMethodAccessorImpl.java:0, took 0.168098 s</text:p>
      <text:p text:style-name="Standard">2021-07-06 18:01:11,116 INFO spark.SparkContext: Starting job: showString at NativeMethodAccessorImpl.java:0</text:p>
      <text:p text:style-name="Standard">2021-07-06 18:01:11,116 INFO scheduler.DAGScheduler: Got job 47 (showString at NativeMethodAccessorImpl.java:0) with 7 output partitions</text:p>
      <text:p text:style-name="Standard">2021-07-06 18:01:11,116 INFO scheduler.DAGScheduler: Final stage: ResultStage 47 (showString at NativeMethodAccessorImpl.java:0)</text:p>
      <text:p text:style-name="Standard">2021-07-06 18:01:11,116 INFO scheduler.DAGScheduler: Parents of final stage: List()</text:p>
      <text:p text:style-name="Standard">2021-07-06 18:01:11,116 INFO scheduler.DAGScheduler: Missing parents: List()</text:p>
      <text:p text:style-name="Standard">2021-07-06 18:01:11,116 INFO scheduler.DAGScheduler: Submitting ResultStage 47 (MapPartitionsRDD[107] at showString at NativeMethodAccessorImpl.java:0), which has no missing parents</text:p>
      <text:p text:style-name="Standard">2021-07-06 18:01:11,117 INFO memory.MemoryStore: Block broadcast_59 stored as values in memory (estimated size 11.6 KiB, free 6.3 GiB)</text:p>
      <text:p text:style-name="Standard">2021-07-06 18:01:11,118 INFO memory.MemoryStore: Block broadcast_59_piece0 stored as bytes in memory (estimated size 6.3 KiB, free 6.3 GiB)</text:p>
      <text:p text:style-name="Standard">2021-07-06 18:01:11,118 INFO storage.BlockManagerInfo: Added broadcast_59_piece0 in memory on ubuntu:37927 (size: 6.3 KiB, free: 7.3 GiB)</text:p>
      <text:p text:style-name="Standard">2021-07-06 18:01:11,118 INFO spark.SparkContext: Created broadcast 59 from broadcast at DAGScheduler.scala:1388</text:p>
      <text:p text:style-name="Standard">2021-07-06 18:01:11,119 INFO scheduler.DAGScheduler: Submitting 7 missing tasks from ResultStage 47 (MapPartitionsRDD[107] at showString at NativeMethodAccessorImpl.java:0) (first 15 tasks are for partitions Vector(25, 26, 27, 28, 29, 30, 31))</text:p>
      <text:p text:style-name="Standard">2021-07-06 18:01:11,119 INFO cluster.YarnScheduler: Adding task set 47.0 with 7 tasks resource profile 0</text:p>
      <text:p text:style-name="Standard"><text:soft-page-break/>2021-07-06 18:01:11,119 INFO scheduler.TaskSetManager: Starting task 0.0 in stage 47.0 (TID 321) (slave1, executor 2, partition 25, PROCESS_LOCAL, 4370 bytes) taskResourceAssignments Map()</text:p>
      <text:p text:style-name="Standard">2021-07-06 18:01:11,120 INFO scheduler.TaskSetManager: Starting task 1.0 in stage 47.0 (TID 322) (slave2, executor 3, partition 26, PROCESS_LOCAL, 4345 bytes) taskResourceAssignments Map()</text:p>
      <text:p text:style-name="Standard">2021-07-06 18:01:11,120 INFO scheduler.TaskSetManager: Starting task 2.0 in stage 47.0 (TID 323) (slave1, executor 2, partition 27, PROCESS_LOCAL, 4345 bytes) taskResourceAssignments Map()</text:p>
      <text:p text:style-name="Standard">2021-07-06 18:01:11,120 INFO scheduler.TaskSetManager: Starting task 3.0 in stage 47.0 (TID 324) (slave2, executor 3, partition 28, PROCESS_LOCAL, 4345 bytes) taskResourceAssignments Map()</text:p>
      <text:p text:style-name="Standard">2021-07-06 18:01:11,129 INFO storage.BlockManagerInfo: Added broadcast_59_piece0 in memory on slave2:37095 (size: 6.3 KiB, free: 1554.3 MiB)</text:p>
      <text:p text:style-name="Standard">2021-07-06 18:01:11,131 INFO storage.BlockManagerInfo: Added broadcast_59_piece0 in memory on slave1:39533 (size: 6.3 KiB, free: 1554.3 MiB)</text:p>
      <text:p text:style-name="Standard">2021-07-06 18:01:11,136 INFO scheduler.TaskSetManager: Starting task 4.0 in stage 47.0 (TID 325) (slave2, executor 3, partition 29, PROCESS_LOCAL, 4345 bytes) taskResourceAssignments Map()</text:p>
      <text:p text:style-name="Standard">2021-07-06 18:01:11,137 INFO scheduler.TaskSetManager: Finished task 1.0 in stage 47.0 (TID 322) in 17 ms on slave2 (executor 3) (1/7)</text:p>
      <text:p text:style-name="Standard">2021-07-06 18:01:11,138 INFO scheduler.TaskSetManager: Starting task 5.0 in stage 47.0 (TID 326) (slave1, executor 2, partition 30, PROCESS_LOCAL, 4345 bytes) taskResourceAssignments Map()</text:p>
      <text:p text:style-name="Standard">2021-07-06 18:01:11,138 INFO scheduler.TaskSetManager: Finished task 2.0 in stage 47.0 (TID 323) in 18 ms on slave1 (executor 2) (2/7)</text:p>
      <text:p text:style-name="Standard">2021-07-06 18:01:11,139 INFO scheduler.TaskSetManager: Starting task 6.0 in stage 47.0 (TID 327) (slave1, executor 2, partition 31, PROCESS_LOCAL, 4370 bytes) taskResourceAssignments Map()</text:p>
      <text:p text:style-name="Standard">2021-07-06 18:01:11,139 INFO scheduler.TaskSetManager: Finished task 0.0 in stage 47.0 (TID 321) in 20 ms on slave1 (executor 2) (3/7)</text:p>
      <text:p text:style-name="Standard">2021-07-06 18:01:11,144 INFO scheduler.TaskSetManager: Finished task 4.0 in stage 47.0 (TID 325) in 8 ms on slave2 (executor 3) (4/7)</text:p>
      <text:p text:style-name="Standard">2021-07-06 18:01:11,149 INFO scheduler.TaskSetManager: Finished task 5.0 in stage 47.0 (TID 326) in 11 ms on slave1 (executor 2) (5/7)</text:p>
      <text:p text:style-name="Standard">2021-07-06 18:01:11,149 INFO scheduler.TaskSetManager: Finished task 6.0 in stage 47.0 (TID 327) in 10 ms on slave1 (executor 2) (6/7)</text:p>
      <text:p text:style-name="Standard">2021-07-06 18:01:11,179 INFO scheduler.TaskSetManager: Finished task 3.0 in stage 47.0 (TID 324) in 58 ms on slave2 (executor 3) (7/7)</text:p>
      <text:p text:style-name="Standard">2021-07-06 18:01:11,179 INFO cluster.YarnScheduler: Removed TaskSet 47.0, whose tasks have all completed, from pool </text:p>
      <text:p text:style-name="Standard">2021-07-06 18:01:11,179 INFO scheduler.DAGScheduler: ResultStage 47 (showString at NativeMethodAccessorImpl.java:0) finished in 0.062 s</text:p>
      <text:p text:style-name="Standard">2021-07-06 18:01:11,179 INFO scheduler.DAGScheduler: Job 47 is finished. Cancelling potential speculative or zombie tasks for this job</text:p>
      <text:p text:style-name="Standard">2021-07-06 18:01:11,179 INFO cluster.YarnScheduler: Killing all running tasks in stage 47: Stage finished</text:p>
      <text:p text:style-name="Standard">2021-07-06 18:01:11,180 INFO scheduler.DAGScheduler: Job 47 finished: showString at NativeMethodAccessorImpl.java:0, took 0.063851 s</text:p>
      <text:p text:style-name="Standard">+--------+</text:p>
      <text:p text:style-name="Standard">| <text:s text:c="3"/>word|</text:p>
      <text:p text:style-name="Standard">+--------+</text:p>
      <text:p text:style-name="Standard"><text:soft-page-break/>| <text:s text:c="4"/>cat|</text:p>
      <text:p text:style-name="Standard">|elephant|</text:p>
      <text:p text:style-name="Standard">| <text:s text:c="4"/>rat|</text:p>
      <text:p text:style-name="Standard">| <text:s text:c="4"/>rat|</text:p>
      <text:p text:style-name="Standard">| <text:s text:c="4"/>cat|</text:p>
      <text:p text:style-name="Standard">+--------+</text:p>
      <text:p text:style-name="Standard"/>
      <text:p text:style-name="Standard">&lt;class 'pyspark.sql.dataframe.DataFrame'&gt;</text:p>
      <text:p text:style-name="Standard">root</text:p>
      <text:p text:style-name="Standard"><text:s/>|-- word: string (nullable = true)</text:p>
      <text:p text:style-name="Standard"/>
      <text:p text:style-name="Standard">2021-07-06 18:01:11,231 INFO codegen.CodeGenerator: Code generated in 6.620771 ms</text:p>
      <text:p text:style-name="Standard">2021-07-06 18:01:11,235 INFO spark.SparkContext: Starting job: showString at NativeMethodAccessorImpl.java:0</text:p>
      <text:p text:style-name="Standard">2021-07-06 18:01:11,236 INFO scheduler.DAGScheduler: Got job 48 (showString at NativeMethodAccessorImpl.java:0) with 1 output partitions</text:p>
      <text:p text:style-name="Standard">2021-07-06 18:01:11,236 INFO scheduler.DAGScheduler: Final stage: ResultStage 48 (showString at NativeMethodAccessorImpl.java:0)</text:p>
      <text:p text:style-name="Standard">2021-07-06 18:01:11,236 INFO scheduler.DAGScheduler: Parents of final stage: List()</text:p>
      <text:p text:style-name="Standard">2021-07-06 18:01:11,236 INFO scheduler.DAGScheduler: Missing parents: List()</text:p>
      <text:p text:style-name="Standard">2021-07-06 18:01:11,236 INFO scheduler.DAGScheduler: Submitting ResultStage 48 (MapPartitionsRDD[109] at showString at NativeMethodAccessorImpl.java:0), which has no missing parents</text:p>
      <text:p text:style-name="Standard">2021-07-06 18:01:11,237 INFO memory.MemoryStore: Block broadcast_60 stored as values in memory (estimated size 12.2 KiB, free 6.3 GiB)</text:p>
      <text:p text:style-name="Standard">2021-07-06 18:01:11,238 INFO memory.MemoryStore: Block broadcast_60_piece0 stored as bytes in memory (estimated size 6.6 KiB, free 6.3 GiB)</text:p>
      <text:p text:style-name="Standard">2021-07-06 18:01:11,238 INFO storage.BlockManagerInfo: Added broadcast_60_piece0 in memory on ubuntu:37927 (size: 6.6 KiB, free: 7.3 GiB)</text:p>
      <text:p text:style-name="Standard">2021-07-06 18:01:11,238 INFO spark.SparkContext: Created broadcast 60 from broadcast at DAGScheduler.scala:1388</text:p>
      <text:p text:style-name="Standard">2021-07-06 18:01:11,238 INFO scheduler.DAGScheduler: Submitting 1 missing tasks from ResultStage 48 (MapPartitionsRDD[109] at showString at NativeMethodAccessorImpl.java:0) (first 15 tasks are for partitions Vector(0))</text:p>
      <text:p text:style-name="Standard">2021-07-06 18:01:11,238 INFO cluster.YarnScheduler: Adding task set 48.0 with 1 tasks resource profile 0</text:p>
      <text:p text:style-name="Standard">2021-07-06 18:01:11,239 INFO scheduler.TaskSetManager: Starting task 0.0 in stage 48.0 (TID 328) (slave1, executor 2, partition 0, PROCESS_LOCAL, 4345 bytes) taskResourceAssignments Map()</text:p>
      <text:p text:style-name="Standard">2021-07-06 18:01:11,249 INFO storage.BlockManagerInfo: Added broadcast_60_piece0 in memory on slave1:39533 (size: 6.6 KiB, free: 1554.3 MiB)</text:p>
      <text:p text:style-name="Standard">2021-07-06 18:01:11,300 INFO scheduler.TaskSetManager: Finished task 0.0 in stage 48.0 (TID 328) in 61 ms on slave1 (executor 2) (1/1)</text:p>
      <text:p text:style-name="Standard">2021-07-06 18:01:11,300 INFO cluster.YarnScheduler: Removed TaskSet 48.0, whose tasks have all completed, from pool </text:p>
      <text:p text:style-name="Standard">2021-07-06 18:01:11,301 INFO scheduler.DAGScheduler: ResultStage 48 (showString at NativeMethodAccessorImpl.java:0) finished in 0.065 s</text:p>
      <text:p text:style-name="Standard">2021-07-06 18:01:11,301 INFO scheduler.DAGScheduler: Job 48 is finished. Cancelling potential speculative or zombie tasks for this job</text:p>
      <text:p text:style-name="Standard">2021-07-06 18:01:11,301 INFO cluster.YarnScheduler: Killing all running tasks in stage 48: Stage finished</text:p>
      <text:p text:style-name="Standard"><text:soft-page-break/>2021-07-06 18:01:11,301 INFO scheduler.DAGScheduler: Job 48 finished: showString at NativeMethodAccessorImpl.java:0, took 0.065957 s</text:p>
      <text:p text:style-name="Standard">2021-07-06 18:01:11,305 INFO spark.SparkContext: Starting job: showString at NativeMethodAccessorImpl.java:0</text:p>
      <text:p text:style-name="Standard">2021-07-06 18:01:11,306 INFO scheduler.DAGScheduler: Got job 49 (showString at NativeMethodAccessorImpl.java:0) with 4 output partitions</text:p>
      <text:p text:style-name="Standard">2021-07-06 18:01:11,306 INFO scheduler.DAGScheduler: Final stage: ResultStage 49 (showString at NativeMethodAccessorImpl.java:0)</text:p>
      <text:p text:style-name="Standard">2021-07-06 18:01:11,306 INFO scheduler.DAGScheduler: Parents of final stage: List()</text:p>
      <text:p text:style-name="Standard">2021-07-06 18:01:11,306 INFO scheduler.DAGScheduler: Missing parents: List()</text:p>
      <text:p text:style-name="Standard">2021-07-06 18:01:11,306 INFO scheduler.DAGScheduler: Submitting ResultStage 49 (MapPartitionsRDD[109] at showString at NativeMethodAccessorImpl.java:0), which has no missing parents</text:p>
      <text:p text:style-name="Standard">2021-07-06 18:01:11,307 INFO memory.MemoryStore: Block broadcast_61 stored as values in memory (estimated size 12.2 KiB, free 6.3 GiB)</text:p>
      <text:p text:style-name="Standard">2021-07-06 18:01:11,308 INFO memory.MemoryStore: Block broadcast_61_piece0 stored as bytes in memory (estimated size 6.6 KiB, free 6.3 GiB)</text:p>
      <text:p text:style-name="Standard">2021-07-06 18:01:11,308 INFO storage.BlockManagerInfo: Added broadcast_61_piece0 in memory on ubuntu:37927 (size: 6.6 KiB, free: 7.3 GiB)</text:p>
      <text:p text:style-name="Standard">2021-07-06 18:01:11,308 INFO spark.SparkContext: Created broadcast 61 from broadcast at DAGScheduler.scala:1388</text:p>
      <text:p text:style-name="Standard">2021-07-06 18:01:11,308 INFO scheduler.DAGScheduler: Submitting 4 missing tasks from ResultStage 49 (MapPartitionsRDD[109] at showString at NativeMethodAccessorImpl.java:0) (first 15 tasks are for partitions Vector(1, 2, 3, 4))</text:p>
      <text:p text:style-name="Standard">2021-07-06 18:01:11,309 INFO cluster.YarnScheduler: Adding task set 49.0 with 4 tasks resource profile 0</text:p>
      <text:p text:style-name="Standard">2021-07-06 18:01:11,309 INFO scheduler.TaskSetManager: Starting task 0.0 in stage 49.0 (TID 329) (slave1, executor 2, partition 1, PROCESS_LOCAL, 4345 bytes) taskResourceAssignments Map()</text:p>
      <text:p text:style-name="Standard">2021-07-06 18:01:11,309 INFO scheduler.TaskSetManager: Starting task 1.0 in stage 49.0 (TID 330) (slave2, executor 3, partition 2, PROCESS_LOCAL, 4345 bytes) taskResourceAssignments Map()</text:p>
      <text:p text:style-name="Standard">2021-07-06 18:01:11,309 INFO scheduler.TaskSetManager: Starting task 2.0 in stage 49.0 (TID 331) (slave1, executor 2, partition 3, PROCESS_LOCAL, 4345 bytes) taskResourceAssignments Map()</text:p>
      <text:p text:style-name="Standard">2021-07-06 18:01:11,310 INFO scheduler.TaskSetManager: Starting task 3.0 in stage 49.0 (TID 332) (slave2, executor 3, partition 4, PROCESS_LOCAL, 4345 bytes) taskResourceAssignments Map()</text:p>
      <text:p text:style-name="Standard">2021-07-06 18:01:11,321 INFO storage.BlockManagerInfo: Added broadcast_61_piece0 in memory on slave1:39533 (size: 6.6 KiB, free: 1554.3 MiB)</text:p>
      <text:p text:style-name="Standard">2021-07-06 18:01:11,322 INFO storage.BlockManagerInfo: Added broadcast_61_piece0 in memory on slave2:37095 (size: 6.6 KiB, free: 1554.3 MiB)</text:p>
      <text:p text:style-name="Standard">2021-07-06 18:01:11,327 INFO scheduler.TaskSetManager: Finished task 2.0 in stage 49.0 (TID 331) in 18 ms on slave1 (executor 2) (1/4)</text:p>
      <text:p text:style-name="Standard">2021-07-06 18:01:11,371 INFO scheduler.TaskSetManager: Finished task 1.0 in stage 49.0 (TID 330) in 62 ms on slave2 (executor 3) (2/4)</text:p>
      <text:p text:style-name="Standard">2021-07-06 18:01:11,371 INFO scheduler.TaskSetManager: Finished task 0.0 in stage 49.0 (TID 329) in 62 ms on slave1 (executor 2) (3/4)</text:p>
      <text:p text:style-name="Standard">2021-07-06 18:01:11,375 INFO scheduler.TaskSetManager: Finished task 3.0 in stage 49.0 (TID 332) in 65 ms on slave2 (executor 3) (4/4)</text:p>
      <text:p text:style-name="Standard">2021-07-06 18:01:11,375 INFO cluster.YarnScheduler: Removed TaskSet 49.0, whose tasks have all completed, from pool </text:p>
      <text:p text:style-name="Standard"><text:soft-page-break/>2021-07-06 18:01:11,375 INFO scheduler.DAGScheduler: ResultStage 49 (showString at NativeMethodAccessorImpl.java:0) finished in 0.068 s</text:p>
      <text:p text:style-name="Standard">2021-07-06 18:01:11,376 INFO scheduler.DAGScheduler: Job 49 is finished. Cancelling potential speculative or zombie tasks for this job</text:p>
      <text:p text:style-name="Standard">2021-07-06 18:01:11,376 INFO cluster.YarnScheduler: Killing all running tasks in stage 49: Stage finished</text:p>
      <text:p text:style-name="Standard">2021-07-06 18:01:11,376 INFO scheduler.DAGScheduler: Job 49 finished: showString at NativeMethodAccessorImpl.java:0, took 0.070269 s</text:p>
      <text:p text:style-name="Standard">2021-07-06 18:01:11,379 INFO spark.SparkContext: Starting job: showString at NativeMethodAccessorImpl.java:0</text:p>
      <text:p text:style-name="Standard">2021-07-06 18:01:11,379 INFO scheduler.DAGScheduler: Got job 50 (showString at NativeMethodAccessorImpl.java:0) with 20 output partitions</text:p>
      <text:p text:style-name="Standard">2021-07-06 18:01:11,379 INFO scheduler.DAGScheduler: Final stage: ResultStage 50 (showString at NativeMethodAccessorImpl.java:0)</text:p>
      <text:p text:style-name="Standard">2021-07-06 18:01:11,379 INFO scheduler.DAGScheduler: Parents of final stage: List()</text:p>
      <text:p text:style-name="Standard">2021-07-06 18:01:11,379 INFO scheduler.DAGScheduler: Missing parents: List()</text:p>
      <text:p text:style-name="Standard">2021-07-06 18:01:11,379 INFO scheduler.DAGScheduler: Submitting ResultStage 50 (MapPartitionsRDD[109] at showString at NativeMethodAccessorImpl.java:0), which has no missing parents</text:p>
      <text:p text:style-name="Standard">2021-07-06 18:01:11,380 INFO memory.MemoryStore: Block broadcast_62 stored as values in memory (estimated size 12.2 KiB, free 6.3 GiB)</text:p>
      <text:p text:style-name="Standard">2021-07-06 18:01:11,381 INFO memory.MemoryStore: Block broadcast_62_piece0 stored as bytes in memory (estimated size 6.6 KiB, free 6.3 GiB)</text:p>
      <text:p text:style-name="Standard">2021-07-06 18:01:11,381 INFO storage.BlockManagerInfo: Added broadcast_62_piece0 in memory on ubuntu:37927 (size: 6.6 KiB, free: 7.3 GiB)</text:p>
      <text:p text:style-name="Standard">2021-07-06 18:01:11,381 INFO spark.SparkContext: Created broadcast 62 from broadcast at DAGScheduler.scala:1388</text:p>
      <text:p text:style-name="Standard">2021-07-06 18:01:11,381 INFO scheduler.DAGScheduler: Submitting 20 missing tasks from ResultStage 50 (MapPartitionsRDD[109] at showString at NativeMethodAccessorImpl.java:0) (first 15 tasks are for partitions Vector(5, 6, 7, 8, 9, 10, 11, 12, 13, 14, 15, 16, 17, 18, 19))</text:p>
      <text:p text:style-name="Standard">2021-07-06 18:01:11,382 INFO cluster.YarnScheduler: Adding task set 50.0 with 20 tasks resource profile 0</text:p>
      <text:p text:style-name="Standard">2021-07-06 18:01:11,382 INFO scheduler.TaskSetManager: Starting task 0.0 in stage 50.0 (TID 333) (slave2, executor 3, partition 5, PROCESS_LOCAL, 4345 bytes) taskResourceAssignments Map()</text:p>
      <text:p text:style-name="Standard">2021-07-06 18:01:11,384 INFO scheduler.TaskSetManager: Starting task 1.0 in stage 50.0 (TID 334) (slave1, executor 2, partition 6, PROCESS_LOCAL, 4370 bytes) taskResourceAssignments Map()</text:p>
      <text:p text:style-name="Standard">2021-07-06 18:01:11,384 INFO scheduler.TaskSetManager: Starting task 2.0 in stage 50.0 (TID 335) (slave2, executor 3, partition 7, PROCESS_LOCAL, 4345 bytes) taskResourceAssignments Map()</text:p>
      <text:p text:style-name="Standard">2021-07-06 18:01:11,385 INFO scheduler.TaskSetManager: Starting task 3.0 in stage 50.0 (TID 336) (slave1, executor 2, partition 8, PROCESS_LOCAL, 4345 bytes) taskResourceAssignments Map()</text:p>
      <text:p text:style-name="Standard">2021-07-06 18:01:11,393 INFO storage.BlockManagerInfo: Added broadcast_62_piece0 in memory on slave1:39533 (size: 6.6 KiB, free: 1554.3 MiB)</text:p>
      <text:p text:style-name="Standard">2021-07-06 18:01:11,393 INFO storage.BlockManagerInfo: Added broadcast_62_piece0 in memory on slave2:37095 (size: 6.6 KiB, free: 1554.3 MiB)</text:p>
      <text:p text:style-name="Standard">2021-07-06 18:01:11,399 INFO scheduler.TaskSetManager: Starting task 4.0 in stage 50.0 (TID 337) (slave1, executor 2, partition 9, PROCESS_LOCAL, 4345 bytes) taskResourceAssignments Map()</text:p>
      <text:p text:style-name="Standard"><text:soft-page-break/>2021-07-06 18:01:11,399 INFO scheduler.TaskSetManager: Starting task 5.0 in stage 50.0 (TID 338) (slave2, executor 3, partition 10, PROCESS_LOCAL, 4345 bytes) taskResourceAssignments Map()</text:p>
      <text:p text:style-name="Standard">2021-07-06 18:01:11,399 INFO scheduler.TaskSetManager: Finished task 3.0 in stage 50.0 (TID 336) in 15 ms on slave1 (executor 2) (1/20)</text:p>
      <text:p text:style-name="Standard">2021-07-06 18:01:11,400 INFO scheduler.TaskSetManager: Finished task 2.0 in stage 50.0 (TID 335) in 16 ms on slave2 (executor 3) (2/20)</text:p>
      <text:p text:style-name="Standard">2021-07-06 18:01:11,400 INFO scheduler.TaskSetManager: Finished task 1.0 in stage 50.0 (TID 334) in 16 ms on slave1 (executor 2) (3/20)</text:p>
      <text:p text:style-name="Standard">2021-07-06 18:01:11,400 INFO scheduler.TaskSetManager: Starting task 6.0 in stage 50.0 (TID 339) (slave1, executor 2, partition 11, PROCESS_LOCAL, 4345 bytes) taskResourceAssignments Map()</text:p>
      <text:p text:style-name="Standard">2021-07-06 18:01:11,409 INFO scheduler.TaskSetManager: Starting task 7.0 in stage 50.0 (TID 340) (slave2, executor 3, partition 12, PROCESS_LOCAL, 4375 bytes) taskResourceAssignments Map()</text:p>
      <text:p text:style-name="Standard">2021-07-06 18:01:11,409 INFO scheduler.TaskSetManager: Finished task 5.0 in stage 50.0 (TID 338) in 10 ms on slave2 (executor 3) (4/20)</text:p>
      <text:p text:style-name="Standard">2021-07-06 18:01:11,410 INFO scheduler.TaskSetManager: Starting task 8.0 in stage 50.0 (TID 341) (slave1, executor 2, partition 13, PROCESS_LOCAL, 4345 bytes) taskResourceAssignments Map()</text:p>
      <text:p text:style-name="Standard">2021-07-06 18:01:11,411 INFO scheduler.TaskSetManager: Finished task 4.0 in stage 50.0 (TID 337) in 12 ms on slave1 (executor 2) (5/20)</text:p>
      <text:p text:style-name="Standard">2021-07-06 18:01:11,442 INFO scheduler.TaskSetManager: Starting task 9.0 in stage 50.0 (TID 342) (slave2, executor 3, partition 14, PROCESS_LOCAL, 4345 bytes) taskResourceAssignments Map()</text:p>
      <text:p text:style-name="Standard">2021-07-06 18:01:11,443 INFO scheduler.TaskSetManager: Finished task 0.0 in stage 50.0 (TID 333) in 61 ms on slave2 (executor 3) (6/20)</text:p>
      <text:p text:style-name="Standard">2021-07-06 18:01:11,450 INFO scheduler.TaskSetManager: Starting task 10.0 in stage 50.0 (TID 343) (slave1, executor 2, partition 15, PROCESS_LOCAL, 4345 bytes) taskResourceAssignments Map()</text:p>
      <text:p text:style-name="Standard">2021-07-06 18:01:11,450 INFO scheduler.TaskSetManager: Finished task 6.0 in stage 50.0 (TID 339) in 50 ms on slave1 (executor 2) (7/20)</text:p>
      <text:p text:style-name="Standard">2021-07-06 18:01:11,459 INFO scheduler.TaskSetManager: Starting task 11.0 in stage 50.0 (TID 344) (slave1, executor 2, partition 16, PROCESS_LOCAL, 4345 bytes) taskResourceAssignments Map()</text:p>
      <text:p text:style-name="Standard">2021-07-06 18:01:11,459 INFO scheduler.TaskSetManager: Finished task 10.0 in stage 50.0 (TID 343) in 10 ms on slave1 (executor 2) (8/20)</text:p>
      <text:p text:style-name="Standard">2021-07-06 18:01:11,460 INFO scheduler.TaskSetManager: Starting task 12.0 in stage 50.0 (TID 345) (slave1, executor 2, partition 17, PROCESS_LOCAL, 4345 bytes) taskResourceAssignments Map()</text:p>
      <text:p text:style-name="Standard">2021-07-06 18:01:11,460 INFO scheduler.TaskSetManager: Finished task 8.0 in stage 50.0 (TID 341) in 50 ms on slave1 (executor 2) (9/20)</text:p>
      <text:p text:style-name="Standard">2021-07-06 18:01:11,460 INFO scheduler.TaskSetManager: Starting task 13.0 in stage 50.0 (TID 346) (slave2, executor 3, partition 18, PROCESS_LOCAL, 4345 bytes) taskResourceAssignments Map()</text:p>
      <text:p text:style-name="Standard">2021-07-06 18:01:11,461 INFO scheduler.TaskSetManager: Finished task 7.0 in stage 50.0 (TID 340) in 52 ms on slave2 (executor 3) (10/20)</text:p>
      <text:p text:style-name="Standard">2021-07-06 18:01:11,469 INFO scheduler.TaskSetManager: Starting task 14.0 in stage 50.0 (TID 347) (slave2, executor 3, partition 19, PROCESS_LOCAL, 4370 bytes) taskResourceAssignments Map()</text:p>
      <text:p text:style-name="Standard">2021-07-06 18:01:11,470 INFO scheduler.TaskSetManager: Finished task 13.0 in stage 50.0 (TID 346) in 10 ms on slave2 (executor 3) (11/20)</text:p>
      <text:p text:style-name="Standard"><text:soft-page-break/>2021-07-06 18:01:11,471 INFO scheduler.TaskSetManager: Starting task 15.0 in stage 50.0 (TID 348) (slave1, executor 2, partition 20, PROCESS_LOCAL, 4345 bytes) taskResourceAssignments Map()</text:p>
      <text:p text:style-name="Standard">2021-07-06 18:01:11,471 INFO scheduler.TaskSetManager: Finished task 12.0 in stage 50.0 (TID 345) in 11 ms on slave1 (executor 2) (12/20)</text:p>
      <text:p text:style-name="Standard">2021-07-06 18:01:11,472 INFO scheduler.TaskSetManager: Starting task 16.0 in stage 50.0 (TID 349) (slave1, executor 2, partition 21, PROCESS_LOCAL, 4345 bytes) taskResourceAssignments Map()</text:p>
      <text:p text:style-name="Standard">2021-07-06 18:01:11,472 INFO scheduler.TaskSetManager: Finished task 11.0 in stage 50.0 (TID 344) in 13 ms on slave1 (executor 2) (13/20)</text:p>
      <text:p text:style-name="Standard">2021-07-06 18:01:11,479 INFO scheduler.TaskSetManager: Starting task 17.0 in stage 50.0 (TID 350) (slave2, executor 3, partition 22, PROCESS_LOCAL, 4345 bytes) taskResourceAssignments Map()</text:p>
      <text:p text:style-name="Standard">2021-07-06 18:01:11,479 INFO scheduler.TaskSetManager: Finished task 14.0 in stage 50.0 (TID 347) in 10 ms on slave2 (executor 3) (14/20)</text:p>
      <text:p text:style-name="Standard">2021-07-06 18:01:11,481 INFO scheduler.TaskSetManager: Starting task 18.0 in stage 50.0 (TID 351) (slave1, executor 2, partition 23, PROCESS_LOCAL, 4345 bytes) taskResourceAssignments Map()</text:p>
      <text:p text:style-name="Standard">2021-07-06 18:01:11,481 INFO scheduler.TaskSetManager: Finished task 15.0 in stage 50.0 (TID 348) in 10 ms on slave1 (executor 2) (15/20)</text:p>
      <text:p text:style-name="Standard">2021-07-06 18:01:11,491 INFO scheduler.TaskSetManager: Starting task 19.0 in stage 50.0 (TID 352) (slave2, executor 3, partition 24, PROCESS_LOCAL, 4345 bytes) taskResourceAssignments Map()</text:p>
      <text:p text:style-name="Standard">2021-07-06 18:01:11,492 INFO scheduler.TaskSetManager: Finished task 9.0 in stage 50.0 (TID 342) in 49 ms on slave2 (executor 3) (16/20)</text:p>
      <text:p text:style-name="Standard">2021-07-06 18:01:11,523 INFO scheduler.TaskSetManager: Finished task 16.0 in stage 50.0 (TID 349) in 51 ms on slave1 (executor 2) (17/20)</text:p>
      <text:p text:style-name="Standard">2021-07-06 18:01:11,526 INFO scheduler.TaskSetManager: Finished task 17.0 in stage 50.0 (TID 350) in 47 ms on slave2 (executor 3) (18/20)</text:p>
      <text:p text:style-name="Standard">2021-07-06 18:01:11,530 INFO scheduler.TaskSetManager: Finished task 18.0 in stage 50.0 (TID 351) in 49 ms on slave1 (executor 2) (19/20)</text:p>
      <text:p text:style-name="Standard">2021-07-06 18:01:11,544 INFO scheduler.TaskSetManager: Finished task 19.0 in stage 50.0 (TID 352) in 53 ms on slave2 (executor 3) (20/20)</text:p>
      <text:p text:style-name="Standard">2021-07-06 18:01:11,544 INFO cluster.YarnScheduler: Removed TaskSet 50.0, whose tasks have all completed, from pool </text:p>
      <text:p text:style-name="Standard">2021-07-06 18:01:11,545 INFO scheduler.DAGScheduler: ResultStage 50 (showString at NativeMethodAccessorImpl.java:0) finished in 0.164 s</text:p>
      <text:p text:style-name="Standard">2021-07-06 18:01:11,545 INFO scheduler.DAGScheduler: Job 50 is finished. Cancelling potential speculative or zombie tasks for this job</text:p>
      <text:p text:style-name="Standard">2021-07-06 18:01:11,545 INFO cluster.YarnScheduler: Killing all running tasks in stage 50: Stage finished</text:p>
      <text:p text:style-name="Standard">2021-07-06 18:01:11,545 INFO scheduler.DAGScheduler: Job 50 finished: showString at NativeMethodAccessorImpl.java:0, took 0.166232 s</text:p>
      <text:p text:style-name="Standard">2021-07-06 18:01:11,548 INFO spark.SparkContext: Starting job: showString at NativeMethodAccessorImpl.java:0</text:p>
      <text:p text:style-name="Standard">2021-07-06 18:01:11,548 INFO scheduler.DAGScheduler: Got job 51 (showString at NativeMethodAccessorImpl.java:0) with 7 output partitions</text:p>
      <text:p text:style-name="Standard">2021-07-06 18:01:11,548 INFO scheduler.DAGScheduler: Final stage: ResultStage 51 (showString at NativeMethodAccessorImpl.java:0)</text:p>
      <text:p text:style-name="Standard">2021-07-06 18:01:11,548 INFO scheduler.DAGScheduler: Parents of final stage: List()</text:p>
      <text:p text:style-name="Standard">2021-07-06 18:01:11,549 INFO scheduler.DAGScheduler: Missing parents: List()</text:p>
      <text:p text:style-name="Standard"><text:soft-page-break/>2021-07-06 18:01:11,549 INFO scheduler.DAGScheduler: Submitting ResultStage 51 (MapPartitionsRDD[109] at showString at NativeMethodAccessorImpl.java:0), which has no missing parents</text:p>
      <text:p text:style-name="Standard">2021-07-06 18:01:11,550 INFO memory.MemoryStore: Block broadcast_63 stored as values in memory (estimated size 12.2 KiB, free 6.3 GiB)</text:p>
      <text:p text:style-name="Standard">2021-07-06 18:01:11,550 INFO memory.MemoryStore: Block broadcast_63_piece0 stored as bytes in memory (estimated size 6.6 KiB, free 6.3 GiB)</text:p>
      <text:p text:style-name="Standard">2021-07-06 18:01:11,550 INFO storage.BlockManagerInfo: Added broadcast_63_piece0 in memory on ubuntu:37927 (size: 6.6 KiB, free: 7.3 GiB)</text:p>
      <text:p text:style-name="Standard">2021-07-06 18:01:11,551 INFO spark.SparkContext: Created broadcast 63 from broadcast at DAGScheduler.scala:1388</text:p>
      <text:p text:style-name="Standard">2021-07-06 18:01:11,551 INFO scheduler.DAGScheduler: Submitting 7 missing tasks from ResultStage 51 (MapPartitionsRDD[109] at showString at NativeMethodAccessorImpl.java:0) (first 15 tasks are for partitions Vector(25, 26, 27, 28, 29, 30, 31))</text:p>
      <text:p text:style-name="Standard">2021-07-06 18:01:11,551 INFO cluster.YarnScheduler: Adding task set 51.0 with 7 tasks resource profile 0</text:p>
      <text:p text:style-name="Standard">2021-07-06 18:01:11,551 INFO scheduler.TaskSetManager: Starting task 0.0 in stage 51.0 (TID 353) (slave1, executor 2, partition 25, PROCESS_LOCAL, 4370 bytes) taskResourceAssignments Map()</text:p>
      <text:p text:style-name="Standard">2021-07-06 18:01:11,552 INFO scheduler.TaskSetManager: Starting task 1.0 in stage 51.0 (TID 354) (slave2, executor 3, partition 26, PROCESS_LOCAL, 4345 bytes) taskResourceAssignments Map()</text:p>
      <text:p text:style-name="Standard">2021-07-06 18:01:11,552 INFO scheduler.TaskSetManager: Starting task 2.0 in stage 51.0 (TID 355) (slave1, executor 2, partition 27, PROCESS_LOCAL, 4345 bytes) taskResourceAssignments Map()</text:p>
      <text:p text:style-name="Standard">2021-07-06 18:01:11,552 INFO scheduler.TaskSetManager: Starting task 3.0 in stage 51.0 (TID 356) (slave2, executor 3, partition 28, PROCESS_LOCAL, 4345 bytes) taskResourceAssignments Map()</text:p>
      <text:p text:style-name="Standard">2021-07-06 18:01:11,562 INFO storage.BlockManagerInfo: Added broadcast_63_piece0 in memory on slave2:37095 (size: 6.6 KiB, free: 1554.3 MiB)</text:p>
      <text:p text:style-name="Standard">2021-07-06 18:01:11,562 INFO storage.BlockManagerInfo: Added broadcast_63_piece0 in memory on slave1:39533 (size: 6.6 KiB, free: 1554.3 MiB)</text:p>
      <text:p text:style-name="Standard">2021-07-06 18:01:11,568 INFO scheduler.TaskSetManager: Starting task 4.0 in stage 51.0 (TID 357) (slave2, executor 3, partition 29, PROCESS_LOCAL, 4345 bytes) taskResourceAssignments Map()</text:p>
      <text:p text:style-name="Standard">2021-07-06 18:01:11,568 INFO scheduler.TaskSetManager: Finished task 1.0 in stage 51.0 (TID 354) in 17 ms on slave2 (executor 3) (1/7)</text:p>
      <text:p text:style-name="Standard">2021-07-06 18:01:11,570 INFO scheduler.TaskSetManager: Starting task 5.0 in stage 51.0 (TID 358) (slave1, executor 2, partition 30, PROCESS_LOCAL, 4345 bytes) taskResourceAssignments Map()</text:p>
      <text:p text:style-name="Standard">2021-07-06 18:01:11,570 INFO scheduler.TaskSetManager: Finished task 0.0 in stage 51.0 (TID 353) in 19 ms on slave1 (executor 2) (2/7)</text:p>
      <text:p text:style-name="Standard">2021-07-06 18:01:11,571 INFO scheduler.TaskSetManager: Starting task 6.0 in stage 51.0 (TID 359) (slave1, executor 2, partition 31, PROCESS_LOCAL, 4370 bytes) taskResourceAssignments Map()</text:p>
      <text:p text:style-name="Standard">2021-07-06 18:01:11,572 INFO scheduler.TaskSetManager: Finished task 2.0 in stage 51.0 (TID 355) in 20 ms on slave1 (executor 2) (3/7)</text:p>
      <text:p text:style-name="Standard">2021-07-06 18:01:11,578 INFO scheduler.TaskSetManager: Finished task 4.0 in stage 51.0 (TID 357) in 10 ms on slave2 (executor 3) (4/7)</text:p>
      <text:p text:style-name="Standard">2021-07-06 18:01:11,579 INFO scheduler.TaskSetManager: Finished task 5.0 in stage 51.0 (TID 358) in 10 ms on slave1 (executor 2) (5/7)</text:p>
      <text:p text:style-name="Standard"><text:soft-page-break/>2021-07-06 18:01:11,579 INFO scheduler.TaskSetManager: Finished task 6.0 in stage 51.0 (TID 359) in 8 ms on slave1 (executor 2) (6/7)</text:p>
      <text:p text:style-name="Standard">2021-07-06 18:01:11,612 INFO scheduler.TaskSetManager: Finished task 3.0 in stage 51.0 (TID 356) in 60 ms on slave2 (executor 3) (7/7)</text:p>
      <text:p text:style-name="Standard">2021-07-06 18:01:11,612 INFO cluster.YarnScheduler: Removed TaskSet 51.0, whose tasks have all completed, from pool </text:p>
      <text:p text:style-name="Standard">2021-07-06 18:01:11,613 INFO scheduler.DAGScheduler: ResultStage 51 (showString at NativeMethodAccessorImpl.java:0) finished in 0.064 s</text:p>
      <text:p text:style-name="Standard">2021-07-06 18:01:11,613 INFO scheduler.DAGScheduler: Job 51 is finished. Cancelling potential speculative or zombie tasks for this job</text:p>
      <text:p text:style-name="Standard">2021-07-06 18:01:11,613 INFO cluster.YarnScheduler: Killing all running tasks in stage 51: Stage finished</text:p>
      <text:p text:style-name="Standard">2021-07-06 18:01:11,613 INFO scheduler.DAGScheduler: Job 51 finished: showString at NativeMethodAccessorImpl.java:0, took 0.064988 s</text:p>
      <text:p text:style-name="Standard">+---------+</text:p>
      <text:p text:style-name="Standard">| <text:s text:c="4"/>word|</text:p>
      <text:p text:style-name="Standard">+---------+</text:p>
      <text:p text:style-name="Standard">| <text:s text:c="4"/>cats|</text:p>
      <text:p text:style-name="Standard">|elephants|</text:p>
      <text:p text:style-name="Standard">| <text:s text:c="4"/>rats|</text:p>
      <text:p text:style-name="Standard">| <text:s text:c="4"/>rats|</text:p>
      <text:p text:style-name="Standard">| <text:s text:c="4"/>cats|</text:p>
      <text:p text:style-name="Standard">+---------+</text:p>
      <text:p text:style-name="Standard"/>
      <text:p text:style-name="Standard">2021-07-06 18:01:11,656 INFO codegen.CodeGenerator: Code generated in 9.635564 ms</text:p>
      <text:p text:style-name="Standard">2021-07-06 18:01:11,660 INFO spark.SparkContext: Starting job: showString at NativeMethodAccessorImpl.java:0</text:p>
      <text:p text:style-name="Standard">2021-07-06 18:01:11,660 INFO scheduler.DAGScheduler: Got job 52 (showString at NativeMethodAccessorImpl.java:0) with 1 output partitions</text:p>
      <text:p text:style-name="Standard">2021-07-06 18:01:11,660 INFO scheduler.DAGScheduler: Final stage: ResultStage 52 (showString at NativeMethodAccessorImpl.java:0)</text:p>
      <text:p text:style-name="Standard">2021-07-06 18:01:11,660 INFO scheduler.DAGScheduler: Parents of final stage: List()</text:p>
      <text:p text:style-name="Standard">2021-07-06 18:01:11,660 INFO scheduler.DAGScheduler: Missing parents: List()</text:p>
      <text:p text:style-name="Standard">2021-07-06 18:01:11,661 INFO scheduler.DAGScheduler: Submitting ResultStage 52 (MapPartitionsRDD[111] at showString at NativeMethodAccessorImpl.java:0), which has no missing parents</text:p>
      <text:p text:style-name="Standard">2021-07-06 18:01:11,662 INFO memory.MemoryStore: Block broadcast_64 stored as values in memory (estimated size 12.6 KiB, free 6.3 GiB)</text:p>
      <text:p text:style-name="Standard">2021-07-06 18:01:11,662 INFO memory.MemoryStore: Block broadcast_64_piece0 stored as bytes in memory (estimated size 6.7 KiB, free 6.3 GiB)</text:p>
      <text:p text:style-name="Standard">2021-07-06 18:01:11,663 INFO storage.BlockManagerInfo: Added broadcast_64_piece0 in memory on ubuntu:37927 (size: 6.7 KiB, free: 7.3 GiB)</text:p>
      <text:p text:style-name="Standard">2021-07-06 18:01:11,663 INFO spark.SparkContext: Created broadcast 64 from broadcast at DAGScheduler.scala:1388</text:p>
      <text:p text:style-name="Standard">2021-07-06 18:01:11,663 INFO scheduler.DAGScheduler: Submitting 1 missing tasks from ResultStage 52 (MapPartitionsRDD[111] at showString at NativeMethodAccessorImpl.java:0) (first 15 tasks are for partitions Vector(0))</text:p>
      <text:p text:style-name="Standard">2021-07-06 18:01:11,663 INFO cluster.YarnScheduler: Adding task set 52.0 with 1 tasks resource profile 0</text:p>
      <text:p text:style-name="Standard">2021-07-06 18:01:11,664 INFO scheduler.TaskSetManager: Starting task 0.0 in stage 52.0 (TID 360) (slave2, executor 3, partition 0, PROCESS_LOCAL, 4345 bytes) taskResourceAssignments Map()</text:p>
      <text:p text:style-name="Standard"><text:soft-page-break/>2021-07-06 18:01:11,672 INFO storage.BlockManagerInfo: Added broadcast_64_piece0 in memory on slave2:37095 (size: 6.7 KiB, free: 1554.3 MiB)</text:p>
      <text:p text:style-name="Standard">2021-07-06 18:01:11,724 INFO scheduler.TaskSetManager: Finished task 0.0 in stage 52.0 (TID 360) in 60 ms on slave2 (executor 3) (1/1)</text:p>
      <text:p text:style-name="Standard">2021-07-06 18:01:11,724 INFO cluster.YarnScheduler: Removed TaskSet 52.0, whose tasks have all completed, from pool </text:p>
      <text:p text:style-name="Standard">2021-07-06 18:01:11,725 INFO scheduler.DAGScheduler: ResultStage 52 (showString at NativeMethodAccessorImpl.java:0) finished in 0.064 s</text:p>
      <text:p text:style-name="Standard">2021-07-06 18:01:11,725 INFO scheduler.DAGScheduler: Job 52 is finished. Cancelling potential speculative or zombie tasks for this job</text:p>
      <text:p text:style-name="Standard">2021-07-06 18:01:11,725 INFO cluster.YarnScheduler: Killing all running tasks in stage 52: Stage finished</text:p>
      <text:p text:style-name="Standard">2021-07-06 18:01:11,725 INFO scheduler.DAGScheduler: Job 52 finished: showString at NativeMethodAccessorImpl.java:0, took 0.065065 s</text:p>
      <text:p text:style-name="Standard">2021-07-06 18:01:11,728 INFO spark.SparkContext: Starting job: showString at NativeMethodAccessorImpl.java:0</text:p>
      <text:p text:style-name="Standard">2021-07-06 18:01:11,729 INFO scheduler.DAGScheduler: Got job 53 (showString at NativeMethodAccessorImpl.java:0) with 4 output partitions</text:p>
      <text:p text:style-name="Standard">2021-07-06 18:01:11,729 INFO scheduler.DAGScheduler: Final stage: ResultStage 53 (showString at NativeMethodAccessorImpl.java:0)</text:p>
      <text:p text:style-name="Standard">2021-07-06 18:01:11,729 INFO scheduler.DAGScheduler: Parents of final stage: List()</text:p>
      <text:p text:style-name="Standard">2021-07-06 18:01:11,729 INFO scheduler.DAGScheduler: Missing parents: List()</text:p>
      <text:p text:style-name="Standard">2021-07-06 18:01:11,729 INFO scheduler.DAGScheduler: Submitting ResultStage 53 (MapPartitionsRDD[111] at showString at NativeMethodAccessorImpl.java:0), which has no missing parents</text:p>
      <text:p text:style-name="Standard">2021-07-06 18:01:11,730 INFO memory.MemoryStore: Block broadcast_65 stored as values in memory (estimated size 12.6 KiB, free 6.3 GiB)</text:p>
      <text:p text:style-name="Standard">2021-07-06 18:01:11,731 INFO memory.MemoryStore: Block broadcast_65_piece0 stored as bytes in memory (estimated size 6.7 KiB, free 6.3 GiB)</text:p>
      <text:p text:style-name="Standard">2021-07-06 18:01:11,731 INFO storage.BlockManagerInfo: Added broadcast_65_piece0 in memory on ubuntu:37927 (size: 6.7 KiB, free: 7.3 GiB)</text:p>
      <text:p text:style-name="Standard">2021-07-06 18:01:11,731 INFO spark.SparkContext: Created broadcast 65 from broadcast at DAGScheduler.scala:1388</text:p>
      <text:p text:style-name="Standard">2021-07-06 18:01:11,731 INFO scheduler.DAGScheduler: Submitting 4 missing tasks from ResultStage 53 (MapPartitionsRDD[111] at showString at NativeMethodAccessorImpl.java:0) (first 15 tasks are for partitions Vector(1, 2, 3, 4))</text:p>
      <text:p text:style-name="Standard">2021-07-06 18:01:11,731 INFO cluster.YarnScheduler: Adding task set 53.0 with 4 tasks resource profile 0</text:p>
      <text:p text:style-name="Standard">2021-07-06 18:01:11,732 INFO scheduler.TaskSetManager: Starting task 0.0 in stage 53.0 (TID 361) (slave2, executor 3, partition 1, PROCESS_LOCAL, 4345 bytes) taskResourceAssignments Map()</text:p>
      <text:p text:style-name="Standard">2021-07-06 18:01:11,732 INFO scheduler.TaskSetManager: Starting task 1.0 in stage 53.0 (TID 362) (slave1, executor 2, partition 2, PROCESS_LOCAL, 4345 bytes) taskResourceAssignments Map()</text:p>
      <text:p text:style-name="Standard">2021-07-06 18:01:11,732 INFO scheduler.TaskSetManager: Starting task 2.0 in stage 53.0 (TID 363) (slave2, executor 3, partition 3, PROCESS_LOCAL, 4345 bytes) taskResourceAssignments Map()</text:p>
      <text:p text:style-name="Standard">2021-07-06 18:01:11,732 INFO scheduler.TaskSetManager: Starting task 3.0 in stage 53.0 (TID 364) (slave1, executor 2, partition 4, PROCESS_LOCAL, 4345 bytes) taskResourceAssignments Map()</text:p>
      <text:p text:style-name="Standard">2021-07-06 18:01:11,741 INFO storage.BlockManagerInfo: Added broadcast_65_piece0 in memory on slave2:37095 (size: 6.7 KiB, free: 1554.3 MiB)</text:p>
      <text:p text:style-name="Standard"><text:soft-page-break/>2021-07-06 18:01:11,741 INFO storage.BlockManagerInfo: Added broadcast_65_piece0 in memory on slave1:39533 (size: 6.7 KiB, free: 1554.3 MiB)</text:p>
      <text:p text:style-name="Standard">2021-07-06 18:01:11,748 INFO scheduler.TaskSetManager: Finished task 0.0 in stage 53.0 (TID 361) in 16 ms on slave2 (executor 3) (1/4)</text:p>
      <text:p text:style-name="Standard">2021-07-06 18:01:11,791 INFO scheduler.TaskSetManager: Finished task 2.0 in stage 53.0 (TID 363) in 59 ms on slave2 (executor 3) (2/4)</text:p>
      <text:p text:style-name="Standard">2021-07-06 18:01:11,807 INFO scheduler.TaskSetManager: Finished task 3.0 in stage 53.0 (TID 364) in 75 ms on slave1 (executor 2) (3/4)</text:p>
      <text:p text:style-name="Standard">2021-07-06 18:01:11,832 INFO scheduler.TaskSetManager: Finished task 1.0 in stage 53.0 (TID 362) in 100 ms on slave1 (executor 2) (4/4)</text:p>
      <text:p text:style-name="Standard">2021-07-06 18:01:11,832 INFO cluster.YarnScheduler: Removed TaskSet 53.0, whose tasks have all completed, from pool </text:p>
      <text:p text:style-name="Standard">2021-07-06 18:01:11,833 INFO scheduler.DAGScheduler: ResultStage 53 (showString at NativeMethodAccessorImpl.java:0) finished in 0.104 s</text:p>
      <text:p text:style-name="Standard">2021-07-06 18:01:11,833 INFO scheduler.DAGScheduler: Job 53 is finished. Cancelling potential speculative or zombie tasks for this job</text:p>
      <text:p text:style-name="Standard">2021-07-06 18:01:11,833 INFO cluster.YarnScheduler: Killing all running tasks in stage 53: Stage finished</text:p>
      <text:p text:style-name="Standard">2021-07-06 18:01:11,833 INFO scheduler.DAGScheduler: Job 53 finished: showString at NativeMethodAccessorImpl.java:0, took 0.104820 s</text:p>
      <text:p text:style-name="Standard">2021-07-06 18:01:11,836 INFO spark.SparkContext: Starting job: showString at NativeMethodAccessorImpl.java:0</text:p>
      <text:p text:style-name="Standard">2021-07-06 18:01:11,836 INFO scheduler.DAGScheduler: Got job 54 (showString at NativeMethodAccessorImpl.java:0) with 20 output partitions</text:p>
      <text:p text:style-name="Standard">2021-07-06 18:01:11,836 INFO scheduler.DAGScheduler: Final stage: ResultStage 54 (showString at NativeMethodAccessorImpl.java:0)</text:p>
      <text:p text:style-name="Standard">2021-07-06 18:01:11,837 INFO scheduler.DAGScheduler: Parents of final stage: List()</text:p>
      <text:p text:style-name="Standard">2021-07-06 18:01:11,837 INFO scheduler.DAGScheduler: Missing parents: List()</text:p>
      <text:p text:style-name="Standard">2021-07-06 18:01:11,837 INFO scheduler.DAGScheduler: Submitting ResultStage 54 (MapPartitionsRDD[111] at showString at NativeMethodAccessorImpl.java:0), which has no missing parents</text:p>
      <text:p text:style-name="Standard">2021-07-06 18:01:11,838 INFO memory.MemoryStore: Block broadcast_66 stored as values in memory (estimated size 12.6 KiB, free 6.3 GiB)</text:p>
      <text:p text:style-name="Standard">2021-07-06 18:01:11,839 INFO memory.MemoryStore: Block broadcast_66_piece0 stored as bytes in memory (estimated size 6.7 KiB, free 6.3 GiB)</text:p>
      <text:p text:style-name="Standard">2021-07-06 18:01:11,840 INFO storage.BlockManagerInfo: Added broadcast_66_piece0 in memory on ubuntu:37927 (size: 6.7 KiB, free: 7.3 GiB)</text:p>
      <text:p text:style-name="Standard">2021-07-06 18:01:11,840 INFO spark.SparkContext: Created broadcast 66 from broadcast at DAGScheduler.scala:1388</text:p>
      <text:p text:style-name="Standard">2021-07-06 18:01:11,840 INFO scheduler.DAGScheduler: Submitting 20 missing tasks from ResultStage 54 (MapPartitionsRDD[111] at showString at NativeMethodAccessorImpl.java:0) (first 15 tasks are for partitions Vector(5, 6, 7, 8, 9, 10, 11, 12, 13, 14, 15, 16, 17, 18, 19))</text:p>
      <text:p text:style-name="Standard">2021-07-06 18:01:11,840 INFO cluster.YarnScheduler: Adding task set 54.0 with 20 tasks resource profile 0</text:p>
      <text:p text:style-name="Standard">2021-07-06 18:01:11,841 INFO scheduler.TaskSetManager: Starting task 0.0 in stage 54.0 (TID 365) (slave1, executor 2, partition 5, PROCESS_LOCAL, 4345 bytes) taskResourceAssignments Map()</text:p>
      <text:p text:style-name="Standard">2021-07-06 18:01:11,841 INFO scheduler.TaskSetManager: Starting task 1.0 in stage 54.0 (TID 366) (slave2, executor 3, partition 6, PROCESS_LOCAL, 4370 bytes) taskResourceAssignments Map()</text:p>
      <text:p text:style-name="Standard"><text:soft-page-break/>2021-07-06 18:01:11,841 INFO scheduler.TaskSetManager: Starting task 2.0 in stage 54.0 (TID 367) (slave1, executor 2, partition 7, PROCESS_LOCAL, 4345 bytes) taskResourceAssignments Map()</text:p>
      <text:p text:style-name="Standard">2021-07-06 18:01:11,841 INFO scheduler.TaskSetManager: Starting task 3.0 in stage 54.0 (TID 368) (slave2, executor 3, partition 8, PROCESS_LOCAL, 4345 bytes) taskResourceAssignments Map()</text:p>
      <text:p text:style-name="Standard">2021-07-06 18:01:11,853 INFO storage.BlockManagerInfo: Added broadcast_66_piece0 in memory on slave2:37095 (size: 6.7 KiB, free: 1554.2 MiB)</text:p>
      <text:p text:style-name="Standard">2021-07-06 18:01:11,854 INFO storage.BlockManagerInfo: Added broadcast_66_piece0 in memory on slave1:39533 (size: 6.7 KiB, free: 1554.3 MiB)</text:p>
      <text:p text:style-name="Standard">2021-07-06 18:01:11,859 INFO scheduler.TaskSetManager: Starting task 4.0 in stage 54.0 (TID 369) (slave2, executor 3, partition 9, PROCESS_LOCAL, 4345 bytes) taskResourceAssignments Map()</text:p>
      <text:p text:style-name="Standard">2021-07-06 18:01:11,860 INFO scheduler.TaskSetManager: Starting task 5.0 in stage 54.0 (TID 370) (slave1, executor 2, partition 10, PROCESS_LOCAL, 4345 bytes) taskResourceAssignments Map()</text:p>
      <text:p text:style-name="Standard">2021-07-06 18:01:11,860 INFO scheduler.TaskSetManager: Finished task 3.0 in stage 54.0 (TID 368) in 19 ms on slave2 (executor 3) (1/20)</text:p>
      <text:p text:style-name="Standard">2021-07-06 18:01:11,860 INFO scheduler.TaskSetManager: Starting task 6.0 in stage 54.0 (TID 371) (slave1, executor 2, partition 11, PROCESS_LOCAL, 4345 bytes) taskResourceAssignments Map()</text:p>
      <text:p text:style-name="Standard">2021-07-06 18:01:11,861 INFO scheduler.TaskSetManager: Finished task 0.0 in stage 54.0 (TID 365) in 20 ms on slave1 (executor 2) (2/20)</text:p>
      <text:p text:style-name="Standard">2021-07-06 18:01:11,861 INFO scheduler.TaskSetManager: Finished task 2.0 in stage 54.0 (TID 367) in 20 ms on slave1 (executor 2) (3/20)</text:p>
      <text:p text:style-name="Standard">2021-07-06 18:01:11,872 INFO scheduler.TaskSetManager: Starting task 7.0 in stage 54.0 (TID 372) (slave1, executor 2, partition 12, PROCESS_LOCAL, 4375 bytes) taskResourceAssignments Map()</text:p>
      <text:p text:style-name="Standard">2021-07-06 18:01:11,872 INFO scheduler.TaskSetManager: Finished task 5.0 in stage 54.0 (TID 370) in 12 ms on slave1 (executor 2) (4/20)</text:p>
      <text:p text:style-name="Standard">2021-07-06 18:01:11,873 INFO scheduler.TaskSetManager: Starting task 8.0 in stage 54.0 (TID 373) (slave1, executor 2, partition 13, PROCESS_LOCAL, 4345 bytes) taskResourceAssignments Map()</text:p>
      <text:p text:style-name="Standard">2021-07-06 18:01:11,874 INFO scheduler.TaskSetManager: Finished task 6.0 in stage 54.0 (TID 371) in 14 ms on slave1 (executor 2) (5/20)</text:p>
      <text:p text:style-name="Standard">2021-07-06 18:01:11,902 INFO scheduler.TaskSetManager: Starting task 9.0 in stage 54.0 (TID 374) (slave2, executor 3, partition 14, PROCESS_LOCAL, 4345 bytes) taskResourceAssignments Map()</text:p>
      <text:p text:style-name="Standard">2021-07-06 18:01:11,903 INFO scheduler.TaskSetManager: Finished task 1.0 in stage 54.0 (TID 366) in 62 ms on slave2 (executor 3) (6/20)</text:p>
      <text:p text:style-name="Standard">2021-07-06 18:01:11,911 INFO scheduler.TaskSetManager: Starting task 10.0 in stage 54.0 (TID 375) (slave2, executor 3, partition 15, PROCESS_LOCAL, 4345 bytes) taskResourceAssignments Map()</text:p>
      <text:p text:style-name="Standard">2021-07-06 18:01:11,912 INFO scheduler.TaskSetManager: Finished task 4.0 in stage 54.0 (TID 369) in 53 ms on slave2 (executor 3) (7/20)</text:p>
      <text:p text:style-name="Standard">2021-07-06 18:01:11,923 INFO scheduler.TaskSetManager: Starting task 11.0 in stage 54.0 (TID 376) (slave1, executor 2, partition 16, PROCESS_LOCAL, 4345 bytes) taskResourceAssignments Map()</text:p>
      <text:p text:style-name="Standard">2021-07-06 18:01:11,923 INFO scheduler.TaskSetManager: Finished task 8.0 in stage 54.0 (TID 373) in 50 ms on slave1 (executor 2) (8/20)</text:p>
      <text:p text:style-name="Standard"><text:soft-page-break/>2021-07-06 18:01:11,924 INFO scheduler.TaskSetManager: Starting task 12.0 in stage 54.0 (TID 377) (slave1, executor 2, partition 17, PROCESS_LOCAL, 4345 bytes) taskResourceAssignments Map()</text:p>
      <text:p text:style-name="Standard">2021-07-06 18:01:11,924 INFO scheduler.TaskSetManager: Finished task 7.0 in stage 54.0 (TID 372) in 53 ms on slave1 (executor 2) (9/20)</text:p>
      <text:p text:style-name="Standard">2021-07-06 18:01:11,924 INFO scheduler.TaskSetManager: Starting task 13.0 in stage 54.0 (TID 378) (slave2, executor 3, partition 18, PROCESS_LOCAL, 4345 bytes) taskResourceAssignments Map()</text:p>
      <text:p text:style-name="Standard">2021-07-06 18:01:11,924 INFO scheduler.TaskSetManager: Finished task 10.0 in stage 54.0 (TID 375) in 13 ms on slave2 (executor 3) (10/20)</text:p>
      <text:p text:style-name="Standard">2021-07-06 18:01:11,931 INFO scheduler.TaskSetManager: Starting task 14.0 in stage 54.0 (TID 379) (slave2, executor 3, partition 19, PROCESS_LOCAL, 4370 bytes) taskResourceAssignments Map()</text:p>
      <text:p text:style-name="Standard">2021-07-06 18:01:11,931 INFO scheduler.TaskSetManager: Finished task 13.0 in stage 54.0 (TID 378) in 7 ms on slave2 (executor 3) (11/20)</text:p>
      <text:p text:style-name="Standard">2021-07-06 18:01:11,933 INFO scheduler.TaskSetManager: Starting task 15.0 in stage 54.0 (TID 380) (slave1, executor 2, partition 20, PROCESS_LOCAL, 4345 bytes) taskResourceAssignments Map()</text:p>
      <text:p text:style-name="Standard">2021-07-06 18:01:11,933 INFO scheduler.TaskSetManager: Finished task 11.0 in stage 54.0 (TID 376) in 10 ms on slave1 (executor 2) (12/20)</text:p>
      <text:p text:style-name="Standard">2021-07-06 18:01:11,934 INFO scheduler.TaskSetManager: Starting task 16.0 in stage 54.0 (TID 381) (slave1, executor 2, partition 21, PROCESS_LOCAL, 4345 bytes) taskResourceAssignments Map()</text:p>
      <text:p text:style-name="Standard">2021-07-06 18:01:11,934 INFO scheduler.TaskSetManager: Finished task 12.0 in stage 54.0 (TID 377) in 11 ms on slave1 (executor 2) (13/20)</text:p>
      <text:p text:style-name="Standard">2021-07-06 18:01:11,944 INFO scheduler.TaskSetManager: Starting task 17.0 in stage 54.0 (TID 382) (slave1, executor 2, partition 22, PROCESS_LOCAL, 4345 bytes) taskResourceAssignments Map()</text:p>
      <text:p text:style-name="Standard">2021-07-06 18:01:11,944 INFO scheduler.TaskSetManager: Finished task 15.0 in stage 54.0 (TID 380) in 11 ms on slave1 (executor 2) (14/20)</text:p>
      <text:p text:style-name="Standard">2021-07-06 18:01:11,945 INFO scheduler.TaskSetManager: Starting task 18.0 in stage 54.0 (TID 383) (slave1, executor 2, partition 23, PROCESS_LOCAL, 4345 bytes) taskResourceAssignments Map()</text:p>
      <text:p text:style-name="Standard">2021-07-06 18:01:11,945 INFO scheduler.TaskSetManager: Finished task 16.0 in stage 54.0 (TID 381) in 11 ms on slave1 (executor 2) (15/20)</text:p>
      <text:p text:style-name="Standard">2021-07-06 18:01:11,951 INFO scheduler.TaskSetManager: Starting task 19.0 in stage 54.0 (TID 384) (slave2, executor 3, partition 24, PROCESS_LOCAL, 4345 bytes) taskResourceAssignments Map()</text:p>
      <text:p text:style-name="Standard">2021-07-06 18:01:11,952 INFO scheduler.TaskSetManager: Finished task 9.0 in stage 54.0 (TID 374) in 50 ms on slave2 (executor 3) (16/20)</text:p>
      <text:p text:style-name="Standard">2021-07-06 18:01:11,983 INFO scheduler.TaskSetManager: Finished task 14.0 in stage 54.0 (TID 379) in 53 ms on slave2 (executor 3) (17/20)</text:p>
      <text:p text:style-name="Standard">2021-07-06 18:01:11,993 INFO scheduler.TaskSetManager: Finished task 18.0 in stage 54.0 (TID 383) in 48 ms on slave1 (executor 2) (18/20)</text:p>
      <text:p text:style-name="Standard">2021-07-06 18:01:11,993 INFO scheduler.TaskSetManager: Finished task 17.0 in stage 54.0 (TID 382) in 49 ms on slave1 (executor 2) (19/20)</text:p>
      <text:p text:style-name="Standard">2021-07-06 18:01:11,998 INFO scheduler.TaskSetManager: Finished task 19.0 in stage 54.0 (TID 384) in 47 ms on slave2 (executor 3) (20/20)</text:p>
      <text:p text:style-name="Standard">2021-07-06 18:01:11,998 INFO cluster.YarnScheduler: Removed TaskSet 54.0, whose tasks have all completed, from pool </text:p>
      <text:p text:style-name="Standard">2021-07-06 18:01:11,999 INFO scheduler.DAGScheduler: ResultStage 54 (showString at NativeMethodAccessorImpl.java:0) finished in 0.162 s</text:p>
      <text:p text:style-name="Standard"><text:soft-page-break/>2021-07-06 18:01:11,999 INFO scheduler.DAGScheduler: Job 54 is finished. Cancelling potential speculative or zombie tasks for this job</text:p>
      <text:p text:style-name="Standard">2021-07-06 18:01:11,999 INFO cluster.YarnScheduler: Killing all running tasks in stage 54: Stage finished</text:p>
      <text:p text:style-name="Standard">2021-07-06 18:01:11,999 INFO scheduler.DAGScheduler: Job 54 finished: showString at NativeMethodAccessorImpl.java:0, took 0.162935 s</text:p>
      <text:p text:style-name="Standard">2021-07-06 18:01:12,003 INFO spark.SparkContext: Starting job: showString at NativeMethodAccessorImpl.java:0</text:p>
      <text:p text:style-name="Standard">2021-07-06 18:01:12,004 INFO scheduler.DAGScheduler: Got job 55 (showString at NativeMethodAccessorImpl.java:0) with 7 output partitions</text:p>
      <text:p text:style-name="Standard">2021-07-06 18:01:12,004 INFO scheduler.DAGScheduler: Final stage: ResultStage 55 (showString at NativeMethodAccessorImpl.java:0)</text:p>
      <text:p text:style-name="Standard">2021-07-06 18:01:12,004 INFO scheduler.DAGScheduler: Parents of final stage: List()</text:p>
      <text:p text:style-name="Standard">2021-07-06 18:01:12,004 INFO scheduler.DAGScheduler: Missing parents: List()</text:p>
      <text:p text:style-name="Standard">2021-07-06 18:01:12,004 INFO scheduler.DAGScheduler: Submitting ResultStage 55 (MapPartitionsRDD[111] at showString at NativeMethodAccessorImpl.java:0), which has no missing parents</text:p>
      <text:p text:style-name="Standard">2021-07-06 18:01:12,005 INFO memory.MemoryStore: Block broadcast_67 stored as values in memory (estimated size 12.6 KiB, free 6.3 GiB)</text:p>
      <text:p text:style-name="Standard">2021-07-06 18:01:12,006 INFO memory.MemoryStore: Block broadcast_67_piece0 stored as bytes in memory (estimated size 6.7 KiB, free 6.3 GiB)</text:p>
      <text:p text:style-name="Standard">2021-07-06 18:01:12,006 INFO storage.BlockManagerInfo: Added broadcast_67_piece0 in memory on ubuntu:37927 (size: 6.7 KiB, free: 7.3 GiB)</text:p>
      <text:p text:style-name="Standard">2021-07-06 18:01:12,006 INFO spark.SparkContext: Created broadcast 67 from broadcast at DAGScheduler.scala:1388</text:p>
      <text:p text:style-name="Standard">2021-07-06 18:01:12,007 INFO scheduler.DAGScheduler: Submitting 7 missing tasks from ResultStage 55 (MapPartitionsRDD[111] at showString at NativeMethodAccessorImpl.java:0) (first 15 tasks are for partitions Vector(25, 26, 27, 28, 29, 30, 31))</text:p>
      <text:p text:style-name="Standard">2021-07-06 18:01:12,007 INFO cluster.YarnScheduler: Adding task set 55.0 with 7 tasks resource profile 0</text:p>
      <text:p text:style-name="Standard">2021-07-06 18:01:12,007 INFO scheduler.TaskSetManager: Starting task 0.0 in stage 55.0 (TID 385) (slave2, executor 3, partition 25, PROCESS_LOCAL, 4370 bytes) taskResourceAssignments Map()</text:p>
      <text:p text:style-name="Standard">2021-07-06 18:01:12,007 INFO scheduler.TaskSetManager: Starting task 1.0 in stage 55.0 (TID 386) (slave1, executor 2, partition 26, PROCESS_LOCAL, 4345 bytes) taskResourceAssignments Map()</text:p>
      <text:p text:style-name="Standard">2021-07-06 18:01:12,007 INFO scheduler.TaskSetManager: Starting task 2.0 in stage 55.0 (TID 387) (slave2, executor 3, partition 27, PROCESS_LOCAL, 4345 bytes) taskResourceAssignments Map()</text:p>
      <text:p text:style-name="Standard">2021-07-06 18:01:12,007 INFO scheduler.TaskSetManager: Starting task 3.0 in stage 55.0 (TID 388) (slave1, executor 2, partition 28, PROCESS_LOCAL, 4345 bytes) taskResourceAssignments Map()</text:p>
      <text:p text:style-name="Standard">2021-07-06 18:01:12,015 INFO storage.BlockManagerInfo: Added broadcast_67_piece0 in memory on slave2:37095 (size: 6.7 KiB, free: 1554.2 MiB)</text:p>
      <text:p text:style-name="Standard">2021-07-06 18:01:12,016 INFO storage.BlockManagerInfo: Added broadcast_67_piece0 in memory on slave1:39533 (size: 6.7 KiB, free: 1554.2 MiB)</text:p>
      <text:p text:style-name="Standard">2021-07-06 18:01:12,021 INFO scheduler.TaskSetManager: Starting task 4.0 in stage 55.0 (TID 389) (slave2, executor 3, partition 29, PROCESS_LOCAL, 4345 bytes) taskResourceAssignments Map()</text:p>
      <text:p text:style-name="Standard">2021-07-06 18:01:12,022 INFO scheduler.TaskSetManager: Starting task 5.0 in stage 55.0 (TID 390) (slave1, executor 2, partition 30, PROCESS_LOCAL, 4345 bytes) taskResourceAssignments Map()</text:p>
      <text:p text:style-name="Standard"><text:soft-page-break/>2021-07-06 18:01:12,022 INFO scheduler.TaskSetManager: Finished task 0.0 in stage 55.0 (TID 385) in 15 ms on slave2 (executor 3) (1/7)</text:p>
      <text:p text:style-name="Standard">2021-07-06 18:01:12,023 INFO scheduler.TaskSetManager: Starting task 6.0 in stage 55.0 (TID 391) (slave1, executor 2, partition 31, PROCESS_LOCAL, 4370 bytes) taskResourceAssignments Map()</text:p>
      <text:p text:style-name="Standard">2021-07-06 18:01:12,023 INFO scheduler.TaskSetManager: Finished task 3.0 in stage 55.0 (TID 388) in 16 ms on slave1 (executor 2) (2/7)</text:p>
      <text:p text:style-name="Standard">2021-07-06 18:01:12,023 INFO scheduler.TaskSetManager: Finished task 1.0 in stage 55.0 (TID 386) in 16 ms on slave1 (executor 2) (3/7)</text:p>
      <text:p text:style-name="Standard">2021-07-06 18:01:12,030 INFO scheduler.TaskSetManager: Finished task 4.0 in stage 55.0 (TID 389) in 9 ms on slave2 (executor 3) (4/7)</text:p>
      <text:p text:style-name="Standard">2021-07-06 18:01:12,033 INFO scheduler.TaskSetManager: Finished task 5.0 in stage 55.0 (TID 390) in 12 ms on slave1 (executor 2) (5/7)</text:p>
      <text:p text:style-name="Standard">2021-07-06 18:01:12,034 INFO scheduler.TaskSetManager: Finished task 6.0 in stage 55.0 (TID 391) in 12 ms on slave1 (executor 2) (6/7)</text:p>
      <text:p text:style-name="Standard">2021-07-06 18:01:12,066 INFO scheduler.TaskSetManager: Finished task 2.0 in stage 55.0 (TID 387) in 59 ms on slave2 (executor 3) (7/7)</text:p>
      <text:p text:style-name="Standard">2021-07-06 18:01:12,066 INFO cluster.YarnScheduler: Removed TaskSet 55.0, whose tasks have all completed, from pool </text:p>
      <text:p text:style-name="Standard">2021-07-06 18:01:12,067 INFO scheduler.DAGScheduler: ResultStage 55 (showString at NativeMethodAccessorImpl.java:0) finished in 0.063 s</text:p>
      <text:p text:style-name="Standard">2021-07-06 18:01:12,067 INFO scheduler.DAGScheduler: Job 55 is finished. Cancelling potential speculative or zombie tasks for this job</text:p>
      <text:p text:style-name="Standard">2021-07-06 18:01:12,067 INFO cluster.YarnScheduler: Killing all running tasks in stage 55: Stage finished</text:p>
      <text:p text:style-name="Standard">2021-07-06 18:01:12,068 INFO scheduler.DAGScheduler: Job 55 finished: showString at NativeMethodAccessorImpl.java:0, took 0.064056 s</text:p>
      <text:p text:style-name="Standard">+------------+</text:p>
      <text:p text:style-name="Standard">|length(word)|</text:p>
      <text:p text:style-name="Standard">+------------+</text:p>
      <text:p text:style-name="Standard">| <text:s text:c="10"/>4|</text:p>
      <text:p text:style-name="Standard">| <text:s text:c="10"/>9|</text:p>
      <text:p text:style-name="Standard">| <text:s text:c="10"/>4|</text:p>
      <text:p text:style-name="Standard">| <text:s text:c="10"/>4|</text:p>
      <text:p text:style-name="Standard">| <text:s text:c="10"/>4|</text:p>
      <text:p text:style-name="Standard">+------------+</text:p>
      <text:p text:style-name="Standard"/>
      <text:p text:style-name="Standard">2021-07-06 18:01:12,086 INFO spark.SparkContext: Starting job: first at /home/hadoopuser/Documents/jba/twitter_apps/spark_nltk_nlp_test.py:484</text:p>
      <text:p text:style-name="Standard">2021-07-06 18:01:12,086 INFO scheduler.DAGScheduler: Got job 56 (first at /home/hadoopuser/Documents/jba/twitter_apps/spark_nltk_nlp_test.py:484) with 1 output partitions</text:p>
      <text:p text:style-name="Standard">2021-07-06 18:01:12,087 INFO scheduler.DAGScheduler: Final stage: ResultStage 56 (first at /home/hadoopuser/Documents/jba/twitter_apps/spark_nltk_nlp_test.py:484)</text:p>
      <text:p text:style-name="Standard">2021-07-06 18:01:12,087 INFO scheduler.DAGScheduler: Parents of final stage: List()</text:p>
      <text:p text:style-name="Standard">2021-07-06 18:01:12,087 INFO scheduler.DAGScheduler: Missing parents: List()</text:p>
      <text:p text:style-name="Standard">2021-07-06 18:01:12,087 INFO scheduler.DAGScheduler: Submitting ResultStage 56 (MapPartitionsRDD[113] at first at /home/hadoopuser/Documents/jba/twitter_apps/spark_nltk_nlp_test.py:484), which has no missing parents</text:p>
      <text:p text:style-name="Standard">2021-07-06 18:01:12,089 INFO memory.MemoryStore: Block broadcast_68 stored as values in memory (estimated size 12.2 KiB, free 6.3 GiB)</text:p>
      <text:p text:style-name="Standard"><text:soft-page-break/>2021-07-06 18:01:12,090 INFO memory.MemoryStore: Block broadcast_68_piece0 stored as bytes in memory (estimated size 6.6 KiB, free 6.3 GiB)</text:p>
      <text:p text:style-name="Standard">2021-07-06 18:01:12,090 INFO storage.BlockManagerInfo: Added broadcast_68_piece0 in memory on ubuntu:37927 (size: 6.6 KiB, free: 7.3 GiB)</text:p>
      <text:p text:style-name="Standard">2021-07-06 18:01:12,091 INFO spark.SparkContext: Created broadcast 68 from broadcast at DAGScheduler.scala:1388</text:p>
      <text:p text:style-name="Standard">2021-07-06 18:01:12,091 INFO scheduler.DAGScheduler: Submitting 1 missing tasks from ResultStage 56 (MapPartitionsRDD[113] at first at /home/hadoopuser/Documents/jba/twitter_apps/spark_nltk_nlp_test.py:484) (first 15 tasks are for partitions Vector(0))</text:p>
      <text:p text:style-name="Standard">2021-07-06 18:01:12,091 INFO cluster.YarnScheduler: Adding task set 56.0 with 1 tasks resource profile 0</text:p>
      <text:p text:style-name="Standard">2021-07-06 18:01:12,092 INFO scheduler.TaskSetManager: Starting task 0.0 in stage 56.0 (TID 392) (slave2, executor 3, partition 0, PROCESS_LOCAL, 4345 bytes) taskResourceAssignments Map()</text:p>
      <text:p text:style-name="Standard">2021-07-06 18:01:12,102 INFO storage.BlockManagerInfo: Added broadcast_68_piece0 in memory on slave2:37095 (size: 6.6 KiB, free: 1554.2 MiB)</text:p>
      <text:p text:style-name="Standard">2021-07-06 18:01:12,156 INFO scheduler.TaskSetManager: Finished task 0.0 in stage 56.0 (TID 392) in 64 ms on slave2 (executor 3) (1/1)</text:p>
      <text:p text:style-name="Standard">2021-07-06 18:01:12,156 INFO cluster.YarnScheduler: Removed TaskSet 56.0, whose tasks have all completed, from pool </text:p>
      <text:p text:style-name="Standard">2021-07-06 18:01:12,157 INFO scheduler.DAGScheduler: ResultStage 56 (first at /home/hadoopuser/Documents/jba/twitter_apps/spark_nltk_nlp_test.py:484) finished in 0.069 s</text:p>
      <text:p text:style-name="Standard">2021-07-06 18:01:12,157 INFO scheduler.DAGScheduler: Job 56 is finished. Cancelling potential speculative or zombie tasks for this job</text:p>
      <text:p text:style-name="Standard">2021-07-06 18:01:12,157 INFO cluster.YarnScheduler: Killing all running tasks in stage 56: Stage finished</text:p>
      <text:p text:style-name="Standard">2021-07-06 18:01:12,157 INFO scheduler.DAGScheduler: Job 56 finished: first at /home/hadoopuser/Documents/jba/twitter_apps/spark_nltk_nlp_test.py:484, took 0.071273 s</text:p>
      <text:p text:style-name="Standard">2021-07-06 18:01:12,160 INFO spark.SparkContext: Starting job: first at /home/hadoopuser/Documents/jba/twitter_apps/spark_nltk_nlp_test.py:484</text:p>
      <text:p text:style-name="Standard">2021-07-06 18:01:12,161 INFO scheduler.DAGScheduler: Got job 57 (first at /home/hadoopuser/Documents/jba/twitter_apps/spark_nltk_nlp_test.py:484) with 4 output partitions</text:p>
      <text:p text:style-name="Standard">2021-07-06 18:01:12,161 INFO scheduler.DAGScheduler: Final stage: ResultStage 57 (first at /home/hadoopuser/Documents/jba/twitter_apps/spark_nltk_nlp_test.py:484)</text:p>
      <text:p text:style-name="Standard">2021-07-06 18:01:12,161 INFO scheduler.DAGScheduler: Parents of final stage: List()</text:p>
      <text:p text:style-name="Standard">2021-07-06 18:01:12,161 INFO scheduler.DAGScheduler: Missing parents: List()</text:p>
      <text:p text:style-name="Standard">2021-07-06 18:01:12,161 INFO scheduler.DAGScheduler: Submitting ResultStage 57 (MapPartitionsRDD[113] at first at /home/hadoopuser/Documents/jba/twitter_apps/spark_nltk_nlp_test.py:484), which has no missing parents</text:p>
      <text:p text:style-name="Standard">2021-07-06 18:01:12,164 INFO memory.MemoryStore: Block broadcast_69 stored as values in memory (estimated size 12.2 KiB, free 6.3 GiB)</text:p>
      <text:p text:style-name="Standard">2021-07-06 18:01:12,165 INFO memory.MemoryStore: Block broadcast_69_piece0 stored as bytes in memory (estimated size 6.6 KiB, free 6.3 GiB)</text:p>
      <text:p text:style-name="Standard">2021-07-06 18:01:12,165 INFO storage.BlockManagerInfo: Added broadcast_69_piece0 in memory on ubuntu:37927 (size: 6.6 KiB, free: 7.3 GiB)</text:p>
      <text:p text:style-name="Standard">2021-07-06 18:01:12,165 INFO spark.SparkContext: Created broadcast 69 from broadcast at DAGScheduler.scala:1388</text:p>
      <text:p text:style-name="Standard">2021-07-06 18:01:12,166 INFO scheduler.DAGScheduler: Submitting 4 missing tasks from ResultStage 57 (MapPartitionsRDD[113] at first at <text:soft-page-break/>/home/hadoopuser/Documents/jba/twitter_apps/spark_nltk_nlp_test.py:484) (first 15 tasks are for partitions Vector(1, 2, 3, 4))</text:p>
      <text:p text:style-name="Standard">2021-07-06 18:01:12,166 INFO cluster.YarnScheduler: Adding task set 57.0 with 4 tasks resource profile 0</text:p>
      <text:p text:style-name="Standard">2021-07-06 18:01:12,166 INFO scheduler.TaskSetManager: Starting task 0.0 in stage 57.0 (TID 393) (slave2, executor 3, partition 1, PROCESS_LOCAL, 4345 bytes) taskResourceAssignments Map()</text:p>
      <text:p text:style-name="Standard">2021-07-06 18:01:12,166 INFO scheduler.TaskSetManager: Starting task 1.0 in stage 57.0 (TID 394) (slave1, executor 2, partition 2, PROCESS_LOCAL, 4345 bytes) taskResourceAssignments Map()</text:p>
      <text:p text:style-name="Standard">2021-07-06 18:01:12,167 INFO scheduler.TaskSetManager: Starting task 2.0 in stage 57.0 (TID 395) (slave2, executor 3, partition 3, PROCESS_LOCAL, 4345 bytes) taskResourceAssignments Map()</text:p>
      <text:p text:style-name="Standard">2021-07-06 18:01:12,167 INFO scheduler.TaskSetManager: Starting task 3.0 in stage 57.0 (TID 396) (slave1, executor 2, partition 4, PROCESS_LOCAL, 4345 bytes) taskResourceAssignments Map()</text:p>
      <text:p text:style-name="Standard">2021-07-06 18:01:12,176 INFO storage.BlockManagerInfo: Added broadcast_69_piece0 in memory on slave2:37095 (size: 6.6 KiB, free: 1554.2 MiB)</text:p>
      <text:p text:style-name="Standard">2021-07-06 18:01:12,177 INFO storage.BlockManagerInfo: Added broadcast_69_piece0 in memory on slave1:39533 (size: 6.6 KiB, free: 1554.2 MiB)</text:p>
      <text:p text:style-name="Standard">2021-07-06 18:01:12,182 INFO scheduler.TaskSetManager: Finished task 0.0 in stage 57.0 (TID 393) in 16 ms on slave2 (executor 3) (1/4)</text:p>
      <text:p text:style-name="Standard">2021-07-06 18:01:12,223 INFO scheduler.TaskSetManager: Finished task 2.0 in stage 57.0 (TID 395) in 56 ms on slave2 (executor 3) (2/4)</text:p>
      <text:p text:style-name="Standard">2021-07-06 18:01:12,225 INFO scheduler.TaskSetManager: Finished task 1.0 in stage 57.0 (TID 394) in 59 ms on slave1 (executor 2) (3/4)</text:p>
      <text:p text:style-name="Standard">2021-07-06 18:01:12,225 INFO scheduler.TaskSetManager: Finished task 3.0 in stage 57.0 (TID 396) in 58 ms on slave1 (executor 2) (4/4)</text:p>
      <text:p text:style-name="Standard">2021-07-06 18:01:12,225 INFO cluster.YarnScheduler: Removed TaskSet 57.0, whose tasks have all completed, from pool </text:p>
      <text:p text:style-name="Standard">2021-07-06 18:01:12,226 INFO scheduler.DAGScheduler: ResultStage 57 (first at /home/hadoopuser/Documents/jba/twitter_apps/spark_nltk_nlp_test.py:484) finished in 0.064 s</text:p>
      <text:p text:style-name="Standard">2021-07-06 18:01:12,226 INFO scheduler.DAGScheduler: Job 57 is finished. Cancelling potential speculative or zombie tasks for this job</text:p>
      <text:p text:style-name="Standard">2021-07-06 18:01:12,226 INFO cluster.YarnScheduler: Killing all running tasks in stage 57: Stage finished</text:p>
      <text:p text:style-name="Standard">2021-07-06 18:01:12,226 INFO scheduler.DAGScheduler: Job 57 finished: first at /home/hadoopuser/Documents/jba/twitter_apps/spark_nltk_nlp_test.py:484, took 0.065694 s</text:p>
      <text:p text:style-name="Standard">2021-07-06 18:01:12,229 INFO spark.SparkContext: Starting job: first at /home/hadoopuser/Documents/jba/twitter_apps/spark_nltk_nlp_test.py:484</text:p>
      <text:p text:style-name="Standard">2021-07-06 18:01:12,230 INFO scheduler.DAGScheduler: Got job 58 (first at /home/hadoopuser/Documents/jba/twitter_apps/spark_nltk_nlp_test.py:484) with 20 output partitions</text:p>
      <text:p text:style-name="Standard">2021-07-06 18:01:12,230 INFO scheduler.DAGScheduler: Final stage: ResultStage 58 (first at /home/hadoopuser/Documents/jba/twitter_apps/spark_nltk_nlp_test.py:484)</text:p>
      <text:p text:style-name="Standard">2021-07-06 18:01:12,230 INFO scheduler.DAGScheduler: Parents of final stage: List()</text:p>
      <text:p text:style-name="Standard">2021-07-06 18:01:12,230 INFO scheduler.DAGScheduler: Missing parents: List()</text:p>
      <text:p text:style-name="Standard">2021-07-06 18:01:12,231 INFO scheduler.DAGScheduler: Submitting ResultStage 58 (MapPartitionsRDD[113] at first at /home/hadoopuser/Documents/jba/twitter_apps/spark_nltk_nlp_test.py:484), which has no missing parents</text:p>
      <text:p text:style-name="Standard"><text:soft-page-break/>2021-07-06 18:01:12,232 INFO memory.MemoryStore: Block broadcast_70 stored as values in memory (estimated size 12.2 KiB, free 6.3 GiB)</text:p>
      <text:p text:style-name="Standard">2021-07-06 18:01:12,233 INFO memory.MemoryStore: Block broadcast_70_piece0 stored as bytes in memory (estimated size 6.6 KiB, free 6.3 GiB)</text:p>
      <text:p text:style-name="Standard">2021-07-06 18:01:12,233 INFO storage.BlockManagerInfo: Added broadcast_70_piece0 in memory on ubuntu:37927 (size: 6.6 KiB, free: 7.3 GiB)</text:p>
      <text:p text:style-name="Standard">2021-07-06 18:01:12,234 INFO spark.SparkContext: Created broadcast 70 from broadcast at DAGScheduler.scala:1388</text:p>
      <text:p text:style-name="Standard">2021-07-06 18:01:12,234 INFO scheduler.DAGScheduler: Submitting 20 missing tasks from ResultStage 58 (MapPartitionsRDD[113] at first at /home/hadoopuser/Documents/jba/twitter_apps/spark_nltk_nlp_test.py:484) (first 15 tasks are for partitions Vector(5, 6, 7, 8, 9, 10, 11, 12, 13, 14, 15, 16, 17, 18, 19))</text:p>
      <text:p text:style-name="Standard">2021-07-06 18:01:12,234 INFO cluster.YarnScheduler: Adding task set 58.0 with 20 tasks resource profile 0</text:p>
      <text:p text:style-name="Standard">2021-07-06 18:01:12,235 INFO scheduler.TaskSetManager: Starting task 0.0 in stage 58.0 (TID 397) (slave2, executor 3, partition 5, PROCESS_LOCAL, 4345 bytes) taskResourceAssignments Map()</text:p>
      <text:p text:style-name="Standard">2021-07-06 18:01:12,235 INFO scheduler.TaskSetManager: Starting task 1.0 in stage 58.0 (TID 398) (slave1, executor 2, partition 6, PROCESS_LOCAL, 4370 bytes) taskResourceAssignments Map()</text:p>
      <text:p text:style-name="Standard">2021-07-06 18:01:12,235 INFO scheduler.TaskSetManager: Starting task 2.0 in stage 58.0 (TID 399) (slave2, executor 3, partition 7, PROCESS_LOCAL, 4345 bytes) taskResourceAssignments Map()</text:p>
      <text:p text:style-name="Standard">2021-07-06 18:01:12,236 INFO scheduler.TaskSetManager: Starting task 3.0 in stage 58.0 (TID 400) (slave1, executor 2, partition 8, PROCESS_LOCAL, 4345 bytes) taskResourceAssignments Map()</text:p>
      <text:p text:style-name="Standard">2021-07-06 18:01:12,245 INFO storage.BlockManagerInfo: Added broadcast_70_piece0 in memory on slave2:37095 (size: 6.6 KiB, free: 1554.2 MiB)</text:p>
      <text:p text:style-name="Standard">2021-07-06 18:01:12,247 INFO storage.BlockManagerInfo: Added broadcast_70_piece0 in memory on slave1:39533 (size: 6.6 KiB, free: 1554.2 MiB)</text:p>
      <text:p text:style-name="Standard">2021-07-06 18:01:12,251 INFO scheduler.TaskSetManager: Starting task 4.0 in stage 58.0 (TID 401) (slave2, executor 3, partition 9, PROCESS_LOCAL, 4345 bytes) taskResourceAssignments Map()</text:p>
      <text:p text:style-name="Standard">2021-07-06 18:01:12,251 INFO scheduler.TaskSetManager: Finished task 0.0 in stage 58.0 (TID 397) in 16 ms on slave2 (executor 3) (1/20)</text:p>
      <text:p text:style-name="Standard">2021-07-06 18:01:12,253 INFO scheduler.TaskSetManager: Starting task 5.0 in stage 58.0 (TID 402) (slave1, executor 2, partition 10, PROCESS_LOCAL, 4345 bytes) taskResourceAssignments Map()</text:p>
      <text:p text:style-name="Standard">2021-07-06 18:01:12,253 INFO scheduler.TaskSetManager: Finished task 1.0 in stage 58.0 (TID 398) in 18 ms on slave1 (executor 2) (2/20)</text:p>
      <text:p text:style-name="Standard">2021-07-06 18:01:12,256 INFO scheduler.TaskSetManager: Starting task 6.0 in stage 58.0 (TID 403) (slave1, executor 2, partition 11, PROCESS_LOCAL, 4345 bytes) taskResourceAssignments Map()</text:p>
      <text:p text:style-name="Standard">2021-07-06 18:01:12,256 INFO scheduler.TaskSetManager: Finished task 3.0 in stage 58.0 (TID 400) in 21 ms on slave1 (executor 2) (3/20)</text:p>
      <text:p text:style-name="Standard">2021-07-06 18:01:12,265 INFO scheduler.TaskSetManager: Starting task 7.0 in stage 58.0 (TID 404) (slave1, executor 2, partition 12, PROCESS_LOCAL, 4375 bytes) taskResourceAssignments Map()</text:p>
      <text:p text:style-name="Standard">2021-07-06 18:01:12,266 INFO scheduler.TaskSetManager: Finished task 5.0 in stage 58.0 (TID 402) in 14 ms on slave1 (executor 2) (4/20)</text:p>
      <text:p text:style-name="Standard"><text:soft-page-break/>2021-07-06 18:01:12,267 INFO scheduler.TaskSetManager: Starting task 8.0 in stage 58.0 (TID 405) (slave1, executor 2, partition 13, PROCESS_LOCAL, 4345 bytes) taskResourceAssignments Map()</text:p>
      <text:p text:style-name="Standard">2021-07-06 18:01:12,267 INFO scheduler.TaskSetManager: Finished task 6.0 in stage 58.0 (TID 403) in 12 ms on slave1 (executor 2) (5/20)</text:p>
      <text:p text:style-name="Standard">2021-07-06 18:01:12,279 INFO scheduler.TaskSetManager: Starting task 9.0 in stage 58.0 (TID 406) (slave1, executor 2, partition 14, PROCESS_LOCAL, 4345 bytes) taskResourceAssignments Map()</text:p>
      <text:p text:style-name="Standard">2021-07-06 18:01:12,280 INFO scheduler.TaskSetManager: Finished task 8.0 in stage 58.0 (TID 405) in 13 ms on slave1 (executor 2) (6/20)</text:p>
      <text:p text:style-name="Standard">2021-07-06 18:01:12,286 INFO scheduler.TaskSetManager: Starting task 10.0 in stage 58.0 (TID 407) (slave1, executor 2, partition 15, PROCESS_LOCAL, 4345 bytes) taskResourceAssignments Map()</text:p>
      <text:p text:style-name="Standard">2021-07-06 18:01:12,288 INFO scheduler.TaskSetManager: Finished task 9.0 in stage 58.0 (TID 406) in 9 ms on slave1 (executor 2) (7/20)</text:p>
      <text:p text:style-name="Standard">2021-07-06 18:01:12,295 INFO scheduler.TaskSetManager: Starting task 11.0 in stage 58.0 (TID 408) (slave2, executor 3, partition 16, PROCESS_LOCAL, 4345 bytes) taskResourceAssignments Map()</text:p>
      <text:p text:style-name="Standard">2021-07-06 18:01:12,295 INFO scheduler.TaskSetManager: Finished task 2.0 in stage 58.0 (TID 399) in 60 ms on slave2 (executor 3) (8/20)</text:p>
      <text:p text:style-name="Standard">2021-07-06 18:01:12,304 INFO scheduler.TaskSetManager: Starting task 12.0 in stage 58.0 (TID 409) (slave2, executor 3, partition 17, PROCESS_LOCAL, 4345 bytes) taskResourceAssignments Map()</text:p>
      <text:p text:style-name="Standard">2021-07-06 18:01:12,304 INFO scheduler.TaskSetManager: Finished task 4.0 in stage 58.0 (TID 401) in 53 ms on slave2 (executor 3) (9/20)</text:p>
      <text:p text:style-name="Standard">2021-07-06 18:01:12,314 INFO scheduler.TaskSetManager: Starting task 13.0 in stage 58.0 (TID 410) (slave2, executor 3, partition 18, PROCESS_LOCAL, 4345 bytes) taskResourceAssignments Map()</text:p>
      <text:p text:style-name="Standard">2021-07-06 18:01:12,314 INFO scheduler.TaskSetManager: Finished task 12.0 in stage 58.0 (TID 409) in 10 ms on slave2 (executor 3) (10/20)</text:p>
      <text:p text:style-name="Standard">2021-07-06 18:01:12,316 INFO scheduler.TaskSetManager: Starting task 14.0 in stage 58.0 (TID 411) (slave1, executor 2, partition 19, PROCESS_LOCAL, 4370 bytes) taskResourceAssignments Map()</text:p>
      <text:p text:style-name="Standard">2021-07-06 18:01:12,316 INFO scheduler.TaskSetManager: Finished task 7.0 in stage 58.0 (TID 404) in 51 ms on slave1 (executor 2) (11/20)</text:p>
      <text:p text:style-name="Standard">2021-07-06 18:01:12,323 INFO scheduler.TaskSetManager: Starting task 15.0 in stage 58.0 (TID 412) (slave2, executor 3, partition 20, PROCESS_LOCAL, 4345 bytes) taskResourceAssignments Map()</text:p>
      <text:p text:style-name="Standard">2021-07-06 18:01:12,323 INFO scheduler.TaskSetManager: Finished task 13.0 in stage 58.0 (TID 410) in 10 ms on slave2 (executor 3) (12/20)</text:p>
      <text:p text:style-name="Standard">2021-07-06 18:01:12,326 INFO scheduler.TaskSetManager: Starting task 16.0 in stage 58.0 (TID 413) (slave1, executor 2, partition 21, PROCESS_LOCAL, 4345 bytes) taskResourceAssignments Map()</text:p>
      <text:p text:style-name="Standard">2021-07-06 18:01:12,326 INFO scheduler.TaskSetManager: Finished task 14.0 in stage 58.0 (TID 411) in 11 ms on slave1 (executor 2) (13/20)</text:p>
      <text:p text:style-name="Standard">2021-07-06 18:01:12,336 INFO scheduler.TaskSetManager: Starting task 17.0 in stage 58.0 (TID 414) (slave1, executor 2, partition 22, PROCESS_LOCAL, 4345 bytes) taskResourceAssignments Map()</text:p>
      <text:p text:style-name="Standard">2021-07-06 18:01:12,336 INFO scheduler.TaskSetManager: Finished task 16.0 in stage 58.0 (TID 413) in 10 ms on slave1 (executor 2) (14/20)</text:p>
      <text:p text:style-name="Standard"><text:soft-page-break/>2021-07-06 18:01:12,338 INFO scheduler.TaskSetManager: Starting task 18.0 in stage 58.0 (TID 415) (slave1, executor 2, partition 23, PROCESS_LOCAL, 4345 bytes) taskResourceAssignments Map()</text:p>
      <text:p text:style-name="Standard">2021-07-06 18:01:12,338 INFO scheduler.TaskSetManager: Finished task 10.0 in stage 58.0 (TID 407) in 52 ms on slave1 (executor 2) (15/20)</text:p>
      <text:p text:style-name="Standard">2021-07-06 18:01:12,344 INFO scheduler.TaskSetManager: Starting task 19.0 in stage 58.0 (TID 416) (slave2, executor 3, partition 24, PROCESS_LOCAL, 4345 bytes) taskResourceAssignments Map()</text:p>
      <text:p text:style-name="Standard">2021-07-06 18:01:12,345 INFO scheduler.TaskSetManager: Finished task 11.0 in stage 58.0 (TID 408) in 50 ms on slave2 (executor 3) (16/20)</text:p>
      <text:p text:style-name="Standard">2021-07-06 18:01:12,348 INFO scheduler.TaskSetManager: Finished task 18.0 in stage 58.0 (TID 415) in 11 ms on slave1 (executor 2) (17/20)</text:p>
      <text:p text:style-name="Standard">2021-07-06 18:01:12,376 INFO scheduler.TaskSetManager: Finished task 15.0 in stage 58.0 (TID 412) in 53 ms on slave2 (executor 3) (18/20)</text:p>
      <text:p text:style-name="Standard">2021-07-06 18:01:12,385 INFO scheduler.TaskSetManager: Finished task 17.0 in stage 58.0 (TID 414) in 49 ms on slave1 (executor 2) (19/20)</text:p>
      <text:p text:style-name="Standard">2021-07-06 18:01:12,396 INFO scheduler.TaskSetManager: Finished task 19.0 in stage 58.0 (TID 416) in 52 ms on slave2 (executor 3) (20/20)</text:p>
      <text:p text:style-name="Standard">2021-07-06 18:01:12,396 INFO cluster.YarnScheduler: Removed TaskSet 58.0, whose tasks have all completed, from pool </text:p>
      <text:p text:style-name="Standard">2021-07-06 18:01:12,397 INFO scheduler.DAGScheduler: ResultStage 58 (first at /home/hadoopuser/Documents/jba/twitter_apps/spark_nltk_nlp_test.py:484) finished in 0.165 s</text:p>
      <text:p text:style-name="Standard">2021-07-06 18:01:12,397 INFO scheduler.DAGScheduler: Job 58 is finished. Cancelling potential speculative or zombie tasks for this job</text:p>
      <text:p text:style-name="Standard">2021-07-06 18:01:12,397 INFO cluster.YarnScheduler: Killing all running tasks in stage 58: Stage finished</text:p>
      <text:p text:style-name="Standard">2021-07-06 18:01:12,397 INFO scheduler.DAGScheduler: Job 58 finished: first at /home/hadoopuser/Documents/jba/twitter_apps/spark_nltk_nlp_test.py:484, took 0.167536 s</text:p>
      <text:p text:style-name="Standard">Row(word='cats')</text:p>
      <text:p text:style-name="Standard">2021-07-06 18:01:12,416 INFO spark.SparkContext: Starting job: first at /home/hadoopuser/Documents/jba/twitter_apps/spark_nltk_nlp_test.py:485</text:p>
      <text:p text:style-name="Standard">2021-07-06 18:01:12,417 INFO scheduler.DAGScheduler: Got job 59 (first at /home/hadoopuser/Documents/jba/twitter_apps/spark_nltk_nlp_test.py:485) with 1 output partitions</text:p>
      <text:p text:style-name="Standard">2021-07-06 18:01:12,417 INFO scheduler.DAGScheduler: Final stage: ResultStage 59 (first at /home/hadoopuser/Documents/jba/twitter_apps/spark_nltk_nlp_test.py:485)</text:p>
      <text:p text:style-name="Standard">2021-07-06 18:01:12,417 INFO scheduler.DAGScheduler: Parents of final stage: List()</text:p>
      <text:p text:style-name="Standard">2021-07-06 18:01:12,417 INFO scheduler.DAGScheduler: Missing parents: List()</text:p>
      <text:p text:style-name="Standard">2021-07-06 18:01:12,417 INFO scheduler.DAGScheduler: Submitting ResultStage 59 (MapPartitionsRDD[115] at first at /home/hadoopuser/Documents/jba/twitter_apps/spark_nltk_nlp_test.py:485), which has no missing parents</text:p>
      <text:p text:style-name="Standard">2021-07-06 18:01:12,419 INFO memory.MemoryStore: Block broadcast_71 stored as values in memory (estimated size 12.2 KiB, free 6.3 GiB)</text:p>
      <text:p text:style-name="Standard">2021-07-06 18:01:12,420 INFO memory.MemoryStore: Block broadcast_71_piece0 stored as bytes in memory (estimated size 6.6 KiB, free 6.3 GiB)</text:p>
      <text:p text:style-name="Standard">2021-07-06 18:01:12,420 INFO storage.BlockManagerInfo: Added broadcast_71_piece0 in memory on ubuntu:37927 (size: 6.6 KiB, free: 7.3 GiB)</text:p>
      <text:p text:style-name="Standard">2021-07-06 18:01:12,420 INFO spark.SparkContext: Created broadcast 71 from broadcast at DAGScheduler.scala:1388</text:p>
      <text:p text:style-name="Standard">2021-07-06 18:01:12,421 INFO scheduler.DAGScheduler: Submitting 1 missing tasks from ResultStage 59 (MapPartitionsRDD[115] at first at <text:soft-page-break/>/home/hadoopuser/Documents/jba/twitter_apps/spark_nltk_nlp_test.py:485) (first 15 tasks are for partitions Vector(0))</text:p>
      <text:p text:style-name="Standard">2021-07-06 18:01:12,421 INFO cluster.YarnScheduler: Adding task set 59.0 with 1 tasks resource profile 0</text:p>
      <text:p text:style-name="Standard">2021-07-06 18:01:12,421 INFO scheduler.TaskSetManager: Starting task 0.0 in stage 59.0 (TID 417) (slave1, executor 2, partition 0, PROCESS_LOCAL, 4345 bytes) taskResourceAssignments Map()</text:p>
      <text:p text:style-name="Standard">2021-07-06 18:01:12,430 INFO storage.BlockManagerInfo: Added broadcast_71_piece0 in memory on slave1:39533 (size: 6.6 KiB, free: 1554.2 MiB)</text:p>
      <text:p text:style-name="Standard">2021-07-06 18:01:12,434 INFO scheduler.TaskSetManager: Finished task 0.0 in stage 59.0 (TID 417) in 13 ms on slave1 (executor 2) (1/1)</text:p>
      <text:p text:style-name="Standard">2021-07-06 18:01:12,435 INFO cluster.YarnScheduler: Removed TaskSet 59.0, whose tasks have all completed, from pool </text:p>
      <text:p text:style-name="Standard">2021-07-06 18:01:12,435 INFO scheduler.DAGScheduler: ResultStage 59 (first at /home/hadoopuser/Documents/jba/twitter_apps/spark_nltk_nlp_test.py:485) finished in 0.017 s</text:p>
      <text:p text:style-name="Standard">2021-07-06 18:01:12,435 INFO scheduler.DAGScheduler: Job 59 is finished. Cancelling potential speculative or zombie tasks for this job</text:p>
      <text:p text:style-name="Standard">2021-07-06 18:01:12,435 INFO cluster.YarnScheduler: Killing all running tasks in stage 59: Stage finished</text:p>
      <text:p text:style-name="Standard">2021-07-06 18:01:12,435 INFO scheduler.DAGScheduler: Job 59 finished: first at /home/hadoopuser/Documents/jba/twitter_apps/spark_nltk_nlp_test.py:485, took 0.018829 s</text:p>
      <text:p text:style-name="Standard">2021-07-06 18:01:12,438 INFO spark.SparkContext: Starting job: first at /home/hadoopuser/Documents/jba/twitter_apps/spark_nltk_nlp_test.py:485</text:p>
      <text:p text:style-name="Standard">2021-07-06 18:01:12,439 INFO scheduler.DAGScheduler: Got job 60 (first at /home/hadoopuser/Documents/jba/twitter_apps/spark_nltk_nlp_test.py:485) with 4 output partitions</text:p>
      <text:p text:style-name="Standard">2021-07-06 18:01:12,439 INFO scheduler.DAGScheduler: Final stage: ResultStage 60 (first at /home/hadoopuser/Documents/jba/twitter_apps/spark_nltk_nlp_test.py:485)</text:p>
      <text:p text:style-name="Standard">2021-07-06 18:01:12,439 INFO scheduler.DAGScheduler: Parents of final stage: List()</text:p>
      <text:p text:style-name="Standard">2021-07-06 18:01:12,439 INFO scheduler.DAGScheduler: Missing parents: List()</text:p>
      <text:p text:style-name="Standard">2021-07-06 18:01:12,439 INFO scheduler.DAGScheduler: Submitting ResultStage 60 (MapPartitionsRDD[115] at first at /home/hadoopuser/Documents/jba/twitter_apps/spark_nltk_nlp_test.py:485), which has no missing parents</text:p>
      <text:p text:style-name="Standard">2021-07-06 18:01:12,441 INFO memory.MemoryStore: Block broadcast_72 stored as values in memory (estimated size 12.2 KiB, free 6.3 GiB)</text:p>
      <text:p text:style-name="Standard">2021-07-06 18:01:12,442 INFO memory.MemoryStore: Block broadcast_72_piece0 stored as bytes in memory (estimated size 6.6 KiB, free 6.3 GiB)</text:p>
      <text:p text:style-name="Standard">2021-07-06 18:01:12,442 INFO storage.BlockManagerInfo: Added broadcast_72_piece0 in memory on ubuntu:37927 (size: 6.6 KiB, free: 7.3 GiB)</text:p>
      <text:p text:style-name="Standard">2021-07-06 18:01:12,443 INFO spark.SparkContext: Created broadcast 72 from broadcast at DAGScheduler.scala:1388</text:p>
      <text:p text:style-name="Standard">2021-07-06 18:01:12,443 INFO scheduler.DAGScheduler: Submitting 4 missing tasks from ResultStage 60 (MapPartitionsRDD[115] at first at /home/hadoopuser/Documents/jba/twitter_apps/spark_nltk_nlp_test.py:485) (first 15 tasks are for partitions Vector(1, 2, 3, 4))</text:p>
      <text:p text:style-name="Standard">2021-07-06 18:01:12,443 INFO cluster.YarnScheduler: Adding task set 60.0 with 4 tasks resource profile 0</text:p>
      <text:p text:style-name="Standard">2021-07-06 18:01:12,444 INFO scheduler.TaskSetManager: Starting task 0.0 in stage 60.0 (TID 418) (slave2, executor 3, partition 1, PROCESS_LOCAL, 4345 bytes) taskResourceAssignments Map()</text:p>
      <text:p text:style-name="Standard"><text:soft-page-break/>2021-07-06 18:01:12,444 INFO scheduler.TaskSetManager: Starting task 1.0 in stage 60.0 (TID 419) (slave1, executor 2, partition 2, PROCESS_LOCAL, 4345 bytes) taskResourceAssignments Map()</text:p>
      <text:p text:style-name="Standard">2021-07-06 18:01:12,444 INFO scheduler.TaskSetManager: Starting task 2.0 in stage 60.0 (TID 420) (slave2, executor 3, partition 3, PROCESS_LOCAL, 4345 bytes) taskResourceAssignments Map()</text:p>
      <text:p text:style-name="Standard">2021-07-06 18:01:12,444 INFO scheduler.TaskSetManager: Starting task 3.0 in stage 60.0 (TID 421) (slave1, executor 2, partition 4, PROCESS_LOCAL, 4345 bytes) taskResourceAssignments Map()</text:p>
      <text:p text:style-name="Standard">2021-07-06 18:01:12,452 INFO storage.BlockManagerInfo: Added broadcast_72_piece0 in memory on slave1:39533 (size: 6.6 KiB, free: 1554.2 MiB)</text:p>
      <text:p text:style-name="Standard">2021-07-06 18:01:12,454 INFO storage.BlockManagerInfo: Added broadcast_72_piece0 in memory on slave2:37095 (size: 6.6 KiB, free: 1554.2 MiB)</text:p>
      <text:p text:style-name="Standard">2021-07-06 18:01:12,460 INFO scheduler.TaskSetManager: Finished task 2.0 in stage 60.0 (TID 420) in 16 ms on slave2 (executor 3) (1/4)</text:p>
      <text:p text:style-name="Standard">2021-07-06 18:01:12,503 INFO scheduler.TaskSetManager: Finished task 3.0 in stage 60.0 (TID 421) in 59 ms on slave1 (executor 2) (2/4)</text:p>
      <text:p text:style-name="Standard">2021-07-06 18:01:12,503 INFO scheduler.TaskSetManager: Finished task 1.0 in stage 60.0 (TID 419) in 59 ms on slave1 (executor 2) (3/4)</text:p>
      <text:p text:style-name="Standard">2021-07-06 18:01:12,503 INFO scheduler.TaskSetManager: Finished task 0.0 in stage 60.0 (TID 418) in 59 ms on slave2 (executor 3) (4/4)</text:p>
      <text:p text:style-name="Standard">2021-07-06 18:01:12,503 INFO cluster.YarnScheduler: Removed TaskSet 60.0, whose tasks have all completed, from pool </text:p>
      <text:p text:style-name="Standard">2021-07-06 18:01:12,504 INFO scheduler.DAGScheduler: ResultStage 60 (first at /home/hadoopuser/Documents/jba/twitter_apps/spark_nltk_nlp_test.py:485) finished in 0.064 s</text:p>
      <text:p text:style-name="Standard">2021-07-06 18:01:12,504 INFO scheduler.DAGScheduler: Job 60 is finished. Cancelling potential speculative or zombie tasks for this job</text:p>
      <text:p text:style-name="Standard">2021-07-06 18:01:12,504 INFO cluster.YarnScheduler: Killing all running tasks in stage 60: Stage finished</text:p>
      <text:p text:style-name="Standard">2021-07-06 18:01:12,504 INFO scheduler.DAGScheduler: Job 60 finished: first at /home/hadoopuser/Documents/jba/twitter_apps/spark_nltk_nlp_test.py:485, took 0.066147 s</text:p>
      <text:p text:style-name="Standard">2021-07-06 18:01:12,508 INFO spark.SparkContext: Starting job: first at /home/hadoopuser/Documents/jba/twitter_apps/spark_nltk_nlp_test.py:485</text:p>
      <text:p text:style-name="Standard">2021-07-06 18:01:12,508 INFO scheduler.DAGScheduler: Got job 61 (first at /home/hadoopuser/Documents/jba/twitter_apps/spark_nltk_nlp_test.py:485) with 20 output partitions</text:p>
      <text:p text:style-name="Standard">2021-07-06 18:01:12,508 INFO scheduler.DAGScheduler: Final stage: ResultStage 61 (first at /home/hadoopuser/Documents/jba/twitter_apps/spark_nltk_nlp_test.py:485)</text:p>
      <text:p text:style-name="Standard">2021-07-06 18:01:12,508 INFO scheduler.DAGScheduler: Parents of final stage: List()</text:p>
      <text:p text:style-name="Standard">2021-07-06 18:01:12,508 INFO scheduler.DAGScheduler: Missing parents: List()</text:p>
      <text:p text:style-name="Standard">2021-07-06 18:01:12,509 INFO scheduler.DAGScheduler: Submitting ResultStage 61 (MapPartitionsRDD[115] at first at /home/hadoopuser/Documents/jba/twitter_apps/spark_nltk_nlp_test.py:485), which has no missing parents</text:p>
      <text:p text:style-name="Standard">2021-07-06 18:01:12,510 INFO memory.MemoryStore: Block broadcast_73 stored as values in memory (estimated size 12.2 KiB, free 6.3 GiB)</text:p>
      <text:p text:style-name="Standard">2021-07-06 18:01:12,510 INFO memory.MemoryStore: Block broadcast_73_piece0 stored as bytes in memory (estimated size 6.6 KiB, free 6.3 GiB)</text:p>
      <text:p text:style-name="Standard">2021-07-06 18:01:12,510 INFO storage.BlockManagerInfo: Added broadcast_73_piece0 in memory on ubuntu:37927 (size: 6.6 KiB, free: 7.3 GiB)</text:p>
      <text:p text:style-name="Standard">2021-07-06 18:01:12,511 INFO spark.SparkContext: Created broadcast 73 from broadcast at DAGScheduler.scala:1388</text:p>
      <text:p text:style-name="Standard"><text:soft-page-break/>2021-07-06 18:01:12,511 INFO scheduler.DAGScheduler: Submitting 20 missing tasks from ResultStage 61 (MapPartitionsRDD[115] at first at /home/hadoopuser/Documents/jba/twitter_apps/spark_nltk_nlp_test.py:485) (first 15 tasks are for partitions Vector(5, 6, 7, 8, 9, 10, 11, 12, 13, 14, 15, 16, 17, 18, 19))</text:p>
      <text:p text:style-name="Standard">2021-07-06 18:01:12,511 INFO cluster.YarnScheduler: Adding task set 61.0 with 20 tasks resource profile 0</text:p>
      <text:p text:style-name="Standard">2021-07-06 18:01:12,512 INFO scheduler.TaskSetManager: Starting task 0.0 in stage 61.0 (TID 422) (slave1, executor 2, partition 5, PROCESS_LOCAL, 4345 bytes) taskResourceAssignments Map()</text:p>
      <text:p text:style-name="Standard">2021-07-06 18:01:12,513 INFO scheduler.TaskSetManager: Starting task 1.0 in stage 61.0 (TID 423) (slave2, executor 3, partition 6, PROCESS_LOCAL, 4370 bytes) taskResourceAssignments Map()</text:p>
      <text:p text:style-name="Standard">2021-07-06 18:01:12,513 INFO scheduler.TaskSetManager: Starting task 2.0 in stage 61.0 (TID 424) (slave1, executor 2, partition 7, PROCESS_LOCAL, 4345 bytes) taskResourceAssignments Map()</text:p>
      <text:p text:style-name="Standard">2021-07-06 18:01:12,513 INFO scheduler.TaskSetManager: Starting task 3.0 in stage 61.0 (TID 425) (slave2, executor 3, partition 8, PROCESS_LOCAL, 4345 bytes) taskResourceAssignments Map()</text:p>
      <text:p text:style-name="Standard">2021-07-06 18:01:12,524 INFO storage.BlockManagerInfo: Added broadcast_73_piece0 in memory on slave2:37095 (size: 6.6 KiB, free: 1554.2 MiB)</text:p>
      <text:p text:style-name="Standard">2021-07-06 18:01:12,524 INFO storage.BlockManagerInfo: Added broadcast_73_piece0 in memory on slave1:39533 (size: 6.6 KiB, free: 1554.2 MiB)</text:p>
      <text:p text:style-name="Standard">2021-07-06 18:01:12,529 INFO scheduler.TaskSetManager: Starting task 4.0 in stage 61.0 (TID 426) (slave2, executor 3, partition 9, PROCESS_LOCAL, 4345 bytes) taskResourceAssignments Map()</text:p>
      <text:p text:style-name="Standard">2021-07-06 18:01:12,529 INFO scheduler.TaskSetManager: Finished task 3.0 in stage 61.0 (TID 425) in 16 ms on slave2 (executor 3) (1/20)</text:p>
      <text:p text:style-name="Standard">2021-07-06 18:01:12,530 INFO scheduler.TaskSetManager: Starting task 5.0 in stage 61.0 (TID 427) (slave1, executor 2, partition 10, PROCESS_LOCAL, 4345 bytes) taskResourceAssignments Map()</text:p>
      <text:p text:style-name="Standard">2021-07-06 18:01:12,530 INFO scheduler.TaskSetManager: Finished task 2.0 in stage 61.0 (TID 424) in 17 ms on slave1 (executor 2) (2/20)</text:p>
      <text:p text:style-name="Standard">2021-07-06 18:01:12,571 INFO scheduler.TaskSetManager: Starting task 6.0 in stage 61.0 (TID 428) (slave2, executor 3, partition 11, PROCESS_LOCAL, 4345 bytes) taskResourceAssignments Map()</text:p>
      <text:p text:style-name="Standard">2021-07-06 18:01:12,571 INFO scheduler.TaskSetManager: Finished task 1.0 in stage 61.0 (TID 423) in 59 ms on slave2 (executor 3) (3/20)</text:p>
      <text:p text:style-name="Standard">2021-07-06 18:01:12,576 INFO scheduler.TaskSetManager: Starting task 7.0 in stage 61.0 (TID 429) (slave1, executor 2, partition 12, PROCESS_LOCAL, 4375 bytes) taskResourceAssignments Map()</text:p>
      <text:p text:style-name="Standard">2021-07-06 18:01:12,576 INFO scheduler.TaskSetManager: Finished task 0.0 in stage 61.0 (TID 422) in 64 ms on slave1 (executor 2) (4/20)</text:p>
      <text:p text:style-name="Standard">2021-07-06 18:01:12,581 INFO scheduler.TaskSetManager: Starting task 8.0 in stage 61.0 (TID 430) (slave2, executor 3, partition 13, PROCESS_LOCAL, 4345 bytes) taskResourceAssignments Map()</text:p>
      <text:p text:style-name="Standard">2021-07-06 18:01:12,581 INFO scheduler.TaskSetManager: Finished task 6.0 in stage 61.0 (TID 428) in 11 ms on slave2 (executor 3) (5/20)</text:p>
      <text:p text:style-name="Standard">2021-07-06 18:01:12,581 INFO scheduler.TaskSetManager: Starting task 9.0 in stage 61.0 (TID 431) (slave1, executor 2, partition 14, PROCESS_LOCAL, 4345 bytes) taskResourceAssignments Map()</text:p>
      <text:p text:style-name="Standard">2021-07-06 18:01:12,582 INFO scheduler.TaskSetManager: Finished task 5.0 in stage 61.0 (TID 427) in 52 ms on slave1 (executor 2) (6/20)</text:p>
      <text:p text:style-name="Standard"><text:soft-page-break/>2021-07-06 18:01:12,582 INFO scheduler.TaskSetManager: Starting task 10.0 in stage 61.0 (TID 432) (slave2, executor 3, partition 15, PROCESS_LOCAL, 4345 bytes) taskResourceAssignments Map()</text:p>
      <text:p text:style-name="Standard">2021-07-06 18:01:12,582 INFO scheduler.TaskSetManager: Finished task 4.0 in stage 61.0 (TID 426) in 53 ms on slave2 (executor 3) (7/20)</text:p>
      <text:p text:style-name="Standard">2021-07-06 18:01:12,587 INFO scheduler.TaskSetManager: Starting task 11.0 in stage 61.0 (TID 433) (slave1, executor 2, partition 16, PROCESS_LOCAL, 4345 bytes) taskResourceAssignments Map()</text:p>
      <text:p text:style-name="Standard">2021-07-06 18:01:12,588 INFO scheduler.TaskSetManager: Finished task 9.0 in stage 61.0 (TID 431) in 7 ms on slave1 (executor 2) (8/20)</text:p>
      <text:p text:style-name="Standard">2021-07-06 18:01:12,593 INFO scheduler.TaskSetManager: Starting task 12.0 in stage 61.0 (TID 434) (slave2, executor 3, partition 17, PROCESS_LOCAL, 4345 bytes) taskResourceAssignments Map()</text:p>
      <text:p text:style-name="Standard">2021-07-06 18:01:12,593 INFO scheduler.TaskSetManager: Finished task 10.0 in stage 61.0 (TID 432) in 11 ms on slave2 (executor 3) (9/20)</text:p>
      <text:p text:style-name="Standard">2021-07-06 18:01:12,593 INFO scheduler.TaskSetManager: Starting task 13.0 in stage 61.0 (TID 435) (slave2, executor 3, partition 18, PROCESS_LOCAL, 4345 bytes) taskResourceAssignments Map()</text:p>
      <text:p text:style-name="Standard">2021-07-06 18:01:12,594 INFO scheduler.TaskSetManager: Finished task 8.0 in stage 61.0 (TID 430) in 13 ms on slave2 (executor 3) (10/20)</text:p>
      <text:p text:style-name="Standard">2021-07-06 18:01:12,595 INFO scheduler.TaskSetManager: Finished task 11.0 in stage 61.0 (TID 433) in 8 ms on slave1 (executor 2) (11/20)</text:p>
      <text:p text:style-name="Standard">2021-07-06 18:01:12,597 INFO scheduler.TaskSetManager: Starting task 14.0 in stage 61.0 (TID 436) (slave1, executor 2, partition 19, PROCESS_LOCAL, 4370 bytes) taskResourceAssignments Map()</text:p>
      <text:p text:style-name="Standard">2021-07-06 18:01:12,601 INFO scheduler.TaskSetManager: Starting task 15.0 in stage 61.0 (TID 437) (slave2, executor 3, partition 20, PROCESS_LOCAL, 4345 bytes) taskResourceAssignments Map()</text:p>
      <text:p text:style-name="Standard">2021-07-06 18:01:12,601 INFO scheduler.TaskSetManager: Finished task 13.0 in stage 61.0 (TID 435) in 8 ms on slave2 (executor 3) (12/20)</text:p>
      <text:p text:style-name="Standard">2021-07-06 18:01:12,605 INFO scheduler.TaskSetManager: Starting task 16.0 in stage 61.0 (TID 438) (slave2, executor 3, partition 21, PROCESS_LOCAL, 4345 bytes) taskResourceAssignments Map()</text:p>
      <text:p text:style-name="Standard">2021-07-06 18:01:12,606 INFO scheduler.TaskSetManager: Finished task 12.0 in stage 61.0 (TID 434) in 14 ms on slave2 (executor 3) (13/20)</text:p>
      <text:p text:style-name="Standard">2021-07-06 18:01:12,608 INFO scheduler.TaskSetManager: Starting task 17.0 in stage 61.0 (TID 439) (slave2, executor 3, partition 22, PROCESS_LOCAL, 4345 bytes) taskResourceAssignments Map()</text:p>
      <text:p text:style-name="Standard">2021-07-06 18:01:12,609 INFO scheduler.TaskSetManager: Finished task 15.0 in stage 61.0 (TID 437) in 8 ms on slave2 (executor 3) (14/20)</text:p>
      <text:p text:style-name="Standard">2021-07-06 18:01:12,632 INFO scheduler.TaskSetManager: Starting task 18.0 in stage 61.0 (TID 440) (slave1, executor 2, partition 23, PROCESS_LOCAL, 4345 bytes) taskResourceAssignments Map()</text:p>
      <text:p text:style-name="Standard">2021-07-06 18:01:12,632 INFO scheduler.TaskSetManager: Finished task 7.0 in stage 61.0 (TID 429) in 56 ms on slave1 (executor 2) (15/20)</text:p>
      <text:p text:style-name="Standard">2021-07-06 18:01:12,643 INFO scheduler.TaskSetManager: Starting task 19.0 in stage 61.0 (TID 441) (slave1, executor 2, partition 24, PROCESS_LOCAL, 4345 bytes) taskResourceAssignments Map()</text:p>
      <text:p text:style-name="Standard">2021-07-06 18:01:12,643 INFO scheduler.TaskSetManager: Finished task 18.0 in stage 61.0 (TID 440) in 11 ms on slave1 (executor 2) (16/20)</text:p>
      <text:p text:style-name="Standard">2021-07-06 18:01:12,646 INFO scheduler.TaskSetManager: Finished task 14.0 in stage 61.0 (TID 436) in 50 ms on slave1 (executor 2) (17/20)</text:p>
      <text:p text:style-name="Standard"><text:soft-page-break/>2021-07-06 18:01:12,654 INFO scheduler.TaskSetManager: Finished task 19.0 in stage 61.0 (TID 441) in 11 ms on slave1 (executor 2) (18/20)</text:p>
      <text:p text:style-name="Standard">2021-07-06 18:01:12,657 INFO scheduler.TaskSetManager: Finished task 16.0 in stage 61.0 (TID 438) in 52 ms on slave2 (executor 3) (19/20)</text:p>
      <text:p text:style-name="Standard">2021-07-06 18:01:12,657 INFO scheduler.TaskSetManager: Finished task 17.0 in stage 61.0 (TID 439) in 49 ms on slave2 (executor 3) (20/20)</text:p>
      <text:p text:style-name="Standard">2021-07-06 18:01:12,657 INFO cluster.YarnScheduler: Removed TaskSet 61.0, whose tasks have all completed, from pool </text:p>
      <text:p text:style-name="Standard">2021-07-06 18:01:12,658 INFO scheduler.DAGScheduler: ResultStage 61 (first at /home/hadoopuser/Documents/jba/twitter_apps/spark_nltk_nlp_test.py:485) finished in 0.149 s</text:p>
      <text:p text:style-name="Standard">2021-07-06 18:01:12,658 INFO scheduler.DAGScheduler: Job 61 is finished. Cancelling potential speculative or zombie tasks for this job</text:p>
      <text:p text:style-name="Standard">2021-07-06 18:01:12,658 INFO cluster.YarnScheduler: Killing all running tasks in stage 61: Stage finished</text:p>
      <text:p text:style-name="Standard">2021-07-06 18:01:12,658 INFO scheduler.DAGScheduler: Job 61 finished: first at /home/hadoopuser/Documents/jba/twitter_apps/spark_nltk_nlp_test.py:485, took 0.149910 s</text:p>
      <text:p text:style-name="Standard">cats</text:p>
      <text:p text:style-name="Standard">2021-07-06 18:01:12,772 INFO server.AbstractConnector: Stopped Spark@63ddcacc{HTTP/1.1, (http/1.1)}{0.0.0.0:4040}</text:p>
      <text:p text:style-name="Standard">2021-07-06 18:01:12,774 INFO ui.SparkUI: Stopped Spark web UI at http://ubuntu:4040</text:p>
      <text:p text:style-name="Standard">2021-07-06 18:01:12,777 INFO cluster.YarnClientSchedulerBackend: Interrupting monitor thread</text:p>
      <text:p text:style-name="Standard">2021-07-06 18:01:12,781 INFO cluster.YarnClientSchedulerBackend: Shutting down all executors</text:p>
      <text:p text:style-name="Standard">2021-07-06 18:01:12,781 INFO cluster.YarnSchedulerBackend$YarnDriverEndpoint: Asking each executor to shut down</text:p>
      <text:p text:style-name="Standard">2021-07-06 18:01:12,784 INFO cluster.YarnClientSchedulerBackend: YARN client scheduler backend Stopped</text:p>
      <text:p text:style-name="Standard">2021-07-06 18:01:12,816 INFO spark.MapOutputTrackerMasterEndpoint: MapOutputTrackerMasterEndpoint stopped!</text:p>
      <text:p text:style-name="Standard">2021-07-06 18:01:12,840 INFO memory.MemoryStore: MemoryStore cleared</text:p>
      <text:p text:style-name="Standard">2021-07-06 18:01:12,840 INFO storage.BlockManager: BlockManager stopped</text:p>
      <text:p text:style-name="Standard">2021-07-06 18:01:12,849 INFO storage.BlockManagerMaster: BlockManagerMaster stopped</text:p>
      <text:p text:style-name="Standard">2021-07-06 18:01:12,860 INFO scheduler.OutputCommitCoordinator$OutputCommitCoordinatorEndpoint: OutputCommitCoordinator stopped!</text:p>
      <text:p text:style-name="Standard">2021-07-06 18:01:12,916 INFO spark.SparkContext: Successfully stopped SparkContext</text:p>
      <text:p text:style-name="Standard">2021-07-06 18:01:13,832 INFO util.ShutdownHookManager: Shutdown hook called</text:p>
      <text:p text:style-name="Standard">2021-07-06 18:01:13,832 INFO util.ShutdownHookManager: Deleting directory /tmp/spark-5ba5fa36-4f61-4363-8f70-36acca801811/pyspark-cde17621-e6a6-4ecf-bcc0-61427589867d</text:p>
      <text:p text:style-name="Standard">2021-07-06 18:01:13,835 INFO util.ShutdownHookManager: Deleting directory /tmp/spark-5ba5fa36-4f61-4363-8f70-36acca801811</text:p>
      <text:p text:style-name="Standard">2021-07-06 18:01:13,836 INFO util.ShutdownHookManager: Deleting directory /tmp/spark-8f4b18e1-883e-4cc7-b13b-176394be0461</text:p>
      <text:p text:style-name="Standard">(pyspark_env) hadoopuser@ubuntu:~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8:48:20.879984716</meta:creation-date>
    <dc:date>2021-07-07T04:10:36.623269384</dc:date>
    <meta:editing-duration>PT9H1M5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66" meta:paragraph-count="4230" meta:word-count="64370" meta:character-count="567381" meta:non-whitespace-character-count="505514"/>
  </office:meta>
</office:document-meta>
</file>